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6mm"/>
    </style:style>
    <style:style style:name="co2" style:family="table-column">
      <style:table-column-properties fo:break-before="auto" style:column-width="47.5mm"/>
    </style:style>
    <style:style style:name="co3" style:family="table-column">
      <style:table-column-properties fo:break-before="auto" style:column-width="12.33mm"/>
    </style:style>
    <style:style style:name="co4" style:family="table-column">
      <style:table-column-properties fo:break-before="auto" style:column-width="6.83mm"/>
    </style:style>
    <style:style style:name="co5" style:family="table-column">
      <style:table-column-properties fo:break-before="auto" style:column-width="25.51mm"/>
    </style:style>
    <style:style style:name="co6" style:family="table-column">
      <style:table-column-properties fo:break-before="auto" style:column-width="7.87mm"/>
    </style:style>
    <style:style style:name="co7" style:family="table-column">
      <style:table-column-properties fo:break-before="auto" style:column-width="7.43mm"/>
    </style:style>
    <style:style style:name="co8" style:family="table-column">
      <style:table-column-properties fo:break-before="auto" style:column-width="7mm"/>
    </style:style>
    <style:style style:name="co9" style:family="table-column">
      <style:table-column-properties fo:break-before="auto" style:column-width="6.58mm"/>
    </style:style>
    <style:style style:name="co10" style:family="table-column">
      <style:table-column-properties fo:break-before="auto" style:column-width="5.86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5.52mm"/>
    </style:style>
    <style:style style:name="co13" style:family="table-column">
      <style:table-column-properties fo:break-before="auto" style:column-width="6.77mm"/>
    </style:style>
    <style:style style:name="co14" style:family="table-column">
      <style:table-column-properties fo:break-before="auto" style:column-width="8.29mm"/>
    </style:style>
    <style:style style:name="co15" style:family="table-column">
      <style:table-column-properties fo:break-before="auto" style:column-width="3.74mm"/>
    </style:style>
    <style:style style:name="co16" style:family="table-column">
      <style:table-column-properties fo:break-before="auto" style:column-width="6.67mm"/>
    </style:style>
    <style:style style:name="co17" style:family="table-column">
      <style:table-column-properties fo:break-before="auto" style:column-width="5.17mm"/>
    </style:style>
    <style:style style:name="co18" style:family="table-column">
      <style:table-column-properties fo:break-before="auto" style:column-width="5.38mm"/>
    </style:style>
    <style:style style:name="co19" style:family="table-column">
      <style:table-column-properties fo:break-before="auto" style:column-width="6.16mm"/>
    </style:style>
    <style:style style:name="co20" style:family="table-column">
      <style:table-column-properties fo:break-before="auto" style:column-width="6.99mm"/>
    </style:style>
    <style:style style:name="co21" style:family="table-column">
      <style:table-column-properties fo:break-before="auto" style:column-width="7.3mm"/>
    </style:style>
    <style:style style:name="co22" style:family="table-column">
      <style:table-column-properties fo:break-before="auto" style:column-width="7.21mm"/>
    </style:style>
    <style:style style:name="co23" style:family="table-column">
      <style:table-column-properties fo:break-before="auto" style:column-width="6.49mm"/>
    </style:style>
    <style:style style:name="co24" style:family="table-column">
      <style:table-column-properties fo:break-before="auto" style:column-width="8.93mm"/>
    </style:style>
    <style:style style:name="co25" style:family="table-column">
      <style:table-column-properties fo:break-before="auto" style:column-width="6.24mm"/>
    </style:style>
    <style:style style:name="co26" style:family="table-column">
      <style:table-column-properties fo:break-before="auto" style:column-width="12.12mm"/>
    </style:style>
    <style:style style:name="co27" style:family="table-column">
      <style:table-column-properties fo:break-before="auto" style:column-width="11.25mm"/>
    </style:style>
    <style:style style:name="co28" style:family="table-column">
      <style:table-column-properties fo:break-before="auto" style:column-width="8.71mm"/>
    </style:style>
    <style:style style:name="co29" style:family="table-column">
      <style:table-column-properties fo:break-before="auto" style:column-width="28.06mm"/>
    </style:style>
    <style:style style:name="co30" style:family="table-column">
      <style:table-column-properties fo:break-before="auto" style:column-width="8.17mm"/>
    </style:style>
    <style:style style:name="co31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4.36mm" fo:break-before="auto" style:use-optimal-row-height="false"/>
    </style:style>
    <style:style style:name="ro3" style:family="table-row">
      <style:table-row-properties style:row-height="4.67mm" fo:break-before="auto" style:use-optimal-row-height="false"/>
    </style:style>
    <style:style style:name="ro4" style:family="table-row">
      <style:table-row-properties style:row-height="4.92mm" fo:break-before="auto" style:use-optimal-row-height="false"/>
    </style:style>
    <style:style style:name="ro5" style:family="table-row">
      <style:table-row-properties style:row-height="27.68mm" fo:break-before="auto" style:use-optimal-row-height="false"/>
    </style:style>
    <style:style style:name="ro6" style:family="table-row">
      <style:table-row-properties style:row-height="8.34mm" fo:break-before="auto" style:use-optimal-row-height="true"/>
    </style:style>
    <style:style style:name="ro7" style:family="table-row">
      <style:table-row-properties style:row-height="31.59mm" fo:break-before="auto" style:use-optimal-row-height="true"/>
    </style:style>
    <style:style style:name="ro8" style:family="table-row">
      <style:table-row-properties style:row-height="28.08mm" fo:break-before="auto" style:use-optimal-row-height="false"/>
    </style:style>
    <style:style style:name="ro9" style:family="table-row">
      <style:table-row-properties style:row-height="8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end" fo:margin-left="0mm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 style:data-style-name="N100"/>
    <style:style style:name="ce7" style:family="table-cell" style:parent-style-name="Default">
      <style:table-cell-properties style:text-align-source="fix" style:repeat-content="false" style:rotation-angle="270" style:vertical-align="bottom"/>
      <style:paragraph-properties fo:text-align="center" fo:margin-left="0mm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6pt" style:font-size-asian="6pt" style:font-size-complex="6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7pt" style:font-size-asian="7pt" style:font-size-complex="7pt"/>
    </style:style>
    <style:style style:name="ce10" style:family="table-cell" style:parent-style-name="Default">
      <style:text-properties fo:font-size="7pt" style:font-size-asian="7pt" style:font-size-complex="7pt"/>
    </style:style>
    <style:style style:name="ce11" style:family="table-cell" style:parent-style-name="Default">
      <style:text-properties fo:font-size="6pt" style:font-size-asian="6pt" style:font-size-complex="6pt"/>
    </style:style>
    <style:style style:name="ce12" style:family="table-cell" style:parent-style-name="Default">
      <style:table-cell-properties style:text-align-source="fix" style:repeat-content="false" style:rotation-angle="270"/>
      <style:paragraph-properties fo:text-align="end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  <style:text-properties fo:font-size="7pt" style:font-size-asian="7pt" style:font-size-complex="7pt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  <style:text-properties fo:font-size="6pt" style:font-size-asian="6pt" style:font-size-complex="6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>
      <style:table-cell-properties fo:background-color="#fcaf3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0099ff"/>
      <style:text-properties fo:font-size="6pt" style:font-size-asian="6pt" style:font-size-complex="6pt"/>
    </style:style>
    <style:style style:name="ce23" style:family="table-cell" style:parent-style-name="Default">
      <style:table-cell-properties fo:background-color="#0099ff" style:text-align-source="fix" style:repeat-content="false" style:rotation-angle="270" style:rotation-align="top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6.F7"/>
      <style:map style:condition="cell-content()=0" style:apply-style-name="Untitled2" style:base-cell-address="v6.F7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6.F8"/>
      <style:map style:condition="cell-content()=0" style:apply-style-name="Untitled2" style:base-cell-address="v6.F8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6.F9"/>
      <style:map style:condition="cell-content()=0" style:apply-style-name="Untitled2" style:base-cell-address="v6.F9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6.F10"/>
      <style:map style:condition="cell-content()=0" style:apply-style-name="Untitled2" style:base-cell-address="v6.F10"/>
    </style:style>
    <style:style style:name="ce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6.F11"/>
      <style:map style:condition="cell-content()=0" style:apply-style-name="Untitled2" style:base-cell-address="v6.F11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32" style:family="table-cell" style:parent-style-name="Default">
      <style:table-cell-properties fo:background-color="#0099ff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red" style:base-cell-address="v6.G7"/>
      <style:map style:condition="cell-content()=0" style:apply-style-name="Untitled2" style:base-cell-address="v6.G7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red" style:base-cell-address="v6.G8"/>
      <style:map style:condition="cell-content()=0" style:apply-style-name="Untitled2" style:base-cell-address="v6.G8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red" style:base-cell-address="v6.G9"/>
      <style:map style:condition="cell-content()=0" style:apply-style-name="Untitled2" style:base-cell-address="v6.G9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6.G10"/>
      <style:map style:condition="cell-content()=0" style:apply-style-name="Untitled2" style:base-cell-address="v6.G10"/>
    </style:style>
    <style:style style:name="ce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red" style:base-cell-address="v6.G11"/>
      <style:map style:condition="cell-content()=0" style:apply-style-name="Untitled2" style:base-cell-address="v6.G11"/>
    </style:style>
    <style:style style:name="ce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6pt" fo:font-weight="normal" style:font-size-asian="6pt" style:font-weight-asian="normal" style:font-size-complex="6pt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45" style:family="table-cell" style:parent-style-name="Default">
      <style:table-cell-properties fo:background-color="#fcaf3e"/>
    </style:style>
    <style:style style:name="ce4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52" style:family="table-cell" style:parent-style-name="Default">
      <style:table-cell-properties fo:background-color="#fcaf3e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f3366"/>
      <style:text-properties fo:font-size="6pt" style:font-size-asian="6pt" style:font-size-complex="6pt"/>
    </style:style>
    <style:style style:name="ce54" style:family="table-cell" style:parent-style-name="Default">
      <style:table-cell-properties fo:background-color="#ff3366" style:text-align-source="fix" style:repeat-content="false" fo:wrap-option="wrap" style:rotation-angle="270" style:rotation-align="top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60" style:family="table-cell" style:parent-style-name="Default">
      <style:table-cell-properties fo:background-color="#ff3366"/>
    </style:style>
    <style:style style:name="ce61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62" style:family="table-cell" style:parent-style-name="Default">
      <style:text-properties fo:font-weight="normal" style:font-weight-asian="normal" style:font-weight-complex="normal"/>
    </style:style>
    <style:style style:name="ce63" style:family="table-cell" style:parent-style-name="Default">
      <style:table-cell-properties fo:background-color="#fce94f"/>
      <style:text-properties fo:font-size="6pt" fo:font-weight="bold" style:font-size-asian="6pt" style:font-weight-asian="bold" style:font-size-complex="6pt" style:font-weight-complex="bold"/>
    </style:style>
    <style:style style:name="ce64" style:family="table-cell" style:parent-style-name="Default">
      <style:table-cell-properties fo:background-color="transparent"/>
      <style:text-properties fo:font-size="6pt" fo:font-weight="bold" style:font-size-asian="6pt" style:font-weight-asian="bold" style:font-size-complex="6pt" style:font-weight-complex="bold"/>
    </style:style>
    <style:style style:name="ce65" style:family="table-cell" style:parent-style-name="Default">
      <style:table-cell-properties fo:background-color="transparent"/>
      <style:text-properties fo:font-size="8pt" fo:font-style="italic" style:font-size-asian="8pt" style:font-style-asian="italic" style:font-size-complex="8pt" style:font-style-complex="italic"/>
    </style:style>
    <style:style style:name="ce6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</style:style>
    <style:style style:name="ce67" style:family="table-cell" style:parent-style-name="Default" style:data-style-name="N0"/>
    <style:style style:name="ce68" style:family="table-cell" style:parent-style-name="Default">
      <style:table-cell-properties style:rotation-angle="270" style:rotation-align="top"/>
      <style:text-properties fo:font-size="8pt" style:font-size-asian="8pt" style:font-size-complex="8pt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70" style:family="table-cell" style:parent-style-name="Default">
      <style:table-cell-properties style:rotation-angle="270" style:rotation-align="top"/>
      <style:text-properties fo:font-size="8pt" fo:font-weight="bold" style:font-size-asian="8pt" style:font-weight-asian="bold" style:font-size-complex="8pt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style:rotation-angle="270" style:rotation-align="top"/>
      <style:paragraph-properties fo:text-align="start" fo:margin-left="0mm"/>
      <style:text-properties fo:font-size="8pt" style:font-size-asian="8pt" style:font-size-complex="8pt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8"/>
      <style:map style:condition="cell-content()=2" style:apply-style-name="green2" style:base-cell-address="v6.T8"/>
      <style:map style:condition="cell-content()=4" style:apply-style-name="green4" style:base-cell-address="v6.T8"/>
      <style:map style:condition="cell-content()=8" style:apply-style-name="green8" style:base-cell-address="v6.T8"/>
      <style:map style:condition="cell-content()=16" style:apply-style-name="green16" style:base-cell-address="v6.T8"/>
    </style:style>
    <style:style style:name="ce7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9"/>
      <style:map style:condition="cell-content()=2" style:apply-style-name="green2" style:base-cell-address="v6.T9"/>
      <style:map style:condition="cell-content()=4" style:apply-style-name="green4" style:base-cell-address="v6.T9"/>
      <style:map style:condition="cell-content()=8" style:apply-style-name="green8" style:base-cell-address="v6.T9"/>
      <style:map style:condition="cell-content()=16" style:apply-style-name="green16" style:base-cell-address="v6.T9"/>
    </style:style>
    <style:style style:name="ce7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10"/>
      <style:map style:condition="cell-content()=2" style:apply-style-name="green2" style:base-cell-address="v6.T10"/>
      <style:map style:condition="cell-content()=4" style:apply-style-name="green4" style:base-cell-address="v6.T10"/>
      <style:map style:condition="cell-content()=8" style:apply-style-name="green8" style:base-cell-address="v6.T10"/>
      <style:map style:condition="cell-content()=16" style:apply-style-name="green16" style:base-cell-address="v6.T10"/>
    </style:style>
    <style:style style:name="ce7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11"/>
      <style:map style:condition="cell-content()=2" style:apply-style-name="green2" style:base-cell-address="v6.T11"/>
      <style:map style:condition="cell-content()=4" style:apply-style-name="green4" style:base-cell-address="v6.T11"/>
      <style:map style:condition="cell-content()=8" style:apply-style-name="green8" style:base-cell-address="v6.T11"/>
      <style:map style:condition="cell-content()=16" style:apply-style-name="green16" style:base-cell-address="v6.T11"/>
    </style:style>
    <style:style style:name="ce7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12"/>
      <style:map style:condition="cell-content()=2" style:apply-style-name="green2" style:base-cell-address="v6.T12"/>
      <style:map style:condition="cell-content()=4" style:apply-style-name="green4" style:base-cell-address="v6.T12"/>
      <style:map style:condition="cell-content()=8" style:apply-style-name="green8" style:base-cell-address="v6.T12"/>
      <style:map style:condition="cell-content()=16" style:apply-style-name="green16" style:base-cell-address="v6.T12"/>
    </style:style>
    <style:style style:name="ce7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13"/>
      <style:map style:condition="cell-content()=2" style:apply-style-name="green2" style:base-cell-address="v6.T13"/>
      <style:map style:condition="cell-content()=4" style:apply-style-name="green4" style:base-cell-address="v6.T13"/>
      <style:map style:condition="cell-content()=8" style:apply-style-name="green8" style:base-cell-address="v6.T13"/>
      <style:map style:condition="cell-content()=16" style:apply-style-name="green16" style:base-cell-address="v6.T13"/>
    </style:style>
    <style:style style:name="ce8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14"/>
      <style:map style:condition="cell-content()=2" style:apply-style-name="green2" style:base-cell-address="v6.T14"/>
      <style:map style:condition="cell-content()=4" style:apply-style-name="green4" style:base-cell-address="v6.T14"/>
      <style:map style:condition="cell-content()=8" style:apply-style-name="green8" style:base-cell-address="v6.T14"/>
      <style:map style:condition="cell-content()=16" style:apply-style-name="green16" style:base-cell-address="v6.T14"/>
    </style:style>
    <style:style style:name="ce8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15"/>
      <style:map style:condition="cell-content()=2" style:apply-style-name="green2" style:base-cell-address="v6.T15"/>
      <style:map style:condition="cell-content()=4" style:apply-style-name="green4" style:base-cell-address="v6.T15"/>
      <style:map style:condition="cell-content()=8" style:apply-style-name="green8" style:base-cell-address="v6.T15"/>
      <style:map style:condition="cell-content()=16" style:apply-style-name="green16" style:base-cell-address="v6.T15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17"/>
      <style:map style:condition="cell-content()=2" style:apply-style-name="green2" style:base-cell-address="v6.T17"/>
      <style:map style:condition="cell-content()=4" style:apply-style-name="green4" style:base-cell-address="v6.T17"/>
      <style:map style:condition="cell-content()=8" style:apply-style-name="green8" style:base-cell-address="v6.T17"/>
      <style:map style:condition="cell-content()=16" style:apply-style-name="green16" style:base-cell-address="v6.T17"/>
    </style:style>
    <style:style style:name="ce8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18"/>
      <style:map style:condition="cell-content()=2" style:apply-style-name="green2" style:base-cell-address="v6.T18"/>
      <style:map style:condition="cell-content()=4" style:apply-style-name="green4" style:base-cell-address="v6.T18"/>
      <style:map style:condition="cell-content()=8" style:apply-style-name="green8" style:base-cell-address="v6.T18"/>
      <style:map style:condition="cell-content()=16" style:apply-style-name="green16" style:base-cell-address="v6.T18"/>
    </style:style>
    <style:style style:name="ce8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19"/>
      <style:map style:condition="cell-content()=2" style:apply-style-name="green2" style:base-cell-address="v6.T19"/>
      <style:map style:condition="cell-content()=4" style:apply-style-name="green4" style:base-cell-address="v6.T19"/>
      <style:map style:condition="cell-content()=8" style:apply-style-name="green8" style:base-cell-address="v6.T19"/>
      <style:map style:condition="cell-content()=16" style:apply-style-name="green16" style:base-cell-address="v6.T19"/>
    </style:style>
    <style:style style:name="ce8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20"/>
      <style:map style:condition="cell-content()=2" style:apply-style-name="green2" style:base-cell-address="v6.T20"/>
      <style:map style:condition="cell-content()=4" style:apply-style-name="green4" style:base-cell-address="v6.T20"/>
      <style:map style:condition="cell-content()=8" style:apply-style-name="green8" style:base-cell-address="v6.T20"/>
      <style:map style:condition="cell-content()=16" style:apply-style-name="green16" style:base-cell-address="v6.T20"/>
    </style:style>
    <style:style style:name="ce8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21"/>
      <style:map style:condition="cell-content()=2" style:apply-style-name="green2" style:base-cell-address="v6.T21"/>
      <style:map style:condition="cell-content()=4" style:apply-style-name="green4" style:base-cell-address="v6.T21"/>
      <style:map style:condition="cell-content()=8" style:apply-style-name="green8" style:base-cell-address="v6.T21"/>
      <style:map style:condition="cell-content()=16" style:apply-style-name="green16" style:base-cell-address="v6.T21"/>
    </style:style>
    <style:style style:name="ce8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22"/>
      <style:map style:condition="cell-content()=2" style:apply-style-name="green2" style:base-cell-address="v6.T22"/>
      <style:map style:condition="cell-content()=4" style:apply-style-name="green4" style:base-cell-address="v6.T22"/>
      <style:map style:condition="cell-content()=8" style:apply-style-name="green8" style:base-cell-address="v6.T22"/>
      <style:map style:condition="cell-content()=16" style:apply-style-name="green16" style:base-cell-address="v6.T22"/>
    </style:style>
    <style:style style:name="ce8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23"/>
      <style:map style:condition="cell-content()=2" style:apply-style-name="green2" style:base-cell-address="v6.T23"/>
      <style:map style:condition="cell-content()=4" style:apply-style-name="green4" style:base-cell-address="v6.T23"/>
      <style:map style:condition="cell-content()=8" style:apply-style-name="green8" style:base-cell-address="v6.T23"/>
      <style:map style:condition="cell-content()=16" style:apply-style-name="green16" style:base-cell-address="v6.T23"/>
    </style:style>
    <style:style style:name="ce8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24"/>
      <style:map style:condition="cell-content()=2" style:apply-style-name="green2" style:base-cell-address="v6.T24"/>
      <style:map style:condition="cell-content()=4" style:apply-style-name="green4" style:base-cell-address="v6.T24"/>
      <style:map style:condition="cell-content()=8" style:apply-style-name="green8" style:base-cell-address="v6.T24"/>
      <style:map style:condition="cell-content()=16" style:apply-style-name="green16" style:base-cell-address="v6.T24"/>
    </style:style>
    <style:style style:name="ce9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25"/>
      <style:map style:condition="cell-content()=2" style:apply-style-name="green2" style:base-cell-address="v6.T25"/>
      <style:map style:condition="cell-content()=4" style:apply-style-name="green4" style:base-cell-address="v6.T25"/>
      <style:map style:condition="cell-content()=8" style:apply-style-name="green8" style:base-cell-address="v6.T25"/>
      <style:map style:condition="cell-content()=16" style:apply-style-name="green16" style:base-cell-address="v6.T25"/>
    </style:style>
    <style:style style:name="ce9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26"/>
      <style:map style:condition="cell-content()=2" style:apply-style-name="green2" style:base-cell-address="v6.T26"/>
      <style:map style:condition="cell-content()=4" style:apply-style-name="green4" style:base-cell-address="v6.T26"/>
      <style:map style:condition="cell-content()=8" style:apply-style-name="green8" style:base-cell-address="v6.T26"/>
      <style:map style:condition="cell-content()=16" style:apply-style-name="green16" style:base-cell-address="v6.T26"/>
    </style:style>
    <style:style style:name="ce9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27"/>
      <style:map style:condition="cell-content()=2" style:apply-style-name="green2" style:base-cell-address="v6.T27"/>
      <style:map style:condition="cell-content()=4" style:apply-style-name="green4" style:base-cell-address="v6.T27"/>
      <style:map style:condition="cell-content()=8" style:apply-style-name="green8" style:base-cell-address="v6.T27"/>
      <style:map style:condition="cell-content()=16" style:apply-style-name="green16" style:base-cell-address="v6.T27"/>
    </style:style>
    <style:style style:name="ce9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28"/>
      <style:map style:condition="cell-content()=2" style:apply-style-name="green2" style:base-cell-address="v6.T28"/>
      <style:map style:condition="cell-content()=4" style:apply-style-name="green4" style:base-cell-address="v6.T28"/>
      <style:map style:condition="cell-content()=8" style:apply-style-name="green8" style:base-cell-address="v6.T28"/>
      <style:map style:condition="cell-content()=16" style:apply-style-name="green16" style:base-cell-address="v6.T28"/>
    </style:style>
    <style:style style:name="ce9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29"/>
      <style:map style:condition="cell-content()=2" style:apply-style-name="green2" style:base-cell-address="v6.T29"/>
      <style:map style:condition="cell-content()=4" style:apply-style-name="green4" style:base-cell-address="v6.T29"/>
      <style:map style:condition="cell-content()=8" style:apply-style-name="green8" style:base-cell-address="v6.T29"/>
      <style:map style:condition="cell-content()=16" style:apply-style-name="green16" style:base-cell-address="v6.T29"/>
    </style:style>
    <style:style style:name="ce9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30"/>
      <style:map style:condition="cell-content()=2" style:apply-style-name="green2" style:base-cell-address="v6.T30"/>
      <style:map style:condition="cell-content()=4" style:apply-style-name="green4" style:base-cell-address="v6.T30"/>
      <style:map style:condition="cell-content()=8" style:apply-style-name="green8" style:base-cell-address="v6.T30"/>
      <style:map style:condition="cell-content()=16" style:apply-style-name="green16" style:base-cell-address="v6.T30"/>
    </style:style>
    <style:style style:name="ce9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31"/>
      <style:map style:condition="cell-content()=2" style:apply-style-name="green2" style:base-cell-address="v6.T31"/>
      <style:map style:condition="cell-content()=4" style:apply-style-name="green4" style:base-cell-address="v6.T31"/>
      <style:map style:condition="cell-content()=8" style:apply-style-name="green8" style:base-cell-address="v6.T31"/>
      <style:map style:condition="cell-content()=16" style:apply-style-name="green16" style:base-cell-address="v6.T31"/>
    </style:style>
    <style:style style:name="ce9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32"/>
      <style:map style:condition="cell-content()=2" style:apply-style-name="green2" style:base-cell-address="v6.T32"/>
      <style:map style:condition="cell-content()=4" style:apply-style-name="green4" style:base-cell-address="v6.T32"/>
      <style:map style:condition="cell-content()=8" style:apply-style-name="green8" style:base-cell-address="v6.T32"/>
      <style:map style:condition="cell-content()=16" style:apply-style-name="green16" style:base-cell-address="v6.T32"/>
    </style:style>
    <style:style style:name="ce9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33"/>
      <style:map style:condition="cell-content()=2" style:apply-style-name="green2" style:base-cell-address="v6.T33"/>
      <style:map style:condition="cell-content()=4" style:apply-style-name="green4" style:base-cell-address="v6.T33"/>
      <style:map style:condition="cell-content()=8" style:apply-style-name="green8" style:base-cell-address="v6.T33"/>
      <style:map style:condition="cell-content()=16" style:apply-style-name="green16" style:base-cell-address="v6.T33"/>
    </style:style>
    <style:style style:name="ce9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34"/>
      <style:map style:condition="cell-content()=2" style:apply-style-name="green2" style:base-cell-address="v6.T34"/>
      <style:map style:condition="cell-content()=4" style:apply-style-name="green4" style:base-cell-address="v6.T34"/>
      <style:map style:condition="cell-content()=8" style:apply-style-name="green8" style:base-cell-address="v6.T34"/>
      <style:map style:condition="cell-content()=16" style:apply-style-name="green16" style:base-cell-address="v6.T34"/>
    </style:style>
    <style:style style:name="ce10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35"/>
      <style:map style:condition="cell-content()=2" style:apply-style-name="green2" style:base-cell-address="v6.T35"/>
      <style:map style:condition="cell-content()=4" style:apply-style-name="green4" style:base-cell-address="v6.T35"/>
      <style:map style:condition="cell-content()=8" style:apply-style-name="green8" style:base-cell-address="v6.T35"/>
      <style:map style:condition="cell-content()=16" style:apply-style-name="green16" style:base-cell-address="v6.T35"/>
    </style:style>
    <style:style style:name="ce10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36"/>
      <style:map style:condition="cell-content()=2" style:apply-style-name="green2" style:base-cell-address="v6.T36"/>
      <style:map style:condition="cell-content()=4" style:apply-style-name="green4" style:base-cell-address="v6.T36"/>
      <style:map style:condition="cell-content()=8" style:apply-style-name="green8" style:base-cell-address="v6.T36"/>
      <style:map style:condition="cell-content()=16" style:apply-style-name="green16" style:base-cell-address="v6.T36"/>
    </style:style>
    <style:style style:name="ce10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37"/>
      <style:map style:condition="cell-content()=2" style:apply-style-name="green2" style:base-cell-address="v6.T37"/>
      <style:map style:condition="cell-content()=4" style:apply-style-name="green4" style:base-cell-address="v6.T37"/>
      <style:map style:condition="cell-content()=8" style:apply-style-name="green8" style:base-cell-address="v6.T37"/>
      <style:map style:condition="cell-content()=16" style:apply-style-name="green16" style:base-cell-address="v6.T37"/>
    </style:style>
    <style:style style:name="ce10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38"/>
      <style:map style:condition="cell-content()=2" style:apply-style-name="green2" style:base-cell-address="v6.T38"/>
      <style:map style:condition="cell-content()=4" style:apply-style-name="green4" style:base-cell-address="v6.T38"/>
      <style:map style:condition="cell-content()=8" style:apply-style-name="green8" style:base-cell-address="v6.T38"/>
      <style:map style:condition="cell-content()=16" style:apply-style-name="green16" style:base-cell-address="v6.T38"/>
    </style:style>
    <style:style style:name="ce10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39"/>
      <style:map style:condition="cell-content()=2" style:apply-style-name="green2" style:base-cell-address="v6.T39"/>
      <style:map style:condition="cell-content()=4" style:apply-style-name="green4" style:base-cell-address="v6.T39"/>
      <style:map style:condition="cell-content()=8" style:apply-style-name="green8" style:base-cell-address="v6.T39"/>
      <style:map style:condition="cell-content()=16" style:apply-style-name="green16" style:base-cell-address="v6.T39"/>
    </style:style>
    <style:style style:name="ce10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T40"/>
      <style:map style:condition="cell-content()=2" style:apply-style-name="green2" style:base-cell-address="v6.T40"/>
      <style:map style:condition="cell-content()=4" style:apply-style-name="green4" style:base-cell-address="v6.T40"/>
      <style:map style:condition="cell-content()=8" style:apply-style-name="green8" style:base-cell-address="v6.T40"/>
      <style:map style:condition="cell-content()=16" style:apply-style-name="green16" style:base-cell-address="v6.T40"/>
    </style:style>
    <style:style style:name="ce10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9"/>
      <style:map style:condition="cell-content()=2" style:apply-style-name="green2" style:base-cell-address="v6.U9"/>
      <style:map style:condition="cell-content()=4" style:apply-style-name="green4" style:base-cell-address="v6.U9"/>
      <style:map style:condition="cell-content()=8" style:apply-style-name="green8" style:base-cell-address="v6.U9"/>
      <style:map style:condition="cell-content()=16" style:apply-style-name="green16" style:base-cell-address="v6.U9"/>
    </style:style>
    <style:style style:name="ce10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17"/>
      <style:map style:condition="cell-content()=2" style:apply-style-name="green2" style:base-cell-address="v6.U17"/>
      <style:map style:condition="cell-content()=4" style:apply-style-name="green4" style:base-cell-address="v6.U17"/>
      <style:map style:condition="cell-content()=8" style:apply-style-name="green8" style:base-cell-address="v6.U17"/>
      <style:map style:condition="cell-content()=16" style:apply-style-name="green16" style:base-cell-address="v6.U17"/>
    </style:style>
    <style:style style:name="ce10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18"/>
      <style:map style:condition="cell-content()=2" style:apply-style-name="green2" style:base-cell-address="v6.U18"/>
      <style:map style:condition="cell-content()=4" style:apply-style-name="green4" style:base-cell-address="v6.U18"/>
      <style:map style:condition="cell-content()=8" style:apply-style-name="green8" style:base-cell-address="v6.U18"/>
      <style:map style:condition="cell-content()=16" style:apply-style-name="green16" style:base-cell-address="v6.U18"/>
    </style:style>
    <style:style style:name="ce11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19"/>
      <style:map style:condition="cell-content()=2" style:apply-style-name="green2" style:base-cell-address="v6.U19"/>
      <style:map style:condition="cell-content()=4" style:apply-style-name="green4" style:base-cell-address="v6.U19"/>
      <style:map style:condition="cell-content()=8" style:apply-style-name="green8" style:base-cell-address="v6.U19"/>
      <style:map style:condition="cell-content()=16" style:apply-style-name="green16" style:base-cell-address="v6.U19"/>
    </style:style>
    <style:style style:name="ce11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20"/>
      <style:map style:condition="cell-content()=2" style:apply-style-name="green2" style:base-cell-address="v6.U20"/>
      <style:map style:condition="cell-content()=4" style:apply-style-name="green4" style:base-cell-address="v6.U20"/>
      <style:map style:condition="cell-content()=8" style:apply-style-name="green8" style:base-cell-address="v6.U20"/>
      <style:map style:condition="cell-content()=16" style:apply-style-name="green16" style:base-cell-address="v6.U20"/>
    </style:style>
    <style:style style:name="ce11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21"/>
      <style:map style:condition="cell-content()=2" style:apply-style-name="green2" style:base-cell-address="v6.U21"/>
      <style:map style:condition="cell-content()=4" style:apply-style-name="green4" style:base-cell-address="v6.U21"/>
      <style:map style:condition="cell-content()=8" style:apply-style-name="green8" style:base-cell-address="v6.U21"/>
      <style:map style:condition="cell-content()=16" style:apply-style-name="green16" style:base-cell-address="v6.U21"/>
    </style:style>
    <style:style style:name="ce11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22"/>
      <style:map style:condition="cell-content()=2" style:apply-style-name="green2" style:base-cell-address="v6.U22"/>
      <style:map style:condition="cell-content()=4" style:apply-style-name="green4" style:base-cell-address="v6.U22"/>
      <style:map style:condition="cell-content()=8" style:apply-style-name="green8" style:base-cell-address="v6.U22"/>
      <style:map style:condition="cell-content()=16" style:apply-style-name="green16" style:base-cell-address="v6.U22"/>
    </style:style>
    <style:style style:name="ce11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23"/>
      <style:map style:condition="cell-content()=2" style:apply-style-name="green2" style:base-cell-address="v6.U23"/>
      <style:map style:condition="cell-content()=4" style:apply-style-name="green4" style:base-cell-address="v6.U23"/>
      <style:map style:condition="cell-content()=8" style:apply-style-name="green8" style:base-cell-address="v6.U23"/>
      <style:map style:condition="cell-content()=16" style:apply-style-name="green16" style:base-cell-address="v6.U23"/>
    </style:style>
    <style:style style:name="ce11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24"/>
      <style:map style:condition="cell-content()=2" style:apply-style-name="green2" style:base-cell-address="v6.U24"/>
      <style:map style:condition="cell-content()=4" style:apply-style-name="green4" style:base-cell-address="v6.U24"/>
      <style:map style:condition="cell-content()=8" style:apply-style-name="green8" style:base-cell-address="v6.U24"/>
      <style:map style:condition="cell-content()=16" style:apply-style-name="green16" style:base-cell-address="v6.U24"/>
    </style:style>
    <style:style style:name="ce11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25"/>
      <style:map style:condition="cell-content()=2" style:apply-style-name="green2" style:base-cell-address="v6.U25"/>
      <style:map style:condition="cell-content()=4" style:apply-style-name="green4" style:base-cell-address="v6.U25"/>
      <style:map style:condition="cell-content()=8" style:apply-style-name="green8" style:base-cell-address="v6.U25"/>
      <style:map style:condition="cell-content()=16" style:apply-style-name="green16" style:base-cell-address="v6.U25"/>
    </style:style>
    <style:style style:name="ce11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26"/>
      <style:map style:condition="cell-content()=2" style:apply-style-name="green2" style:base-cell-address="v6.U26"/>
      <style:map style:condition="cell-content()=4" style:apply-style-name="green4" style:base-cell-address="v6.U26"/>
      <style:map style:condition="cell-content()=8" style:apply-style-name="green8" style:base-cell-address="v6.U26"/>
      <style:map style:condition="cell-content()=16" style:apply-style-name="green16" style:base-cell-address="v6.U26"/>
    </style:style>
    <style:style style:name="ce11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27"/>
      <style:map style:condition="cell-content()=2" style:apply-style-name="green2" style:base-cell-address="v6.U27"/>
      <style:map style:condition="cell-content()=4" style:apply-style-name="green4" style:base-cell-address="v6.U27"/>
      <style:map style:condition="cell-content()=8" style:apply-style-name="green8" style:base-cell-address="v6.U27"/>
      <style:map style:condition="cell-content()=16" style:apply-style-name="green16" style:base-cell-address="v6.U27"/>
    </style:style>
    <style:style style:name="ce11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28"/>
      <style:map style:condition="cell-content()=2" style:apply-style-name="green2" style:base-cell-address="v6.U28"/>
      <style:map style:condition="cell-content()=4" style:apply-style-name="green4" style:base-cell-address="v6.U28"/>
      <style:map style:condition="cell-content()=8" style:apply-style-name="green8" style:base-cell-address="v6.U28"/>
      <style:map style:condition="cell-content()=16" style:apply-style-name="green16" style:base-cell-address="v6.U28"/>
    </style:style>
    <style:style style:name="ce12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29"/>
      <style:map style:condition="cell-content()=2" style:apply-style-name="green2" style:base-cell-address="v6.U29"/>
      <style:map style:condition="cell-content()=4" style:apply-style-name="green4" style:base-cell-address="v6.U29"/>
      <style:map style:condition="cell-content()=8" style:apply-style-name="green8" style:base-cell-address="v6.U29"/>
      <style:map style:condition="cell-content()=16" style:apply-style-name="green16" style:base-cell-address="v6.U29"/>
    </style:style>
    <style:style style:name="ce12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30"/>
      <style:map style:condition="cell-content()=2" style:apply-style-name="green2" style:base-cell-address="v6.U30"/>
      <style:map style:condition="cell-content()=4" style:apply-style-name="green4" style:base-cell-address="v6.U30"/>
      <style:map style:condition="cell-content()=8" style:apply-style-name="green8" style:base-cell-address="v6.U30"/>
      <style:map style:condition="cell-content()=16" style:apply-style-name="green16" style:base-cell-address="v6.U30"/>
    </style:style>
    <style:style style:name="ce12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31"/>
      <style:map style:condition="cell-content()=2" style:apply-style-name="green2" style:base-cell-address="v6.U31"/>
      <style:map style:condition="cell-content()=4" style:apply-style-name="green4" style:base-cell-address="v6.U31"/>
      <style:map style:condition="cell-content()=8" style:apply-style-name="green8" style:base-cell-address="v6.U31"/>
      <style:map style:condition="cell-content()=16" style:apply-style-name="green16" style:base-cell-address="v6.U31"/>
    </style:style>
    <style:style style:name="ce12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32"/>
      <style:map style:condition="cell-content()=2" style:apply-style-name="green2" style:base-cell-address="v6.U32"/>
      <style:map style:condition="cell-content()=4" style:apply-style-name="green4" style:base-cell-address="v6.U32"/>
      <style:map style:condition="cell-content()=8" style:apply-style-name="green8" style:base-cell-address="v6.U32"/>
      <style:map style:condition="cell-content()=16" style:apply-style-name="green16" style:base-cell-address="v6.U32"/>
    </style:style>
    <style:style style:name="ce12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33"/>
      <style:map style:condition="cell-content()=2" style:apply-style-name="green2" style:base-cell-address="v6.U33"/>
      <style:map style:condition="cell-content()=4" style:apply-style-name="green4" style:base-cell-address="v6.U33"/>
      <style:map style:condition="cell-content()=8" style:apply-style-name="green8" style:base-cell-address="v6.U33"/>
      <style:map style:condition="cell-content()=16" style:apply-style-name="green16" style:base-cell-address="v6.U33"/>
    </style:style>
    <style:style style:name="ce12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34"/>
      <style:map style:condition="cell-content()=2" style:apply-style-name="green2" style:base-cell-address="v6.U34"/>
      <style:map style:condition="cell-content()=4" style:apply-style-name="green4" style:base-cell-address="v6.U34"/>
      <style:map style:condition="cell-content()=8" style:apply-style-name="green8" style:base-cell-address="v6.U34"/>
      <style:map style:condition="cell-content()=16" style:apply-style-name="green16" style:base-cell-address="v6.U34"/>
    </style:style>
    <style:style style:name="ce12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35"/>
      <style:map style:condition="cell-content()=2" style:apply-style-name="green2" style:base-cell-address="v6.U35"/>
      <style:map style:condition="cell-content()=4" style:apply-style-name="green4" style:base-cell-address="v6.U35"/>
      <style:map style:condition="cell-content()=8" style:apply-style-name="green8" style:base-cell-address="v6.U35"/>
      <style:map style:condition="cell-content()=16" style:apply-style-name="green16" style:base-cell-address="v6.U35"/>
    </style:style>
    <style:style style:name="ce12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36"/>
      <style:map style:condition="cell-content()=2" style:apply-style-name="green2" style:base-cell-address="v6.U36"/>
      <style:map style:condition="cell-content()=4" style:apply-style-name="green4" style:base-cell-address="v6.U36"/>
      <style:map style:condition="cell-content()=8" style:apply-style-name="green8" style:base-cell-address="v6.U36"/>
      <style:map style:condition="cell-content()=16" style:apply-style-name="green16" style:base-cell-address="v6.U36"/>
    </style:style>
    <style:style style:name="ce12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37"/>
      <style:map style:condition="cell-content()=2" style:apply-style-name="green2" style:base-cell-address="v6.U37"/>
      <style:map style:condition="cell-content()=4" style:apply-style-name="green4" style:base-cell-address="v6.U37"/>
      <style:map style:condition="cell-content()=8" style:apply-style-name="green8" style:base-cell-address="v6.U37"/>
      <style:map style:condition="cell-content()=16" style:apply-style-name="green16" style:base-cell-address="v6.U37"/>
    </style:style>
    <style:style style:name="ce12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38"/>
      <style:map style:condition="cell-content()=2" style:apply-style-name="green2" style:base-cell-address="v6.U38"/>
      <style:map style:condition="cell-content()=4" style:apply-style-name="green4" style:base-cell-address="v6.U38"/>
      <style:map style:condition="cell-content()=8" style:apply-style-name="green8" style:base-cell-address="v6.U38"/>
      <style:map style:condition="cell-content()=16" style:apply-style-name="green16" style:base-cell-address="v6.U38"/>
    </style:style>
    <style:style style:name="ce13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39"/>
      <style:map style:condition="cell-content()=2" style:apply-style-name="green2" style:base-cell-address="v6.U39"/>
      <style:map style:condition="cell-content()=4" style:apply-style-name="green4" style:base-cell-address="v6.U39"/>
      <style:map style:condition="cell-content()=8" style:apply-style-name="green8" style:base-cell-address="v6.U39"/>
      <style:map style:condition="cell-content()=16" style:apply-style-name="green16" style:base-cell-address="v6.U39"/>
    </style:style>
    <style:style style:name="ce13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U40"/>
      <style:map style:condition="cell-content()=2" style:apply-style-name="green2" style:base-cell-address="v6.U40"/>
      <style:map style:condition="cell-content()=4" style:apply-style-name="green4" style:base-cell-address="v6.U40"/>
      <style:map style:condition="cell-content()=8" style:apply-style-name="green8" style:base-cell-address="v6.U40"/>
      <style:map style:condition="cell-content()=16" style:apply-style-name="green16" style:base-cell-address="v6.U40"/>
    </style:style>
    <style:style style:name="ce132" style:family="table-cell" style:parent-style-name="Default">
      <style:table-cell-properties style:text-align-source="fix" style:repeat-content="false" style:rotation-angle="270" style:rotation-align="top" style:vertical-align="bottom"/>
      <style:paragraph-properties fo:text-align="center"/>
      <style:text-properties fo:font-size="8pt" style:font-size-asian="8pt" style:font-size-complex="8pt"/>
    </style:style>
    <style:style style:name="ce13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C8"/>
      <style:map style:condition="cell-content()=2" style:apply-style-name="green2" style:base-cell-address="v6.AC8"/>
      <style:map style:condition="cell-content()=4" style:apply-style-name="green4" style:base-cell-address="v6.AC8"/>
      <style:map style:condition="cell-content()=8" style:apply-style-name="green8" style:base-cell-address="v6.AC8"/>
      <style:map style:condition="cell-content()=16" style:apply-style-name="green16" style:base-cell-address="v6.AC8"/>
    </style:style>
    <style:style style:name="ce13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C9"/>
      <style:map style:condition="cell-content()=2" style:apply-style-name="green2" style:base-cell-address="v6.AC9"/>
      <style:map style:condition="cell-content()=4" style:apply-style-name="green4" style:base-cell-address="v6.AC9"/>
      <style:map style:condition="cell-content()=8" style:apply-style-name="green8" style:base-cell-address="v6.AC9"/>
      <style:map style:condition="cell-content()=16" style:apply-style-name="green16" style:base-cell-address="v6.AC9"/>
    </style:style>
    <style:style style:name="ce13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C10"/>
      <style:map style:condition="cell-content()=2" style:apply-style-name="green2" style:base-cell-address="v6.AC10"/>
      <style:map style:condition="cell-content()=4" style:apply-style-name="green4" style:base-cell-address="v6.AC10"/>
      <style:map style:condition="cell-content()=8" style:apply-style-name="green8" style:base-cell-address="v6.AC10"/>
      <style:map style:condition="cell-content()=16" style:apply-style-name="green16" style:base-cell-address="v6.AC10"/>
    </style:style>
    <style:style style:name="ce13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C11"/>
      <style:map style:condition="cell-content()=2" style:apply-style-name="green2" style:base-cell-address="v6.AC11"/>
      <style:map style:condition="cell-content()=4" style:apply-style-name="green4" style:base-cell-address="v6.AC11"/>
      <style:map style:condition="cell-content()=8" style:apply-style-name="green8" style:base-cell-address="v6.AC11"/>
      <style:map style:condition="cell-content()=16" style:apply-style-name="green16" style:base-cell-address="v6.AC11"/>
    </style:style>
    <style:style style:name="ce13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C12"/>
      <style:map style:condition="cell-content()=2" style:apply-style-name="green2" style:base-cell-address="v6.AC12"/>
      <style:map style:condition="cell-content()=4" style:apply-style-name="green4" style:base-cell-address="v6.AC12"/>
      <style:map style:condition="cell-content()=8" style:apply-style-name="green8" style:base-cell-address="v6.AC12"/>
      <style:map style:condition="cell-content()=16" style:apply-style-name="green16" style:base-cell-address="v6.AC12"/>
    </style:style>
    <style:style style:name="ce13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C13"/>
      <style:map style:condition="cell-content()=2" style:apply-style-name="green2" style:base-cell-address="v6.AC13"/>
      <style:map style:condition="cell-content()=4" style:apply-style-name="green4" style:base-cell-address="v6.AC13"/>
      <style:map style:condition="cell-content()=8" style:apply-style-name="green8" style:base-cell-address="v6.AC13"/>
      <style:map style:condition="cell-content()=16" style:apply-style-name="green16" style:base-cell-address="v6.AC13"/>
    </style:style>
    <style:style style:name="ce13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C14"/>
      <style:map style:condition="cell-content()=2" style:apply-style-name="green2" style:base-cell-address="v6.AC14"/>
      <style:map style:condition="cell-content()=4" style:apply-style-name="green4" style:base-cell-address="v6.AC14"/>
      <style:map style:condition="cell-content()=8" style:apply-style-name="green8" style:base-cell-address="v6.AC14"/>
      <style:map style:condition="cell-content()=16" style:apply-style-name="green16" style:base-cell-address="v6.AC14"/>
    </style:style>
    <style:style style:name="ce14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C15"/>
      <style:map style:condition="cell-content()=2" style:apply-style-name="green2" style:base-cell-address="v6.AC15"/>
      <style:map style:condition="cell-content()=4" style:apply-style-name="green4" style:base-cell-address="v6.AC15"/>
      <style:map style:condition="cell-content()=8" style:apply-style-name="green8" style:base-cell-address="v6.AC15"/>
      <style:map style:condition="cell-content()=16" style:apply-style-name="green16" style:base-cell-address="v6.AC15"/>
    </style:style>
    <style:style style:name="ce14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C16"/>
      <style:map style:condition="cell-content()=2" style:apply-style-name="green2" style:base-cell-address="v6.AC16"/>
      <style:map style:condition="cell-content()=4" style:apply-style-name="green4" style:base-cell-address="v6.AC16"/>
      <style:map style:condition="cell-content()=8" style:apply-style-name="green8" style:base-cell-address="v6.AC16"/>
      <style:map style:condition="cell-content()=16" style:apply-style-name="green16" style:base-cell-address="v6.AC16"/>
    </style:style>
    <style:style style:name="ce14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C17"/>
      <style:map style:condition="cell-content()=2" style:apply-style-name="green2" style:base-cell-address="v6.AC17"/>
      <style:map style:condition="cell-content()=4" style:apply-style-name="green4" style:base-cell-address="v6.AC17"/>
      <style:map style:condition="cell-content()=8" style:apply-style-name="green8" style:base-cell-address="v6.AC17"/>
      <style:map style:condition="cell-content()=16" style:apply-style-name="green16" style:base-cell-address="v6.AC17"/>
    </style:style>
    <style:style style:name="ce14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C18"/>
      <style:map style:condition="cell-content()=2" style:apply-style-name="green2" style:base-cell-address="v6.AC18"/>
      <style:map style:condition="cell-content()=4" style:apply-style-name="green4" style:base-cell-address="v6.AC18"/>
      <style:map style:condition="cell-content()=8" style:apply-style-name="green8" style:base-cell-address="v6.AC18"/>
      <style:map style:condition="cell-content()=16" style:apply-style-name="green16" style:base-cell-address="v6.AC18"/>
    </style:style>
    <style:style style:name="ce14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C19"/>
      <style:map style:condition="cell-content()=2" style:apply-style-name="green2" style:base-cell-address="v6.AC19"/>
      <style:map style:condition="cell-content()=4" style:apply-style-name="green4" style:base-cell-address="v6.AC19"/>
      <style:map style:condition="cell-content()=8" style:apply-style-name="green8" style:base-cell-address="v6.AC19"/>
      <style:map style:condition="cell-content()=16" style:apply-style-name="green16" style:base-cell-address="v6.AC19"/>
    </style:style>
    <style:style style:name="ce14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C20"/>
      <style:map style:condition="cell-content()=2" style:apply-style-name="green2" style:base-cell-address="v6.AC20"/>
      <style:map style:condition="cell-content()=4" style:apply-style-name="green4" style:base-cell-address="v6.AC20"/>
      <style:map style:condition="cell-content()=8" style:apply-style-name="green8" style:base-cell-address="v6.AC20"/>
      <style:map style:condition="cell-content()=16" style:apply-style-name="green16" style:base-cell-address="v6.AC20"/>
    </style:style>
    <style:style style:name="ce14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C21"/>
      <style:map style:condition="cell-content()=2" style:apply-style-name="green2" style:base-cell-address="v6.AC21"/>
      <style:map style:condition="cell-content()=4" style:apply-style-name="green4" style:base-cell-address="v6.AC21"/>
      <style:map style:condition="cell-content()=8" style:apply-style-name="green8" style:base-cell-address="v6.AC21"/>
      <style:map style:condition="cell-content()=16" style:apply-style-name="green16" style:base-cell-address="v6.AC21"/>
    </style:style>
    <style:style style:name="ce14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C22"/>
      <style:map style:condition="cell-content()=2" style:apply-style-name="green2" style:base-cell-address="v6.AC22"/>
      <style:map style:condition="cell-content()=4" style:apply-style-name="green4" style:base-cell-address="v6.AC22"/>
      <style:map style:condition="cell-content()=8" style:apply-style-name="green8" style:base-cell-address="v6.AC22"/>
      <style:map style:condition="cell-content()=16" style:apply-style-name="green16" style:base-cell-address="v6.AC22"/>
    </style:style>
    <style:style style:name="ce14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C23"/>
      <style:map style:condition="cell-content()=2" style:apply-style-name="green2" style:base-cell-address="v6.AC23"/>
      <style:map style:condition="cell-content()=4" style:apply-style-name="green4" style:base-cell-address="v6.AC23"/>
      <style:map style:condition="cell-content()=8" style:apply-style-name="green8" style:base-cell-address="v6.AC23"/>
      <style:map style:condition="cell-content()=16" style:apply-style-name="green16" style:base-cell-address="v6.AC23"/>
    </style:style>
    <style:style style:name="ce14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C24"/>
      <style:map style:condition="cell-content()=2" style:apply-style-name="green2" style:base-cell-address="v6.AC24"/>
      <style:map style:condition="cell-content()=4" style:apply-style-name="green4" style:base-cell-address="v6.AC24"/>
      <style:map style:condition="cell-content()=8" style:apply-style-name="green8" style:base-cell-address="v6.AC24"/>
      <style:map style:condition="cell-content()=16" style:apply-style-name="green16" style:base-cell-address="v6.AC24"/>
    </style:style>
    <style:style style:name="ce15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D8"/>
      <style:map style:condition="cell-content()=2" style:apply-style-name="green2" style:base-cell-address="v6.AD8"/>
      <style:map style:condition="cell-content()=4" style:apply-style-name="green4" style:base-cell-address="v6.AD8"/>
      <style:map style:condition="cell-content()=8" style:apply-style-name="green8" style:base-cell-address="v6.AD8"/>
      <style:map style:condition="cell-content()=16" style:apply-style-name="green16" style:base-cell-address="v6.AD8"/>
    </style:style>
    <style:style style:name="ce15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D9"/>
      <style:map style:condition="cell-content()=2" style:apply-style-name="green2" style:base-cell-address="v6.AD9"/>
      <style:map style:condition="cell-content()=4" style:apply-style-name="green4" style:base-cell-address="v6.AD9"/>
      <style:map style:condition="cell-content()=8" style:apply-style-name="green8" style:base-cell-address="v6.AD9"/>
      <style:map style:condition="cell-content()=16" style:apply-style-name="green16" style:base-cell-address="v6.AD9"/>
    </style:style>
    <style:style style:name="ce15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D10"/>
      <style:map style:condition="cell-content()=2" style:apply-style-name="green2" style:base-cell-address="v6.AD10"/>
      <style:map style:condition="cell-content()=4" style:apply-style-name="green4" style:base-cell-address="v6.AD10"/>
      <style:map style:condition="cell-content()=8" style:apply-style-name="green8" style:base-cell-address="v6.AD10"/>
      <style:map style:condition="cell-content()=16" style:apply-style-name="green16" style:base-cell-address="v6.AD10"/>
    </style:style>
    <style:style style:name="ce15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D11"/>
      <style:map style:condition="cell-content()=2" style:apply-style-name="green2" style:base-cell-address="v6.AD11"/>
      <style:map style:condition="cell-content()=4" style:apply-style-name="green4" style:base-cell-address="v6.AD11"/>
      <style:map style:condition="cell-content()=8" style:apply-style-name="green8" style:base-cell-address="v6.AD11"/>
      <style:map style:condition="cell-content()=16" style:apply-style-name="green16" style:base-cell-address="v6.AD11"/>
    </style:style>
    <style:style style:name="ce15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D12"/>
      <style:map style:condition="cell-content()=2" style:apply-style-name="green2" style:base-cell-address="v6.AD12"/>
      <style:map style:condition="cell-content()=4" style:apply-style-name="green4" style:base-cell-address="v6.AD12"/>
      <style:map style:condition="cell-content()=8" style:apply-style-name="green8" style:base-cell-address="v6.AD12"/>
      <style:map style:condition="cell-content()=16" style:apply-style-name="green16" style:base-cell-address="v6.AD12"/>
    </style:style>
    <style:style style:name="ce15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D13"/>
      <style:map style:condition="cell-content()=2" style:apply-style-name="green2" style:base-cell-address="v6.AD13"/>
      <style:map style:condition="cell-content()=4" style:apply-style-name="green4" style:base-cell-address="v6.AD13"/>
      <style:map style:condition="cell-content()=8" style:apply-style-name="green8" style:base-cell-address="v6.AD13"/>
      <style:map style:condition="cell-content()=16" style:apply-style-name="green16" style:base-cell-address="v6.AD13"/>
    </style:style>
    <style:style style:name="ce15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D14"/>
      <style:map style:condition="cell-content()=2" style:apply-style-name="green2" style:base-cell-address="v6.AD14"/>
      <style:map style:condition="cell-content()=4" style:apply-style-name="green4" style:base-cell-address="v6.AD14"/>
      <style:map style:condition="cell-content()=8" style:apply-style-name="green8" style:base-cell-address="v6.AD14"/>
      <style:map style:condition="cell-content()=16" style:apply-style-name="green16" style:base-cell-address="v6.AD14"/>
    </style:style>
    <style:style style:name="ce15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D15"/>
      <style:map style:condition="cell-content()=2" style:apply-style-name="green2" style:base-cell-address="v6.AD15"/>
      <style:map style:condition="cell-content()=4" style:apply-style-name="green4" style:base-cell-address="v6.AD15"/>
      <style:map style:condition="cell-content()=8" style:apply-style-name="green8" style:base-cell-address="v6.AD15"/>
      <style:map style:condition="cell-content()=16" style:apply-style-name="green16" style:base-cell-address="v6.AD15"/>
    </style:style>
    <style:style style:name="ce15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D16"/>
      <style:map style:condition="cell-content()=2" style:apply-style-name="green2" style:base-cell-address="v6.AD16"/>
      <style:map style:condition="cell-content()=4" style:apply-style-name="green4" style:base-cell-address="v6.AD16"/>
      <style:map style:condition="cell-content()=8" style:apply-style-name="green8" style:base-cell-address="v6.AD16"/>
      <style:map style:condition="cell-content()=16" style:apply-style-name="green16" style:base-cell-address="v6.AD16"/>
    </style:style>
    <style:style style:name="ce15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D17"/>
      <style:map style:condition="cell-content()=2" style:apply-style-name="green2" style:base-cell-address="v6.AD17"/>
      <style:map style:condition="cell-content()=4" style:apply-style-name="green4" style:base-cell-address="v6.AD17"/>
      <style:map style:condition="cell-content()=8" style:apply-style-name="green8" style:base-cell-address="v6.AD17"/>
      <style:map style:condition="cell-content()=16" style:apply-style-name="green16" style:base-cell-address="v6.AD17"/>
    </style:style>
    <style:style style:name="ce16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D18"/>
      <style:map style:condition="cell-content()=2" style:apply-style-name="green2" style:base-cell-address="v6.AD18"/>
      <style:map style:condition="cell-content()=4" style:apply-style-name="green4" style:base-cell-address="v6.AD18"/>
      <style:map style:condition="cell-content()=8" style:apply-style-name="green8" style:base-cell-address="v6.AD18"/>
      <style:map style:condition="cell-content()=16" style:apply-style-name="green16" style:base-cell-address="v6.AD18"/>
    </style:style>
    <style:style style:name="ce16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D19"/>
      <style:map style:condition="cell-content()=2" style:apply-style-name="green2" style:base-cell-address="v6.AD19"/>
      <style:map style:condition="cell-content()=4" style:apply-style-name="green4" style:base-cell-address="v6.AD19"/>
      <style:map style:condition="cell-content()=8" style:apply-style-name="green8" style:base-cell-address="v6.AD19"/>
      <style:map style:condition="cell-content()=16" style:apply-style-name="green16" style:base-cell-address="v6.AD19"/>
    </style:style>
    <style:style style:name="ce16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D20"/>
      <style:map style:condition="cell-content()=2" style:apply-style-name="green2" style:base-cell-address="v6.AD20"/>
      <style:map style:condition="cell-content()=4" style:apply-style-name="green4" style:base-cell-address="v6.AD20"/>
      <style:map style:condition="cell-content()=8" style:apply-style-name="green8" style:base-cell-address="v6.AD20"/>
      <style:map style:condition="cell-content()=16" style:apply-style-name="green16" style:base-cell-address="v6.AD20"/>
    </style:style>
    <style:style style:name="ce16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D21"/>
      <style:map style:condition="cell-content()=2" style:apply-style-name="green2" style:base-cell-address="v6.AD21"/>
      <style:map style:condition="cell-content()=4" style:apply-style-name="green4" style:base-cell-address="v6.AD21"/>
      <style:map style:condition="cell-content()=8" style:apply-style-name="green8" style:base-cell-address="v6.AD21"/>
      <style:map style:condition="cell-content()=16" style:apply-style-name="green16" style:base-cell-address="v6.AD21"/>
    </style:style>
    <style:style style:name="ce16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D22"/>
      <style:map style:condition="cell-content()=2" style:apply-style-name="green2" style:base-cell-address="v6.AD22"/>
      <style:map style:condition="cell-content()=4" style:apply-style-name="green4" style:base-cell-address="v6.AD22"/>
      <style:map style:condition="cell-content()=8" style:apply-style-name="green8" style:base-cell-address="v6.AD22"/>
      <style:map style:condition="cell-content()=16" style:apply-style-name="green16" style:base-cell-address="v6.AD22"/>
    </style:style>
    <style:style style:name="ce16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D23"/>
      <style:map style:condition="cell-content()=2" style:apply-style-name="green2" style:base-cell-address="v6.AD23"/>
      <style:map style:condition="cell-content()=4" style:apply-style-name="green4" style:base-cell-address="v6.AD23"/>
      <style:map style:condition="cell-content()=8" style:apply-style-name="green8" style:base-cell-address="v6.AD23"/>
      <style:map style:condition="cell-content()=16" style:apply-style-name="green16" style:base-cell-address="v6.AD23"/>
    </style:style>
    <style:style style:name="ce16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6.AD24"/>
      <style:map style:condition="cell-content()=2" style:apply-style-name="green2" style:base-cell-address="v6.AD24"/>
      <style:map style:condition="cell-content()=4" style:apply-style-name="green4" style:base-cell-address="v6.AD24"/>
      <style:map style:condition="cell-content()=8" style:apply-style-name="green8" style:base-cell-address="v6.AD24"/>
      <style:map style:condition="cell-content()=16" style:apply-style-name="green16" style:base-cell-address="v6.AD24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5.F7"/>
      <style:map style:condition="cell-content()=0" style:apply-style-name="Untitled2" style:base-cell-address="v5.F7"/>
    </style:style>
    <style:style style:name="ce1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5.F8"/>
      <style:map style:condition="cell-content()=0" style:apply-style-name="Untitled2" style:base-cell-address="v5.F8"/>
    </style:style>
    <style:style style:name="ce1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5.F9"/>
      <style:map style:condition="cell-content()=0" style:apply-style-name="Untitled2" style:base-cell-address="v5.F9"/>
    </style:style>
    <style:style style:name="ce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5.F10"/>
      <style:map style:condition="cell-content()=0" style:apply-style-name="Untitled2" style:base-cell-address="v5.F10"/>
    </style:style>
    <style:style style:name="ce1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5.F11"/>
      <style:map style:condition="cell-content()=0" style:apply-style-name="Untitled2" style:base-cell-address="v5.F11"/>
    </style:style>
    <style:style style:name="ce1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red" style:base-cell-address="v5.G7"/>
      <style:map style:condition="cell-content()=0" style:apply-style-name="Untitled2" style:base-cell-address="v5.G7"/>
    </style:style>
    <style:style style:name="ce1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red" style:base-cell-address="v5.G8"/>
      <style:map style:condition="cell-content()=0" style:apply-style-name="Untitled2" style:base-cell-address="v5.G8"/>
    </style:style>
    <style:style style:name="ce1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red" style:base-cell-address="v5.G9"/>
      <style:map style:condition="cell-content()=0" style:apply-style-name="Untitled2" style:base-cell-address="v5.G9"/>
    </style:style>
    <style:style style:name="ce1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5.G10"/>
      <style:map style:condition="cell-content()=0" style:apply-style-name="Untitled2" style:base-cell-address="v5.G10"/>
    </style:style>
    <style:style style:name="ce1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red" style:base-cell-address="v5.G11"/>
      <style:map style:condition="cell-content()=0" style:apply-style-name="Untitled2" style:base-cell-address="v5.G11"/>
    </style:style>
    <style:style style:name="ce1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5.H7"/>
      <style:map style:condition="cell-content()=0" style:apply-style-name="Untitled2" style:base-cell-address="v5.H7"/>
    </style:style>
    <style:style style:name="ce1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5.H8"/>
      <style:map style:condition="cell-content()=0" style:apply-style-name="Untitled2" style:base-cell-address="v5.H8"/>
    </style:style>
    <style:style style:name="ce1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5.H9"/>
      <style:map style:condition="cell-content()=0" style:apply-style-name="Untitled2" style:base-cell-address="v5.H9"/>
    </style:style>
    <style:style style:name="ce18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5.H10"/>
      <style:map style:condition="cell-content()=0" style:apply-style-name="Untitled2" style:base-cell-address="v5.H10"/>
    </style:style>
    <style:style style:name="ce1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5.H11"/>
      <style:map style:condition="cell-content()=0" style:apply-style-name="Untitled2" style:base-cell-address="v5.H11"/>
    </style:style>
    <style:style style:name="ce1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red" style:base-cell-address="v5.J7"/>
      <style:map style:condition="cell-content()=0" style:apply-style-name="Untitled2" style:base-cell-address="v5.J7"/>
    </style:style>
    <style:style style:name="ce18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red" style:base-cell-address="v5.J8"/>
      <style:map style:condition="cell-content()=0" style:apply-style-name="Untitled2" style:base-cell-address="v5.J8"/>
    </style:style>
    <style:style style:name="ce18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red" style:base-cell-address="v5.J9"/>
      <style:map style:condition="cell-content()=0" style:apply-style-name="Untitled2" style:base-cell-address="v5.J9"/>
    </style:style>
    <style:style style:name="ce1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red" style:base-cell-address="v5.J10"/>
      <style:map style:condition="cell-content()=0" style:apply-style-name="Untitled2" style:base-cell-address="v5.J10"/>
    </style:style>
    <style:style style:name="ce1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red" style:base-cell-address="v5.J11"/>
      <style:map style:condition="cell-content()=0" style:apply-style-name="Untitled2" style:base-cell-address="v5.J11"/>
    </style:style>
    <style:style style:name="ce18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8"/>
      <style:map style:condition="cell-content()=2" style:apply-style-name="green2" style:base-cell-address="v5.T8"/>
      <style:map style:condition="cell-content()=4" style:apply-style-name="green4" style:base-cell-address="v5.T8"/>
      <style:map style:condition="cell-content()=8" style:apply-style-name="green8" style:base-cell-address="v5.T8"/>
      <style:map style:condition="cell-content()=16" style:apply-style-name="green16" style:base-cell-address="v5.T8"/>
    </style:style>
    <style:style style:name="ce18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9"/>
      <style:map style:condition="cell-content()=2" style:apply-style-name="green2" style:base-cell-address="v5.T9"/>
      <style:map style:condition="cell-content()=4" style:apply-style-name="green4" style:base-cell-address="v5.T9"/>
      <style:map style:condition="cell-content()=8" style:apply-style-name="green8" style:base-cell-address="v5.T9"/>
      <style:map style:condition="cell-content()=16" style:apply-style-name="green16" style:base-cell-address="v5.T9"/>
    </style:style>
    <style:style style:name="ce19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10"/>
      <style:map style:condition="cell-content()=2" style:apply-style-name="green2" style:base-cell-address="v5.T10"/>
      <style:map style:condition="cell-content()=4" style:apply-style-name="green4" style:base-cell-address="v5.T10"/>
      <style:map style:condition="cell-content()=8" style:apply-style-name="green8" style:base-cell-address="v5.T10"/>
      <style:map style:condition="cell-content()=16" style:apply-style-name="green16" style:base-cell-address="v5.T10"/>
    </style:style>
    <style:style style:name="ce19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11"/>
      <style:map style:condition="cell-content()=2" style:apply-style-name="green2" style:base-cell-address="v5.T11"/>
      <style:map style:condition="cell-content()=4" style:apply-style-name="green4" style:base-cell-address="v5.T11"/>
      <style:map style:condition="cell-content()=8" style:apply-style-name="green8" style:base-cell-address="v5.T11"/>
      <style:map style:condition="cell-content()=16" style:apply-style-name="green16" style:base-cell-address="v5.T11"/>
    </style:style>
    <style:style style:name="ce19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12"/>
      <style:map style:condition="cell-content()=2" style:apply-style-name="green2" style:base-cell-address="v5.T12"/>
      <style:map style:condition="cell-content()=4" style:apply-style-name="green4" style:base-cell-address="v5.T12"/>
      <style:map style:condition="cell-content()=8" style:apply-style-name="green8" style:base-cell-address="v5.T12"/>
      <style:map style:condition="cell-content()=16" style:apply-style-name="green16" style:base-cell-address="v5.T12"/>
    </style:style>
    <style:style style:name="ce19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13"/>
      <style:map style:condition="cell-content()=2" style:apply-style-name="green2" style:base-cell-address="v5.T13"/>
      <style:map style:condition="cell-content()=4" style:apply-style-name="green4" style:base-cell-address="v5.T13"/>
      <style:map style:condition="cell-content()=8" style:apply-style-name="green8" style:base-cell-address="v5.T13"/>
      <style:map style:condition="cell-content()=16" style:apply-style-name="green16" style:base-cell-address="v5.T13"/>
    </style:style>
    <style:style style:name="ce19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14"/>
      <style:map style:condition="cell-content()=2" style:apply-style-name="green2" style:base-cell-address="v5.T14"/>
      <style:map style:condition="cell-content()=4" style:apply-style-name="green4" style:base-cell-address="v5.T14"/>
      <style:map style:condition="cell-content()=8" style:apply-style-name="green8" style:base-cell-address="v5.T14"/>
      <style:map style:condition="cell-content()=16" style:apply-style-name="green16" style:base-cell-address="v5.T14"/>
    </style:style>
    <style:style style:name="ce19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15"/>
      <style:map style:condition="cell-content()=2" style:apply-style-name="green2" style:base-cell-address="v5.T15"/>
      <style:map style:condition="cell-content()=4" style:apply-style-name="green4" style:base-cell-address="v5.T15"/>
      <style:map style:condition="cell-content()=8" style:apply-style-name="green8" style:base-cell-address="v5.T15"/>
      <style:map style:condition="cell-content()=16" style:apply-style-name="green16" style:base-cell-address="v5.T15"/>
    </style:style>
    <style:style style:name="ce19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17"/>
      <style:map style:condition="cell-content()=2" style:apply-style-name="green2" style:base-cell-address="v5.T17"/>
      <style:map style:condition="cell-content()=4" style:apply-style-name="green4" style:base-cell-address="v5.T17"/>
      <style:map style:condition="cell-content()=8" style:apply-style-name="green8" style:base-cell-address="v5.T17"/>
      <style:map style:condition="cell-content()=16" style:apply-style-name="green16" style:base-cell-address="v5.T17"/>
    </style:style>
    <style:style style:name="ce19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18"/>
      <style:map style:condition="cell-content()=2" style:apply-style-name="green2" style:base-cell-address="v5.T18"/>
      <style:map style:condition="cell-content()=4" style:apply-style-name="green4" style:base-cell-address="v5.T18"/>
      <style:map style:condition="cell-content()=8" style:apply-style-name="green8" style:base-cell-address="v5.T18"/>
      <style:map style:condition="cell-content()=16" style:apply-style-name="green16" style:base-cell-address="v5.T18"/>
    </style:style>
    <style:style style:name="ce19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19"/>
      <style:map style:condition="cell-content()=2" style:apply-style-name="green2" style:base-cell-address="v5.T19"/>
      <style:map style:condition="cell-content()=4" style:apply-style-name="green4" style:base-cell-address="v5.T19"/>
      <style:map style:condition="cell-content()=8" style:apply-style-name="green8" style:base-cell-address="v5.T19"/>
      <style:map style:condition="cell-content()=16" style:apply-style-name="green16" style:base-cell-address="v5.T19"/>
    </style:style>
    <style:style style:name="ce19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20"/>
      <style:map style:condition="cell-content()=2" style:apply-style-name="green2" style:base-cell-address="v5.T20"/>
      <style:map style:condition="cell-content()=4" style:apply-style-name="green4" style:base-cell-address="v5.T20"/>
      <style:map style:condition="cell-content()=8" style:apply-style-name="green8" style:base-cell-address="v5.T20"/>
      <style:map style:condition="cell-content()=16" style:apply-style-name="green16" style:base-cell-address="v5.T20"/>
    </style:style>
    <style:style style:name="ce20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21"/>
      <style:map style:condition="cell-content()=2" style:apply-style-name="green2" style:base-cell-address="v5.T21"/>
      <style:map style:condition="cell-content()=4" style:apply-style-name="green4" style:base-cell-address="v5.T21"/>
      <style:map style:condition="cell-content()=8" style:apply-style-name="green8" style:base-cell-address="v5.T21"/>
      <style:map style:condition="cell-content()=16" style:apply-style-name="green16" style:base-cell-address="v5.T21"/>
    </style:style>
    <style:style style:name="ce20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22"/>
      <style:map style:condition="cell-content()=2" style:apply-style-name="green2" style:base-cell-address="v5.T22"/>
      <style:map style:condition="cell-content()=4" style:apply-style-name="green4" style:base-cell-address="v5.T22"/>
      <style:map style:condition="cell-content()=8" style:apply-style-name="green8" style:base-cell-address="v5.T22"/>
      <style:map style:condition="cell-content()=16" style:apply-style-name="green16" style:base-cell-address="v5.T22"/>
    </style:style>
    <style:style style:name="ce20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23"/>
      <style:map style:condition="cell-content()=2" style:apply-style-name="green2" style:base-cell-address="v5.T23"/>
      <style:map style:condition="cell-content()=4" style:apply-style-name="green4" style:base-cell-address="v5.T23"/>
      <style:map style:condition="cell-content()=8" style:apply-style-name="green8" style:base-cell-address="v5.T23"/>
      <style:map style:condition="cell-content()=16" style:apply-style-name="green16" style:base-cell-address="v5.T23"/>
    </style:style>
    <style:style style:name="ce20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24"/>
      <style:map style:condition="cell-content()=2" style:apply-style-name="green2" style:base-cell-address="v5.T24"/>
      <style:map style:condition="cell-content()=4" style:apply-style-name="green4" style:base-cell-address="v5.T24"/>
      <style:map style:condition="cell-content()=8" style:apply-style-name="green8" style:base-cell-address="v5.T24"/>
      <style:map style:condition="cell-content()=16" style:apply-style-name="green16" style:base-cell-address="v5.T24"/>
    </style:style>
    <style:style style:name="ce20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25"/>
      <style:map style:condition="cell-content()=2" style:apply-style-name="green2" style:base-cell-address="v5.T25"/>
      <style:map style:condition="cell-content()=4" style:apply-style-name="green4" style:base-cell-address="v5.T25"/>
      <style:map style:condition="cell-content()=8" style:apply-style-name="green8" style:base-cell-address="v5.T25"/>
      <style:map style:condition="cell-content()=16" style:apply-style-name="green16" style:base-cell-address="v5.T25"/>
    </style:style>
    <style:style style:name="ce20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26"/>
      <style:map style:condition="cell-content()=2" style:apply-style-name="green2" style:base-cell-address="v5.T26"/>
      <style:map style:condition="cell-content()=4" style:apply-style-name="green4" style:base-cell-address="v5.T26"/>
      <style:map style:condition="cell-content()=8" style:apply-style-name="green8" style:base-cell-address="v5.T26"/>
      <style:map style:condition="cell-content()=16" style:apply-style-name="green16" style:base-cell-address="v5.T26"/>
    </style:style>
    <style:style style:name="ce20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27"/>
      <style:map style:condition="cell-content()=2" style:apply-style-name="green2" style:base-cell-address="v5.T27"/>
      <style:map style:condition="cell-content()=4" style:apply-style-name="green4" style:base-cell-address="v5.T27"/>
      <style:map style:condition="cell-content()=8" style:apply-style-name="green8" style:base-cell-address="v5.T27"/>
      <style:map style:condition="cell-content()=16" style:apply-style-name="green16" style:base-cell-address="v5.T27"/>
    </style:style>
    <style:style style:name="ce20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28"/>
      <style:map style:condition="cell-content()=2" style:apply-style-name="green2" style:base-cell-address="v5.T28"/>
      <style:map style:condition="cell-content()=4" style:apply-style-name="green4" style:base-cell-address="v5.T28"/>
      <style:map style:condition="cell-content()=8" style:apply-style-name="green8" style:base-cell-address="v5.T28"/>
      <style:map style:condition="cell-content()=16" style:apply-style-name="green16" style:base-cell-address="v5.T28"/>
    </style:style>
    <style:style style:name="ce20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29"/>
      <style:map style:condition="cell-content()=2" style:apply-style-name="green2" style:base-cell-address="v5.T29"/>
      <style:map style:condition="cell-content()=4" style:apply-style-name="green4" style:base-cell-address="v5.T29"/>
      <style:map style:condition="cell-content()=8" style:apply-style-name="green8" style:base-cell-address="v5.T29"/>
      <style:map style:condition="cell-content()=16" style:apply-style-name="green16" style:base-cell-address="v5.T29"/>
    </style:style>
    <style:style style:name="ce20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30"/>
      <style:map style:condition="cell-content()=2" style:apply-style-name="green2" style:base-cell-address="v5.T30"/>
      <style:map style:condition="cell-content()=4" style:apply-style-name="green4" style:base-cell-address="v5.T30"/>
      <style:map style:condition="cell-content()=8" style:apply-style-name="green8" style:base-cell-address="v5.T30"/>
      <style:map style:condition="cell-content()=16" style:apply-style-name="green16" style:base-cell-address="v5.T30"/>
    </style:style>
    <style:style style:name="ce21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31"/>
      <style:map style:condition="cell-content()=2" style:apply-style-name="green2" style:base-cell-address="v5.T31"/>
      <style:map style:condition="cell-content()=4" style:apply-style-name="green4" style:base-cell-address="v5.T31"/>
      <style:map style:condition="cell-content()=8" style:apply-style-name="green8" style:base-cell-address="v5.T31"/>
      <style:map style:condition="cell-content()=16" style:apply-style-name="green16" style:base-cell-address="v5.T31"/>
    </style:style>
    <style:style style:name="ce21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32"/>
      <style:map style:condition="cell-content()=2" style:apply-style-name="green2" style:base-cell-address="v5.T32"/>
      <style:map style:condition="cell-content()=4" style:apply-style-name="green4" style:base-cell-address="v5.T32"/>
      <style:map style:condition="cell-content()=8" style:apply-style-name="green8" style:base-cell-address="v5.T32"/>
      <style:map style:condition="cell-content()=16" style:apply-style-name="green16" style:base-cell-address="v5.T32"/>
    </style:style>
    <style:style style:name="ce21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33"/>
      <style:map style:condition="cell-content()=2" style:apply-style-name="green2" style:base-cell-address="v5.T33"/>
      <style:map style:condition="cell-content()=4" style:apply-style-name="green4" style:base-cell-address="v5.T33"/>
      <style:map style:condition="cell-content()=8" style:apply-style-name="green8" style:base-cell-address="v5.T33"/>
      <style:map style:condition="cell-content()=16" style:apply-style-name="green16" style:base-cell-address="v5.T33"/>
    </style:style>
    <style:style style:name="ce21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34"/>
      <style:map style:condition="cell-content()=2" style:apply-style-name="green2" style:base-cell-address="v5.T34"/>
      <style:map style:condition="cell-content()=4" style:apply-style-name="green4" style:base-cell-address="v5.T34"/>
      <style:map style:condition="cell-content()=8" style:apply-style-name="green8" style:base-cell-address="v5.T34"/>
      <style:map style:condition="cell-content()=16" style:apply-style-name="green16" style:base-cell-address="v5.T34"/>
    </style:style>
    <style:style style:name="ce21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35"/>
      <style:map style:condition="cell-content()=2" style:apply-style-name="green2" style:base-cell-address="v5.T35"/>
      <style:map style:condition="cell-content()=4" style:apply-style-name="green4" style:base-cell-address="v5.T35"/>
      <style:map style:condition="cell-content()=8" style:apply-style-name="green8" style:base-cell-address="v5.T35"/>
      <style:map style:condition="cell-content()=16" style:apply-style-name="green16" style:base-cell-address="v5.T35"/>
    </style:style>
    <style:style style:name="ce21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36"/>
      <style:map style:condition="cell-content()=2" style:apply-style-name="green2" style:base-cell-address="v5.T36"/>
      <style:map style:condition="cell-content()=4" style:apply-style-name="green4" style:base-cell-address="v5.T36"/>
      <style:map style:condition="cell-content()=8" style:apply-style-name="green8" style:base-cell-address="v5.T36"/>
      <style:map style:condition="cell-content()=16" style:apply-style-name="green16" style:base-cell-address="v5.T36"/>
    </style:style>
    <style:style style:name="ce21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37"/>
      <style:map style:condition="cell-content()=2" style:apply-style-name="green2" style:base-cell-address="v5.T37"/>
      <style:map style:condition="cell-content()=4" style:apply-style-name="green4" style:base-cell-address="v5.T37"/>
      <style:map style:condition="cell-content()=8" style:apply-style-name="green8" style:base-cell-address="v5.T37"/>
      <style:map style:condition="cell-content()=16" style:apply-style-name="green16" style:base-cell-address="v5.T37"/>
    </style:style>
    <style:style style:name="ce21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38"/>
      <style:map style:condition="cell-content()=2" style:apply-style-name="green2" style:base-cell-address="v5.T38"/>
      <style:map style:condition="cell-content()=4" style:apply-style-name="green4" style:base-cell-address="v5.T38"/>
      <style:map style:condition="cell-content()=8" style:apply-style-name="green8" style:base-cell-address="v5.T38"/>
      <style:map style:condition="cell-content()=16" style:apply-style-name="green16" style:base-cell-address="v5.T38"/>
    </style:style>
    <style:style style:name="ce21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39"/>
      <style:map style:condition="cell-content()=2" style:apply-style-name="green2" style:base-cell-address="v5.T39"/>
      <style:map style:condition="cell-content()=4" style:apply-style-name="green4" style:base-cell-address="v5.T39"/>
      <style:map style:condition="cell-content()=8" style:apply-style-name="green8" style:base-cell-address="v5.T39"/>
      <style:map style:condition="cell-content()=16" style:apply-style-name="green16" style:base-cell-address="v5.T39"/>
    </style:style>
    <style:style style:name="ce21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40"/>
      <style:map style:condition="cell-content()=2" style:apply-style-name="green2" style:base-cell-address="v5.T40"/>
      <style:map style:condition="cell-content()=4" style:apply-style-name="green4" style:base-cell-address="v5.T40"/>
      <style:map style:condition="cell-content()=8" style:apply-style-name="green8" style:base-cell-address="v5.T40"/>
      <style:map style:condition="cell-content()=16" style:apply-style-name="green16" style:base-cell-address="v5.T40"/>
    </style:style>
    <style:style style:name="ce22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U9"/>
      <style:map style:condition="cell-content()=2" style:apply-style-name="green2" style:base-cell-address="v5.U9"/>
      <style:map style:condition="cell-content()=4" style:apply-style-name="green4" style:base-cell-address="v5.U9"/>
      <style:map style:condition="cell-content()=8" style:apply-style-name="green8" style:base-cell-address="v5.U9"/>
      <style:map style:condition="cell-content()=16" style:apply-style-name="green16" style:base-cell-address="v5.U9"/>
    </style:style>
    <style:style style:name="ce22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U17"/>
      <style:map style:condition="cell-content()=2" style:apply-style-name="green2" style:base-cell-address="v5.U17"/>
      <style:map style:condition="cell-content()=4" style:apply-style-name="green4" style:base-cell-address="v5.U17"/>
      <style:map style:condition="cell-content()=8" style:apply-style-name="green8" style:base-cell-address="v5.U17"/>
      <style:map style:condition="cell-content()=16" style:apply-style-name="green16" style:base-cell-address="v5.U17"/>
    </style:style>
    <style:style style:name="ce22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U18"/>
      <style:map style:condition="cell-content()=2" style:apply-style-name="green2" style:base-cell-address="v5.U18"/>
      <style:map style:condition="cell-content()=4" style:apply-style-name="green4" style:base-cell-address="v5.U18"/>
      <style:map style:condition="cell-content()=8" style:apply-style-name="green8" style:base-cell-address="v5.U18"/>
      <style:map style:condition="cell-content()=16" style:apply-style-name="green16" style:base-cell-address="v5.U18"/>
    </style:style>
    <style:style style:name="ce22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U19"/>
      <style:map style:condition="cell-content()=2" style:apply-style-name="green2" style:base-cell-address="v5.U19"/>
      <style:map style:condition="cell-content()=4" style:apply-style-name="green4" style:base-cell-address="v5.U19"/>
      <style:map style:condition="cell-content()=8" style:apply-style-name="green8" style:base-cell-address="v5.U19"/>
      <style:map style:condition="cell-content()=16" style:apply-style-name="green16" style:base-cell-address="v5.U19"/>
    </style:style>
    <style:style style:name="ce22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U20"/>
      <style:map style:condition="cell-content()=2" style:apply-style-name="green2" style:base-cell-address="v5.U20"/>
      <style:map style:condition="cell-content()=4" style:apply-style-name="green4" style:base-cell-address="v5.U20"/>
      <style:map style:condition="cell-content()=8" style:apply-style-name="green8" style:base-cell-address="v5.U20"/>
      <style:map style:condition="cell-content()=16" style:apply-style-name="green16" style:base-cell-address="v5.U20"/>
    </style:style>
    <style:style style:name="ce22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U21"/>
      <style:map style:condition="cell-content()=2" style:apply-style-name="green2" style:base-cell-address="v5.U21"/>
      <style:map style:condition="cell-content()=4" style:apply-style-name="green4" style:base-cell-address="v5.U21"/>
      <style:map style:condition="cell-content()=8" style:apply-style-name="green8" style:base-cell-address="v5.U21"/>
      <style:map style:condition="cell-content()=16" style:apply-style-name="green16" style:base-cell-address="v5.U21"/>
    </style:style>
    <style:style style:name="ce22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U22"/>
      <style:map style:condition="cell-content()=2" style:apply-style-name="green2" style:base-cell-address="v5.U22"/>
      <style:map style:condition="cell-content()=4" style:apply-style-name="green4" style:base-cell-address="v5.U22"/>
      <style:map style:condition="cell-content()=8" style:apply-style-name="green8" style:base-cell-address="v5.U22"/>
      <style:map style:condition="cell-content()=16" style:apply-style-name="green16" style:base-cell-address="v5.U22"/>
    </style:style>
    <style:style style:name="ce22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U23"/>
      <style:map style:condition="cell-content()=2" style:apply-style-name="green2" style:base-cell-address="v5.U23"/>
      <style:map style:condition="cell-content()=4" style:apply-style-name="green4" style:base-cell-address="v5.U23"/>
      <style:map style:condition="cell-content()=8" style:apply-style-name="green8" style:base-cell-address="v5.U23"/>
      <style:map style:condition="cell-content()=16" style:apply-style-name="green16" style:base-cell-address="v5.U23"/>
    </style:style>
    <style:style style:name="ce22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U24"/>
      <style:map style:condition="cell-content()=2" style:apply-style-name="green2" style:base-cell-address="v5.U24"/>
      <style:map style:condition="cell-content()=4" style:apply-style-name="green4" style:base-cell-address="v5.U24"/>
      <style:map style:condition="cell-content()=8" style:apply-style-name="green8" style:base-cell-address="v5.U24"/>
      <style:map style:condition="cell-content()=16" style:apply-style-name="green16" style:base-cell-address="v5.U24"/>
    </style:style>
    <style:style style:name="ce22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U25"/>
      <style:map style:condition="cell-content()=2" style:apply-style-name="green2" style:base-cell-address="v5.U25"/>
      <style:map style:condition="cell-content()=4" style:apply-style-name="green4" style:base-cell-address="v5.U25"/>
      <style:map style:condition="cell-content()=8" style:apply-style-name="green8" style:base-cell-address="v5.U25"/>
      <style:map style:condition="cell-content()=16" style:apply-style-name="green16" style:base-cell-address="v5.U25"/>
    </style:style>
    <style:style style:name="ce23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U26"/>
      <style:map style:condition="cell-content()=2" style:apply-style-name="green2" style:base-cell-address="v5.U26"/>
      <style:map style:condition="cell-content()=4" style:apply-style-name="green4" style:base-cell-address="v5.U26"/>
      <style:map style:condition="cell-content()=8" style:apply-style-name="green8" style:base-cell-address="v5.U26"/>
      <style:map style:condition="cell-content()=16" style:apply-style-name="green16" style:base-cell-address="v5.U26"/>
    </style:style>
    <style:style style:name="ce23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U27"/>
      <style:map style:condition="cell-content()=2" style:apply-style-name="green2" style:base-cell-address="v5.U27"/>
      <style:map style:condition="cell-content()=4" style:apply-style-name="green4" style:base-cell-address="v5.U27"/>
      <style:map style:condition="cell-content()=8" style:apply-style-name="green8" style:base-cell-address="v5.U27"/>
      <style:map style:condition="cell-content()=16" style:apply-style-name="green16" style:base-cell-address="v5.U27"/>
    </style:style>
    <style:style style:name="ce23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U28"/>
      <style:map style:condition="cell-content()=2" style:apply-style-name="green2" style:base-cell-address="v5.U28"/>
      <style:map style:condition="cell-content()=4" style:apply-style-name="green4" style:base-cell-address="v5.U28"/>
      <style:map style:condition="cell-content()=8" style:apply-style-name="green8" style:base-cell-address="v5.U28"/>
      <style:map style:condition="cell-content()=16" style:apply-style-name="green16" style:base-cell-address="v5.U28"/>
    </style:style>
    <style:style style:name="ce23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U29"/>
      <style:map style:condition="cell-content()=2" style:apply-style-name="green2" style:base-cell-address="v5.U29"/>
      <style:map style:condition="cell-content()=4" style:apply-style-name="green4" style:base-cell-address="v5.U29"/>
      <style:map style:condition="cell-content()=8" style:apply-style-name="green8" style:base-cell-address="v5.U29"/>
      <style:map style:condition="cell-content()=16" style:apply-style-name="green16" style:base-cell-address="v5.U29"/>
    </style:style>
    <style:style style:name="ce23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U30"/>
      <style:map style:condition="cell-content()=2" style:apply-style-name="green2" style:base-cell-address="v5.U30"/>
      <style:map style:condition="cell-content()=4" style:apply-style-name="green4" style:base-cell-address="v5.U30"/>
      <style:map style:condition="cell-content()=8" style:apply-style-name="green8" style:base-cell-address="v5.U30"/>
      <style:map style:condition="cell-content()=16" style:apply-style-name="green16" style:base-cell-address="v5.U30"/>
    </style:style>
    <style:style style:name="ce23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U31"/>
      <style:map style:condition="cell-content()=2" style:apply-style-name="green2" style:base-cell-address="v5.U31"/>
      <style:map style:condition="cell-content()=4" style:apply-style-name="green4" style:base-cell-address="v5.U31"/>
      <style:map style:condition="cell-content()=8" style:apply-style-name="green8" style:base-cell-address="v5.U31"/>
      <style:map style:condition="cell-content()=16" style:apply-style-name="green16" style:base-cell-address="v5.U31"/>
    </style:style>
    <style:style style:name="ce23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U32"/>
      <style:map style:condition="cell-content()=2" style:apply-style-name="green2" style:base-cell-address="v5.U32"/>
      <style:map style:condition="cell-content()=4" style:apply-style-name="green4" style:base-cell-address="v5.U32"/>
      <style:map style:condition="cell-content()=8" style:apply-style-name="green8" style:base-cell-address="v5.U32"/>
      <style:map style:condition="cell-content()=16" style:apply-style-name="green16" style:base-cell-address="v5.U32"/>
    </style:style>
    <style:style style:name="ce23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U33"/>
      <style:map style:condition="cell-content()=2" style:apply-style-name="green2" style:base-cell-address="v5.U33"/>
      <style:map style:condition="cell-content()=4" style:apply-style-name="green4" style:base-cell-address="v5.U33"/>
      <style:map style:condition="cell-content()=8" style:apply-style-name="green8" style:base-cell-address="v5.U33"/>
      <style:map style:condition="cell-content()=16" style:apply-style-name="green16" style:base-cell-address="v5.U33"/>
    </style:style>
    <style:style style:name="ce23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U34"/>
      <style:map style:condition="cell-content()=2" style:apply-style-name="green2" style:base-cell-address="v5.U34"/>
      <style:map style:condition="cell-content()=4" style:apply-style-name="green4" style:base-cell-address="v5.U34"/>
      <style:map style:condition="cell-content()=8" style:apply-style-name="green8" style:base-cell-address="v5.U34"/>
      <style:map style:condition="cell-content()=16" style:apply-style-name="green16" style:base-cell-address="v5.U34"/>
    </style:style>
    <style:style style:name="ce23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U35"/>
      <style:map style:condition="cell-content()=2" style:apply-style-name="green2" style:base-cell-address="v5.U35"/>
      <style:map style:condition="cell-content()=4" style:apply-style-name="green4" style:base-cell-address="v5.U35"/>
      <style:map style:condition="cell-content()=8" style:apply-style-name="green8" style:base-cell-address="v5.U35"/>
      <style:map style:condition="cell-content()=16" style:apply-style-name="green16" style:base-cell-address="v5.U35"/>
    </style:style>
    <style:style style:name="ce24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U36"/>
      <style:map style:condition="cell-content()=2" style:apply-style-name="green2" style:base-cell-address="v5.U36"/>
      <style:map style:condition="cell-content()=4" style:apply-style-name="green4" style:base-cell-address="v5.U36"/>
      <style:map style:condition="cell-content()=8" style:apply-style-name="green8" style:base-cell-address="v5.U36"/>
      <style:map style:condition="cell-content()=16" style:apply-style-name="green16" style:base-cell-address="v5.U36"/>
    </style:style>
    <style:style style:name="ce24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U37"/>
      <style:map style:condition="cell-content()=2" style:apply-style-name="green2" style:base-cell-address="v5.U37"/>
      <style:map style:condition="cell-content()=4" style:apply-style-name="green4" style:base-cell-address="v5.U37"/>
      <style:map style:condition="cell-content()=8" style:apply-style-name="green8" style:base-cell-address="v5.U37"/>
      <style:map style:condition="cell-content()=16" style:apply-style-name="green16" style:base-cell-address="v5.U37"/>
    </style:style>
    <style:style style:name="ce24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U38"/>
      <style:map style:condition="cell-content()=2" style:apply-style-name="green2" style:base-cell-address="v5.U38"/>
      <style:map style:condition="cell-content()=4" style:apply-style-name="green4" style:base-cell-address="v5.U38"/>
      <style:map style:condition="cell-content()=8" style:apply-style-name="green8" style:base-cell-address="v5.U38"/>
      <style:map style:condition="cell-content()=16" style:apply-style-name="green16" style:base-cell-address="v5.U38"/>
    </style:style>
    <style:style style:name="ce24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U39"/>
      <style:map style:condition="cell-content()=2" style:apply-style-name="green2" style:base-cell-address="v5.U39"/>
      <style:map style:condition="cell-content()=4" style:apply-style-name="green4" style:base-cell-address="v5.U39"/>
      <style:map style:condition="cell-content()=8" style:apply-style-name="green8" style:base-cell-address="v5.U39"/>
      <style:map style:condition="cell-content()=16" style:apply-style-name="green16" style:base-cell-address="v5.U39"/>
    </style:style>
    <style:style style:name="ce24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U40"/>
      <style:map style:condition="cell-content()=2" style:apply-style-name="green2" style:base-cell-address="v5.U40"/>
      <style:map style:condition="cell-content()=4" style:apply-style-name="green4" style:base-cell-address="v5.U40"/>
      <style:map style:condition="cell-content()=8" style:apply-style-name="green8" style:base-cell-address="v5.U40"/>
      <style:map style:condition="cell-content()=16" style:apply-style-name="green16" style:base-cell-address="v5.U40"/>
    </style:style>
    <style:style style:name="ce24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8"/>
      <style:map style:condition="cell-content()=2" style:apply-style-name="green2" style:base-cell-address="v5.AC8"/>
      <style:map style:condition="cell-content()=4" style:apply-style-name="green4" style:base-cell-address="v5.AC8"/>
      <style:map style:condition="cell-content()=8" style:apply-style-name="green8" style:base-cell-address="v5.AC8"/>
      <style:map style:condition="cell-content()=16" style:apply-style-name="green16" style:base-cell-address="v5.AC8"/>
    </style:style>
    <style:style style:name="ce24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9"/>
      <style:map style:condition="cell-content()=2" style:apply-style-name="green2" style:base-cell-address="v5.AC9"/>
      <style:map style:condition="cell-content()=4" style:apply-style-name="green4" style:base-cell-address="v5.AC9"/>
      <style:map style:condition="cell-content()=8" style:apply-style-name="green8" style:base-cell-address="v5.AC9"/>
      <style:map style:condition="cell-content()=16" style:apply-style-name="green16" style:base-cell-address="v5.AC9"/>
    </style:style>
    <style:style style:name="ce24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10"/>
      <style:map style:condition="cell-content()=2" style:apply-style-name="green2" style:base-cell-address="v5.AC10"/>
      <style:map style:condition="cell-content()=4" style:apply-style-name="green4" style:base-cell-address="v5.AC10"/>
      <style:map style:condition="cell-content()=8" style:apply-style-name="green8" style:base-cell-address="v5.AC10"/>
      <style:map style:condition="cell-content()=16" style:apply-style-name="green16" style:base-cell-address="v5.AC10"/>
    </style:style>
    <style:style style:name="ce24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11"/>
      <style:map style:condition="cell-content()=2" style:apply-style-name="green2" style:base-cell-address="v5.AC11"/>
      <style:map style:condition="cell-content()=4" style:apply-style-name="green4" style:base-cell-address="v5.AC11"/>
      <style:map style:condition="cell-content()=8" style:apply-style-name="green8" style:base-cell-address="v5.AC11"/>
      <style:map style:condition="cell-content()=16" style:apply-style-name="green16" style:base-cell-address="v5.AC11"/>
    </style:style>
    <style:style style:name="ce24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12"/>
      <style:map style:condition="cell-content()=2" style:apply-style-name="green2" style:base-cell-address="v5.AC12"/>
      <style:map style:condition="cell-content()=4" style:apply-style-name="green4" style:base-cell-address="v5.AC12"/>
      <style:map style:condition="cell-content()=8" style:apply-style-name="green8" style:base-cell-address="v5.AC12"/>
      <style:map style:condition="cell-content()=16" style:apply-style-name="green16" style:base-cell-address="v5.AC12"/>
    </style:style>
    <style:style style:name="ce25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13"/>
      <style:map style:condition="cell-content()=2" style:apply-style-name="green2" style:base-cell-address="v5.AC13"/>
      <style:map style:condition="cell-content()=4" style:apply-style-name="green4" style:base-cell-address="v5.AC13"/>
      <style:map style:condition="cell-content()=8" style:apply-style-name="green8" style:base-cell-address="v5.AC13"/>
      <style:map style:condition="cell-content()=16" style:apply-style-name="green16" style:base-cell-address="v5.AC13"/>
    </style:style>
    <style:style style:name="ce25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14"/>
      <style:map style:condition="cell-content()=2" style:apply-style-name="green2" style:base-cell-address="v5.AC14"/>
      <style:map style:condition="cell-content()=4" style:apply-style-name="green4" style:base-cell-address="v5.AC14"/>
      <style:map style:condition="cell-content()=8" style:apply-style-name="green8" style:base-cell-address="v5.AC14"/>
      <style:map style:condition="cell-content()=16" style:apply-style-name="green16" style:base-cell-address="v5.AC14"/>
    </style:style>
    <style:style style:name="ce25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15"/>
      <style:map style:condition="cell-content()=2" style:apply-style-name="green2" style:base-cell-address="v5.AC15"/>
      <style:map style:condition="cell-content()=4" style:apply-style-name="green4" style:base-cell-address="v5.AC15"/>
      <style:map style:condition="cell-content()=8" style:apply-style-name="green8" style:base-cell-address="v5.AC15"/>
      <style:map style:condition="cell-content()=16" style:apply-style-name="green16" style:base-cell-address="v5.AC15"/>
    </style:style>
    <style:style style:name="ce25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16"/>
      <style:map style:condition="cell-content()=2" style:apply-style-name="green2" style:base-cell-address="v5.AC16"/>
      <style:map style:condition="cell-content()=4" style:apply-style-name="green4" style:base-cell-address="v5.AC16"/>
      <style:map style:condition="cell-content()=8" style:apply-style-name="green8" style:base-cell-address="v5.AC16"/>
      <style:map style:condition="cell-content()=16" style:apply-style-name="green16" style:base-cell-address="v5.AC16"/>
    </style:style>
    <style:style style:name="ce25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17"/>
      <style:map style:condition="cell-content()=2" style:apply-style-name="green2" style:base-cell-address="v5.AC17"/>
      <style:map style:condition="cell-content()=4" style:apply-style-name="green4" style:base-cell-address="v5.AC17"/>
      <style:map style:condition="cell-content()=8" style:apply-style-name="green8" style:base-cell-address="v5.AC17"/>
      <style:map style:condition="cell-content()=16" style:apply-style-name="green16" style:base-cell-address="v5.AC17"/>
    </style:style>
    <style:style style:name="ce25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18"/>
      <style:map style:condition="cell-content()=2" style:apply-style-name="green2" style:base-cell-address="v5.AC18"/>
      <style:map style:condition="cell-content()=4" style:apply-style-name="green4" style:base-cell-address="v5.AC18"/>
      <style:map style:condition="cell-content()=8" style:apply-style-name="green8" style:base-cell-address="v5.AC18"/>
      <style:map style:condition="cell-content()=16" style:apply-style-name="green16" style:base-cell-address="v5.AC18"/>
    </style:style>
    <style:style style:name="ce25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19"/>
      <style:map style:condition="cell-content()=2" style:apply-style-name="green2" style:base-cell-address="v5.AC19"/>
      <style:map style:condition="cell-content()=4" style:apply-style-name="green4" style:base-cell-address="v5.AC19"/>
      <style:map style:condition="cell-content()=8" style:apply-style-name="green8" style:base-cell-address="v5.AC19"/>
      <style:map style:condition="cell-content()=16" style:apply-style-name="green16" style:base-cell-address="v5.AC19"/>
    </style:style>
    <style:style style:name="ce25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20"/>
      <style:map style:condition="cell-content()=2" style:apply-style-name="green2" style:base-cell-address="v5.AC20"/>
      <style:map style:condition="cell-content()=4" style:apply-style-name="green4" style:base-cell-address="v5.AC20"/>
      <style:map style:condition="cell-content()=8" style:apply-style-name="green8" style:base-cell-address="v5.AC20"/>
      <style:map style:condition="cell-content()=16" style:apply-style-name="green16" style:base-cell-address="v5.AC20"/>
    </style:style>
    <style:style style:name="ce25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21"/>
      <style:map style:condition="cell-content()=2" style:apply-style-name="green2" style:base-cell-address="v5.AC21"/>
      <style:map style:condition="cell-content()=4" style:apply-style-name="green4" style:base-cell-address="v5.AC21"/>
      <style:map style:condition="cell-content()=8" style:apply-style-name="green8" style:base-cell-address="v5.AC21"/>
      <style:map style:condition="cell-content()=16" style:apply-style-name="green16" style:base-cell-address="v5.AC21"/>
    </style:style>
    <style:style style:name="ce25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22"/>
      <style:map style:condition="cell-content()=2" style:apply-style-name="green2" style:base-cell-address="v5.AC22"/>
      <style:map style:condition="cell-content()=4" style:apply-style-name="green4" style:base-cell-address="v5.AC22"/>
      <style:map style:condition="cell-content()=8" style:apply-style-name="green8" style:base-cell-address="v5.AC22"/>
      <style:map style:condition="cell-content()=16" style:apply-style-name="green16" style:base-cell-address="v5.AC22"/>
    </style:style>
    <style:style style:name="ce26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23"/>
      <style:map style:condition="cell-content()=2" style:apply-style-name="green2" style:base-cell-address="v5.AC23"/>
      <style:map style:condition="cell-content()=4" style:apply-style-name="green4" style:base-cell-address="v5.AC23"/>
      <style:map style:condition="cell-content()=8" style:apply-style-name="green8" style:base-cell-address="v5.AC23"/>
      <style:map style:condition="cell-content()=16" style:apply-style-name="green16" style:base-cell-address="v5.AC23"/>
    </style:style>
    <style:style style:name="ce26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24"/>
      <style:map style:condition="cell-content()=2" style:apply-style-name="green2" style:base-cell-address="v5.AC24"/>
      <style:map style:condition="cell-content()=4" style:apply-style-name="green4" style:base-cell-address="v5.AC24"/>
      <style:map style:condition="cell-content()=8" style:apply-style-name="green8" style:base-cell-address="v5.AC24"/>
      <style:map style:condition="cell-content()=16" style:apply-style-name="green16" style:base-cell-address="v5.AC24"/>
    </style:style>
    <style:style style:name="ce26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D8"/>
      <style:map style:condition="cell-content()=2" style:apply-style-name="green2" style:base-cell-address="v5.AD8"/>
      <style:map style:condition="cell-content()=4" style:apply-style-name="green4" style:base-cell-address="v5.AD8"/>
      <style:map style:condition="cell-content()=8" style:apply-style-name="green8" style:base-cell-address="v5.AD8"/>
      <style:map style:condition="cell-content()=16" style:apply-style-name="green16" style:base-cell-address="v5.AD8"/>
    </style:style>
    <style:style style:name="ce26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D9"/>
      <style:map style:condition="cell-content()=2" style:apply-style-name="green2" style:base-cell-address="v5.AD9"/>
      <style:map style:condition="cell-content()=4" style:apply-style-name="green4" style:base-cell-address="v5.AD9"/>
      <style:map style:condition="cell-content()=8" style:apply-style-name="green8" style:base-cell-address="v5.AD9"/>
      <style:map style:condition="cell-content()=16" style:apply-style-name="green16" style:base-cell-address="v5.AD9"/>
    </style:style>
    <style:style style:name="ce26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D10"/>
      <style:map style:condition="cell-content()=2" style:apply-style-name="green2" style:base-cell-address="v5.AD10"/>
      <style:map style:condition="cell-content()=4" style:apply-style-name="green4" style:base-cell-address="v5.AD10"/>
      <style:map style:condition="cell-content()=8" style:apply-style-name="green8" style:base-cell-address="v5.AD10"/>
      <style:map style:condition="cell-content()=16" style:apply-style-name="green16" style:base-cell-address="v5.AD10"/>
    </style:style>
    <style:style style:name="ce26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D11"/>
      <style:map style:condition="cell-content()=2" style:apply-style-name="green2" style:base-cell-address="v5.AD11"/>
      <style:map style:condition="cell-content()=4" style:apply-style-name="green4" style:base-cell-address="v5.AD11"/>
      <style:map style:condition="cell-content()=8" style:apply-style-name="green8" style:base-cell-address="v5.AD11"/>
      <style:map style:condition="cell-content()=16" style:apply-style-name="green16" style:base-cell-address="v5.AD11"/>
    </style:style>
    <style:style style:name="ce26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D12"/>
      <style:map style:condition="cell-content()=2" style:apply-style-name="green2" style:base-cell-address="v5.AD12"/>
      <style:map style:condition="cell-content()=4" style:apply-style-name="green4" style:base-cell-address="v5.AD12"/>
      <style:map style:condition="cell-content()=8" style:apply-style-name="green8" style:base-cell-address="v5.AD12"/>
      <style:map style:condition="cell-content()=16" style:apply-style-name="green16" style:base-cell-address="v5.AD12"/>
    </style:style>
    <style:style style:name="ce26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D13"/>
      <style:map style:condition="cell-content()=2" style:apply-style-name="green2" style:base-cell-address="v5.AD13"/>
      <style:map style:condition="cell-content()=4" style:apply-style-name="green4" style:base-cell-address="v5.AD13"/>
      <style:map style:condition="cell-content()=8" style:apply-style-name="green8" style:base-cell-address="v5.AD13"/>
      <style:map style:condition="cell-content()=16" style:apply-style-name="green16" style:base-cell-address="v5.AD13"/>
    </style:style>
    <style:style style:name="ce26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D14"/>
      <style:map style:condition="cell-content()=2" style:apply-style-name="green2" style:base-cell-address="v5.AD14"/>
      <style:map style:condition="cell-content()=4" style:apply-style-name="green4" style:base-cell-address="v5.AD14"/>
      <style:map style:condition="cell-content()=8" style:apply-style-name="green8" style:base-cell-address="v5.AD14"/>
      <style:map style:condition="cell-content()=16" style:apply-style-name="green16" style:base-cell-address="v5.AD14"/>
    </style:style>
    <style:style style:name="ce26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D15"/>
      <style:map style:condition="cell-content()=2" style:apply-style-name="green2" style:base-cell-address="v5.AD15"/>
      <style:map style:condition="cell-content()=4" style:apply-style-name="green4" style:base-cell-address="v5.AD15"/>
      <style:map style:condition="cell-content()=8" style:apply-style-name="green8" style:base-cell-address="v5.AD15"/>
      <style:map style:condition="cell-content()=16" style:apply-style-name="green16" style:base-cell-address="v5.AD15"/>
    </style:style>
    <style:style style:name="ce27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D16"/>
      <style:map style:condition="cell-content()=2" style:apply-style-name="green2" style:base-cell-address="v5.AD16"/>
      <style:map style:condition="cell-content()=4" style:apply-style-name="green4" style:base-cell-address="v5.AD16"/>
      <style:map style:condition="cell-content()=8" style:apply-style-name="green8" style:base-cell-address="v5.AD16"/>
      <style:map style:condition="cell-content()=16" style:apply-style-name="green16" style:base-cell-address="v5.AD16"/>
    </style:style>
    <style:style style:name="ce27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D17"/>
      <style:map style:condition="cell-content()=2" style:apply-style-name="green2" style:base-cell-address="v5.AD17"/>
      <style:map style:condition="cell-content()=4" style:apply-style-name="green4" style:base-cell-address="v5.AD17"/>
      <style:map style:condition="cell-content()=8" style:apply-style-name="green8" style:base-cell-address="v5.AD17"/>
      <style:map style:condition="cell-content()=16" style:apply-style-name="green16" style:base-cell-address="v5.AD17"/>
    </style:style>
    <style:style style:name="ce27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D18"/>
      <style:map style:condition="cell-content()=2" style:apply-style-name="green2" style:base-cell-address="v5.AD18"/>
      <style:map style:condition="cell-content()=4" style:apply-style-name="green4" style:base-cell-address="v5.AD18"/>
      <style:map style:condition="cell-content()=8" style:apply-style-name="green8" style:base-cell-address="v5.AD18"/>
      <style:map style:condition="cell-content()=16" style:apply-style-name="green16" style:base-cell-address="v5.AD18"/>
    </style:style>
    <style:style style:name="ce27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D19"/>
      <style:map style:condition="cell-content()=2" style:apply-style-name="green2" style:base-cell-address="v5.AD19"/>
      <style:map style:condition="cell-content()=4" style:apply-style-name="green4" style:base-cell-address="v5.AD19"/>
      <style:map style:condition="cell-content()=8" style:apply-style-name="green8" style:base-cell-address="v5.AD19"/>
      <style:map style:condition="cell-content()=16" style:apply-style-name="green16" style:base-cell-address="v5.AD19"/>
    </style:style>
    <style:style style:name="ce27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D20"/>
      <style:map style:condition="cell-content()=2" style:apply-style-name="green2" style:base-cell-address="v5.AD20"/>
      <style:map style:condition="cell-content()=4" style:apply-style-name="green4" style:base-cell-address="v5.AD20"/>
      <style:map style:condition="cell-content()=8" style:apply-style-name="green8" style:base-cell-address="v5.AD20"/>
      <style:map style:condition="cell-content()=16" style:apply-style-name="green16" style:base-cell-address="v5.AD20"/>
    </style:style>
    <style:style style:name="ce27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D21"/>
      <style:map style:condition="cell-content()=2" style:apply-style-name="green2" style:base-cell-address="v5.AD21"/>
      <style:map style:condition="cell-content()=4" style:apply-style-name="green4" style:base-cell-address="v5.AD21"/>
      <style:map style:condition="cell-content()=8" style:apply-style-name="green8" style:base-cell-address="v5.AD21"/>
      <style:map style:condition="cell-content()=16" style:apply-style-name="green16" style:base-cell-address="v5.AD21"/>
    </style:style>
    <style:style style:name="ce27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D22"/>
      <style:map style:condition="cell-content()=2" style:apply-style-name="green2" style:base-cell-address="v5.AD22"/>
      <style:map style:condition="cell-content()=4" style:apply-style-name="green4" style:base-cell-address="v5.AD22"/>
      <style:map style:condition="cell-content()=8" style:apply-style-name="green8" style:base-cell-address="v5.AD22"/>
      <style:map style:condition="cell-content()=16" style:apply-style-name="green16" style:base-cell-address="v5.AD22"/>
    </style:style>
    <style:style style:name="ce27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D23"/>
      <style:map style:condition="cell-content()=2" style:apply-style-name="green2" style:base-cell-address="v5.AD23"/>
      <style:map style:condition="cell-content()=4" style:apply-style-name="green4" style:base-cell-address="v5.AD23"/>
      <style:map style:condition="cell-content()=8" style:apply-style-name="green8" style:base-cell-address="v5.AD23"/>
      <style:map style:condition="cell-content()=16" style:apply-style-name="green16" style:base-cell-address="v5.AD23"/>
    </style:style>
    <style:style style:name="ce27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D24"/>
      <style:map style:condition="cell-content()=2" style:apply-style-name="green2" style:base-cell-address="v5.AD24"/>
      <style:map style:condition="cell-content()=4" style:apply-style-name="green4" style:base-cell-address="v5.AD24"/>
      <style:map style:condition="cell-content()=8" style:apply-style-name="green8" style:base-cell-address="v5.AD24"/>
      <style:map style:condition="cell-content()=16" style:apply-style-name="green16" style:base-cell-address="v5.AD24"/>
    </style:style>
    <style:style style:name="ce279" style:family="table-cell" style:parent-style-name="Default">
      <style:table-cell-properties style:text-align-source="fix" style:repeat-content="false" style:rotation-angle="270" style:rotation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8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size="6pt" style:font-size-asian="6pt" style:font-size-complex="6pt"/>
    </style:style>
    <style:style style:name="ce281" style:family="table-cell" style:parent-style-name="Default">
      <style:table-cell-properties style:rotation-angle="270"/>
    </style:style>
    <style:style style:name="ce2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8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84" style:family="table-cell" style:parent-style-name="Default">
      <style:table-cell-properties style:text-align-source="fix" style:repeat-content="false" style:rotation-angle="270" style:rotation-align="top"/>
      <style:paragraph-properties fo:text-align="end" fo:margin-left="0mm"/>
      <style:text-properties fo:font-size="8pt" style:font-size-asian="8pt" style:font-size-complex="8pt"/>
    </style:style>
    <style:style style:name="ce285" style:family="table-cell" style:parent-style-name="Default">
      <style:table-cell-properties style:text-align-source="fix" style:repeat-content="false" fo:wrap-option="wrap" style:rotation-angle="270" style:rotation-align="top"/>
      <style:paragraph-properties fo:text-align="end" fo:margin-left="0mm"/>
      <style:text-properties fo:font-size="8pt" style:font-size-asian="8pt" style:font-size-complex="8pt"/>
    </style:style>
    <style:style style:name="ce28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6pt" fo:font-weight="bold" style:font-size-asian="6pt" style:font-weight-asian="bold" style:font-size-complex="6pt" style:font-weight-complex="bold"/>
    </style:style>
    <style:style style:name="ce2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4_3.O8"/>
      <style:map style:condition="cell-content()=0" style:apply-style-name="Untitled2" style:base-cell-address="v4_3.O8"/>
    </style:style>
    <style:style style:name="ce2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4_3.O8"/>
      <style:map style:condition="cell-content()=0" style:apply-style-name="Untitled2" style:base-cell-address="v4_3.O8"/>
    </style:style>
    <style:style style:name="ce289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2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6pt" fo:font-weight="bold" style:font-size-asian="6pt" style:font-weight-asian="bold" style:font-size-complex="6pt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1" style:apply-style-name="red" style:base-cell-address="v4_3.S8"/>
      <style:map style:condition="cell-content()=0" style:apply-style-name="Untitled2" style:base-cell-address="v4_3.S8"/>
    </style:style>
    <style:style style:name="ce29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1" style:apply-style-name="red" style:base-cell-address="v4_3.S9"/>
      <style:map style:condition="cell-content()=0" style:apply-style-name="Untitled2" style:base-cell-address="v4_3.S9"/>
    </style:style>
    <style:style style:name="ce29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1" style:apply-style-name="red" style:base-cell-address="v4_3.S10"/>
      <style:map style:condition="cell-content()=0" style:apply-style-name="Untitled2" style:base-cell-address="v4_3.S10"/>
    </style:style>
    <style:style style:name="ce29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1" style:apply-style-name="red" style:base-cell-address="v4_3.S11"/>
      <style:map style:condition="cell-content()=0" style:apply-style-name="Untitled2" style:base-cell-address="v4_3.S11"/>
    </style:style>
    <style:style style:name="ce29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8"/>
      <style:map style:condition="cell-content()=2" style:apply-style-name="green2" style:base-cell-address="v4_3.AB8"/>
      <style:map style:condition="cell-content()=4" style:apply-style-name="green4" style:base-cell-address="v4_3.AB8"/>
      <style:map style:condition="cell-content()=8" style:apply-style-name="green8" style:base-cell-address="v4_3.AB8"/>
      <style:map style:condition="cell-content()=16" style:apply-style-name="green16" style:base-cell-address="v4_3.AB8"/>
    </style:style>
    <style:style style:name="ce29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9"/>
      <style:map style:condition="cell-content()=2" style:apply-style-name="green2" style:base-cell-address="v4_3.AB9"/>
      <style:map style:condition="cell-content()=4" style:apply-style-name="green4" style:base-cell-address="v4_3.AB9"/>
      <style:map style:condition="cell-content()=8" style:apply-style-name="green8" style:base-cell-address="v4_3.AB9"/>
      <style:map style:condition="cell-content()=16" style:apply-style-name="green16" style:base-cell-address="v4_3.AB9"/>
    </style:style>
    <style:style style:name="ce29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10"/>
      <style:map style:condition="cell-content()=2" style:apply-style-name="green2" style:base-cell-address="v4_3.AB10"/>
      <style:map style:condition="cell-content()=4" style:apply-style-name="green4" style:base-cell-address="v4_3.AB10"/>
      <style:map style:condition="cell-content()=8" style:apply-style-name="green8" style:base-cell-address="v4_3.AB10"/>
      <style:map style:condition="cell-content()=16" style:apply-style-name="green16" style:base-cell-address="v4_3.AB10"/>
    </style:style>
    <style:style style:name="ce29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11"/>
      <style:map style:condition="cell-content()=2" style:apply-style-name="green2" style:base-cell-address="v4_3.AB11"/>
      <style:map style:condition="cell-content()=4" style:apply-style-name="green4" style:base-cell-address="v4_3.AB11"/>
      <style:map style:condition="cell-content()=8" style:apply-style-name="green8" style:base-cell-address="v4_3.AB11"/>
      <style:map style:condition="cell-content()=16" style:apply-style-name="green16" style:base-cell-address="v4_3.AB11"/>
    </style:style>
    <style:style style:name="ce29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12"/>
      <style:map style:condition="cell-content()=2" style:apply-style-name="green2" style:base-cell-address="v4_3.AB12"/>
      <style:map style:condition="cell-content()=4" style:apply-style-name="green4" style:base-cell-address="v4_3.AB12"/>
      <style:map style:condition="cell-content()=8" style:apply-style-name="green8" style:base-cell-address="v4_3.AB12"/>
      <style:map style:condition="cell-content()=16" style:apply-style-name="green16" style:base-cell-address="v4_3.AB12"/>
    </style:style>
    <style:style style:name="ce30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13"/>
      <style:map style:condition="cell-content()=2" style:apply-style-name="green2" style:base-cell-address="v4_3.AB13"/>
      <style:map style:condition="cell-content()=4" style:apply-style-name="green4" style:base-cell-address="v4_3.AB13"/>
      <style:map style:condition="cell-content()=8" style:apply-style-name="green8" style:base-cell-address="v4_3.AB13"/>
      <style:map style:condition="cell-content()=16" style:apply-style-name="green16" style:base-cell-address="v4_3.AB13"/>
    </style:style>
    <style:style style:name="ce30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14"/>
      <style:map style:condition="cell-content()=2" style:apply-style-name="green2" style:base-cell-address="v4_3.AB14"/>
      <style:map style:condition="cell-content()=4" style:apply-style-name="green4" style:base-cell-address="v4_3.AB14"/>
      <style:map style:condition="cell-content()=8" style:apply-style-name="green8" style:base-cell-address="v4_3.AB14"/>
      <style:map style:condition="cell-content()=16" style:apply-style-name="green16" style:base-cell-address="v4_3.AB14"/>
    </style:style>
    <style:style style:name="ce30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15"/>
      <style:map style:condition="cell-content()=2" style:apply-style-name="green2" style:base-cell-address="v4_3.AB15"/>
      <style:map style:condition="cell-content()=4" style:apply-style-name="green4" style:base-cell-address="v4_3.AB15"/>
      <style:map style:condition="cell-content()=8" style:apply-style-name="green8" style:base-cell-address="v4_3.AB15"/>
      <style:map style:condition="cell-content()=16" style:apply-style-name="green16" style:base-cell-address="v4_3.AB15"/>
    </style:style>
    <style:style style:name="ce30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17"/>
      <style:map style:condition="cell-content()=2" style:apply-style-name="green2" style:base-cell-address="v4_3.AB17"/>
      <style:map style:condition="cell-content()=4" style:apply-style-name="green4" style:base-cell-address="v4_3.AB17"/>
      <style:map style:condition="cell-content()=8" style:apply-style-name="green8" style:base-cell-address="v4_3.AB17"/>
      <style:map style:condition="cell-content()=16" style:apply-style-name="green16" style:base-cell-address="v4_3.AB17"/>
    </style:style>
    <style:style style:name="ce30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18"/>
      <style:map style:condition="cell-content()=2" style:apply-style-name="green2" style:base-cell-address="v4_3.AB18"/>
      <style:map style:condition="cell-content()=4" style:apply-style-name="green4" style:base-cell-address="v4_3.AB18"/>
      <style:map style:condition="cell-content()=8" style:apply-style-name="green8" style:base-cell-address="v4_3.AB18"/>
      <style:map style:condition="cell-content()=16" style:apply-style-name="green16" style:base-cell-address="v4_3.AB18"/>
    </style:style>
    <style:style style:name="ce30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19"/>
      <style:map style:condition="cell-content()=2" style:apply-style-name="green2" style:base-cell-address="v4_3.AB19"/>
      <style:map style:condition="cell-content()=4" style:apply-style-name="green4" style:base-cell-address="v4_3.AB19"/>
      <style:map style:condition="cell-content()=8" style:apply-style-name="green8" style:base-cell-address="v4_3.AB19"/>
      <style:map style:condition="cell-content()=16" style:apply-style-name="green16" style:base-cell-address="v4_3.AB19"/>
    </style:style>
    <style:style style:name="ce30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20"/>
      <style:map style:condition="cell-content()=2" style:apply-style-name="green2" style:base-cell-address="v4_3.AB20"/>
      <style:map style:condition="cell-content()=4" style:apply-style-name="green4" style:base-cell-address="v4_3.AB20"/>
      <style:map style:condition="cell-content()=8" style:apply-style-name="green8" style:base-cell-address="v4_3.AB20"/>
      <style:map style:condition="cell-content()=16" style:apply-style-name="green16" style:base-cell-address="v4_3.AB20"/>
    </style:style>
    <style:style style:name="ce30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21"/>
      <style:map style:condition="cell-content()=2" style:apply-style-name="green2" style:base-cell-address="v4_3.AB21"/>
      <style:map style:condition="cell-content()=4" style:apply-style-name="green4" style:base-cell-address="v4_3.AB21"/>
      <style:map style:condition="cell-content()=8" style:apply-style-name="green8" style:base-cell-address="v4_3.AB21"/>
      <style:map style:condition="cell-content()=16" style:apply-style-name="green16" style:base-cell-address="v4_3.AB21"/>
    </style:style>
    <style:style style:name="ce30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22"/>
      <style:map style:condition="cell-content()=2" style:apply-style-name="green2" style:base-cell-address="v4_3.AB22"/>
      <style:map style:condition="cell-content()=4" style:apply-style-name="green4" style:base-cell-address="v4_3.AB22"/>
      <style:map style:condition="cell-content()=8" style:apply-style-name="green8" style:base-cell-address="v4_3.AB22"/>
      <style:map style:condition="cell-content()=16" style:apply-style-name="green16" style:base-cell-address="v4_3.AB22"/>
    </style:style>
    <style:style style:name="ce30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23"/>
      <style:map style:condition="cell-content()=2" style:apply-style-name="green2" style:base-cell-address="v4_3.AB23"/>
      <style:map style:condition="cell-content()=4" style:apply-style-name="green4" style:base-cell-address="v4_3.AB23"/>
      <style:map style:condition="cell-content()=8" style:apply-style-name="green8" style:base-cell-address="v4_3.AB23"/>
      <style:map style:condition="cell-content()=16" style:apply-style-name="green16" style:base-cell-address="v4_3.AB23"/>
    </style:style>
    <style:style style:name="ce31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24"/>
      <style:map style:condition="cell-content()=2" style:apply-style-name="green2" style:base-cell-address="v4_3.AB24"/>
      <style:map style:condition="cell-content()=4" style:apply-style-name="green4" style:base-cell-address="v4_3.AB24"/>
      <style:map style:condition="cell-content()=8" style:apply-style-name="green8" style:base-cell-address="v4_3.AB24"/>
      <style:map style:condition="cell-content()=16" style:apply-style-name="green16" style:base-cell-address="v4_3.AB24"/>
    </style:style>
    <style:style style:name="ce31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25"/>
      <style:map style:condition="cell-content()=2" style:apply-style-name="green2" style:base-cell-address="v4_3.AB25"/>
      <style:map style:condition="cell-content()=4" style:apply-style-name="green4" style:base-cell-address="v4_3.AB25"/>
      <style:map style:condition="cell-content()=8" style:apply-style-name="green8" style:base-cell-address="v4_3.AB25"/>
      <style:map style:condition="cell-content()=16" style:apply-style-name="green16" style:base-cell-address="v4_3.AB25"/>
    </style:style>
    <style:style style:name="ce31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26"/>
      <style:map style:condition="cell-content()=2" style:apply-style-name="green2" style:base-cell-address="v4_3.AB26"/>
      <style:map style:condition="cell-content()=4" style:apply-style-name="green4" style:base-cell-address="v4_3.AB26"/>
      <style:map style:condition="cell-content()=8" style:apply-style-name="green8" style:base-cell-address="v4_3.AB26"/>
      <style:map style:condition="cell-content()=16" style:apply-style-name="green16" style:base-cell-address="v4_3.AB26"/>
    </style:style>
    <style:style style:name="ce31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27"/>
      <style:map style:condition="cell-content()=2" style:apply-style-name="green2" style:base-cell-address="v4_3.AB27"/>
      <style:map style:condition="cell-content()=4" style:apply-style-name="green4" style:base-cell-address="v4_3.AB27"/>
      <style:map style:condition="cell-content()=8" style:apply-style-name="green8" style:base-cell-address="v4_3.AB27"/>
      <style:map style:condition="cell-content()=16" style:apply-style-name="green16" style:base-cell-address="v4_3.AB27"/>
    </style:style>
    <style:style style:name="ce31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28"/>
      <style:map style:condition="cell-content()=2" style:apply-style-name="green2" style:base-cell-address="v4_3.AB28"/>
      <style:map style:condition="cell-content()=4" style:apply-style-name="green4" style:base-cell-address="v4_3.AB28"/>
      <style:map style:condition="cell-content()=8" style:apply-style-name="green8" style:base-cell-address="v4_3.AB28"/>
      <style:map style:condition="cell-content()=16" style:apply-style-name="green16" style:base-cell-address="v4_3.AB28"/>
    </style:style>
    <style:style style:name="ce31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29"/>
      <style:map style:condition="cell-content()=2" style:apply-style-name="green2" style:base-cell-address="v4_3.AB29"/>
      <style:map style:condition="cell-content()=4" style:apply-style-name="green4" style:base-cell-address="v4_3.AB29"/>
      <style:map style:condition="cell-content()=8" style:apply-style-name="green8" style:base-cell-address="v4_3.AB29"/>
      <style:map style:condition="cell-content()=16" style:apply-style-name="green16" style:base-cell-address="v4_3.AB29"/>
    </style:style>
    <style:style style:name="ce31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30"/>
      <style:map style:condition="cell-content()=2" style:apply-style-name="green2" style:base-cell-address="v4_3.AB30"/>
      <style:map style:condition="cell-content()=4" style:apply-style-name="green4" style:base-cell-address="v4_3.AB30"/>
      <style:map style:condition="cell-content()=8" style:apply-style-name="green8" style:base-cell-address="v4_3.AB30"/>
      <style:map style:condition="cell-content()=16" style:apply-style-name="green16" style:base-cell-address="v4_3.AB30"/>
    </style:style>
    <style:style style:name="ce31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31"/>
      <style:map style:condition="cell-content()=2" style:apply-style-name="green2" style:base-cell-address="v4_3.AB31"/>
      <style:map style:condition="cell-content()=4" style:apply-style-name="green4" style:base-cell-address="v4_3.AB31"/>
      <style:map style:condition="cell-content()=8" style:apply-style-name="green8" style:base-cell-address="v4_3.AB31"/>
      <style:map style:condition="cell-content()=16" style:apply-style-name="green16" style:base-cell-address="v4_3.AB31"/>
    </style:style>
    <style:style style:name="ce31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32"/>
      <style:map style:condition="cell-content()=2" style:apply-style-name="green2" style:base-cell-address="v4_3.AB32"/>
      <style:map style:condition="cell-content()=4" style:apply-style-name="green4" style:base-cell-address="v4_3.AB32"/>
      <style:map style:condition="cell-content()=8" style:apply-style-name="green8" style:base-cell-address="v4_3.AB32"/>
      <style:map style:condition="cell-content()=16" style:apply-style-name="green16" style:base-cell-address="v4_3.AB32"/>
    </style:style>
    <style:style style:name="ce31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33"/>
      <style:map style:condition="cell-content()=2" style:apply-style-name="green2" style:base-cell-address="v4_3.AB33"/>
      <style:map style:condition="cell-content()=4" style:apply-style-name="green4" style:base-cell-address="v4_3.AB33"/>
      <style:map style:condition="cell-content()=8" style:apply-style-name="green8" style:base-cell-address="v4_3.AB33"/>
      <style:map style:condition="cell-content()=16" style:apply-style-name="green16" style:base-cell-address="v4_3.AB33"/>
    </style:style>
    <style:style style:name="ce32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34"/>
      <style:map style:condition="cell-content()=2" style:apply-style-name="green2" style:base-cell-address="v4_3.AB34"/>
      <style:map style:condition="cell-content()=4" style:apply-style-name="green4" style:base-cell-address="v4_3.AB34"/>
      <style:map style:condition="cell-content()=8" style:apply-style-name="green8" style:base-cell-address="v4_3.AB34"/>
      <style:map style:condition="cell-content()=16" style:apply-style-name="green16" style:base-cell-address="v4_3.AB34"/>
    </style:style>
    <style:style style:name="ce32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35"/>
      <style:map style:condition="cell-content()=2" style:apply-style-name="green2" style:base-cell-address="v4_3.AB35"/>
      <style:map style:condition="cell-content()=4" style:apply-style-name="green4" style:base-cell-address="v4_3.AB35"/>
      <style:map style:condition="cell-content()=8" style:apply-style-name="green8" style:base-cell-address="v4_3.AB35"/>
      <style:map style:condition="cell-content()=16" style:apply-style-name="green16" style:base-cell-address="v4_3.AB35"/>
    </style:style>
    <style:style style:name="ce32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36"/>
      <style:map style:condition="cell-content()=2" style:apply-style-name="green2" style:base-cell-address="v4_3.AB36"/>
      <style:map style:condition="cell-content()=4" style:apply-style-name="green4" style:base-cell-address="v4_3.AB36"/>
      <style:map style:condition="cell-content()=8" style:apply-style-name="green8" style:base-cell-address="v4_3.AB36"/>
      <style:map style:condition="cell-content()=16" style:apply-style-name="green16" style:base-cell-address="v4_3.AB36"/>
    </style:style>
    <style:style style:name="ce32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37"/>
      <style:map style:condition="cell-content()=2" style:apply-style-name="green2" style:base-cell-address="v4_3.AB37"/>
      <style:map style:condition="cell-content()=4" style:apply-style-name="green4" style:base-cell-address="v4_3.AB37"/>
      <style:map style:condition="cell-content()=8" style:apply-style-name="green8" style:base-cell-address="v4_3.AB37"/>
      <style:map style:condition="cell-content()=16" style:apply-style-name="green16" style:base-cell-address="v4_3.AB37"/>
    </style:style>
    <style:style style:name="ce32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38"/>
      <style:map style:condition="cell-content()=2" style:apply-style-name="green2" style:base-cell-address="v4_3.AB38"/>
      <style:map style:condition="cell-content()=4" style:apply-style-name="green4" style:base-cell-address="v4_3.AB38"/>
      <style:map style:condition="cell-content()=8" style:apply-style-name="green8" style:base-cell-address="v4_3.AB38"/>
      <style:map style:condition="cell-content()=16" style:apply-style-name="green16" style:base-cell-address="v4_3.AB38"/>
    </style:style>
    <style:style style:name="ce32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39"/>
      <style:map style:condition="cell-content()=2" style:apply-style-name="green2" style:base-cell-address="v4_3.AB39"/>
      <style:map style:condition="cell-content()=4" style:apply-style-name="green4" style:base-cell-address="v4_3.AB39"/>
      <style:map style:condition="cell-content()=8" style:apply-style-name="green8" style:base-cell-address="v4_3.AB39"/>
      <style:map style:condition="cell-content()=16" style:apply-style-name="green16" style:base-cell-address="v4_3.AB39"/>
    </style:style>
    <style:style style:name="ce32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40"/>
      <style:map style:condition="cell-content()=2" style:apply-style-name="green2" style:base-cell-address="v4_3.AB40"/>
      <style:map style:condition="cell-content()=4" style:apply-style-name="green4" style:base-cell-address="v4_3.AB40"/>
      <style:map style:condition="cell-content()=8" style:apply-style-name="green8" style:base-cell-address="v4_3.AB40"/>
      <style:map style:condition="cell-content()=16" style:apply-style-name="green16" style:base-cell-address="v4_3.AB40"/>
    </style:style>
    <style:style style:name="ce32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9"/>
      <style:map style:condition="cell-content()=2" style:apply-style-name="green2" style:base-cell-address="v4_3.AC9"/>
      <style:map style:condition="cell-content()=4" style:apply-style-name="green4" style:base-cell-address="v4_3.AC9"/>
      <style:map style:condition="cell-content()=8" style:apply-style-name="green8" style:base-cell-address="v4_3.AC9"/>
      <style:map style:condition="cell-content()=16" style:apply-style-name="green16" style:base-cell-address="v4_3.AC9"/>
    </style:style>
    <style:style style:name="ce32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17"/>
      <style:map style:condition="cell-content()=2" style:apply-style-name="green2" style:base-cell-address="v4_3.AC17"/>
      <style:map style:condition="cell-content()=4" style:apply-style-name="green4" style:base-cell-address="v4_3.AC17"/>
      <style:map style:condition="cell-content()=8" style:apply-style-name="green8" style:base-cell-address="v4_3.AC17"/>
      <style:map style:condition="cell-content()=16" style:apply-style-name="green16" style:base-cell-address="v4_3.AC17"/>
    </style:style>
    <style:style style:name="ce32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18"/>
      <style:map style:condition="cell-content()=2" style:apply-style-name="green2" style:base-cell-address="v4_3.AC18"/>
      <style:map style:condition="cell-content()=4" style:apply-style-name="green4" style:base-cell-address="v4_3.AC18"/>
      <style:map style:condition="cell-content()=8" style:apply-style-name="green8" style:base-cell-address="v4_3.AC18"/>
      <style:map style:condition="cell-content()=16" style:apply-style-name="green16" style:base-cell-address="v4_3.AC18"/>
    </style:style>
    <style:style style:name="ce33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19"/>
      <style:map style:condition="cell-content()=2" style:apply-style-name="green2" style:base-cell-address="v4_3.AC19"/>
      <style:map style:condition="cell-content()=4" style:apply-style-name="green4" style:base-cell-address="v4_3.AC19"/>
      <style:map style:condition="cell-content()=8" style:apply-style-name="green8" style:base-cell-address="v4_3.AC19"/>
      <style:map style:condition="cell-content()=16" style:apply-style-name="green16" style:base-cell-address="v4_3.AC19"/>
    </style:style>
    <style:style style:name="ce33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20"/>
      <style:map style:condition="cell-content()=2" style:apply-style-name="green2" style:base-cell-address="v4_3.AC20"/>
      <style:map style:condition="cell-content()=4" style:apply-style-name="green4" style:base-cell-address="v4_3.AC20"/>
      <style:map style:condition="cell-content()=8" style:apply-style-name="green8" style:base-cell-address="v4_3.AC20"/>
      <style:map style:condition="cell-content()=16" style:apply-style-name="green16" style:base-cell-address="v4_3.AC20"/>
    </style:style>
    <style:style style:name="ce33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21"/>
      <style:map style:condition="cell-content()=2" style:apply-style-name="green2" style:base-cell-address="v4_3.AC21"/>
      <style:map style:condition="cell-content()=4" style:apply-style-name="green4" style:base-cell-address="v4_3.AC21"/>
      <style:map style:condition="cell-content()=8" style:apply-style-name="green8" style:base-cell-address="v4_3.AC21"/>
      <style:map style:condition="cell-content()=16" style:apply-style-name="green16" style:base-cell-address="v4_3.AC21"/>
    </style:style>
    <style:style style:name="ce33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22"/>
      <style:map style:condition="cell-content()=2" style:apply-style-name="green2" style:base-cell-address="v4_3.AC22"/>
      <style:map style:condition="cell-content()=4" style:apply-style-name="green4" style:base-cell-address="v4_3.AC22"/>
      <style:map style:condition="cell-content()=8" style:apply-style-name="green8" style:base-cell-address="v4_3.AC22"/>
      <style:map style:condition="cell-content()=16" style:apply-style-name="green16" style:base-cell-address="v4_3.AC22"/>
    </style:style>
    <style:style style:name="ce33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23"/>
      <style:map style:condition="cell-content()=2" style:apply-style-name="green2" style:base-cell-address="v4_3.AC23"/>
      <style:map style:condition="cell-content()=4" style:apply-style-name="green4" style:base-cell-address="v4_3.AC23"/>
      <style:map style:condition="cell-content()=8" style:apply-style-name="green8" style:base-cell-address="v4_3.AC23"/>
      <style:map style:condition="cell-content()=16" style:apply-style-name="green16" style:base-cell-address="v4_3.AC23"/>
    </style:style>
    <style:style style:name="ce33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24"/>
      <style:map style:condition="cell-content()=2" style:apply-style-name="green2" style:base-cell-address="v4_3.AC24"/>
      <style:map style:condition="cell-content()=4" style:apply-style-name="green4" style:base-cell-address="v4_3.AC24"/>
      <style:map style:condition="cell-content()=8" style:apply-style-name="green8" style:base-cell-address="v4_3.AC24"/>
      <style:map style:condition="cell-content()=16" style:apply-style-name="green16" style:base-cell-address="v4_3.AC24"/>
    </style:style>
    <style:style style:name="ce33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25"/>
      <style:map style:condition="cell-content()=2" style:apply-style-name="green2" style:base-cell-address="v4_3.AC25"/>
      <style:map style:condition="cell-content()=4" style:apply-style-name="green4" style:base-cell-address="v4_3.AC25"/>
      <style:map style:condition="cell-content()=8" style:apply-style-name="green8" style:base-cell-address="v4_3.AC25"/>
      <style:map style:condition="cell-content()=16" style:apply-style-name="green16" style:base-cell-address="v4_3.AC25"/>
    </style:style>
    <style:style style:name="ce33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26"/>
      <style:map style:condition="cell-content()=2" style:apply-style-name="green2" style:base-cell-address="v4_3.AC26"/>
      <style:map style:condition="cell-content()=4" style:apply-style-name="green4" style:base-cell-address="v4_3.AC26"/>
      <style:map style:condition="cell-content()=8" style:apply-style-name="green8" style:base-cell-address="v4_3.AC26"/>
      <style:map style:condition="cell-content()=16" style:apply-style-name="green16" style:base-cell-address="v4_3.AC26"/>
    </style:style>
    <style:style style:name="ce33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27"/>
      <style:map style:condition="cell-content()=2" style:apply-style-name="green2" style:base-cell-address="v4_3.AC27"/>
      <style:map style:condition="cell-content()=4" style:apply-style-name="green4" style:base-cell-address="v4_3.AC27"/>
      <style:map style:condition="cell-content()=8" style:apply-style-name="green8" style:base-cell-address="v4_3.AC27"/>
      <style:map style:condition="cell-content()=16" style:apply-style-name="green16" style:base-cell-address="v4_3.AC27"/>
    </style:style>
    <style:style style:name="ce33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28"/>
      <style:map style:condition="cell-content()=2" style:apply-style-name="green2" style:base-cell-address="v4_3.AC28"/>
      <style:map style:condition="cell-content()=4" style:apply-style-name="green4" style:base-cell-address="v4_3.AC28"/>
      <style:map style:condition="cell-content()=8" style:apply-style-name="green8" style:base-cell-address="v4_3.AC28"/>
      <style:map style:condition="cell-content()=16" style:apply-style-name="green16" style:base-cell-address="v4_3.AC28"/>
    </style:style>
    <style:style style:name="ce34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29"/>
      <style:map style:condition="cell-content()=2" style:apply-style-name="green2" style:base-cell-address="v4_3.AC29"/>
      <style:map style:condition="cell-content()=4" style:apply-style-name="green4" style:base-cell-address="v4_3.AC29"/>
      <style:map style:condition="cell-content()=8" style:apply-style-name="green8" style:base-cell-address="v4_3.AC29"/>
      <style:map style:condition="cell-content()=16" style:apply-style-name="green16" style:base-cell-address="v4_3.AC29"/>
    </style:style>
    <style:style style:name="ce34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30"/>
      <style:map style:condition="cell-content()=2" style:apply-style-name="green2" style:base-cell-address="v4_3.AC30"/>
      <style:map style:condition="cell-content()=4" style:apply-style-name="green4" style:base-cell-address="v4_3.AC30"/>
      <style:map style:condition="cell-content()=8" style:apply-style-name="green8" style:base-cell-address="v4_3.AC30"/>
      <style:map style:condition="cell-content()=16" style:apply-style-name="green16" style:base-cell-address="v4_3.AC30"/>
    </style:style>
    <style:style style:name="ce34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31"/>
      <style:map style:condition="cell-content()=2" style:apply-style-name="green2" style:base-cell-address="v4_3.AC31"/>
      <style:map style:condition="cell-content()=4" style:apply-style-name="green4" style:base-cell-address="v4_3.AC31"/>
      <style:map style:condition="cell-content()=8" style:apply-style-name="green8" style:base-cell-address="v4_3.AC31"/>
      <style:map style:condition="cell-content()=16" style:apply-style-name="green16" style:base-cell-address="v4_3.AC31"/>
    </style:style>
    <style:style style:name="ce34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32"/>
      <style:map style:condition="cell-content()=2" style:apply-style-name="green2" style:base-cell-address="v4_3.AC32"/>
      <style:map style:condition="cell-content()=4" style:apply-style-name="green4" style:base-cell-address="v4_3.AC32"/>
      <style:map style:condition="cell-content()=8" style:apply-style-name="green8" style:base-cell-address="v4_3.AC32"/>
      <style:map style:condition="cell-content()=16" style:apply-style-name="green16" style:base-cell-address="v4_3.AC32"/>
    </style:style>
    <style:style style:name="ce34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33"/>
      <style:map style:condition="cell-content()=2" style:apply-style-name="green2" style:base-cell-address="v4_3.AC33"/>
      <style:map style:condition="cell-content()=4" style:apply-style-name="green4" style:base-cell-address="v4_3.AC33"/>
      <style:map style:condition="cell-content()=8" style:apply-style-name="green8" style:base-cell-address="v4_3.AC33"/>
      <style:map style:condition="cell-content()=16" style:apply-style-name="green16" style:base-cell-address="v4_3.AC33"/>
    </style:style>
    <style:style style:name="ce34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34"/>
      <style:map style:condition="cell-content()=2" style:apply-style-name="green2" style:base-cell-address="v4_3.AC34"/>
      <style:map style:condition="cell-content()=4" style:apply-style-name="green4" style:base-cell-address="v4_3.AC34"/>
      <style:map style:condition="cell-content()=8" style:apply-style-name="green8" style:base-cell-address="v4_3.AC34"/>
      <style:map style:condition="cell-content()=16" style:apply-style-name="green16" style:base-cell-address="v4_3.AC34"/>
    </style:style>
    <style:style style:name="ce34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35"/>
      <style:map style:condition="cell-content()=2" style:apply-style-name="green2" style:base-cell-address="v4_3.AC35"/>
      <style:map style:condition="cell-content()=4" style:apply-style-name="green4" style:base-cell-address="v4_3.AC35"/>
      <style:map style:condition="cell-content()=8" style:apply-style-name="green8" style:base-cell-address="v4_3.AC35"/>
      <style:map style:condition="cell-content()=16" style:apply-style-name="green16" style:base-cell-address="v4_3.AC35"/>
    </style:style>
    <style:style style:name="ce34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36"/>
      <style:map style:condition="cell-content()=2" style:apply-style-name="green2" style:base-cell-address="v4_3.AC36"/>
      <style:map style:condition="cell-content()=4" style:apply-style-name="green4" style:base-cell-address="v4_3.AC36"/>
      <style:map style:condition="cell-content()=8" style:apply-style-name="green8" style:base-cell-address="v4_3.AC36"/>
      <style:map style:condition="cell-content()=16" style:apply-style-name="green16" style:base-cell-address="v4_3.AC36"/>
    </style:style>
    <style:style style:name="ce34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37"/>
      <style:map style:condition="cell-content()=2" style:apply-style-name="green2" style:base-cell-address="v4_3.AC37"/>
      <style:map style:condition="cell-content()=4" style:apply-style-name="green4" style:base-cell-address="v4_3.AC37"/>
      <style:map style:condition="cell-content()=8" style:apply-style-name="green8" style:base-cell-address="v4_3.AC37"/>
      <style:map style:condition="cell-content()=16" style:apply-style-name="green16" style:base-cell-address="v4_3.AC37"/>
    </style:style>
    <style:style style:name="ce34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38"/>
      <style:map style:condition="cell-content()=2" style:apply-style-name="green2" style:base-cell-address="v4_3.AC38"/>
      <style:map style:condition="cell-content()=4" style:apply-style-name="green4" style:base-cell-address="v4_3.AC38"/>
      <style:map style:condition="cell-content()=8" style:apply-style-name="green8" style:base-cell-address="v4_3.AC38"/>
      <style:map style:condition="cell-content()=16" style:apply-style-name="green16" style:base-cell-address="v4_3.AC38"/>
    </style:style>
    <style:style style:name="ce35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39"/>
      <style:map style:condition="cell-content()=2" style:apply-style-name="green2" style:base-cell-address="v4_3.AC39"/>
      <style:map style:condition="cell-content()=4" style:apply-style-name="green4" style:base-cell-address="v4_3.AC39"/>
      <style:map style:condition="cell-content()=8" style:apply-style-name="green8" style:base-cell-address="v4_3.AC39"/>
      <style:map style:condition="cell-content()=16" style:apply-style-name="green16" style:base-cell-address="v4_3.AC39"/>
    </style:style>
    <style:style style:name="ce35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40"/>
      <style:map style:condition="cell-content()=2" style:apply-style-name="green2" style:base-cell-address="v4_3.AC40"/>
      <style:map style:condition="cell-content()=4" style:apply-style-name="green4" style:base-cell-address="v4_3.AC40"/>
      <style:map style:condition="cell-content()=8" style:apply-style-name="green8" style:base-cell-address="v4_3.AC40"/>
      <style:map style:condition="cell-content()=16" style:apply-style-name="green16" style:base-cell-address="v4_3.AC40"/>
    </style:style>
    <style:style style:name="ce35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K8"/>
      <style:map style:condition="cell-content()=2" style:apply-style-name="green2" style:base-cell-address="v4_3.AK8"/>
      <style:map style:condition="cell-content()=4" style:apply-style-name="green4" style:base-cell-address="v4_3.AK8"/>
      <style:map style:condition="cell-content()=8" style:apply-style-name="green8" style:base-cell-address="v4_3.AK8"/>
      <style:map style:condition="cell-content()=16" style:apply-style-name="green16" style:base-cell-address="v4_3.AK8"/>
    </style:style>
    <style:style style:name="ce35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K9"/>
      <style:map style:condition="cell-content()=2" style:apply-style-name="green2" style:base-cell-address="v4_3.AK9"/>
      <style:map style:condition="cell-content()=4" style:apply-style-name="green4" style:base-cell-address="v4_3.AK9"/>
      <style:map style:condition="cell-content()=8" style:apply-style-name="green8" style:base-cell-address="v4_3.AK9"/>
      <style:map style:condition="cell-content()=16" style:apply-style-name="green16" style:base-cell-address="v4_3.AK9"/>
    </style:style>
    <style:style style:name="ce35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K10"/>
      <style:map style:condition="cell-content()=2" style:apply-style-name="green2" style:base-cell-address="v4_3.AK10"/>
      <style:map style:condition="cell-content()=4" style:apply-style-name="green4" style:base-cell-address="v4_3.AK10"/>
      <style:map style:condition="cell-content()=8" style:apply-style-name="green8" style:base-cell-address="v4_3.AK10"/>
      <style:map style:condition="cell-content()=16" style:apply-style-name="green16" style:base-cell-address="v4_3.AK10"/>
    </style:style>
    <style:style style:name="ce35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K11"/>
      <style:map style:condition="cell-content()=2" style:apply-style-name="green2" style:base-cell-address="v4_3.AK11"/>
      <style:map style:condition="cell-content()=4" style:apply-style-name="green4" style:base-cell-address="v4_3.AK11"/>
      <style:map style:condition="cell-content()=8" style:apply-style-name="green8" style:base-cell-address="v4_3.AK11"/>
      <style:map style:condition="cell-content()=16" style:apply-style-name="green16" style:base-cell-address="v4_3.AK11"/>
    </style:style>
    <style:style style:name="ce35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K12"/>
      <style:map style:condition="cell-content()=2" style:apply-style-name="green2" style:base-cell-address="v4_3.AK12"/>
      <style:map style:condition="cell-content()=4" style:apply-style-name="green4" style:base-cell-address="v4_3.AK12"/>
      <style:map style:condition="cell-content()=8" style:apply-style-name="green8" style:base-cell-address="v4_3.AK12"/>
      <style:map style:condition="cell-content()=16" style:apply-style-name="green16" style:base-cell-address="v4_3.AK12"/>
    </style:style>
    <style:style style:name="ce35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K13"/>
      <style:map style:condition="cell-content()=2" style:apply-style-name="green2" style:base-cell-address="v4_3.AK13"/>
      <style:map style:condition="cell-content()=4" style:apply-style-name="green4" style:base-cell-address="v4_3.AK13"/>
      <style:map style:condition="cell-content()=8" style:apply-style-name="green8" style:base-cell-address="v4_3.AK13"/>
      <style:map style:condition="cell-content()=16" style:apply-style-name="green16" style:base-cell-address="v4_3.AK13"/>
    </style:style>
    <style:style style:name="ce35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K14"/>
      <style:map style:condition="cell-content()=2" style:apply-style-name="green2" style:base-cell-address="v4_3.AK14"/>
      <style:map style:condition="cell-content()=4" style:apply-style-name="green4" style:base-cell-address="v4_3.AK14"/>
      <style:map style:condition="cell-content()=8" style:apply-style-name="green8" style:base-cell-address="v4_3.AK14"/>
      <style:map style:condition="cell-content()=16" style:apply-style-name="green16" style:base-cell-address="v4_3.AK14"/>
    </style:style>
    <style:style style:name="ce35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K15"/>
      <style:map style:condition="cell-content()=2" style:apply-style-name="green2" style:base-cell-address="v4_3.AK15"/>
      <style:map style:condition="cell-content()=4" style:apply-style-name="green4" style:base-cell-address="v4_3.AK15"/>
      <style:map style:condition="cell-content()=8" style:apply-style-name="green8" style:base-cell-address="v4_3.AK15"/>
      <style:map style:condition="cell-content()=16" style:apply-style-name="green16" style:base-cell-address="v4_3.AK15"/>
    </style:style>
    <style:style style:name="ce36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K16"/>
      <style:map style:condition="cell-content()=2" style:apply-style-name="green2" style:base-cell-address="v4_3.AK16"/>
      <style:map style:condition="cell-content()=4" style:apply-style-name="green4" style:base-cell-address="v4_3.AK16"/>
      <style:map style:condition="cell-content()=8" style:apply-style-name="green8" style:base-cell-address="v4_3.AK16"/>
      <style:map style:condition="cell-content()=16" style:apply-style-name="green16" style:base-cell-address="v4_3.AK16"/>
    </style:style>
    <style:style style:name="ce36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K17"/>
      <style:map style:condition="cell-content()=2" style:apply-style-name="green2" style:base-cell-address="v4_3.AK17"/>
      <style:map style:condition="cell-content()=4" style:apply-style-name="green4" style:base-cell-address="v4_3.AK17"/>
      <style:map style:condition="cell-content()=8" style:apply-style-name="green8" style:base-cell-address="v4_3.AK17"/>
      <style:map style:condition="cell-content()=16" style:apply-style-name="green16" style:base-cell-address="v4_3.AK17"/>
    </style:style>
    <style:style style:name="ce36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K18"/>
      <style:map style:condition="cell-content()=2" style:apply-style-name="green2" style:base-cell-address="v4_3.AK18"/>
      <style:map style:condition="cell-content()=4" style:apply-style-name="green4" style:base-cell-address="v4_3.AK18"/>
      <style:map style:condition="cell-content()=8" style:apply-style-name="green8" style:base-cell-address="v4_3.AK18"/>
      <style:map style:condition="cell-content()=16" style:apply-style-name="green16" style:base-cell-address="v4_3.AK18"/>
    </style:style>
    <style:style style:name="ce36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K19"/>
      <style:map style:condition="cell-content()=2" style:apply-style-name="green2" style:base-cell-address="v4_3.AK19"/>
      <style:map style:condition="cell-content()=4" style:apply-style-name="green4" style:base-cell-address="v4_3.AK19"/>
      <style:map style:condition="cell-content()=8" style:apply-style-name="green8" style:base-cell-address="v4_3.AK19"/>
      <style:map style:condition="cell-content()=16" style:apply-style-name="green16" style:base-cell-address="v4_3.AK19"/>
    </style:style>
    <style:style style:name="ce36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K20"/>
      <style:map style:condition="cell-content()=2" style:apply-style-name="green2" style:base-cell-address="v4_3.AK20"/>
      <style:map style:condition="cell-content()=4" style:apply-style-name="green4" style:base-cell-address="v4_3.AK20"/>
      <style:map style:condition="cell-content()=8" style:apply-style-name="green8" style:base-cell-address="v4_3.AK20"/>
      <style:map style:condition="cell-content()=16" style:apply-style-name="green16" style:base-cell-address="v4_3.AK20"/>
    </style:style>
    <style:style style:name="ce36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K21"/>
      <style:map style:condition="cell-content()=2" style:apply-style-name="green2" style:base-cell-address="v4_3.AK21"/>
      <style:map style:condition="cell-content()=4" style:apply-style-name="green4" style:base-cell-address="v4_3.AK21"/>
      <style:map style:condition="cell-content()=8" style:apply-style-name="green8" style:base-cell-address="v4_3.AK21"/>
      <style:map style:condition="cell-content()=16" style:apply-style-name="green16" style:base-cell-address="v4_3.AK21"/>
    </style:style>
    <style:style style:name="ce36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K22"/>
      <style:map style:condition="cell-content()=2" style:apply-style-name="green2" style:base-cell-address="v4_3.AK22"/>
      <style:map style:condition="cell-content()=4" style:apply-style-name="green4" style:base-cell-address="v4_3.AK22"/>
      <style:map style:condition="cell-content()=8" style:apply-style-name="green8" style:base-cell-address="v4_3.AK22"/>
      <style:map style:condition="cell-content()=16" style:apply-style-name="green16" style:base-cell-address="v4_3.AK22"/>
    </style:style>
    <style:style style:name="ce36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K23"/>
      <style:map style:condition="cell-content()=2" style:apply-style-name="green2" style:base-cell-address="v4_3.AK23"/>
      <style:map style:condition="cell-content()=4" style:apply-style-name="green4" style:base-cell-address="v4_3.AK23"/>
      <style:map style:condition="cell-content()=8" style:apply-style-name="green8" style:base-cell-address="v4_3.AK23"/>
      <style:map style:condition="cell-content()=16" style:apply-style-name="green16" style:base-cell-address="v4_3.AK23"/>
    </style:style>
    <style:style style:name="ce36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K24"/>
      <style:map style:condition="cell-content()=2" style:apply-style-name="green2" style:base-cell-address="v4_3.AK24"/>
      <style:map style:condition="cell-content()=4" style:apply-style-name="green4" style:base-cell-address="v4_3.AK24"/>
      <style:map style:condition="cell-content()=8" style:apply-style-name="green8" style:base-cell-address="v4_3.AK24"/>
      <style:map style:condition="cell-content()=16" style:apply-style-name="green16" style:base-cell-address="v4_3.AK24"/>
    </style:style>
    <style:style style:name="ce36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L8"/>
      <style:map style:condition="cell-content()=2" style:apply-style-name="green2" style:base-cell-address="v4_3.AL8"/>
      <style:map style:condition="cell-content()=4" style:apply-style-name="green4" style:base-cell-address="v4_3.AL8"/>
      <style:map style:condition="cell-content()=8" style:apply-style-name="green8" style:base-cell-address="v4_3.AL8"/>
      <style:map style:condition="cell-content()=16" style:apply-style-name="green16" style:base-cell-address="v4_3.AL8"/>
    </style:style>
    <style:style style:name="ce37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L9"/>
      <style:map style:condition="cell-content()=2" style:apply-style-name="green2" style:base-cell-address="v4_3.AL9"/>
      <style:map style:condition="cell-content()=4" style:apply-style-name="green4" style:base-cell-address="v4_3.AL9"/>
      <style:map style:condition="cell-content()=8" style:apply-style-name="green8" style:base-cell-address="v4_3.AL9"/>
      <style:map style:condition="cell-content()=16" style:apply-style-name="green16" style:base-cell-address="v4_3.AL9"/>
    </style:style>
    <style:style style:name="ce37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L10"/>
      <style:map style:condition="cell-content()=2" style:apply-style-name="green2" style:base-cell-address="v4_3.AL10"/>
      <style:map style:condition="cell-content()=4" style:apply-style-name="green4" style:base-cell-address="v4_3.AL10"/>
      <style:map style:condition="cell-content()=8" style:apply-style-name="green8" style:base-cell-address="v4_3.AL10"/>
      <style:map style:condition="cell-content()=16" style:apply-style-name="green16" style:base-cell-address="v4_3.AL10"/>
    </style:style>
    <style:style style:name="ce37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L11"/>
      <style:map style:condition="cell-content()=2" style:apply-style-name="green2" style:base-cell-address="v4_3.AL11"/>
      <style:map style:condition="cell-content()=4" style:apply-style-name="green4" style:base-cell-address="v4_3.AL11"/>
      <style:map style:condition="cell-content()=8" style:apply-style-name="green8" style:base-cell-address="v4_3.AL11"/>
      <style:map style:condition="cell-content()=16" style:apply-style-name="green16" style:base-cell-address="v4_3.AL11"/>
    </style:style>
    <style:style style:name="ce37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L12"/>
      <style:map style:condition="cell-content()=2" style:apply-style-name="green2" style:base-cell-address="v4_3.AL12"/>
      <style:map style:condition="cell-content()=4" style:apply-style-name="green4" style:base-cell-address="v4_3.AL12"/>
      <style:map style:condition="cell-content()=8" style:apply-style-name="green8" style:base-cell-address="v4_3.AL12"/>
      <style:map style:condition="cell-content()=16" style:apply-style-name="green16" style:base-cell-address="v4_3.AL12"/>
    </style:style>
    <style:style style:name="ce37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L13"/>
      <style:map style:condition="cell-content()=2" style:apply-style-name="green2" style:base-cell-address="v4_3.AL13"/>
      <style:map style:condition="cell-content()=4" style:apply-style-name="green4" style:base-cell-address="v4_3.AL13"/>
      <style:map style:condition="cell-content()=8" style:apply-style-name="green8" style:base-cell-address="v4_3.AL13"/>
      <style:map style:condition="cell-content()=16" style:apply-style-name="green16" style:base-cell-address="v4_3.AL13"/>
    </style:style>
    <style:style style:name="ce37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L14"/>
      <style:map style:condition="cell-content()=2" style:apply-style-name="green2" style:base-cell-address="v4_3.AL14"/>
      <style:map style:condition="cell-content()=4" style:apply-style-name="green4" style:base-cell-address="v4_3.AL14"/>
      <style:map style:condition="cell-content()=8" style:apply-style-name="green8" style:base-cell-address="v4_3.AL14"/>
      <style:map style:condition="cell-content()=16" style:apply-style-name="green16" style:base-cell-address="v4_3.AL14"/>
    </style:style>
    <style:style style:name="ce37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L15"/>
      <style:map style:condition="cell-content()=2" style:apply-style-name="green2" style:base-cell-address="v4_3.AL15"/>
      <style:map style:condition="cell-content()=4" style:apply-style-name="green4" style:base-cell-address="v4_3.AL15"/>
      <style:map style:condition="cell-content()=8" style:apply-style-name="green8" style:base-cell-address="v4_3.AL15"/>
      <style:map style:condition="cell-content()=16" style:apply-style-name="green16" style:base-cell-address="v4_3.AL15"/>
    </style:style>
    <style:style style:name="ce37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L16"/>
      <style:map style:condition="cell-content()=2" style:apply-style-name="green2" style:base-cell-address="v4_3.AL16"/>
      <style:map style:condition="cell-content()=4" style:apply-style-name="green4" style:base-cell-address="v4_3.AL16"/>
      <style:map style:condition="cell-content()=8" style:apply-style-name="green8" style:base-cell-address="v4_3.AL16"/>
      <style:map style:condition="cell-content()=16" style:apply-style-name="green16" style:base-cell-address="v4_3.AL16"/>
    </style:style>
    <style:style style:name="ce37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L17"/>
      <style:map style:condition="cell-content()=2" style:apply-style-name="green2" style:base-cell-address="v4_3.AL17"/>
      <style:map style:condition="cell-content()=4" style:apply-style-name="green4" style:base-cell-address="v4_3.AL17"/>
      <style:map style:condition="cell-content()=8" style:apply-style-name="green8" style:base-cell-address="v4_3.AL17"/>
      <style:map style:condition="cell-content()=16" style:apply-style-name="green16" style:base-cell-address="v4_3.AL17"/>
    </style:style>
    <style:style style:name="ce37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L18"/>
      <style:map style:condition="cell-content()=2" style:apply-style-name="green2" style:base-cell-address="v4_3.AL18"/>
      <style:map style:condition="cell-content()=4" style:apply-style-name="green4" style:base-cell-address="v4_3.AL18"/>
      <style:map style:condition="cell-content()=8" style:apply-style-name="green8" style:base-cell-address="v4_3.AL18"/>
      <style:map style:condition="cell-content()=16" style:apply-style-name="green16" style:base-cell-address="v4_3.AL18"/>
    </style:style>
    <style:style style:name="ce38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L19"/>
      <style:map style:condition="cell-content()=2" style:apply-style-name="green2" style:base-cell-address="v4_3.AL19"/>
      <style:map style:condition="cell-content()=4" style:apply-style-name="green4" style:base-cell-address="v4_3.AL19"/>
      <style:map style:condition="cell-content()=8" style:apply-style-name="green8" style:base-cell-address="v4_3.AL19"/>
      <style:map style:condition="cell-content()=16" style:apply-style-name="green16" style:base-cell-address="v4_3.AL19"/>
    </style:style>
    <style:style style:name="ce38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L20"/>
      <style:map style:condition="cell-content()=2" style:apply-style-name="green2" style:base-cell-address="v4_3.AL20"/>
      <style:map style:condition="cell-content()=4" style:apply-style-name="green4" style:base-cell-address="v4_3.AL20"/>
      <style:map style:condition="cell-content()=8" style:apply-style-name="green8" style:base-cell-address="v4_3.AL20"/>
      <style:map style:condition="cell-content()=16" style:apply-style-name="green16" style:base-cell-address="v4_3.AL20"/>
    </style:style>
    <style:style style:name="ce38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L21"/>
      <style:map style:condition="cell-content()=2" style:apply-style-name="green2" style:base-cell-address="v4_3.AL21"/>
      <style:map style:condition="cell-content()=4" style:apply-style-name="green4" style:base-cell-address="v4_3.AL21"/>
      <style:map style:condition="cell-content()=8" style:apply-style-name="green8" style:base-cell-address="v4_3.AL21"/>
      <style:map style:condition="cell-content()=16" style:apply-style-name="green16" style:base-cell-address="v4_3.AL21"/>
    </style:style>
    <style:style style:name="ce38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L22"/>
      <style:map style:condition="cell-content()=2" style:apply-style-name="green2" style:base-cell-address="v4_3.AL22"/>
      <style:map style:condition="cell-content()=4" style:apply-style-name="green4" style:base-cell-address="v4_3.AL22"/>
      <style:map style:condition="cell-content()=8" style:apply-style-name="green8" style:base-cell-address="v4_3.AL22"/>
      <style:map style:condition="cell-content()=16" style:apply-style-name="green16" style:base-cell-address="v4_3.AL22"/>
    </style:style>
    <style:style style:name="ce38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L23"/>
      <style:map style:condition="cell-content()=2" style:apply-style-name="green2" style:base-cell-address="v4_3.AL23"/>
      <style:map style:condition="cell-content()=4" style:apply-style-name="green4" style:base-cell-address="v4_3.AL23"/>
      <style:map style:condition="cell-content()=8" style:apply-style-name="green8" style:base-cell-address="v4_3.AL23"/>
      <style:map style:condition="cell-content()=16" style:apply-style-name="green16" style:base-cell-address="v4_3.AL23"/>
    </style:style>
    <style:style style:name="ce38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L24"/>
      <style:map style:condition="cell-content()=2" style:apply-style-name="green2" style:base-cell-address="v4_3.AL24"/>
      <style:map style:condition="cell-content()=4" style:apply-style-name="green4" style:base-cell-address="v4_3.AL24"/>
      <style:map style:condition="cell-content()=8" style:apply-style-name="green8" style:base-cell-address="v4_3.AL24"/>
      <style:map style:condition="cell-content()=16" style:apply-style-name="green16" style:base-cell-address="v4_3.AL24"/>
    </style:style>
    <style:style style:name="ce386" style:family="table-cell" style:parent-style-name="Default">
      <style:table-cell-properties style:vertical-align="top"/>
    </style:style>
    <style:style style:name="ce38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38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F6"/>
      <style:map style:condition="cell-content()=&quot;C&quot;" style:apply-style-name="Untitled2" style:base-cell-address="v4_2.F6"/>
    </style:style>
    <style:style style:name="ce3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F7"/>
      <style:map style:condition="cell-content()=&quot;C&quot;" style:apply-style-name="Untitled2" style:base-cell-address="v4_2.F7"/>
    </style:style>
    <style:style style:name="ce3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F8"/>
      <style:map style:condition="cell-content()=&quot;C&quot;" style:apply-style-name="Untitled2" style:base-cell-address="v4_2.F8"/>
    </style:style>
    <style:style style:name="ce393" style:family="table-cell" style:parent-style-name="Default">
      <style:map style:condition="cell-content()=&quot;N&quot;" style:apply-style-name="Untitled1" style:base-cell-address="v4_2.F9"/>
      <style:map style:condition="cell-content()=&quot;C&quot;" style:apply-style-name="Untitled2" style:base-cell-address="v4_2.F9"/>
    </style:style>
    <style:style style:name="ce3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F10"/>
      <style:map style:condition="cell-content()=&quot;C&quot;" style:apply-style-name="Untitled2" style:base-cell-address="v4_2.F10"/>
    </style:style>
    <style:style style:name="ce3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F11"/>
      <style:map style:condition="cell-content()=&quot;C&quot;" style:apply-style-name="Untitled2" style:base-cell-address="v4_2.F11"/>
    </style:style>
    <style:style style:name="ce3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G6"/>
      <style:map style:condition="cell-content()=&quot;C&quot;" style:apply-style-name="Untitled2" style:base-cell-address="v4_2.G6"/>
    </style:style>
    <style:style style:name="ce3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G7"/>
      <style:map style:condition="cell-content()=&quot;C&quot;" style:apply-style-name="Untitled2" style:base-cell-address="v4_2.G7"/>
    </style:style>
    <style:style style:name="ce3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G8"/>
      <style:map style:condition="cell-content()=&quot;C&quot;" style:apply-style-name="Untitled2" style:base-cell-address="v4_2.G8"/>
    </style:style>
    <style:style style:name="ce399" style:family="table-cell" style:parent-style-name="Default">
      <style:map style:condition="cell-content()=&quot;N&quot;" style:apply-style-name="Untitled1" style:base-cell-address="v4_2.G9"/>
      <style:map style:condition="cell-content()=&quot;C&quot;" style:apply-style-name="Untitled2" style:base-cell-address="v4_2.G9"/>
    </style:style>
    <style:style style:name="ce4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G10"/>
      <style:map style:condition="cell-content()=&quot;C&quot;" style:apply-style-name="Untitled2" style:base-cell-address="v4_2.G10"/>
    </style:style>
    <style:style style:name="ce4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G11"/>
      <style:map style:condition="cell-content()=&quot;C&quot;" style:apply-style-name="Untitled2" style:base-cell-address="v4_2.G11"/>
    </style:style>
    <style:style style:name="ce4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H6"/>
      <style:map style:condition="cell-content()=&quot;C&quot;" style:apply-style-name="Untitled2" style:base-cell-address="v4_2.H6"/>
    </style:style>
    <style:style style:name="ce4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y&quot;" style:apply-style-name="Untitled1" style:base-cell-address="v4_2.H7"/>
    </style:style>
    <style:style style:name="ce4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05" style:family="table-cell" style:parent-style-name="Default">
      <style:map style:condition="cell-content()=&quot;N&quot;" style:apply-style-name="Untitled1" style:base-cell-address="v4_2.H9"/>
      <style:map style:condition="cell-content()=&quot;C&quot;" style:apply-style-name="Untitled2" style:base-cell-address="v4_2.H9"/>
    </style:style>
    <style:style style:name="ce4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H10"/>
      <style:map style:condition="cell-content()=&quot;C&quot;" style:apply-style-name="Untitled2" style:base-cell-address="v4_2.H10"/>
    </style:style>
    <style:style style:name="ce4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H11"/>
      <style:map style:condition="cell-content()=&quot;C&quot;" style:apply-style-name="Untitled2" style:base-cell-address="v4_2.H11"/>
    </style:style>
    <style:style style:name="ce408" style:family="table-cell" style:parent-style-name="Default">
      <style:text-properties fo:color="#cccccc" fo:font-size="6pt" style:font-size-asian="6pt" style:font-size-complex="6pt"/>
    </style:style>
    <style:style style:name="ce409" style:family="table-cell" style:parent-style-name="Default">
      <style:text-properties fo:color="#cccccc"/>
    </style:style>
    <style:style style:name="ce410" style:family="table-cell" style:parent-style-name="Default">
      <style:map style:condition="cell-content()=&quot;N&quot;" style:apply-style-name="Untitled1" style:base-cell-address="v4_2.L12"/>
      <style:map style:condition="cell-content()=&quot;C&quot;" style:apply-style-name="Untitled2" style:base-cell-address="v4_2.L12"/>
    </style:style>
    <style:style style:name="ce4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L13"/>
      <style:map style:condition="cell-content()=&quot;C&quot;" style:apply-style-name="Untitled2" style:base-cell-address="v4_2.L13"/>
    </style:style>
    <style:style style:name="ce412" style:family="table-cell" style:parent-style-name="Default">
      <style:map style:condition="cell-content()=&quot;N&quot;" style:apply-style-name="Untitled1" style:base-cell-address="v4_2.R5"/>
      <style:map style:condition="cell-content()=&quot;C&quot;" style:apply-style-name="Untitled2" style:base-cell-address="v4_2.R5"/>
    </style:style>
    <style:style style:name="ce413" style:family="table-cell" style:parent-style-name="Default">
      <style:map style:condition="cell-content()=&quot;N&quot;" style:apply-style-name="Untitled1" style:base-cell-address="v4_2.R6"/>
      <style:map style:condition="cell-content()=&quot;C&quot;" style:apply-style-name="Untitled2" style:base-cell-address="v4_2.R6"/>
    </style:style>
    <style:style style:name="ce4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6"/>
      <style:map style:condition="cell-content()=&quot;C&quot;" style:apply-style-name="Untitled2" style:base-cell-address="v4_2.R6"/>
    </style:style>
    <style:style style:name="ce4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8"/>
      <style:map style:condition="cell-content()=&quot;C&quot;" style:apply-style-name="Untitled2" style:base-cell-address="v4_2.R8"/>
    </style:style>
    <style:style style:name="ce4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9"/>
      <style:map style:condition="cell-content()=&quot;C&quot;" style:apply-style-name="Untitled2" style:base-cell-address="v4_2.R9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10"/>
      <style:map style:condition="cell-content()=&quot;C&quot;" style:apply-style-name="Untitled2" style:base-cell-address="v4_2.R10"/>
    </style:style>
    <style:style style:name="ce4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12"/>
      <style:map style:condition="cell-content()=&quot;C&quot;" style:apply-style-name="Untitled2" style:base-cell-address="v4_2.R12"/>
    </style:style>
    <style:style style:name="ce4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13"/>
      <style:map style:condition="cell-content()=&quot;C&quot;" style:apply-style-name="Untitled2" style:base-cell-address="v4_2.R13"/>
    </style:style>
    <style:style style:name="ce4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15"/>
      <style:map style:condition="cell-content()=&quot;C&quot;" style:apply-style-name="Untitled2" style:base-cell-address="v4_2.R15"/>
    </style:style>
    <style:style style:name="ce421" style:family="table-cell" style:parent-style-name="Default">
      <style:map style:condition="cell-content()=&quot;N&quot;" style:apply-style-name="Untitled1" style:base-cell-address="v4_2.S5"/>
      <style:map style:condition="cell-content()=&quot;C&quot;" style:apply-style-name="Untitled2" style:base-cell-address="v4_2.S5"/>
    </style:style>
    <style:style style:name="ce422" style:family="table-cell" style:parent-style-name="Default">
      <style:map style:condition="cell-content()=&quot;N&quot;" style:apply-style-name="Untitled1" style:base-cell-address="v4_2.S6"/>
      <style:map style:condition="cell-content()=&quot;C&quot;" style:apply-style-name="Untitled2" style:base-cell-address="v4_2.S6"/>
    </style:style>
    <style:style style:name="ce4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S6"/>
      <style:map style:condition="cell-content()=&quot;C&quot;" style:apply-style-name="Untitled2" style:base-cell-address="v4_2.S6"/>
    </style:style>
    <style:style style:name="ce4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S8"/>
      <style:map style:condition="cell-content()=&quot;C&quot;" style:apply-style-name="Untitled2" style:base-cell-address="v4_2.S8"/>
    </style:style>
    <style:style style:name="ce4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S9"/>
      <style:map style:condition="cell-content()=&quot;C&quot;" style:apply-style-name="Untitled2" style:base-cell-address="v4_2.S9"/>
    </style:style>
    <style:style style:name="ce4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S10"/>
      <style:map style:condition="cell-content()=&quot;C&quot;" style:apply-style-name="Untitled2" style:base-cell-address="v4_2.S10"/>
    </style:style>
    <style:style style:name="ce4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S12"/>
      <style:map style:condition="cell-content()=&quot;C&quot;" style:apply-style-name="Untitled2" style:base-cell-address="v4_2.S12"/>
    </style:style>
    <style:style style:name="ce4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S13"/>
      <style:map style:condition="cell-content()=&quot;C&quot;" style:apply-style-name="Untitled2" style:base-cell-address="v4_2.S13"/>
    </style:style>
    <style:style style:name="ce4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S15"/>
      <style:map style:condition="cell-content()=&quot;C&quot;" style:apply-style-name="Untitled2" style:base-cell-address="v4_2.S15"/>
    </style:style>
    <style:style style:name="ce4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T7"/>
      <style:map style:condition="cell-content()=&quot;C&quot;" style:apply-style-name="Untitled2" style:base-cell-address="v4_2.T7"/>
    </style:style>
    <style:style style:name="ce4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T8"/>
      <style:map style:condition="cell-content()=&quot;C&quot;" style:apply-style-name="Untitled2" style:base-cell-address="v4_2.T8"/>
    </style:style>
    <style:style style:name="ce4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T9"/>
      <style:map style:condition="cell-content()=&quot;C&quot;" style:apply-style-name="Untitled2" style:base-cell-address="v4_2.T9"/>
    </style:style>
    <style:style style:name="ce4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T10"/>
      <style:map style:condition="cell-content()=&quot;C&quot;" style:apply-style-name="Untitled2" style:base-cell-address="v4_2.T10"/>
    </style:style>
    <style:style style:name="ce4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T12"/>
      <style:map style:condition="cell-content()=&quot;C&quot;" style:apply-style-name="Untitled2" style:base-cell-address="v4_2.T12"/>
    </style:style>
    <style:style style:name="ce4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T13"/>
      <style:map style:condition="cell-content()=&quot;C&quot;" style:apply-style-name="Untitled2" style:base-cell-address="v4_2.T13"/>
    </style:style>
    <style:style style:name="ce4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T15"/>
      <style:map style:condition="cell-content()=&quot;C&quot;" style:apply-style-name="Untitled2" style:base-cell-address="v4_2.T15"/>
    </style:style>
    <style:style style:name="ce4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U18"/>
      <style:map style:condition="cell-content()=&quot;C&quot;" style:apply-style-name="Untitled2" style:base-cell-address="v4_2.U18"/>
    </style:style>
    <style:style style:name="ce438" style:family="table-cell" style:parent-style-name="Default">
      <style:table-cell-properties fo:background-color="#23ff23"/>
      <style:text-properties fo:font-weight="bold" style:font-weight-asian="bold" style:font-weight-complex="bold"/>
    </style:style>
    <style:style style:name="ce439" style:family="table-cell" style:parent-style-name="Default">
      <style:table-cell-properties fo:background-color="#3deb3d"/>
      <style:text-properties fo:font-weight="bold" style:font-weight-asian="bold" style:font-weight-complex="bold"/>
    </style:style>
    <style:style style:name="ce440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44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F8"/>
    </style:style>
    <style:style style:name="ce44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F17"/>
    </style:style>
    <style:style style:name="ce44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G8"/>
    </style:style>
    <style:style style:name="ce44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G17"/>
    </style:style>
    <style:style style:name="ce44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H8"/>
    </style:style>
    <style:style style:name="ce44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H17"/>
    </style:style>
    <style:style style:name="ce44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I8"/>
    </style:style>
    <style:style style:name="ce44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I17"/>
    </style:style>
    <style:style style:name="ce44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8"/>
    </style:style>
    <style:style style:name="ce45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0"/>
    </style:style>
    <style:style style:name="ce45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1"/>
    </style:style>
    <style:style style:name="ce45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2"/>
    </style:style>
    <style:style style:name="ce45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3"/>
    </style:style>
    <style:style style:name="ce45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4"/>
    </style:style>
    <style:style style:name="ce45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5"/>
    </style:style>
    <style:style style:name="ce45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8"/>
    </style:style>
    <style:style style:name="ce45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9"/>
    </style:style>
    <style:style style:name="ce45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21"/>
    </style:style>
    <style:style style:name="ce45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22"/>
    </style:style>
    <style:style style:name="ce46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23"/>
    </style:style>
    <style:style style:name="ce46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24"/>
    </style:style>
    <style:style style:name="ce46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8"/>
    </style:style>
    <style:style style:name="ce46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0"/>
    </style:style>
    <style:style style:name="ce46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1"/>
    </style:style>
    <style:style style:name="ce46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2"/>
    </style:style>
    <style:style style:name="ce46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3"/>
    </style:style>
    <style:style style:name="ce46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4"/>
    </style:style>
    <style:style style:name="ce46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5"/>
    </style:style>
    <style:style style:name="ce46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8"/>
    </style:style>
    <style:style style:name="ce47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9"/>
    </style:style>
    <style:style style:name="ce47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21"/>
    </style:style>
    <style:style style:name="ce47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22"/>
    </style:style>
    <style:style style:name="ce47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23"/>
    </style:style>
    <style:style style:name="ce47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24"/>
    </style:style>
    <style:style style:name="ce47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8"/>
    </style:style>
    <style:style style:name="ce47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0"/>
    </style:style>
    <style:style style:name="ce47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1"/>
    </style:style>
    <style:style style:name="ce47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2"/>
    </style:style>
    <style:style style:name="ce47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3"/>
    </style:style>
    <style:style style:name="ce48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4"/>
    </style:style>
    <style:style style:name="ce48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5"/>
    </style:style>
    <style:style style:name="ce48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8"/>
    </style:style>
    <style:style style:name="ce48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9"/>
    </style:style>
    <style:style style:name="ce48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21"/>
    </style:style>
    <style:style style:name="ce48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22"/>
    </style:style>
    <style:style style:name="ce48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23"/>
    </style:style>
    <style:style style:name="ce48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24"/>
    </style:style>
    <style:style style:name="ce48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8"/>
    </style:style>
    <style:style style:name="ce48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0"/>
    </style:style>
    <style:style style:name="ce49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1"/>
    </style:style>
    <style:style style:name="ce49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2"/>
    </style:style>
    <style:style style:name="ce49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3"/>
    </style:style>
    <style:style style:name="ce49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4"/>
    </style:style>
    <style:style style:name="ce49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5"/>
    </style:style>
    <style:style style:name="ce49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8"/>
    </style:style>
    <style:style style:name="ce49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9"/>
    </style:style>
    <style:style style:name="ce49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21"/>
    </style:style>
    <style:style style:name="ce49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22"/>
    </style:style>
    <style:style style:name="ce49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23"/>
    </style:style>
    <style:style style:name="ce50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24"/>
    </style:style>
    <style:style style:name="ce50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5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F6"/>
      <style:map style:condition="cell-content()=&quot;C&quot;" style:apply-style-name="Untitled2" style:base-cell-address="v4.F6"/>
    </style:style>
    <style:style style:name="ce5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F7"/>
      <style:map style:condition="cell-content()=&quot;C&quot;" style:apply-style-name="Untitled2" style:base-cell-address="v4.F7"/>
    </style:style>
    <style:style style:name="ce5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F8"/>
      <style:map style:condition="cell-content()=&quot;C&quot;" style:apply-style-name="Untitled2" style:base-cell-address="v4.F8"/>
    </style:style>
    <style:style style:name="ce5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F9"/>
      <style:map style:condition="cell-content()=&quot;C&quot;" style:apply-style-name="Untitled2" style:base-cell-address="v4.F9"/>
    </style:style>
    <style:style style:name="ce5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F12"/>
      <style:map style:condition="cell-content()=&quot;C&quot;" style:apply-style-name="Untitled2" style:base-cell-address="v4.F12"/>
    </style:style>
    <style:style style:name="ce5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F13"/>
      <style:map style:condition="cell-content()=&quot;C&quot;" style:apply-style-name="Untitled2" style:base-cell-address="v4.F13"/>
    </style:style>
    <style:style style:name="ce5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G6"/>
      <style:map style:condition="cell-content()=&quot;C&quot;" style:apply-style-name="Untitled2" style:base-cell-address="v4.G6"/>
    </style:style>
    <style:style style:name="ce5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G7"/>
      <style:map style:condition="cell-content()=&quot;C&quot;" style:apply-style-name="Untitled2" style:base-cell-address="v4.G7"/>
    </style:style>
    <style:style style:name="ce5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G8"/>
      <style:map style:condition="cell-content()=&quot;C&quot;" style:apply-style-name="Untitled2" style:base-cell-address="v4.G8"/>
    </style:style>
    <style:style style:name="ce5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G9"/>
      <style:map style:condition="cell-content()=&quot;C&quot;" style:apply-style-name="Untitled2" style:base-cell-address="v4.G9"/>
    </style:style>
    <style:style style:name="ce5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G12"/>
      <style:map style:condition="cell-content()=&quot;C&quot;" style:apply-style-name="Untitled2" style:base-cell-address="v4.G12"/>
    </style:style>
    <style:style style:name="ce5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G13"/>
      <style:map style:condition="cell-content()=&quot;C&quot;" style:apply-style-name="Untitled2" style:base-cell-address="v4.G13"/>
    </style:style>
    <style:style style:name="ce5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6"/>
      <style:map style:condition="cell-content()=&quot;C&quot;" style:apply-style-name="Untitled2" style:base-cell-address="v4.H6"/>
    </style:style>
    <style:style style:name="ce5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7"/>
      <style:map style:condition="cell-content()=&quot;C&quot;" style:apply-style-name="Untitled2" style:base-cell-address="v4.H7"/>
    </style:style>
    <style:style style:name="ce5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8"/>
      <style:map style:condition="cell-content()=&quot;C&quot;" style:apply-style-name="Untitled2" style:base-cell-address="v4.H8"/>
    </style:style>
    <style:style style:name="ce5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9"/>
      <style:map style:condition="cell-content()=&quot;C&quot;" style:apply-style-name="Untitled2" style:base-cell-address="v4.H9"/>
    </style:style>
    <style:style style:name="ce5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12"/>
      <style:map style:condition="cell-content()=&quot;C&quot;" style:apply-style-name="Untitled2" style:base-cell-address="v4.H12"/>
    </style:style>
    <style:style style:name="ce5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13"/>
      <style:map style:condition="cell-content()=&quot;C&quot;" style:apply-style-name="Untitled2" style:base-cell-address="v4.H13"/>
    </style:style>
    <style:style style:name="ce5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6"/>
      <style:map style:condition="cell-content()=&quot;C&quot;" style:apply-style-name="Untitled2" style:base-cell-address="v4.H6"/>
    </style:style>
    <style:style style:name="ce5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7"/>
      <style:map style:condition="cell-content()=&quot;C&quot;" style:apply-style-name="Untitled2" style:base-cell-address="v4.H7"/>
    </style:style>
    <style:style style:name="ce5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8"/>
      <style:map style:condition="cell-content()=&quot;C&quot;" style:apply-style-name="Untitled2" style:base-cell-address="v4.H8"/>
    </style:style>
    <style:style style:name="ce5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9"/>
      <style:map style:condition="cell-content()=&quot;C&quot;" style:apply-style-name="Untitled2" style:base-cell-address="v4.H9"/>
    </style:style>
    <style:style style:name="ce5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12"/>
      <style:map style:condition="cell-content()=&quot;C&quot;" style:apply-style-name="Untitled2" style:base-cell-address="v4.H12"/>
    </style:style>
    <style:style style:name="ce5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13"/>
      <style:map style:condition="cell-content()=&quot;C&quot;" style:apply-style-name="Untitled2" style:base-cell-address="v4.H13"/>
    </style:style>
    <style:style style:name="ce5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6"/>
      <style:map style:condition="cell-content()=&quot;C&quot;" style:apply-style-name="Untitled2" style:base-cell-address="v4.H6"/>
    </style:style>
    <style:style style:name="ce5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7"/>
      <style:map style:condition="cell-content()=&quot;C&quot;" style:apply-style-name="Untitled2" style:base-cell-address="v4.H7"/>
    </style:style>
    <style:style style:name="ce5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8"/>
      <style:map style:condition="cell-content()=&quot;C&quot;" style:apply-style-name="Untitled2" style:base-cell-address="v4.H8"/>
    </style:style>
    <style:style style:name="ce5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9"/>
      <style:map style:condition="cell-content()=&quot;C&quot;" style:apply-style-name="Untitled2" style:base-cell-address="v4.H9"/>
    </style:style>
    <style:style style:name="ce5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12"/>
      <style:map style:condition="cell-content()=&quot;C&quot;" style:apply-style-name="Untitled2" style:base-cell-address="v4.H12"/>
    </style:style>
    <style:style style:name="ce5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13"/>
      <style:map style:condition="cell-content()=&quot;C&quot;" style:apply-style-name="Untitled2" style:base-cell-address="v4.H13"/>
    </style:style>
    <style:style style:name="ce5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y&quot;" style:apply-style-name="Untitled1" style:base-cell-address="v4.K7"/>
    </style:style>
    <style:style style:name="ce5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y&quot;" style:apply-style-name="Untitled1" style:base-cell-address="v4.K8"/>
    </style:style>
    <style:style style:name="ce5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K12"/>
      <style:map style:condition="cell-content()=&quot;C&quot;" style:apply-style-name="Untitled2" style:base-cell-address="v4.K12"/>
    </style:style>
    <style:style style:name="ce5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L14"/>
      <style:map style:condition="cell-content()=&quot;C&quot;" style:apply-style-name="Untitled2" style:base-cell-address="v4.L14"/>
    </style:style>
    <style:style style:name="ce53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L15"/>
      <style:map style:condition="cell-content()=&quot;C&quot;" style:apply-style-name="Untitled2" style:base-cell-address="v4.L15"/>
    </style:style>
    <style:style style:name="ce538" style:family="table-cell" style:parent-style-name="Default">
      <style:map style:condition="cell-content()=&quot;N&quot;" style:apply-style-name="Untitled1" style:base-cell-address="v4.R5"/>
      <style:map style:condition="cell-content()=&quot;C&quot;" style:apply-style-name="Untitled2" style:base-cell-address="v4.R5"/>
    </style:style>
    <style:style style:name="ce539" style:family="table-cell" style:parent-style-name="Default">
      <style:map style:condition="cell-content()=&quot;N&quot;" style:apply-style-name="Untitled1" style:base-cell-address="v4.R6"/>
      <style:map style:condition="cell-content()=&quot;C&quot;" style:apply-style-name="Untitled2" style:base-cell-address="v4.R6"/>
    </style:style>
    <style:style style:name="ce5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6"/>
      <style:map style:condition="cell-content()=&quot;C&quot;" style:apply-style-name="Untitled2" style:base-cell-address="v4.R6"/>
    </style:style>
    <style:style style:name="ce5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8"/>
      <style:map style:condition="cell-content()=&quot;C&quot;" style:apply-style-name="Untitled2" style:base-cell-address="v4.R8"/>
    </style:style>
    <style:style style:name="ce5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9"/>
      <style:map style:condition="cell-content()=&quot;C&quot;" style:apply-style-name="Untitled2" style:base-cell-address="v4.R9"/>
    </style:style>
    <style:style style:name="ce5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10"/>
      <style:map style:condition="cell-content()=&quot;C&quot;" style:apply-style-name="Untitled2" style:base-cell-address="v4.R10"/>
    </style:style>
    <style:style style:name="ce544" style:family="table-cell" style:parent-style-name="Default">
      <style:map style:condition="cell-content()=&quot;N&quot;" style:apply-style-name="Untitled1" style:base-cell-address="v4.R11"/>
      <style:map style:condition="cell-content()=&quot;C&quot;" style:apply-style-name="Untitled2" style:base-cell-address="v4.R11"/>
    </style:style>
    <style:style style:name="ce5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12"/>
      <style:map style:condition="cell-content()=&quot;C&quot;" style:apply-style-name="Untitled2" style:base-cell-address="v4.R12"/>
    </style:style>
    <style:style style:name="ce5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13"/>
      <style:map style:condition="cell-content()=&quot;C&quot;" style:apply-style-name="Untitled2" style:base-cell-address="v4.R13"/>
    </style:style>
    <style:style style:name="ce5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15"/>
      <style:map style:condition="cell-content()=&quot;C&quot;" style:apply-style-name="Untitled2" style:base-cell-address="v4.R15"/>
    </style:style>
    <style:style style:name="ce5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17"/>
      <style:map style:condition="cell-content()=&quot;C&quot;" style:apply-style-name="Untitled2" style:base-cell-address="v4.R17"/>
    </style:style>
    <style:style style:name="ce549" style:family="table-cell" style:parent-style-name="Default">
      <style:map style:condition="cell-content()=&quot;N&quot;" style:apply-style-name="Untitled1" style:base-cell-address="v4.S5"/>
      <style:map style:condition="cell-content()=&quot;C&quot;" style:apply-style-name="Untitled2" style:base-cell-address="v4.S5"/>
    </style:style>
    <style:style style:name="ce550" style:family="table-cell" style:parent-style-name="Default">
      <style:map style:condition="cell-content()=&quot;N&quot;" style:apply-style-name="Untitled1" style:base-cell-address="v4.R6"/>
      <style:map style:condition="cell-content()=&quot;C&quot;" style:apply-style-name="Untitled2" style:base-cell-address="v4.R6"/>
    </style:style>
    <style:style style:name="ce5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6"/>
      <style:map style:condition="cell-content()=&quot;C&quot;" style:apply-style-name="Untitled2" style:base-cell-address="v4.R6"/>
    </style:style>
    <style:style style:name="ce5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8"/>
      <style:map style:condition="cell-content()=&quot;C&quot;" style:apply-style-name="Untitled2" style:base-cell-address="v4.R8"/>
    </style:style>
    <style:style style:name="ce5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9"/>
      <style:map style:condition="cell-content()=&quot;C&quot;" style:apply-style-name="Untitled2" style:base-cell-address="v4.R9"/>
    </style:style>
    <style:style style:name="ce5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10"/>
      <style:map style:condition="cell-content()=&quot;C&quot;" style:apply-style-name="Untitled2" style:base-cell-address="v4.R10"/>
    </style:style>
    <style:style style:name="ce555" style:family="table-cell" style:parent-style-name="Default">
      <style:map style:condition="cell-content()=&quot;N&quot;" style:apply-style-name="Untitled1" style:base-cell-address="v4.S11"/>
      <style:map style:condition="cell-content()=&quot;C&quot;" style:apply-style-name="Untitled2" style:base-cell-address="v4.S11"/>
    </style:style>
    <style:style style:name="ce5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S12"/>
      <style:map style:condition="cell-content()=&quot;C&quot;" style:apply-style-name="Untitled2" style:base-cell-address="v4.S12"/>
    </style:style>
    <style:style style:name="ce5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S13"/>
      <style:map style:condition="cell-content()=&quot;C&quot;" style:apply-style-name="Untitled2" style:base-cell-address="v4.S13"/>
    </style:style>
    <style:style style:name="ce5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S15"/>
      <style:map style:condition="cell-content()=&quot;C&quot;" style:apply-style-name="Untitled2" style:base-cell-address="v4.S15"/>
    </style:style>
    <style:style style:name="ce5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S17"/>
      <style:map style:condition="cell-content()=&quot;C&quot;" style:apply-style-name="Untitled2" style:base-cell-address="v4.S17"/>
    </style:style>
    <style:style style:name="ce560" style:family="table-cell" style:parent-style-name="Default">
      <style:map style:condition="cell-content()=&quot;N&quot;" style:apply-style-name="Untitled1" style:base-cell-address="v4.T5"/>
      <style:map style:condition="cell-content()=&quot;C&quot;" style:apply-style-name="Untitled2" style:base-cell-address="v4.T5"/>
    </style:style>
    <style:style style:name="ce561" style:family="table-cell" style:parent-style-name="Default">
      <style:map style:condition="cell-content()=&quot;N&quot;" style:apply-style-name="Untitled1" style:base-cell-address="v4.R6"/>
      <style:map style:condition="cell-content()=&quot;C&quot;" style:apply-style-name="Untitled2" style:base-cell-address="v4.R6"/>
    </style:style>
    <style:style style:name="ce5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6"/>
      <style:map style:condition="cell-content()=&quot;C&quot;" style:apply-style-name="Untitled2" style:base-cell-address="v4.R6"/>
    </style:style>
    <style:style style:name="ce5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8"/>
      <style:map style:condition="cell-content()=&quot;C&quot;" style:apply-style-name="Untitled2" style:base-cell-address="v4.R8"/>
    </style:style>
    <style:style style:name="ce5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9"/>
      <style:map style:condition="cell-content()=&quot;C&quot;" style:apply-style-name="Untitled2" style:base-cell-address="v4.R9"/>
    </style:style>
    <style:style style:name="ce5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10"/>
      <style:map style:condition="cell-content()=&quot;C&quot;" style:apply-style-name="Untitled2" style:base-cell-address="v4.R10"/>
    </style:style>
    <style:style style:name="ce566" style:family="table-cell" style:parent-style-name="Default">
      <style:map style:condition="cell-content()=&quot;N&quot;" style:apply-style-name="Untitled1" style:base-cell-address="v4.T11"/>
      <style:map style:condition="cell-content()=&quot;C&quot;" style:apply-style-name="Untitled2" style:base-cell-address="v4.T11"/>
    </style:style>
    <style:style style:name="ce5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T12"/>
      <style:map style:condition="cell-content()=&quot;C&quot;" style:apply-style-name="Untitled2" style:base-cell-address="v4.T12"/>
    </style:style>
    <style:style style:name="ce5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T13"/>
      <style:map style:condition="cell-content()=&quot;C&quot;" style:apply-style-name="Untitled2" style:base-cell-address="v4.T13"/>
    </style:style>
    <style:style style:name="ce5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T15"/>
      <style:map style:condition="cell-content()=&quot;C&quot;" style:apply-style-name="Untitled2" style:base-cell-address="v4.T15"/>
    </style:style>
    <style:style style:name="ce5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T17"/>
      <style:map style:condition="cell-content()=&quot;C&quot;" style:apply-style-name="Untitled2" style:base-cell-address="v4.T17"/>
    </style:style>
    <style:style style:name="ce5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U12"/>
      <style:map style:condition="cell-content()=&quot;C&quot;" style:apply-style-name="Untitled2" style:base-cell-address="v4.U12"/>
    </style:style>
    <style:style style:name="ce5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U13"/>
      <style:map style:condition="cell-content()=&quot;C&quot;" style:apply-style-name="Untitled2" style:base-cell-address="v4.U13"/>
    </style:style>
    <style:style style:name="ce5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U15"/>
      <style:map style:condition="cell-content()=&quot;C&quot;" style:apply-style-name="Untitled2" style:base-cell-address="v4.U15"/>
    </style:style>
    <style:style style:name="ce5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U17"/>
      <style:map style:condition="cell-content()=&quot;C&quot;" style:apply-style-name="Untitled2" style:base-cell-address="v4.U17"/>
    </style:style>
    <style:style style:name="ce5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V7"/>
      <style:map style:condition="cell-content()=&quot;C&quot;" style:apply-style-name="Untitled2" style:base-cell-address="v4.V7"/>
    </style:style>
    <style:style style:name="ce5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V8"/>
      <style:map style:condition="cell-content()=&quot;C&quot;" style:apply-style-name="Untitled2" style:base-cell-address="v4.V8"/>
    </style:style>
    <style:style style:name="ce5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V9"/>
      <style:map style:condition="cell-content()=&quot;C&quot;" style:apply-style-name="Untitled2" style:base-cell-address="v4.V9"/>
    </style:style>
    <style:style style:name="ce5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V10"/>
      <style:map style:condition="cell-content()=&quot;C&quot;" style:apply-style-name="Untitled2" style:base-cell-address="v4.V10"/>
    </style:style>
    <style:style style:name="ce5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V12"/>
      <style:map style:condition="cell-content()=&quot;C&quot;" style:apply-style-name="Untitled2" style:base-cell-address="v4.V12"/>
    </style:style>
    <style:style style:name="ce5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V13"/>
      <style:map style:condition="cell-content()=&quot;C&quot;" style:apply-style-name="Untitled2" style:base-cell-address="v4.V13"/>
    </style:style>
    <style:style style:name="ce5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V15"/>
      <style:map style:condition="cell-content()=&quot;C&quot;" style:apply-style-name="Untitled2" style:base-cell-address="v4.V15"/>
    </style:style>
    <style:style style:name="ce5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V17"/>
      <style:map style:condition="cell-content()=&quot;C&quot;" style:apply-style-name="Untitled2" style:base-cell-address="v4.V17"/>
    </style:style>
    <style:style style:name="ce58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F8"/>
    </style:style>
    <style:style style:name="ce58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G8"/>
    </style:style>
    <style:style style:name="ce58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H8"/>
    </style:style>
    <style:style style:name="ce58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I8"/>
    </style:style>
    <style:style style:name="ce58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8"/>
    </style:style>
    <style:style style:name="ce58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0"/>
    </style:style>
    <style:style style:name="ce58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1"/>
    </style:style>
    <style:style style:name="ce59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2"/>
    </style:style>
    <style:style style:name="ce59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3"/>
    </style:style>
    <style:style style:name="ce59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4"/>
    </style:style>
    <style:style style:name="ce59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5"/>
    </style:style>
    <style:style style:name="ce59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6"/>
    </style:style>
    <style:style style:name="ce59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7"/>
    </style:style>
    <style:style style:name="ce59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9"/>
    </style:style>
    <style:style style:name="ce59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20"/>
    </style:style>
    <style:style style:name="ce59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21"/>
    </style:style>
    <style:style style:name="ce59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22"/>
    </style:style>
    <style:style style:name="ce60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23"/>
    </style:style>
    <style:style style:name="ce60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8"/>
    </style:style>
    <style:style style:name="ce60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0"/>
    </style:style>
    <style:style style:name="ce60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1"/>
    </style:style>
    <style:style style:name="ce60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2"/>
    </style:style>
    <style:style style:name="ce60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3"/>
    </style:style>
    <style:style style:name="ce60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4"/>
    </style:style>
    <style:style style:name="ce60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5"/>
    </style:style>
    <style:style style:name="ce60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6"/>
    </style:style>
    <style:style style:name="ce60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7"/>
    </style:style>
    <style:style style:name="ce61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9"/>
    </style:style>
    <style:style style:name="ce61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20"/>
    </style:style>
    <style:style style:name="ce61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21"/>
    </style:style>
    <style:style style:name="ce61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22"/>
    </style:style>
    <style:style style:name="ce61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23"/>
    </style:style>
    <style:style style:name="ce61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8"/>
    </style:style>
    <style:style style:name="ce61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0"/>
    </style:style>
    <style:style style:name="ce61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1"/>
    </style:style>
    <style:style style:name="ce61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2"/>
    </style:style>
    <style:style style:name="ce61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3"/>
    </style:style>
    <style:style style:name="ce62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4"/>
    </style:style>
    <style:style style:name="ce62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5"/>
    </style:style>
    <style:style style:name="ce62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6"/>
    </style:style>
    <style:style style:name="ce62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7"/>
    </style:style>
    <style:style style:name="ce62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9"/>
    </style:style>
    <style:style style:name="ce62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20"/>
    </style:style>
    <style:style style:name="ce62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21"/>
    </style:style>
    <style:style style:name="ce62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22"/>
    </style:style>
    <style:style style:name="ce62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23"/>
    </style:style>
    <style:style style:name="ce62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8"/>
    </style:style>
    <style:style style:name="ce63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0"/>
    </style:style>
    <style:style style:name="ce63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1"/>
    </style:style>
    <style:style style:name="ce63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2"/>
    </style:style>
    <style:style style:name="ce63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3"/>
    </style:style>
    <style:style style:name="ce63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4"/>
    </style:style>
    <style:style style:name="ce63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5"/>
    </style:style>
    <style:style style:name="ce63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6"/>
    </style:style>
    <style:style style:name="ce63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7"/>
    </style:style>
    <style:style style:name="ce63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9"/>
    </style:style>
    <style:style style:name="ce63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20"/>
    </style:style>
    <style:style style:name="ce64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21"/>
    </style:style>
    <style:style style:name="ce64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22"/>
    </style:style>
    <style:style style:name="ce64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23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v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7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row table:style-name="ro1">
          <table:table-cell table:number-columns-repeated="36"/>
        </table:table-row>
        <table:table-row table:style-name="ro1">
          <table:table-cell table:number-columns-repeated="7"/>
          <table:table-cell table:style-name="ce21" table:number-columns-repeated="2"/>
          <table:table-cell table:number-columns-repeated="27"/>
        </table:table-row>
        <table:table-row table:style-name="ro1">
          <table:table-cell table:number-columns-repeated="5"/>
          <table:table-cell table:style-name="ce22"/>
          <table:table-cell table:style-name="ce32" table:number-columns-repeated="3"/>
          <table:table-cell table:style-name="ce53" office:value-type="string" calcext:value-type="string">
            <text:p>Always NEW</text:p>
          </table:table-cell>
          <table:table-cell table:style-name="ce60" table:number-columns-repeated="2"/>
          <table:table-cell table:number-columns-repeated="13"/>
          <table:table-cell office:value-type="string" calcext:value-type="string">
            <text:p>Testing the permutations:</text:p>
          </table:table-cell>
          <table:table-cell table:number-columns-repeated="10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1" table:number-rows-spanned="3">
            <text:p>Possible styles</text:p>
          </table:table-cell>
          <table:table-cell/>
          <table:table-cell table:style-name="ce12"/>
          <table:table-cell table:style-name="ce23" table:number-columns-repeated="3"/>
          <table:table-cell table:style-name="ce23" office:value-type="string" calcext:value-type="string">
            <text:p>Draw the fitmap</text:p>
          </table:table-cell>
          <table:table-cell table:style-name="ce54" office:value-type="string" calcext:value-type="string">
            <text:p>New Font bitmaps</text:p>
          </table:table-cell>
          <table:table-cell table:number-columns-repeated="4"/>
          <table:table-cell table:style-name="ce68"/>
          <table:table-cell table:number-columns-repeated="3"/>
          <table:table-cell table:style-name="ce70" office:value-type="string" calcext:value-type="string">
            <text:p>states OR codes</text:p>
          </table:table-cell>
          <table:table-cell table:style-name="ce11" table:number-columns-repeated="4"/>
          <table:table-cell table:number-columns-repeated="13"/>
        </table:table-row>
        <table:table-row table:style-name="ro3">
          <table:table-cell table:style-name="ce1" office:value-type="string" calcext:value-type="string">
            <text:p>Normal fitmap</text:p>
          </table:table-cell>
          <table:table-cell/>
          <table:covered-table-cell/>
          <table:table-cell/>
          <table:table-cell table:style-name="ce13"/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B</text:p>
          </table:table-cell>
          <table:table-cell table:style-name="ce24" office:value-type="string" calcext:value-type="string">
            <text:p>A</text:p>
          </table:table-cell>
          <table:table-cell table:style-name="ce21"/>
          <table:table-cell/>
          <table:table-cell table:style-name="ce21" table:number-columns-repeated="5"/>
          <table:table-cell table:style-name="ce1" office:value-type="string" calcext:value-type="string">
            <text:p>Block codes</text:p>
          </table:table-cell>
          <table:table-cell table:style-name="ce68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16" calcext:value-type="float">
            <text:p>16</text:p>
          </table:table-cell>
          <table:table-cell table:style-name="ce71"/>
          <table:table-cell table:style-name="ce132" table:number-columns-spanned="1" table:number-rows-spanned="2"/>
          <table:table-cell table:style-name="ce71" table:number-columns-repeated="5"/>
          <table:table-cell table:style-name="ce132"/>
          <table:table-cell table:style-name="ce167" table:number-columns-repeated="3"/>
          <table:table-cell/>
        </table:table-row>
        <table:table-row table:style-name="ro1">
          <table:table-cell office:value-type="string" calcext:value-type="string">
            <text:p>Layer #</text:p>
          </table:table-cell>
          <table:table-cell/>
          <table:covered-table-cell/>
          <table:table-cell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9"/>
          <table:table-cell table:style-name="ce72" table:number-columns-repeated="3"/>
          <table:table-cell table:number-columns-repeated="3"/>
          <table:covered-table-cell table:style-name="ce68"/>
          <table:table-cell table:style-name="ce72" table:number-columns-repeated="3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Gradient gray up to white</text:p>
          </table:table-cell>
          <table:table-cell table:number-columns-repeated="2"/>
          <table:table-cell table:style-name="ce14" office:value-type="string" calcext:value-type="string">
            <text:p>textchanged</text:p>
          </table:table-cell>
          <table:table-cell table:style-name="ce26"/>
          <table:table-cell table:style-name="ce33"/>
          <table:table-cell table:style-name="ce40"/>
          <table:table-cell table:style-name="ce47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61" table:formula="of:=[.F7]*[.$F$6]+[.G7]*[.$G$6]+[.I7]*[.$H$6]+[.I7]*[.$I$6]+[.J7]*[.$J$6]" office:value-type="float" office:value="7" calcext:value-type="float">
            <text:p>7</text:p>
          </table:table-cell>
          <table:table-cell/>
          <table:table-cell table:style-name="ce66" table:number-columns-repeated="2"/>
          <table:table-cell table:style-name="ce21" table:number-columns-repeated="3"/>
          <table:table-cell table:style-name="ce69" office:value-type="string" calcext:value-type="string">
            <text:p>and masks</text:p>
          </table:table-cell>
          <table:table-cell/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16" calcext:value-type="float">
            <text:p>16</text:p>
          </table:table-cell>
          <table:table-cell table:style-name="ce73"/>
          <table:table-cell/>
          <table:table-cell table:style-name="ce71"/>
          <table:table-cell/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16" calcext:value-type="float">
            <text:p>16</text:p>
          </table:table-cell>
          <table:table-cell table:style-name="ce71"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2">
            <text:p>Each face bitmap</text:p>
            <text:p>+ name, style, file caption</text:p>
          </table:table-cell>
          <table:table-cell table:style-name="ce8" office:value-type="string" calcext:value-type="string">
            <text:p>Active</text:p>
          </table:table-cell>
          <table:table-cell/>
          <table:table-cell table:style-name="ce14" office:value-type="string" calcext:value-type="string">
            <text:p>pointschanged</text:p>
          </table:table-cell>
          <table:table-cell table:style-name="ce27"/>
          <table:table-cell table:style-name="ce34"/>
          <table:table-cell table:style-name="ce41"/>
          <table:table-cell table:style-name="ce48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61" table:formula="of:=[.F8]*[.$F$6]+[.G8]*[.$G$6]+[.I8]*[.$H$6]+[.I8]*[.$I$6]+[.J8]*[.$J$6]" office:value-type="float" office:value="7" calcext:value-type="float">
            <text:p>7</text:p>
          </table:table-cell>
          <table:table-cell/>
          <table:table-cell table:style-name="ce66" table:number-columns-repeated="2"/>
          <table:table-cell table:style-name="ce21" table:number-columns-repeated="3"/>
          <table:table-cell/>
          <table:table-cell table:style-name="ce1" office:value-type="float" office:value="0" calcext:value-type="float">
            <text:p>0</text:p>
          </table:table-cell>
          <table:table-cell table:style-name="ce74" table:formula="of:=BITAND([.S8];[.$T$7])" office:value-type="float" office:value="0" calcext:value-type="float">
            <text:p>0</text:p>
          </table:table-cell>
          <table:table-cell table:style-name="ce106" table:formula="of:=BITAND([.S8];[.$U$7])" office:value-type="float" office:value="0" calcext:value-type="float">
            <text:p>0</text:p>
          </table:table-cell>
          <table:table-cell table:style-name="ce106" table:formula="of:=BITAND([.S8];[.$V$7])" office:value-type="float" office:value="0" calcext:value-type="float">
            <text:p>0</text:p>
          </table:table-cell>
          <table:table-cell table:style-name="ce106" table:formula="of:=BITAND([.S8];[.$W$7])" office:value-type="float" office:value="0" calcext:value-type="float">
            <text:p>0</text:p>
          </table:table-cell>
          <table:table-cell table:style-name="ce106" table:formula="of:=BITAND([.T8];[.$W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33" table:formula="of:=BITAND([.AB8];[.$T$7])" office:value-type="float" office:value="0" calcext:value-type="float">
            <text:p>0</text:p>
          </table:table-cell>
          <table:table-cell table:style-name="ce150" table:formula="of:=BITAND([.AB8];[.$U$7])" office:value-type="float" office:value="0" calcext:value-type="float">
            <text:p>0</text:p>
          </table:table-cell>
          <table:table-cell table:style-name="ce106" table:formula="of:=BITAND([.AB8];[.$V$7])" office:value-type="float" office:value="0" calcext:value-type="float">
            <text:p>0</text:p>
          </table:table-cell>
          <table:table-cell table:style-name="ce106" table:formula="of:=BITAND([.AB8];[.$W$7])" office:value-type="float" office:value="0" calcext:value-type="float">
            <text:p>0</text:p>
          </table:table-cell>
          <table:table-cell table:style-name="ce106" table:formula="of:=BITAND([.AC8];[.$W$7])" office:value-type="float" office:value="0" calcext:value-type="float">
            <text:p>0</text:p>
          </table:table-cell>
          <table:table-cell table:style-name="ce106" table:number-columns-repeated="3"/>
        </table:table-row>
        <table:table-row table:style-name="ro1">
          <table:table-cell/>
          <table:covered-table-cell/>
          <table:table-cell table:style-name="ce8" office:value-type="string" calcext:value-type="string">
            <text:p>Inactive</text:p>
          </table:table-cell>
          <table:table-cell/>
          <table:table-cell table:style-name="ce14" office:value-type="string" calcext:value-type="string">
            <text:p>activechanged</text:p>
          </table:table-cell>
          <table:table-cell table:style-name="ce28"/>
          <table:table-cell table:style-name="ce35"/>
          <table:table-cell table:style-name="ce42"/>
          <table:table-cell table:style-name="ce49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1" table:formula="of:=[.F9]*[.$F$6]+[.G9]*[.$G$6]+[.I9]*[.$H$6]+[.I9]*[.$I$6]+[.J9]*[.$J$6]" office:value-type="float" office:value="6" calcext:value-type="float">
            <text:p>6</text:p>
          </table:table-cell>
          <table:table-cell/>
          <table:table-cell table:style-name="ce66" table:number-columns-repeated="2"/>
          <table:table-cell table:style-name="ce21" table:number-columns-repeated="3"/>
          <table:table-cell/>
          <table:table-cell table:style-name="ce1" office:value-type="float" office:value="1" calcext:value-type="float">
            <text:p>1</text:p>
          </table:table-cell>
          <table:table-cell table:style-name="ce75" table:formula="of:=BITAND([.S9];[.$T$7])" office:value-type="float" office:value="1" calcext:value-type="float">
            <text:p>1</text:p>
          </table:table-cell>
          <table:table-cell table:style-name="ce107" table:formula="of:=BITAND([.S9];[.$U$7])" office:value-type="float" office:value="0" calcext:value-type="float">
            <text:p>0</text:p>
          </table:table-cell>
          <table:table-cell table:style-name="ce106" table:formula="of:=BITAND([.S9];[.$V$7])" office:value-type="float" office:value="0" calcext:value-type="float">
            <text:p>0</text:p>
          </table:table-cell>
          <table:table-cell table:style-name="ce106" table:formula="of:=BITAND([.S9];[.$W$7])" office:value-type="float" office:value="0" calcext:value-type="float">
            <text:p>0</text:p>
          </table:table-cell>
          <table:table-cell table:style-name="ce106" table:formula="of:=BITAND([.S9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34" table:formula="of:=BITAND([.AB9];[.$T$7])" office:value-type="float" office:value="1" calcext:value-type="float">
            <text:p>1</text:p>
          </table:table-cell>
          <table:table-cell table:style-name="ce151" table:formula="of:=BITAND([.AB9];[.$U$7])" office:value-type="float" office:value="0" calcext:value-type="float">
            <text:p>0</text:p>
          </table:table-cell>
          <table:table-cell table:style-name="ce106" table:formula="of:=BITAND([.AB9];[.$V$7])" office:value-type="float" office:value="0" calcext:value-type="float">
            <text:p>0</text:p>
          </table:table-cell>
          <table:table-cell table:style-name="ce106" table:formula="of:=BITAND([.AB9];[.$W$7])" office:value-type="float" office:value="0" calcext:value-type="float">
            <text:p>0</text:p>
          </table:table-cell>
          <table:table-cell table:style-name="ce106" table:formula="of:=BITAND([.AB9];[.$X$7])" office:value-type="float" office:value="0" calcext:value-type="float">
            <text:p>0</text:p>
          </table:table-cell>
          <table:table-cell table:style-name="ce106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 table:number-columns-spanned="1" table:number-rows-spanned="2">
            <text:p>Inactive footer</text:p>
            <text:p>(this font is in.. and green tick)</text:p>
          </table:table-cell>
          <table:table-cell table:style-name="ce8" office:value-type="string" calcext:value-type="string">
            <text:p>None</text:p>
          </table:table-cell>
          <table:table-cell/>
          <table:table-cell table:style-name="ce14" office:value-type="string" calcext:value-type="string">
            <text:p>tickedchanged</text:p>
          </table:table-cell>
          <table:table-cell table:style-name="ce29"/>
          <table:table-cell table:style-name="ce36"/>
          <table:table-cell table:style-name="ce43"/>
          <table:table-cell table:style-name="ce50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61" table:formula="of:=[.F10]*[.$F$6]+[.G10]*[.$G$6]+[.I10]*[.$H$6]+[.I10]*[.$I$6]+[.J10]*[.$J$6]" office:value-type="float" office:value="6" calcext:value-type="float">
            <text:p>6</text:p>
          </table:table-cell>
          <table:table-cell/>
          <table:table-cell table:style-name="ce66" table:number-columns-repeated="2"/>
          <table:table-cell table:style-name="ce21" table:number-columns-repeated="3"/>
          <table:table-cell/>
          <table:table-cell table:style-name="ce1" office:value-type="float" office:value="2" calcext:value-type="float">
            <text:p>2</text:p>
          </table:table-cell>
          <table:table-cell table:style-name="ce76" table:formula="of:=BITAND([.S10];[.$T$7])" office:value-type="float" office:value="0" calcext:value-type="float">
            <text:p>0</text:p>
          </table:table-cell>
          <table:table-cell table:style-name="ce106" table:formula="of:=BITAND([.S10];[.$U$7])" office:value-type="float" office:value="2" calcext:value-type="float">
            <text:p>2</text:p>
          </table:table-cell>
          <table:table-cell table:style-name="ce106" table:formula="of:=BITAND([.S10];[.$V$7])" office:value-type="float" office:value="0" calcext:value-type="float">
            <text:p>0</text:p>
          </table:table-cell>
          <table:table-cell table:style-name="ce106" table:formula="of:=BITAND([.S10];[.$W$7])" office:value-type="float" office:value="0" calcext:value-type="float">
            <text:p>0</text:p>
          </table:table-cell>
          <table:table-cell table:style-name="ce106" table:formula="of:=BITAND([.S10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35" table:formula="of:=BITAND([.AB10];[.$T$7])" office:value-type="float" office:value="1" calcext:value-type="float">
            <text:p>1</text:p>
          </table:table-cell>
          <table:table-cell table:style-name="ce152" table:formula="of:=BITAND([.AB10];[.$U$7])" office:value-type="float" office:value="2" calcext:value-type="float">
            <text:p>2</text:p>
          </table:table-cell>
          <table:table-cell table:style-name="ce106" table:formula="of:=BITAND([.AB10];[.$V$7])" office:value-type="float" office:value="0" calcext:value-type="float">
            <text:p>0</text:p>
          </table:table-cell>
          <table:table-cell table:style-name="ce106" table:formula="of:=BITAND([.AB10];[.$W$7])" office:value-type="float" office:value="0" calcext:value-type="float">
            <text:p>0</text:p>
          </table:table-cell>
          <table:table-cell table:style-name="ce106" table:formula="of:=BITAND([.AB10];[.$X$7])" office:value-type="float" office:value="0" calcext:value-type="float">
            <text:p>0</text:p>
          </table:table-cell>
          <table:table-cell table:style-name="ce106" table:number-columns-repeated="3"/>
        </table:table-row>
        <table:table-row table:style-name="ro1">
          <table:table-cell/>
          <table:covered-table-cell/>
          <table:table-cell table:style-name="ce8" office:value-type="string" calcext:value-type="string">
            <text:p>Inactive</text:p>
          </table:table-cell>
          <table:table-cell/>
          <table:table-cell table:style-name="ce15" office:value-type="string" calcext:value-type="string">
            <text:p>tl_adjust_changed</text:p>
          </table:table-cell>
          <table:table-cell table:style-name="ce30"/>
          <table:table-cell table:style-name="ce37"/>
          <table:table-cell table:style-name="ce44"/>
          <table:table-cell table:style-name="ce51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1" table:formula="of:=[.F11]*[.$F$6]+[.G11]*[.$G$6]+[.I11]*[.$H$6]+[.I11]*[.$I$6]+[.J11]*[.$J$6]" office:value-type="float" office:value="6" calcext:value-type="float">
            <text:p>6</text:p>
          </table:table-cell>
          <table:table-cell/>
          <table:table-cell table:style-name="ce21" table:number-columns-repeated="5"/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77" table:formula="of:=BITAND([.S11];[.$T$7])" office:value-type="float" office:value="1" calcext:value-type="float">
            <text:p>1</text:p>
          </table:table-cell>
          <table:table-cell table:style-name="ce106" table:formula="of:=BITAND([.S11];[.$U$7])" office:value-type="float" office:value="2" calcext:value-type="float">
            <text:p>2</text:p>
          </table:table-cell>
          <table:table-cell table:style-name="ce106" table:formula="of:=BITAND([.S11];[.$V$7])" office:value-type="float" office:value="0" calcext:value-type="float">
            <text:p>0</text:p>
          </table:table-cell>
          <table:table-cell table:style-name="ce106" table:formula="of:=BITAND([.S11];[.$W$7])" office:value-type="float" office:value="0" calcext:value-type="float">
            <text:p>0</text:p>
          </table:table-cell>
          <table:table-cell table:style-name="ce106" table:formula="of:=BITAND([.S11];[.$X$7])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36" table:formula="of:=BITAND([.AB11];[.$T$7])" office:value-type="float" office:value="1" calcext:value-type="float">
            <text:p>1</text:p>
          </table:table-cell>
          <table:table-cell table:style-name="ce153" table:formula="of:=BITAND([.AB11];[.$U$7])" office:value-type="float" office:value="0" calcext:value-type="float">
            <text:p>0</text:p>
          </table:table-cell>
          <table:table-cell table:style-name="ce106" table:formula="of:=BITAND([.AB11];[.$V$7])" office:value-type="float" office:value="4" calcext:value-type="float">
            <text:p>4</text:p>
          </table:table-cell>
          <table:table-cell table:style-name="ce106" table:formula="of:=BITAND([.AB11];[.$W$7])" office:value-type="float" office:value="0" calcext:value-type="float">
            <text:p>0</text:p>
          </table:table-cell>
          <table:table-cell table:style-name="ce106" table:formula="of:=BITAND([.AB11];[.$X$7])" office:value-type="float" office:value="0" calcext:value-type="float">
            <text:p>0</text:p>
          </table:table-cell>
          <table:table-cell table:style-name="ce106"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 table:number-columns-spanned="1" table:number-rows-spanned="2">
            <text:p>Ticked</text:p>
          </table:table-cell>
          <table:table-cell table:style-name="ce8" office:value-type="string" calcext:value-type="string">
            <text:p>None</text:p>
          </table:table-cell>
          <table:table-cell table:number-columns-repeated="9"/>
          <table:table-cell table:style-name="ce66" table:number-columns-repeated="2"/>
          <table:table-cell table:style-name="ce21" table:number-columns-repeated="3"/>
          <table:table-cell/>
          <table:table-cell table:style-name="ce1" office:value-type="float" office:value="4" calcext:value-type="float">
            <text:p>4</text:p>
          </table:table-cell>
          <table:table-cell table:style-name="ce78" table:formula="of:=BITAND([.S12];[.$T$7])" office:value-type="float" office:value="0" calcext:value-type="float">
            <text:p>0</text:p>
          </table:table-cell>
          <table:table-cell table:style-name="ce106" table:formula="of:=BITAND([.S12];[.$U$7])" office:value-type="float" office:value="0" calcext:value-type="float">
            <text:p>0</text:p>
          </table:table-cell>
          <table:table-cell table:style-name="ce106" table:formula="of:=BITAND([.S12];[.$V$7])" office:value-type="float" office:value="4" calcext:value-type="float">
            <text:p>4</text:p>
          </table:table-cell>
          <table:table-cell table:style-name="ce106" table:formula="of:=BITAND([.S12];[.$W$7])" office:value-type="float" office:value="0" calcext:value-type="float">
            <text:p>0</text:p>
          </table:table-cell>
          <table:table-cell table:style-name="ce106" table:formula="of:=BITAND([.S12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style-name="ce137" table:formula="of:=BITAND([.AB12];[.$T$7])" office:value-type="float" office:value="1" calcext:value-type="float">
            <text:p>1</text:p>
          </table:table-cell>
          <table:table-cell table:style-name="ce154" table:formula="of:=BITAND([.AB12];[.$U$7])" office:value-type="float" office:value="2" calcext:value-type="float">
            <text:p>2</text:p>
          </table:table-cell>
          <table:table-cell table:style-name="ce106" table:formula="of:=BITAND([.AB12];[.$V$7])" office:value-type="float" office:value="4" calcext:value-type="float">
            <text:p>4</text:p>
          </table:table-cell>
          <table:table-cell table:style-name="ce106" table:formula="of:=BITAND([.AB12];[.$W$7])" office:value-type="float" office:value="0" calcext:value-type="float">
            <text:p>0</text:p>
          </table:table-cell>
          <table:table-cell table:style-name="ce106" table:formula="of:=BITAND([.AB12];[.$X$7])" office:value-type="float" office:value="0" calcext:value-type="float">
            <text:p>0</text:p>
          </table:table-cell>
          <table:table-cell table:style-name="ce106" table:number-columns-repeated="3"/>
        </table:table-row>
        <table:table-row table:style-name="ro1">
          <table:table-cell/>
          <table:covered-table-cell/>
          <table:table-cell table:style-name="ce8" office:value-type="string" calcext:value-type="string">
            <text:p>Tick/Cross</text:p>
          </table:table-cell>
          <table:table-cell table:number-columns-repeated="9"/>
          <table:table-cell table:style-name="ce66" table:number-columns-repeated="2"/>
          <table:table-cell table:style-name="ce21" table:number-columns-repeated="3"/>
          <table:table-cell/>
          <table:table-cell table:style-name="ce1" office:value-type="float" office:value="5" calcext:value-type="float">
            <text:p>5</text:p>
          </table:table-cell>
          <table:table-cell table:style-name="ce79" table:formula="of:=BITAND([.S13];[.$T$7])" office:value-type="float" office:value="1" calcext:value-type="float">
            <text:p>1</text:p>
          </table:table-cell>
          <table:table-cell table:style-name="ce106" table:formula="of:=BITAND([.S13];[.$U$7])" office:value-type="float" office:value="0" calcext:value-type="float">
            <text:p>0</text:p>
          </table:table-cell>
          <table:table-cell table:style-name="ce106" table:formula="of:=BITAND([.S13];[.$V$7])" office:value-type="float" office:value="4" calcext:value-type="float">
            <text:p>4</text:p>
          </table:table-cell>
          <table:table-cell table:style-name="ce106" table:formula="of:=BITAND([.S13];[.$W$7])" office:value-type="float" office:value="0" calcext:value-type="float">
            <text:p>0</text:p>
          </table:table-cell>
          <table:table-cell table:style-name="ce106" table:formula="of:=BITAND([.S13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9" calcext:value-type="float">
            <text:p>9</text:p>
          </table:table-cell>
          <table:table-cell table:style-name="ce138" table:formula="of:=BITAND([.AB13];[.$T$7])" office:value-type="float" office:value="1" calcext:value-type="float">
            <text:p>1</text:p>
          </table:table-cell>
          <table:table-cell table:style-name="ce155" table:formula="of:=BITAND([.AB13];[.$U$7])" office:value-type="float" office:value="0" calcext:value-type="float">
            <text:p>0</text:p>
          </table:table-cell>
          <table:table-cell table:style-name="ce106" table:formula="of:=BITAND([.AB13];[.$V$7])" office:value-type="float" office:value="0" calcext:value-type="float">
            <text:p>0</text:p>
          </table:table-cell>
          <table:table-cell table:style-name="ce106" table:formula="of:=BITAND([.AB13];[.$W$7])" office:value-type="float" office:value="8" calcext:value-type="float">
            <text:p>8</text:p>
          </table:table-cell>
          <table:table-cell table:style-name="ce106" table:formula="of:=BITAND([.AB13];[.$X$7])" office:value-type="float" office:value="0" calcext:value-type="float">
            <text:p>0</text:p>
          </table:table-cell>
          <table:table-cell table:style-name="ce106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harmap button</text:p>
          </table:table-cell>
          <table:table-cell table:style-name="ce9"/>
          <table:table-cell table:number-columns-repeated="8"/>
          <table:table-cell table:style-name="ce21" table:number-columns-repeated="6"/>
          <table:table-cell/>
          <table:table-cell table:style-name="ce1" office:value-type="float" office:value="6" calcext:value-type="float">
            <text:p>6</text:p>
          </table:table-cell>
          <table:table-cell table:style-name="ce80" table:formula="of:=BITAND([.S14];[.$T$7])" office:value-type="float" office:value="0" calcext:value-type="float">
            <text:p>0</text:p>
          </table:table-cell>
          <table:table-cell table:style-name="ce106" table:formula="of:=BITAND([.S14];[.$U$7])" office:value-type="float" office:value="2" calcext:value-type="float">
            <text:p>2</text:p>
          </table:table-cell>
          <table:table-cell table:style-name="ce106" table:formula="of:=BITAND([.S14];[.$V$7])" office:value-type="float" office:value="4" calcext:value-type="float">
            <text:p>4</text:p>
          </table:table-cell>
          <table:table-cell table:style-name="ce106" table:formula="of:=BITAND([.S14];[.$W$7])" office:value-type="float" office:value="0" calcext:value-type="float">
            <text:p>0</text:p>
          </table:table-cell>
          <table:table-cell table:style-name="ce106" table:formula="of:=BITAND([.S14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ce139" table:formula="of:=BITAND([.AB14];[.$T$7])" office:value-type="float" office:value="1" calcext:value-type="float">
            <text:p>1</text:p>
          </table:table-cell>
          <table:table-cell table:style-name="ce156" table:formula="of:=BITAND([.AB14];[.$U$7])" office:value-type="float" office:value="2" calcext:value-type="float">
            <text:p>2</text:p>
          </table:table-cell>
          <table:table-cell table:style-name="ce106" table:formula="of:=BITAND([.AB14];[.$V$7])" office:value-type="float" office:value="0" calcext:value-type="float">
            <text:p>0</text:p>
          </table:table-cell>
          <table:table-cell table:style-name="ce106" table:formula="of:=BITAND([.AB14];[.$W$7])" office:value-type="float" office:value="8" calcext:value-type="float">
            <text:p>8</text:p>
          </table:table-cell>
          <table:table-cell table:style-name="ce106" table:formula="of:=BITAND([.AB14];[.$X$7])" office:value-type="float" office:value="0" calcext:value-type="float">
            <text:p>0</text:p>
          </table:table-cell>
          <table:table-cell table:style-name="ce106" table:number-columns-repeated="3"/>
        </table:table-row>
        <table:table-row table:style-name="ro1">
          <table:table-cell table:number-columns-repeated="2"/>
          <table:table-cell table:style-name="ce10"/>
          <table:table-cell table:number-columns-repeated="9"/>
          <table:table-cell table:style-name="ce66" table:number-columns-repeated="2"/>
          <table:table-cell table:style-name="ce21" table:number-columns-repeated="3"/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81" table:formula="of:=BITAND([.S15];[.$T$7])" office:value-type="float" office:value="1" calcext:value-type="float">
            <text:p>1</text:p>
          </table:table-cell>
          <table:table-cell table:style-name="ce106" table:formula="of:=BITAND([.S15];[.$U$7])" office:value-type="float" office:value="2" calcext:value-type="float">
            <text:p>2</text:p>
          </table:table-cell>
          <table:table-cell table:style-name="ce106" table:formula="of:=BITAND([.S15];[.$V$7])" office:value-type="float" office:value="4" calcext:value-type="float">
            <text:p>4</text:p>
          </table:table-cell>
          <table:table-cell table:style-name="ce106" table:formula="of:=BITAND([.S15];[.$W$7])" office:value-type="float" office:value="0" calcext:value-type="float">
            <text:p>0</text:p>
          </table:table-cell>
          <table:table-cell table:style-name="ce106" table:formula="of:=BITAND([.S15];[.$X$7])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1" office:value-type="float" office:value="13" calcext:value-type="float">
            <text:p>13</text:p>
          </table:table-cell>
          <table:table-cell table:style-name="ce140" table:formula="of:=BITAND([.AB15];[.$T$7])" office:value-type="float" office:value="1" calcext:value-type="float">
            <text:p>1</text:p>
          </table:table-cell>
          <table:table-cell table:style-name="ce157" table:formula="of:=BITAND([.AB15];[.$U$7])" office:value-type="float" office:value="0" calcext:value-type="float">
            <text:p>0</text:p>
          </table:table-cell>
          <table:table-cell table:style-name="ce106" table:formula="of:=BITAND([.AB15];[.$V$7])" office:value-type="float" office:value="4" calcext:value-type="float">
            <text:p>4</text:p>
          </table:table-cell>
          <table:table-cell table:style-name="ce106" table:formula="of:=BITAND([.AB15];[.$W$7])" office:value-type="float" office:value="8" calcext:value-type="float">
            <text:p>8</text:p>
          </table:table-cell>
          <table:table-cell table:style-name="ce106" table:formula="of:=BITAND([.AB15];[.$X$7])" office:value-type="float" office:value="0" calcext:value-type="float">
            <text:p>0</text:p>
          </table:table-cell>
          <table:table-cell table:style-name="ce106" table:number-columns-repeated="3"/>
        </table:table-row>
        <table:table-row table:style-name="ro1">
          <table:table-cell/>
          <table:table-cell table:style-name="ce3"/>
          <table:table-cell table:style-name="ce10"/>
          <table:table-cell table:number-columns-repeated="9"/>
          <table:table-cell table:style-name="ce21" table:number-columns-repeated="5"/>
          <table:table-cell table:number-columns-repeated="6"/>
          <table:table-cell table:style-name="ce106" table:formula="of:=BITAND([.S16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5" calcext:value-type="float">
            <text:p>15</text:p>
          </table:table-cell>
          <table:table-cell table:style-name="ce141" table:formula="of:=BITAND([.AB16];[.$T$7])" office:value-type="float" office:value="1" calcext:value-type="float">
            <text:p>1</text:p>
          </table:table-cell>
          <table:table-cell table:style-name="ce158" table:formula="of:=BITAND([.AB16];[.$U$7])" office:value-type="float" office:value="2" calcext:value-type="float">
            <text:p>2</text:p>
          </table:table-cell>
          <table:table-cell table:style-name="ce106" table:formula="of:=BITAND([.AB16];[.$V$7])" office:value-type="float" office:value="4" calcext:value-type="float">
            <text:p>4</text:p>
          </table:table-cell>
          <table:table-cell table:style-name="ce106" table:formula="of:=BITAND([.AB16];[.$W$7])" office:value-type="float" office:value="8" calcext:value-type="float">
            <text:p>8</text:p>
          </table:table-cell>
          <table:table-cell table:style-name="ce106" table:formula="of:=BITAND([.AB16];[.$X$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ad/Info Font</text:p>
          </table:table-cell>
          <table:table-cell table:style-name="ce3"/>
          <table:table-cell table:style-name="ce10"/>
          <table:table-cell/>
          <table:table-cell office:value-type="string" calcext:value-type="string">
            <text:p>Testzone:</text:p>
          </table:table-cell>
          <table:table-cell table:number-columns-repeated="9"/>
          <table:table-cell table:style-name="ce21" table:number-columns-repeated="3"/>
          <table:table-cell/>
          <table:table-cell table:style-name="ce1" office:value-type="float" office:value="8" calcext:value-type="float">
            <text:p>8</text:p>
          </table:table-cell>
          <table:table-cell table:style-name="ce82" table:formula="of:=BITAND([.S17];[.$T$7])" office:value-type="float" office:value="0" calcext:value-type="float">
            <text:p>0</text:p>
          </table:table-cell>
          <table:table-cell table:style-name="ce108" table:formula="of:=BITAND([.S17];[.$U$7])" office:value-type="float" office:value="0" calcext:value-type="float">
            <text:p>0</text:p>
          </table:table-cell>
          <table:table-cell table:style-name="ce106" table:formula="of:=BITAND([.S17];[.$V$7])" office:value-type="float" office:value="0" calcext:value-type="float">
            <text:p>0</text:p>
          </table:table-cell>
          <table:table-cell table:style-name="ce106" table:formula="of:=BITAND([.S17];[.$W$7])" office:value-type="float" office:value="8" calcext:value-type="float">
            <text:p>8</text:p>
          </table:table-cell>
          <table:table-cell table:style-name="ce106" table:formula="of:=BITAND([.S17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ce142" table:formula="of:=BITAND([.AB17];[.$T$7])" office:value-type="float" office:value="1" calcext:value-type="float">
            <text:p>1</text:p>
          </table:table-cell>
          <table:table-cell table:style-name="ce159" table:formula="of:=BITAND([.AB17];[.$U$7])" office:value-type="float" office:value="0" calcext:value-type="float">
            <text:p>0</text:p>
          </table:table-cell>
          <table:table-cell table:style-name="ce106" table:formula="of:=BITAND([.AB17];[.$V$7])" office:value-type="float" office:value="0" calcext:value-type="float">
            <text:p>0</text:p>
          </table:table-cell>
          <table:table-cell table:style-name="ce106" table:formula="of:=BITAND([.AB17];[.$W$7])" office:value-type="float" office:value="0" calcext:value-type="float">
            <text:p>0</text:p>
          </table:table-cell>
          <table:table-cell table:style-name="ce106" table:formula="of:=BITAND([.AB17];[.$X$7])" office:value-type="float" office:value="16" calcext:value-type="float">
            <text:p>16</text:p>
          </table:table-cell>
          <table:table-cell table:style-name="ce106" table:number-columns-repeated="3"/>
        </table:table-row>
        <table:table-row table:style-name="ro1">
          <table:table-cell office:value-type="string" calcext:value-type="string">
            <text:p>Layer #</text:p>
          </table:table-cell>
          <table:table-cell table:style-name="ce3"/>
          <table:table-cell table:style-name="ce10"/>
          <table:table-cell/>
          <table:table-cell table:style-name="ce16" office:value-type="string" calcext:value-type="string">
            <text:p>Value</text:p>
          </table:table-cell>
          <table:table-cell/>
          <table:table-cell table:style-name="ce16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ce66"/>
          <table:table-cell table:style-name="ce21" table:number-columns-repeated="2"/>
          <table:table-cell/>
          <table:table-cell table:style-name="ce1" office:value-type="float" office:value="9" calcext:value-type="float">
            <text:p>9</text:p>
          </table:table-cell>
          <table:table-cell table:style-name="ce83" table:formula="of:=BITAND([.S18];[.$T$7])" office:value-type="float" office:value="1" calcext:value-type="float">
            <text:p>1</text:p>
          </table:table-cell>
          <table:table-cell table:style-name="ce109" table:formula="of:=BITAND([.S18];[.$U$7])" office:value-type="float" office:value="0" calcext:value-type="float">
            <text:p>0</text:p>
          </table:table-cell>
          <table:table-cell table:style-name="ce106" table:formula="of:=BITAND([.S18];[.$V$7])" office:value-type="float" office:value="0" calcext:value-type="float">
            <text:p>0</text:p>
          </table:table-cell>
          <table:table-cell table:style-name="ce106" table:formula="of:=BITAND([.S18];[.$W$7])" office:value-type="float" office:value="8" calcext:value-type="float">
            <text:p>8</text:p>
          </table:table-cell>
          <table:table-cell table:style-name="ce106" table:formula="of:=BITAND([.S18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ce143" table:formula="of:=BITAND([.AB18];[.$T$7])" office:value-type="float" office:value="1" calcext:value-type="float">
            <text:p>1</text:p>
          </table:table-cell>
          <table:table-cell table:style-name="ce160" table:formula="of:=BITAND([.AB18];[.$U$7])" office:value-type="float" office:value="2" calcext:value-type="float">
            <text:p>2</text:p>
          </table:table-cell>
          <table:table-cell table:style-name="ce106" table:formula="of:=BITAND([.AB18];[.$V$7])" office:value-type="float" office:value="0" calcext:value-type="float">
            <text:p>0</text:p>
          </table:table-cell>
          <table:table-cell table:style-name="ce106" table:formula="of:=BITAND([.AB18];[.$W$7])" office:value-type="float" office:value="0" calcext:value-type="float">
            <text:p>0</text:p>
          </table:table-cell>
          <table:table-cell table:style-name="ce106" table:formula="of:=BITAND([.AB18];[.$X$7])" office:value-type="float" office:value="16" calcext:value-type="float">
            <text:p>16</text:p>
          </table:table-cell>
          <table:table-cell table:style-name="ce106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olour gradient bottom to top</text:p>
          </table:table-cell>
          <table:table-cell table:style-name="ce10"/>
          <table:table-cell/>
          <table:table-cell table:style-name="ce17"/>
          <table:table-cell/>
          <table:table-cell table:style-name="ce1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1" table:formula="of:=[.G19]*[.$G$18]+[.H19]*[.$H$18]+[.I19]*[.$I$18]+[.J19]*[.$J$18]+[.K19]*[.$K$18]" office:value-type="float" office:value="3" calcext:value-type="float">
            <text:p>3</text:p>
          </table:table-cell>
          <table:table-cell table:number-columns-repeated="6"/>
          <table:table-cell table:style-name="ce1" office:value-type="float" office:value="10" calcext:value-type="float">
            <text:p>10</text:p>
          </table:table-cell>
          <table:table-cell table:style-name="ce84" table:formula="of:=BITAND([.S19];[.$T$7])" office:value-type="float" office:value="0" calcext:value-type="float">
            <text:p>0</text:p>
          </table:table-cell>
          <table:table-cell table:style-name="ce110" table:formula="of:=BITAND([.S19];[.$U$7])" office:value-type="float" office:value="2" calcext:value-type="float">
            <text:p>2</text:p>
          </table:table-cell>
          <table:table-cell table:style-name="ce106" table:formula="of:=BITAND([.S19];[.$V$7])" office:value-type="float" office:value="0" calcext:value-type="float">
            <text:p>0</text:p>
          </table:table-cell>
          <table:table-cell table:style-name="ce106" table:formula="of:=BITAND([.S19];[.$W$7])" office:value-type="float" office:value="8" calcext:value-type="float">
            <text:p>8</text:p>
          </table:table-cell>
          <table:table-cell table:style-name="ce106" table:formula="of:=BITAND([.S19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ce144" table:formula="of:=BITAND([.AB19];[.$T$7])" office:value-type="float" office:value="1" calcext:value-type="float">
            <text:p>1</text:p>
          </table:table-cell>
          <table:table-cell table:style-name="ce161" table:formula="of:=BITAND([.AB19];[.$U$7])" office:value-type="float" office:value="0" calcext:value-type="float">
            <text:p>0</text:p>
          </table:table-cell>
          <table:table-cell table:style-name="ce106" table:formula="of:=BITAND([.AB19];[.$V$7])" office:value-type="float" office:value="4" calcext:value-type="float">
            <text:p>4</text:p>
          </table:table-cell>
          <table:table-cell table:style-name="ce106" table:formula="of:=BITAND([.AB19];[.$W$7])" office:value-type="float" office:value="0" calcext:value-type="float">
            <text:p>0</text:p>
          </table:table-cell>
          <table:table-cell table:style-name="ce106" table:formula="of:=BITAND([.AB19];[.$X$7])" office:value-type="float" office:value="16" calcext:value-type="float">
            <text:p>16</text:p>
          </table:table-cell>
          <table:table-cell table:style-name="ce106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Font info text</text:p>
          </table:table-cell>
          <table:table-cell table:style-name="ce10"/>
          <table:table-cell/>
          <table:table-cell table:style-name="ce18" office:value-type="string" calcext:value-type="string">
            <text:p>AND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63" table:formula="of:=[.H20]*[.$H$18]+[.I20]*[.$I$18]+[.J20]*[.$J$18]+[.K20]*[.$K$18]+[.G19]*[.G18]" office:value-type="float" office:value="14" calcext:value-type="float">
            <text:p>14</text:p>
          </table:table-cell>
          <table:table-cell table:number-columns-repeated="6"/>
          <table:table-cell table:style-name="ce1" office:value-type="float" office:value="11" calcext:value-type="float">
            <text:p>11</text:p>
          </table:table-cell>
          <table:table-cell table:style-name="ce85" table:formula="of:=BITAND([.S20];[.$T$7])" office:value-type="float" office:value="1" calcext:value-type="float">
            <text:p>1</text:p>
          </table:table-cell>
          <table:table-cell table:style-name="ce111" table:formula="of:=BITAND([.S20];[.$U$7])" office:value-type="float" office:value="2" calcext:value-type="float">
            <text:p>2</text:p>
          </table:table-cell>
          <table:table-cell table:style-name="ce106" table:formula="of:=BITAND([.S20];[.$V$7])" office:value-type="float" office:value="0" calcext:value-type="float">
            <text:p>0</text:p>
          </table:table-cell>
          <table:table-cell table:style-name="ce106" table:formula="of:=BITAND([.S20];[.$W$7])" office:value-type="float" office:value="8" calcext:value-type="float">
            <text:p>8</text:p>
          </table:table-cell>
          <table:table-cell table:style-name="ce106" table:formula="of:=BITAND([.S20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45" table:formula="of:=BITAND([.AB20];[.$T$7])" office:value-type="float" office:value="1" calcext:value-type="float">
            <text:p>1</text:p>
          </table:table-cell>
          <table:table-cell table:style-name="ce162" table:formula="of:=BITAND([.AB20];[.$U$7])" office:value-type="float" office:value="2" calcext:value-type="float">
            <text:p>2</text:p>
          </table:table-cell>
          <table:table-cell table:style-name="ce106" table:formula="of:=BITAND([.AB20];[.$V$7])" office:value-type="float" office:value="4" calcext:value-type="float">
            <text:p>4</text:p>
          </table:table-cell>
          <table:table-cell table:style-name="ce106" table:formula="of:=BITAND([.AB20];[.$W$7])" office:value-type="float" office:value="0" calcext:value-type="float">
            <text:p>0</text:p>
          </table:table-cell>
          <table:table-cell table:style-name="ce106" table:formula="of:=BITAND([.AB20];[.$X$7])" office:value-type="float" office:value="16" calcext:value-type="float">
            <text:p>16</text:p>
          </table:table-cell>
          <table:table-cell table:style-name="ce106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Icon and message</text:p>
          </table:table-cell>
          <table:table-cell table:style-name="ce10"/>
          <table:table-cell table:number-columns-repeated="3"/>
          <table:table-cell table:formula="of:=BITAND([.G19];[.G20])" office:value-type="float" office:value="0" calcext:value-type="float">
            <text:p>0</text:p>
          </table:table-cell>
          <table:table-cell table:formula="of:=BITAND([.H19];[.H20])" office:value-type="float" office:value="0" calcext:value-type="float">
            <text:p>0</text:p>
          </table:table-cell>
          <table:table-cell table:formula="of:=BITAND([.I19];[.I20])" office:value-type="float" office:value="0" calcext:value-type="float">
            <text:p>0</text:p>
          </table:table-cell>
          <table:table-cell table:formula="of:=BITAND([.J19];[.J20])" office:value-type="float" office:value="1" calcext:value-type="float">
            <text:p>1</text:p>
          </table:table-cell>
          <table:table-cell table:style-name="ce62" table:formula="of:=BITAND([.K19];[.K20])" office:value-type="float" office:value="0" calcext:value-type="float">
            <text:p>0</text:p>
          </table:table-cell>
          <table:table-cell table:style-name="ce61" table:formula="of:=[.G21]*[.$G$18]+[.H21]*[.$H$18]+[.I21]*[.$I$18]+[.J21]*[.$J$18]+[.K21]*[.$K$18]" office:value-type="float" office:value="2" calcext:value-type="float">
            <text:p>2</text:p>
          </table:table-cell>
          <table:table-cell table:number-columns-repeated="6"/>
          <table:table-cell table:style-name="ce1" office:value-type="float" office:value="12" calcext:value-type="float">
            <text:p>12</text:p>
          </table:table-cell>
          <table:table-cell table:style-name="ce86" table:formula="of:=BITAND([.S21];[.$T$7])" office:value-type="float" office:value="0" calcext:value-type="float">
            <text:p>0</text:p>
          </table:table-cell>
          <table:table-cell table:style-name="ce112" table:formula="of:=BITAND([.S21];[.$U$7])" office:value-type="float" office:value="0" calcext:value-type="float">
            <text:p>0</text:p>
          </table:table-cell>
          <table:table-cell table:style-name="ce106" table:formula="of:=BITAND([.S21];[.$V$7])" office:value-type="float" office:value="4" calcext:value-type="float">
            <text:p>4</text:p>
          </table:table-cell>
          <table:table-cell table:style-name="ce106" table:formula="of:=BITAND([.S21];[.$W$7])" office:value-type="float" office:value="8" calcext:value-type="float">
            <text:p>8</text:p>
          </table:table-cell>
          <table:table-cell table:style-name="ce106" table:formula="of:=BITAND([.S21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5" calcext:value-type="float">
            <text:p>25</text:p>
          </table:table-cell>
          <table:table-cell table:style-name="ce146" table:formula="of:=BITAND([.AB21];[.$T$7])" office:value-type="float" office:value="1" calcext:value-type="float">
            <text:p>1</text:p>
          </table:table-cell>
          <table:table-cell table:style-name="ce163" table:formula="of:=BITAND([.AB21];[.$U$7])" office:value-type="float" office:value="0" calcext:value-type="float">
            <text:p>0</text:p>
          </table:table-cell>
          <table:table-cell table:style-name="ce106" table:formula="of:=BITAND([.AB21];[.$V$7])" office:value-type="float" office:value="0" calcext:value-type="float">
            <text:p>0</text:p>
          </table:table-cell>
          <table:table-cell table:style-name="ce106" table:formula="of:=BITAND([.AB21];[.$W$7])" office:value-type="float" office:value="8" calcext:value-type="float">
            <text:p>8</text:p>
          </table:table-cell>
          <table:table-cell table:style-name="ce106" table:formula="of:=BITAND([.AB21];[.$X$7])" office:value-type="float" office:value="16" calcext:value-type="float">
            <text:p>16</text:p>
          </table:table-cell>
          <table:table-cell table:style-name="ce106" table:number-columns-repeated="3"/>
        </table:table-row>
        <table:table-row table:style-name="ro1">
          <table:table-cell table:number-columns-repeated="2"/>
          <table:table-cell table:style-name="ce10"/>
          <table:table-cell table:number-columns-repeated="3"/>
          <table:table-cell table:style-name="ce31" table:number-columns-repeated="5"/>
          <table:table-cell table:number-columns-repeated="7"/>
          <table:table-cell table:style-name="ce1" office:value-type="float" office:value="13" calcext:value-type="float">
            <text:p>13</text:p>
          </table:table-cell>
          <table:table-cell table:style-name="ce87" table:formula="of:=BITAND([.S22];[.$T$7])" office:value-type="float" office:value="1" calcext:value-type="float">
            <text:p>1</text:p>
          </table:table-cell>
          <table:table-cell table:style-name="ce113" table:formula="of:=BITAND([.S22];[.$U$7])" office:value-type="float" office:value="0" calcext:value-type="float">
            <text:p>0</text:p>
          </table:table-cell>
          <table:table-cell table:style-name="ce106" table:formula="of:=BITAND([.S22];[.$V$7])" office:value-type="float" office:value="4" calcext:value-type="float">
            <text:p>4</text:p>
          </table:table-cell>
          <table:table-cell table:style-name="ce106" table:formula="of:=BITAND([.S22];[.$W$7])" office:value-type="float" office:value="8" calcext:value-type="float">
            <text:p>8</text:p>
          </table:table-cell>
          <table:table-cell table:style-name="ce106" table:formula="of:=BITAND([.S22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style-name="ce147" table:formula="of:=BITAND([.AB22];[.$T$7])" office:value-type="float" office:value="1" calcext:value-type="float">
            <text:p>1</text:p>
          </table:table-cell>
          <table:table-cell table:style-name="ce164" table:formula="of:=BITAND([.AB22];[.$U$7])" office:value-type="float" office:value="2" calcext:value-type="float">
            <text:p>2</text:p>
          </table:table-cell>
          <table:table-cell table:style-name="ce106" table:formula="of:=BITAND([.AB22];[.$V$7])" office:value-type="float" office:value="0" calcext:value-type="float">
            <text:p>0</text:p>
          </table:table-cell>
          <table:table-cell table:style-name="ce106" table:formula="of:=BITAND([.AB22];[.$W$7])" office:value-type="float" office:value="8" calcext:value-type="float">
            <text:p>8</text:p>
          </table:table-cell>
          <table:table-cell table:style-name="ce106" table:formula="of:=BITAND([.AB22];[.$X$7])" office:value-type="float" office:value="16" calcext:value-type="float">
            <text:p>16</text:p>
          </table:table-cell>
          <table:table-cell table:style-name="ce106" table:number-columns-repeated="3"/>
        </table:table-row>
        <table:table-row table:style-name="ro1">
          <table:table-cell table:number-columns-repeated="5"/>
          <table:table-cell table:style-name="ce31" office:value-type="float" office:value="3" calcext:value-type="float">
            <text:p>3</text:p>
          </table:table-cell>
          <table:table-cell table:style-name="ce38" office:value-type="string" calcext:value-type="string">
            <text:p>and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table:formula="of:=BITAND([.F23];[.H23])" office:value-type="float" office:value="1" calcext:value-type="float">
            <text:p>1</text:p>
          </table:table-cell>
          <table:table-cell table:style-name="ce31"/>
          <table:table-cell table:number-columns-repeated="7"/>
          <table:table-cell table:style-name="ce1" office:value-type="float" office:value="14" calcext:value-type="float">
            <text:p>14</text:p>
          </table:table-cell>
          <table:table-cell table:style-name="ce88" table:formula="of:=BITAND([.S23];[.$T$7])" office:value-type="float" office:value="0" calcext:value-type="float">
            <text:p>0</text:p>
          </table:table-cell>
          <table:table-cell table:style-name="ce114" table:formula="of:=BITAND([.S23];[.$U$7])" office:value-type="float" office:value="2" calcext:value-type="float">
            <text:p>2</text:p>
          </table:table-cell>
          <table:table-cell table:style-name="ce106" table:formula="of:=BITAND([.S23];[.$V$7])" office:value-type="float" office:value="4" calcext:value-type="float">
            <text:p>4</text:p>
          </table:table-cell>
          <table:table-cell table:style-name="ce106" table:formula="of:=BITAND([.S23];[.$W$7])" office:value-type="float" office:value="8" calcext:value-type="float">
            <text:p>8</text:p>
          </table:table-cell>
          <table:table-cell table:style-name="ce106" table:formula="of:=BITAND([.S23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9" calcext:value-type="float">
            <text:p>29</text:p>
          </table:table-cell>
          <table:table-cell table:style-name="ce148" table:formula="of:=BITAND([.AB23];[.$T$7])" office:value-type="float" office:value="1" calcext:value-type="float">
            <text:p>1</text:p>
          </table:table-cell>
          <table:table-cell table:style-name="ce165" table:formula="of:=BITAND([.AB23];[.$U$7])" office:value-type="float" office:value="0" calcext:value-type="float">
            <text:p>0</text:p>
          </table:table-cell>
          <table:table-cell table:style-name="ce106" table:formula="of:=BITAND([.AB23];[.$V$7])" office:value-type="float" office:value="4" calcext:value-type="float">
            <text:p>4</text:p>
          </table:table-cell>
          <table:table-cell table:style-name="ce106" table:formula="of:=BITAND([.AB23];[.$W$7])" office:value-type="float" office:value="8" calcext:value-type="float">
            <text:p>8</text:p>
          </table:table-cell>
          <table:table-cell table:style-name="ce106" table:formula="of:=BITAND([.AB23];[.$X$7])" office:value-type="float" office:value="16" calcext:value-type="float">
            <text:p>16</text:p>
          </table:table-cell>
          <table:table-cell table:style-name="ce106" table:number-columns-repeated="3"/>
        </table:table-row>
        <table:table-row table:style-name="ro1">
          <table:table-cell table:number-columns-repeated="5"/>
          <table:table-cell table:style-name="ce31" table:number-columns-repeated="6"/>
          <table:table-cell table:number-columns-repeated="7"/>
          <table:table-cell table:style-name="ce1" office:value-type="float" office:value="15" calcext:value-type="float">
            <text:p>15</text:p>
          </table:table-cell>
          <table:table-cell table:style-name="ce89" table:formula="of:=BITAND([.S24];[.$T$7])" office:value-type="float" office:value="1" calcext:value-type="float">
            <text:p>1</text:p>
          </table:table-cell>
          <table:table-cell table:style-name="ce115" table:formula="of:=BITAND([.S24];[.$U$7])" office:value-type="float" office:value="2" calcext:value-type="float">
            <text:p>2</text:p>
          </table:table-cell>
          <table:table-cell table:style-name="ce106" table:formula="of:=BITAND([.S24];[.$V$7])" office:value-type="float" office:value="4" calcext:value-type="float">
            <text:p>4</text:p>
          </table:table-cell>
          <table:table-cell table:style-name="ce106" table:formula="of:=BITAND([.S24];[.$W$7])" office:value-type="float" office:value="8" calcext:value-type="float">
            <text:p>8</text:p>
          </table:table-cell>
          <table:table-cell table:style-name="ce106" table:formula="of:=BITAND([.S24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31" calcext:value-type="float">
            <text:p>31</text:p>
          </table:table-cell>
          <table:table-cell table:style-name="ce149" table:formula="of:=BITAND([.AB24];[.$T$7])" office:value-type="float" office:value="1" calcext:value-type="float">
            <text:p>1</text:p>
          </table:table-cell>
          <table:table-cell table:style-name="ce166" table:formula="of:=BITAND([.AB24];[.$U$7])" office:value-type="float" office:value="2" calcext:value-type="float">
            <text:p>2</text:p>
          </table:table-cell>
          <table:table-cell table:style-name="ce106" table:formula="of:=BITAND([.AB24];[.$V$7])" office:value-type="float" office:value="4" calcext:value-type="float">
            <text:p>4</text:p>
          </table:table-cell>
          <table:table-cell table:style-name="ce106" table:formula="of:=BITAND([.AB24];[.$W$7])" office:value-type="float" office:value="8" calcext:value-type="float">
            <text:p>8</text:p>
          </table:table-cell>
          <table:table-cell table:style-name="ce106" table:formula="of:=BITAND([.AB24];[.$X$7])" office:value-type="float" office:value="16" calcext:value-type="float">
            <text:p>16</text:p>
          </table:table-cell>
          <table:table-cell table:style-name="ce106" table:number-columns-repeated="3"/>
        </table:table-row>
        <table:table-row table:style-name="ro1">
          <table:table-cell table:number-columns-repeated="18"/>
          <table:table-cell table:style-name="ce1" office:value-type="float" office:value="16" calcext:value-type="float">
            <text:p>16</text:p>
          </table:table-cell>
          <table:table-cell table:style-name="ce90" table:formula="of:=BITAND([.S25];[.$T$7])" office:value-type="float" office:value="0" calcext:value-type="float">
            <text:p>0</text:p>
          </table:table-cell>
          <table:table-cell table:style-name="ce116" table:formula="of:=BITAND([.S25];[.$U$7])" office:value-type="float" office:value="0" calcext:value-type="float">
            <text:p>0</text:p>
          </table:table-cell>
          <table:table-cell table:style-name="ce106" table:formula="of:=BITAND([.S25];[.$V$7])" office:value-type="float" office:value="0" calcext:value-type="float">
            <text:p>0</text:p>
          </table:table-cell>
          <table:table-cell table:style-name="ce106" table:formula="of:=BITAND([.S25];[.$W$7])" office:value-type="float" office:value="0" calcext:value-type="float">
            <text:p>0</text:p>
          </table:table-cell>
          <table:table-cell table:style-name="ce106" table:formula="of:=BITAND([.S25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8"/>
          <table:table-cell table:style-name="ce1" office:value-type="float" office:value="17" calcext:value-type="float">
            <text:p>17</text:p>
          </table:table-cell>
          <table:table-cell table:style-name="ce91" table:formula="of:=BITAND([.S26];[.$T$7])" office:value-type="float" office:value="1" calcext:value-type="float">
            <text:p>1</text:p>
          </table:table-cell>
          <table:table-cell table:style-name="ce117" table:formula="of:=BITAND([.S26];[.$U$7])" office:value-type="float" office:value="0" calcext:value-type="float">
            <text:p>0</text:p>
          </table:table-cell>
          <table:table-cell table:style-name="ce106" table:formula="of:=BITAND([.S26];[.$V$7])" office:value-type="float" office:value="0" calcext:value-type="float">
            <text:p>0</text:p>
          </table:table-cell>
          <table:table-cell table:style-name="ce106" table:formula="of:=BITAND([.S26];[.$W$7])" office:value-type="float" office:value="0" calcext:value-type="float">
            <text:p>0</text:p>
          </table:table-cell>
          <table:table-cell table:style-name="ce106" table:formula="of:=BITAND([.S26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19" table:number-columns-repeated="2"/>
          <table:table-cell table:style-name="ce21"/>
          <table:table-cell table:style-name="ce46" table:number-columns-repeated="4"/>
          <table:table-cell table:style-name="ce64"/>
          <table:table-cell table:style-name="ce21" table:number-columns-repeated="6"/>
          <table:table-cell table:style-name="ce1" office:value-type="float" office:value="18" calcext:value-type="float">
            <text:p>18</text:p>
          </table:table-cell>
          <table:table-cell table:style-name="ce92" table:formula="of:=BITAND([.S27];[.$T$7])" office:value-type="float" office:value="0" calcext:value-type="float">
            <text:p>0</text:p>
          </table:table-cell>
          <table:table-cell table:style-name="ce118" table:formula="of:=BITAND([.S27];[.$U$7])" office:value-type="float" office:value="2" calcext:value-type="float">
            <text:p>2</text:p>
          </table:table-cell>
          <table:table-cell table:style-name="ce106" table:formula="of:=BITAND([.S27];[.$V$7])" office:value-type="float" office:value="0" calcext:value-type="float">
            <text:p>0</text:p>
          </table:table-cell>
          <table:table-cell table:style-name="ce106" table:formula="of:=BITAND([.S27];[.$W$7])" office:value-type="float" office:value="0" calcext:value-type="float">
            <text:p>0</text:p>
          </table:table-cell>
          <table:table-cell table:style-name="ce106" table:formula="of:=BITAND([.S27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8"/>
          <table:table-cell table:style-name="ce1" office:value-type="float" office:value="19" calcext:value-type="float">
            <text:p>19</text:p>
          </table:table-cell>
          <table:table-cell table:style-name="ce93" table:formula="of:=BITAND([.S28];[.$T$7])" office:value-type="float" office:value="1" calcext:value-type="float">
            <text:p>1</text:p>
          </table:table-cell>
          <table:table-cell table:style-name="ce119" table:formula="of:=BITAND([.S28];[.$U$7])" office:value-type="float" office:value="2" calcext:value-type="float">
            <text:p>2</text:p>
          </table:table-cell>
          <table:table-cell table:style-name="ce106" table:formula="of:=BITAND([.S28];[.$V$7])" office:value-type="float" office:value="0" calcext:value-type="float">
            <text:p>0</text:p>
          </table:table-cell>
          <table:table-cell table:style-name="ce106" table:formula="of:=BITAND([.S28];[.$W$7])" office:value-type="float" office:value="0" calcext:value-type="float">
            <text:p>0</text:p>
          </table:table-cell>
          <table:table-cell table:style-name="ce106" table:formula="of:=BITAND([.S28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8"/>
          <table:table-cell table:style-name="ce1" office:value-type="float" office:value="20" calcext:value-type="float">
            <text:p>20</text:p>
          </table:table-cell>
          <table:table-cell table:style-name="ce94" table:formula="of:=BITAND([.S29];[.$T$7])" office:value-type="float" office:value="0" calcext:value-type="float">
            <text:p>0</text:p>
          </table:table-cell>
          <table:table-cell table:style-name="ce120" table:formula="of:=BITAND([.S29];[.$U$7])" office:value-type="float" office:value="0" calcext:value-type="float">
            <text:p>0</text:p>
          </table:table-cell>
          <table:table-cell table:style-name="ce106" table:formula="of:=BITAND([.S29];[.$V$7])" office:value-type="float" office:value="4" calcext:value-type="float">
            <text:p>4</text:p>
          </table:table-cell>
          <table:table-cell table:style-name="ce106" table:formula="of:=BITAND([.S29];[.$W$7])" office:value-type="float" office:value="0" calcext:value-type="float">
            <text:p>0</text:p>
          </table:table-cell>
          <table:table-cell table:style-name="ce106" table:formula="of:=BITAND([.S29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8"/>
          <table:table-cell table:style-name="ce1" office:value-type="float" office:value="21" calcext:value-type="float">
            <text:p>21</text:p>
          </table:table-cell>
          <table:table-cell table:style-name="ce95" table:formula="of:=BITAND([.S30];[.$T$7])" office:value-type="float" office:value="1" calcext:value-type="float">
            <text:p>1</text:p>
          </table:table-cell>
          <table:table-cell table:style-name="ce121" table:formula="of:=BITAND([.S30];[.$U$7])" office:value-type="float" office:value="0" calcext:value-type="float">
            <text:p>0</text:p>
          </table:table-cell>
          <table:table-cell table:style-name="ce106" table:formula="of:=BITAND([.S30];[.$V$7])" office:value-type="float" office:value="4" calcext:value-type="float">
            <text:p>4</text:p>
          </table:table-cell>
          <table:table-cell table:style-name="ce106" table:formula="of:=BITAND([.S30];[.$W$7])" office:value-type="float" office:value="0" calcext:value-type="float">
            <text:p>0</text:p>
          </table:table-cell>
          <table:table-cell table:style-name="ce106" table:formula="of:=BITAND([.S30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8"/>
          <table:table-cell table:style-name="ce1" office:value-type="float" office:value="22" calcext:value-type="float">
            <text:p>22</text:p>
          </table:table-cell>
          <table:table-cell table:style-name="ce96" table:formula="of:=BITAND([.S31];[.$T$7])" office:value-type="float" office:value="0" calcext:value-type="float">
            <text:p>0</text:p>
          </table:table-cell>
          <table:table-cell table:style-name="ce122" table:formula="of:=BITAND([.S31];[.$U$7])" office:value-type="float" office:value="2" calcext:value-type="float">
            <text:p>2</text:p>
          </table:table-cell>
          <table:table-cell table:style-name="ce106" table:formula="of:=BITAND([.S31];[.$V$7])" office:value-type="float" office:value="4" calcext:value-type="float">
            <text:p>4</text:p>
          </table:table-cell>
          <table:table-cell table:style-name="ce106" table:formula="of:=BITAND([.S31];[.$W$7])" office:value-type="float" office:value="0" calcext:value-type="float">
            <text:p>0</text:p>
          </table:table-cell>
          <table:table-cell table:style-name="ce106" table:formula="of:=BITAND([.S31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8"/>
          <table:table-cell table:style-name="ce1" office:value-type="float" office:value="23" calcext:value-type="float">
            <text:p>23</text:p>
          </table:table-cell>
          <table:table-cell table:style-name="ce97" table:formula="of:=BITAND([.S32];[.$T$7])" office:value-type="float" office:value="1" calcext:value-type="float">
            <text:p>1</text:p>
          </table:table-cell>
          <table:table-cell table:style-name="ce123" table:formula="of:=BITAND([.S32];[.$U$7])" office:value-type="float" office:value="2" calcext:value-type="float">
            <text:p>2</text:p>
          </table:table-cell>
          <table:table-cell table:style-name="ce106" table:formula="of:=BITAND([.S32];[.$V$7])" office:value-type="float" office:value="4" calcext:value-type="float">
            <text:p>4</text:p>
          </table:table-cell>
          <table:table-cell table:style-name="ce106" table:formula="of:=BITAND([.S32];[.$W$7])" office:value-type="float" office:value="0" calcext:value-type="float">
            <text:p>0</text:p>
          </table:table-cell>
          <table:table-cell table:style-name="ce106" table:formula="of:=BITAND([.S32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8"/>
          <table:table-cell table:style-name="ce1" office:value-type="float" office:value="24" calcext:value-type="float">
            <text:p>24</text:p>
          </table:table-cell>
          <table:table-cell table:style-name="ce98" table:formula="of:=BITAND([.S33];[.$T$7])" office:value-type="float" office:value="0" calcext:value-type="float">
            <text:p>0</text:p>
          </table:table-cell>
          <table:table-cell table:style-name="ce124" table:formula="of:=BITAND([.S33];[.$U$7])" office:value-type="float" office:value="0" calcext:value-type="float">
            <text:p>0</text:p>
          </table:table-cell>
          <table:table-cell table:style-name="ce106" table:formula="of:=BITAND([.S33];[.$V$7])" office:value-type="float" office:value="0" calcext:value-type="float">
            <text:p>0</text:p>
          </table:table-cell>
          <table:table-cell table:style-name="ce106" table:formula="of:=BITAND([.S33];[.$W$7])" office:value-type="float" office:value="8" calcext:value-type="float">
            <text:p>8</text:p>
          </table:table-cell>
          <table:table-cell table:style-name="ce106" table:formula="of:=BITAND([.S33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1" table:number-columns-repeated="5"/>
          <table:table-cell table:style-name="ce65"/>
          <table:table-cell table:style-name="ce21" table:number-columns-repeated="6"/>
          <table:table-cell table:style-name="ce1" office:value-type="float" office:value="25" calcext:value-type="float">
            <text:p>25</text:p>
          </table:table-cell>
          <table:table-cell table:style-name="ce99" table:formula="of:=BITAND([.S34];[.$T$7])" office:value-type="float" office:value="1" calcext:value-type="float">
            <text:p>1</text:p>
          </table:table-cell>
          <table:table-cell table:style-name="ce125" table:formula="of:=BITAND([.S34];[.$U$7])" office:value-type="float" office:value="0" calcext:value-type="float">
            <text:p>0</text:p>
          </table:table-cell>
          <table:table-cell table:style-name="ce106" table:formula="of:=BITAND([.S34];[.$V$7])" office:value-type="float" office:value="0" calcext:value-type="float">
            <text:p>0</text:p>
          </table:table-cell>
          <table:table-cell table:style-name="ce106" table:formula="of:=BITAND([.S34];[.$W$7])" office:value-type="float" office:value="8" calcext:value-type="float">
            <text:p>8</text:p>
          </table:table-cell>
          <table:table-cell table:style-name="ce106" table:formula="of:=BITAND([.S34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19" table:number-columns-repeated="2"/>
          <table:table-cell table:style-name="ce21"/>
          <table:table-cell table:style-name="ce46" table:number-columns-repeated="4"/>
          <table:table-cell table:style-name="ce64"/>
          <table:table-cell table:style-name="ce21" table:number-columns-repeated="6"/>
          <table:table-cell table:style-name="ce1" office:value-type="float" office:value="26" calcext:value-type="float">
            <text:p>26</text:p>
          </table:table-cell>
          <table:table-cell table:style-name="ce100" table:formula="of:=BITAND([.S35];[.$T$7])" office:value-type="float" office:value="0" calcext:value-type="float">
            <text:p>0</text:p>
          </table:table-cell>
          <table:table-cell table:style-name="ce126" table:formula="of:=BITAND([.S35];[.$U$7])" office:value-type="float" office:value="2" calcext:value-type="float">
            <text:p>2</text:p>
          </table:table-cell>
          <table:table-cell table:style-name="ce106" table:formula="of:=BITAND([.S35];[.$V$7])" office:value-type="float" office:value="0" calcext:value-type="float">
            <text:p>0</text:p>
          </table:table-cell>
          <table:table-cell table:style-name="ce106" table:formula="of:=BITAND([.S35];[.$W$7])" office:value-type="float" office:value="8" calcext:value-type="float">
            <text:p>8</text:p>
          </table:table-cell>
          <table:table-cell table:style-name="ce106" table:formula="of:=BITAND([.S35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21" table:number-columns-repeated="5"/>
          <table:table-cell table:style-name="ce46"/>
          <table:table-cell table:style-name="ce21"/>
          <table:table-cell table:style-name="ce65"/>
          <table:table-cell table:style-name="ce21" table:number-columns-repeated="6"/>
          <table:table-cell table:style-name="ce1" office:value-type="float" office:value="27" calcext:value-type="float">
            <text:p>27</text:p>
          </table:table-cell>
          <table:table-cell table:style-name="ce101" table:formula="of:=BITAND([.S36];[.$T$7])" office:value-type="float" office:value="1" calcext:value-type="float">
            <text:p>1</text:p>
          </table:table-cell>
          <table:table-cell table:style-name="ce127" table:formula="of:=BITAND([.S36];[.$U$7])" office:value-type="float" office:value="2" calcext:value-type="float">
            <text:p>2</text:p>
          </table:table-cell>
          <table:table-cell table:style-name="ce106" table:formula="of:=BITAND([.S36];[.$V$7])" office:value-type="float" office:value="0" calcext:value-type="float">
            <text:p>0</text:p>
          </table:table-cell>
          <table:table-cell table:style-name="ce106" table:formula="of:=BITAND([.S36];[.$W$7])" office:value-type="float" office:value="8" calcext:value-type="float">
            <text:p>8</text:p>
          </table:table-cell>
          <table:table-cell table:style-name="ce106" table:formula="of:=BITAND([.S36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21" table:number-columns-repeated="14"/>
          <table:table-cell table:style-name="ce1" office:value-type="float" office:value="28" calcext:value-type="float">
            <text:p>28</text:p>
          </table:table-cell>
          <table:table-cell table:style-name="ce102" table:formula="of:=BITAND([.S37];[.$T$7])" office:value-type="float" office:value="0" calcext:value-type="float">
            <text:p>0</text:p>
          </table:table-cell>
          <table:table-cell table:style-name="ce128" table:formula="of:=BITAND([.S37];[.$U$7])" office:value-type="float" office:value="0" calcext:value-type="float">
            <text:p>0</text:p>
          </table:table-cell>
          <table:table-cell table:style-name="ce106" table:formula="of:=BITAND([.S37];[.$V$7])" office:value-type="float" office:value="4" calcext:value-type="float">
            <text:p>4</text:p>
          </table:table-cell>
          <table:table-cell table:style-name="ce106" table:formula="of:=BITAND([.S37];[.$W$7])" office:value-type="float" office:value="8" calcext:value-type="float">
            <text:p>8</text:p>
          </table:table-cell>
          <table:table-cell table:style-name="ce106" table:formula="of:=BITAND([.S37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ce67"/>
          <table:table-cell table:number-columns-repeated="5"/>
          <table:table-cell table:style-name="ce1" office:value-type="float" office:value="29" calcext:value-type="float">
            <text:p>29</text:p>
          </table:table-cell>
          <table:table-cell table:style-name="ce103" table:formula="of:=BITAND([.S38];[.$T$7])" office:value-type="float" office:value="1" calcext:value-type="float">
            <text:p>1</text:p>
          </table:table-cell>
          <table:table-cell table:style-name="ce129" table:formula="of:=BITAND([.S38];[.$U$7])" office:value-type="float" office:value="0" calcext:value-type="float">
            <text:p>0</text:p>
          </table:table-cell>
          <table:table-cell table:style-name="ce106" table:formula="of:=BITAND([.S38];[.$V$7])" office:value-type="float" office:value="4" calcext:value-type="float">
            <text:p>4</text:p>
          </table:table-cell>
          <table:table-cell table:style-name="ce106" table:formula="of:=BITAND([.S38];[.$W$7])" office:value-type="float" office:value="8" calcext:value-type="float">
            <text:p>8</text:p>
          </table:table-cell>
          <table:table-cell table:style-name="ce106" table:formula="of:=BITAND([.S38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8"/>
          <table:table-cell table:style-name="ce1" office:value-type="float" office:value="30" calcext:value-type="float">
            <text:p>30</text:p>
          </table:table-cell>
          <table:table-cell table:style-name="ce104" table:formula="of:=BITAND([.S39];[.$T$7])" office:value-type="float" office:value="0" calcext:value-type="float">
            <text:p>0</text:p>
          </table:table-cell>
          <table:table-cell table:style-name="ce130" table:formula="of:=BITAND([.S39];[.$U$7])" office:value-type="float" office:value="2" calcext:value-type="float">
            <text:p>2</text:p>
          </table:table-cell>
          <table:table-cell table:style-name="ce106" table:formula="of:=BITAND([.S39];[.$V$7])" office:value-type="float" office:value="4" calcext:value-type="float">
            <text:p>4</text:p>
          </table:table-cell>
          <table:table-cell table:style-name="ce106" table:formula="of:=BITAND([.S39];[.$W$7])" office:value-type="float" office:value="8" calcext:value-type="float">
            <text:p>8</text:p>
          </table:table-cell>
          <table:table-cell table:style-name="ce106" table:formula="of:=BITAND([.S39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8"/>
          <table:table-cell table:style-name="ce1" office:value-type="float" office:value="31" calcext:value-type="float">
            <text:p>31</text:p>
          </table:table-cell>
          <table:table-cell table:style-name="ce105" table:formula="of:=BITAND([.S40];[.$T$7])" office:value-type="float" office:value="1" calcext:value-type="float">
            <text:p>1</text:p>
          </table:table-cell>
          <table:table-cell table:style-name="ce131" table:formula="of:=BITAND([.S40];[.$U$7])" office:value-type="float" office:value="2" calcext:value-type="float">
            <text:p>2</text:p>
          </table:table-cell>
          <table:table-cell table:style-name="ce106" table:formula="of:=BITAND([.S40];[.$V$7])" office:value-type="float" office:value="4" calcext:value-type="float">
            <text:p>4</text:p>
          </table:table-cell>
          <table:table-cell table:style-name="ce106" table:formula="of:=BITAND([.S40];[.$W$7])" office:value-type="float" office:value="8" calcext:value-type="float">
            <text:p>8</text:p>
          </table:table-cell>
          <table:table-cell table:style-name="ce106" table:formula="of:=BITAND([.S40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 table:number-rows-repeated="6">
          <table:table-cell table:number-columns-repeated="36"/>
        </table:table-row>
        <table:table-row table:style-name="ro1">
          <table:table-cell table:number-columns-repeated="6"/>
          <table:table-cell table:style-name="ce17" table:number-columns-repeated="5"/>
          <table:table-cell table:number-columns-repeated="25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table:number-columns-repeated="3"/>
          <table:table-cell table:style-name="ce11"/>
          <table:table-cell table:number-columns-repeated="32"/>
        </table:table-row>
        <table:table-row table:style-name="ro1">
          <table:table-cell/>
          <table:table-cell table:style-name="ce6" table:number-columns-repeated="2"/>
          <table:table-cell table:style-name="ce11"/>
          <table:table-cell table:number-columns-repeated="32"/>
        </table:table-row>
        <table:table-row table:style-name="ro1" table:number-rows-repeated="9">
          <table:table-cell/>
          <table:table-cell table:style-name="ce6" table:number-columns-repeated="2"/>
          <table:table-cell table:number-columns-repeated="33"/>
        </table:table-row>
        <table:table-row table:style-name="ro1">
          <table:table-cell/>
          <table:table-cell table:style-name="ce6" table:number-columns-repeated="2"/>
          <table:table-cell table:number-columns-repeated="14"/>
          <table:table-cell table:style-name="ce1"/>
          <table:table-cell table:number-columns-repeated="18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33"/>
        </table:table-row>
        <table:table-row table:style-name="ro1">
          <table:table-cell/>
          <table:table-cell table:style-name="ce6" table:number-columns-repeated="2"/>
          <table:table-cell table:number-columns-repeated="3"/>
          <table:table-cell table:style-name="ce1" table:number-columns-repeated="9"/>
          <table:table-cell table:number-columns-repeated="21"/>
        </table:table-row>
        <table:table-row table:style-name="ro1" table:number-rows-repeated="3">
          <table:table-cell/>
          <table:table-cell table:style-name="ce6" table:number-columns-repeated="2"/>
          <table:table-cell table:number-columns-repeated="33"/>
        </table:table-row>
        <table:table-row table:style-name="ro1">
          <table:table-cell/>
          <table:table-cell table:style-name="ce6" table:number-columns-repeated="2"/>
          <table:table-cell table:number-columns-repeated="3"/>
          <table:table-cell table:style-name="ce39" table:number-columns-repeated="5"/>
          <table:table-cell table:style-name="ce1" table:number-columns-repeated="2"/>
          <table:table-cell table:number-columns-repeated="23"/>
        </table:table-row>
        <table:table-row table:style-name="ro1">
          <table:table-cell/>
          <table:table-cell table:style-name="ce6" table:number-columns-repeated="2"/>
          <table:table-cell table:number-columns-repeated="33"/>
        </table:table-row>
        <table:table-row table:style-name="ro1">
          <table:table-cell/>
          <table:table-cell table:style-name="ce6" table:number-columns-repeated="2"/>
          <table:table-cell table:number-columns-repeated="3"/>
          <table:table-cell table:style-name="ce1" table:number-columns-repeated="6"/>
          <table:table-cell table:number-columns-repeated="24"/>
        </table:table-row>
        <calcext:conditional-formats>
          <calcext:conditional-format calcext:target-range-address="v6.T8:v6.T8">
            <calcext:condition calcext:apply-style-name="green1" calcext:value="=1" calcext:base-cell-address="v6.T8"/>
            <calcext:condition calcext:apply-style-name="green2" calcext:value="=2" calcext:base-cell-address="v6.T8"/>
            <calcext:condition calcext:apply-style-name="green4" calcext:value="=4" calcext:base-cell-address="v6.T8"/>
            <calcext:condition calcext:apply-style-name="green8" calcext:value="=8" calcext:base-cell-address="v6.T8"/>
            <calcext:condition calcext:apply-style-name="green16" calcext:value="=16" calcext:base-cell-address="v6.T8"/>
          </calcext:conditional-format>
          <calcext:conditional-format calcext:target-range-address="v6.T9:v6.T9">
            <calcext:condition calcext:apply-style-name="green1" calcext:value="=1" calcext:base-cell-address="v6.T9"/>
            <calcext:condition calcext:apply-style-name="green2" calcext:value="=2" calcext:base-cell-address="v6.T9"/>
            <calcext:condition calcext:apply-style-name="green4" calcext:value="=4" calcext:base-cell-address="v6.T9"/>
            <calcext:condition calcext:apply-style-name="green8" calcext:value="=8" calcext:base-cell-address="v6.T9"/>
            <calcext:condition calcext:apply-style-name="green16" calcext:value="=16" calcext:base-cell-address="v6.T9"/>
          </calcext:conditional-format>
          <calcext:conditional-format calcext:target-range-address="v6.T10:v6.T10">
            <calcext:condition calcext:apply-style-name="green1" calcext:value="=1" calcext:base-cell-address="v6.T10"/>
            <calcext:condition calcext:apply-style-name="green2" calcext:value="=2" calcext:base-cell-address="v6.T10"/>
            <calcext:condition calcext:apply-style-name="green4" calcext:value="=4" calcext:base-cell-address="v6.T10"/>
            <calcext:condition calcext:apply-style-name="green8" calcext:value="=8" calcext:base-cell-address="v6.T10"/>
            <calcext:condition calcext:apply-style-name="green16" calcext:value="=16" calcext:base-cell-address="v6.T10"/>
          </calcext:conditional-format>
          <calcext:conditional-format calcext:target-range-address="v6.T11:v6.T11">
            <calcext:condition calcext:apply-style-name="green1" calcext:value="=1" calcext:base-cell-address="v6.T11"/>
            <calcext:condition calcext:apply-style-name="green2" calcext:value="=2" calcext:base-cell-address="v6.T11"/>
            <calcext:condition calcext:apply-style-name="green4" calcext:value="=4" calcext:base-cell-address="v6.T11"/>
            <calcext:condition calcext:apply-style-name="green8" calcext:value="=8" calcext:base-cell-address="v6.T11"/>
            <calcext:condition calcext:apply-style-name="green16" calcext:value="=16" calcext:base-cell-address="v6.T11"/>
          </calcext:conditional-format>
          <calcext:conditional-format calcext:target-range-address="v6.T12:v6.T12">
            <calcext:condition calcext:apply-style-name="green1" calcext:value="=1" calcext:base-cell-address="v6.T12"/>
            <calcext:condition calcext:apply-style-name="green2" calcext:value="=2" calcext:base-cell-address="v6.T12"/>
            <calcext:condition calcext:apply-style-name="green4" calcext:value="=4" calcext:base-cell-address="v6.T12"/>
            <calcext:condition calcext:apply-style-name="green8" calcext:value="=8" calcext:base-cell-address="v6.T12"/>
            <calcext:condition calcext:apply-style-name="green16" calcext:value="=16" calcext:base-cell-address="v6.T12"/>
          </calcext:conditional-format>
          <calcext:conditional-format calcext:target-range-address="v6.T13:v6.T13">
            <calcext:condition calcext:apply-style-name="green1" calcext:value="=1" calcext:base-cell-address="v6.T13"/>
            <calcext:condition calcext:apply-style-name="green2" calcext:value="=2" calcext:base-cell-address="v6.T13"/>
            <calcext:condition calcext:apply-style-name="green4" calcext:value="=4" calcext:base-cell-address="v6.T13"/>
            <calcext:condition calcext:apply-style-name="green8" calcext:value="=8" calcext:base-cell-address="v6.T13"/>
            <calcext:condition calcext:apply-style-name="green16" calcext:value="=16" calcext:base-cell-address="v6.T13"/>
          </calcext:conditional-format>
          <calcext:conditional-format calcext:target-range-address="v6.T14:v6.T14">
            <calcext:condition calcext:apply-style-name="green1" calcext:value="=1" calcext:base-cell-address="v6.T14"/>
            <calcext:condition calcext:apply-style-name="green2" calcext:value="=2" calcext:base-cell-address="v6.T14"/>
            <calcext:condition calcext:apply-style-name="green4" calcext:value="=4" calcext:base-cell-address="v6.T14"/>
            <calcext:condition calcext:apply-style-name="green8" calcext:value="=8" calcext:base-cell-address="v6.T14"/>
            <calcext:condition calcext:apply-style-name="green16" calcext:value="=16" calcext:base-cell-address="v6.T14"/>
          </calcext:conditional-format>
          <calcext:conditional-format calcext:target-range-address="v6.T15:v6.T15">
            <calcext:condition calcext:apply-style-name="green1" calcext:value="=1" calcext:base-cell-address="v6.T15"/>
            <calcext:condition calcext:apply-style-name="green2" calcext:value="=2" calcext:base-cell-address="v6.T15"/>
            <calcext:condition calcext:apply-style-name="green4" calcext:value="=4" calcext:base-cell-address="v6.T15"/>
            <calcext:condition calcext:apply-style-name="green8" calcext:value="=8" calcext:base-cell-address="v6.T15"/>
            <calcext:condition calcext:apply-style-name="green16" calcext:value="=16" calcext:base-cell-address="v6.T15"/>
          </calcext:conditional-format>
          <calcext:conditional-format calcext:target-range-address="v6.U9:v6.U9">
            <calcext:condition calcext:apply-style-name="green1" calcext:value="=1" calcext:base-cell-address="v6.U9"/>
            <calcext:condition calcext:apply-style-name="green2" calcext:value="=2" calcext:base-cell-address="v6.U9"/>
            <calcext:condition calcext:apply-style-name="green4" calcext:value="=4" calcext:base-cell-address="v6.U9"/>
            <calcext:condition calcext:apply-style-name="green8" calcext:value="=8" calcext:base-cell-address="v6.U9"/>
            <calcext:condition calcext:apply-style-name="green16" calcext:value="=16" calcext:base-cell-address="v6.U9"/>
          </calcext:conditional-format>
          <calcext:conditional-format calcext:target-range-address="v6.T17:v6.T17">
            <calcext:condition calcext:apply-style-name="green1" calcext:value="=1" calcext:base-cell-address="v6.T17"/>
            <calcext:condition calcext:apply-style-name="green2" calcext:value="=2" calcext:base-cell-address="v6.T17"/>
            <calcext:condition calcext:apply-style-name="green4" calcext:value="=4" calcext:base-cell-address="v6.T17"/>
            <calcext:condition calcext:apply-style-name="green8" calcext:value="=8" calcext:base-cell-address="v6.T17"/>
            <calcext:condition calcext:apply-style-name="green16" calcext:value="=16" calcext:base-cell-address="v6.T17"/>
          </calcext:conditional-format>
          <calcext:conditional-format calcext:target-range-address="v6.U17:v6.U17">
            <calcext:condition calcext:apply-style-name="green1" calcext:value="=1" calcext:base-cell-address="v6.U17"/>
            <calcext:condition calcext:apply-style-name="green2" calcext:value="=2" calcext:base-cell-address="v6.U17"/>
            <calcext:condition calcext:apply-style-name="green4" calcext:value="=4" calcext:base-cell-address="v6.U17"/>
            <calcext:condition calcext:apply-style-name="green8" calcext:value="=8" calcext:base-cell-address="v6.U17"/>
            <calcext:condition calcext:apply-style-name="green16" calcext:value="=16" calcext:base-cell-address="v6.U17"/>
          </calcext:conditional-format>
          <calcext:conditional-format calcext:target-range-address="v6.T18:v6.T18">
            <calcext:condition calcext:apply-style-name="green1" calcext:value="=1" calcext:base-cell-address="v6.T18"/>
            <calcext:condition calcext:apply-style-name="green2" calcext:value="=2" calcext:base-cell-address="v6.T18"/>
            <calcext:condition calcext:apply-style-name="green4" calcext:value="=4" calcext:base-cell-address="v6.T18"/>
            <calcext:condition calcext:apply-style-name="green8" calcext:value="=8" calcext:base-cell-address="v6.T18"/>
            <calcext:condition calcext:apply-style-name="green16" calcext:value="=16" calcext:base-cell-address="v6.T18"/>
          </calcext:conditional-format>
          <calcext:conditional-format calcext:target-range-address="v6.U18:v6.U18">
            <calcext:condition calcext:apply-style-name="green1" calcext:value="=1" calcext:base-cell-address="v6.U18"/>
            <calcext:condition calcext:apply-style-name="green2" calcext:value="=2" calcext:base-cell-address="v6.U18"/>
            <calcext:condition calcext:apply-style-name="green4" calcext:value="=4" calcext:base-cell-address="v6.U18"/>
            <calcext:condition calcext:apply-style-name="green8" calcext:value="=8" calcext:base-cell-address="v6.U18"/>
            <calcext:condition calcext:apply-style-name="green16" calcext:value="=16" calcext:base-cell-address="v6.U18"/>
          </calcext:conditional-format>
          <calcext:conditional-format calcext:target-range-address="v6.T19:v6.T19">
            <calcext:condition calcext:apply-style-name="green1" calcext:value="=1" calcext:base-cell-address="v6.T19"/>
            <calcext:condition calcext:apply-style-name="green2" calcext:value="=2" calcext:base-cell-address="v6.T19"/>
            <calcext:condition calcext:apply-style-name="green4" calcext:value="=4" calcext:base-cell-address="v6.T19"/>
            <calcext:condition calcext:apply-style-name="green8" calcext:value="=8" calcext:base-cell-address="v6.T19"/>
            <calcext:condition calcext:apply-style-name="green16" calcext:value="=16" calcext:base-cell-address="v6.T19"/>
          </calcext:conditional-format>
          <calcext:conditional-format calcext:target-range-address="v6.U19:v6.U19">
            <calcext:condition calcext:apply-style-name="green1" calcext:value="=1" calcext:base-cell-address="v6.U19"/>
            <calcext:condition calcext:apply-style-name="green2" calcext:value="=2" calcext:base-cell-address="v6.U19"/>
            <calcext:condition calcext:apply-style-name="green4" calcext:value="=4" calcext:base-cell-address="v6.U19"/>
            <calcext:condition calcext:apply-style-name="green8" calcext:value="=8" calcext:base-cell-address="v6.U19"/>
            <calcext:condition calcext:apply-style-name="green16" calcext:value="=16" calcext:base-cell-address="v6.U19"/>
          </calcext:conditional-format>
          <calcext:conditional-format calcext:target-range-address="v6.T20:v6.T20">
            <calcext:condition calcext:apply-style-name="green1" calcext:value="=1" calcext:base-cell-address="v6.T20"/>
            <calcext:condition calcext:apply-style-name="green2" calcext:value="=2" calcext:base-cell-address="v6.T20"/>
            <calcext:condition calcext:apply-style-name="green4" calcext:value="=4" calcext:base-cell-address="v6.T20"/>
            <calcext:condition calcext:apply-style-name="green8" calcext:value="=8" calcext:base-cell-address="v6.T20"/>
            <calcext:condition calcext:apply-style-name="green16" calcext:value="=16" calcext:base-cell-address="v6.T20"/>
          </calcext:conditional-format>
          <calcext:conditional-format calcext:target-range-address="v6.U20:v6.U20">
            <calcext:condition calcext:apply-style-name="green1" calcext:value="=1" calcext:base-cell-address="v6.U20"/>
            <calcext:condition calcext:apply-style-name="green2" calcext:value="=2" calcext:base-cell-address="v6.U20"/>
            <calcext:condition calcext:apply-style-name="green4" calcext:value="=4" calcext:base-cell-address="v6.U20"/>
            <calcext:condition calcext:apply-style-name="green8" calcext:value="=8" calcext:base-cell-address="v6.U20"/>
            <calcext:condition calcext:apply-style-name="green16" calcext:value="=16" calcext:base-cell-address="v6.U20"/>
          </calcext:conditional-format>
          <calcext:conditional-format calcext:target-range-address="v6.T21:v6.T21">
            <calcext:condition calcext:apply-style-name="green1" calcext:value="=1" calcext:base-cell-address="v6.T21"/>
            <calcext:condition calcext:apply-style-name="green2" calcext:value="=2" calcext:base-cell-address="v6.T21"/>
            <calcext:condition calcext:apply-style-name="green4" calcext:value="=4" calcext:base-cell-address="v6.T21"/>
            <calcext:condition calcext:apply-style-name="green8" calcext:value="=8" calcext:base-cell-address="v6.T21"/>
            <calcext:condition calcext:apply-style-name="green16" calcext:value="=16" calcext:base-cell-address="v6.T21"/>
          </calcext:conditional-format>
          <calcext:conditional-format calcext:target-range-address="v6.U21:v6.U21">
            <calcext:condition calcext:apply-style-name="green1" calcext:value="=1" calcext:base-cell-address="v6.U21"/>
            <calcext:condition calcext:apply-style-name="green2" calcext:value="=2" calcext:base-cell-address="v6.U21"/>
            <calcext:condition calcext:apply-style-name="green4" calcext:value="=4" calcext:base-cell-address="v6.U21"/>
            <calcext:condition calcext:apply-style-name="green8" calcext:value="=8" calcext:base-cell-address="v6.U21"/>
            <calcext:condition calcext:apply-style-name="green16" calcext:value="=16" calcext:base-cell-address="v6.U21"/>
          </calcext:conditional-format>
          <calcext:conditional-format calcext:target-range-address="v6.T22:v6.T22">
            <calcext:condition calcext:apply-style-name="green1" calcext:value="=1" calcext:base-cell-address="v6.T22"/>
            <calcext:condition calcext:apply-style-name="green2" calcext:value="=2" calcext:base-cell-address="v6.T22"/>
            <calcext:condition calcext:apply-style-name="green4" calcext:value="=4" calcext:base-cell-address="v6.T22"/>
            <calcext:condition calcext:apply-style-name="green8" calcext:value="=8" calcext:base-cell-address="v6.T22"/>
            <calcext:condition calcext:apply-style-name="green16" calcext:value="=16" calcext:base-cell-address="v6.T22"/>
          </calcext:conditional-format>
          <calcext:conditional-format calcext:target-range-address="v6.U22:v6.U22">
            <calcext:condition calcext:apply-style-name="green1" calcext:value="=1" calcext:base-cell-address="v6.U22"/>
            <calcext:condition calcext:apply-style-name="green2" calcext:value="=2" calcext:base-cell-address="v6.U22"/>
            <calcext:condition calcext:apply-style-name="green4" calcext:value="=4" calcext:base-cell-address="v6.U22"/>
            <calcext:condition calcext:apply-style-name="green8" calcext:value="=8" calcext:base-cell-address="v6.U22"/>
            <calcext:condition calcext:apply-style-name="green16" calcext:value="=16" calcext:base-cell-address="v6.U22"/>
          </calcext:conditional-format>
          <calcext:conditional-format calcext:target-range-address="v6.T23:v6.T23">
            <calcext:condition calcext:apply-style-name="green1" calcext:value="=1" calcext:base-cell-address="v6.T23"/>
            <calcext:condition calcext:apply-style-name="green2" calcext:value="=2" calcext:base-cell-address="v6.T23"/>
            <calcext:condition calcext:apply-style-name="green4" calcext:value="=4" calcext:base-cell-address="v6.T23"/>
            <calcext:condition calcext:apply-style-name="green8" calcext:value="=8" calcext:base-cell-address="v6.T23"/>
            <calcext:condition calcext:apply-style-name="green16" calcext:value="=16" calcext:base-cell-address="v6.T23"/>
          </calcext:conditional-format>
          <calcext:conditional-format calcext:target-range-address="v6.U23:v6.U23">
            <calcext:condition calcext:apply-style-name="green1" calcext:value="=1" calcext:base-cell-address="v6.U23"/>
            <calcext:condition calcext:apply-style-name="green2" calcext:value="=2" calcext:base-cell-address="v6.U23"/>
            <calcext:condition calcext:apply-style-name="green4" calcext:value="=4" calcext:base-cell-address="v6.U23"/>
            <calcext:condition calcext:apply-style-name="green8" calcext:value="=8" calcext:base-cell-address="v6.U23"/>
            <calcext:condition calcext:apply-style-name="green16" calcext:value="=16" calcext:base-cell-address="v6.U23"/>
          </calcext:conditional-format>
          <calcext:conditional-format calcext:target-range-address="v6.T24:v6.T24">
            <calcext:condition calcext:apply-style-name="green1" calcext:value="=1" calcext:base-cell-address="v6.T24"/>
            <calcext:condition calcext:apply-style-name="green2" calcext:value="=2" calcext:base-cell-address="v6.T24"/>
            <calcext:condition calcext:apply-style-name="green4" calcext:value="=4" calcext:base-cell-address="v6.T24"/>
            <calcext:condition calcext:apply-style-name="green8" calcext:value="=8" calcext:base-cell-address="v6.T24"/>
            <calcext:condition calcext:apply-style-name="green16" calcext:value="=16" calcext:base-cell-address="v6.T24"/>
          </calcext:conditional-format>
          <calcext:conditional-format calcext:target-range-address="v6.U24:v6.U24">
            <calcext:condition calcext:apply-style-name="green1" calcext:value="=1" calcext:base-cell-address="v6.U24"/>
            <calcext:condition calcext:apply-style-name="green2" calcext:value="=2" calcext:base-cell-address="v6.U24"/>
            <calcext:condition calcext:apply-style-name="green4" calcext:value="=4" calcext:base-cell-address="v6.U24"/>
            <calcext:condition calcext:apply-style-name="green8" calcext:value="=8" calcext:base-cell-address="v6.U24"/>
            <calcext:condition calcext:apply-style-name="green16" calcext:value="=16" calcext:base-cell-address="v6.U24"/>
          </calcext:conditional-format>
          <calcext:conditional-format calcext:target-range-address="v6.T25:v6.T25">
            <calcext:condition calcext:apply-style-name="green1" calcext:value="=1" calcext:base-cell-address="v6.T25"/>
            <calcext:condition calcext:apply-style-name="green2" calcext:value="=2" calcext:base-cell-address="v6.T25"/>
            <calcext:condition calcext:apply-style-name="green4" calcext:value="=4" calcext:base-cell-address="v6.T25"/>
            <calcext:condition calcext:apply-style-name="green8" calcext:value="=8" calcext:base-cell-address="v6.T25"/>
            <calcext:condition calcext:apply-style-name="green16" calcext:value="=16" calcext:base-cell-address="v6.T25"/>
          </calcext:conditional-format>
          <calcext:conditional-format calcext:target-range-address="v6.U25:v6.U25">
            <calcext:condition calcext:apply-style-name="green1" calcext:value="=1" calcext:base-cell-address="v6.U25"/>
            <calcext:condition calcext:apply-style-name="green2" calcext:value="=2" calcext:base-cell-address="v6.U25"/>
            <calcext:condition calcext:apply-style-name="green4" calcext:value="=4" calcext:base-cell-address="v6.U25"/>
            <calcext:condition calcext:apply-style-name="green8" calcext:value="=8" calcext:base-cell-address="v6.U25"/>
            <calcext:condition calcext:apply-style-name="green16" calcext:value="=16" calcext:base-cell-address="v6.U25"/>
          </calcext:conditional-format>
          <calcext:conditional-format calcext:target-range-address="v6.T26:v6.T26">
            <calcext:condition calcext:apply-style-name="green1" calcext:value="=1" calcext:base-cell-address="v6.T26"/>
            <calcext:condition calcext:apply-style-name="green2" calcext:value="=2" calcext:base-cell-address="v6.T26"/>
            <calcext:condition calcext:apply-style-name="green4" calcext:value="=4" calcext:base-cell-address="v6.T26"/>
            <calcext:condition calcext:apply-style-name="green8" calcext:value="=8" calcext:base-cell-address="v6.T26"/>
            <calcext:condition calcext:apply-style-name="green16" calcext:value="=16" calcext:base-cell-address="v6.T26"/>
          </calcext:conditional-format>
          <calcext:conditional-format calcext:target-range-address="v6.U26:v6.U26">
            <calcext:condition calcext:apply-style-name="green1" calcext:value="=1" calcext:base-cell-address="v6.U26"/>
            <calcext:condition calcext:apply-style-name="green2" calcext:value="=2" calcext:base-cell-address="v6.U26"/>
            <calcext:condition calcext:apply-style-name="green4" calcext:value="=4" calcext:base-cell-address="v6.U26"/>
            <calcext:condition calcext:apply-style-name="green8" calcext:value="=8" calcext:base-cell-address="v6.U26"/>
            <calcext:condition calcext:apply-style-name="green16" calcext:value="=16" calcext:base-cell-address="v6.U26"/>
          </calcext:conditional-format>
          <calcext:conditional-format calcext:target-range-address="v6.T27:v6.T27">
            <calcext:condition calcext:apply-style-name="green1" calcext:value="=1" calcext:base-cell-address="v6.T27"/>
            <calcext:condition calcext:apply-style-name="green2" calcext:value="=2" calcext:base-cell-address="v6.T27"/>
            <calcext:condition calcext:apply-style-name="green4" calcext:value="=4" calcext:base-cell-address="v6.T27"/>
            <calcext:condition calcext:apply-style-name="green8" calcext:value="=8" calcext:base-cell-address="v6.T27"/>
            <calcext:condition calcext:apply-style-name="green16" calcext:value="=16" calcext:base-cell-address="v6.T27"/>
          </calcext:conditional-format>
          <calcext:conditional-format calcext:target-range-address="v6.U27:v6.U27">
            <calcext:condition calcext:apply-style-name="green1" calcext:value="=1" calcext:base-cell-address="v6.U27"/>
            <calcext:condition calcext:apply-style-name="green2" calcext:value="=2" calcext:base-cell-address="v6.U27"/>
            <calcext:condition calcext:apply-style-name="green4" calcext:value="=4" calcext:base-cell-address="v6.U27"/>
            <calcext:condition calcext:apply-style-name="green8" calcext:value="=8" calcext:base-cell-address="v6.U27"/>
            <calcext:condition calcext:apply-style-name="green16" calcext:value="=16" calcext:base-cell-address="v6.U27"/>
          </calcext:conditional-format>
          <calcext:conditional-format calcext:target-range-address="v6.T28:v6.T28">
            <calcext:condition calcext:apply-style-name="green1" calcext:value="=1" calcext:base-cell-address="v6.T28"/>
            <calcext:condition calcext:apply-style-name="green2" calcext:value="=2" calcext:base-cell-address="v6.T28"/>
            <calcext:condition calcext:apply-style-name="green4" calcext:value="=4" calcext:base-cell-address="v6.T28"/>
            <calcext:condition calcext:apply-style-name="green8" calcext:value="=8" calcext:base-cell-address="v6.T28"/>
            <calcext:condition calcext:apply-style-name="green16" calcext:value="=16" calcext:base-cell-address="v6.T28"/>
          </calcext:conditional-format>
          <calcext:conditional-format calcext:target-range-address="v6.U28:v6.U28">
            <calcext:condition calcext:apply-style-name="green1" calcext:value="=1" calcext:base-cell-address="v6.U28"/>
            <calcext:condition calcext:apply-style-name="green2" calcext:value="=2" calcext:base-cell-address="v6.U28"/>
            <calcext:condition calcext:apply-style-name="green4" calcext:value="=4" calcext:base-cell-address="v6.U28"/>
            <calcext:condition calcext:apply-style-name="green8" calcext:value="=8" calcext:base-cell-address="v6.U28"/>
            <calcext:condition calcext:apply-style-name="green16" calcext:value="=16" calcext:base-cell-address="v6.U28"/>
          </calcext:conditional-format>
          <calcext:conditional-format calcext:target-range-address="v6.T29:v6.T29">
            <calcext:condition calcext:apply-style-name="green1" calcext:value="=1" calcext:base-cell-address="v6.T29"/>
            <calcext:condition calcext:apply-style-name="green2" calcext:value="=2" calcext:base-cell-address="v6.T29"/>
            <calcext:condition calcext:apply-style-name="green4" calcext:value="=4" calcext:base-cell-address="v6.T29"/>
            <calcext:condition calcext:apply-style-name="green8" calcext:value="=8" calcext:base-cell-address="v6.T29"/>
            <calcext:condition calcext:apply-style-name="green16" calcext:value="=16" calcext:base-cell-address="v6.T29"/>
          </calcext:conditional-format>
          <calcext:conditional-format calcext:target-range-address="v6.U29:v6.U29">
            <calcext:condition calcext:apply-style-name="green1" calcext:value="=1" calcext:base-cell-address="v6.U29"/>
            <calcext:condition calcext:apply-style-name="green2" calcext:value="=2" calcext:base-cell-address="v6.U29"/>
            <calcext:condition calcext:apply-style-name="green4" calcext:value="=4" calcext:base-cell-address="v6.U29"/>
            <calcext:condition calcext:apply-style-name="green8" calcext:value="=8" calcext:base-cell-address="v6.U29"/>
            <calcext:condition calcext:apply-style-name="green16" calcext:value="=16" calcext:base-cell-address="v6.U29"/>
          </calcext:conditional-format>
          <calcext:conditional-format calcext:target-range-address="v6.T30:v6.T30">
            <calcext:condition calcext:apply-style-name="green1" calcext:value="=1" calcext:base-cell-address="v6.T30"/>
            <calcext:condition calcext:apply-style-name="green2" calcext:value="=2" calcext:base-cell-address="v6.T30"/>
            <calcext:condition calcext:apply-style-name="green4" calcext:value="=4" calcext:base-cell-address="v6.T30"/>
            <calcext:condition calcext:apply-style-name="green8" calcext:value="=8" calcext:base-cell-address="v6.T30"/>
            <calcext:condition calcext:apply-style-name="green16" calcext:value="=16" calcext:base-cell-address="v6.T30"/>
          </calcext:conditional-format>
          <calcext:conditional-format calcext:target-range-address="v6.U30:v6.U30">
            <calcext:condition calcext:apply-style-name="green1" calcext:value="=1" calcext:base-cell-address="v6.U30"/>
            <calcext:condition calcext:apply-style-name="green2" calcext:value="=2" calcext:base-cell-address="v6.U30"/>
            <calcext:condition calcext:apply-style-name="green4" calcext:value="=4" calcext:base-cell-address="v6.U30"/>
            <calcext:condition calcext:apply-style-name="green8" calcext:value="=8" calcext:base-cell-address="v6.U30"/>
            <calcext:condition calcext:apply-style-name="green16" calcext:value="=16" calcext:base-cell-address="v6.U30"/>
          </calcext:conditional-format>
          <calcext:conditional-format calcext:target-range-address="v6.T31:v6.T31">
            <calcext:condition calcext:apply-style-name="green1" calcext:value="=1" calcext:base-cell-address="v6.T31"/>
            <calcext:condition calcext:apply-style-name="green2" calcext:value="=2" calcext:base-cell-address="v6.T31"/>
            <calcext:condition calcext:apply-style-name="green4" calcext:value="=4" calcext:base-cell-address="v6.T31"/>
            <calcext:condition calcext:apply-style-name="green8" calcext:value="=8" calcext:base-cell-address="v6.T31"/>
            <calcext:condition calcext:apply-style-name="green16" calcext:value="=16" calcext:base-cell-address="v6.T31"/>
          </calcext:conditional-format>
          <calcext:conditional-format calcext:target-range-address="v6.U31:v6.U31">
            <calcext:condition calcext:apply-style-name="green1" calcext:value="=1" calcext:base-cell-address="v6.U31"/>
            <calcext:condition calcext:apply-style-name="green2" calcext:value="=2" calcext:base-cell-address="v6.U31"/>
            <calcext:condition calcext:apply-style-name="green4" calcext:value="=4" calcext:base-cell-address="v6.U31"/>
            <calcext:condition calcext:apply-style-name="green8" calcext:value="=8" calcext:base-cell-address="v6.U31"/>
            <calcext:condition calcext:apply-style-name="green16" calcext:value="=16" calcext:base-cell-address="v6.U31"/>
          </calcext:conditional-format>
          <calcext:conditional-format calcext:target-range-address="v6.T32:v6.T32">
            <calcext:condition calcext:apply-style-name="green1" calcext:value="=1" calcext:base-cell-address="v6.T32"/>
            <calcext:condition calcext:apply-style-name="green2" calcext:value="=2" calcext:base-cell-address="v6.T32"/>
            <calcext:condition calcext:apply-style-name="green4" calcext:value="=4" calcext:base-cell-address="v6.T32"/>
            <calcext:condition calcext:apply-style-name="green8" calcext:value="=8" calcext:base-cell-address="v6.T32"/>
            <calcext:condition calcext:apply-style-name="green16" calcext:value="=16" calcext:base-cell-address="v6.T32"/>
          </calcext:conditional-format>
          <calcext:conditional-format calcext:target-range-address="v6.U32:v6.U32">
            <calcext:condition calcext:apply-style-name="green1" calcext:value="=1" calcext:base-cell-address="v6.U32"/>
            <calcext:condition calcext:apply-style-name="green2" calcext:value="=2" calcext:base-cell-address="v6.U32"/>
            <calcext:condition calcext:apply-style-name="green4" calcext:value="=4" calcext:base-cell-address="v6.U32"/>
            <calcext:condition calcext:apply-style-name="green8" calcext:value="=8" calcext:base-cell-address="v6.U32"/>
            <calcext:condition calcext:apply-style-name="green16" calcext:value="=16" calcext:base-cell-address="v6.U32"/>
          </calcext:conditional-format>
          <calcext:conditional-format calcext:target-range-address="v6.T33:v6.T33">
            <calcext:condition calcext:apply-style-name="green1" calcext:value="=1" calcext:base-cell-address="v6.T33"/>
            <calcext:condition calcext:apply-style-name="green2" calcext:value="=2" calcext:base-cell-address="v6.T33"/>
            <calcext:condition calcext:apply-style-name="green4" calcext:value="=4" calcext:base-cell-address="v6.T33"/>
            <calcext:condition calcext:apply-style-name="green8" calcext:value="=8" calcext:base-cell-address="v6.T33"/>
            <calcext:condition calcext:apply-style-name="green16" calcext:value="=16" calcext:base-cell-address="v6.T33"/>
          </calcext:conditional-format>
          <calcext:conditional-format calcext:target-range-address="v6.U33:v6.U33">
            <calcext:condition calcext:apply-style-name="green1" calcext:value="=1" calcext:base-cell-address="v6.U33"/>
            <calcext:condition calcext:apply-style-name="green2" calcext:value="=2" calcext:base-cell-address="v6.U33"/>
            <calcext:condition calcext:apply-style-name="green4" calcext:value="=4" calcext:base-cell-address="v6.U33"/>
            <calcext:condition calcext:apply-style-name="green8" calcext:value="=8" calcext:base-cell-address="v6.U33"/>
            <calcext:condition calcext:apply-style-name="green16" calcext:value="=16" calcext:base-cell-address="v6.U33"/>
          </calcext:conditional-format>
          <calcext:conditional-format calcext:target-range-address="v6.T34:v6.T34">
            <calcext:condition calcext:apply-style-name="green1" calcext:value="=1" calcext:base-cell-address="v6.T34"/>
            <calcext:condition calcext:apply-style-name="green2" calcext:value="=2" calcext:base-cell-address="v6.T34"/>
            <calcext:condition calcext:apply-style-name="green4" calcext:value="=4" calcext:base-cell-address="v6.T34"/>
            <calcext:condition calcext:apply-style-name="green8" calcext:value="=8" calcext:base-cell-address="v6.T34"/>
            <calcext:condition calcext:apply-style-name="green16" calcext:value="=16" calcext:base-cell-address="v6.T34"/>
          </calcext:conditional-format>
          <calcext:conditional-format calcext:target-range-address="v6.U34:v6.U34">
            <calcext:condition calcext:apply-style-name="green1" calcext:value="=1" calcext:base-cell-address="v6.U34"/>
            <calcext:condition calcext:apply-style-name="green2" calcext:value="=2" calcext:base-cell-address="v6.U34"/>
            <calcext:condition calcext:apply-style-name="green4" calcext:value="=4" calcext:base-cell-address="v6.U34"/>
            <calcext:condition calcext:apply-style-name="green8" calcext:value="=8" calcext:base-cell-address="v6.U34"/>
            <calcext:condition calcext:apply-style-name="green16" calcext:value="=16" calcext:base-cell-address="v6.U34"/>
          </calcext:conditional-format>
          <calcext:conditional-format calcext:target-range-address="v6.T35:v6.T35">
            <calcext:condition calcext:apply-style-name="green1" calcext:value="=1" calcext:base-cell-address="v6.T35"/>
            <calcext:condition calcext:apply-style-name="green2" calcext:value="=2" calcext:base-cell-address="v6.T35"/>
            <calcext:condition calcext:apply-style-name="green4" calcext:value="=4" calcext:base-cell-address="v6.T35"/>
            <calcext:condition calcext:apply-style-name="green8" calcext:value="=8" calcext:base-cell-address="v6.T35"/>
            <calcext:condition calcext:apply-style-name="green16" calcext:value="=16" calcext:base-cell-address="v6.T35"/>
          </calcext:conditional-format>
          <calcext:conditional-format calcext:target-range-address="v6.U35:v6.U35">
            <calcext:condition calcext:apply-style-name="green1" calcext:value="=1" calcext:base-cell-address="v6.U35"/>
            <calcext:condition calcext:apply-style-name="green2" calcext:value="=2" calcext:base-cell-address="v6.U35"/>
            <calcext:condition calcext:apply-style-name="green4" calcext:value="=4" calcext:base-cell-address="v6.U35"/>
            <calcext:condition calcext:apply-style-name="green8" calcext:value="=8" calcext:base-cell-address="v6.U35"/>
            <calcext:condition calcext:apply-style-name="green16" calcext:value="=16" calcext:base-cell-address="v6.U35"/>
          </calcext:conditional-format>
          <calcext:conditional-format calcext:target-range-address="v6.T36:v6.T36">
            <calcext:condition calcext:apply-style-name="green1" calcext:value="=1" calcext:base-cell-address="v6.T36"/>
            <calcext:condition calcext:apply-style-name="green2" calcext:value="=2" calcext:base-cell-address="v6.T36"/>
            <calcext:condition calcext:apply-style-name="green4" calcext:value="=4" calcext:base-cell-address="v6.T36"/>
            <calcext:condition calcext:apply-style-name="green8" calcext:value="=8" calcext:base-cell-address="v6.T36"/>
            <calcext:condition calcext:apply-style-name="green16" calcext:value="=16" calcext:base-cell-address="v6.T36"/>
          </calcext:conditional-format>
          <calcext:conditional-format calcext:target-range-address="v6.U36:v6.U36">
            <calcext:condition calcext:apply-style-name="green1" calcext:value="=1" calcext:base-cell-address="v6.U36"/>
            <calcext:condition calcext:apply-style-name="green2" calcext:value="=2" calcext:base-cell-address="v6.U36"/>
            <calcext:condition calcext:apply-style-name="green4" calcext:value="=4" calcext:base-cell-address="v6.U36"/>
            <calcext:condition calcext:apply-style-name="green8" calcext:value="=8" calcext:base-cell-address="v6.U36"/>
            <calcext:condition calcext:apply-style-name="green16" calcext:value="=16" calcext:base-cell-address="v6.U36"/>
          </calcext:conditional-format>
          <calcext:conditional-format calcext:target-range-address="v6.T37:v6.T37">
            <calcext:condition calcext:apply-style-name="green1" calcext:value="=1" calcext:base-cell-address="v6.T37"/>
            <calcext:condition calcext:apply-style-name="green2" calcext:value="=2" calcext:base-cell-address="v6.T37"/>
            <calcext:condition calcext:apply-style-name="green4" calcext:value="=4" calcext:base-cell-address="v6.T37"/>
            <calcext:condition calcext:apply-style-name="green8" calcext:value="=8" calcext:base-cell-address="v6.T37"/>
            <calcext:condition calcext:apply-style-name="green16" calcext:value="=16" calcext:base-cell-address="v6.T37"/>
          </calcext:conditional-format>
          <calcext:conditional-format calcext:target-range-address="v6.U37:v6.U37">
            <calcext:condition calcext:apply-style-name="green1" calcext:value="=1" calcext:base-cell-address="v6.U37"/>
            <calcext:condition calcext:apply-style-name="green2" calcext:value="=2" calcext:base-cell-address="v6.U37"/>
            <calcext:condition calcext:apply-style-name="green4" calcext:value="=4" calcext:base-cell-address="v6.U37"/>
            <calcext:condition calcext:apply-style-name="green8" calcext:value="=8" calcext:base-cell-address="v6.U37"/>
            <calcext:condition calcext:apply-style-name="green16" calcext:value="=16" calcext:base-cell-address="v6.U37"/>
          </calcext:conditional-format>
          <calcext:conditional-format calcext:target-range-address="v6.T38:v6.T38">
            <calcext:condition calcext:apply-style-name="green1" calcext:value="=1" calcext:base-cell-address="v6.T38"/>
            <calcext:condition calcext:apply-style-name="green2" calcext:value="=2" calcext:base-cell-address="v6.T38"/>
            <calcext:condition calcext:apply-style-name="green4" calcext:value="=4" calcext:base-cell-address="v6.T38"/>
            <calcext:condition calcext:apply-style-name="green8" calcext:value="=8" calcext:base-cell-address="v6.T38"/>
            <calcext:condition calcext:apply-style-name="green16" calcext:value="=16" calcext:base-cell-address="v6.T38"/>
          </calcext:conditional-format>
          <calcext:conditional-format calcext:target-range-address="v6.U38:v6.U38">
            <calcext:condition calcext:apply-style-name="green1" calcext:value="=1" calcext:base-cell-address="v6.U38"/>
            <calcext:condition calcext:apply-style-name="green2" calcext:value="=2" calcext:base-cell-address="v6.U38"/>
            <calcext:condition calcext:apply-style-name="green4" calcext:value="=4" calcext:base-cell-address="v6.U38"/>
            <calcext:condition calcext:apply-style-name="green8" calcext:value="=8" calcext:base-cell-address="v6.U38"/>
            <calcext:condition calcext:apply-style-name="green16" calcext:value="=16" calcext:base-cell-address="v6.U38"/>
          </calcext:conditional-format>
          <calcext:conditional-format calcext:target-range-address="v6.T39:v6.T39">
            <calcext:condition calcext:apply-style-name="green1" calcext:value="=1" calcext:base-cell-address="v6.T39"/>
            <calcext:condition calcext:apply-style-name="green2" calcext:value="=2" calcext:base-cell-address="v6.T39"/>
            <calcext:condition calcext:apply-style-name="green4" calcext:value="=4" calcext:base-cell-address="v6.T39"/>
            <calcext:condition calcext:apply-style-name="green8" calcext:value="=8" calcext:base-cell-address="v6.T39"/>
            <calcext:condition calcext:apply-style-name="green16" calcext:value="=16" calcext:base-cell-address="v6.T39"/>
          </calcext:conditional-format>
          <calcext:conditional-format calcext:target-range-address="v6.U39:v6.U39">
            <calcext:condition calcext:apply-style-name="green1" calcext:value="=1" calcext:base-cell-address="v6.U39"/>
            <calcext:condition calcext:apply-style-name="green2" calcext:value="=2" calcext:base-cell-address="v6.U39"/>
            <calcext:condition calcext:apply-style-name="green4" calcext:value="=4" calcext:base-cell-address="v6.U39"/>
            <calcext:condition calcext:apply-style-name="green8" calcext:value="=8" calcext:base-cell-address="v6.U39"/>
            <calcext:condition calcext:apply-style-name="green16" calcext:value="=16" calcext:base-cell-address="v6.U39"/>
          </calcext:conditional-format>
          <calcext:conditional-format calcext:target-range-address="v6.T40:v6.T40">
            <calcext:condition calcext:apply-style-name="green1" calcext:value="=1" calcext:base-cell-address="v6.T40"/>
            <calcext:condition calcext:apply-style-name="green2" calcext:value="=2" calcext:base-cell-address="v6.T40"/>
            <calcext:condition calcext:apply-style-name="green4" calcext:value="=4" calcext:base-cell-address="v6.T40"/>
            <calcext:condition calcext:apply-style-name="green8" calcext:value="=8" calcext:base-cell-address="v6.T40"/>
            <calcext:condition calcext:apply-style-name="green16" calcext:value="=16" calcext:base-cell-address="v6.T40"/>
          </calcext:conditional-format>
          <calcext:conditional-format calcext:target-range-address="v6.U40:v6.U40">
            <calcext:condition calcext:apply-style-name="green1" calcext:value="=1" calcext:base-cell-address="v6.U40"/>
            <calcext:condition calcext:apply-style-name="green2" calcext:value="=2" calcext:base-cell-address="v6.U40"/>
            <calcext:condition calcext:apply-style-name="green4" calcext:value="=4" calcext:base-cell-address="v6.U40"/>
            <calcext:condition calcext:apply-style-name="green8" calcext:value="=8" calcext:base-cell-address="v6.U40"/>
            <calcext:condition calcext:apply-style-name="green16" calcext:value="=16" calcext:base-cell-address="v6.U40"/>
          </calcext:conditional-format>
          <calcext:conditional-format calcext:target-range-address="v6.AC8:v6.AC8">
            <calcext:condition calcext:apply-style-name="green1" calcext:value="=1" calcext:base-cell-address="v6.AC8"/>
            <calcext:condition calcext:apply-style-name="green2" calcext:value="=2" calcext:base-cell-address="v6.AC8"/>
            <calcext:condition calcext:apply-style-name="green4" calcext:value="=4" calcext:base-cell-address="v6.AC8"/>
            <calcext:condition calcext:apply-style-name="green8" calcext:value="=8" calcext:base-cell-address="v6.AC8"/>
            <calcext:condition calcext:apply-style-name="green16" calcext:value="=16" calcext:base-cell-address="v6.AC8"/>
          </calcext:conditional-format>
          <calcext:conditional-format calcext:target-range-address="v6.AD8:v6.AD8">
            <calcext:condition calcext:apply-style-name="green1" calcext:value="=1" calcext:base-cell-address="v6.AD8"/>
            <calcext:condition calcext:apply-style-name="green2" calcext:value="=2" calcext:base-cell-address="v6.AD8"/>
            <calcext:condition calcext:apply-style-name="green4" calcext:value="=4" calcext:base-cell-address="v6.AD8"/>
            <calcext:condition calcext:apply-style-name="green8" calcext:value="=8" calcext:base-cell-address="v6.AD8"/>
            <calcext:condition calcext:apply-style-name="green16" calcext:value="=16" calcext:base-cell-address="v6.AD8"/>
          </calcext:conditional-format>
          <calcext:conditional-format calcext:target-range-address="v6.AC9:v6.AC9">
            <calcext:condition calcext:apply-style-name="green1" calcext:value="=1" calcext:base-cell-address="v6.AC9"/>
            <calcext:condition calcext:apply-style-name="green2" calcext:value="=2" calcext:base-cell-address="v6.AC9"/>
            <calcext:condition calcext:apply-style-name="green4" calcext:value="=4" calcext:base-cell-address="v6.AC9"/>
            <calcext:condition calcext:apply-style-name="green8" calcext:value="=8" calcext:base-cell-address="v6.AC9"/>
            <calcext:condition calcext:apply-style-name="green16" calcext:value="=16" calcext:base-cell-address="v6.AC9"/>
          </calcext:conditional-format>
          <calcext:conditional-format calcext:target-range-address="v6.AD9:v6.AD9">
            <calcext:condition calcext:apply-style-name="green1" calcext:value="=1" calcext:base-cell-address="v6.AD9"/>
            <calcext:condition calcext:apply-style-name="green2" calcext:value="=2" calcext:base-cell-address="v6.AD9"/>
            <calcext:condition calcext:apply-style-name="green4" calcext:value="=4" calcext:base-cell-address="v6.AD9"/>
            <calcext:condition calcext:apply-style-name="green8" calcext:value="=8" calcext:base-cell-address="v6.AD9"/>
            <calcext:condition calcext:apply-style-name="green16" calcext:value="=16" calcext:base-cell-address="v6.AD9"/>
          </calcext:conditional-format>
          <calcext:conditional-format calcext:target-range-address="v6.AC10:v6.AC10">
            <calcext:condition calcext:apply-style-name="green1" calcext:value="=1" calcext:base-cell-address="v6.AC10"/>
            <calcext:condition calcext:apply-style-name="green2" calcext:value="=2" calcext:base-cell-address="v6.AC10"/>
            <calcext:condition calcext:apply-style-name="green4" calcext:value="=4" calcext:base-cell-address="v6.AC10"/>
            <calcext:condition calcext:apply-style-name="green8" calcext:value="=8" calcext:base-cell-address="v6.AC10"/>
            <calcext:condition calcext:apply-style-name="green16" calcext:value="=16" calcext:base-cell-address="v6.AC10"/>
          </calcext:conditional-format>
          <calcext:conditional-format calcext:target-range-address="v6.AD10:v6.AD10">
            <calcext:condition calcext:apply-style-name="green1" calcext:value="=1" calcext:base-cell-address="v6.AD10"/>
            <calcext:condition calcext:apply-style-name="green2" calcext:value="=2" calcext:base-cell-address="v6.AD10"/>
            <calcext:condition calcext:apply-style-name="green4" calcext:value="=4" calcext:base-cell-address="v6.AD10"/>
            <calcext:condition calcext:apply-style-name="green8" calcext:value="=8" calcext:base-cell-address="v6.AD10"/>
            <calcext:condition calcext:apply-style-name="green16" calcext:value="=16" calcext:base-cell-address="v6.AD10"/>
          </calcext:conditional-format>
          <calcext:conditional-format calcext:target-range-address="v6.AC11:v6.AC11">
            <calcext:condition calcext:apply-style-name="green1" calcext:value="=1" calcext:base-cell-address="v6.AC11"/>
            <calcext:condition calcext:apply-style-name="green2" calcext:value="=2" calcext:base-cell-address="v6.AC11"/>
            <calcext:condition calcext:apply-style-name="green4" calcext:value="=4" calcext:base-cell-address="v6.AC11"/>
            <calcext:condition calcext:apply-style-name="green8" calcext:value="=8" calcext:base-cell-address="v6.AC11"/>
            <calcext:condition calcext:apply-style-name="green16" calcext:value="=16" calcext:base-cell-address="v6.AC11"/>
          </calcext:conditional-format>
          <calcext:conditional-format calcext:target-range-address="v6.AD11:v6.AD11">
            <calcext:condition calcext:apply-style-name="green1" calcext:value="=1" calcext:base-cell-address="v6.AD11"/>
            <calcext:condition calcext:apply-style-name="green2" calcext:value="=2" calcext:base-cell-address="v6.AD11"/>
            <calcext:condition calcext:apply-style-name="green4" calcext:value="=4" calcext:base-cell-address="v6.AD11"/>
            <calcext:condition calcext:apply-style-name="green8" calcext:value="=8" calcext:base-cell-address="v6.AD11"/>
            <calcext:condition calcext:apply-style-name="green16" calcext:value="=16" calcext:base-cell-address="v6.AD11"/>
          </calcext:conditional-format>
          <calcext:conditional-format calcext:target-range-address="v6.AC12:v6.AC12">
            <calcext:condition calcext:apply-style-name="green1" calcext:value="=1" calcext:base-cell-address="v6.AC12"/>
            <calcext:condition calcext:apply-style-name="green2" calcext:value="=2" calcext:base-cell-address="v6.AC12"/>
            <calcext:condition calcext:apply-style-name="green4" calcext:value="=4" calcext:base-cell-address="v6.AC12"/>
            <calcext:condition calcext:apply-style-name="green8" calcext:value="=8" calcext:base-cell-address="v6.AC12"/>
            <calcext:condition calcext:apply-style-name="green16" calcext:value="=16" calcext:base-cell-address="v6.AC12"/>
          </calcext:conditional-format>
          <calcext:conditional-format calcext:target-range-address="v6.AD12:v6.AD12">
            <calcext:condition calcext:apply-style-name="green1" calcext:value="=1" calcext:base-cell-address="v6.AD12"/>
            <calcext:condition calcext:apply-style-name="green2" calcext:value="=2" calcext:base-cell-address="v6.AD12"/>
            <calcext:condition calcext:apply-style-name="green4" calcext:value="=4" calcext:base-cell-address="v6.AD12"/>
            <calcext:condition calcext:apply-style-name="green8" calcext:value="=8" calcext:base-cell-address="v6.AD12"/>
            <calcext:condition calcext:apply-style-name="green16" calcext:value="=16" calcext:base-cell-address="v6.AD12"/>
          </calcext:conditional-format>
          <calcext:conditional-format calcext:target-range-address="v6.AC13:v6.AC13">
            <calcext:condition calcext:apply-style-name="green1" calcext:value="=1" calcext:base-cell-address="v6.AC13"/>
            <calcext:condition calcext:apply-style-name="green2" calcext:value="=2" calcext:base-cell-address="v6.AC13"/>
            <calcext:condition calcext:apply-style-name="green4" calcext:value="=4" calcext:base-cell-address="v6.AC13"/>
            <calcext:condition calcext:apply-style-name="green8" calcext:value="=8" calcext:base-cell-address="v6.AC13"/>
            <calcext:condition calcext:apply-style-name="green16" calcext:value="=16" calcext:base-cell-address="v6.AC13"/>
          </calcext:conditional-format>
          <calcext:conditional-format calcext:target-range-address="v6.AD13:v6.AD13">
            <calcext:condition calcext:apply-style-name="green1" calcext:value="=1" calcext:base-cell-address="v6.AD13"/>
            <calcext:condition calcext:apply-style-name="green2" calcext:value="=2" calcext:base-cell-address="v6.AD13"/>
            <calcext:condition calcext:apply-style-name="green4" calcext:value="=4" calcext:base-cell-address="v6.AD13"/>
            <calcext:condition calcext:apply-style-name="green8" calcext:value="=8" calcext:base-cell-address="v6.AD13"/>
            <calcext:condition calcext:apply-style-name="green16" calcext:value="=16" calcext:base-cell-address="v6.AD13"/>
          </calcext:conditional-format>
          <calcext:conditional-format calcext:target-range-address="v6.AC14:v6.AC14">
            <calcext:condition calcext:apply-style-name="green1" calcext:value="=1" calcext:base-cell-address="v6.AC14"/>
            <calcext:condition calcext:apply-style-name="green2" calcext:value="=2" calcext:base-cell-address="v6.AC14"/>
            <calcext:condition calcext:apply-style-name="green4" calcext:value="=4" calcext:base-cell-address="v6.AC14"/>
            <calcext:condition calcext:apply-style-name="green8" calcext:value="=8" calcext:base-cell-address="v6.AC14"/>
            <calcext:condition calcext:apply-style-name="green16" calcext:value="=16" calcext:base-cell-address="v6.AC14"/>
          </calcext:conditional-format>
          <calcext:conditional-format calcext:target-range-address="v6.AD14:v6.AD14">
            <calcext:condition calcext:apply-style-name="green1" calcext:value="=1" calcext:base-cell-address="v6.AD14"/>
            <calcext:condition calcext:apply-style-name="green2" calcext:value="=2" calcext:base-cell-address="v6.AD14"/>
            <calcext:condition calcext:apply-style-name="green4" calcext:value="=4" calcext:base-cell-address="v6.AD14"/>
            <calcext:condition calcext:apply-style-name="green8" calcext:value="=8" calcext:base-cell-address="v6.AD14"/>
            <calcext:condition calcext:apply-style-name="green16" calcext:value="=16" calcext:base-cell-address="v6.AD14"/>
          </calcext:conditional-format>
          <calcext:conditional-format calcext:target-range-address="v6.AC15:v6.AC15">
            <calcext:condition calcext:apply-style-name="green1" calcext:value="=1" calcext:base-cell-address="v6.AC15"/>
            <calcext:condition calcext:apply-style-name="green2" calcext:value="=2" calcext:base-cell-address="v6.AC15"/>
            <calcext:condition calcext:apply-style-name="green4" calcext:value="=4" calcext:base-cell-address="v6.AC15"/>
            <calcext:condition calcext:apply-style-name="green8" calcext:value="=8" calcext:base-cell-address="v6.AC15"/>
            <calcext:condition calcext:apply-style-name="green16" calcext:value="=16" calcext:base-cell-address="v6.AC15"/>
          </calcext:conditional-format>
          <calcext:conditional-format calcext:target-range-address="v6.AD15:v6.AD15">
            <calcext:condition calcext:apply-style-name="green1" calcext:value="=1" calcext:base-cell-address="v6.AD15"/>
            <calcext:condition calcext:apply-style-name="green2" calcext:value="=2" calcext:base-cell-address="v6.AD15"/>
            <calcext:condition calcext:apply-style-name="green4" calcext:value="=4" calcext:base-cell-address="v6.AD15"/>
            <calcext:condition calcext:apply-style-name="green8" calcext:value="=8" calcext:base-cell-address="v6.AD15"/>
            <calcext:condition calcext:apply-style-name="green16" calcext:value="=16" calcext:base-cell-address="v6.AD15"/>
          </calcext:conditional-format>
          <calcext:conditional-format calcext:target-range-address="v6.AC16:v6.AC16">
            <calcext:condition calcext:apply-style-name="green1" calcext:value="=1" calcext:base-cell-address="v6.AC16"/>
            <calcext:condition calcext:apply-style-name="green2" calcext:value="=2" calcext:base-cell-address="v6.AC16"/>
            <calcext:condition calcext:apply-style-name="green4" calcext:value="=4" calcext:base-cell-address="v6.AC16"/>
            <calcext:condition calcext:apply-style-name="green8" calcext:value="=8" calcext:base-cell-address="v6.AC16"/>
            <calcext:condition calcext:apply-style-name="green16" calcext:value="=16" calcext:base-cell-address="v6.AC16"/>
          </calcext:conditional-format>
          <calcext:conditional-format calcext:target-range-address="v6.AD16:v6.AD16">
            <calcext:condition calcext:apply-style-name="green1" calcext:value="=1" calcext:base-cell-address="v6.AD16"/>
            <calcext:condition calcext:apply-style-name="green2" calcext:value="=2" calcext:base-cell-address="v6.AD16"/>
            <calcext:condition calcext:apply-style-name="green4" calcext:value="=4" calcext:base-cell-address="v6.AD16"/>
            <calcext:condition calcext:apply-style-name="green8" calcext:value="=8" calcext:base-cell-address="v6.AD16"/>
            <calcext:condition calcext:apply-style-name="green16" calcext:value="=16" calcext:base-cell-address="v6.AD16"/>
          </calcext:conditional-format>
          <calcext:conditional-format calcext:target-range-address="v6.AC17:v6.AC17">
            <calcext:condition calcext:apply-style-name="green1" calcext:value="=1" calcext:base-cell-address="v6.AC17"/>
            <calcext:condition calcext:apply-style-name="green2" calcext:value="=2" calcext:base-cell-address="v6.AC17"/>
            <calcext:condition calcext:apply-style-name="green4" calcext:value="=4" calcext:base-cell-address="v6.AC17"/>
            <calcext:condition calcext:apply-style-name="green8" calcext:value="=8" calcext:base-cell-address="v6.AC17"/>
            <calcext:condition calcext:apply-style-name="green16" calcext:value="=16" calcext:base-cell-address="v6.AC17"/>
          </calcext:conditional-format>
          <calcext:conditional-format calcext:target-range-address="v6.AD17:v6.AD17">
            <calcext:condition calcext:apply-style-name="green1" calcext:value="=1" calcext:base-cell-address="v6.AD17"/>
            <calcext:condition calcext:apply-style-name="green2" calcext:value="=2" calcext:base-cell-address="v6.AD17"/>
            <calcext:condition calcext:apply-style-name="green4" calcext:value="=4" calcext:base-cell-address="v6.AD17"/>
            <calcext:condition calcext:apply-style-name="green8" calcext:value="=8" calcext:base-cell-address="v6.AD17"/>
            <calcext:condition calcext:apply-style-name="green16" calcext:value="=16" calcext:base-cell-address="v6.AD17"/>
          </calcext:conditional-format>
          <calcext:conditional-format calcext:target-range-address="v6.AC18:v6.AC18">
            <calcext:condition calcext:apply-style-name="green1" calcext:value="=1" calcext:base-cell-address="v6.AC18"/>
            <calcext:condition calcext:apply-style-name="green2" calcext:value="=2" calcext:base-cell-address="v6.AC18"/>
            <calcext:condition calcext:apply-style-name="green4" calcext:value="=4" calcext:base-cell-address="v6.AC18"/>
            <calcext:condition calcext:apply-style-name="green8" calcext:value="=8" calcext:base-cell-address="v6.AC18"/>
            <calcext:condition calcext:apply-style-name="green16" calcext:value="=16" calcext:base-cell-address="v6.AC18"/>
          </calcext:conditional-format>
          <calcext:conditional-format calcext:target-range-address="v6.AD18:v6.AD18">
            <calcext:condition calcext:apply-style-name="green1" calcext:value="=1" calcext:base-cell-address="v6.AD18"/>
            <calcext:condition calcext:apply-style-name="green2" calcext:value="=2" calcext:base-cell-address="v6.AD18"/>
            <calcext:condition calcext:apply-style-name="green4" calcext:value="=4" calcext:base-cell-address="v6.AD18"/>
            <calcext:condition calcext:apply-style-name="green8" calcext:value="=8" calcext:base-cell-address="v6.AD18"/>
            <calcext:condition calcext:apply-style-name="green16" calcext:value="=16" calcext:base-cell-address="v6.AD18"/>
          </calcext:conditional-format>
          <calcext:conditional-format calcext:target-range-address="v6.AC19:v6.AC19">
            <calcext:condition calcext:apply-style-name="green1" calcext:value="=1" calcext:base-cell-address="v6.AC19"/>
            <calcext:condition calcext:apply-style-name="green2" calcext:value="=2" calcext:base-cell-address="v6.AC19"/>
            <calcext:condition calcext:apply-style-name="green4" calcext:value="=4" calcext:base-cell-address="v6.AC19"/>
            <calcext:condition calcext:apply-style-name="green8" calcext:value="=8" calcext:base-cell-address="v6.AC19"/>
            <calcext:condition calcext:apply-style-name="green16" calcext:value="=16" calcext:base-cell-address="v6.AC19"/>
          </calcext:conditional-format>
          <calcext:conditional-format calcext:target-range-address="v6.AD19:v6.AD19">
            <calcext:condition calcext:apply-style-name="green1" calcext:value="=1" calcext:base-cell-address="v6.AD19"/>
            <calcext:condition calcext:apply-style-name="green2" calcext:value="=2" calcext:base-cell-address="v6.AD19"/>
            <calcext:condition calcext:apply-style-name="green4" calcext:value="=4" calcext:base-cell-address="v6.AD19"/>
            <calcext:condition calcext:apply-style-name="green8" calcext:value="=8" calcext:base-cell-address="v6.AD19"/>
            <calcext:condition calcext:apply-style-name="green16" calcext:value="=16" calcext:base-cell-address="v6.AD19"/>
          </calcext:conditional-format>
          <calcext:conditional-format calcext:target-range-address="v6.AC20:v6.AC20">
            <calcext:condition calcext:apply-style-name="green1" calcext:value="=1" calcext:base-cell-address="v6.AC20"/>
            <calcext:condition calcext:apply-style-name="green2" calcext:value="=2" calcext:base-cell-address="v6.AC20"/>
            <calcext:condition calcext:apply-style-name="green4" calcext:value="=4" calcext:base-cell-address="v6.AC20"/>
            <calcext:condition calcext:apply-style-name="green8" calcext:value="=8" calcext:base-cell-address="v6.AC20"/>
            <calcext:condition calcext:apply-style-name="green16" calcext:value="=16" calcext:base-cell-address="v6.AC20"/>
          </calcext:conditional-format>
          <calcext:conditional-format calcext:target-range-address="v6.AD20:v6.AD20">
            <calcext:condition calcext:apply-style-name="green1" calcext:value="=1" calcext:base-cell-address="v6.AD20"/>
            <calcext:condition calcext:apply-style-name="green2" calcext:value="=2" calcext:base-cell-address="v6.AD20"/>
            <calcext:condition calcext:apply-style-name="green4" calcext:value="=4" calcext:base-cell-address="v6.AD20"/>
            <calcext:condition calcext:apply-style-name="green8" calcext:value="=8" calcext:base-cell-address="v6.AD20"/>
            <calcext:condition calcext:apply-style-name="green16" calcext:value="=16" calcext:base-cell-address="v6.AD20"/>
          </calcext:conditional-format>
          <calcext:conditional-format calcext:target-range-address="v6.AC21:v6.AC21">
            <calcext:condition calcext:apply-style-name="green1" calcext:value="=1" calcext:base-cell-address="v6.AC21"/>
            <calcext:condition calcext:apply-style-name="green2" calcext:value="=2" calcext:base-cell-address="v6.AC21"/>
            <calcext:condition calcext:apply-style-name="green4" calcext:value="=4" calcext:base-cell-address="v6.AC21"/>
            <calcext:condition calcext:apply-style-name="green8" calcext:value="=8" calcext:base-cell-address="v6.AC21"/>
            <calcext:condition calcext:apply-style-name="green16" calcext:value="=16" calcext:base-cell-address="v6.AC21"/>
          </calcext:conditional-format>
          <calcext:conditional-format calcext:target-range-address="v6.AD21:v6.AD21">
            <calcext:condition calcext:apply-style-name="green1" calcext:value="=1" calcext:base-cell-address="v6.AD21"/>
            <calcext:condition calcext:apply-style-name="green2" calcext:value="=2" calcext:base-cell-address="v6.AD21"/>
            <calcext:condition calcext:apply-style-name="green4" calcext:value="=4" calcext:base-cell-address="v6.AD21"/>
            <calcext:condition calcext:apply-style-name="green8" calcext:value="=8" calcext:base-cell-address="v6.AD21"/>
            <calcext:condition calcext:apply-style-name="green16" calcext:value="=16" calcext:base-cell-address="v6.AD21"/>
          </calcext:conditional-format>
          <calcext:conditional-format calcext:target-range-address="v6.AC22:v6.AC22">
            <calcext:condition calcext:apply-style-name="green1" calcext:value="=1" calcext:base-cell-address="v6.AC22"/>
            <calcext:condition calcext:apply-style-name="green2" calcext:value="=2" calcext:base-cell-address="v6.AC22"/>
            <calcext:condition calcext:apply-style-name="green4" calcext:value="=4" calcext:base-cell-address="v6.AC22"/>
            <calcext:condition calcext:apply-style-name="green8" calcext:value="=8" calcext:base-cell-address="v6.AC22"/>
            <calcext:condition calcext:apply-style-name="green16" calcext:value="=16" calcext:base-cell-address="v6.AC22"/>
          </calcext:conditional-format>
          <calcext:conditional-format calcext:target-range-address="v6.AD22:v6.AD22">
            <calcext:condition calcext:apply-style-name="green1" calcext:value="=1" calcext:base-cell-address="v6.AD22"/>
            <calcext:condition calcext:apply-style-name="green2" calcext:value="=2" calcext:base-cell-address="v6.AD22"/>
            <calcext:condition calcext:apply-style-name="green4" calcext:value="=4" calcext:base-cell-address="v6.AD22"/>
            <calcext:condition calcext:apply-style-name="green8" calcext:value="=8" calcext:base-cell-address="v6.AD22"/>
            <calcext:condition calcext:apply-style-name="green16" calcext:value="=16" calcext:base-cell-address="v6.AD22"/>
          </calcext:conditional-format>
          <calcext:conditional-format calcext:target-range-address="v6.AC23:v6.AC23">
            <calcext:condition calcext:apply-style-name="green1" calcext:value="=1" calcext:base-cell-address="v6.AC23"/>
            <calcext:condition calcext:apply-style-name="green2" calcext:value="=2" calcext:base-cell-address="v6.AC23"/>
            <calcext:condition calcext:apply-style-name="green4" calcext:value="=4" calcext:base-cell-address="v6.AC23"/>
            <calcext:condition calcext:apply-style-name="green8" calcext:value="=8" calcext:base-cell-address="v6.AC23"/>
            <calcext:condition calcext:apply-style-name="green16" calcext:value="=16" calcext:base-cell-address="v6.AC23"/>
          </calcext:conditional-format>
          <calcext:conditional-format calcext:target-range-address="v6.AD23:v6.AD23">
            <calcext:condition calcext:apply-style-name="green1" calcext:value="=1" calcext:base-cell-address="v6.AD23"/>
            <calcext:condition calcext:apply-style-name="green2" calcext:value="=2" calcext:base-cell-address="v6.AD23"/>
            <calcext:condition calcext:apply-style-name="green4" calcext:value="=4" calcext:base-cell-address="v6.AD23"/>
            <calcext:condition calcext:apply-style-name="green8" calcext:value="=8" calcext:base-cell-address="v6.AD23"/>
            <calcext:condition calcext:apply-style-name="green16" calcext:value="=16" calcext:base-cell-address="v6.AD23"/>
          </calcext:conditional-format>
          <calcext:conditional-format calcext:target-range-address="v6.AC24:v6.AC24">
            <calcext:condition calcext:apply-style-name="green1" calcext:value="=1" calcext:base-cell-address="v6.AC24"/>
            <calcext:condition calcext:apply-style-name="green2" calcext:value="=2" calcext:base-cell-address="v6.AC24"/>
            <calcext:condition calcext:apply-style-name="green4" calcext:value="=4" calcext:base-cell-address="v6.AC24"/>
            <calcext:condition calcext:apply-style-name="green8" calcext:value="=8" calcext:base-cell-address="v6.AC24"/>
            <calcext:condition calcext:apply-style-name="green16" calcext:value="=16" calcext:base-cell-address="v6.AC24"/>
          </calcext:conditional-format>
          <calcext:conditional-format calcext:target-range-address="v6.AD24:v6.AD24">
            <calcext:condition calcext:apply-style-name="green1" calcext:value="=1" calcext:base-cell-address="v6.AD24"/>
            <calcext:condition calcext:apply-style-name="green2" calcext:value="=2" calcext:base-cell-address="v6.AD24"/>
            <calcext:condition calcext:apply-style-name="green4" calcext:value="=4" calcext:base-cell-address="v6.AD24"/>
            <calcext:condition calcext:apply-style-name="green8" calcext:value="=8" calcext:base-cell-address="v6.AD24"/>
            <calcext:condition calcext:apply-style-name="green16" calcext:value="=16" calcext:base-cell-address="v6.AD24"/>
          </calcext:conditional-format>
          <calcext:conditional-format calcext:target-range-address="v6.F7:v6.F7">
            <calcext:condition calcext:apply-style-name="Untitled1" calcext:value="=1" calcext:base-cell-address="v6.F7"/>
            <calcext:condition calcext:apply-style-name="Untitled2" calcext:value="=0" calcext:base-cell-address="v6.F7"/>
          </calcext:conditional-format>
          <calcext:conditional-format calcext:target-range-address="v6.F7:v6.F7">
            <calcext:condition calcext:apply-style-name="Untitled1" calcext:value="=1" calcext:base-cell-address="v6.F7"/>
            <calcext:condition calcext:apply-style-name="Untitled2" calcext:value="=0" calcext:base-cell-address="v6.F7"/>
          </calcext:conditional-format>
          <calcext:conditional-format calcext:target-range-address="v6.G7:v6.G7">
            <calcext:condition calcext:apply-style-name="red" calcext:value="=1" calcext:base-cell-address="v6.G7"/>
            <calcext:condition calcext:apply-style-name="Untitled2" calcext:value="=0" calcext:base-cell-address="v6.G7"/>
          </calcext:conditional-format>
          <calcext:conditional-format calcext:target-range-address="v6.G7:v6.G7">
            <calcext:condition calcext:apply-style-name="red" calcext:value="=1" calcext:base-cell-address="v6.G7"/>
            <calcext:condition calcext:apply-style-name="Untitled2" calcext:value="=0" calcext:base-cell-address="v6.G7"/>
          </calcext:conditional-format>
          <calcext:conditional-format calcext:target-range-address="v6.G7:v6.G7">
            <calcext:condition calcext:apply-style-name="red" calcext:value="=1" calcext:base-cell-address="v6.G7"/>
            <calcext:condition calcext:apply-style-name="Untitled2" calcext:value="=0" calcext:base-cell-address="v6.G7"/>
          </calcext:conditional-format>
          <calcext:conditional-format calcext:target-range-address="v6.G7:v6.G7">
            <calcext:condition calcext:apply-style-name="red" calcext:value="=1" calcext:base-cell-address="v6.G7"/>
            <calcext:condition calcext:apply-style-name="Untitled2" calcext:value="=0" calcext:base-cell-address="v6.G7"/>
          </calcext:conditional-format>
          <calcext:conditional-format calcext:target-range-address="v6.F8:v6.F8">
            <calcext:condition calcext:apply-style-name="Untitled1" calcext:value="=1" calcext:base-cell-address="v6.F8"/>
            <calcext:condition calcext:apply-style-name="Untitled2" calcext:value="=0" calcext:base-cell-address="v6.F8"/>
          </calcext:conditional-format>
          <calcext:conditional-format calcext:target-range-address="v6.F8:v6.F8">
            <calcext:condition calcext:apply-style-name="Untitled1" calcext:value="=1" calcext:base-cell-address="v6.F8"/>
            <calcext:condition calcext:apply-style-name="Untitled2" calcext:value="=0" calcext:base-cell-address="v6.F8"/>
          </calcext:conditional-format>
          <calcext:conditional-format calcext:target-range-address="v6.G8:v6.G8">
            <calcext:condition calcext:apply-style-name="red" calcext:value="=1" calcext:base-cell-address="v6.G8"/>
            <calcext:condition calcext:apply-style-name="Untitled2" calcext:value="=0" calcext:base-cell-address="v6.G8"/>
          </calcext:conditional-format>
          <calcext:conditional-format calcext:target-range-address="v6.G8:v6.G8">
            <calcext:condition calcext:apply-style-name="red" calcext:value="=1" calcext:base-cell-address="v6.G8"/>
            <calcext:condition calcext:apply-style-name="Untitled2" calcext:value="=0" calcext:base-cell-address="v6.G8"/>
          </calcext:conditional-format>
          <calcext:conditional-format calcext:target-range-address="v6.G8:v6.G8">
            <calcext:condition calcext:apply-style-name="red" calcext:value="=1" calcext:base-cell-address="v6.G8"/>
            <calcext:condition calcext:apply-style-name="Untitled2" calcext:value="=0" calcext:base-cell-address="v6.G8"/>
          </calcext:conditional-format>
          <calcext:conditional-format calcext:target-range-address="v6.G8:v6.G8">
            <calcext:condition calcext:apply-style-name="red" calcext:value="=1" calcext:base-cell-address="v6.G8"/>
            <calcext:condition calcext:apply-style-name="Untitled2" calcext:value="=0" calcext:base-cell-address="v6.G8"/>
          </calcext:conditional-format>
          <calcext:conditional-format calcext:target-range-address="v6.F9:v6.F9">
            <calcext:condition calcext:apply-style-name="Untitled1" calcext:value="=1" calcext:base-cell-address="v6.F9"/>
            <calcext:condition calcext:apply-style-name="Untitled2" calcext:value="=0" calcext:base-cell-address="v6.F9"/>
          </calcext:conditional-format>
          <calcext:conditional-format calcext:target-range-address="v6.F9:v6.F9">
            <calcext:condition calcext:apply-style-name="Untitled1" calcext:value="=1" calcext:base-cell-address="v6.F9"/>
            <calcext:condition calcext:apply-style-name="Untitled2" calcext:value="=0" calcext:base-cell-address="v6.F9"/>
          </calcext:conditional-format>
          <calcext:conditional-format calcext:target-range-address="v6.G9:v6.G9">
            <calcext:condition calcext:apply-style-name="red" calcext:value="=1" calcext:base-cell-address="v6.G9"/>
            <calcext:condition calcext:apply-style-name="Untitled2" calcext:value="=0" calcext:base-cell-address="v6.G9"/>
          </calcext:conditional-format>
          <calcext:conditional-format calcext:target-range-address="v6.G9:v6.G9">
            <calcext:condition calcext:apply-style-name="red" calcext:value="=1" calcext:base-cell-address="v6.G9"/>
            <calcext:condition calcext:apply-style-name="Untitled2" calcext:value="=0" calcext:base-cell-address="v6.G9"/>
          </calcext:conditional-format>
          <calcext:conditional-format calcext:target-range-address="v6.G9:v6.G9">
            <calcext:condition calcext:apply-style-name="red" calcext:value="=1" calcext:base-cell-address="v6.G9"/>
            <calcext:condition calcext:apply-style-name="Untitled2" calcext:value="=0" calcext:base-cell-address="v6.G9"/>
          </calcext:conditional-format>
          <calcext:conditional-format calcext:target-range-address="v6.G9:v6.G9">
            <calcext:condition calcext:apply-style-name="red" calcext:value="=1" calcext:base-cell-address="v6.G9"/>
            <calcext:condition calcext:apply-style-name="Untitled2" calcext:value="=0" calcext:base-cell-address="v6.G9"/>
          </calcext:conditional-format>
          <calcext:conditional-format calcext:target-range-address="v6.F10:v6.F10">
            <calcext:condition calcext:apply-style-name="Untitled1" calcext:value="=1" calcext:base-cell-address="v6.F10"/>
            <calcext:condition calcext:apply-style-name="Untitled2" calcext:value="=0" calcext:base-cell-address="v6.F10"/>
          </calcext:conditional-format>
          <calcext:conditional-format calcext:target-range-address="v6.F10:v6.F10">
            <calcext:condition calcext:apply-style-name="Untitled1" calcext:value="=1" calcext:base-cell-address="v6.F10"/>
            <calcext:condition calcext:apply-style-name="Untitled2" calcext:value="=0" calcext:base-cell-address="v6.F10"/>
          </calcext:conditional-format>
          <calcext:conditional-format calcext:target-range-address="v6.F11:v6.F11">
            <calcext:condition calcext:apply-style-name="Untitled1" calcext:value="=1" calcext:base-cell-address="v6.F11"/>
            <calcext:condition calcext:apply-style-name="Untitled2" calcext:value="=0" calcext:base-cell-address="v6.F11"/>
          </calcext:conditional-format>
          <calcext:conditional-format calcext:target-range-address="v6.F11:v6.F11">
            <calcext:condition calcext:apply-style-name="Untitled1" calcext:value="=1" calcext:base-cell-address="v6.F11"/>
            <calcext:condition calcext:apply-style-name="Untitled2" calcext:value="=0" calcext:base-cell-address="v6.F11"/>
          </calcext:conditional-format>
          <calcext:conditional-format calcext:target-range-address="v6.G11:v6.G11">
            <calcext:condition calcext:apply-style-name="red" calcext:value="=1" calcext:base-cell-address="v6.G11"/>
            <calcext:condition calcext:apply-style-name="Untitled2" calcext:value="=0" calcext:base-cell-address="v6.G11"/>
          </calcext:conditional-format>
          <calcext:conditional-format calcext:target-range-address="v6.G11:v6.G11">
            <calcext:condition calcext:apply-style-name="red" calcext:value="=1" calcext:base-cell-address="v6.G11"/>
            <calcext:condition calcext:apply-style-name="Untitled2" calcext:value="=0" calcext:base-cell-address="v6.G11"/>
          </calcext:conditional-format>
          <calcext:conditional-format calcext:target-range-address="v6.G11:v6.G11">
            <calcext:condition calcext:apply-style-name="red" calcext:value="=1" calcext:base-cell-address="v6.G11"/>
            <calcext:condition calcext:apply-style-name="Untitled2" calcext:value="=0" calcext:base-cell-address="v6.G11"/>
          </calcext:conditional-format>
          <calcext:conditional-format calcext:target-range-address="v6.G11:v6.G11">
            <calcext:condition calcext:apply-style-name="red" calcext:value="=1" calcext:base-cell-address="v6.G11"/>
            <calcext:condition calcext:apply-style-name="Untitled2" calcext:value="=0" calcext:base-cell-address="v6.G11"/>
          </calcext:conditional-format>
          <calcext:conditional-format calcext:target-range-address="v6.G10:v6.G10">
            <calcext:condition calcext:apply-style-name="Untitled1" calcext:value="=1" calcext:base-cell-address="v6.G10"/>
            <calcext:condition calcext:apply-style-name="Untitled2" calcext:value="=0" calcext:base-cell-address="v6.G10"/>
          </calcext:conditional-format>
          <calcext:conditional-format calcext:target-range-address="v6.G10:v6.G10">
            <calcext:condition calcext:apply-style-name="Untitled1" calcext:value="=1" calcext:base-cell-address="v6.G10"/>
            <calcext:condition calcext:apply-style-name="Untitled2" calcext:value="=0" calcext:base-cell-address="v6.G10"/>
          </calcext:conditional-format>
          <calcext:conditional-format calcext:target-range-address="v6.H7:v6.H7">
            <calcext:condition calcext:apply-style-name="Untitled1" calcext:value="=1" calcext:base-cell-address="v6.H7"/>
            <calcext:condition calcext:apply-style-name="Untitled2" calcext:value="=0" calcext:base-cell-address="v6.H7"/>
          </calcext:conditional-format>
          <calcext:conditional-format calcext:target-range-address="v6.H7:v6.H7">
            <calcext:condition calcext:apply-style-name="Untitled1" calcext:value="=1" calcext:base-cell-address="v6.H7"/>
            <calcext:condition calcext:apply-style-name="Untitled2" calcext:value="=0" calcext:base-cell-address="v6.H7"/>
          </calcext:conditional-format>
          <calcext:conditional-format calcext:target-range-address="v6.H7:v6.H7">
            <calcext:condition calcext:apply-style-name="Untitled1" calcext:value="=1" calcext:base-cell-address="v6.H7"/>
            <calcext:condition calcext:apply-style-name="Untitled2" calcext:value="=0" calcext:base-cell-address="v6.H7"/>
          </calcext:conditional-format>
          <calcext:conditional-format calcext:target-range-address="v6.H7:v6.H7">
            <calcext:condition calcext:apply-style-name="Untitled1" calcext:value="=1" calcext:base-cell-address="v6.H7"/>
            <calcext:condition calcext:apply-style-name="Untitled2" calcext:value="=0" calcext:base-cell-address="v6.H7"/>
          </calcext:conditional-format>
          <calcext:conditional-format calcext:target-range-address="v6.H8:v6.H8">
            <calcext:condition calcext:apply-style-name="Untitled1" calcext:value="=1" calcext:base-cell-address="v6.H8"/>
            <calcext:condition calcext:apply-style-name="Untitled2" calcext:value="=0" calcext:base-cell-address="v6.H8"/>
          </calcext:conditional-format>
          <calcext:conditional-format calcext:target-range-address="v6.H8:v6.H8">
            <calcext:condition calcext:apply-style-name="Untitled1" calcext:value="=1" calcext:base-cell-address="v6.H8"/>
            <calcext:condition calcext:apply-style-name="Untitled2" calcext:value="=0" calcext:base-cell-address="v6.H8"/>
          </calcext:conditional-format>
          <calcext:conditional-format calcext:target-range-address="v6.H8:v6.H8">
            <calcext:condition calcext:apply-style-name="Untitled1" calcext:value="=1" calcext:base-cell-address="v6.H8"/>
            <calcext:condition calcext:apply-style-name="Untitled2" calcext:value="=0" calcext:base-cell-address="v6.H8"/>
          </calcext:conditional-format>
          <calcext:conditional-format calcext:target-range-address="v6.H8:v6.H8">
            <calcext:condition calcext:apply-style-name="Untitled1" calcext:value="=1" calcext:base-cell-address="v6.H8"/>
            <calcext:condition calcext:apply-style-name="Untitled2" calcext:value="=0" calcext:base-cell-address="v6.H8"/>
          </calcext:conditional-format>
          <calcext:conditional-format calcext:target-range-address="v6.H9:v6.H9">
            <calcext:condition calcext:apply-style-name="Untitled1" calcext:value="=1" calcext:base-cell-address="v6.H9"/>
            <calcext:condition calcext:apply-style-name="Untitled2" calcext:value="=0" calcext:base-cell-address="v6.H9"/>
          </calcext:conditional-format>
          <calcext:conditional-format calcext:target-range-address="v6.H9:v6.H9">
            <calcext:condition calcext:apply-style-name="Untitled1" calcext:value="=1" calcext:base-cell-address="v6.H9"/>
            <calcext:condition calcext:apply-style-name="Untitled2" calcext:value="=0" calcext:base-cell-address="v6.H9"/>
          </calcext:conditional-format>
          <calcext:conditional-format calcext:target-range-address="v6.H9:v6.H9">
            <calcext:condition calcext:apply-style-name="Untitled1" calcext:value="=1" calcext:base-cell-address="v6.H9"/>
            <calcext:condition calcext:apply-style-name="Untitled2" calcext:value="=0" calcext:base-cell-address="v6.H9"/>
          </calcext:conditional-format>
          <calcext:conditional-format calcext:target-range-address="v6.H9:v6.H9">
            <calcext:condition calcext:apply-style-name="Untitled1" calcext:value="=1" calcext:base-cell-address="v6.H9"/>
            <calcext:condition calcext:apply-style-name="Untitled2" calcext:value="=0" calcext:base-cell-address="v6.H9"/>
          </calcext:conditional-format>
          <calcext:conditional-format calcext:target-range-address="v6.H10:v6.H10">
            <calcext:condition calcext:apply-style-name="Untitled1" calcext:value="=1" calcext:base-cell-address="v6.H10"/>
            <calcext:condition calcext:apply-style-name="Untitled2" calcext:value="=0" calcext:base-cell-address="v6.H10"/>
          </calcext:conditional-format>
          <calcext:conditional-format calcext:target-range-address="v6.H10:v6.H10">
            <calcext:condition calcext:apply-style-name="Untitled1" calcext:value="=1" calcext:base-cell-address="v6.H10"/>
            <calcext:condition calcext:apply-style-name="Untitled2" calcext:value="=0" calcext:base-cell-address="v6.H10"/>
          </calcext:conditional-format>
          <calcext:conditional-format calcext:target-range-address="v6.H10:v6.H10">
            <calcext:condition calcext:apply-style-name="Untitled1" calcext:value="=1" calcext:base-cell-address="v6.H10"/>
            <calcext:condition calcext:apply-style-name="Untitled2" calcext:value="=0" calcext:base-cell-address="v6.H10"/>
          </calcext:conditional-format>
          <calcext:conditional-format calcext:target-range-address="v6.H10:v6.H10">
            <calcext:condition calcext:apply-style-name="Untitled1" calcext:value="=1" calcext:base-cell-address="v6.H10"/>
            <calcext:condition calcext:apply-style-name="Untitled2" calcext:value="=0" calcext:base-cell-address="v6.H10"/>
          </calcext:conditional-format>
          <calcext:conditional-format calcext:target-range-address="v6.H11:v6.H11">
            <calcext:condition calcext:apply-style-name="Untitled1" calcext:value="=1" calcext:base-cell-address="v6.H11"/>
            <calcext:condition calcext:apply-style-name="Untitled2" calcext:value="=0" calcext:base-cell-address="v6.H11"/>
          </calcext:conditional-format>
          <calcext:conditional-format calcext:target-range-address="v6.H11:v6.H11">
            <calcext:condition calcext:apply-style-name="Untitled1" calcext:value="=1" calcext:base-cell-address="v6.H11"/>
            <calcext:condition calcext:apply-style-name="Untitled2" calcext:value="=0" calcext:base-cell-address="v6.H11"/>
          </calcext:conditional-format>
          <calcext:conditional-format calcext:target-range-address="v6.H11:v6.H11">
            <calcext:condition calcext:apply-style-name="Untitled1" calcext:value="=1" calcext:base-cell-address="v6.H11"/>
            <calcext:condition calcext:apply-style-name="Untitled2" calcext:value="=0" calcext:base-cell-address="v6.H11"/>
          </calcext:conditional-format>
          <calcext:conditional-format calcext:target-range-address="v6.H11:v6.H11">
            <calcext:condition calcext:apply-style-name="Untitled1" calcext:value="=1" calcext:base-cell-address="v6.H11"/>
            <calcext:condition calcext:apply-style-name="Untitled2" calcext:value="=0" calcext:base-cell-address="v6.H11"/>
          </calcext:conditional-format>
          <calcext:conditional-format calcext:target-range-address="v6.J7:v6.J7">
            <calcext:condition calcext:apply-style-name="red" calcext:value="=1" calcext:base-cell-address="v6.J7"/>
            <calcext:condition calcext:apply-style-name="Untitled2" calcext:value="=0" calcext:base-cell-address="v6.J7"/>
          </calcext:conditional-format>
          <calcext:conditional-format calcext:target-range-address="v6.J7:v6.J7">
            <calcext:condition calcext:apply-style-name="red" calcext:value="=1" calcext:base-cell-address="v6.J7"/>
            <calcext:condition calcext:apply-style-name="Untitled2" calcext:value="=0" calcext:base-cell-address="v6.J7"/>
          </calcext:conditional-format>
          <calcext:conditional-format calcext:target-range-address="v6.J8:v6.J8">
            <calcext:condition calcext:apply-style-name="red" calcext:value="=1" calcext:base-cell-address="v6.J8"/>
            <calcext:condition calcext:apply-style-name="Untitled2" calcext:value="=0" calcext:base-cell-address="v6.J8"/>
          </calcext:conditional-format>
          <calcext:conditional-format calcext:target-range-address="v6.J8:v6.J8">
            <calcext:condition calcext:apply-style-name="red" calcext:value="=1" calcext:base-cell-address="v6.J8"/>
            <calcext:condition calcext:apply-style-name="Untitled2" calcext:value="=0" calcext:base-cell-address="v6.J8"/>
          </calcext:conditional-format>
          <calcext:conditional-format calcext:target-range-address="v6.J9:v6.J9">
            <calcext:condition calcext:apply-style-name="red" calcext:value="=1" calcext:base-cell-address="v6.J9"/>
            <calcext:condition calcext:apply-style-name="Untitled2" calcext:value="=0" calcext:base-cell-address="v6.J9"/>
          </calcext:conditional-format>
          <calcext:conditional-format calcext:target-range-address="v6.J9:v6.J9">
            <calcext:condition calcext:apply-style-name="red" calcext:value="=1" calcext:base-cell-address="v6.J9"/>
            <calcext:condition calcext:apply-style-name="Untitled2" calcext:value="=0" calcext:base-cell-address="v6.J9"/>
          </calcext:conditional-format>
          <calcext:conditional-format calcext:target-range-address="v6.J9:v6.J9">
            <calcext:condition calcext:apply-style-name="red" calcext:value="=1" calcext:base-cell-address="v6.J9"/>
            <calcext:condition calcext:apply-style-name="Untitled2" calcext:value="=0" calcext:base-cell-address="v6.J9"/>
          </calcext:conditional-format>
          <calcext:conditional-format calcext:target-range-address="v6.J9:v6.J9">
            <calcext:condition calcext:apply-style-name="red" calcext:value="=1" calcext:base-cell-address="v6.J9"/>
            <calcext:condition calcext:apply-style-name="Untitled2" calcext:value="=0" calcext:base-cell-address="v6.J9"/>
          </calcext:conditional-format>
          <calcext:conditional-format calcext:target-range-address="v6.J10:v6.J10">
            <calcext:condition calcext:apply-style-name="red" calcext:value="=1" calcext:base-cell-address="v6.J10"/>
            <calcext:condition calcext:apply-style-name="Untitled2" calcext:value="=0" calcext:base-cell-address="v6.J10"/>
          </calcext:conditional-format>
          <calcext:conditional-format calcext:target-range-address="v6.J10:v6.J10">
            <calcext:condition calcext:apply-style-name="red" calcext:value="=1" calcext:base-cell-address="v6.J10"/>
            <calcext:condition calcext:apply-style-name="Untitled2" calcext:value="=0" calcext:base-cell-address="v6.J10"/>
          </calcext:conditional-format>
          <calcext:conditional-format calcext:target-range-address="v6.J10:v6.J10">
            <calcext:condition calcext:apply-style-name="red" calcext:value="=1" calcext:base-cell-address="v6.J10"/>
            <calcext:condition calcext:apply-style-name="Untitled2" calcext:value="=0" calcext:base-cell-address="v6.J10"/>
          </calcext:conditional-format>
          <calcext:conditional-format calcext:target-range-address="v6.J10:v6.J10">
            <calcext:condition calcext:apply-style-name="red" calcext:value="=1" calcext:base-cell-address="v6.J10"/>
            <calcext:condition calcext:apply-style-name="Untitled2" calcext:value="=0" calcext:base-cell-address="v6.J10"/>
          </calcext:conditional-format>
          <calcext:conditional-format calcext:target-range-address="v6.J11:v6.J11">
            <calcext:condition calcext:apply-style-name="red" calcext:value="=1" calcext:base-cell-address="v6.J11"/>
            <calcext:condition calcext:apply-style-name="Untitled2" calcext:value="=0" calcext:base-cell-address="v6.J11"/>
          </calcext:conditional-format>
          <calcext:conditional-format calcext:target-range-address="v6.J11:v6.J11">
            <calcext:condition calcext:apply-style-name="red" calcext:value="=1" calcext:base-cell-address="v6.J11"/>
            <calcext:condition calcext:apply-style-name="Untitled2" calcext:value="=0" calcext:base-cell-address="v6.J11"/>
          </calcext:conditional-format>
          <calcext:conditional-format calcext:target-range-address="v6.J11:v6.J11">
            <calcext:condition calcext:apply-style-name="red" calcext:value="=1" calcext:base-cell-address="v6.J11"/>
            <calcext:condition calcext:apply-style-name="Untitled2" calcext:value="=0" calcext:base-cell-address="v6.J11"/>
          </calcext:conditional-format>
          <calcext:conditional-format calcext:target-range-address="v6.J11:v6.J11">
            <calcext:condition calcext:apply-style-name="red" calcext:value="=1" calcext:base-cell-address="v6.J11"/>
            <calcext:condition calcext:apply-style-name="Untitled2" calcext:value="=0" calcext:base-cell-address="v6.J11"/>
          </calcext:conditional-format>
          <calcext:conditional-format calcext:target-range-address="v6.I7:v6.I7">
            <calcext:condition calcext:apply-style-name="Untitled1" calcext:value="=1" calcext:base-cell-address="v6.I7"/>
            <calcext:condition calcext:apply-style-name="Untitled2" calcext:value="=0" calcext:base-cell-address="v6.I7"/>
          </calcext:conditional-format>
          <calcext:conditional-format calcext:target-range-address="v6.I7:v6.I7">
            <calcext:condition calcext:apply-style-name="Untitled1" calcext:value="=1" calcext:base-cell-address="v6.I7"/>
            <calcext:condition calcext:apply-style-name="Untitled2" calcext:value="=0" calcext:base-cell-address="v6.I7"/>
          </calcext:conditional-format>
          <calcext:conditional-format calcext:target-range-address="v6.I7:v6.I7">
            <calcext:condition calcext:apply-style-name="Untitled1" calcext:value="=1" calcext:base-cell-address="v6.I7"/>
            <calcext:condition calcext:apply-style-name="Untitled2" calcext:value="=0" calcext:base-cell-address="v6.I7"/>
          </calcext:conditional-format>
          <calcext:conditional-format calcext:target-range-address="v6.I7:v6.I7">
            <calcext:condition calcext:apply-style-name="Untitled1" calcext:value="=1" calcext:base-cell-address="v6.I7"/>
            <calcext:condition calcext:apply-style-name="Untitled2" calcext:value="=0" calcext:base-cell-address="v6.I7"/>
          </calcext:conditional-format>
          <calcext:conditional-format calcext:target-range-address="v6.I8:v6.I8">
            <calcext:condition calcext:apply-style-name="Untitled1" calcext:value="=1" calcext:base-cell-address="v6.I8"/>
            <calcext:condition calcext:apply-style-name="Untitled2" calcext:value="=0" calcext:base-cell-address="v6.I8"/>
          </calcext:conditional-format>
          <calcext:conditional-format calcext:target-range-address="v6.I8:v6.I8">
            <calcext:condition calcext:apply-style-name="Untitled1" calcext:value="=1" calcext:base-cell-address="v6.I8"/>
            <calcext:condition calcext:apply-style-name="Untitled2" calcext:value="=0" calcext:base-cell-address="v6.I8"/>
          </calcext:conditional-format>
          <calcext:conditional-format calcext:target-range-address="v6.I8:v6.I8">
            <calcext:condition calcext:apply-style-name="Untitled1" calcext:value="=1" calcext:base-cell-address="v6.I8"/>
            <calcext:condition calcext:apply-style-name="Untitled2" calcext:value="=0" calcext:base-cell-address="v6.I8"/>
          </calcext:conditional-format>
          <calcext:conditional-format calcext:target-range-address="v6.I8:v6.I8">
            <calcext:condition calcext:apply-style-name="Untitled1" calcext:value="=1" calcext:base-cell-address="v6.I8"/>
            <calcext:condition calcext:apply-style-name="Untitled2" calcext:value="=0" calcext:base-cell-address="v6.I8"/>
          </calcext:conditional-format>
          <calcext:conditional-format calcext:target-range-address="v6.I9:v6.I9">
            <calcext:condition calcext:apply-style-name="Untitled1" calcext:value="=1" calcext:base-cell-address="v6.I9"/>
            <calcext:condition calcext:apply-style-name="Untitled2" calcext:value="=0" calcext:base-cell-address="v6.I9"/>
          </calcext:conditional-format>
          <calcext:conditional-format calcext:target-range-address="v6.I9:v6.I9">
            <calcext:condition calcext:apply-style-name="Untitled1" calcext:value="=1" calcext:base-cell-address="v6.I9"/>
            <calcext:condition calcext:apply-style-name="Untitled2" calcext:value="=0" calcext:base-cell-address="v6.I9"/>
          </calcext:conditional-format>
          <calcext:conditional-format calcext:target-range-address="v6.I9:v6.I9">
            <calcext:condition calcext:apply-style-name="Untitled1" calcext:value="=1" calcext:base-cell-address="v6.I9"/>
            <calcext:condition calcext:apply-style-name="Untitled2" calcext:value="=0" calcext:base-cell-address="v6.I9"/>
          </calcext:conditional-format>
          <calcext:conditional-format calcext:target-range-address="v6.I9:v6.I9">
            <calcext:condition calcext:apply-style-name="Untitled1" calcext:value="=1" calcext:base-cell-address="v6.I9"/>
            <calcext:condition calcext:apply-style-name="Untitled2" calcext:value="=0" calcext:base-cell-address="v6.I9"/>
          </calcext:conditional-format>
          <calcext:conditional-format calcext:target-range-address="v6.I10:v6.I10">
            <calcext:condition calcext:apply-style-name="Untitled1" calcext:value="=1" calcext:base-cell-address="v6.I10"/>
            <calcext:condition calcext:apply-style-name="Untitled2" calcext:value="=0" calcext:base-cell-address="v6.I10"/>
          </calcext:conditional-format>
          <calcext:conditional-format calcext:target-range-address="v6.I10:v6.I10">
            <calcext:condition calcext:apply-style-name="Untitled1" calcext:value="=1" calcext:base-cell-address="v6.I10"/>
            <calcext:condition calcext:apply-style-name="Untitled2" calcext:value="=0" calcext:base-cell-address="v6.I10"/>
          </calcext:conditional-format>
          <calcext:conditional-format calcext:target-range-address="v6.I10:v6.I10">
            <calcext:condition calcext:apply-style-name="Untitled1" calcext:value="=1" calcext:base-cell-address="v6.I10"/>
            <calcext:condition calcext:apply-style-name="Untitled2" calcext:value="=0" calcext:base-cell-address="v6.I10"/>
          </calcext:conditional-format>
          <calcext:conditional-format calcext:target-range-address="v6.I10:v6.I10">
            <calcext:condition calcext:apply-style-name="Untitled1" calcext:value="=1" calcext:base-cell-address="v6.I10"/>
            <calcext:condition calcext:apply-style-name="Untitled2" calcext:value="=0" calcext:base-cell-address="v6.I10"/>
          </calcext:conditional-format>
          <calcext:conditional-format calcext:target-range-address="v6.I11:v6.I11">
            <calcext:condition calcext:apply-style-name="Untitled1" calcext:value="=1" calcext:base-cell-address="v6.I11"/>
            <calcext:condition calcext:apply-style-name="Untitled2" calcext:value="=0" calcext:base-cell-address="v6.I11"/>
          </calcext:conditional-format>
          <calcext:conditional-format calcext:target-range-address="v6.I11:v6.I11">
            <calcext:condition calcext:apply-style-name="Untitled1" calcext:value="=1" calcext:base-cell-address="v6.I11"/>
            <calcext:condition calcext:apply-style-name="Untitled2" calcext:value="=0" calcext:base-cell-address="v6.I11"/>
          </calcext:conditional-format>
          <calcext:conditional-format calcext:target-range-address="v6.I11:v6.I11">
            <calcext:condition calcext:apply-style-name="Untitled1" calcext:value="=1" calcext:base-cell-address="v6.I11"/>
            <calcext:condition calcext:apply-style-name="Untitled2" calcext:value="=0" calcext:base-cell-address="v6.I11"/>
          </calcext:conditional-format>
          <calcext:conditional-format calcext:target-range-address="v6.I11:v6.I11">
            <calcext:condition calcext:apply-style-name="Untitled1" calcext:value="=1" calcext:base-cell-address="v6.I11"/>
            <calcext:condition calcext:apply-style-name="Untitled2" calcext:value="=0" calcext:base-cell-address="v6.I11"/>
          </calcext:conditional-format>
        </calcext:conditional-formats>
      </table:table>
      <table:table table:name="v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7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row table:style-name="ro1">
          <table:table-cell table:number-columns-repeated="36"/>
        </table:table-row>
        <table:table-row table:style-name="ro1">
          <table:table-cell table:number-columns-repeated="7"/>
          <table:table-cell table:style-name="ce21" table:number-columns-repeated="2"/>
          <table:table-cell table:number-columns-repeated="27"/>
        </table:table-row>
        <table:table-row table:style-name="ro1">
          <table:table-cell table:number-columns-repeated="5"/>
          <table:table-cell table:style-name="ce22" office:value-type="string" calcext:value-type="string">
            <text:p>New then reuse</text:p>
          </table:table-cell>
          <table:table-cell table:style-name="ce32" table:number-columns-repeated="3"/>
          <table:table-cell table:style-name="ce53" office:value-type="string" calcext:value-type="string">
            <text:p>Always NEW</text:p>
          </table:table-cell>
          <table:table-cell table:style-name="ce60" table:number-columns-repeated="2"/>
          <table:table-cell table:number-columns-repeated="13"/>
          <table:table-cell office:value-type="string" calcext:value-type="string">
            <text:p>Testing the permutations:</text:p>
          </table:table-cell>
          <table:table-cell table:number-columns-repeated="10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1" table:number-rows-spanned="3">
            <text:p>Possible styles</text:p>
          </table:table-cell>
          <table:table-cell/>
          <table:table-cell table:style-name="ce12"/>
          <table:table-cell table:style-name="ce23" office:value-type="string" calcext:value-type="string">
            <text:p>To not be zero</text:p>
          </table:table-cell>
          <table:table-cell table:style-name="ce23" office:value-type="string" calcext:value-type="string">
            <text:p>Ticked</text:p>
          </table:table-cell>
          <table:table-cell table:style-name="ce23" office:value-type="string" calcext:value-type="string">
            <text:p>Footer</text:p>
          </table:table-cell>
          <table:table-cell table:style-name="ce23" office:value-type="string" calcext:value-type="string">
            <text:p>Font captions</text:p>
          </table:table-cell>
          <table:table-cell table:style-name="ce54" office:value-type="string" calcext:value-type="string">
            <text:p>Font Samples</text:p>
          </table:table-cell>
          <table:table-cell table:number-columns-repeated="4"/>
          <table:table-cell table:style-name="ce68"/>
          <table:table-cell table:number-columns-repeated="3"/>
          <table:table-cell table:style-name="ce70" office:value-type="string" calcext:value-type="string">
            <text:p>states OR codes</text:p>
          </table:table-cell>
          <table:table-cell table:style-name="ce11" table:number-columns-repeated="4"/>
          <table:table-cell table:number-columns-repeated="13"/>
        </table:table-row>
        <table:table-row table:style-name="ro3">
          <table:table-cell table:style-name="ce1" office:value-type="string" calcext:value-type="string">
            <text:p>Normal fitmap</text:p>
          </table:table-cell>
          <table:table-cell/>
          <table:covered-table-cell/>
          <table:table-cell/>
          <table:table-cell table:style-name="ce13"/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B</text:p>
          </table:table-cell>
          <table:table-cell table:style-name="ce24" office:value-type="string" calcext:value-type="string">
            <text:p>A</text:p>
          </table:table-cell>
          <table:table-cell table:style-name="ce21"/>
          <table:table-cell/>
          <table:table-cell table:style-name="ce21" table:number-columns-repeated="5"/>
          <table:table-cell table:style-name="ce1" office:value-type="string" calcext:value-type="string">
            <text:p>Block codes</text:p>
          </table:table-cell>
          <table:table-cell table:style-name="ce68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16" calcext:value-type="float">
            <text:p>16</text:p>
          </table:table-cell>
          <table:table-cell table:style-name="ce71"/>
          <table:table-cell table:style-name="ce132" table:number-columns-spanned="1" table:number-rows-spanned="2"/>
          <table:table-cell table:style-name="ce71" table:number-columns-repeated="5"/>
          <table:table-cell table:style-name="ce132"/>
          <table:table-cell table:style-name="ce167" table:number-columns-repeated="3"/>
          <table:table-cell/>
        </table:table-row>
        <table:table-row table:style-name="ro1">
          <table:table-cell office:value-type="string" calcext:value-type="string">
            <text:p>Layer #</text:p>
          </table:table-cell>
          <table:table-cell/>
          <table:covered-table-cell/>
          <table:table-cell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9"/>
          <table:table-cell table:style-name="ce72" table:number-columns-repeated="3"/>
          <table:table-cell table:number-columns-repeated="3"/>
          <table:covered-table-cell table:style-name="ce68"/>
          <table:table-cell table:style-name="ce72" table:number-columns-repeated="3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Gradient gray up to white</text:p>
          </table:table-cell>
          <table:table-cell table:number-columns-repeated="2"/>
          <table:table-cell table:style-name="ce14" office:value-type="string" calcext:value-type="string">
            <text:p>textchanged</text:p>
          </table:table-cell>
          <table:table-cell table:style-name="ce168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3" office:value-type="float" office:value="1" calcext:value-type="float">
            <text:p>1</text:p>
          </table:table-cell>
          <table:table-cell table:style-name="ce61" table:formula="of:=[.F7]*[.$F$6]+[.G7]*[.$G$6]+[.H7]*[.$H$6]+[.I7]*[.$I$6]+[.J7]*[.$J$6]" office:value-type="float" office:value="1" calcext:value-type="float">
            <text:p>1</text:p>
          </table:table-cell>
          <table:table-cell/>
          <table:table-cell table:style-name="ce66" table:number-columns-repeated="2"/>
          <table:table-cell table:style-name="ce21" table:number-columns-repeated="3"/>
          <table:table-cell table:style-name="ce69" office:value-type="string" calcext:value-type="string">
            <text:p>and masks</text:p>
          </table:table-cell>
          <table:table-cell/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16" calcext:value-type="float">
            <text:p>16</text:p>
          </table:table-cell>
          <table:table-cell table:style-name="ce73"/>
          <table:table-cell/>
          <table:table-cell table:style-name="ce71"/>
          <table:table-cell/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16" calcext:value-type="float">
            <text:p>16</text:p>
          </table:table-cell>
          <table:table-cell table:style-name="ce71"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2">
            <text:p>Each face bitmap</text:p>
            <text:p>+ name, style, file caption</text:p>
          </table:table-cell>
          <table:table-cell table:style-name="ce8" office:value-type="string" calcext:value-type="string">
            <text:p>Active</text:p>
          </table:table-cell>
          <table:table-cell/>
          <table:table-cell table:style-name="ce14" office:value-type="string" calcext:value-type="string">
            <text:p>pointschanged</text:p>
          </table:table-cell>
          <table:table-cell table:style-name="ce169" office:value-type="float" office:value="0" calcext:value-type="float">
            <text:p>0</text:p>
          </table:table-cell>
          <table:table-cell table:style-name="ce174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61" table:formula="of:=[.F8]*[.$F$6]+[.G8]*[.$G$6]+[.H8]*[.$H$6]+[.I8]*[.$I$6]+[.J8]*[.$J$6]" office:value-type="float" office:value="1" calcext:value-type="float">
            <text:p>1</text:p>
          </table:table-cell>
          <table:table-cell/>
          <table:table-cell table:style-name="ce66" table:number-columns-repeated="2"/>
          <table:table-cell table:style-name="ce21" table:number-columns-repeated="3"/>
          <table:table-cell/>
          <table:table-cell table:style-name="ce1" office:value-type="float" office:value="0" calcext:value-type="float">
            <text:p>0</text:p>
          </table:table-cell>
          <table:table-cell table:style-name="ce188" table:formula="of:=BITAND([.S8];[.$T$7])" office:value-type="float" office:value="0" calcext:value-type="float">
            <text:p>0</text:p>
          </table:table-cell>
          <table:table-cell table:style-name="ce106" table:formula="of:=BITAND([.S8];[.$U$7])" office:value-type="float" office:value="0" calcext:value-type="float">
            <text:p>0</text:p>
          </table:table-cell>
          <table:table-cell table:style-name="ce106" table:formula="of:=BITAND([.S8];[.$V$7])" office:value-type="float" office:value="0" calcext:value-type="float">
            <text:p>0</text:p>
          </table:table-cell>
          <table:table-cell table:style-name="ce106" table:formula="of:=BITAND([.S8];[.$W$7])" office:value-type="float" office:value="0" calcext:value-type="float">
            <text:p>0</text:p>
          </table:table-cell>
          <table:table-cell table:style-name="ce106" table:formula="of:=BITAND([.T8];[.$W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245" table:formula="of:=BITAND([.AB8];[.$T$7])" office:value-type="float" office:value="0" calcext:value-type="float">
            <text:p>0</text:p>
          </table:table-cell>
          <table:table-cell table:style-name="ce262" table:formula="of:=BITAND([.AB8];[.$U$7])" office:value-type="float" office:value="0" calcext:value-type="float">
            <text:p>0</text:p>
          </table:table-cell>
          <table:table-cell table:style-name="ce106" table:formula="of:=BITAND([.AB8];[.$V$7])" office:value-type="float" office:value="0" calcext:value-type="float">
            <text:p>0</text:p>
          </table:table-cell>
          <table:table-cell table:style-name="ce106" table:formula="of:=BITAND([.AB8];[.$W$7])" office:value-type="float" office:value="0" calcext:value-type="float">
            <text:p>0</text:p>
          </table:table-cell>
          <table:table-cell table:style-name="ce106" table:formula="of:=BITAND([.AC8];[.$W$7])" office:value-type="float" office:value="0" calcext:value-type="float">
            <text:p>0</text:p>
          </table:table-cell>
          <table:table-cell table:style-name="ce106" table:number-columns-repeated="3"/>
        </table:table-row>
        <table:table-row table:style-name="ro1">
          <table:table-cell/>
          <table:covered-table-cell/>
          <table:table-cell table:style-name="ce8" office:value-type="string" calcext:value-type="string">
            <text:p>Inactive</text:p>
          </table:table-cell>
          <table:table-cell/>
          <table:table-cell table:style-name="ce14" office:value-type="string" calcext:value-type="string">
            <text:p>activechanged</text:p>
          </table:table-cell>
          <table:table-cell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80" office:value-type="float" office:value="1" calcext:value-type="float">
            <text:p>1</text:p>
          </table:table-cell>
          <table:table-cell table:style-name="ce185" office:value-type="float" office:value="0" calcext:value-type="float">
            <text:p>0</text:p>
          </table:table-cell>
          <table:table-cell table:style-name="ce61" table:formula="of:=[.F9]*[.$F$6]+[.G9]*[.$G$6]+[.H9]*[.$H$6]+[.I9]*[.$I$6]+[.J9]*[.$J$6]" office:value-type="float" office:value="6" calcext:value-type="float">
            <text:p>6</text:p>
          </table:table-cell>
          <table:table-cell/>
          <table:table-cell table:style-name="ce66" table:number-columns-repeated="2"/>
          <table:table-cell table:style-name="ce21" table:number-columns-repeated="3"/>
          <table:table-cell/>
          <table:table-cell table:style-name="ce1" office:value-type="float" office:value="1" calcext:value-type="float">
            <text:p>1</text:p>
          </table:table-cell>
          <table:table-cell table:style-name="ce189" table:formula="of:=BITAND([.S9];[.$T$7])" office:value-type="float" office:value="1" calcext:value-type="float">
            <text:p>1</text:p>
          </table:table-cell>
          <table:table-cell table:style-name="ce220" table:formula="of:=BITAND([.S9];[.$U$7])" office:value-type="float" office:value="0" calcext:value-type="float">
            <text:p>0</text:p>
          </table:table-cell>
          <table:table-cell table:style-name="ce106" table:formula="of:=BITAND([.S9];[.$V$7])" office:value-type="float" office:value="0" calcext:value-type="float">
            <text:p>0</text:p>
          </table:table-cell>
          <table:table-cell table:style-name="ce106" table:formula="of:=BITAND([.S9];[.$W$7])" office:value-type="float" office:value="0" calcext:value-type="float">
            <text:p>0</text:p>
          </table:table-cell>
          <table:table-cell table:style-name="ce106" table:formula="of:=BITAND([.S9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246" table:formula="of:=BITAND([.AB9];[.$T$7])" office:value-type="float" office:value="1" calcext:value-type="float">
            <text:p>1</text:p>
          </table:table-cell>
          <table:table-cell table:style-name="ce263" table:formula="of:=BITAND([.AB9];[.$U$7])" office:value-type="float" office:value="0" calcext:value-type="float">
            <text:p>0</text:p>
          </table:table-cell>
          <table:table-cell table:style-name="ce106" table:formula="of:=BITAND([.AB9];[.$V$7])" office:value-type="float" office:value="0" calcext:value-type="float">
            <text:p>0</text:p>
          </table:table-cell>
          <table:table-cell table:style-name="ce106" table:formula="of:=BITAND([.AB9];[.$W$7])" office:value-type="float" office:value="0" calcext:value-type="float">
            <text:p>0</text:p>
          </table:table-cell>
          <table:table-cell table:style-name="ce106" table:formula="of:=BITAND([.AB9];[.$X$7])" office:value-type="float" office:value="0" calcext:value-type="float">
            <text:p>0</text:p>
          </table:table-cell>
          <table:table-cell table:style-name="ce106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 table:number-columns-spanned="1" table:number-rows-spanned="2">
            <text:p>Inactive footer</text:p>
            <text:p>(this font is in.. and green tick)</text:p>
          </table:table-cell>
          <table:table-cell table:style-name="ce8" office:value-type="string" calcext:value-type="string">
            <text:p>None</text:p>
          </table:table-cell>
          <table:table-cell/>
          <table:table-cell table:style-name="ce14" office:value-type="string" calcext:value-type="string">
            <text:p>tickedchanged</text:p>
          </table:table-cell>
          <table:table-cell table:style-name="ce171" office:value-type="float" office:value="0" calcext:value-type="float">
            <text:p>0</text:p>
          </table:table-cell>
          <table:table-cell table:style-name="ce176" office:value-type="float" office:value="1" calcext:value-type="float">
            <text:p>1</text:p>
          </table:table-cell>
          <table:table-cell table:number-columns-repeated="2" table:style-name="ce181"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table:style-name="ce61" table:formula="of:=[.F10]*[.$F$6]+[.G10]*[.$G$6]+[.H10]*[.$H$6]+[.I10]*[.$I$6]+[.J10]*[.$J$6]" office:value-type="float" office:value="8" calcext:value-type="float">
            <text:p>8</text:p>
          </table:table-cell>
          <table:table-cell/>
          <table:table-cell table:style-name="ce66" table:number-columns-repeated="2"/>
          <table:table-cell table:style-name="ce21" table:number-columns-repeated="3"/>
          <table:table-cell/>
          <table:table-cell table:style-name="ce1" office:value-type="float" office:value="2" calcext:value-type="float">
            <text:p>2</text:p>
          </table:table-cell>
          <table:table-cell table:style-name="ce190" table:formula="of:=BITAND([.S10];[.$T$7])" office:value-type="float" office:value="0" calcext:value-type="float">
            <text:p>0</text:p>
          </table:table-cell>
          <table:table-cell table:style-name="ce106" table:formula="of:=BITAND([.S10];[.$U$7])" office:value-type="float" office:value="2" calcext:value-type="float">
            <text:p>2</text:p>
          </table:table-cell>
          <table:table-cell table:style-name="ce106" table:formula="of:=BITAND([.S10];[.$V$7])" office:value-type="float" office:value="0" calcext:value-type="float">
            <text:p>0</text:p>
          </table:table-cell>
          <table:table-cell table:style-name="ce106" table:formula="of:=BITAND([.S10];[.$W$7])" office:value-type="float" office:value="0" calcext:value-type="float">
            <text:p>0</text:p>
          </table:table-cell>
          <table:table-cell table:style-name="ce106" table:formula="of:=BITAND([.S10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247" table:formula="of:=BITAND([.AB10];[.$T$7])" office:value-type="float" office:value="1" calcext:value-type="float">
            <text:p>1</text:p>
          </table:table-cell>
          <table:table-cell table:style-name="ce264" table:formula="of:=BITAND([.AB10];[.$U$7])" office:value-type="float" office:value="2" calcext:value-type="float">
            <text:p>2</text:p>
          </table:table-cell>
          <table:table-cell table:style-name="ce106" table:formula="of:=BITAND([.AB10];[.$V$7])" office:value-type="float" office:value="0" calcext:value-type="float">
            <text:p>0</text:p>
          </table:table-cell>
          <table:table-cell table:style-name="ce106" table:formula="of:=BITAND([.AB10];[.$W$7])" office:value-type="float" office:value="0" calcext:value-type="float">
            <text:p>0</text:p>
          </table:table-cell>
          <table:table-cell table:style-name="ce106" table:formula="of:=BITAND([.AB10];[.$X$7])" office:value-type="float" office:value="0" calcext:value-type="float">
            <text:p>0</text:p>
          </table:table-cell>
          <table:table-cell table:style-name="ce106" table:number-columns-repeated="3"/>
        </table:table-row>
        <table:table-row table:style-name="ro1">
          <table:table-cell/>
          <table:covered-table-cell/>
          <table:table-cell table:style-name="ce8" office:value-type="string" calcext:value-type="string">
            <text:p>Inactive</text:p>
          </table:table-cell>
          <table:table-cell/>
          <table:table-cell table:style-name="ce15" office:value-type="string" calcext:value-type="string">
            <text:p>tl_adjust_changed</text:p>
          </table:table-cell>
          <table:table-cell table:style-name="ce172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2" table:style-name="ce182" office:value-type="float" office:value="0" calcext:value-type="float">
            <text:p>0</text:p>
          </table:table-cell>
          <table:table-cell table:style-name="ce187" office:value-type="float" office:value="0" calcext:value-type="float">
            <text:p>0</text:p>
          </table:table-cell>
          <table:table-cell table:style-name="ce61" table:formula="of:=[.F11]*[.$F$6]+[.G11]*[.$G$6]+[.H11]*[.$H$6]+[.I11]*[.$I$6]+[.J11]*[.$J$6]" office:value-type="float" office:value="16" calcext:value-type="float">
            <text:p>16</text:p>
          </table:table-cell>
          <table:table-cell/>
          <table:table-cell table:style-name="ce21" table:number-columns-repeated="5"/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91" table:formula="of:=BITAND([.S11];[.$T$7])" office:value-type="float" office:value="1" calcext:value-type="float">
            <text:p>1</text:p>
          </table:table-cell>
          <table:table-cell table:style-name="ce106" table:formula="of:=BITAND([.S11];[.$U$7])" office:value-type="float" office:value="2" calcext:value-type="float">
            <text:p>2</text:p>
          </table:table-cell>
          <table:table-cell table:style-name="ce106" table:formula="of:=BITAND([.S11];[.$V$7])" office:value-type="float" office:value="0" calcext:value-type="float">
            <text:p>0</text:p>
          </table:table-cell>
          <table:table-cell table:style-name="ce106" table:formula="of:=BITAND([.S11];[.$W$7])" office:value-type="float" office:value="0" calcext:value-type="float">
            <text:p>0</text:p>
          </table:table-cell>
          <table:table-cell table:style-name="ce106" table:formula="of:=BITAND([.S11];[.$X$7])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248" table:formula="of:=BITAND([.AB11];[.$T$7])" office:value-type="float" office:value="1" calcext:value-type="float">
            <text:p>1</text:p>
          </table:table-cell>
          <table:table-cell table:style-name="ce265" table:formula="of:=BITAND([.AB11];[.$U$7])" office:value-type="float" office:value="0" calcext:value-type="float">
            <text:p>0</text:p>
          </table:table-cell>
          <table:table-cell table:style-name="ce106" table:formula="of:=BITAND([.AB11];[.$V$7])" office:value-type="float" office:value="4" calcext:value-type="float">
            <text:p>4</text:p>
          </table:table-cell>
          <table:table-cell table:style-name="ce106" table:formula="of:=BITAND([.AB11];[.$W$7])" office:value-type="float" office:value="0" calcext:value-type="float">
            <text:p>0</text:p>
          </table:table-cell>
          <table:table-cell table:style-name="ce106" table:formula="of:=BITAND([.AB11];[.$X$7])" office:value-type="float" office:value="0" calcext:value-type="float">
            <text:p>0</text:p>
          </table:table-cell>
          <table:table-cell table:style-name="ce106"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 table:number-columns-spanned="1" table:number-rows-spanned="2">
            <text:p>Ticked</text:p>
          </table:table-cell>
          <table:table-cell table:style-name="ce8" office:value-type="string" calcext:value-type="string">
            <text:p>None</text:p>
          </table:table-cell>
          <table:table-cell table:number-columns-repeated="9"/>
          <table:table-cell table:style-name="ce66" table:number-columns-repeated="2"/>
          <table:table-cell table:style-name="ce21" table:number-columns-repeated="3"/>
          <table:table-cell/>
          <table:table-cell table:style-name="ce1" office:value-type="float" office:value="4" calcext:value-type="float">
            <text:p>4</text:p>
          </table:table-cell>
          <table:table-cell table:style-name="ce192" table:formula="of:=BITAND([.S12];[.$T$7])" office:value-type="float" office:value="0" calcext:value-type="float">
            <text:p>0</text:p>
          </table:table-cell>
          <table:table-cell table:style-name="ce106" table:formula="of:=BITAND([.S12];[.$U$7])" office:value-type="float" office:value="0" calcext:value-type="float">
            <text:p>0</text:p>
          </table:table-cell>
          <table:table-cell table:style-name="ce106" table:formula="of:=BITAND([.S12];[.$V$7])" office:value-type="float" office:value="4" calcext:value-type="float">
            <text:p>4</text:p>
          </table:table-cell>
          <table:table-cell table:style-name="ce106" table:formula="of:=BITAND([.S12];[.$W$7])" office:value-type="float" office:value="0" calcext:value-type="float">
            <text:p>0</text:p>
          </table:table-cell>
          <table:table-cell table:style-name="ce106" table:formula="of:=BITAND([.S12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style-name="ce249" table:formula="of:=BITAND([.AB12];[.$T$7])" office:value-type="float" office:value="1" calcext:value-type="float">
            <text:p>1</text:p>
          </table:table-cell>
          <table:table-cell table:style-name="ce266" table:formula="of:=BITAND([.AB12];[.$U$7])" office:value-type="float" office:value="2" calcext:value-type="float">
            <text:p>2</text:p>
          </table:table-cell>
          <table:table-cell table:style-name="ce106" table:formula="of:=BITAND([.AB12];[.$V$7])" office:value-type="float" office:value="4" calcext:value-type="float">
            <text:p>4</text:p>
          </table:table-cell>
          <table:table-cell table:style-name="ce106" table:formula="of:=BITAND([.AB12];[.$W$7])" office:value-type="float" office:value="0" calcext:value-type="float">
            <text:p>0</text:p>
          </table:table-cell>
          <table:table-cell table:style-name="ce106" table:formula="of:=BITAND([.AB12];[.$X$7])" office:value-type="float" office:value="0" calcext:value-type="float">
            <text:p>0</text:p>
          </table:table-cell>
          <table:table-cell table:style-name="ce106" table:number-columns-repeated="3"/>
        </table:table-row>
        <table:table-row table:style-name="ro1">
          <table:table-cell/>
          <table:covered-table-cell/>
          <table:table-cell table:style-name="ce8" office:value-type="string" calcext:value-type="string">
            <text:p>Tick/Cross</text:p>
          </table:table-cell>
          <table:table-cell table:number-columns-repeated="9"/>
          <table:table-cell table:style-name="ce66" table:number-columns-repeated="2"/>
          <table:table-cell table:style-name="ce21" table:number-columns-repeated="3"/>
          <table:table-cell/>
          <table:table-cell table:style-name="ce1" office:value-type="float" office:value="5" calcext:value-type="float">
            <text:p>5</text:p>
          </table:table-cell>
          <table:table-cell table:style-name="ce193" table:formula="of:=BITAND([.S13];[.$T$7])" office:value-type="float" office:value="1" calcext:value-type="float">
            <text:p>1</text:p>
          </table:table-cell>
          <table:table-cell table:style-name="ce106" table:formula="of:=BITAND([.S13];[.$U$7])" office:value-type="float" office:value="0" calcext:value-type="float">
            <text:p>0</text:p>
          </table:table-cell>
          <table:table-cell table:style-name="ce106" table:formula="of:=BITAND([.S13];[.$V$7])" office:value-type="float" office:value="4" calcext:value-type="float">
            <text:p>4</text:p>
          </table:table-cell>
          <table:table-cell table:style-name="ce106" table:formula="of:=BITAND([.S13];[.$W$7])" office:value-type="float" office:value="0" calcext:value-type="float">
            <text:p>0</text:p>
          </table:table-cell>
          <table:table-cell table:style-name="ce106" table:formula="of:=BITAND([.S13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9" calcext:value-type="float">
            <text:p>9</text:p>
          </table:table-cell>
          <table:table-cell table:style-name="ce250" table:formula="of:=BITAND([.AB13];[.$T$7])" office:value-type="float" office:value="1" calcext:value-type="float">
            <text:p>1</text:p>
          </table:table-cell>
          <table:table-cell table:style-name="ce267" table:formula="of:=BITAND([.AB13];[.$U$7])" office:value-type="float" office:value="0" calcext:value-type="float">
            <text:p>0</text:p>
          </table:table-cell>
          <table:table-cell table:style-name="ce106" table:formula="of:=BITAND([.AB13];[.$V$7])" office:value-type="float" office:value="0" calcext:value-type="float">
            <text:p>0</text:p>
          </table:table-cell>
          <table:table-cell table:style-name="ce106" table:formula="of:=BITAND([.AB13];[.$W$7])" office:value-type="float" office:value="8" calcext:value-type="float">
            <text:p>8</text:p>
          </table:table-cell>
          <table:table-cell table:style-name="ce106" table:formula="of:=BITAND([.AB13];[.$X$7])" office:value-type="float" office:value="0" calcext:value-type="float">
            <text:p>0</text:p>
          </table:table-cell>
          <table:table-cell table:style-name="ce106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harmap button</text:p>
          </table:table-cell>
          <table:table-cell table:style-name="ce9"/>
          <table:table-cell table:number-columns-repeated="8"/>
          <table:table-cell table:style-name="ce21" table:number-columns-repeated="6"/>
          <table:table-cell/>
          <table:table-cell table:style-name="ce1" office:value-type="float" office:value="6" calcext:value-type="float">
            <text:p>6</text:p>
          </table:table-cell>
          <table:table-cell table:style-name="ce194" table:formula="of:=BITAND([.S14];[.$T$7])" office:value-type="float" office:value="0" calcext:value-type="float">
            <text:p>0</text:p>
          </table:table-cell>
          <table:table-cell table:style-name="ce106" table:formula="of:=BITAND([.S14];[.$U$7])" office:value-type="float" office:value="2" calcext:value-type="float">
            <text:p>2</text:p>
          </table:table-cell>
          <table:table-cell table:style-name="ce106" table:formula="of:=BITAND([.S14];[.$V$7])" office:value-type="float" office:value="4" calcext:value-type="float">
            <text:p>4</text:p>
          </table:table-cell>
          <table:table-cell table:style-name="ce106" table:formula="of:=BITAND([.S14];[.$W$7])" office:value-type="float" office:value="0" calcext:value-type="float">
            <text:p>0</text:p>
          </table:table-cell>
          <table:table-cell table:style-name="ce106" table:formula="of:=BITAND([.S14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ce251" table:formula="of:=BITAND([.AB14];[.$T$7])" office:value-type="float" office:value="1" calcext:value-type="float">
            <text:p>1</text:p>
          </table:table-cell>
          <table:table-cell table:style-name="ce268" table:formula="of:=BITAND([.AB14];[.$U$7])" office:value-type="float" office:value="2" calcext:value-type="float">
            <text:p>2</text:p>
          </table:table-cell>
          <table:table-cell table:style-name="ce106" table:formula="of:=BITAND([.AB14];[.$V$7])" office:value-type="float" office:value="0" calcext:value-type="float">
            <text:p>0</text:p>
          </table:table-cell>
          <table:table-cell table:style-name="ce106" table:formula="of:=BITAND([.AB14];[.$W$7])" office:value-type="float" office:value="8" calcext:value-type="float">
            <text:p>8</text:p>
          </table:table-cell>
          <table:table-cell table:style-name="ce106" table:formula="of:=BITAND([.AB14];[.$X$7])" office:value-type="float" office:value="0" calcext:value-type="float">
            <text:p>0</text:p>
          </table:table-cell>
          <table:table-cell table:style-name="ce106" table:number-columns-repeated="3"/>
        </table:table-row>
        <table:table-row table:style-name="ro1">
          <table:table-cell table:number-columns-repeated="2"/>
          <table:table-cell table:style-name="ce10"/>
          <table:table-cell table:number-columns-repeated="9"/>
          <table:table-cell table:style-name="ce66" table:number-columns-repeated="2"/>
          <table:table-cell table:style-name="ce21" table:number-columns-repeated="3"/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95" table:formula="of:=BITAND([.S15];[.$T$7])" office:value-type="float" office:value="1" calcext:value-type="float">
            <text:p>1</text:p>
          </table:table-cell>
          <table:table-cell table:style-name="ce106" table:formula="of:=BITAND([.S15];[.$U$7])" office:value-type="float" office:value="2" calcext:value-type="float">
            <text:p>2</text:p>
          </table:table-cell>
          <table:table-cell table:style-name="ce106" table:formula="of:=BITAND([.S15];[.$V$7])" office:value-type="float" office:value="4" calcext:value-type="float">
            <text:p>4</text:p>
          </table:table-cell>
          <table:table-cell table:style-name="ce106" table:formula="of:=BITAND([.S15];[.$W$7])" office:value-type="float" office:value="0" calcext:value-type="float">
            <text:p>0</text:p>
          </table:table-cell>
          <table:table-cell table:style-name="ce106" table:formula="of:=BITAND([.S15];[.$X$7])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1" office:value-type="float" office:value="13" calcext:value-type="float">
            <text:p>13</text:p>
          </table:table-cell>
          <table:table-cell table:style-name="ce252" table:formula="of:=BITAND([.AB15];[.$T$7])" office:value-type="float" office:value="1" calcext:value-type="float">
            <text:p>1</text:p>
          </table:table-cell>
          <table:table-cell table:style-name="ce269" table:formula="of:=BITAND([.AB15];[.$U$7])" office:value-type="float" office:value="0" calcext:value-type="float">
            <text:p>0</text:p>
          </table:table-cell>
          <table:table-cell table:style-name="ce106" table:formula="of:=BITAND([.AB15];[.$V$7])" office:value-type="float" office:value="4" calcext:value-type="float">
            <text:p>4</text:p>
          </table:table-cell>
          <table:table-cell table:style-name="ce106" table:formula="of:=BITAND([.AB15];[.$W$7])" office:value-type="float" office:value="8" calcext:value-type="float">
            <text:p>8</text:p>
          </table:table-cell>
          <table:table-cell table:style-name="ce106" table:formula="of:=BITAND([.AB15];[.$X$7])" office:value-type="float" office:value="0" calcext:value-type="float">
            <text:p>0</text:p>
          </table:table-cell>
          <table:table-cell table:style-name="ce106" table:number-columns-repeated="3"/>
        </table:table-row>
        <table:table-row table:style-name="ro1">
          <table:table-cell/>
          <table:table-cell table:style-name="ce3"/>
          <table:table-cell table:style-name="ce10"/>
          <table:table-cell table:number-columns-repeated="9"/>
          <table:table-cell table:style-name="ce21" table:number-columns-repeated="5"/>
          <table:table-cell table:number-columns-repeated="6"/>
          <table:table-cell table:style-name="ce106" table:formula="of:=BITAND([.S16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5" calcext:value-type="float">
            <text:p>15</text:p>
          </table:table-cell>
          <table:table-cell table:style-name="ce253" table:formula="of:=BITAND([.AB16];[.$T$7])" office:value-type="float" office:value="1" calcext:value-type="float">
            <text:p>1</text:p>
          </table:table-cell>
          <table:table-cell table:style-name="ce270" table:formula="of:=BITAND([.AB16];[.$U$7])" office:value-type="float" office:value="2" calcext:value-type="float">
            <text:p>2</text:p>
          </table:table-cell>
          <table:table-cell table:style-name="ce106" table:formula="of:=BITAND([.AB16];[.$V$7])" office:value-type="float" office:value="4" calcext:value-type="float">
            <text:p>4</text:p>
          </table:table-cell>
          <table:table-cell table:style-name="ce106" table:formula="of:=BITAND([.AB16];[.$W$7])" office:value-type="float" office:value="8" calcext:value-type="float">
            <text:p>8</text:p>
          </table:table-cell>
          <table:table-cell table:style-name="ce106" table:formula="of:=BITAND([.AB16];[.$X$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ad/Info Font</text:p>
          </table:table-cell>
          <table:table-cell table:style-name="ce3"/>
          <table:table-cell table:style-name="ce10"/>
          <table:table-cell/>
          <table:table-cell office:value-type="string" calcext:value-type="string">
            <text:p>Testzone:</text:p>
          </table:table-cell>
          <table:table-cell table:number-columns-repeated="9"/>
          <table:table-cell table:style-name="ce21" table:number-columns-repeated="3"/>
          <table:table-cell/>
          <table:table-cell table:style-name="ce1" office:value-type="float" office:value="8" calcext:value-type="float">
            <text:p>8</text:p>
          </table:table-cell>
          <table:table-cell table:style-name="ce196" table:formula="of:=BITAND([.S17];[.$T$7])" office:value-type="float" office:value="0" calcext:value-type="float">
            <text:p>0</text:p>
          </table:table-cell>
          <table:table-cell table:style-name="ce221" table:formula="of:=BITAND([.S17];[.$U$7])" office:value-type="float" office:value="0" calcext:value-type="float">
            <text:p>0</text:p>
          </table:table-cell>
          <table:table-cell table:style-name="ce106" table:formula="of:=BITAND([.S17];[.$V$7])" office:value-type="float" office:value="0" calcext:value-type="float">
            <text:p>0</text:p>
          </table:table-cell>
          <table:table-cell table:style-name="ce106" table:formula="of:=BITAND([.S17];[.$W$7])" office:value-type="float" office:value="8" calcext:value-type="float">
            <text:p>8</text:p>
          </table:table-cell>
          <table:table-cell table:style-name="ce106" table:formula="of:=BITAND([.S17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ce254" table:formula="of:=BITAND([.AB17];[.$T$7])" office:value-type="float" office:value="1" calcext:value-type="float">
            <text:p>1</text:p>
          </table:table-cell>
          <table:table-cell table:style-name="ce271" table:formula="of:=BITAND([.AB17];[.$U$7])" office:value-type="float" office:value="0" calcext:value-type="float">
            <text:p>0</text:p>
          </table:table-cell>
          <table:table-cell table:style-name="ce106" table:formula="of:=BITAND([.AB17];[.$V$7])" office:value-type="float" office:value="0" calcext:value-type="float">
            <text:p>0</text:p>
          </table:table-cell>
          <table:table-cell table:style-name="ce106" table:formula="of:=BITAND([.AB17];[.$W$7])" office:value-type="float" office:value="0" calcext:value-type="float">
            <text:p>0</text:p>
          </table:table-cell>
          <table:table-cell table:style-name="ce106" table:formula="of:=BITAND([.AB17];[.$X$7])" office:value-type="float" office:value="16" calcext:value-type="float">
            <text:p>16</text:p>
          </table:table-cell>
          <table:table-cell table:style-name="ce106" table:number-columns-repeated="3"/>
        </table:table-row>
        <table:table-row table:style-name="ro1">
          <table:table-cell office:value-type="string" calcext:value-type="string">
            <text:p>Layer #</text:p>
          </table:table-cell>
          <table:table-cell table:style-name="ce3"/>
          <table:table-cell table:style-name="ce10"/>
          <table:table-cell/>
          <table:table-cell table:style-name="ce16" office:value-type="string" calcext:value-type="string">
            <text:p>Value</text:p>
          </table:table-cell>
          <table:table-cell/>
          <table:table-cell table:style-name="ce16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ce66"/>
          <table:table-cell table:style-name="ce21" table:number-columns-repeated="2"/>
          <table:table-cell/>
          <table:table-cell table:style-name="ce1" office:value-type="float" office:value="9" calcext:value-type="float">
            <text:p>9</text:p>
          </table:table-cell>
          <table:table-cell table:style-name="ce197" table:formula="of:=BITAND([.S18];[.$T$7])" office:value-type="float" office:value="1" calcext:value-type="float">
            <text:p>1</text:p>
          </table:table-cell>
          <table:table-cell table:style-name="ce222" table:formula="of:=BITAND([.S18];[.$U$7])" office:value-type="float" office:value="0" calcext:value-type="float">
            <text:p>0</text:p>
          </table:table-cell>
          <table:table-cell table:style-name="ce106" table:formula="of:=BITAND([.S18];[.$V$7])" office:value-type="float" office:value="0" calcext:value-type="float">
            <text:p>0</text:p>
          </table:table-cell>
          <table:table-cell table:style-name="ce106" table:formula="of:=BITAND([.S18];[.$W$7])" office:value-type="float" office:value="8" calcext:value-type="float">
            <text:p>8</text:p>
          </table:table-cell>
          <table:table-cell table:style-name="ce106" table:formula="of:=BITAND([.S18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ce255" table:formula="of:=BITAND([.AB18];[.$T$7])" office:value-type="float" office:value="1" calcext:value-type="float">
            <text:p>1</text:p>
          </table:table-cell>
          <table:table-cell table:style-name="ce272" table:formula="of:=BITAND([.AB18];[.$U$7])" office:value-type="float" office:value="2" calcext:value-type="float">
            <text:p>2</text:p>
          </table:table-cell>
          <table:table-cell table:style-name="ce106" table:formula="of:=BITAND([.AB18];[.$V$7])" office:value-type="float" office:value="0" calcext:value-type="float">
            <text:p>0</text:p>
          </table:table-cell>
          <table:table-cell table:style-name="ce106" table:formula="of:=BITAND([.AB18];[.$W$7])" office:value-type="float" office:value="0" calcext:value-type="float">
            <text:p>0</text:p>
          </table:table-cell>
          <table:table-cell table:style-name="ce106" table:formula="of:=BITAND([.AB18];[.$X$7])" office:value-type="float" office:value="16" calcext:value-type="float">
            <text:p>16</text:p>
          </table:table-cell>
          <table:table-cell table:style-name="ce106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olour gradient bottom to top</text:p>
          </table:table-cell>
          <table:table-cell table:style-name="ce10"/>
          <table:table-cell/>
          <table:table-cell table:style-name="ce17"/>
          <table:table-cell/>
          <table:table-cell table:style-name="ce1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1" table:formula="of:=[.G19]*[.$G$18]+[.H19]*[.$H$18]+[.I19]*[.$I$18]+[.J19]*[.$J$18]+[.K19]*[.$K$18]" office:value-type="float" office:value="3" calcext:value-type="float">
            <text:p>3</text:p>
          </table:table-cell>
          <table:table-cell table:number-columns-repeated="6"/>
          <table:table-cell table:style-name="ce1" office:value-type="float" office:value="10" calcext:value-type="float">
            <text:p>10</text:p>
          </table:table-cell>
          <table:table-cell table:style-name="ce198" table:formula="of:=BITAND([.S19];[.$T$7])" office:value-type="float" office:value="0" calcext:value-type="float">
            <text:p>0</text:p>
          </table:table-cell>
          <table:table-cell table:style-name="ce223" table:formula="of:=BITAND([.S19];[.$U$7])" office:value-type="float" office:value="2" calcext:value-type="float">
            <text:p>2</text:p>
          </table:table-cell>
          <table:table-cell table:style-name="ce106" table:formula="of:=BITAND([.S19];[.$V$7])" office:value-type="float" office:value="0" calcext:value-type="float">
            <text:p>0</text:p>
          </table:table-cell>
          <table:table-cell table:style-name="ce106" table:formula="of:=BITAND([.S19];[.$W$7])" office:value-type="float" office:value="8" calcext:value-type="float">
            <text:p>8</text:p>
          </table:table-cell>
          <table:table-cell table:style-name="ce106" table:formula="of:=BITAND([.S19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ce256" table:formula="of:=BITAND([.AB19];[.$T$7])" office:value-type="float" office:value="1" calcext:value-type="float">
            <text:p>1</text:p>
          </table:table-cell>
          <table:table-cell table:style-name="ce273" table:formula="of:=BITAND([.AB19];[.$U$7])" office:value-type="float" office:value="0" calcext:value-type="float">
            <text:p>0</text:p>
          </table:table-cell>
          <table:table-cell table:style-name="ce106" table:formula="of:=BITAND([.AB19];[.$V$7])" office:value-type="float" office:value="4" calcext:value-type="float">
            <text:p>4</text:p>
          </table:table-cell>
          <table:table-cell table:style-name="ce106" table:formula="of:=BITAND([.AB19];[.$W$7])" office:value-type="float" office:value="0" calcext:value-type="float">
            <text:p>0</text:p>
          </table:table-cell>
          <table:table-cell table:style-name="ce106" table:formula="of:=BITAND([.AB19];[.$X$7])" office:value-type="float" office:value="16" calcext:value-type="float">
            <text:p>16</text:p>
          </table:table-cell>
          <table:table-cell table:style-name="ce106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Font info text</text:p>
          </table:table-cell>
          <table:table-cell table:style-name="ce10"/>
          <table:table-cell/>
          <table:table-cell table:style-name="ce18" office:value-type="string" calcext:value-type="string">
            <text:p>AND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63" table:formula="of:=[.H20]*[.$H$18]+[.I20]*[.$I$18]+[.J20]*[.$J$18]+[.K20]*[.$K$18]+[.G19]*[.G18]" office:value-type="float" office:value="14" calcext:value-type="float">
            <text:p>14</text:p>
          </table:table-cell>
          <table:table-cell table:number-columns-repeated="6"/>
          <table:table-cell table:style-name="ce1" office:value-type="float" office:value="11" calcext:value-type="float">
            <text:p>11</text:p>
          </table:table-cell>
          <table:table-cell table:style-name="ce199" table:formula="of:=BITAND([.S20];[.$T$7])" office:value-type="float" office:value="1" calcext:value-type="float">
            <text:p>1</text:p>
          </table:table-cell>
          <table:table-cell table:style-name="ce224" table:formula="of:=BITAND([.S20];[.$U$7])" office:value-type="float" office:value="2" calcext:value-type="float">
            <text:p>2</text:p>
          </table:table-cell>
          <table:table-cell table:style-name="ce106" table:formula="of:=BITAND([.S20];[.$V$7])" office:value-type="float" office:value="0" calcext:value-type="float">
            <text:p>0</text:p>
          </table:table-cell>
          <table:table-cell table:style-name="ce106" table:formula="of:=BITAND([.S20];[.$W$7])" office:value-type="float" office:value="8" calcext:value-type="float">
            <text:p>8</text:p>
          </table:table-cell>
          <table:table-cell table:style-name="ce106" table:formula="of:=BITAND([.S20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257" table:formula="of:=BITAND([.AB20];[.$T$7])" office:value-type="float" office:value="1" calcext:value-type="float">
            <text:p>1</text:p>
          </table:table-cell>
          <table:table-cell table:style-name="ce274" table:formula="of:=BITAND([.AB20];[.$U$7])" office:value-type="float" office:value="2" calcext:value-type="float">
            <text:p>2</text:p>
          </table:table-cell>
          <table:table-cell table:style-name="ce106" table:formula="of:=BITAND([.AB20];[.$V$7])" office:value-type="float" office:value="4" calcext:value-type="float">
            <text:p>4</text:p>
          </table:table-cell>
          <table:table-cell table:style-name="ce106" table:formula="of:=BITAND([.AB20];[.$W$7])" office:value-type="float" office:value="0" calcext:value-type="float">
            <text:p>0</text:p>
          </table:table-cell>
          <table:table-cell table:style-name="ce106" table:formula="of:=BITAND([.AB20];[.$X$7])" office:value-type="float" office:value="16" calcext:value-type="float">
            <text:p>16</text:p>
          </table:table-cell>
          <table:table-cell table:style-name="ce106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Icon and message</text:p>
          </table:table-cell>
          <table:table-cell table:style-name="ce10"/>
          <table:table-cell table:number-columns-repeated="3"/>
          <table:table-cell table:formula="of:=BITAND([.G19];[.G20])" office:value-type="float" office:value="0" calcext:value-type="float">
            <text:p>0</text:p>
          </table:table-cell>
          <table:table-cell table:formula="of:=BITAND([.H19];[.H20])" office:value-type="float" office:value="0" calcext:value-type="float">
            <text:p>0</text:p>
          </table:table-cell>
          <table:table-cell table:formula="of:=BITAND([.I19];[.I20])" office:value-type="float" office:value="0" calcext:value-type="float">
            <text:p>0</text:p>
          </table:table-cell>
          <table:table-cell table:formula="of:=BITAND([.J19];[.J20])" office:value-type="float" office:value="1" calcext:value-type="float">
            <text:p>1</text:p>
          </table:table-cell>
          <table:table-cell table:style-name="ce62" table:formula="of:=BITAND([.K19];[.K20])" office:value-type="float" office:value="0" calcext:value-type="float">
            <text:p>0</text:p>
          </table:table-cell>
          <table:table-cell table:style-name="ce61" table:formula="of:=[.G21]*[.$G$18]+[.H21]*[.$H$18]+[.I21]*[.$I$18]+[.J21]*[.$J$18]+[.K21]*[.$K$18]" office:value-type="float" office:value="2" calcext:value-type="float">
            <text:p>2</text:p>
          </table:table-cell>
          <table:table-cell table:number-columns-repeated="6"/>
          <table:table-cell table:style-name="ce1" office:value-type="float" office:value="12" calcext:value-type="float">
            <text:p>12</text:p>
          </table:table-cell>
          <table:table-cell table:style-name="ce200" table:formula="of:=BITAND([.S21];[.$T$7])" office:value-type="float" office:value="0" calcext:value-type="float">
            <text:p>0</text:p>
          </table:table-cell>
          <table:table-cell table:style-name="ce225" table:formula="of:=BITAND([.S21];[.$U$7])" office:value-type="float" office:value="0" calcext:value-type="float">
            <text:p>0</text:p>
          </table:table-cell>
          <table:table-cell table:style-name="ce106" table:formula="of:=BITAND([.S21];[.$V$7])" office:value-type="float" office:value="4" calcext:value-type="float">
            <text:p>4</text:p>
          </table:table-cell>
          <table:table-cell table:style-name="ce106" table:formula="of:=BITAND([.S21];[.$W$7])" office:value-type="float" office:value="8" calcext:value-type="float">
            <text:p>8</text:p>
          </table:table-cell>
          <table:table-cell table:style-name="ce106" table:formula="of:=BITAND([.S21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5" calcext:value-type="float">
            <text:p>25</text:p>
          </table:table-cell>
          <table:table-cell table:style-name="ce258" table:formula="of:=BITAND([.AB21];[.$T$7])" office:value-type="float" office:value="1" calcext:value-type="float">
            <text:p>1</text:p>
          </table:table-cell>
          <table:table-cell table:style-name="ce275" table:formula="of:=BITAND([.AB21];[.$U$7])" office:value-type="float" office:value="0" calcext:value-type="float">
            <text:p>0</text:p>
          </table:table-cell>
          <table:table-cell table:style-name="ce106" table:formula="of:=BITAND([.AB21];[.$V$7])" office:value-type="float" office:value="0" calcext:value-type="float">
            <text:p>0</text:p>
          </table:table-cell>
          <table:table-cell table:style-name="ce106" table:formula="of:=BITAND([.AB21];[.$W$7])" office:value-type="float" office:value="8" calcext:value-type="float">
            <text:p>8</text:p>
          </table:table-cell>
          <table:table-cell table:style-name="ce106" table:formula="of:=BITAND([.AB21];[.$X$7])" office:value-type="float" office:value="16" calcext:value-type="float">
            <text:p>16</text:p>
          </table:table-cell>
          <table:table-cell table:style-name="ce106" table:number-columns-repeated="3"/>
        </table:table-row>
        <table:table-row table:style-name="ro1">
          <table:table-cell table:number-columns-repeated="2"/>
          <table:table-cell table:style-name="ce10"/>
          <table:table-cell table:number-columns-repeated="3"/>
          <table:table-cell table:style-name="ce31" table:number-columns-repeated="5"/>
          <table:table-cell table:number-columns-repeated="7"/>
          <table:table-cell table:style-name="ce1" office:value-type="float" office:value="13" calcext:value-type="float">
            <text:p>13</text:p>
          </table:table-cell>
          <table:table-cell table:style-name="ce201" table:formula="of:=BITAND([.S22];[.$T$7])" office:value-type="float" office:value="1" calcext:value-type="float">
            <text:p>1</text:p>
          </table:table-cell>
          <table:table-cell table:style-name="ce226" table:formula="of:=BITAND([.S22];[.$U$7])" office:value-type="float" office:value="0" calcext:value-type="float">
            <text:p>0</text:p>
          </table:table-cell>
          <table:table-cell table:style-name="ce106" table:formula="of:=BITAND([.S22];[.$V$7])" office:value-type="float" office:value="4" calcext:value-type="float">
            <text:p>4</text:p>
          </table:table-cell>
          <table:table-cell table:style-name="ce106" table:formula="of:=BITAND([.S22];[.$W$7])" office:value-type="float" office:value="8" calcext:value-type="float">
            <text:p>8</text:p>
          </table:table-cell>
          <table:table-cell table:style-name="ce106" table:formula="of:=BITAND([.S22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style-name="ce259" table:formula="of:=BITAND([.AB22];[.$T$7])" office:value-type="float" office:value="1" calcext:value-type="float">
            <text:p>1</text:p>
          </table:table-cell>
          <table:table-cell table:style-name="ce276" table:formula="of:=BITAND([.AB22];[.$U$7])" office:value-type="float" office:value="2" calcext:value-type="float">
            <text:p>2</text:p>
          </table:table-cell>
          <table:table-cell table:style-name="ce106" table:formula="of:=BITAND([.AB22];[.$V$7])" office:value-type="float" office:value="0" calcext:value-type="float">
            <text:p>0</text:p>
          </table:table-cell>
          <table:table-cell table:style-name="ce106" table:formula="of:=BITAND([.AB22];[.$W$7])" office:value-type="float" office:value="8" calcext:value-type="float">
            <text:p>8</text:p>
          </table:table-cell>
          <table:table-cell table:style-name="ce106" table:formula="of:=BITAND([.AB22];[.$X$7])" office:value-type="float" office:value="16" calcext:value-type="float">
            <text:p>16</text:p>
          </table:table-cell>
          <table:table-cell table:style-name="ce106" table:number-columns-repeated="3"/>
        </table:table-row>
        <table:table-row table:style-name="ro1">
          <table:table-cell table:number-columns-repeated="5"/>
          <table:table-cell table:style-name="ce31" office:value-type="float" office:value="3" calcext:value-type="float">
            <text:p>3</text:p>
          </table:table-cell>
          <table:table-cell table:style-name="ce38" office:value-type="string" calcext:value-type="string">
            <text:p>and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table:formula="of:=BITAND([.F23];[.H23])" office:value-type="float" office:value="1" calcext:value-type="float">
            <text:p>1</text:p>
          </table:table-cell>
          <table:table-cell table:style-name="ce31"/>
          <table:table-cell table:number-columns-repeated="7"/>
          <table:table-cell table:style-name="ce1" office:value-type="float" office:value="14" calcext:value-type="float">
            <text:p>14</text:p>
          </table:table-cell>
          <table:table-cell table:style-name="ce202" table:formula="of:=BITAND([.S23];[.$T$7])" office:value-type="float" office:value="0" calcext:value-type="float">
            <text:p>0</text:p>
          </table:table-cell>
          <table:table-cell table:style-name="ce227" table:formula="of:=BITAND([.S23];[.$U$7])" office:value-type="float" office:value="2" calcext:value-type="float">
            <text:p>2</text:p>
          </table:table-cell>
          <table:table-cell table:style-name="ce106" table:formula="of:=BITAND([.S23];[.$V$7])" office:value-type="float" office:value="4" calcext:value-type="float">
            <text:p>4</text:p>
          </table:table-cell>
          <table:table-cell table:style-name="ce106" table:formula="of:=BITAND([.S23];[.$W$7])" office:value-type="float" office:value="8" calcext:value-type="float">
            <text:p>8</text:p>
          </table:table-cell>
          <table:table-cell table:style-name="ce106" table:formula="of:=BITAND([.S23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9" calcext:value-type="float">
            <text:p>29</text:p>
          </table:table-cell>
          <table:table-cell table:style-name="ce260" table:formula="of:=BITAND([.AB23];[.$T$7])" office:value-type="float" office:value="1" calcext:value-type="float">
            <text:p>1</text:p>
          </table:table-cell>
          <table:table-cell table:style-name="ce277" table:formula="of:=BITAND([.AB23];[.$U$7])" office:value-type="float" office:value="0" calcext:value-type="float">
            <text:p>0</text:p>
          </table:table-cell>
          <table:table-cell table:style-name="ce106" table:formula="of:=BITAND([.AB23];[.$V$7])" office:value-type="float" office:value="4" calcext:value-type="float">
            <text:p>4</text:p>
          </table:table-cell>
          <table:table-cell table:style-name="ce106" table:formula="of:=BITAND([.AB23];[.$W$7])" office:value-type="float" office:value="8" calcext:value-type="float">
            <text:p>8</text:p>
          </table:table-cell>
          <table:table-cell table:style-name="ce106" table:formula="of:=BITAND([.AB23];[.$X$7])" office:value-type="float" office:value="16" calcext:value-type="float">
            <text:p>16</text:p>
          </table:table-cell>
          <table:table-cell table:style-name="ce106" table:number-columns-repeated="3"/>
        </table:table-row>
        <table:table-row table:style-name="ro1">
          <table:table-cell table:number-columns-repeated="5"/>
          <table:table-cell table:style-name="ce31" table:number-columns-repeated="6"/>
          <table:table-cell table:number-columns-repeated="7"/>
          <table:table-cell table:style-name="ce1" office:value-type="float" office:value="15" calcext:value-type="float">
            <text:p>15</text:p>
          </table:table-cell>
          <table:table-cell table:style-name="ce203" table:formula="of:=BITAND([.S24];[.$T$7])" office:value-type="float" office:value="1" calcext:value-type="float">
            <text:p>1</text:p>
          </table:table-cell>
          <table:table-cell table:style-name="ce228" table:formula="of:=BITAND([.S24];[.$U$7])" office:value-type="float" office:value="2" calcext:value-type="float">
            <text:p>2</text:p>
          </table:table-cell>
          <table:table-cell table:style-name="ce106" table:formula="of:=BITAND([.S24];[.$V$7])" office:value-type="float" office:value="4" calcext:value-type="float">
            <text:p>4</text:p>
          </table:table-cell>
          <table:table-cell table:style-name="ce106" table:formula="of:=BITAND([.S24];[.$W$7])" office:value-type="float" office:value="8" calcext:value-type="float">
            <text:p>8</text:p>
          </table:table-cell>
          <table:table-cell table:style-name="ce106" table:formula="of:=BITAND([.S24];[.$X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31" calcext:value-type="float">
            <text:p>31</text:p>
          </table:table-cell>
          <table:table-cell table:style-name="ce261" table:formula="of:=BITAND([.AB24];[.$T$7])" office:value-type="float" office:value="1" calcext:value-type="float">
            <text:p>1</text:p>
          </table:table-cell>
          <table:table-cell table:style-name="ce278" table:formula="of:=BITAND([.AB24];[.$U$7])" office:value-type="float" office:value="2" calcext:value-type="float">
            <text:p>2</text:p>
          </table:table-cell>
          <table:table-cell table:style-name="ce106" table:formula="of:=BITAND([.AB24];[.$V$7])" office:value-type="float" office:value="4" calcext:value-type="float">
            <text:p>4</text:p>
          </table:table-cell>
          <table:table-cell table:style-name="ce106" table:formula="of:=BITAND([.AB24];[.$W$7])" office:value-type="float" office:value="8" calcext:value-type="float">
            <text:p>8</text:p>
          </table:table-cell>
          <table:table-cell table:style-name="ce106" table:formula="of:=BITAND([.AB24];[.$X$7])" office:value-type="float" office:value="16" calcext:value-type="float">
            <text:p>16</text:p>
          </table:table-cell>
          <table:table-cell table:style-name="ce106" table:number-columns-repeated="3"/>
        </table:table-row>
        <table:table-row table:style-name="ro1">
          <table:table-cell table:number-columns-repeated="18"/>
          <table:table-cell table:style-name="ce1" office:value-type="float" office:value="16" calcext:value-type="float">
            <text:p>16</text:p>
          </table:table-cell>
          <table:table-cell table:style-name="ce204" table:formula="of:=BITAND([.S25];[.$T$7])" office:value-type="float" office:value="0" calcext:value-type="float">
            <text:p>0</text:p>
          </table:table-cell>
          <table:table-cell table:style-name="ce229" table:formula="of:=BITAND([.S25];[.$U$7])" office:value-type="float" office:value="0" calcext:value-type="float">
            <text:p>0</text:p>
          </table:table-cell>
          <table:table-cell table:style-name="ce106" table:formula="of:=BITAND([.S25];[.$V$7])" office:value-type="float" office:value="0" calcext:value-type="float">
            <text:p>0</text:p>
          </table:table-cell>
          <table:table-cell table:style-name="ce106" table:formula="of:=BITAND([.S25];[.$W$7])" office:value-type="float" office:value="0" calcext:value-type="float">
            <text:p>0</text:p>
          </table:table-cell>
          <table:table-cell table:style-name="ce106" table:formula="of:=BITAND([.S25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8"/>
          <table:table-cell table:style-name="ce1" office:value-type="float" office:value="17" calcext:value-type="float">
            <text:p>17</text:p>
          </table:table-cell>
          <table:table-cell table:style-name="ce205" table:formula="of:=BITAND([.S26];[.$T$7])" office:value-type="float" office:value="1" calcext:value-type="float">
            <text:p>1</text:p>
          </table:table-cell>
          <table:table-cell table:style-name="ce230" table:formula="of:=BITAND([.S26];[.$U$7])" office:value-type="float" office:value="0" calcext:value-type="float">
            <text:p>0</text:p>
          </table:table-cell>
          <table:table-cell table:style-name="ce106" table:formula="of:=BITAND([.S26];[.$V$7])" office:value-type="float" office:value="0" calcext:value-type="float">
            <text:p>0</text:p>
          </table:table-cell>
          <table:table-cell table:style-name="ce106" table:formula="of:=BITAND([.S26];[.$W$7])" office:value-type="float" office:value="0" calcext:value-type="float">
            <text:p>0</text:p>
          </table:table-cell>
          <table:table-cell table:style-name="ce106" table:formula="of:=BITAND([.S26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19" table:number-columns-repeated="2"/>
          <table:table-cell table:style-name="ce21"/>
          <table:table-cell table:style-name="ce46" table:number-columns-repeated="4"/>
          <table:table-cell table:style-name="ce64"/>
          <table:table-cell table:style-name="ce21" table:number-columns-repeated="6"/>
          <table:table-cell table:style-name="ce1" office:value-type="float" office:value="18" calcext:value-type="float">
            <text:p>18</text:p>
          </table:table-cell>
          <table:table-cell table:style-name="ce206" table:formula="of:=BITAND([.S27];[.$T$7])" office:value-type="float" office:value="0" calcext:value-type="float">
            <text:p>0</text:p>
          </table:table-cell>
          <table:table-cell table:style-name="ce231" table:formula="of:=BITAND([.S27];[.$U$7])" office:value-type="float" office:value="2" calcext:value-type="float">
            <text:p>2</text:p>
          </table:table-cell>
          <table:table-cell table:style-name="ce106" table:formula="of:=BITAND([.S27];[.$V$7])" office:value-type="float" office:value="0" calcext:value-type="float">
            <text:p>0</text:p>
          </table:table-cell>
          <table:table-cell table:style-name="ce106" table:formula="of:=BITAND([.S27];[.$W$7])" office:value-type="float" office:value="0" calcext:value-type="float">
            <text:p>0</text:p>
          </table:table-cell>
          <table:table-cell table:style-name="ce106" table:formula="of:=BITAND([.S27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8"/>
          <table:table-cell table:style-name="ce1" office:value-type="float" office:value="19" calcext:value-type="float">
            <text:p>19</text:p>
          </table:table-cell>
          <table:table-cell table:style-name="ce207" table:formula="of:=BITAND([.S28];[.$T$7])" office:value-type="float" office:value="1" calcext:value-type="float">
            <text:p>1</text:p>
          </table:table-cell>
          <table:table-cell table:style-name="ce232" table:formula="of:=BITAND([.S28];[.$U$7])" office:value-type="float" office:value="2" calcext:value-type="float">
            <text:p>2</text:p>
          </table:table-cell>
          <table:table-cell table:style-name="ce106" table:formula="of:=BITAND([.S28];[.$V$7])" office:value-type="float" office:value="0" calcext:value-type="float">
            <text:p>0</text:p>
          </table:table-cell>
          <table:table-cell table:style-name="ce106" table:formula="of:=BITAND([.S28];[.$W$7])" office:value-type="float" office:value="0" calcext:value-type="float">
            <text:p>0</text:p>
          </table:table-cell>
          <table:table-cell table:style-name="ce106" table:formula="of:=BITAND([.S28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8"/>
          <table:table-cell table:style-name="ce1" office:value-type="float" office:value="20" calcext:value-type="float">
            <text:p>20</text:p>
          </table:table-cell>
          <table:table-cell table:style-name="ce208" table:formula="of:=BITAND([.S29];[.$T$7])" office:value-type="float" office:value="0" calcext:value-type="float">
            <text:p>0</text:p>
          </table:table-cell>
          <table:table-cell table:style-name="ce233" table:formula="of:=BITAND([.S29];[.$U$7])" office:value-type="float" office:value="0" calcext:value-type="float">
            <text:p>0</text:p>
          </table:table-cell>
          <table:table-cell table:style-name="ce106" table:formula="of:=BITAND([.S29];[.$V$7])" office:value-type="float" office:value="4" calcext:value-type="float">
            <text:p>4</text:p>
          </table:table-cell>
          <table:table-cell table:style-name="ce106" table:formula="of:=BITAND([.S29];[.$W$7])" office:value-type="float" office:value="0" calcext:value-type="float">
            <text:p>0</text:p>
          </table:table-cell>
          <table:table-cell table:style-name="ce106" table:formula="of:=BITAND([.S29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8"/>
          <table:table-cell table:style-name="ce1" office:value-type="float" office:value="21" calcext:value-type="float">
            <text:p>21</text:p>
          </table:table-cell>
          <table:table-cell table:style-name="ce209" table:formula="of:=BITAND([.S30];[.$T$7])" office:value-type="float" office:value="1" calcext:value-type="float">
            <text:p>1</text:p>
          </table:table-cell>
          <table:table-cell table:style-name="ce234" table:formula="of:=BITAND([.S30];[.$U$7])" office:value-type="float" office:value="0" calcext:value-type="float">
            <text:p>0</text:p>
          </table:table-cell>
          <table:table-cell table:style-name="ce106" table:formula="of:=BITAND([.S30];[.$V$7])" office:value-type="float" office:value="4" calcext:value-type="float">
            <text:p>4</text:p>
          </table:table-cell>
          <table:table-cell table:style-name="ce106" table:formula="of:=BITAND([.S30];[.$W$7])" office:value-type="float" office:value="0" calcext:value-type="float">
            <text:p>0</text:p>
          </table:table-cell>
          <table:table-cell table:style-name="ce106" table:formula="of:=BITAND([.S30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8"/>
          <table:table-cell table:style-name="ce1" office:value-type="float" office:value="22" calcext:value-type="float">
            <text:p>22</text:p>
          </table:table-cell>
          <table:table-cell table:style-name="ce210" table:formula="of:=BITAND([.S31];[.$T$7])" office:value-type="float" office:value="0" calcext:value-type="float">
            <text:p>0</text:p>
          </table:table-cell>
          <table:table-cell table:style-name="ce235" table:formula="of:=BITAND([.S31];[.$U$7])" office:value-type="float" office:value="2" calcext:value-type="float">
            <text:p>2</text:p>
          </table:table-cell>
          <table:table-cell table:style-name="ce106" table:formula="of:=BITAND([.S31];[.$V$7])" office:value-type="float" office:value="4" calcext:value-type="float">
            <text:p>4</text:p>
          </table:table-cell>
          <table:table-cell table:style-name="ce106" table:formula="of:=BITAND([.S31];[.$W$7])" office:value-type="float" office:value="0" calcext:value-type="float">
            <text:p>0</text:p>
          </table:table-cell>
          <table:table-cell table:style-name="ce106" table:formula="of:=BITAND([.S31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8"/>
          <table:table-cell table:style-name="ce1" office:value-type="float" office:value="23" calcext:value-type="float">
            <text:p>23</text:p>
          </table:table-cell>
          <table:table-cell table:style-name="ce211" table:formula="of:=BITAND([.S32];[.$T$7])" office:value-type="float" office:value="1" calcext:value-type="float">
            <text:p>1</text:p>
          </table:table-cell>
          <table:table-cell table:style-name="ce236" table:formula="of:=BITAND([.S32];[.$U$7])" office:value-type="float" office:value="2" calcext:value-type="float">
            <text:p>2</text:p>
          </table:table-cell>
          <table:table-cell table:style-name="ce106" table:formula="of:=BITAND([.S32];[.$V$7])" office:value-type="float" office:value="4" calcext:value-type="float">
            <text:p>4</text:p>
          </table:table-cell>
          <table:table-cell table:style-name="ce106" table:formula="of:=BITAND([.S32];[.$W$7])" office:value-type="float" office:value="0" calcext:value-type="float">
            <text:p>0</text:p>
          </table:table-cell>
          <table:table-cell table:style-name="ce106" table:formula="of:=BITAND([.S32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8"/>
          <table:table-cell table:style-name="ce1" office:value-type="float" office:value="24" calcext:value-type="float">
            <text:p>24</text:p>
          </table:table-cell>
          <table:table-cell table:style-name="ce212" table:formula="of:=BITAND([.S33];[.$T$7])" office:value-type="float" office:value="0" calcext:value-type="float">
            <text:p>0</text:p>
          </table:table-cell>
          <table:table-cell table:style-name="ce237" table:formula="of:=BITAND([.S33];[.$U$7])" office:value-type="float" office:value="0" calcext:value-type="float">
            <text:p>0</text:p>
          </table:table-cell>
          <table:table-cell table:style-name="ce106" table:formula="of:=BITAND([.S33];[.$V$7])" office:value-type="float" office:value="0" calcext:value-type="float">
            <text:p>0</text:p>
          </table:table-cell>
          <table:table-cell table:style-name="ce106" table:formula="of:=BITAND([.S33];[.$W$7])" office:value-type="float" office:value="8" calcext:value-type="float">
            <text:p>8</text:p>
          </table:table-cell>
          <table:table-cell table:style-name="ce106" table:formula="of:=BITAND([.S33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1" table:number-columns-repeated="5"/>
          <table:table-cell table:style-name="ce65"/>
          <table:table-cell table:style-name="ce21" table:number-columns-repeated="6"/>
          <table:table-cell table:style-name="ce1" office:value-type="float" office:value="25" calcext:value-type="float">
            <text:p>25</text:p>
          </table:table-cell>
          <table:table-cell table:style-name="ce213" table:formula="of:=BITAND([.S34];[.$T$7])" office:value-type="float" office:value="1" calcext:value-type="float">
            <text:p>1</text:p>
          </table:table-cell>
          <table:table-cell table:style-name="ce238" table:formula="of:=BITAND([.S34];[.$U$7])" office:value-type="float" office:value="0" calcext:value-type="float">
            <text:p>0</text:p>
          </table:table-cell>
          <table:table-cell table:style-name="ce106" table:formula="of:=BITAND([.S34];[.$V$7])" office:value-type="float" office:value="0" calcext:value-type="float">
            <text:p>0</text:p>
          </table:table-cell>
          <table:table-cell table:style-name="ce106" table:formula="of:=BITAND([.S34];[.$W$7])" office:value-type="float" office:value="8" calcext:value-type="float">
            <text:p>8</text:p>
          </table:table-cell>
          <table:table-cell table:style-name="ce106" table:formula="of:=BITAND([.S34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19" table:number-columns-repeated="2"/>
          <table:table-cell table:style-name="ce21"/>
          <table:table-cell table:style-name="ce46" table:number-columns-repeated="4"/>
          <table:table-cell table:style-name="ce64"/>
          <table:table-cell table:style-name="ce21" table:number-columns-repeated="6"/>
          <table:table-cell table:style-name="ce1" office:value-type="float" office:value="26" calcext:value-type="float">
            <text:p>26</text:p>
          </table:table-cell>
          <table:table-cell table:style-name="ce214" table:formula="of:=BITAND([.S35];[.$T$7])" office:value-type="float" office:value="0" calcext:value-type="float">
            <text:p>0</text:p>
          </table:table-cell>
          <table:table-cell table:style-name="ce239" table:formula="of:=BITAND([.S35];[.$U$7])" office:value-type="float" office:value="2" calcext:value-type="float">
            <text:p>2</text:p>
          </table:table-cell>
          <table:table-cell table:style-name="ce106" table:formula="of:=BITAND([.S35];[.$V$7])" office:value-type="float" office:value="0" calcext:value-type="float">
            <text:p>0</text:p>
          </table:table-cell>
          <table:table-cell table:style-name="ce106" table:formula="of:=BITAND([.S35];[.$W$7])" office:value-type="float" office:value="8" calcext:value-type="float">
            <text:p>8</text:p>
          </table:table-cell>
          <table:table-cell table:style-name="ce106" table:formula="of:=BITAND([.S35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21" table:number-columns-repeated="5"/>
          <table:table-cell table:style-name="ce46"/>
          <table:table-cell table:style-name="ce21"/>
          <table:table-cell table:style-name="ce65"/>
          <table:table-cell table:style-name="ce21" table:number-columns-repeated="6"/>
          <table:table-cell table:style-name="ce1" office:value-type="float" office:value="27" calcext:value-type="float">
            <text:p>27</text:p>
          </table:table-cell>
          <table:table-cell table:style-name="ce215" table:formula="of:=BITAND([.S36];[.$T$7])" office:value-type="float" office:value="1" calcext:value-type="float">
            <text:p>1</text:p>
          </table:table-cell>
          <table:table-cell table:style-name="ce240" table:formula="of:=BITAND([.S36];[.$U$7])" office:value-type="float" office:value="2" calcext:value-type="float">
            <text:p>2</text:p>
          </table:table-cell>
          <table:table-cell table:style-name="ce106" table:formula="of:=BITAND([.S36];[.$V$7])" office:value-type="float" office:value="0" calcext:value-type="float">
            <text:p>0</text:p>
          </table:table-cell>
          <table:table-cell table:style-name="ce106" table:formula="of:=BITAND([.S36];[.$W$7])" office:value-type="float" office:value="8" calcext:value-type="float">
            <text:p>8</text:p>
          </table:table-cell>
          <table:table-cell table:style-name="ce106" table:formula="of:=BITAND([.S36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21" table:number-columns-repeated="14"/>
          <table:table-cell table:style-name="ce1" office:value-type="float" office:value="28" calcext:value-type="float">
            <text:p>28</text:p>
          </table:table-cell>
          <table:table-cell table:style-name="ce216" table:formula="of:=BITAND([.S37];[.$T$7])" office:value-type="float" office:value="0" calcext:value-type="float">
            <text:p>0</text:p>
          </table:table-cell>
          <table:table-cell table:style-name="ce241" table:formula="of:=BITAND([.S37];[.$U$7])" office:value-type="float" office:value="0" calcext:value-type="float">
            <text:p>0</text:p>
          </table:table-cell>
          <table:table-cell table:style-name="ce106" table:formula="of:=BITAND([.S37];[.$V$7])" office:value-type="float" office:value="4" calcext:value-type="float">
            <text:p>4</text:p>
          </table:table-cell>
          <table:table-cell table:style-name="ce106" table:formula="of:=BITAND([.S37];[.$W$7])" office:value-type="float" office:value="8" calcext:value-type="float">
            <text:p>8</text:p>
          </table:table-cell>
          <table:table-cell table:style-name="ce106" table:formula="of:=BITAND([.S37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ce67"/>
          <table:table-cell table:number-columns-repeated="5"/>
          <table:table-cell table:style-name="ce1" office:value-type="float" office:value="29" calcext:value-type="float">
            <text:p>29</text:p>
          </table:table-cell>
          <table:table-cell table:style-name="ce217" table:formula="of:=BITAND([.S38];[.$T$7])" office:value-type="float" office:value="1" calcext:value-type="float">
            <text:p>1</text:p>
          </table:table-cell>
          <table:table-cell table:style-name="ce242" table:formula="of:=BITAND([.S38];[.$U$7])" office:value-type="float" office:value="0" calcext:value-type="float">
            <text:p>0</text:p>
          </table:table-cell>
          <table:table-cell table:style-name="ce106" table:formula="of:=BITAND([.S38];[.$V$7])" office:value-type="float" office:value="4" calcext:value-type="float">
            <text:p>4</text:p>
          </table:table-cell>
          <table:table-cell table:style-name="ce106" table:formula="of:=BITAND([.S38];[.$W$7])" office:value-type="float" office:value="8" calcext:value-type="float">
            <text:p>8</text:p>
          </table:table-cell>
          <table:table-cell table:style-name="ce106" table:formula="of:=BITAND([.S38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8"/>
          <table:table-cell table:style-name="ce1" office:value-type="float" office:value="30" calcext:value-type="float">
            <text:p>30</text:p>
          </table:table-cell>
          <table:table-cell table:style-name="ce218" table:formula="of:=BITAND([.S39];[.$T$7])" office:value-type="float" office:value="0" calcext:value-type="float">
            <text:p>0</text:p>
          </table:table-cell>
          <table:table-cell table:style-name="ce243" table:formula="of:=BITAND([.S39];[.$U$7])" office:value-type="float" office:value="2" calcext:value-type="float">
            <text:p>2</text:p>
          </table:table-cell>
          <table:table-cell table:style-name="ce106" table:formula="of:=BITAND([.S39];[.$V$7])" office:value-type="float" office:value="4" calcext:value-type="float">
            <text:p>4</text:p>
          </table:table-cell>
          <table:table-cell table:style-name="ce106" table:formula="of:=BITAND([.S39];[.$W$7])" office:value-type="float" office:value="8" calcext:value-type="float">
            <text:p>8</text:p>
          </table:table-cell>
          <table:table-cell table:style-name="ce106" table:formula="of:=BITAND([.S39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8"/>
          <table:table-cell table:style-name="ce1" office:value-type="float" office:value="31" calcext:value-type="float">
            <text:p>31</text:p>
          </table:table-cell>
          <table:table-cell table:style-name="ce219" table:formula="of:=BITAND([.S40];[.$T$7])" office:value-type="float" office:value="1" calcext:value-type="float">
            <text:p>1</text:p>
          </table:table-cell>
          <table:table-cell table:style-name="ce244" table:formula="of:=BITAND([.S40];[.$U$7])" office:value-type="float" office:value="2" calcext:value-type="float">
            <text:p>2</text:p>
          </table:table-cell>
          <table:table-cell table:style-name="ce106" table:formula="of:=BITAND([.S40];[.$V$7])" office:value-type="float" office:value="4" calcext:value-type="float">
            <text:p>4</text:p>
          </table:table-cell>
          <table:table-cell table:style-name="ce106" table:formula="of:=BITAND([.S40];[.$W$7])" office:value-type="float" office:value="8" calcext:value-type="float">
            <text:p>8</text:p>
          </table:table-cell>
          <table:table-cell table:style-name="ce106" table:formula="of:=BITAND([.S40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 table:number-rows-repeated="6">
          <table:table-cell table:number-columns-repeated="36"/>
        </table:table-row>
        <table:table-row table:style-name="ro1">
          <table:table-cell table:number-columns-repeated="6"/>
          <table:table-cell table:style-name="ce17" table:number-columns-repeated="5"/>
          <table:table-cell table:number-columns-repeated="25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table:number-columns-repeated="3"/>
          <table:table-cell table:style-name="ce11"/>
          <table:table-cell table:number-columns-repeated="32"/>
        </table:table-row>
        <table:table-row table:style-name="ro1">
          <table:table-cell/>
          <table:table-cell table:style-name="ce6" table:number-columns-repeated="2"/>
          <table:table-cell table:style-name="ce11"/>
          <table:table-cell table:number-columns-repeated="32"/>
        </table:table-row>
        <table:table-row table:style-name="ro1" table:number-rows-repeated="9">
          <table:table-cell/>
          <table:table-cell table:style-name="ce6" table:number-columns-repeated="2"/>
          <table:table-cell table:number-columns-repeated="33"/>
        </table:table-row>
        <table:table-row table:style-name="ro1">
          <table:table-cell/>
          <table:table-cell table:style-name="ce6" table:number-columns-repeated="2"/>
          <table:table-cell table:number-columns-repeated="14"/>
          <table:table-cell table:style-name="ce1"/>
          <table:table-cell table:number-columns-repeated="18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33"/>
        </table:table-row>
        <table:table-row table:style-name="ro1">
          <table:table-cell/>
          <table:table-cell table:style-name="ce6" table:number-columns-repeated="2"/>
          <table:table-cell table:number-columns-repeated="3"/>
          <table:table-cell table:style-name="ce1" table:number-columns-repeated="9"/>
          <table:table-cell table:number-columns-repeated="21"/>
        </table:table-row>
        <table:table-row table:style-name="ro1" table:number-rows-repeated="3">
          <table:table-cell/>
          <table:table-cell table:style-name="ce6" table:number-columns-repeated="2"/>
          <table:table-cell table:number-columns-repeated="33"/>
        </table:table-row>
        <table:table-row table:style-name="ro1">
          <table:table-cell/>
          <table:table-cell table:style-name="ce6" table:number-columns-repeated="2"/>
          <table:table-cell table:number-columns-repeated="3"/>
          <table:table-cell table:style-name="ce39" table:number-columns-repeated="5"/>
          <table:table-cell table:style-name="ce1" table:number-columns-repeated="2"/>
          <table:table-cell table:number-columns-repeated="23"/>
        </table:table-row>
        <table:table-row table:style-name="ro1">
          <table:table-cell/>
          <table:table-cell table:style-name="ce6" table:number-columns-repeated="2"/>
          <table:table-cell table:number-columns-repeated="33"/>
        </table:table-row>
        <table:table-row table:style-name="ro1">
          <table:table-cell/>
          <table:table-cell table:style-name="ce6" table:number-columns-repeated="2"/>
          <table:table-cell table:number-columns-repeated="3"/>
          <table:table-cell table:style-name="ce1" table:number-columns-repeated="6"/>
          <table:table-cell table:number-columns-repeated="24"/>
        </table:table-row>
        <calcext:conditional-formats>
          <calcext:conditional-format calcext:target-range-address="v5.T8:v5.T8">
            <calcext:condition calcext:apply-style-name="green1" calcext:value="=1" calcext:base-cell-address="v5.T8"/>
            <calcext:condition calcext:apply-style-name="green2" calcext:value="=2" calcext:base-cell-address="v5.T8"/>
            <calcext:condition calcext:apply-style-name="green4" calcext:value="=4" calcext:base-cell-address="v5.T8"/>
            <calcext:condition calcext:apply-style-name="green8" calcext:value="=8" calcext:base-cell-address="v5.T8"/>
            <calcext:condition calcext:apply-style-name="green16" calcext:value="=16" calcext:base-cell-address="v5.T8"/>
          </calcext:conditional-format>
          <calcext:conditional-format calcext:target-range-address="v5.T9:v5.T9">
            <calcext:condition calcext:apply-style-name="green1" calcext:value="=1" calcext:base-cell-address="v5.T9"/>
            <calcext:condition calcext:apply-style-name="green2" calcext:value="=2" calcext:base-cell-address="v5.T9"/>
            <calcext:condition calcext:apply-style-name="green4" calcext:value="=4" calcext:base-cell-address="v5.T9"/>
            <calcext:condition calcext:apply-style-name="green8" calcext:value="=8" calcext:base-cell-address="v5.T9"/>
            <calcext:condition calcext:apply-style-name="green16" calcext:value="=16" calcext:base-cell-address="v5.T9"/>
          </calcext:conditional-format>
          <calcext:conditional-format calcext:target-range-address="v5.T10:v5.T10">
            <calcext:condition calcext:apply-style-name="green1" calcext:value="=1" calcext:base-cell-address="v5.T10"/>
            <calcext:condition calcext:apply-style-name="green2" calcext:value="=2" calcext:base-cell-address="v5.T10"/>
            <calcext:condition calcext:apply-style-name="green4" calcext:value="=4" calcext:base-cell-address="v5.T10"/>
            <calcext:condition calcext:apply-style-name="green8" calcext:value="=8" calcext:base-cell-address="v5.T10"/>
            <calcext:condition calcext:apply-style-name="green16" calcext:value="=16" calcext:base-cell-address="v5.T10"/>
          </calcext:conditional-format>
          <calcext:conditional-format calcext:target-range-address="v5.T11:v5.T11">
            <calcext:condition calcext:apply-style-name="green1" calcext:value="=1" calcext:base-cell-address="v5.T11"/>
            <calcext:condition calcext:apply-style-name="green2" calcext:value="=2" calcext:base-cell-address="v5.T11"/>
            <calcext:condition calcext:apply-style-name="green4" calcext:value="=4" calcext:base-cell-address="v5.T11"/>
            <calcext:condition calcext:apply-style-name="green8" calcext:value="=8" calcext:base-cell-address="v5.T11"/>
            <calcext:condition calcext:apply-style-name="green16" calcext:value="=16" calcext:base-cell-address="v5.T11"/>
          </calcext:conditional-format>
          <calcext:conditional-format calcext:target-range-address="v5.T12:v5.T12">
            <calcext:condition calcext:apply-style-name="green1" calcext:value="=1" calcext:base-cell-address="v5.T12"/>
            <calcext:condition calcext:apply-style-name="green2" calcext:value="=2" calcext:base-cell-address="v5.T12"/>
            <calcext:condition calcext:apply-style-name="green4" calcext:value="=4" calcext:base-cell-address="v5.T12"/>
            <calcext:condition calcext:apply-style-name="green8" calcext:value="=8" calcext:base-cell-address="v5.T12"/>
            <calcext:condition calcext:apply-style-name="green16" calcext:value="=16" calcext:base-cell-address="v5.T12"/>
          </calcext:conditional-format>
          <calcext:conditional-format calcext:target-range-address="v5.T13:v5.T13">
            <calcext:condition calcext:apply-style-name="green1" calcext:value="=1" calcext:base-cell-address="v5.T13"/>
            <calcext:condition calcext:apply-style-name="green2" calcext:value="=2" calcext:base-cell-address="v5.T13"/>
            <calcext:condition calcext:apply-style-name="green4" calcext:value="=4" calcext:base-cell-address="v5.T13"/>
            <calcext:condition calcext:apply-style-name="green8" calcext:value="=8" calcext:base-cell-address="v5.T13"/>
            <calcext:condition calcext:apply-style-name="green16" calcext:value="=16" calcext:base-cell-address="v5.T13"/>
          </calcext:conditional-format>
          <calcext:conditional-format calcext:target-range-address="v5.T14:v5.T14">
            <calcext:condition calcext:apply-style-name="green1" calcext:value="=1" calcext:base-cell-address="v5.T14"/>
            <calcext:condition calcext:apply-style-name="green2" calcext:value="=2" calcext:base-cell-address="v5.T14"/>
            <calcext:condition calcext:apply-style-name="green4" calcext:value="=4" calcext:base-cell-address="v5.T14"/>
            <calcext:condition calcext:apply-style-name="green8" calcext:value="=8" calcext:base-cell-address="v5.T14"/>
            <calcext:condition calcext:apply-style-name="green16" calcext:value="=16" calcext:base-cell-address="v5.T14"/>
          </calcext:conditional-format>
          <calcext:conditional-format calcext:target-range-address="v5.T15:v5.T15">
            <calcext:condition calcext:apply-style-name="green1" calcext:value="=1" calcext:base-cell-address="v5.T15"/>
            <calcext:condition calcext:apply-style-name="green2" calcext:value="=2" calcext:base-cell-address="v5.T15"/>
            <calcext:condition calcext:apply-style-name="green4" calcext:value="=4" calcext:base-cell-address="v5.T15"/>
            <calcext:condition calcext:apply-style-name="green8" calcext:value="=8" calcext:base-cell-address="v5.T15"/>
            <calcext:condition calcext:apply-style-name="green16" calcext:value="=16" calcext:base-cell-address="v5.T15"/>
          </calcext:conditional-format>
          <calcext:conditional-format calcext:target-range-address="v5.U9:v5.U9">
            <calcext:condition calcext:apply-style-name="green1" calcext:value="=1" calcext:base-cell-address="v5.U9"/>
            <calcext:condition calcext:apply-style-name="green2" calcext:value="=2" calcext:base-cell-address="v5.U9"/>
            <calcext:condition calcext:apply-style-name="green4" calcext:value="=4" calcext:base-cell-address="v5.U9"/>
            <calcext:condition calcext:apply-style-name="green8" calcext:value="=8" calcext:base-cell-address="v5.U9"/>
            <calcext:condition calcext:apply-style-name="green16" calcext:value="=16" calcext:base-cell-address="v5.U9"/>
          </calcext:conditional-format>
          <calcext:conditional-format calcext:target-range-address="v5.T17:v5.T17">
            <calcext:condition calcext:apply-style-name="green1" calcext:value="=1" calcext:base-cell-address="v5.T17"/>
            <calcext:condition calcext:apply-style-name="green2" calcext:value="=2" calcext:base-cell-address="v5.T17"/>
            <calcext:condition calcext:apply-style-name="green4" calcext:value="=4" calcext:base-cell-address="v5.T17"/>
            <calcext:condition calcext:apply-style-name="green8" calcext:value="=8" calcext:base-cell-address="v5.T17"/>
            <calcext:condition calcext:apply-style-name="green16" calcext:value="=16" calcext:base-cell-address="v5.T17"/>
          </calcext:conditional-format>
          <calcext:conditional-format calcext:target-range-address="v5.U17:v5.U17">
            <calcext:condition calcext:apply-style-name="green1" calcext:value="=1" calcext:base-cell-address="v5.U17"/>
            <calcext:condition calcext:apply-style-name="green2" calcext:value="=2" calcext:base-cell-address="v5.U17"/>
            <calcext:condition calcext:apply-style-name="green4" calcext:value="=4" calcext:base-cell-address="v5.U17"/>
            <calcext:condition calcext:apply-style-name="green8" calcext:value="=8" calcext:base-cell-address="v5.U17"/>
            <calcext:condition calcext:apply-style-name="green16" calcext:value="=16" calcext:base-cell-address="v5.U17"/>
          </calcext:conditional-format>
          <calcext:conditional-format calcext:target-range-address="v5.T18:v5.T18">
            <calcext:condition calcext:apply-style-name="green1" calcext:value="=1" calcext:base-cell-address="v5.T18"/>
            <calcext:condition calcext:apply-style-name="green2" calcext:value="=2" calcext:base-cell-address="v5.T18"/>
            <calcext:condition calcext:apply-style-name="green4" calcext:value="=4" calcext:base-cell-address="v5.T18"/>
            <calcext:condition calcext:apply-style-name="green8" calcext:value="=8" calcext:base-cell-address="v5.T18"/>
            <calcext:condition calcext:apply-style-name="green16" calcext:value="=16" calcext:base-cell-address="v5.T18"/>
          </calcext:conditional-format>
          <calcext:conditional-format calcext:target-range-address="v5.U18:v5.U18">
            <calcext:condition calcext:apply-style-name="green1" calcext:value="=1" calcext:base-cell-address="v5.U18"/>
            <calcext:condition calcext:apply-style-name="green2" calcext:value="=2" calcext:base-cell-address="v5.U18"/>
            <calcext:condition calcext:apply-style-name="green4" calcext:value="=4" calcext:base-cell-address="v5.U18"/>
            <calcext:condition calcext:apply-style-name="green8" calcext:value="=8" calcext:base-cell-address="v5.U18"/>
            <calcext:condition calcext:apply-style-name="green16" calcext:value="=16" calcext:base-cell-address="v5.U18"/>
          </calcext:conditional-format>
          <calcext:conditional-format calcext:target-range-address="v5.T19:v5.T19">
            <calcext:condition calcext:apply-style-name="green1" calcext:value="=1" calcext:base-cell-address="v5.T19"/>
            <calcext:condition calcext:apply-style-name="green2" calcext:value="=2" calcext:base-cell-address="v5.T19"/>
            <calcext:condition calcext:apply-style-name="green4" calcext:value="=4" calcext:base-cell-address="v5.T19"/>
            <calcext:condition calcext:apply-style-name="green8" calcext:value="=8" calcext:base-cell-address="v5.T19"/>
            <calcext:condition calcext:apply-style-name="green16" calcext:value="=16" calcext:base-cell-address="v5.T19"/>
          </calcext:conditional-format>
          <calcext:conditional-format calcext:target-range-address="v5.U19:v5.U19">
            <calcext:condition calcext:apply-style-name="green1" calcext:value="=1" calcext:base-cell-address="v5.U19"/>
            <calcext:condition calcext:apply-style-name="green2" calcext:value="=2" calcext:base-cell-address="v5.U19"/>
            <calcext:condition calcext:apply-style-name="green4" calcext:value="=4" calcext:base-cell-address="v5.U19"/>
            <calcext:condition calcext:apply-style-name="green8" calcext:value="=8" calcext:base-cell-address="v5.U19"/>
            <calcext:condition calcext:apply-style-name="green16" calcext:value="=16" calcext:base-cell-address="v5.U19"/>
          </calcext:conditional-format>
          <calcext:conditional-format calcext:target-range-address="v5.T20:v5.T20">
            <calcext:condition calcext:apply-style-name="green1" calcext:value="=1" calcext:base-cell-address="v5.T20"/>
            <calcext:condition calcext:apply-style-name="green2" calcext:value="=2" calcext:base-cell-address="v5.T20"/>
            <calcext:condition calcext:apply-style-name="green4" calcext:value="=4" calcext:base-cell-address="v5.T20"/>
            <calcext:condition calcext:apply-style-name="green8" calcext:value="=8" calcext:base-cell-address="v5.T20"/>
            <calcext:condition calcext:apply-style-name="green16" calcext:value="=16" calcext:base-cell-address="v5.T20"/>
          </calcext:conditional-format>
          <calcext:conditional-format calcext:target-range-address="v5.U20:v5.U20">
            <calcext:condition calcext:apply-style-name="green1" calcext:value="=1" calcext:base-cell-address="v5.U20"/>
            <calcext:condition calcext:apply-style-name="green2" calcext:value="=2" calcext:base-cell-address="v5.U20"/>
            <calcext:condition calcext:apply-style-name="green4" calcext:value="=4" calcext:base-cell-address="v5.U20"/>
            <calcext:condition calcext:apply-style-name="green8" calcext:value="=8" calcext:base-cell-address="v5.U20"/>
            <calcext:condition calcext:apply-style-name="green16" calcext:value="=16" calcext:base-cell-address="v5.U20"/>
          </calcext:conditional-format>
          <calcext:conditional-format calcext:target-range-address="v5.T21:v5.T21">
            <calcext:condition calcext:apply-style-name="green1" calcext:value="=1" calcext:base-cell-address="v5.T21"/>
            <calcext:condition calcext:apply-style-name="green2" calcext:value="=2" calcext:base-cell-address="v5.T21"/>
            <calcext:condition calcext:apply-style-name="green4" calcext:value="=4" calcext:base-cell-address="v5.T21"/>
            <calcext:condition calcext:apply-style-name="green8" calcext:value="=8" calcext:base-cell-address="v5.T21"/>
            <calcext:condition calcext:apply-style-name="green16" calcext:value="=16" calcext:base-cell-address="v5.T21"/>
          </calcext:conditional-format>
          <calcext:conditional-format calcext:target-range-address="v5.U21:v5.U21">
            <calcext:condition calcext:apply-style-name="green1" calcext:value="=1" calcext:base-cell-address="v5.U21"/>
            <calcext:condition calcext:apply-style-name="green2" calcext:value="=2" calcext:base-cell-address="v5.U21"/>
            <calcext:condition calcext:apply-style-name="green4" calcext:value="=4" calcext:base-cell-address="v5.U21"/>
            <calcext:condition calcext:apply-style-name="green8" calcext:value="=8" calcext:base-cell-address="v5.U21"/>
            <calcext:condition calcext:apply-style-name="green16" calcext:value="=16" calcext:base-cell-address="v5.U21"/>
          </calcext:conditional-format>
          <calcext:conditional-format calcext:target-range-address="v5.T22:v5.T22">
            <calcext:condition calcext:apply-style-name="green1" calcext:value="=1" calcext:base-cell-address="v5.T22"/>
            <calcext:condition calcext:apply-style-name="green2" calcext:value="=2" calcext:base-cell-address="v5.T22"/>
            <calcext:condition calcext:apply-style-name="green4" calcext:value="=4" calcext:base-cell-address="v5.T22"/>
            <calcext:condition calcext:apply-style-name="green8" calcext:value="=8" calcext:base-cell-address="v5.T22"/>
            <calcext:condition calcext:apply-style-name="green16" calcext:value="=16" calcext:base-cell-address="v5.T22"/>
          </calcext:conditional-format>
          <calcext:conditional-format calcext:target-range-address="v5.U22:v5.U22">
            <calcext:condition calcext:apply-style-name="green1" calcext:value="=1" calcext:base-cell-address="v5.U22"/>
            <calcext:condition calcext:apply-style-name="green2" calcext:value="=2" calcext:base-cell-address="v5.U22"/>
            <calcext:condition calcext:apply-style-name="green4" calcext:value="=4" calcext:base-cell-address="v5.U22"/>
            <calcext:condition calcext:apply-style-name="green8" calcext:value="=8" calcext:base-cell-address="v5.U22"/>
            <calcext:condition calcext:apply-style-name="green16" calcext:value="=16" calcext:base-cell-address="v5.U22"/>
          </calcext:conditional-format>
          <calcext:conditional-format calcext:target-range-address="v5.T23:v5.T23">
            <calcext:condition calcext:apply-style-name="green1" calcext:value="=1" calcext:base-cell-address="v5.T23"/>
            <calcext:condition calcext:apply-style-name="green2" calcext:value="=2" calcext:base-cell-address="v5.T23"/>
            <calcext:condition calcext:apply-style-name="green4" calcext:value="=4" calcext:base-cell-address="v5.T23"/>
            <calcext:condition calcext:apply-style-name="green8" calcext:value="=8" calcext:base-cell-address="v5.T23"/>
            <calcext:condition calcext:apply-style-name="green16" calcext:value="=16" calcext:base-cell-address="v5.T23"/>
          </calcext:conditional-format>
          <calcext:conditional-format calcext:target-range-address="v5.U23:v5.U23">
            <calcext:condition calcext:apply-style-name="green1" calcext:value="=1" calcext:base-cell-address="v5.U23"/>
            <calcext:condition calcext:apply-style-name="green2" calcext:value="=2" calcext:base-cell-address="v5.U23"/>
            <calcext:condition calcext:apply-style-name="green4" calcext:value="=4" calcext:base-cell-address="v5.U23"/>
            <calcext:condition calcext:apply-style-name="green8" calcext:value="=8" calcext:base-cell-address="v5.U23"/>
            <calcext:condition calcext:apply-style-name="green16" calcext:value="=16" calcext:base-cell-address="v5.U23"/>
          </calcext:conditional-format>
          <calcext:conditional-format calcext:target-range-address="v5.T24:v5.T24">
            <calcext:condition calcext:apply-style-name="green1" calcext:value="=1" calcext:base-cell-address="v5.T24"/>
            <calcext:condition calcext:apply-style-name="green2" calcext:value="=2" calcext:base-cell-address="v5.T24"/>
            <calcext:condition calcext:apply-style-name="green4" calcext:value="=4" calcext:base-cell-address="v5.T24"/>
            <calcext:condition calcext:apply-style-name="green8" calcext:value="=8" calcext:base-cell-address="v5.T24"/>
            <calcext:condition calcext:apply-style-name="green16" calcext:value="=16" calcext:base-cell-address="v5.T24"/>
          </calcext:conditional-format>
          <calcext:conditional-format calcext:target-range-address="v5.U24:v5.U24">
            <calcext:condition calcext:apply-style-name="green1" calcext:value="=1" calcext:base-cell-address="v5.U24"/>
            <calcext:condition calcext:apply-style-name="green2" calcext:value="=2" calcext:base-cell-address="v5.U24"/>
            <calcext:condition calcext:apply-style-name="green4" calcext:value="=4" calcext:base-cell-address="v5.U24"/>
            <calcext:condition calcext:apply-style-name="green8" calcext:value="=8" calcext:base-cell-address="v5.U24"/>
            <calcext:condition calcext:apply-style-name="green16" calcext:value="=16" calcext:base-cell-address="v5.U24"/>
          </calcext:conditional-format>
          <calcext:conditional-format calcext:target-range-address="v5.T25:v5.T25">
            <calcext:condition calcext:apply-style-name="green1" calcext:value="=1" calcext:base-cell-address="v5.T25"/>
            <calcext:condition calcext:apply-style-name="green2" calcext:value="=2" calcext:base-cell-address="v5.T25"/>
            <calcext:condition calcext:apply-style-name="green4" calcext:value="=4" calcext:base-cell-address="v5.T25"/>
            <calcext:condition calcext:apply-style-name="green8" calcext:value="=8" calcext:base-cell-address="v5.T25"/>
            <calcext:condition calcext:apply-style-name="green16" calcext:value="=16" calcext:base-cell-address="v5.T25"/>
          </calcext:conditional-format>
          <calcext:conditional-format calcext:target-range-address="v5.U25:v5.U25">
            <calcext:condition calcext:apply-style-name="green1" calcext:value="=1" calcext:base-cell-address="v5.U25"/>
            <calcext:condition calcext:apply-style-name="green2" calcext:value="=2" calcext:base-cell-address="v5.U25"/>
            <calcext:condition calcext:apply-style-name="green4" calcext:value="=4" calcext:base-cell-address="v5.U25"/>
            <calcext:condition calcext:apply-style-name="green8" calcext:value="=8" calcext:base-cell-address="v5.U25"/>
            <calcext:condition calcext:apply-style-name="green16" calcext:value="=16" calcext:base-cell-address="v5.U25"/>
          </calcext:conditional-format>
          <calcext:conditional-format calcext:target-range-address="v5.T26:v5.T26">
            <calcext:condition calcext:apply-style-name="green1" calcext:value="=1" calcext:base-cell-address="v5.T26"/>
            <calcext:condition calcext:apply-style-name="green2" calcext:value="=2" calcext:base-cell-address="v5.T26"/>
            <calcext:condition calcext:apply-style-name="green4" calcext:value="=4" calcext:base-cell-address="v5.T26"/>
            <calcext:condition calcext:apply-style-name="green8" calcext:value="=8" calcext:base-cell-address="v5.T26"/>
            <calcext:condition calcext:apply-style-name="green16" calcext:value="=16" calcext:base-cell-address="v5.T26"/>
          </calcext:conditional-format>
          <calcext:conditional-format calcext:target-range-address="v5.U26:v5.U26">
            <calcext:condition calcext:apply-style-name="green1" calcext:value="=1" calcext:base-cell-address="v5.U26"/>
            <calcext:condition calcext:apply-style-name="green2" calcext:value="=2" calcext:base-cell-address="v5.U26"/>
            <calcext:condition calcext:apply-style-name="green4" calcext:value="=4" calcext:base-cell-address="v5.U26"/>
            <calcext:condition calcext:apply-style-name="green8" calcext:value="=8" calcext:base-cell-address="v5.U26"/>
            <calcext:condition calcext:apply-style-name="green16" calcext:value="=16" calcext:base-cell-address="v5.U26"/>
          </calcext:conditional-format>
          <calcext:conditional-format calcext:target-range-address="v5.T27:v5.T27">
            <calcext:condition calcext:apply-style-name="green1" calcext:value="=1" calcext:base-cell-address="v5.T27"/>
            <calcext:condition calcext:apply-style-name="green2" calcext:value="=2" calcext:base-cell-address="v5.T27"/>
            <calcext:condition calcext:apply-style-name="green4" calcext:value="=4" calcext:base-cell-address="v5.T27"/>
            <calcext:condition calcext:apply-style-name="green8" calcext:value="=8" calcext:base-cell-address="v5.T27"/>
            <calcext:condition calcext:apply-style-name="green16" calcext:value="=16" calcext:base-cell-address="v5.T27"/>
          </calcext:conditional-format>
          <calcext:conditional-format calcext:target-range-address="v5.U27:v5.U27">
            <calcext:condition calcext:apply-style-name="green1" calcext:value="=1" calcext:base-cell-address="v5.U27"/>
            <calcext:condition calcext:apply-style-name="green2" calcext:value="=2" calcext:base-cell-address="v5.U27"/>
            <calcext:condition calcext:apply-style-name="green4" calcext:value="=4" calcext:base-cell-address="v5.U27"/>
            <calcext:condition calcext:apply-style-name="green8" calcext:value="=8" calcext:base-cell-address="v5.U27"/>
            <calcext:condition calcext:apply-style-name="green16" calcext:value="=16" calcext:base-cell-address="v5.U27"/>
          </calcext:conditional-format>
          <calcext:conditional-format calcext:target-range-address="v5.T28:v5.T28">
            <calcext:condition calcext:apply-style-name="green1" calcext:value="=1" calcext:base-cell-address="v5.T28"/>
            <calcext:condition calcext:apply-style-name="green2" calcext:value="=2" calcext:base-cell-address="v5.T28"/>
            <calcext:condition calcext:apply-style-name="green4" calcext:value="=4" calcext:base-cell-address="v5.T28"/>
            <calcext:condition calcext:apply-style-name="green8" calcext:value="=8" calcext:base-cell-address="v5.T28"/>
            <calcext:condition calcext:apply-style-name="green16" calcext:value="=16" calcext:base-cell-address="v5.T28"/>
          </calcext:conditional-format>
          <calcext:conditional-format calcext:target-range-address="v5.U28:v5.U28">
            <calcext:condition calcext:apply-style-name="green1" calcext:value="=1" calcext:base-cell-address="v5.U28"/>
            <calcext:condition calcext:apply-style-name="green2" calcext:value="=2" calcext:base-cell-address="v5.U28"/>
            <calcext:condition calcext:apply-style-name="green4" calcext:value="=4" calcext:base-cell-address="v5.U28"/>
            <calcext:condition calcext:apply-style-name="green8" calcext:value="=8" calcext:base-cell-address="v5.U28"/>
            <calcext:condition calcext:apply-style-name="green16" calcext:value="=16" calcext:base-cell-address="v5.U28"/>
          </calcext:conditional-format>
          <calcext:conditional-format calcext:target-range-address="v5.T29:v5.T29">
            <calcext:condition calcext:apply-style-name="green1" calcext:value="=1" calcext:base-cell-address="v5.T29"/>
            <calcext:condition calcext:apply-style-name="green2" calcext:value="=2" calcext:base-cell-address="v5.T29"/>
            <calcext:condition calcext:apply-style-name="green4" calcext:value="=4" calcext:base-cell-address="v5.T29"/>
            <calcext:condition calcext:apply-style-name="green8" calcext:value="=8" calcext:base-cell-address="v5.T29"/>
            <calcext:condition calcext:apply-style-name="green16" calcext:value="=16" calcext:base-cell-address="v5.T29"/>
          </calcext:conditional-format>
          <calcext:conditional-format calcext:target-range-address="v5.U29:v5.U29">
            <calcext:condition calcext:apply-style-name="green1" calcext:value="=1" calcext:base-cell-address="v5.U29"/>
            <calcext:condition calcext:apply-style-name="green2" calcext:value="=2" calcext:base-cell-address="v5.U29"/>
            <calcext:condition calcext:apply-style-name="green4" calcext:value="=4" calcext:base-cell-address="v5.U29"/>
            <calcext:condition calcext:apply-style-name="green8" calcext:value="=8" calcext:base-cell-address="v5.U29"/>
            <calcext:condition calcext:apply-style-name="green16" calcext:value="=16" calcext:base-cell-address="v5.U29"/>
          </calcext:conditional-format>
          <calcext:conditional-format calcext:target-range-address="v5.T30:v5.T30">
            <calcext:condition calcext:apply-style-name="green1" calcext:value="=1" calcext:base-cell-address="v5.T30"/>
            <calcext:condition calcext:apply-style-name="green2" calcext:value="=2" calcext:base-cell-address="v5.T30"/>
            <calcext:condition calcext:apply-style-name="green4" calcext:value="=4" calcext:base-cell-address="v5.T30"/>
            <calcext:condition calcext:apply-style-name="green8" calcext:value="=8" calcext:base-cell-address="v5.T30"/>
            <calcext:condition calcext:apply-style-name="green16" calcext:value="=16" calcext:base-cell-address="v5.T30"/>
          </calcext:conditional-format>
          <calcext:conditional-format calcext:target-range-address="v5.U30:v5.U30">
            <calcext:condition calcext:apply-style-name="green1" calcext:value="=1" calcext:base-cell-address="v5.U30"/>
            <calcext:condition calcext:apply-style-name="green2" calcext:value="=2" calcext:base-cell-address="v5.U30"/>
            <calcext:condition calcext:apply-style-name="green4" calcext:value="=4" calcext:base-cell-address="v5.U30"/>
            <calcext:condition calcext:apply-style-name="green8" calcext:value="=8" calcext:base-cell-address="v5.U30"/>
            <calcext:condition calcext:apply-style-name="green16" calcext:value="=16" calcext:base-cell-address="v5.U30"/>
          </calcext:conditional-format>
          <calcext:conditional-format calcext:target-range-address="v5.T31:v5.T31">
            <calcext:condition calcext:apply-style-name="green1" calcext:value="=1" calcext:base-cell-address="v5.T31"/>
            <calcext:condition calcext:apply-style-name="green2" calcext:value="=2" calcext:base-cell-address="v5.T31"/>
            <calcext:condition calcext:apply-style-name="green4" calcext:value="=4" calcext:base-cell-address="v5.T31"/>
            <calcext:condition calcext:apply-style-name="green8" calcext:value="=8" calcext:base-cell-address="v5.T31"/>
            <calcext:condition calcext:apply-style-name="green16" calcext:value="=16" calcext:base-cell-address="v5.T31"/>
          </calcext:conditional-format>
          <calcext:conditional-format calcext:target-range-address="v5.U31:v5.U31">
            <calcext:condition calcext:apply-style-name="green1" calcext:value="=1" calcext:base-cell-address="v5.U31"/>
            <calcext:condition calcext:apply-style-name="green2" calcext:value="=2" calcext:base-cell-address="v5.U31"/>
            <calcext:condition calcext:apply-style-name="green4" calcext:value="=4" calcext:base-cell-address="v5.U31"/>
            <calcext:condition calcext:apply-style-name="green8" calcext:value="=8" calcext:base-cell-address="v5.U31"/>
            <calcext:condition calcext:apply-style-name="green16" calcext:value="=16" calcext:base-cell-address="v5.U31"/>
          </calcext:conditional-format>
          <calcext:conditional-format calcext:target-range-address="v5.T32:v5.T32">
            <calcext:condition calcext:apply-style-name="green1" calcext:value="=1" calcext:base-cell-address="v5.T32"/>
            <calcext:condition calcext:apply-style-name="green2" calcext:value="=2" calcext:base-cell-address="v5.T32"/>
            <calcext:condition calcext:apply-style-name="green4" calcext:value="=4" calcext:base-cell-address="v5.T32"/>
            <calcext:condition calcext:apply-style-name="green8" calcext:value="=8" calcext:base-cell-address="v5.T32"/>
            <calcext:condition calcext:apply-style-name="green16" calcext:value="=16" calcext:base-cell-address="v5.T32"/>
          </calcext:conditional-format>
          <calcext:conditional-format calcext:target-range-address="v5.U32:v5.U32">
            <calcext:condition calcext:apply-style-name="green1" calcext:value="=1" calcext:base-cell-address="v5.U32"/>
            <calcext:condition calcext:apply-style-name="green2" calcext:value="=2" calcext:base-cell-address="v5.U32"/>
            <calcext:condition calcext:apply-style-name="green4" calcext:value="=4" calcext:base-cell-address="v5.U32"/>
            <calcext:condition calcext:apply-style-name="green8" calcext:value="=8" calcext:base-cell-address="v5.U32"/>
            <calcext:condition calcext:apply-style-name="green16" calcext:value="=16" calcext:base-cell-address="v5.U32"/>
          </calcext:conditional-format>
          <calcext:conditional-format calcext:target-range-address="v5.T33:v5.T33">
            <calcext:condition calcext:apply-style-name="green1" calcext:value="=1" calcext:base-cell-address="v5.T33"/>
            <calcext:condition calcext:apply-style-name="green2" calcext:value="=2" calcext:base-cell-address="v5.T33"/>
            <calcext:condition calcext:apply-style-name="green4" calcext:value="=4" calcext:base-cell-address="v5.T33"/>
            <calcext:condition calcext:apply-style-name="green8" calcext:value="=8" calcext:base-cell-address="v5.T33"/>
            <calcext:condition calcext:apply-style-name="green16" calcext:value="=16" calcext:base-cell-address="v5.T33"/>
          </calcext:conditional-format>
          <calcext:conditional-format calcext:target-range-address="v5.U33:v5.U33">
            <calcext:condition calcext:apply-style-name="green1" calcext:value="=1" calcext:base-cell-address="v5.U33"/>
            <calcext:condition calcext:apply-style-name="green2" calcext:value="=2" calcext:base-cell-address="v5.U33"/>
            <calcext:condition calcext:apply-style-name="green4" calcext:value="=4" calcext:base-cell-address="v5.U33"/>
            <calcext:condition calcext:apply-style-name="green8" calcext:value="=8" calcext:base-cell-address="v5.U33"/>
            <calcext:condition calcext:apply-style-name="green16" calcext:value="=16" calcext:base-cell-address="v5.U33"/>
          </calcext:conditional-format>
          <calcext:conditional-format calcext:target-range-address="v5.T34:v5.T34">
            <calcext:condition calcext:apply-style-name="green1" calcext:value="=1" calcext:base-cell-address="v5.T34"/>
            <calcext:condition calcext:apply-style-name="green2" calcext:value="=2" calcext:base-cell-address="v5.T34"/>
            <calcext:condition calcext:apply-style-name="green4" calcext:value="=4" calcext:base-cell-address="v5.T34"/>
            <calcext:condition calcext:apply-style-name="green8" calcext:value="=8" calcext:base-cell-address="v5.T34"/>
            <calcext:condition calcext:apply-style-name="green16" calcext:value="=16" calcext:base-cell-address="v5.T34"/>
          </calcext:conditional-format>
          <calcext:conditional-format calcext:target-range-address="v5.U34:v5.U34">
            <calcext:condition calcext:apply-style-name="green1" calcext:value="=1" calcext:base-cell-address="v5.U34"/>
            <calcext:condition calcext:apply-style-name="green2" calcext:value="=2" calcext:base-cell-address="v5.U34"/>
            <calcext:condition calcext:apply-style-name="green4" calcext:value="=4" calcext:base-cell-address="v5.U34"/>
            <calcext:condition calcext:apply-style-name="green8" calcext:value="=8" calcext:base-cell-address="v5.U34"/>
            <calcext:condition calcext:apply-style-name="green16" calcext:value="=16" calcext:base-cell-address="v5.U34"/>
          </calcext:conditional-format>
          <calcext:conditional-format calcext:target-range-address="v5.T35:v5.T35">
            <calcext:condition calcext:apply-style-name="green1" calcext:value="=1" calcext:base-cell-address="v5.T35"/>
            <calcext:condition calcext:apply-style-name="green2" calcext:value="=2" calcext:base-cell-address="v5.T35"/>
            <calcext:condition calcext:apply-style-name="green4" calcext:value="=4" calcext:base-cell-address="v5.T35"/>
            <calcext:condition calcext:apply-style-name="green8" calcext:value="=8" calcext:base-cell-address="v5.T35"/>
            <calcext:condition calcext:apply-style-name="green16" calcext:value="=16" calcext:base-cell-address="v5.T35"/>
          </calcext:conditional-format>
          <calcext:conditional-format calcext:target-range-address="v5.U35:v5.U35">
            <calcext:condition calcext:apply-style-name="green1" calcext:value="=1" calcext:base-cell-address="v5.U35"/>
            <calcext:condition calcext:apply-style-name="green2" calcext:value="=2" calcext:base-cell-address="v5.U35"/>
            <calcext:condition calcext:apply-style-name="green4" calcext:value="=4" calcext:base-cell-address="v5.U35"/>
            <calcext:condition calcext:apply-style-name="green8" calcext:value="=8" calcext:base-cell-address="v5.U35"/>
            <calcext:condition calcext:apply-style-name="green16" calcext:value="=16" calcext:base-cell-address="v5.U35"/>
          </calcext:conditional-format>
          <calcext:conditional-format calcext:target-range-address="v5.T36:v5.T36">
            <calcext:condition calcext:apply-style-name="green1" calcext:value="=1" calcext:base-cell-address="v5.T36"/>
            <calcext:condition calcext:apply-style-name="green2" calcext:value="=2" calcext:base-cell-address="v5.T36"/>
            <calcext:condition calcext:apply-style-name="green4" calcext:value="=4" calcext:base-cell-address="v5.T36"/>
            <calcext:condition calcext:apply-style-name="green8" calcext:value="=8" calcext:base-cell-address="v5.T36"/>
            <calcext:condition calcext:apply-style-name="green16" calcext:value="=16" calcext:base-cell-address="v5.T36"/>
          </calcext:conditional-format>
          <calcext:conditional-format calcext:target-range-address="v5.U36:v5.U36">
            <calcext:condition calcext:apply-style-name="green1" calcext:value="=1" calcext:base-cell-address="v5.U36"/>
            <calcext:condition calcext:apply-style-name="green2" calcext:value="=2" calcext:base-cell-address="v5.U36"/>
            <calcext:condition calcext:apply-style-name="green4" calcext:value="=4" calcext:base-cell-address="v5.U36"/>
            <calcext:condition calcext:apply-style-name="green8" calcext:value="=8" calcext:base-cell-address="v5.U36"/>
            <calcext:condition calcext:apply-style-name="green16" calcext:value="=16" calcext:base-cell-address="v5.U36"/>
          </calcext:conditional-format>
          <calcext:conditional-format calcext:target-range-address="v5.T37:v5.T37">
            <calcext:condition calcext:apply-style-name="green1" calcext:value="=1" calcext:base-cell-address="v5.T37"/>
            <calcext:condition calcext:apply-style-name="green2" calcext:value="=2" calcext:base-cell-address="v5.T37"/>
            <calcext:condition calcext:apply-style-name="green4" calcext:value="=4" calcext:base-cell-address="v5.T37"/>
            <calcext:condition calcext:apply-style-name="green8" calcext:value="=8" calcext:base-cell-address="v5.T37"/>
            <calcext:condition calcext:apply-style-name="green16" calcext:value="=16" calcext:base-cell-address="v5.T37"/>
          </calcext:conditional-format>
          <calcext:conditional-format calcext:target-range-address="v5.U37:v5.U37">
            <calcext:condition calcext:apply-style-name="green1" calcext:value="=1" calcext:base-cell-address="v5.U37"/>
            <calcext:condition calcext:apply-style-name="green2" calcext:value="=2" calcext:base-cell-address="v5.U37"/>
            <calcext:condition calcext:apply-style-name="green4" calcext:value="=4" calcext:base-cell-address="v5.U37"/>
            <calcext:condition calcext:apply-style-name="green8" calcext:value="=8" calcext:base-cell-address="v5.U37"/>
            <calcext:condition calcext:apply-style-name="green16" calcext:value="=16" calcext:base-cell-address="v5.U37"/>
          </calcext:conditional-format>
          <calcext:conditional-format calcext:target-range-address="v5.T38:v5.T38">
            <calcext:condition calcext:apply-style-name="green1" calcext:value="=1" calcext:base-cell-address="v5.T38"/>
            <calcext:condition calcext:apply-style-name="green2" calcext:value="=2" calcext:base-cell-address="v5.T38"/>
            <calcext:condition calcext:apply-style-name="green4" calcext:value="=4" calcext:base-cell-address="v5.T38"/>
            <calcext:condition calcext:apply-style-name="green8" calcext:value="=8" calcext:base-cell-address="v5.T38"/>
            <calcext:condition calcext:apply-style-name="green16" calcext:value="=16" calcext:base-cell-address="v5.T38"/>
          </calcext:conditional-format>
          <calcext:conditional-format calcext:target-range-address="v5.U38:v5.U38">
            <calcext:condition calcext:apply-style-name="green1" calcext:value="=1" calcext:base-cell-address="v5.U38"/>
            <calcext:condition calcext:apply-style-name="green2" calcext:value="=2" calcext:base-cell-address="v5.U38"/>
            <calcext:condition calcext:apply-style-name="green4" calcext:value="=4" calcext:base-cell-address="v5.U38"/>
            <calcext:condition calcext:apply-style-name="green8" calcext:value="=8" calcext:base-cell-address="v5.U38"/>
            <calcext:condition calcext:apply-style-name="green16" calcext:value="=16" calcext:base-cell-address="v5.U38"/>
          </calcext:conditional-format>
          <calcext:conditional-format calcext:target-range-address="v5.T39:v5.T39">
            <calcext:condition calcext:apply-style-name="green1" calcext:value="=1" calcext:base-cell-address="v5.T39"/>
            <calcext:condition calcext:apply-style-name="green2" calcext:value="=2" calcext:base-cell-address="v5.T39"/>
            <calcext:condition calcext:apply-style-name="green4" calcext:value="=4" calcext:base-cell-address="v5.T39"/>
            <calcext:condition calcext:apply-style-name="green8" calcext:value="=8" calcext:base-cell-address="v5.T39"/>
            <calcext:condition calcext:apply-style-name="green16" calcext:value="=16" calcext:base-cell-address="v5.T39"/>
          </calcext:conditional-format>
          <calcext:conditional-format calcext:target-range-address="v5.U39:v5.U39">
            <calcext:condition calcext:apply-style-name="green1" calcext:value="=1" calcext:base-cell-address="v5.U39"/>
            <calcext:condition calcext:apply-style-name="green2" calcext:value="=2" calcext:base-cell-address="v5.U39"/>
            <calcext:condition calcext:apply-style-name="green4" calcext:value="=4" calcext:base-cell-address="v5.U39"/>
            <calcext:condition calcext:apply-style-name="green8" calcext:value="=8" calcext:base-cell-address="v5.U39"/>
            <calcext:condition calcext:apply-style-name="green16" calcext:value="=16" calcext:base-cell-address="v5.U39"/>
          </calcext:conditional-format>
          <calcext:conditional-format calcext:target-range-address="v5.T40:v5.T40">
            <calcext:condition calcext:apply-style-name="green1" calcext:value="=1" calcext:base-cell-address="v5.T40"/>
            <calcext:condition calcext:apply-style-name="green2" calcext:value="=2" calcext:base-cell-address="v5.T40"/>
            <calcext:condition calcext:apply-style-name="green4" calcext:value="=4" calcext:base-cell-address="v5.T40"/>
            <calcext:condition calcext:apply-style-name="green8" calcext:value="=8" calcext:base-cell-address="v5.T40"/>
            <calcext:condition calcext:apply-style-name="green16" calcext:value="=16" calcext:base-cell-address="v5.T40"/>
          </calcext:conditional-format>
          <calcext:conditional-format calcext:target-range-address="v5.U40:v5.U40">
            <calcext:condition calcext:apply-style-name="green1" calcext:value="=1" calcext:base-cell-address="v5.U40"/>
            <calcext:condition calcext:apply-style-name="green2" calcext:value="=2" calcext:base-cell-address="v5.U40"/>
            <calcext:condition calcext:apply-style-name="green4" calcext:value="=4" calcext:base-cell-address="v5.U40"/>
            <calcext:condition calcext:apply-style-name="green8" calcext:value="=8" calcext:base-cell-address="v5.U40"/>
            <calcext:condition calcext:apply-style-name="green16" calcext:value="=16" calcext:base-cell-address="v5.U40"/>
          </calcext:conditional-format>
          <calcext:conditional-format calcext:target-range-address="v5.AC8:v5.AC8">
            <calcext:condition calcext:apply-style-name="green1" calcext:value="=1" calcext:base-cell-address="v5.AC8"/>
            <calcext:condition calcext:apply-style-name="green2" calcext:value="=2" calcext:base-cell-address="v5.AC8"/>
            <calcext:condition calcext:apply-style-name="green4" calcext:value="=4" calcext:base-cell-address="v5.AC8"/>
            <calcext:condition calcext:apply-style-name="green8" calcext:value="=8" calcext:base-cell-address="v5.AC8"/>
            <calcext:condition calcext:apply-style-name="green16" calcext:value="=16" calcext:base-cell-address="v5.AC8"/>
          </calcext:conditional-format>
          <calcext:conditional-format calcext:target-range-address="v5.AD8:v5.AD8">
            <calcext:condition calcext:apply-style-name="green1" calcext:value="=1" calcext:base-cell-address="v5.AD8"/>
            <calcext:condition calcext:apply-style-name="green2" calcext:value="=2" calcext:base-cell-address="v5.AD8"/>
            <calcext:condition calcext:apply-style-name="green4" calcext:value="=4" calcext:base-cell-address="v5.AD8"/>
            <calcext:condition calcext:apply-style-name="green8" calcext:value="=8" calcext:base-cell-address="v5.AD8"/>
            <calcext:condition calcext:apply-style-name="green16" calcext:value="=16" calcext:base-cell-address="v5.AD8"/>
          </calcext:conditional-format>
          <calcext:conditional-format calcext:target-range-address="v5.AC9:v5.AC9">
            <calcext:condition calcext:apply-style-name="green1" calcext:value="=1" calcext:base-cell-address="v5.AC9"/>
            <calcext:condition calcext:apply-style-name="green2" calcext:value="=2" calcext:base-cell-address="v5.AC9"/>
            <calcext:condition calcext:apply-style-name="green4" calcext:value="=4" calcext:base-cell-address="v5.AC9"/>
            <calcext:condition calcext:apply-style-name="green8" calcext:value="=8" calcext:base-cell-address="v5.AC9"/>
            <calcext:condition calcext:apply-style-name="green16" calcext:value="=16" calcext:base-cell-address="v5.AC9"/>
          </calcext:conditional-format>
          <calcext:conditional-format calcext:target-range-address="v5.AD9:v5.AD9">
            <calcext:condition calcext:apply-style-name="green1" calcext:value="=1" calcext:base-cell-address="v5.AD9"/>
            <calcext:condition calcext:apply-style-name="green2" calcext:value="=2" calcext:base-cell-address="v5.AD9"/>
            <calcext:condition calcext:apply-style-name="green4" calcext:value="=4" calcext:base-cell-address="v5.AD9"/>
            <calcext:condition calcext:apply-style-name="green8" calcext:value="=8" calcext:base-cell-address="v5.AD9"/>
            <calcext:condition calcext:apply-style-name="green16" calcext:value="=16" calcext:base-cell-address="v5.AD9"/>
          </calcext:conditional-format>
          <calcext:conditional-format calcext:target-range-address="v5.AC10:v5.AC10">
            <calcext:condition calcext:apply-style-name="green1" calcext:value="=1" calcext:base-cell-address="v5.AC10"/>
            <calcext:condition calcext:apply-style-name="green2" calcext:value="=2" calcext:base-cell-address="v5.AC10"/>
            <calcext:condition calcext:apply-style-name="green4" calcext:value="=4" calcext:base-cell-address="v5.AC10"/>
            <calcext:condition calcext:apply-style-name="green8" calcext:value="=8" calcext:base-cell-address="v5.AC10"/>
            <calcext:condition calcext:apply-style-name="green16" calcext:value="=16" calcext:base-cell-address="v5.AC10"/>
          </calcext:conditional-format>
          <calcext:conditional-format calcext:target-range-address="v5.AD10:v5.AD10">
            <calcext:condition calcext:apply-style-name="green1" calcext:value="=1" calcext:base-cell-address="v5.AD10"/>
            <calcext:condition calcext:apply-style-name="green2" calcext:value="=2" calcext:base-cell-address="v5.AD10"/>
            <calcext:condition calcext:apply-style-name="green4" calcext:value="=4" calcext:base-cell-address="v5.AD10"/>
            <calcext:condition calcext:apply-style-name="green8" calcext:value="=8" calcext:base-cell-address="v5.AD10"/>
            <calcext:condition calcext:apply-style-name="green16" calcext:value="=16" calcext:base-cell-address="v5.AD10"/>
          </calcext:conditional-format>
          <calcext:conditional-format calcext:target-range-address="v5.AC11:v5.AC11">
            <calcext:condition calcext:apply-style-name="green1" calcext:value="=1" calcext:base-cell-address="v5.AC11"/>
            <calcext:condition calcext:apply-style-name="green2" calcext:value="=2" calcext:base-cell-address="v5.AC11"/>
            <calcext:condition calcext:apply-style-name="green4" calcext:value="=4" calcext:base-cell-address="v5.AC11"/>
            <calcext:condition calcext:apply-style-name="green8" calcext:value="=8" calcext:base-cell-address="v5.AC11"/>
            <calcext:condition calcext:apply-style-name="green16" calcext:value="=16" calcext:base-cell-address="v5.AC11"/>
          </calcext:conditional-format>
          <calcext:conditional-format calcext:target-range-address="v5.AD11:v5.AD11">
            <calcext:condition calcext:apply-style-name="green1" calcext:value="=1" calcext:base-cell-address="v5.AD11"/>
            <calcext:condition calcext:apply-style-name="green2" calcext:value="=2" calcext:base-cell-address="v5.AD11"/>
            <calcext:condition calcext:apply-style-name="green4" calcext:value="=4" calcext:base-cell-address="v5.AD11"/>
            <calcext:condition calcext:apply-style-name="green8" calcext:value="=8" calcext:base-cell-address="v5.AD11"/>
            <calcext:condition calcext:apply-style-name="green16" calcext:value="=16" calcext:base-cell-address="v5.AD11"/>
          </calcext:conditional-format>
          <calcext:conditional-format calcext:target-range-address="v5.AC12:v5.AC12">
            <calcext:condition calcext:apply-style-name="green1" calcext:value="=1" calcext:base-cell-address="v5.AC12"/>
            <calcext:condition calcext:apply-style-name="green2" calcext:value="=2" calcext:base-cell-address="v5.AC12"/>
            <calcext:condition calcext:apply-style-name="green4" calcext:value="=4" calcext:base-cell-address="v5.AC12"/>
            <calcext:condition calcext:apply-style-name="green8" calcext:value="=8" calcext:base-cell-address="v5.AC12"/>
            <calcext:condition calcext:apply-style-name="green16" calcext:value="=16" calcext:base-cell-address="v5.AC12"/>
          </calcext:conditional-format>
          <calcext:conditional-format calcext:target-range-address="v5.AD12:v5.AD12">
            <calcext:condition calcext:apply-style-name="green1" calcext:value="=1" calcext:base-cell-address="v5.AD12"/>
            <calcext:condition calcext:apply-style-name="green2" calcext:value="=2" calcext:base-cell-address="v5.AD12"/>
            <calcext:condition calcext:apply-style-name="green4" calcext:value="=4" calcext:base-cell-address="v5.AD12"/>
            <calcext:condition calcext:apply-style-name="green8" calcext:value="=8" calcext:base-cell-address="v5.AD12"/>
            <calcext:condition calcext:apply-style-name="green16" calcext:value="=16" calcext:base-cell-address="v5.AD12"/>
          </calcext:conditional-format>
          <calcext:conditional-format calcext:target-range-address="v5.AC13:v5.AC13">
            <calcext:condition calcext:apply-style-name="green1" calcext:value="=1" calcext:base-cell-address="v5.AC13"/>
            <calcext:condition calcext:apply-style-name="green2" calcext:value="=2" calcext:base-cell-address="v5.AC13"/>
            <calcext:condition calcext:apply-style-name="green4" calcext:value="=4" calcext:base-cell-address="v5.AC13"/>
            <calcext:condition calcext:apply-style-name="green8" calcext:value="=8" calcext:base-cell-address="v5.AC13"/>
            <calcext:condition calcext:apply-style-name="green16" calcext:value="=16" calcext:base-cell-address="v5.AC13"/>
          </calcext:conditional-format>
          <calcext:conditional-format calcext:target-range-address="v5.AD13:v5.AD13">
            <calcext:condition calcext:apply-style-name="green1" calcext:value="=1" calcext:base-cell-address="v5.AD13"/>
            <calcext:condition calcext:apply-style-name="green2" calcext:value="=2" calcext:base-cell-address="v5.AD13"/>
            <calcext:condition calcext:apply-style-name="green4" calcext:value="=4" calcext:base-cell-address="v5.AD13"/>
            <calcext:condition calcext:apply-style-name="green8" calcext:value="=8" calcext:base-cell-address="v5.AD13"/>
            <calcext:condition calcext:apply-style-name="green16" calcext:value="=16" calcext:base-cell-address="v5.AD13"/>
          </calcext:conditional-format>
          <calcext:conditional-format calcext:target-range-address="v5.AC14:v5.AC14">
            <calcext:condition calcext:apply-style-name="green1" calcext:value="=1" calcext:base-cell-address="v5.AC14"/>
            <calcext:condition calcext:apply-style-name="green2" calcext:value="=2" calcext:base-cell-address="v5.AC14"/>
            <calcext:condition calcext:apply-style-name="green4" calcext:value="=4" calcext:base-cell-address="v5.AC14"/>
            <calcext:condition calcext:apply-style-name="green8" calcext:value="=8" calcext:base-cell-address="v5.AC14"/>
            <calcext:condition calcext:apply-style-name="green16" calcext:value="=16" calcext:base-cell-address="v5.AC14"/>
          </calcext:conditional-format>
          <calcext:conditional-format calcext:target-range-address="v5.AD14:v5.AD14">
            <calcext:condition calcext:apply-style-name="green1" calcext:value="=1" calcext:base-cell-address="v5.AD14"/>
            <calcext:condition calcext:apply-style-name="green2" calcext:value="=2" calcext:base-cell-address="v5.AD14"/>
            <calcext:condition calcext:apply-style-name="green4" calcext:value="=4" calcext:base-cell-address="v5.AD14"/>
            <calcext:condition calcext:apply-style-name="green8" calcext:value="=8" calcext:base-cell-address="v5.AD14"/>
            <calcext:condition calcext:apply-style-name="green16" calcext:value="=16" calcext:base-cell-address="v5.AD14"/>
          </calcext:conditional-format>
          <calcext:conditional-format calcext:target-range-address="v5.AC15:v5.AC15">
            <calcext:condition calcext:apply-style-name="green1" calcext:value="=1" calcext:base-cell-address="v5.AC15"/>
            <calcext:condition calcext:apply-style-name="green2" calcext:value="=2" calcext:base-cell-address="v5.AC15"/>
            <calcext:condition calcext:apply-style-name="green4" calcext:value="=4" calcext:base-cell-address="v5.AC15"/>
            <calcext:condition calcext:apply-style-name="green8" calcext:value="=8" calcext:base-cell-address="v5.AC15"/>
            <calcext:condition calcext:apply-style-name="green16" calcext:value="=16" calcext:base-cell-address="v5.AC15"/>
          </calcext:conditional-format>
          <calcext:conditional-format calcext:target-range-address="v5.AD15:v5.AD15">
            <calcext:condition calcext:apply-style-name="green1" calcext:value="=1" calcext:base-cell-address="v5.AD15"/>
            <calcext:condition calcext:apply-style-name="green2" calcext:value="=2" calcext:base-cell-address="v5.AD15"/>
            <calcext:condition calcext:apply-style-name="green4" calcext:value="=4" calcext:base-cell-address="v5.AD15"/>
            <calcext:condition calcext:apply-style-name="green8" calcext:value="=8" calcext:base-cell-address="v5.AD15"/>
            <calcext:condition calcext:apply-style-name="green16" calcext:value="=16" calcext:base-cell-address="v5.AD15"/>
          </calcext:conditional-format>
          <calcext:conditional-format calcext:target-range-address="v5.AC16:v5.AC16">
            <calcext:condition calcext:apply-style-name="green1" calcext:value="=1" calcext:base-cell-address="v5.AC16"/>
            <calcext:condition calcext:apply-style-name="green2" calcext:value="=2" calcext:base-cell-address="v5.AC16"/>
            <calcext:condition calcext:apply-style-name="green4" calcext:value="=4" calcext:base-cell-address="v5.AC16"/>
            <calcext:condition calcext:apply-style-name="green8" calcext:value="=8" calcext:base-cell-address="v5.AC16"/>
            <calcext:condition calcext:apply-style-name="green16" calcext:value="=16" calcext:base-cell-address="v5.AC16"/>
          </calcext:conditional-format>
          <calcext:conditional-format calcext:target-range-address="v5.AD16:v5.AD16">
            <calcext:condition calcext:apply-style-name="green1" calcext:value="=1" calcext:base-cell-address="v5.AD16"/>
            <calcext:condition calcext:apply-style-name="green2" calcext:value="=2" calcext:base-cell-address="v5.AD16"/>
            <calcext:condition calcext:apply-style-name="green4" calcext:value="=4" calcext:base-cell-address="v5.AD16"/>
            <calcext:condition calcext:apply-style-name="green8" calcext:value="=8" calcext:base-cell-address="v5.AD16"/>
            <calcext:condition calcext:apply-style-name="green16" calcext:value="=16" calcext:base-cell-address="v5.AD16"/>
          </calcext:conditional-format>
          <calcext:conditional-format calcext:target-range-address="v5.AC17:v5.AC17">
            <calcext:condition calcext:apply-style-name="green1" calcext:value="=1" calcext:base-cell-address="v5.AC17"/>
            <calcext:condition calcext:apply-style-name="green2" calcext:value="=2" calcext:base-cell-address="v5.AC17"/>
            <calcext:condition calcext:apply-style-name="green4" calcext:value="=4" calcext:base-cell-address="v5.AC17"/>
            <calcext:condition calcext:apply-style-name="green8" calcext:value="=8" calcext:base-cell-address="v5.AC17"/>
            <calcext:condition calcext:apply-style-name="green16" calcext:value="=16" calcext:base-cell-address="v5.AC17"/>
          </calcext:conditional-format>
          <calcext:conditional-format calcext:target-range-address="v5.AD17:v5.AD17">
            <calcext:condition calcext:apply-style-name="green1" calcext:value="=1" calcext:base-cell-address="v5.AD17"/>
            <calcext:condition calcext:apply-style-name="green2" calcext:value="=2" calcext:base-cell-address="v5.AD17"/>
            <calcext:condition calcext:apply-style-name="green4" calcext:value="=4" calcext:base-cell-address="v5.AD17"/>
            <calcext:condition calcext:apply-style-name="green8" calcext:value="=8" calcext:base-cell-address="v5.AD17"/>
            <calcext:condition calcext:apply-style-name="green16" calcext:value="=16" calcext:base-cell-address="v5.AD17"/>
          </calcext:conditional-format>
          <calcext:conditional-format calcext:target-range-address="v5.AC18:v5.AC18">
            <calcext:condition calcext:apply-style-name="green1" calcext:value="=1" calcext:base-cell-address="v5.AC18"/>
            <calcext:condition calcext:apply-style-name="green2" calcext:value="=2" calcext:base-cell-address="v5.AC18"/>
            <calcext:condition calcext:apply-style-name="green4" calcext:value="=4" calcext:base-cell-address="v5.AC18"/>
            <calcext:condition calcext:apply-style-name="green8" calcext:value="=8" calcext:base-cell-address="v5.AC18"/>
            <calcext:condition calcext:apply-style-name="green16" calcext:value="=16" calcext:base-cell-address="v5.AC18"/>
          </calcext:conditional-format>
          <calcext:conditional-format calcext:target-range-address="v5.AD18:v5.AD18">
            <calcext:condition calcext:apply-style-name="green1" calcext:value="=1" calcext:base-cell-address="v5.AD18"/>
            <calcext:condition calcext:apply-style-name="green2" calcext:value="=2" calcext:base-cell-address="v5.AD18"/>
            <calcext:condition calcext:apply-style-name="green4" calcext:value="=4" calcext:base-cell-address="v5.AD18"/>
            <calcext:condition calcext:apply-style-name="green8" calcext:value="=8" calcext:base-cell-address="v5.AD18"/>
            <calcext:condition calcext:apply-style-name="green16" calcext:value="=16" calcext:base-cell-address="v5.AD18"/>
          </calcext:conditional-format>
          <calcext:conditional-format calcext:target-range-address="v5.AC19:v5.AC19">
            <calcext:condition calcext:apply-style-name="green1" calcext:value="=1" calcext:base-cell-address="v5.AC19"/>
            <calcext:condition calcext:apply-style-name="green2" calcext:value="=2" calcext:base-cell-address="v5.AC19"/>
            <calcext:condition calcext:apply-style-name="green4" calcext:value="=4" calcext:base-cell-address="v5.AC19"/>
            <calcext:condition calcext:apply-style-name="green8" calcext:value="=8" calcext:base-cell-address="v5.AC19"/>
            <calcext:condition calcext:apply-style-name="green16" calcext:value="=16" calcext:base-cell-address="v5.AC19"/>
          </calcext:conditional-format>
          <calcext:conditional-format calcext:target-range-address="v5.AD19:v5.AD19">
            <calcext:condition calcext:apply-style-name="green1" calcext:value="=1" calcext:base-cell-address="v5.AD19"/>
            <calcext:condition calcext:apply-style-name="green2" calcext:value="=2" calcext:base-cell-address="v5.AD19"/>
            <calcext:condition calcext:apply-style-name="green4" calcext:value="=4" calcext:base-cell-address="v5.AD19"/>
            <calcext:condition calcext:apply-style-name="green8" calcext:value="=8" calcext:base-cell-address="v5.AD19"/>
            <calcext:condition calcext:apply-style-name="green16" calcext:value="=16" calcext:base-cell-address="v5.AD19"/>
          </calcext:conditional-format>
          <calcext:conditional-format calcext:target-range-address="v5.AC20:v5.AC20">
            <calcext:condition calcext:apply-style-name="green1" calcext:value="=1" calcext:base-cell-address="v5.AC20"/>
            <calcext:condition calcext:apply-style-name="green2" calcext:value="=2" calcext:base-cell-address="v5.AC20"/>
            <calcext:condition calcext:apply-style-name="green4" calcext:value="=4" calcext:base-cell-address="v5.AC20"/>
            <calcext:condition calcext:apply-style-name="green8" calcext:value="=8" calcext:base-cell-address="v5.AC20"/>
            <calcext:condition calcext:apply-style-name="green16" calcext:value="=16" calcext:base-cell-address="v5.AC20"/>
          </calcext:conditional-format>
          <calcext:conditional-format calcext:target-range-address="v5.AD20:v5.AD20">
            <calcext:condition calcext:apply-style-name="green1" calcext:value="=1" calcext:base-cell-address="v5.AD20"/>
            <calcext:condition calcext:apply-style-name="green2" calcext:value="=2" calcext:base-cell-address="v5.AD20"/>
            <calcext:condition calcext:apply-style-name="green4" calcext:value="=4" calcext:base-cell-address="v5.AD20"/>
            <calcext:condition calcext:apply-style-name="green8" calcext:value="=8" calcext:base-cell-address="v5.AD20"/>
            <calcext:condition calcext:apply-style-name="green16" calcext:value="=16" calcext:base-cell-address="v5.AD20"/>
          </calcext:conditional-format>
          <calcext:conditional-format calcext:target-range-address="v5.AC21:v5.AC21">
            <calcext:condition calcext:apply-style-name="green1" calcext:value="=1" calcext:base-cell-address="v5.AC21"/>
            <calcext:condition calcext:apply-style-name="green2" calcext:value="=2" calcext:base-cell-address="v5.AC21"/>
            <calcext:condition calcext:apply-style-name="green4" calcext:value="=4" calcext:base-cell-address="v5.AC21"/>
            <calcext:condition calcext:apply-style-name="green8" calcext:value="=8" calcext:base-cell-address="v5.AC21"/>
            <calcext:condition calcext:apply-style-name="green16" calcext:value="=16" calcext:base-cell-address="v5.AC21"/>
          </calcext:conditional-format>
          <calcext:conditional-format calcext:target-range-address="v5.AD21:v5.AD21">
            <calcext:condition calcext:apply-style-name="green1" calcext:value="=1" calcext:base-cell-address="v5.AD21"/>
            <calcext:condition calcext:apply-style-name="green2" calcext:value="=2" calcext:base-cell-address="v5.AD21"/>
            <calcext:condition calcext:apply-style-name="green4" calcext:value="=4" calcext:base-cell-address="v5.AD21"/>
            <calcext:condition calcext:apply-style-name="green8" calcext:value="=8" calcext:base-cell-address="v5.AD21"/>
            <calcext:condition calcext:apply-style-name="green16" calcext:value="=16" calcext:base-cell-address="v5.AD21"/>
          </calcext:conditional-format>
          <calcext:conditional-format calcext:target-range-address="v5.AC22:v5.AC22">
            <calcext:condition calcext:apply-style-name="green1" calcext:value="=1" calcext:base-cell-address="v5.AC22"/>
            <calcext:condition calcext:apply-style-name="green2" calcext:value="=2" calcext:base-cell-address="v5.AC22"/>
            <calcext:condition calcext:apply-style-name="green4" calcext:value="=4" calcext:base-cell-address="v5.AC22"/>
            <calcext:condition calcext:apply-style-name="green8" calcext:value="=8" calcext:base-cell-address="v5.AC22"/>
            <calcext:condition calcext:apply-style-name="green16" calcext:value="=16" calcext:base-cell-address="v5.AC22"/>
          </calcext:conditional-format>
          <calcext:conditional-format calcext:target-range-address="v5.AD22:v5.AD22">
            <calcext:condition calcext:apply-style-name="green1" calcext:value="=1" calcext:base-cell-address="v5.AD22"/>
            <calcext:condition calcext:apply-style-name="green2" calcext:value="=2" calcext:base-cell-address="v5.AD22"/>
            <calcext:condition calcext:apply-style-name="green4" calcext:value="=4" calcext:base-cell-address="v5.AD22"/>
            <calcext:condition calcext:apply-style-name="green8" calcext:value="=8" calcext:base-cell-address="v5.AD22"/>
            <calcext:condition calcext:apply-style-name="green16" calcext:value="=16" calcext:base-cell-address="v5.AD22"/>
          </calcext:conditional-format>
          <calcext:conditional-format calcext:target-range-address="v5.AC23:v5.AC23">
            <calcext:condition calcext:apply-style-name="green1" calcext:value="=1" calcext:base-cell-address="v5.AC23"/>
            <calcext:condition calcext:apply-style-name="green2" calcext:value="=2" calcext:base-cell-address="v5.AC23"/>
            <calcext:condition calcext:apply-style-name="green4" calcext:value="=4" calcext:base-cell-address="v5.AC23"/>
            <calcext:condition calcext:apply-style-name="green8" calcext:value="=8" calcext:base-cell-address="v5.AC23"/>
            <calcext:condition calcext:apply-style-name="green16" calcext:value="=16" calcext:base-cell-address="v5.AC23"/>
          </calcext:conditional-format>
          <calcext:conditional-format calcext:target-range-address="v5.AD23:v5.AD23">
            <calcext:condition calcext:apply-style-name="green1" calcext:value="=1" calcext:base-cell-address="v5.AD23"/>
            <calcext:condition calcext:apply-style-name="green2" calcext:value="=2" calcext:base-cell-address="v5.AD23"/>
            <calcext:condition calcext:apply-style-name="green4" calcext:value="=4" calcext:base-cell-address="v5.AD23"/>
            <calcext:condition calcext:apply-style-name="green8" calcext:value="=8" calcext:base-cell-address="v5.AD23"/>
            <calcext:condition calcext:apply-style-name="green16" calcext:value="=16" calcext:base-cell-address="v5.AD23"/>
          </calcext:conditional-format>
          <calcext:conditional-format calcext:target-range-address="v5.AC24:v5.AC24">
            <calcext:condition calcext:apply-style-name="green1" calcext:value="=1" calcext:base-cell-address="v5.AC24"/>
            <calcext:condition calcext:apply-style-name="green2" calcext:value="=2" calcext:base-cell-address="v5.AC24"/>
            <calcext:condition calcext:apply-style-name="green4" calcext:value="=4" calcext:base-cell-address="v5.AC24"/>
            <calcext:condition calcext:apply-style-name="green8" calcext:value="=8" calcext:base-cell-address="v5.AC24"/>
            <calcext:condition calcext:apply-style-name="green16" calcext:value="=16" calcext:base-cell-address="v5.AC24"/>
          </calcext:conditional-format>
          <calcext:conditional-format calcext:target-range-address="v5.AD24:v5.AD24">
            <calcext:condition calcext:apply-style-name="green1" calcext:value="=1" calcext:base-cell-address="v5.AD24"/>
            <calcext:condition calcext:apply-style-name="green2" calcext:value="=2" calcext:base-cell-address="v5.AD24"/>
            <calcext:condition calcext:apply-style-name="green4" calcext:value="=4" calcext:base-cell-address="v5.AD24"/>
            <calcext:condition calcext:apply-style-name="green8" calcext:value="=8" calcext:base-cell-address="v5.AD24"/>
            <calcext:condition calcext:apply-style-name="green16" calcext:value="=16" calcext:base-cell-address="v5.AD24"/>
          </calcext:conditional-format>
          <calcext:conditional-format calcext:target-range-address="v5.H7:v5.I7">
            <calcext:condition calcext:apply-style-name="Untitled1" calcext:value="=1" calcext:base-cell-address="v5.H7"/>
            <calcext:condition calcext:apply-style-name="Untitled2" calcext:value="=0" calcext:base-cell-address="v5.H7"/>
          </calcext:conditional-format>
          <calcext:conditional-format calcext:target-range-address="v5.H7:v5.I7">
            <calcext:condition calcext:apply-style-name="Untitled1" calcext:value="=1" calcext:base-cell-address="v5.H7"/>
            <calcext:condition calcext:apply-style-name="Untitled2" calcext:value="=0" calcext:base-cell-address="v5.H7"/>
          </calcext:conditional-format>
          <calcext:conditional-format calcext:target-range-address="v5.H7:v5.I7">
            <calcext:condition calcext:apply-style-name="Untitled1" calcext:value="=1" calcext:base-cell-address="v5.H7"/>
            <calcext:condition calcext:apply-style-name="Untitled2" calcext:value="=0" calcext:base-cell-address="v5.H7"/>
          </calcext:conditional-format>
          <calcext:conditional-format calcext:target-range-address="v5.H7:v5.I7">
            <calcext:condition calcext:apply-style-name="Untitled1" calcext:value="=1" calcext:base-cell-address="v5.H7"/>
            <calcext:condition calcext:apply-style-name="Untitled2" calcext:value="=0" calcext:base-cell-address="v5.H7"/>
          </calcext:conditional-format>
          <calcext:conditional-format calcext:target-range-address="v5.J7:v5.J7">
            <calcext:condition calcext:apply-style-name="red" calcext:value="=1" calcext:base-cell-address="v5.J7"/>
            <calcext:condition calcext:apply-style-name="Untitled2" calcext:value="=0" calcext:base-cell-address="v5.J7"/>
          </calcext:conditional-format>
          <calcext:conditional-format calcext:target-range-address="v5.J7:v5.J7">
            <calcext:condition calcext:apply-style-name="red" calcext:value="=1" calcext:base-cell-address="v5.J7"/>
            <calcext:condition calcext:apply-style-name="Untitled2" calcext:value="=0" calcext:base-cell-address="v5.J7"/>
          </calcext:conditional-format>
          <calcext:conditional-format calcext:target-range-address="v5.J8:v5.J8">
            <calcext:condition calcext:apply-style-name="red" calcext:value="=1" calcext:base-cell-address="v5.J8"/>
            <calcext:condition calcext:apply-style-name="Untitled2" calcext:value="=0" calcext:base-cell-address="v5.J8"/>
          </calcext:conditional-format>
          <calcext:conditional-format calcext:target-range-address="v5.J8:v5.J8">
            <calcext:condition calcext:apply-style-name="red" calcext:value="=1" calcext:base-cell-address="v5.J8"/>
            <calcext:condition calcext:apply-style-name="Untitled2" calcext:value="=0" calcext:base-cell-address="v5.J8"/>
          </calcext:conditional-format>
          <calcext:conditional-format calcext:target-range-address="v5.F7:v5.F7">
            <calcext:condition calcext:apply-style-name="Untitled1" calcext:value="=1" calcext:base-cell-address="v5.F7"/>
            <calcext:condition calcext:apply-style-name="Untitled2" calcext:value="=0" calcext:base-cell-address="v5.F7"/>
          </calcext:conditional-format>
          <calcext:conditional-format calcext:target-range-address="v5.F7:v5.F7">
            <calcext:condition calcext:apply-style-name="Untitled1" calcext:value="=1" calcext:base-cell-address="v5.F7"/>
            <calcext:condition calcext:apply-style-name="Untitled2" calcext:value="=0" calcext:base-cell-address="v5.F7"/>
          </calcext:conditional-format>
          <calcext:conditional-format calcext:target-range-address="v5.G7:v5.G7">
            <calcext:condition calcext:apply-style-name="red" calcext:value="=1" calcext:base-cell-address="v5.G7"/>
            <calcext:condition calcext:apply-style-name="Untitled2" calcext:value="=0" calcext:base-cell-address="v5.G7"/>
          </calcext:conditional-format>
          <calcext:conditional-format calcext:target-range-address="v5.G7:v5.G7">
            <calcext:condition calcext:apply-style-name="red" calcext:value="=1" calcext:base-cell-address="v5.G7"/>
            <calcext:condition calcext:apply-style-name="Untitled2" calcext:value="=0" calcext:base-cell-address="v5.G7"/>
          </calcext:conditional-format>
          <calcext:conditional-format calcext:target-range-address="v5.G7:v5.G7">
            <calcext:condition calcext:apply-style-name="red" calcext:value="=1" calcext:base-cell-address="v5.G7"/>
            <calcext:condition calcext:apply-style-name="Untitled2" calcext:value="=0" calcext:base-cell-address="v5.G7"/>
          </calcext:conditional-format>
          <calcext:conditional-format calcext:target-range-address="v5.G7:v5.G7">
            <calcext:condition calcext:apply-style-name="red" calcext:value="=1" calcext:base-cell-address="v5.G7"/>
            <calcext:condition calcext:apply-style-name="Untitled2" calcext:value="=0" calcext:base-cell-address="v5.G7"/>
          </calcext:conditional-format>
          <calcext:conditional-format calcext:target-range-address="v5.J9:v5.J9">
            <calcext:condition calcext:apply-style-name="red" calcext:value="=1" calcext:base-cell-address="v5.J9"/>
            <calcext:condition calcext:apply-style-name="Untitled2" calcext:value="=0" calcext:base-cell-address="v5.J9"/>
          </calcext:conditional-format>
          <calcext:conditional-format calcext:target-range-address="v5.J9:v5.J9">
            <calcext:condition calcext:apply-style-name="red" calcext:value="=1" calcext:base-cell-address="v5.J9"/>
            <calcext:condition calcext:apply-style-name="Untitled2" calcext:value="=0" calcext:base-cell-address="v5.J9"/>
          </calcext:conditional-format>
          <calcext:conditional-format calcext:target-range-address="v5.J9:v5.J9">
            <calcext:condition calcext:apply-style-name="red" calcext:value="=1" calcext:base-cell-address="v5.J9"/>
            <calcext:condition calcext:apply-style-name="Untitled2" calcext:value="=0" calcext:base-cell-address="v5.J9"/>
          </calcext:conditional-format>
          <calcext:conditional-format calcext:target-range-address="v5.J9:v5.J9">
            <calcext:condition calcext:apply-style-name="red" calcext:value="=1" calcext:base-cell-address="v5.J9"/>
            <calcext:condition calcext:apply-style-name="Untitled2" calcext:value="=0" calcext:base-cell-address="v5.J9"/>
          </calcext:conditional-format>
          <calcext:conditional-format calcext:target-range-address="v5.H8:v5.I8">
            <calcext:condition calcext:apply-style-name="Untitled1" calcext:value="=1" calcext:base-cell-address="v5.H8"/>
            <calcext:condition calcext:apply-style-name="Untitled2" calcext:value="=0" calcext:base-cell-address="v5.H8"/>
          </calcext:conditional-format>
          <calcext:conditional-format calcext:target-range-address="v5.H8:v5.I8">
            <calcext:condition calcext:apply-style-name="Untitled1" calcext:value="=1" calcext:base-cell-address="v5.H8"/>
            <calcext:condition calcext:apply-style-name="Untitled2" calcext:value="=0" calcext:base-cell-address="v5.H8"/>
          </calcext:conditional-format>
          <calcext:conditional-format calcext:target-range-address="v5.H8:v5.I8">
            <calcext:condition calcext:apply-style-name="Untitled1" calcext:value="=1" calcext:base-cell-address="v5.H8"/>
            <calcext:condition calcext:apply-style-name="Untitled2" calcext:value="=0" calcext:base-cell-address="v5.H8"/>
          </calcext:conditional-format>
          <calcext:conditional-format calcext:target-range-address="v5.H8:v5.I8">
            <calcext:condition calcext:apply-style-name="Untitled1" calcext:value="=1" calcext:base-cell-address="v5.H8"/>
            <calcext:condition calcext:apply-style-name="Untitled2" calcext:value="=0" calcext:base-cell-address="v5.H8"/>
          </calcext:conditional-format>
          <calcext:conditional-format calcext:target-range-address="v5.F8:v5.F8">
            <calcext:condition calcext:apply-style-name="Untitled1" calcext:value="=1" calcext:base-cell-address="v5.F8"/>
            <calcext:condition calcext:apply-style-name="Untitled2" calcext:value="=0" calcext:base-cell-address="v5.F8"/>
          </calcext:conditional-format>
          <calcext:conditional-format calcext:target-range-address="v5.F8:v5.F8">
            <calcext:condition calcext:apply-style-name="Untitled1" calcext:value="=1" calcext:base-cell-address="v5.F8"/>
            <calcext:condition calcext:apply-style-name="Untitled2" calcext:value="=0" calcext:base-cell-address="v5.F8"/>
          </calcext:conditional-format>
          <calcext:conditional-format calcext:target-range-address="v5.G8:v5.G8">
            <calcext:condition calcext:apply-style-name="red" calcext:value="=1" calcext:base-cell-address="v5.G8"/>
            <calcext:condition calcext:apply-style-name="Untitled2" calcext:value="=0" calcext:base-cell-address="v5.G8"/>
          </calcext:conditional-format>
          <calcext:conditional-format calcext:target-range-address="v5.G8:v5.G8">
            <calcext:condition calcext:apply-style-name="red" calcext:value="=1" calcext:base-cell-address="v5.G8"/>
            <calcext:condition calcext:apply-style-name="Untitled2" calcext:value="=0" calcext:base-cell-address="v5.G8"/>
          </calcext:conditional-format>
          <calcext:conditional-format calcext:target-range-address="v5.G8:v5.G8">
            <calcext:condition calcext:apply-style-name="red" calcext:value="=1" calcext:base-cell-address="v5.G8"/>
            <calcext:condition calcext:apply-style-name="Untitled2" calcext:value="=0" calcext:base-cell-address="v5.G8"/>
          </calcext:conditional-format>
          <calcext:conditional-format calcext:target-range-address="v5.G8:v5.G8">
            <calcext:condition calcext:apply-style-name="red" calcext:value="=1" calcext:base-cell-address="v5.G8"/>
            <calcext:condition calcext:apply-style-name="Untitled2" calcext:value="=0" calcext:base-cell-address="v5.G8"/>
          </calcext:conditional-format>
          <calcext:conditional-format calcext:target-range-address="v5.H9:v5.I9">
            <calcext:condition calcext:apply-style-name="Untitled1" calcext:value="=1" calcext:base-cell-address="v5.H9"/>
            <calcext:condition calcext:apply-style-name="Untitled2" calcext:value="=0" calcext:base-cell-address="v5.H9"/>
          </calcext:conditional-format>
          <calcext:conditional-format calcext:target-range-address="v5.H9:v5.I9">
            <calcext:condition calcext:apply-style-name="Untitled1" calcext:value="=1" calcext:base-cell-address="v5.H9"/>
            <calcext:condition calcext:apply-style-name="Untitled2" calcext:value="=0" calcext:base-cell-address="v5.H9"/>
          </calcext:conditional-format>
          <calcext:conditional-format calcext:target-range-address="v5.H9:v5.I9">
            <calcext:condition calcext:apply-style-name="Untitled1" calcext:value="=1" calcext:base-cell-address="v5.H9"/>
            <calcext:condition calcext:apply-style-name="Untitled2" calcext:value="=0" calcext:base-cell-address="v5.H9"/>
          </calcext:conditional-format>
          <calcext:conditional-format calcext:target-range-address="v5.H9:v5.I9">
            <calcext:condition calcext:apply-style-name="Untitled1" calcext:value="=1" calcext:base-cell-address="v5.H9"/>
            <calcext:condition calcext:apply-style-name="Untitled2" calcext:value="=0" calcext:base-cell-address="v5.H9"/>
          </calcext:conditional-format>
          <calcext:conditional-format calcext:target-range-address="v5.F9:v5.F9">
            <calcext:condition calcext:apply-style-name="Untitled1" calcext:value="=1" calcext:base-cell-address="v5.F9"/>
            <calcext:condition calcext:apply-style-name="Untitled2" calcext:value="=0" calcext:base-cell-address="v5.F9"/>
          </calcext:conditional-format>
          <calcext:conditional-format calcext:target-range-address="v5.F9:v5.F9">
            <calcext:condition calcext:apply-style-name="Untitled1" calcext:value="=1" calcext:base-cell-address="v5.F9"/>
            <calcext:condition calcext:apply-style-name="Untitled2" calcext:value="=0" calcext:base-cell-address="v5.F9"/>
          </calcext:conditional-format>
          <calcext:conditional-format calcext:target-range-address="v5.G9:v5.G9">
            <calcext:condition calcext:apply-style-name="red" calcext:value="=1" calcext:base-cell-address="v5.G9"/>
            <calcext:condition calcext:apply-style-name="Untitled2" calcext:value="=0" calcext:base-cell-address="v5.G9"/>
          </calcext:conditional-format>
          <calcext:conditional-format calcext:target-range-address="v5.G9:v5.G9">
            <calcext:condition calcext:apply-style-name="red" calcext:value="=1" calcext:base-cell-address="v5.G9"/>
            <calcext:condition calcext:apply-style-name="Untitled2" calcext:value="=0" calcext:base-cell-address="v5.G9"/>
          </calcext:conditional-format>
          <calcext:conditional-format calcext:target-range-address="v5.G9:v5.G9">
            <calcext:condition calcext:apply-style-name="red" calcext:value="=1" calcext:base-cell-address="v5.G9"/>
            <calcext:condition calcext:apply-style-name="Untitled2" calcext:value="=0" calcext:base-cell-address="v5.G9"/>
          </calcext:conditional-format>
          <calcext:conditional-format calcext:target-range-address="v5.G9:v5.G9">
            <calcext:condition calcext:apply-style-name="red" calcext:value="=1" calcext:base-cell-address="v5.G9"/>
            <calcext:condition calcext:apply-style-name="Untitled2" calcext:value="=0" calcext:base-cell-address="v5.G9"/>
          </calcext:conditional-format>
          <calcext:conditional-format calcext:target-range-address="v5.F10:v5.F10">
            <calcext:condition calcext:apply-style-name="Untitled1" calcext:value="=1" calcext:base-cell-address="v5.F10"/>
            <calcext:condition calcext:apply-style-name="Untitled2" calcext:value="=0" calcext:base-cell-address="v5.F10"/>
          </calcext:conditional-format>
          <calcext:conditional-format calcext:target-range-address="v5.F10:v5.F10">
            <calcext:condition calcext:apply-style-name="Untitled1" calcext:value="=1" calcext:base-cell-address="v5.F10"/>
            <calcext:condition calcext:apply-style-name="Untitled2" calcext:value="=0" calcext:base-cell-address="v5.F10"/>
          </calcext:conditional-format>
          <calcext:conditional-format calcext:target-range-address="v5.F11:v5.F11">
            <calcext:condition calcext:apply-style-name="Untitled1" calcext:value="=1" calcext:base-cell-address="v5.F11"/>
            <calcext:condition calcext:apply-style-name="Untitled2" calcext:value="=0" calcext:base-cell-address="v5.F11"/>
          </calcext:conditional-format>
          <calcext:conditional-format calcext:target-range-address="v5.F11:v5.F11">
            <calcext:condition calcext:apply-style-name="Untitled1" calcext:value="=1" calcext:base-cell-address="v5.F11"/>
            <calcext:condition calcext:apply-style-name="Untitled2" calcext:value="=0" calcext:base-cell-address="v5.F11"/>
          </calcext:conditional-format>
          <calcext:conditional-format calcext:target-range-address="v5.J10:v5.J10">
            <calcext:condition calcext:apply-style-name="red" calcext:value="=1" calcext:base-cell-address="v5.J10"/>
            <calcext:condition calcext:apply-style-name="Untitled2" calcext:value="=0" calcext:base-cell-address="v5.J10"/>
          </calcext:conditional-format>
          <calcext:conditional-format calcext:target-range-address="v5.J10:v5.J10">
            <calcext:condition calcext:apply-style-name="red" calcext:value="=1" calcext:base-cell-address="v5.J10"/>
            <calcext:condition calcext:apply-style-name="Untitled2" calcext:value="=0" calcext:base-cell-address="v5.J10"/>
          </calcext:conditional-format>
          <calcext:conditional-format calcext:target-range-address="v5.J10:v5.J10">
            <calcext:condition calcext:apply-style-name="red" calcext:value="=1" calcext:base-cell-address="v5.J10"/>
            <calcext:condition calcext:apply-style-name="Untitled2" calcext:value="=0" calcext:base-cell-address="v5.J10"/>
          </calcext:conditional-format>
          <calcext:conditional-format calcext:target-range-address="v5.J10:v5.J10">
            <calcext:condition calcext:apply-style-name="red" calcext:value="=1" calcext:base-cell-address="v5.J10"/>
            <calcext:condition calcext:apply-style-name="Untitled2" calcext:value="=0" calcext:base-cell-address="v5.J10"/>
          </calcext:conditional-format>
          <calcext:conditional-format calcext:target-range-address="v5.H10:v5.I10">
            <calcext:condition calcext:apply-style-name="Untitled1" calcext:value="=1" calcext:base-cell-address="v5.H10"/>
            <calcext:condition calcext:apply-style-name="Untitled2" calcext:value="=0" calcext:base-cell-address="v5.H10"/>
          </calcext:conditional-format>
          <calcext:conditional-format calcext:target-range-address="v5.H10:v5.I10">
            <calcext:condition calcext:apply-style-name="Untitled1" calcext:value="=1" calcext:base-cell-address="v5.H10"/>
            <calcext:condition calcext:apply-style-name="Untitled2" calcext:value="=0" calcext:base-cell-address="v5.H10"/>
          </calcext:conditional-format>
          <calcext:conditional-format calcext:target-range-address="v5.H10:v5.I10">
            <calcext:condition calcext:apply-style-name="Untitled1" calcext:value="=1" calcext:base-cell-address="v5.H10"/>
            <calcext:condition calcext:apply-style-name="Untitled2" calcext:value="=0" calcext:base-cell-address="v5.H10"/>
          </calcext:conditional-format>
          <calcext:conditional-format calcext:target-range-address="v5.H10:v5.I10">
            <calcext:condition calcext:apply-style-name="Untitled1" calcext:value="=1" calcext:base-cell-address="v5.H10"/>
            <calcext:condition calcext:apply-style-name="Untitled2" calcext:value="=0" calcext:base-cell-address="v5.H10"/>
          </calcext:conditional-format>
          <calcext:conditional-format calcext:target-range-address="v5.J11:v5.J11">
            <calcext:condition calcext:apply-style-name="red" calcext:value="=1" calcext:base-cell-address="v5.J11"/>
            <calcext:condition calcext:apply-style-name="Untitled2" calcext:value="=0" calcext:base-cell-address="v5.J11"/>
          </calcext:conditional-format>
          <calcext:conditional-format calcext:target-range-address="v5.J11:v5.J11">
            <calcext:condition calcext:apply-style-name="red" calcext:value="=1" calcext:base-cell-address="v5.J11"/>
            <calcext:condition calcext:apply-style-name="Untitled2" calcext:value="=0" calcext:base-cell-address="v5.J11"/>
          </calcext:conditional-format>
          <calcext:conditional-format calcext:target-range-address="v5.J11:v5.J11">
            <calcext:condition calcext:apply-style-name="red" calcext:value="=1" calcext:base-cell-address="v5.J11"/>
            <calcext:condition calcext:apply-style-name="Untitled2" calcext:value="=0" calcext:base-cell-address="v5.J11"/>
          </calcext:conditional-format>
          <calcext:conditional-format calcext:target-range-address="v5.J11:v5.J11">
            <calcext:condition calcext:apply-style-name="red" calcext:value="=1" calcext:base-cell-address="v5.J11"/>
            <calcext:condition calcext:apply-style-name="Untitled2" calcext:value="=0" calcext:base-cell-address="v5.J11"/>
          </calcext:conditional-format>
          <calcext:conditional-format calcext:target-range-address="v5.H11:v5.I11">
            <calcext:condition calcext:apply-style-name="Untitled1" calcext:value="=1" calcext:base-cell-address="v5.H11"/>
            <calcext:condition calcext:apply-style-name="Untitled2" calcext:value="=0" calcext:base-cell-address="v5.H11"/>
          </calcext:conditional-format>
          <calcext:conditional-format calcext:target-range-address="v5.H11:v5.I11">
            <calcext:condition calcext:apply-style-name="Untitled1" calcext:value="=1" calcext:base-cell-address="v5.H11"/>
            <calcext:condition calcext:apply-style-name="Untitled2" calcext:value="=0" calcext:base-cell-address="v5.H11"/>
          </calcext:conditional-format>
          <calcext:conditional-format calcext:target-range-address="v5.H11:v5.I11">
            <calcext:condition calcext:apply-style-name="Untitled1" calcext:value="=1" calcext:base-cell-address="v5.H11"/>
            <calcext:condition calcext:apply-style-name="Untitled2" calcext:value="=0" calcext:base-cell-address="v5.H11"/>
          </calcext:conditional-format>
          <calcext:conditional-format calcext:target-range-address="v5.H11:v5.I11">
            <calcext:condition calcext:apply-style-name="Untitled1" calcext:value="=1" calcext:base-cell-address="v5.H11"/>
            <calcext:condition calcext:apply-style-name="Untitled2" calcext:value="=0" calcext:base-cell-address="v5.H11"/>
          </calcext:conditional-format>
          <calcext:conditional-format calcext:target-range-address="v5.G11:v5.G11">
            <calcext:condition calcext:apply-style-name="red" calcext:value="=1" calcext:base-cell-address="v5.G11"/>
            <calcext:condition calcext:apply-style-name="Untitled2" calcext:value="=0" calcext:base-cell-address="v5.G11"/>
          </calcext:conditional-format>
          <calcext:conditional-format calcext:target-range-address="v5.G11:v5.G11">
            <calcext:condition calcext:apply-style-name="red" calcext:value="=1" calcext:base-cell-address="v5.G11"/>
            <calcext:condition calcext:apply-style-name="Untitled2" calcext:value="=0" calcext:base-cell-address="v5.G11"/>
          </calcext:conditional-format>
          <calcext:conditional-format calcext:target-range-address="v5.G11:v5.G11">
            <calcext:condition calcext:apply-style-name="red" calcext:value="=1" calcext:base-cell-address="v5.G11"/>
            <calcext:condition calcext:apply-style-name="Untitled2" calcext:value="=0" calcext:base-cell-address="v5.G11"/>
          </calcext:conditional-format>
          <calcext:conditional-format calcext:target-range-address="v5.G11:v5.G11">
            <calcext:condition calcext:apply-style-name="red" calcext:value="=1" calcext:base-cell-address="v5.G11"/>
            <calcext:condition calcext:apply-style-name="Untitled2" calcext:value="=0" calcext:base-cell-address="v5.G11"/>
          </calcext:conditional-format>
          <calcext:conditional-format calcext:target-range-address="v5.G10:v5.G10">
            <calcext:condition calcext:apply-style-name="Untitled1" calcext:value="=1" calcext:base-cell-address="v5.G10"/>
            <calcext:condition calcext:apply-style-name="Untitled2" calcext:value="=0" calcext:base-cell-address="v5.G10"/>
          </calcext:conditional-format>
          <calcext:conditional-format calcext:target-range-address="v5.G10:v5.G10">
            <calcext:condition calcext:apply-style-name="Untitled1" calcext:value="=1" calcext:base-cell-address="v5.G10"/>
            <calcext:condition calcext:apply-style-name="Untitled2" calcext:value="=0" calcext:base-cell-address="v5.G10"/>
          </calcext:conditional-format>
        </calcext:conditional-formats>
      </table:table>
      <table:table table:name="v4_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5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27" table:default-cell-style-name="Default"/>
        <table:table-column table:style-name="co10" table:number-columns-repeated="7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row table:style-name="ro1">
          <table:table-cell table:number-columns-repeated="44"/>
        </table:table-row>
        <table:table-row table:style-name="ro1">
          <table:table-cell table:number-columns-repeated="7"/>
          <table:table-cell office:value-type="string" calcext:value-type="string">
            <text:p>Pencil stack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Gen</text:p>
          </table:table-cell>
          <table:table-cell table:number-columns-repeated="2"/>
          <table:table-cell office:value-type="string" calcext:value-type="string">
            <text:p>Gen/Update/del</text:p>
          </table:table-cell>
          <table:table-cell table:number-columns-repeated="25"/>
          <table:table-cell office:value-type="string" calcext:value-type="string">
            <text:p>Testing the permutations:</text:p>
          </table:table-cell>
          <table:table-cell table:number-columns-repeated="10"/>
        </table:table-row>
        <table:table-row table:style-name="ro5">
          <table:table-cell table:number-columns-repeated="2"/>
          <table:table-cell table:style-name="ce7" office:value-type="string" calcext:value-type="string" table:number-columns-spanned="1" table:number-rows-spanned="3">
            <text:p>Possible styles</text:p>
          </table:table-cell>
          <table:table-cell/>
          <table:table-cell table:style-name="ce279" office:value-type="string" calcext:value-type="string">
            <text:p>Blocks</text:p>
          </table:table-cell>
          <table:table-cell table:style-name="ce281" office:value-type="string" calcext:value-type="string">
            <text:p>OR Mask value</text:p>
          </table:table-cell>
          <table:table-cell/>
          <table:table-cell table:style-name="ce284" office:value-type="string" calcext:value-type="string">
            <text:p>Ticked</text:p>
          </table:table-cell>
          <table:table-cell table:style-name="ce284" office:value-type="string" calcext:value-type="string">
            <text:p>Footer</text:p>
          </table:table-cell>
          <table:table-cell table:style-name="ce284" office:value-type="string" calcext:value-type="string">
            <text:p>Captions</text:p>
          </table:table-cell>
          <table:table-cell table:style-name="ce284" office:value-type="string" calcext:value-type="string">
            <text:p>Font Samples</text:p>
          </table:table-cell>
          <table:table-cell table:style-name="ce285" office:value-type="string" calcext:value-type="string">
            <text:p>Gen new Font Samples</text:p>
          </table:table-cell>
          <table:table-cell/>
          <table:table-cell table:style-name="ce12"/>
          <table:table-cell table:style-name="ce284" office:value-type="string" calcext:value-type="string">
            <text:p>Ticked</text:p>
          </table:table-cell>
          <table:table-cell table:style-name="ce284" office:value-type="string" calcext:value-type="string">
            <text:p>Footer</text:p>
          </table:table-cell>
          <table:table-cell table:style-name="ce284" office:value-type="string" calcext:value-type="string">
            <text:p>Captions</text:p>
          </table:table-cell>
          <table:table-cell table:style-name="ce284" office:value-type="string" calcext:value-type="string">
            <text:p>Font Samples</text:p>
          </table:table-cell>
          <table:table-cell table:style-name="ce285" office:value-type="string" calcext:value-type="string">
            <text:p>Gen Font Samples</text:p>
          </table:table-cell>
          <table:table-cell table:number-columns-repeated="3"/>
          <table:table-cell table:style-name="ce68"/>
          <table:table-cell table:number-columns-repeated="3"/>
          <table:table-cell table:style-name="ce70" office:value-type="string" calcext:value-type="string">
            <text:p>states OR codes</text:p>
          </table:table-cell>
          <table:table-cell table:style-name="ce11" table:number-columns-repeated="4"/>
          <table:table-cell table:number-columns-repeated="13"/>
        </table:table-row>
        <table:table-row table:style-name="ro3">
          <table:table-cell table:style-name="ce1" office:value-type="string" calcext:value-type="string">
            <text:p>Normal fitmap</text:p>
          </table:table-cell>
          <table:table-cell/>
          <table:covered-table-cell/>
          <table:table-cell table:number-columns-repeated="3"/>
          <table:table-cell table:style-name="ce11"/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21"/>
          <table:table-cell/>
          <table:table-cell table:style-name="ce289" table:number-columns-repeated="4"/>
          <table:table-cell table:style-name="ce21" table:number-columns-repeated="6"/>
          <table:table-cell table:style-name="ce1" office:value-type="string" calcext:value-type="string">
            <text:p>Block codes</text:p>
          </table:table-cell>
          <table:table-cell table:style-name="ce68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16" calcext:value-type="float">
            <text:p>16</text:p>
          </table:table-cell>
          <table:table-cell table:style-name="ce71"/>
          <table:table-cell table:style-name="ce132" table:number-columns-spanned="1" table:number-rows-spanned="2"/>
          <table:table-cell table:style-name="ce71" table:number-columns-repeated="5"/>
          <table:table-cell table:style-name="ce132"/>
          <table:table-cell table:style-name="ce167" table:number-columns-repeated="3"/>
          <table:table-cell/>
        </table:table-row>
        <table:table-row table:style-name="ro1">
          <table:table-cell office:value-type="string" calcext:value-type="string">
            <text:p>Layer #</text:p>
          </table:table-cell>
          <table:table-cell/>
          <table:covered-table-cell/>
          <table:table-cell/>
          <table:table-cell table:style-name="ce39" office:value-type="string" calcext:value-type="string">
            <text:p>A</text:p>
          </table:table-cell>
          <table:table-cell table:style-name="ce73" office:value-type="float" office:value="1" calcext:value-type="float">
            <text:p>1</text:p>
          </table:table-cell>
          <table:table-cell table:style-name="ce282" table:number-columns-repeated="5"/>
          <table:table-cell table:style-name="ce282" office:value-type="string" calcext:value-type="string">
            <text:p>X</text:p>
          </table:table-cell>
          <table:table-cell/>
          <table:table-cell table:style-name="ce13"/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B</text:p>
          </table:table-cell>
          <table:table-cell table:style-name="ce24" office:value-type="string" calcext:value-type="string">
            <text:p>A</text:p>
          </table:table-cell>
          <table:table-cell table:style-name="ce21" table:number-columns-repeated="6"/>
          <table:table-cell table:number-columns-repeated="2"/>
          <table:table-cell table:style-name="ce72" table:number-columns-repeated="3"/>
          <table:table-cell table:number-columns-repeated="3"/>
          <table:covered-table-cell table:style-name="ce68"/>
          <table:table-cell table:style-name="ce72" table:number-columns-repeated="3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Gradient gray up to white</text:p>
          </table:table-cell>
          <table:table-cell table:number-columns-repeated="2"/>
          <table:table-cell table:style-name="ce39" office:value-type="string" calcext:value-type="string">
            <text:p>B</text:p>
          </table:table-cell>
          <table:table-cell table:style-name="ce73" office:value-type="float" office:value="2" calcext:value-type="float">
            <text:p>2</text:p>
          </table:table-cell>
          <table:table-cell table:style-name="ce282" table:number-columns-repeated="4"/>
          <table:table-cell table:style-name="ce282" office:value-type="string" calcext:value-type="string">
            <text:p>T</text:p>
          </table:table-cell>
          <table:table-cell table:style-name="ce282"/>
          <table:table-cell table:number-columns-repeated="2"/>
          <table:table-cell table:style-name="ce286" office:value-type="float" office:value="16" calcext:value-type="float">
            <text:p>16</text:p>
          </table:table-cell>
          <table:table-cell table:style-name="ce286" office:value-type="float" office:value="8" calcext:value-type="float">
            <text:p>8</text:p>
          </table:table-cell>
          <table:table-cell table:style-name="ce286" office:value-type="float" office:value="4" calcext:value-type="float">
            <text:p>4</text:p>
          </table:table-cell>
          <table:table-cell table:style-name="ce290" office:value-type="float" office:value="2" calcext:value-type="float">
            <text:p>2</text:p>
          </table:table-cell>
          <table:table-cell table:style-name="ce290" office:value-type="float" office:value="1" calcext:value-type="float">
            <text:p>1</text:p>
          </table:table-cell>
          <table:table-cell table:style-name="ce66" table:number-columns-repeated="3"/>
          <table:table-cell table:style-name="ce21" table:number-columns-repeated="3"/>
          <table:table-cell table:style-name="ce69" office:value-type="string" calcext:value-type="string">
            <text:p>and masks</text:p>
          </table:table-cell>
          <table:table-cell/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16" calcext:value-type="float">
            <text:p>16</text:p>
          </table:table-cell>
          <table:table-cell table:style-name="ce73"/>
          <table:table-cell/>
          <table:table-cell table:style-name="ce71"/>
          <table:table-cell/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16" calcext:value-type="float">
            <text:p>16</text:p>
          </table:table-cell>
          <table:table-cell table:style-name="ce71"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2">
            <text:p>Each face bitmap</text:p>
            <text:p>+ name, style, file caption</text:p>
          </table:table-cell>
          <table:table-cell table:style-name="ce8" office:value-type="string" calcext:value-type="string">
            <text:p>Active</text:p>
          </table:table-cell>
          <table:table-cell/>
          <table:table-cell table:style-name="ce39" office:value-type="string" calcext:value-type="string">
            <text:p>C</text:p>
          </table:table-cell>
          <table:table-cell table:style-name="ce73" office:value-type="float" office:value="4" calcext:value-type="float">
            <text:p>4</text:p>
          </table:table-cell>
          <table:table-cell table:style-name="ce282" table:number-columns-repeated="3"/>
          <table:table-cell table:style-name="ce282" office:value-type="string" calcext:value-type="string">
            <text:p>T</text:p>
          </table:table-cell>
          <table:table-cell table:style-name="ce282" table:number-columns-repeated="2"/>
          <table:table-cell/>
          <table:table-cell table:style-name="ce14" office:value-type="string" calcext:value-type="string">
            <text:p>textchanged</text:p>
          </table:table-cell>
          <table:table-cell table:number-columns-repeated="3" table:style-name="ce287" office:value-type="float" office:value="0" calcext:value-type="float">
            <text:p>0</text:p>
          </table:table-cell>
          <table:table-cell table:style-name="ce287" office:value-type="float" office:value="1" calcext:value-type="float">
            <text:p>1</text:p>
          </table:table-cell>
          <table:table-cell table:style-name="ce291" office:value-type="float" office:value="1" calcext:value-type="float">
            <text:p>1</text:p>
          </table:table-cell>
          <table:table-cell table:style-name="ce61" table:formula="of:=[.O8]*[.$O$7]+[.P8]*[.$P$7]+[.Q8]*[.$Q$7]+[.R8]*[.$R$7]+[.S8]*[.$S$7]" office:value-type="float" office:value="3" calcext:value-type="float">
            <text:p>3</text:p>
          </table:table-cell>
          <table:table-cell table:style-name="ce66" table:number-columns-repeated="2"/>
          <table:table-cell table:style-name="ce21" table:number-columns-repeated="3"/>
          <table:table-cell/>
          <table:table-cell table:style-name="ce1" office:value-type="float" office:value="0" calcext:value-type="float">
            <text:p>0</text:p>
          </table:table-cell>
          <table:table-cell table:style-name="ce295" table:formula="of:=BITAND([.AA8];[.$AB$7])" office:value-type="float" office:value="0" calcext:value-type="float">
            <text:p>0</text:p>
          </table:table-cell>
          <table:table-cell table:style-name="ce106" table:formula="of:=BITAND([.AA8];[.$AC$7])" office:value-type="float" office:value="0" calcext:value-type="float">
            <text:p>0</text:p>
          </table:table-cell>
          <table:table-cell table:style-name="ce106" table:formula="of:=BITAND([.AA8];[.$AD$7])" office:value-type="float" office:value="0" calcext:value-type="float">
            <text:p>0</text:p>
          </table:table-cell>
          <table:table-cell table:style-name="ce106" table:formula="of:=BITAND([.AA8];[.$AE$7])" office:value-type="float" office:value="0" calcext:value-type="float">
            <text:p>0</text:p>
          </table:table-cell>
          <table:table-cell table:style-name="ce106" table:formula="of:=BITAND([.AB8];[.$AE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352" table:formula="of:=BITAND([.AJ8];[.$AB$7])" office:value-type="float" office:value="0" calcext:value-type="float">
            <text:p>0</text:p>
          </table:table-cell>
          <table:table-cell table:style-name="ce369" table:formula="of:=BITAND([.AJ8];[.$AC$7])" office:value-type="float" office:value="0" calcext:value-type="float">
            <text:p>0</text:p>
          </table:table-cell>
          <table:table-cell table:style-name="ce106" table:formula="of:=BITAND([.AJ8];[.$AD$7])" office:value-type="float" office:value="0" calcext:value-type="float">
            <text:p>0</text:p>
          </table:table-cell>
          <table:table-cell table:style-name="ce106" table:formula="of:=BITAND([.AJ8];[.$AE$7])" office:value-type="float" office:value="0" calcext:value-type="float">
            <text:p>0</text:p>
          </table:table-cell>
          <table:table-cell table:style-name="ce106" table:formula="of:=BITAND([.AK8];[.$AE$7])" office:value-type="float" office:value="0" calcext:value-type="float">
            <text:p>0</text:p>
          </table:table-cell>
          <table:table-cell table:style-name="ce106" table:number-columns-repeated="3"/>
        </table:table-row>
        <table:table-row table:style-name="ro1">
          <table:table-cell/>
          <table:covered-table-cell/>
          <table:table-cell table:style-name="ce8" office:value-type="string" calcext:value-type="string">
            <text:p>Inactive</text:p>
          </table:table-cell>
          <table:table-cell/>
          <table:table-cell table:style-name="ce39" office:value-type="string" calcext:value-type="string">
            <text:p>D</text:p>
          </table:table-cell>
          <table:table-cell table:style-name="ce73" office:value-type="float" office:value="8" calcext:value-type="float">
            <text:p>8</text:p>
          </table:table-cell>
          <table:table-cell table:style-name="ce282" table:number-columns-repeated="2"/>
          <table:table-cell table:style-name="ce282" office:value-type="string" calcext:value-type="string">
            <text:p>T</text:p>
          </table:table-cell>
          <table:table-cell table:style-name="ce282" table:number-columns-repeated="3"/>
          <table:table-cell/>
          <table:table-cell table:style-name="ce14" office:value-type="string" calcext:value-type="string">
            <text:p>pointschanged</text:p>
          </table:table-cell>
          <table:table-cell table:number-columns-repeated="2" table:style-name="ce288" office:value-type="float" office:value="0" calcext:value-type="float">
            <text:p>0</text:p>
          </table:table-cell>
          <table:table-cell table:number-columns-repeated="2" table:style-name="ce288" office:value-type="float" office:value="1" calcext:value-type="float">
            <text:p>1</text:p>
          </table:table-cell>
          <table:table-cell table:style-name="ce292" office:value-type="float" office:value="1" calcext:value-type="float">
            <text:p>1</text:p>
          </table:table-cell>
          <table:table-cell table:style-name="ce61" table:formula="of:=[.O9]*[.$O$7]+[.P9]*[.$P$7]+[.Q9]*[.$Q$7]+[.R9]*[.$R$7]+[.S9]*[.$S$7]" office:value-type="float" office:value="7" calcext:value-type="float">
            <text:p>7</text:p>
          </table:table-cell>
          <table:table-cell table:style-name="ce66" table:number-columns-repeated="2"/>
          <table:table-cell table:style-name="ce21" table:number-columns-repeated="3"/>
          <table:table-cell/>
          <table:table-cell table:style-name="ce1" office:value-type="float" office:value="1" calcext:value-type="float">
            <text:p>1</text:p>
          </table:table-cell>
          <table:table-cell table:style-name="ce296" table:formula="of:=BITAND([.AA9];[.$AB$7])" office:value-type="float" office:value="1" calcext:value-type="float">
            <text:p>1</text:p>
          </table:table-cell>
          <table:table-cell table:style-name="ce327" table:formula="of:=BITAND([.AA9];[.$AC$7])" office:value-type="float" office:value="0" calcext:value-type="float">
            <text:p>0</text:p>
          </table:table-cell>
          <table:table-cell table:style-name="ce106" table:formula="of:=BITAND([.AA9];[.$AD$7])" office:value-type="float" office:value="0" calcext:value-type="float">
            <text:p>0</text:p>
          </table:table-cell>
          <table:table-cell table:style-name="ce106" table:formula="of:=BITAND([.AA9];[.$AE$7])" office:value-type="float" office:value="0" calcext:value-type="float">
            <text:p>0</text:p>
          </table:table-cell>
          <table:table-cell table:style-name="ce106" table:formula="of:=BITAND([.AA9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353" table:formula="of:=BITAND([.AJ9];[.$AB$7])" office:value-type="float" office:value="1" calcext:value-type="float">
            <text:p>1</text:p>
          </table:table-cell>
          <table:table-cell table:style-name="ce370" table:formula="of:=BITAND([.AJ9];[.$AC$7])" office:value-type="float" office:value="0" calcext:value-type="float">
            <text:p>0</text:p>
          </table:table-cell>
          <table:table-cell table:style-name="ce106" table:formula="of:=BITAND([.AJ9];[.$AD$7])" office:value-type="float" office:value="0" calcext:value-type="float">
            <text:p>0</text:p>
          </table:table-cell>
          <table:table-cell table:style-name="ce106" table:formula="of:=BITAND([.AJ9];[.$AE$7])" office:value-type="float" office:value="0" calcext:value-type="float">
            <text:p>0</text:p>
          </table:table-cell>
          <table:table-cell table:style-name="ce106" table:formula="of:=BITAND([.AJ9];[.$AF$7])" office:value-type="float" office:value="0" calcext:value-type="float">
            <text:p>0</text:p>
          </table:table-cell>
          <table:table-cell table:style-name="ce106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 table:number-columns-spanned="1" table:number-rows-spanned="2">
            <text:p>Inactive footer</text:p>
            <text:p>(this font is in.. and green tick)</text:p>
          </table:table-cell>
          <table:table-cell table:style-name="ce8" office:value-type="string" calcext:value-type="string">
            <text:p>None</text:p>
          </table:table-cell>
          <table:table-cell/>
          <table:table-cell table:style-name="ce39" office:value-type="string" calcext:value-type="string">
            <text:p>E</text:p>
          </table:table-cell>
          <table:table-cell table:style-name="ce73" office:value-type="float" office:value="16" calcext:value-type="float">
            <text:p>16</text:p>
          </table:table-cell>
          <table:table-cell table:style-name="ce282"/>
          <table:table-cell table:style-name="ce282" office:value-type="string" calcext:value-type="string">
            <text:p>T</text:p>
          </table:table-cell>
          <table:table-cell table:style-name="ce282" table:number-columns-repeated="4"/>
          <table:table-cell/>
          <table:table-cell table:style-name="ce15" office:value-type="string" calcext:value-type="string">
            <text:p>tl_adjust_changed</text:p>
          </table:table-cell>
          <table:table-cell table:number-columns-repeated="2" table:style-name="ce287" office:value-type="float" office:value="0" calcext:value-type="float">
            <text:p>0</text:p>
          </table:table-cell>
          <table:table-cell table:number-columns-repeated="2" table:style-name="ce287" office:value-type="float" office:value="1" calcext:value-type="float">
            <text:p>1</text:p>
          </table:table-cell>
          <table:table-cell table:style-name="ce293" office:value-type="float" office:value="0" calcext:value-type="float">
            <text:p>0</text:p>
          </table:table-cell>
          <table:table-cell table:style-name="ce61" table:formula="of:=[.O10]*[.$O$7]+[.P10]*[.$P$7]+[.Q10]*[.$Q$7]+[.R10]*[.$R$7]+[.S10]*[.$S$7]" office:value-type="float" office:value="6" calcext:value-type="float">
            <text:p>6</text:p>
          </table:table-cell>
          <table:table-cell table:style-name="ce66" table:number-columns-repeated="2"/>
          <table:table-cell table:style-name="ce21" table:number-columns-repeated="3"/>
          <table:table-cell/>
          <table:table-cell table:style-name="ce1" office:value-type="float" office:value="2" calcext:value-type="float">
            <text:p>2</text:p>
          </table:table-cell>
          <table:table-cell table:style-name="ce297" table:formula="of:=BITAND([.AA10];[.$AB$7])" office:value-type="float" office:value="0" calcext:value-type="float">
            <text:p>0</text:p>
          </table:table-cell>
          <table:table-cell table:style-name="ce106" table:formula="of:=BITAND([.AA10];[.$AC$7])" office:value-type="float" office:value="2" calcext:value-type="float">
            <text:p>2</text:p>
          </table:table-cell>
          <table:table-cell table:style-name="ce106" table:formula="of:=BITAND([.AA10];[.$AD$7])" office:value-type="float" office:value="0" calcext:value-type="float">
            <text:p>0</text:p>
          </table:table-cell>
          <table:table-cell table:style-name="ce106" table:formula="of:=BITAND([.AA10];[.$AE$7])" office:value-type="float" office:value="0" calcext:value-type="float">
            <text:p>0</text:p>
          </table:table-cell>
          <table:table-cell table:style-name="ce106" table:formula="of:=BITAND([.AA10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354" table:formula="of:=BITAND([.AJ10];[.$AB$7])" office:value-type="float" office:value="1" calcext:value-type="float">
            <text:p>1</text:p>
          </table:table-cell>
          <table:table-cell table:style-name="ce371" table:formula="of:=BITAND([.AJ10];[.$AC$7])" office:value-type="float" office:value="2" calcext:value-type="float">
            <text:p>2</text:p>
          </table:table-cell>
          <table:table-cell table:style-name="ce106" table:formula="of:=BITAND([.AJ10];[.$AD$7])" office:value-type="float" office:value="0" calcext:value-type="float">
            <text:p>0</text:p>
          </table:table-cell>
          <table:table-cell table:style-name="ce106" table:formula="of:=BITAND([.AJ10];[.$AE$7])" office:value-type="float" office:value="0" calcext:value-type="float">
            <text:p>0</text:p>
          </table:table-cell>
          <table:table-cell table:style-name="ce106" table:formula="of:=BITAND([.AJ10];[.$AF$7])" office:value-type="float" office:value="0" calcext:value-type="float">
            <text:p>0</text:p>
          </table:table-cell>
          <table:table-cell table:style-name="ce106" table:number-columns-repeated="3"/>
        </table:table-row>
        <table:table-row table:style-name="ro1">
          <table:table-cell/>
          <table:covered-table-cell/>
          <table:table-cell table:style-name="ce8" office:value-type="string" calcext:value-type="string">
            <text:p>Inactive</text:p>
          </table:table-cell>
          <table:table-cell/>
          <table:table-cell table:style-name="ce39"/>
          <table:table-cell table:style-name="ce73"/>
          <table:table-cell table:style-name="ce283" table:number-columns-repeated="6"/>
          <table:table-cell/>
          <table:table-cell table:style-name="ce14" office:value-type="string" calcext:value-type="string">
            <text:p>activechanged</text:p>
          </table:table-cell>
          <table:table-cell table:style-name="ce287" office:value-type="float" office:value="0" calcext:value-type="float">
            <text:p>0</text:p>
          </table:table-cell>
          <table:table-cell table:number-columns-repeated="3" table:style-name="ce287" office:value-type="float" office:value="1" calcext:value-type="float">
            <text:p>1</text:p>
          </table:table-cell>
          <table:table-cell table:style-name="ce294" office:value-type="float" office:value="0" calcext:value-type="float">
            <text:p>0</text:p>
          </table:table-cell>
          <table:table-cell table:style-name="ce61" table:formula="of:=[.O11]*[.$O$7]+[.P11]*[.$P$7]+[.Q11]*[.$Q$7]+[.R11]*[.$R$7]+[.S11]*[.$S$7]" office:value-type="float" office:value="14" calcext:value-type="float">
            <text:p>14</text:p>
          </table:table-cell>
          <table:table-cell table:style-name="ce21" table:number-columns-repeated="5"/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298" table:formula="of:=BITAND([.AA11];[.$AB$7])" office:value-type="float" office:value="1" calcext:value-type="float">
            <text:p>1</text:p>
          </table:table-cell>
          <table:table-cell table:style-name="ce106" table:formula="of:=BITAND([.AA11];[.$AC$7])" office:value-type="float" office:value="2" calcext:value-type="float">
            <text:p>2</text:p>
          </table:table-cell>
          <table:table-cell table:style-name="ce106" table:formula="of:=BITAND([.AA11];[.$AD$7])" office:value-type="float" office:value="0" calcext:value-type="float">
            <text:p>0</text:p>
          </table:table-cell>
          <table:table-cell table:style-name="ce106" table:formula="of:=BITAND([.AA11];[.$AE$7])" office:value-type="float" office:value="0" calcext:value-type="float">
            <text:p>0</text:p>
          </table:table-cell>
          <table:table-cell table:style-name="ce106" table:formula="of:=BITAND([.AA11];[.$AF$7])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355" table:formula="of:=BITAND([.AJ11];[.$AB$7])" office:value-type="float" office:value="1" calcext:value-type="float">
            <text:p>1</text:p>
          </table:table-cell>
          <table:table-cell table:style-name="ce372" table:formula="of:=BITAND([.AJ11];[.$AC$7])" office:value-type="float" office:value="0" calcext:value-type="float">
            <text:p>0</text:p>
          </table:table-cell>
          <table:table-cell table:style-name="ce106" table:formula="of:=BITAND([.AJ11];[.$AD$7])" office:value-type="float" office:value="4" calcext:value-type="float">
            <text:p>4</text:p>
          </table:table-cell>
          <table:table-cell table:style-name="ce106" table:formula="of:=BITAND([.AJ11];[.$AE$7])" office:value-type="float" office:value="0" calcext:value-type="float">
            <text:p>0</text:p>
          </table:table-cell>
          <table:table-cell table:style-name="ce106" table:formula="of:=BITAND([.AJ11];[.$AF$7])" office:value-type="float" office:value="0" calcext:value-type="float">
            <text:p>0</text:p>
          </table:table-cell>
          <table:table-cell table:style-name="ce106"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 table:number-columns-spanned="1" table:number-rows-spanned="2">
            <text:p>Ticked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39"/>
          <table:table-cell table:style-name="ce73"/>
          <table:table-cell table:number-columns-repeated="2"/>
          <table:table-cell table:style-name="ce283"/>
          <table:table-cell table:style-name="ce17"/>
          <table:table-cell table:style-name="ce283"/>
          <table:table-cell/>
          <table:table-cell table:style-name="ce14" office:value-type="string" calcext:value-type="string">
            <text:p>tickedchanged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1" table:formula="of:=[.O12]*[.$O$7]+[.P12]*[.$P$7]+[.Q12]*[.$Q$7]+[.R12]*[.$R$7]+[.S12]*[.$S$7]" office:value-type="float" office:value="16" calcext:value-type="float">
            <text:p>16</text:p>
          </table:table-cell>
          <table:table-cell table:style-name="ce66" table:number-columns-repeated="2"/>
          <table:table-cell table:style-name="ce21" table:number-columns-repeated="3"/>
          <table:table-cell/>
          <table:table-cell table:style-name="ce1" office:value-type="float" office:value="4" calcext:value-type="float">
            <text:p>4</text:p>
          </table:table-cell>
          <table:table-cell table:style-name="ce299" table:formula="of:=BITAND([.AA12];[.$AB$7])" office:value-type="float" office:value="0" calcext:value-type="float">
            <text:p>0</text:p>
          </table:table-cell>
          <table:table-cell table:style-name="ce106" table:formula="of:=BITAND([.AA12];[.$AC$7])" office:value-type="float" office:value="0" calcext:value-type="float">
            <text:p>0</text:p>
          </table:table-cell>
          <table:table-cell table:style-name="ce106" table:formula="of:=BITAND([.AA12];[.$AD$7])" office:value-type="float" office:value="4" calcext:value-type="float">
            <text:p>4</text:p>
          </table:table-cell>
          <table:table-cell table:style-name="ce106" table:formula="of:=BITAND([.AA12];[.$AE$7])" office:value-type="float" office:value="0" calcext:value-type="float">
            <text:p>0</text:p>
          </table:table-cell>
          <table:table-cell table:style-name="ce106" table:formula="of:=BITAND([.AA12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style-name="ce356" table:formula="of:=BITAND([.AJ12];[.$AB$7])" office:value-type="float" office:value="1" calcext:value-type="float">
            <text:p>1</text:p>
          </table:table-cell>
          <table:table-cell table:style-name="ce373" table:formula="of:=BITAND([.AJ12];[.$AC$7])" office:value-type="float" office:value="2" calcext:value-type="float">
            <text:p>2</text:p>
          </table:table-cell>
          <table:table-cell table:style-name="ce106" table:formula="of:=BITAND([.AJ12];[.$AD$7])" office:value-type="float" office:value="4" calcext:value-type="float">
            <text:p>4</text:p>
          </table:table-cell>
          <table:table-cell table:style-name="ce106" table:formula="of:=BITAND([.AJ12];[.$AE$7])" office:value-type="float" office:value="0" calcext:value-type="float">
            <text:p>0</text:p>
          </table:table-cell>
          <table:table-cell table:style-name="ce106" table:formula="of:=BITAND([.AJ12];[.$AF$7])" office:value-type="float" office:value="0" calcext:value-type="float">
            <text:p>0</text:p>
          </table:table-cell>
          <table:table-cell table:style-name="ce106" table:number-columns-repeated="3"/>
        </table:table-row>
        <table:table-row table:style-name="ro1">
          <table:table-cell/>
          <table:covered-table-cell/>
          <table:table-cell table:style-name="ce8" office:value-type="string" calcext:value-type="string">
            <text:p>Tick/Cross</text:p>
          </table:table-cell>
          <table:table-cell table:number-columns-repeated="9"/>
          <table:table-cell table:style-name="ce66"/>
          <table:table-cell table:number-columns-repeated="7"/>
          <table:table-cell table:style-name="ce66" table:number-columns-repeated="2"/>
          <table:table-cell table:style-name="ce21" table:number-columns-repeated="3"/>
          <table:table-cell/>
          <table:table-cell table:style-name="ce1" office:value-type="float" office:value="5" calcext:value-type="float">
            <text:p>5</text:p>
          </table:table-cell>
          <table:table-cell table:style-name="ce300" table:formula="of:=BITAND([.AA13];[.$AB$7])" office:value-type="float" office:value="1" calcext:value-type="float">
            <text:p>1</text:p>
          </table:table-cell>
          <table:table-cell table:style-name="ce106" table:formula="of:=BITAND([.AA13];[.$AC$7])" office:value-type="float" office:value="0" calcext:value-type="float">
            <text:p>0</text:p>
          </table:table-cell>
          <table:table-cell table:style-name="ce106" table:formula="of:=BITAND([.AA13];[.$AD$7])" office:value-type="float" office:value="4" calcext:value-type="float">
            <text:p>4</text:p>
          </table:table-cell>
          <table:table-cell table:style-name="ce106" table:formula="of:=BITAND([.AA13];[.$AE$7])" office:value-type="float" office:value="0" calcext:value-type="float">
            <text:p>0</text:p>
          </table:table-cell>
          <table:table-cell table:style-name="ce106" table:formula="of:=BITAND([.AA13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9" calcext:value-type="float">
            <text:p>9</text:p>
          </table:table-cell>
          <table:table-cell table:style-name="ce357" table:formula="of:=BITAND([.AJ13];[.$AB$7])" office:value-type="float" office:value="1" calcext:value-type="float">
            <text:p>1</text:p>
          </table:table-cell>
          <table:table-cell table:style-name="ce374" table:formula="of:=BITAND([.AJ13];[.$AC$7])" office:value-type="float" office:value="0" calcext:value-type="float">
            <text:p>0</text:p>
          </table:table-cell>
          <table:table-cell table:style-name="ce106" table:formula="of:=BITAND([.AJ13];[.$AD$7])" office:value-type="float" office:value="0" calcext:value-type="float">
            <text:p>0</text:p>
          </table:table-cell>
          <table:table-cell table:style-name="ce106" table:formula="of:=BITAND([.AJ13];[.$AE$7])" office:value-type="float" office:value="8" calcext:value-type="float">
            <text:p>8</text:p>
          </table:table-cell>
          <table:table-cell table:style-name="ce106" table:formula="of:=BITAND([.AJ13];[.$AF$7])" office:value-type="float" office:value="0" calcext:value-type="float">
            <text:p>0</text:p>
          </table:table-cell>
          <table:table-cell table:style-name="ce106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harmap button</text:p>
          </table:table-cell>
          <table:table-cell table:style-name="ce9"/>
          <table:table-cell table:number-columns-repeated="7"/>
          <table:table-cell table:style-name="ce21"/>
          <table:table-cell/>
          <table:table-cell table:style-name="ce66"/>
          <table:table-cell table:number-columns-repeated="6"/>
          <table:table-cell table:style-name="ce21" table:number-columns-repeated="6"/>
          <table:table-cell/>
          <table:table-cell table:style-name="ce1" office:value-type="float" office:value="6" calcext:value-type="float">
            <text:p>6</text:p>
          </table:table-cell>
          <table:table-cell table:style-name="ce301" table:formula="of:=BITAND([.AA14];[.$AB$7])" office:value-type="float" office:value="0" calcext:value-type="float">
            <text:p>0</text:p>
          </table:table-cell>
          <table:table-cell table:style-name="ce106" table:formula="of:=BITAND([.AA14];[.$AC$7])" office:value-type="float" office:value="2" calcext:value-type="float">
            <text:p>2</text:p>
          </table:table-cell>
          <table:table-cell table:style-name="ce106" table:formula="of:=BITAND([.AA14];[.$AD$7])" office:value-type="float" office:value="4" calcext:value-type="float">
            <text:p>4</text:p>
          </table:table-cell>
          <table:table-cell table:style-name="ce106" table:formula="of:=BITAND([.AA14];[.$AE$7])" office:value-type="float" office:value="0" calcext:value-type="float">
            <text:p>0</text:p>
          </table:table-cell>
          <table:table-cell table:style-name="ce106" table:formula="of:=BITAND([.AA14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ce358" table:formula="of:=BITAND([.AJ14];[.$AB$7])" office:value-type="float" office:value="1" calcext:value-type="float">
            <text:p>1</text:p>
          </table:table-cell>
          <table:table-cell table:style-name="ce375" table:formula="of:=BITAND([.AJ14];[.$AC$7])" office:value-type="float" office:value="2" calcext:value-type="float">
            <text:p>2</text:p>
          </table:table-cell>
          <table:table-cell table:style-name="ce106" table:formula="of:=BITAND([.AJ14];[.$AD$7])" office:value-type="float" office:value="0" calcext:value-type="float">
            <text:p>0</text:p>
          </table:table-cell>
          <table:table-cell table:style-name="ce106" table:formula="of:=BITAND([.AJ14];[.$AE$7])" office:value-type="float" office:value="8" calcext:value-type="float">
            <text:p>8</text:p>
          </table:table-cell>
          <table:table-cell table:style-name="ce106" table:formula="of:=BITAND([.AJ14];[.$AF$7])" office:value-type="float" office:value="0" calcext:value-type="float">
            <text:p>0</text:p>
          </table:table-cell>
          <table:table-cell table:style-name="ce106" table:number-columns-repeated="3"/>
        </table:table-row>
        <table:table-row table:style-name="ro1">
          <table:table-cell table:number-columns-repeated="2"/>
          <table:table-cell table:style-name="ce10"/>
          <table:table-cell table:number-columns-repeated="7"/>
          <table:table-cell table:style-name="ce21"/>
          <table:table-cell table:number-columns-repeated="9"/>
          <table:table-cell table:style-name="ce66" table:number-columns-repeated="2"/>
          <table:table-cell table:style-name="ce21" table:number-columns-repeated="3"/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302" table:formula="of:=BITAND([.AA15];[.$AB$7])" office:value-type="float" office:value="1" calcext:value-type="float">
            <text:p>1</text:p>
          </table:table-cell>
          <table:table-cell table:style-name="ce106" table:formula="of:=BITAND([.AA15];[.$AC$7])" office:value-type="float" office:value="2" calcext:value-type="float">
            <text:p>2</text:p>
          </table:table-cell>
          <table:table-cell table:style-name="ce106" table:formula="of:=BITAND([.AA15];[.$AD$7])" office:value-type="float" office:value="4" calcext:value-type="float">
            <text:p>4</text:p>
          </table:table-cell>
          <table:table-cell table:style-name="ce106" table:formula="of:=BITAND([.AA15];[.$AE$7])" office:value-type="float" office:value="0" calcext:value-type="float">
            <text:p>0</text:p>
          </table:table-cell>
          <table:table-cell table:style-name="ce106" table:formula="of:=BITAND([.AA15];[.$AF$7])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1" office:value-type="float" office:value="13" calcext:value-type="float">
            <text:p>13</text:p>
          </table:table-cell>
          <table:table-cell table:style-name="ce359" table:formula="of:=BITAND([.AJ15];[.$AB$7])" office:value-type="float" office:value="1" calcext:value-type="float">
            <text:p>1</text:p>
          </table:table-cell>
          <table:table-cell table:style-name="ce376" table:formula="of:=BITAND([.AJ15];[.$AC$7])" office:value-type="float" office:value="0" calcext:value-type="float">
            <text:p>0</text:p>
          </table:table-cell>
          <table:table-cell table:style-name="ce106" table:formula="of:=BITAND([.AJ15];[.$AD$7])" office:value-type="float" office:value="4" calcext:value-type="float">
            <text:p>4</text:p>
          </table:table-cell>
          <table:table-cell table:style-name="ce106" table:formula="of:=BITAND([.AJ15];[.$AE$7])" office:value-type="float" office:value="8" calcext:value-type="float">
            <text:p>8</text:p>
          </table:table-cell>
          <table:table-cell table:style-name="ce106" table:formula="of:=BITAND([.AJ15];[.$AF$7])" office:value-type="float" office:value="0" calcext:value-type="float">
            <text:p>0</text:p>
          </table:table-cell>
          <table:table-cell table:style-name="ce106" table:number-columns-repeated="3"/>
        </table:table-row>
        <table:table-row table:style-name="ro6">
          <table:table-cell/>
          <table:table-cell table:style-name="ce3"/>
          <table:table-cell table:style-name="ce10"/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Touch the pencil</text:p>
            <text:p>New, Update or Del</text:p>
          </table:table-cell>
          <table:table-cell table:number-columns-repeated="12"/>
          <table:table-cell table:style-name="ce21" table:number-columns-repeated="5"/>
          <table:table-cell table:number-columns-repeated="6"/>
          <table:table-cell table:style-name="ce106" table:formula="of:=BITAND([.AA16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5" calcext:value-type="float">
            <text:p>15</text:p>
          </table:table-cell>
          <table:table-cell table:style-name="ce360" table:formula="of:=BITAND([.AJ16];[.$AB$7])" office:value-type="float" office:value="1" calcext:value-type="float">
            <text:p>1</text:p>
          </table:table-cell>
          <table:table-cell table:style-name="ce377" table:formula="of:=BITAND([.AJ16];[.$AC$7])" office:value-type="float" office:value="2" calcext:value-type="float">
            <text:p>2</text:p>
          </table:table-cell>
          <table:table-cell table:style-name="ce106" table:formula="of:=BITAND([.AJ16];[.$AD$7])" office:value-type="float" office:value="4" calcext:value-type="float">
            <text:p>4</text:p>
          </table:table-cell>
          <table:table-cell table:style-name="ce106" table:formula="of:=BITAND([.AJ16];[.$AE$7])" office:value-type="float" office:value="8" calcext:value-type="float">
            <text:p>8</text:p>
          </table:table-cell>
          <table:table-cell table:style-name="ce106" table:formula="of:=BITAND([.AJ16];[.$AF$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ad/Info Font</text:p>
          </table:table-cell>
          <table:table-cell table:style-name="ce3"/>
          <table:table-cell table:style-name="ce10"/>
          <table:table-cell table:number-columns-repeated="10"/>
          <table:table-cell office:value-type="string" calcext:value-type="string">
            <text:p>Testzone:</text:p>
          </table:table-cell>
          <table:table-cell table:number-columns-repeated="8"/>
          <table:table-cell table:style-name="ce21" table:number-columns-repeated="3"/>
          <table:table-cell/>
          <table:table-cell table:style-name="ce1" office:value-type="float" office:value="8" calcext:value-type="float">
            <text:p>8</text:p>
          </table:table-cell>
          <table:table-cell table:style-name="ce303" table:formula="of:=BITAND([.AA17];[.$AB$7])" office:value-type="float" office:value="0" calcext:value-type="float">
            <text:p>0</text:p>
          </table:table-cell>
          <table:table-cell table:style-name="ce328" table:formula="of:=BITAND([.AA17];[.$AC$7])" office:value-type="float" office:value="0" calcext:value-type="float">
            <text:p>0</text:p>
          </table:table-cell>
          <table:table-cell table:style-name="ce106" table:formula="of:=BITAND([.AA17];[.$AD$7])" office:value-type="float" office:value="0" calcext:value-type="float">
            <text:p>0</text:p>
          </table:table-cell>
          <table:table-cell table:style-name="ce106" table:formula="of:=BITAND([.AA17];[.$AE$7])" office:value-type="float" office:value="8" calcext:value-type="float">
            <text:p>8</text:p>
          </table:table-cell>
          <table:table-cell table:style-name="ce106" table:formula="of:=BITAND([.AA17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ce361" table:formula="of:=BITAND([.AJ17];[.$AB$7])" office:value-type="float" office:value="1" calcext:value-type="float">
            <text:p>1</text:p>
          </table:table-cell>
          <table:table-cell table:style-name="ce378" table:formula="of:=BITAND([.AJ17];[.$AC$7])" office:value-type="float" office:value="0" calcext:value-type="float">
            <text:p>0</text:p>
          </table:table-cell>
          <table:table-cell table:style-name="ce106" table:formula="of:=BITAND([.AJ17];[.$AD$7])" office:value-type="float" office:value="0" calcext:value-type="float">
            <text:p>0</text:p>
          </table:table-cell>
          <table:table-cell table:style-name="ce106" table:formula="of:=BITAND([.AJ17];[.$AE$7])" office:value-type="float" office:value="0" calcext:value-type="float">
            <text:p>0</text:p>
          </table:table-cell>
          <table:table-cell table:style-name="ce106" table:formula="of:=BITAND([.AJ17];[.$AF$7])" office:value-type="float" office:value="16" calcext:value-type="float">
            <text:p>16</text:p>
          </table:table-cell>
          <table:table-cell table:style-name="ce106" table:number-columns-repeated="3"/>
        </table:table-row>
        <table:table-row table:style-name="ro1">
          <table:table-cell office:value-type="string" calcext:value-type="string">
            <text:p>Layer #</text:p>
          </table:table-cell>
          <table:table-cell table:style-name="ce3"/>
          <table:table-cell table:style-name="ce10"/>
          <table:table-cell table:number-columns-repeated="10"/>
          <table:table-cell table:style-name="ce16" office:value-type="string" calcext:value-type="string">
            <text:p>Value</text:p>
          </table:table-cell>
          <table:table-cell table:style-name="ce16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style-name="ce66"/>
          <table:table-cell table:style-name="ce21" table:number-columns-repeated="2"/>
          <table:table-cell/>
          <table:table-cell table:style-name="ce1" office:value-type="float" office:value="9" calcext:value-type="float">
            <text:p>9</text:p>
          </table:table-cell>
          <table:table-cell table:style-name="ce304" table:formula="of:=BITAND([.AA18];[.$AB$7])" office:value-type="float" office:value="1" calcext:value-type="float">
            <text:p>1</text:p>
          </table:table-cell>
          <table:table-cell table:style-name="ce329" table:formula="of:=BITAND([.AA18];[.$AC$7])" office:value-type="float" office:value="0" calcext:value-type="float">
            <text:p>0</text:p>
          </table:table-cell>
          <table:table-cell table:style-name="ce106" table:formula="of:=BITAND([.AA18];[.$AD$7])" office:value-type="float" office:value="0" calcext:value-type="float">
            <text:p>0</text:p>
          </table:table-cell>
          <table:table-cell table:style-name="ce106" table:formula="of:=BITAND([.AA18];[.$AE$7])" office:value-type="float" office:value="8" calcext:value-type="float">
            <text:p>8</text:p>
          </table:table-cell>
          <table:table-cell table:style-name="ce106" table:formula="of:=BITAND([.AA18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ce362" table:formula="of:=BITAND([.AJ18];[.$AB$7])" office:value-type="float" office:value="1" calcext:value-type="float">
            <text:p>1</text:p>
          </table:table-cell>
          <table:table-cell table:style-name="ce379" table:formula="of:=BITAND([.AJ18];[.$AC$7])" office:value-type="float" office:value="2" calcext:value-type="float">
            <text:p>2</text:p>
          </table:table-cell>
          <table:table-cell table:style-name="ce106" table:formula="of:=BITAND([.AJ18];[.$AD$7])" office:value-type="float" office:value="0" calcext:value-type="float">
            <text:p>0</text:p>
          </table:table-cell>
          <table:table-cell table:style-name="ce106" table:formula="of:=BITAND([.AJ18];[.$AE$7])" office:value-type="float" office:value="0" calcext:value-type="float">
            <text:p>0</text:p>
          </table:table-cell>
          <table:table-cell table:style-name="ce106" table:formula="of:=BITAND([.AJ18];[.$AF$7])" office:value-type="float" office:value="16" calcext:value-type="float">
            <text:p>16</text:p>
          </table:table-cell>
          <table:table-cell table:style-name="ce106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olour gradient bottom to top</text:p>
          </table:table-cell>
          <table:table-cell table:style-name="ce10"/>
          <table:table-cell table:number-columns-repeated="10"/>
          <table:table-cell table:style-name="ce17"/>
          <table:table-cell table:style-name="ce17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61" table:formula="of:=[.O19]*[.$O$18]+[.P19]*[.$P$18]+[.Q19]*[.$Q$18]+[.R19]*[.$R$18]+[.S19]*[.$S$18]" office:value-type="float" office:value="31" calcext:value-type="float">
            <text:p>31</text:p>
          </table:table-cell>
          <table:table-cell table:number-columns-repeated="6"/>
          <table:table-cell table:style-name="ce1" office:value-type="float" office:value="10" calcext:value-type="float">
            <text:p>10</text:p>
          </table:table-cell>
          <table:table-cell table:style-name="ce305" table:formula="of:=BITAND([.AA19];[.$AB$7])" office:value-type="float" office:value="0" calcext:value-type="float">
            <text:p>0</text:p>
          </table:table-cell>
          <table:table-cell table:style-name="ce330" table:formula="of:=BITAND([.AA19];[.$AC$7])" office:value-type="float" office:value="2" calcext:value-type="float">
            <text:p>2</text:p>
          </table:table-cell>
          <table:table-cell table:style-name="ce106" table:formula="of:=BITAND([.AA19];[.$AD$7])" office:value-type="float" office:value="0" calcext:value-type="float">
            <text:p>0</text:p>
          </table:table-cell>
          <table:table-cell table:style-name="ce106" table:formula="of:=BITAND([.AA19];[.$AE$7])" office:value-type="float" office:value="8" calcext:value-type="float">
            <text:p>8</text:p>
          </table:table-cell>
          <table:table-cell table:style-name="ce106" table:formula="of:=BITAND([.AA19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ce363" table:formula="of:=BITAND([.AJ19];[.$AB$7])" office:value-type="float" office:value="1" calcext:value-type="float">
            <text:p>1</text:p>
          </table:table-cell>
          <table:table-cell table:style-name="ce380" table:formula="of:=BITAND([.AJ19];[.$AC$7])" office:value-type="float" office:value="0" calcext:value-type="float">
            <text:p>0</text:p>
          </table:table-cell>
          <table:table-cell table:style-name="ce106" table:formula="of:=BITAND([.AJ19];[.$AD$7])" office:value-type="float" office:value="4" calcext:value-type="float">
            <text:p>4</text:p>
          </table:table-cell>
          <table:table-cell table:style-name="ce106" table:formula="of:=BITAND([.AJ19];[.$AE$7])" office:value-type="float" office:value="0" calcext:value-type="float">
            <text:p>0</text:p>
          </table:table-cell>
          <table:table-cell table:style-name="ce106" table:formula="of:=BITAND([.AJ19];[.$AF$7])" office:value-type="float" office:value="16" calcext:value-type="float">
            <text:p>16</text:p>
          </table:table-cell>
          <table:table-cell table:style-name="ce106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Font info text</text:p>
          </table:table-cell>
          <table:table-cell table:style-name="ce10"/>
          <table:table-cell table:number-columns-repeated="10"/>
          <table:table-cell table:style-name="ce18" office:value-type="string" calcext:value-type="string">
            <text:p>AND</text:p>
          </table:table-cell>
          <table:table-cell table:style-name="ce18"/>
          <table:table-cell table:style-name="ce45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63" table:formula="of:=[.P20]*[.$P$18]+[.Q20]*[.$Q$18]+[.R20]*[.$R$18]+[.S20]*[.$S$18]" office:value-type="float" office:value="1" calcext:value-type="float">
            <text:p>1</text:p>
          </table:table-cell>
          <table:table-cell/>
          <table:table-cell office:value-type="string" calcext:value-type="string">
            <text:p>Filters odd numbers</text:p>
          </table:table-cell>
          <table:table-cell table:number-columns-repeated="4"/>
          <table:table-cell table:style-name="ce1" office:value-type="float" office:value="11" calcext:value-type="float">
            <text:p>11</text:p>
          </table:table-cell>
          <table:table-cell table:style-name="ce306" table:formula="of:=BITAND([.AA20];[.$AB$7])" office:value-type="float" office:value="1" calcext:value-type="float">
            <text:p>1</text:p>
          </table:table-cell>
          <table:table-cell table:style-name="ce331" table:formula="of:=BITAND([.AA20];[.$AC$7])" office:value-type="float" office:value="2" calcext:value-type="float">
            <text:p>2</text:p>
          </table:table-cell>
          <table:table-cell table:style-name="ce106" table:formula="of:=BITAND([.AA20];[.$AD$7])" office:value-type="float" office:value="0" calcext:value-type="float">
            <text:p>0</text:p>
          </table:table-cell>
          <table:table-cell table:style-name="ce106" table:formula="of:=BITAND([.AA20];[.$AE$7])" office:value-type="float" office:value="8" calcext:value-type="float">
            <text:p>8</text:p>
          </table:table-cell>
          <table:table-cell table:style-name="ce106" table:formula="of:=BITAND([.AA20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364" table:formula="of:=BITAND([.AJ20];[.$AB$7])" office:value-type="float" office:value="1" calcext:value-type="float">
            <text:p>1</text:p>
          </table:table-cell>
          <table:table-cell table:style-name="ce381" table:formula="of:=BITAND([.AJ20];[.$AC$7])" office:value-type="float" office:value="2" calcext:value-type="float">
            <text:p>2</text:p>
          </table:table-cell>
          <table:table-cell table:style-name="ce106" table:formula="of:=BITAND([.AJ20];[.$AD$7])" office:value-type="float" office:value="4" calcext:value-type="float">
            <text:p>4</text:p>
          </table:table-cell>
          <table:table-cell table:style-name="ce106" table:formula="of:=BITAND([.AJ20];[.$AE$7])" office:value-type="float" office:value="0" calcext:value-type="float">
            <text:p>0</text:p>
          </table:table-cell>
          <table:table-cell table:style-name="ce106" table:formula="of:=BITAND([.AJ20];[.$AF$7])" office:value-type="float" office:value="16" calcext:value-type="float">
            <text:p>16</text:p>
          </table:table-cell>
          <table:table-cell table:style-name="ce106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Icon and message</text:p>
          </table:table-cell>
          <table:table-cell table:style-name="ce10"/>
          <table:table-cell table:number-columns-repeated="12"/>
          <table:table-cell table:formula="of:=BITAND([.P19];[.P20])" office:value-type="float" office:value="0" calcext:value-type="float">
            <text:p>0</text:p>
          </table:table-cell>
          <table:table-cell table:formula="of:=BITAND([.Q19];[.Q20])" office:value-type="float" office:value="0" calcext:value-type="float">
            <text:p>0</text:p>
          </table:table-cell>
          <table:table-cell table:formula="of:=BITAND([.R19];[.R20])" office:value-type="float" office:value="0" calcext:value-type="float">
            <text:p>0</text:p>
          </table:table-cell>
          <table:table-cell table:style-name="ce62" table:formula="of:=BITAND([.S19];[.S20])" office:value-type="float" office:value="1" calcext:value-type="float">
            <text:p>1</text:p>
          </table:table-cell>
          <table:table-cell table:style-name="ce61" table:formula="of:=[.P21]*[.$P$18]+[.Q21]*[.$Q$18]+[.R21]*[.$R$18]+[.S21]*[.$S$18]" office:value-type="float" office:value="1" calcext:value-type="float">
            <text:p>1</text:p>
          </table:table-cell>
          <table:table-cell table:number-columns-repeated="6"/>
          <table:table-cell table:style-name="ce1" office:value-type="float" office:value="12" calcext:value-type="float">
            <text:p>12</text:p>
          </table:table-cell>
          <table:table-cell table:style-name="ce307" table:formula="of:=BITAND([.AA21];[.$AB$7])" office:value-type="float" office:value="0" calcext:value-type="float">
            <text:p>0</text:p>
          </table:table-cell>
          <table:table-cell table:style-name="ce332" table:formula="of:=BITAND([.AA21];[.$AC$7])" office:value-type="float" office:value="0" calcext:value-type="float">
            <text:p>0</text:p>
          </table:table-cell>
          <table:table-cell table:style-name="ce106" table:formula="of:=BITAND([.AA21];[.$AD$7])" office:value-type="float" office:value="4" calcext:value-type="float">
            <text:p>4</text:p>
          </table:table-cell>
          <table:table-cell table:style-name="ce106" table:formula="of:=BITAND([.AA21];[.$AE$7])" office:value-type="float" office:value="8" calcext:value-type="float">
            <text:p>8</text:p>
          </table:table-cell>
          <table:table-cell table:style-name="ce106" table:formula="of:=BITAND([.AA21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5" calcext:value-type="float">
            <text:p>25</text:p>
          </table:table-cell>
          <table:table-cell table:style-name="ce365" table:formula="of:=BITAND([.AJ21];[.$AB$7])" office:value-type="float" office:value="1" calcext:value-type="float">
            <text:p>1</text:p>
          </table:table-cell>
          <table:table-cell table:style-name="ce382" table:formula="of:=BITAND([.AJ21];[.$AC$7])" office:value-type="float" office:value="0" calcext:value-type="float">
            <text:p>0</text:p>
          </table:table-cell>
          <table:table-cell table:style-name="ce106" table:formula="of:=BITAND([.AJ21];[.$AD$7])" office:value-type="float" office:value="0" calcext:value-type="float">
            <text:p>0</text:p>
          </table:table-cell>
          <table:table-cell table:style-name="ce106" table:formula="of:=BITAND([.AJ21];[.$AE$7])" office:value-type="float" office:value="8" calcext:value-type="float">
            <text:p>8</text:p>
          </table:table-cell>
          <table:table-cell table:style-name="ce106" table:formula="of:=BITAND([.AJ21];[.$AF$7])" office:value-type="float" office:value="16" calcext:value-type="float">
            <text:p>16</text:p>
          </table:table-cell>
          <table:table-cell table:style-name="ce106" table:number-columns-repeated="3"/>
        </table:table-row>
        <table:table-row table:style-name="ro1">
          <table:table-cell table:number-columns-repeated="2"/>
          <table:table-cell table:style-name="ce10"/>
          <table:table-cell/>
          <table:table-cell table:style-name="ce280" table:number-columns-repeated="3"/>
          <table:table-cell table:number-columns-repeated="7"/>
          <table:table-cell table:style-name="ce31" table:number-columns-repeated="5"/>
          <table:table-cell table:number-columns-repeated="7"/>
          <table:table-cell table:style-name="ce1" office:value-type="float" office:value="13" calcext:value-type="float">
            <text:p>13</text:p>
          </table:table-cell>
          <table:table-cell table:style-name="ce308" table:formula="of:=BITAND([.AA22];[.$AB$7])" office:value-type="float" office:value="1" calcext:value-type="float">
            <text:p>1</text:p>
          </table:table-cell>
          <table:table-cell table:style-name="ce333" table:formula="of:=BITAND([.AA22];[.$AC$7])" office:value-type="float" office:value="0" calcext:value-type="float">
            <text:p>0</text:p>
          </table:table-cell>
          <table:table-cell table:style-name="ce106" table:formula="of:=BITAND([.AA22];[.$AD$7])" office:value-type="float" office:value="4" calcext:value-type="float">
            <text:p>4</text:p>
          </table:table-cell>
          <table:table-cell table:style-name="ce106" table:formula="of:=BITAND([.AA22];[.$AE$7])" office:value-type="float" office:value="8" calcext:value-type="float">
            <text:p>8</text:p>
          </table:table-cell>
          <table:table-cell table:style-name="ce106" table:formula="of:=BITAND([.AA22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style-name="ce366" table:formula="of:=BITAND([.AJ22];[.$AB$7])" office:value-type="float" office:value="1" calcext:value-type="float">
            <text:p>1</text:p>
          </table:table-cell>
          <table:table-cell table:style-name="ce383" table:formula="of:=BITAND([.AJ22];[.$AC$7])" office:value-type="float" office:value="2" calcext:value-type="float">
            <text:p>2</text:p>
          </table:table-cell>
          <table:table-cell table:style-name="ce106" table:formula="of:=BITAND([.AJ22];[.$AD$7])" office:value-type="float" office:value="0" calcext:value-type="float">
            <text:p>0</text:p>
          </table:table-cell>
          <table:table-cell table:style-name="ce106" table:formula="of:=BITAND([.AJ22];[.$AE$7])" office:value-type="float" office:value="8" calcext:value-type="float">
            <text:p>8</text:p>
          </table:table-cell>
          <table:table-cell table:style-name="ce106" table:formula="of:=BITAND([.AJ22];[.$AF$7])" office:value-type="float" office:value="16" calcext:value-type="float">
            <text:p>16</text:p>
          </table:table-cell>
          <table:table-cell table:style-name="ce106" table:number-columns-repeated="3"/>
        </table:table-row>
        <table:table-row table:style-name="ro1">
          <table:table-cell table:number-columns-repeated="14"/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and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BITAND([.O23];[.Q23])" office:value-type="float" office:value="1" calcext:value-type="float">
            <text:p>1</text:p>
          </table:table-cell>
          <table:table-cell table:style-name="ce31"/>
          <table:table-cell table:number-columns-repeated="7"/>
          <table:table-cell table:style-name="ce1" office:value-type="float" office:value="14" calcext:value-type="float">
            <text:p>14</text:p>
          </table:table-cell>
          <table:table-cell table:style-name="ce309" table:formula="of:=BITAND([.AA23];[.$AB$7])" office:value-type="float" office:value="0" calcext:value-type="float">
            <text:p>0</text:p>
          </table:table-cell>
          <table:table-cell table:style-name="ce334" table:formula="of:=BITAND([.AA23];[.$AC$7])" office:value-type="float" office:value="2" calcext:value-type="float">
            <text:p>2</text:p>
          </table:table-cell>
          <table:table-cell table:style-name="ce106" table:formula="of:=BITAND([.AA23];[.$AD$7])" office:value-type="float" office:value="4" calcext:value-type="float">
            <text:p>4</text:p>
          </table:table-cell>
          <table:table-cell table:style-name="ce106" table:formula="of:=BITAND([.AA23];[.$AE$7])" office:value-type="float" office:value="8" calcext:value-type="float">
            <text:p>8</text:p>
          </table:table-cell>
          <table:table-cell table:style-name="ce106" table:formula="of:=BITAND([.AA23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9" calcext:value-type="float">
            <text:p>29</text:p>
          </table:table-cell>
          <table:table-cell table:style-name="ce367" table:formula="of:=BITAND([.AJ23];[.$AB$7])" office:value-type="float" office:value="1" calcext:value-type="float">
            <text:p>1</text:p>
          </table:table-cell>
          <table:table-cell table:style-name="ce384" table:formula="of:=BITAND([.AJ23];[.$AC$7])" office:value-type="float" office:value="0" calcext:value-type="float">
            <text:p>0</text:p>
          </table:table-cell>
          <table:table-cell table:style-name="ce106" table:formula="of:=BITAND([.AJ23];[.$AD$7])" office:value-type="float" office:value="4" calcext:value-type="float">
            <text:p>4</text:p>
          </table:table-cell>
          <table:table-cell table:style-name="ce106" table:formula="of:=BITAND([.AJ23];[.$AE$7])" office:value-type="float" office:value="8" calcext:value-type="float">
            <text:p>8</text:p>
          </table:table-cell>
          <table:table-cell table:style-name="ce106" table:formula="of:=BITAND([.AJ23];[.$AF$7])" office:value-type="float" office:value="16" calcext:value-type="float">
            <text:p>16</text:p>
          </table:table-cell>
          <table:table-cell table:style-name="ce106" table:number-columns-repeated="3"/>
        </table:table-row>
        <table:table-row table:style-name="ro1">
          <table:table-cell table:number-columns-repeated="14"/>
          <table:table-cell table:style-name="ce31" table:number-columns-repeated="5"/>
          <table:table-cell table:number-columns-repeated="7"/>
          <table:table-cell table:style-name="ce1" office:value-type="float" office:value="15" calcext:value-type="float">
            <text:p>15</text:p>
          </table:table-cell>
          <table:table-cell table:style-name="ce310" table:formula="of:=BITAND([.AA24];[.$AB$7])" office:value-type="float" office:value="1" calcext:value-type="float">
            <text:p>1</text:p>
          </table:table-cell>
          <table:table-cell table:style-name="ce335" table:formula="of:=BITAND([.AA24];[.$AC$7])" office:value-type="float" office:value="2" calcext:value-type="float">
            <text:p>2</text:p>
          </table:table-cell>
          <table:table-cell table:style-name="ce106" table:formula="of:=BITAND([.AA24];[.$AD$7])" office:value-type="float" office:value="4" calcext:value-type="float">
            <text:p>4</text:p>
          </table:table-cell>
          <table:table-cell table:style-name="ce106" table:formula="of:=BITAND([.AA24];[.$AE$7])" office:value-type="float" office:value="8" calcext:value-type="float">
            <text:p>8</text:p>
          </table:table-cell>
          <table:table-cell table:style-name="ce106" table:formula="of:=BITAND([.AA24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31" calcext:value-type="float">
            <text:p>31</text:p>
          </table:table-cell>
          <table:table-cell table:style-name="ce368" table:formula="of:=BITAND([.AJ24];[.$AB$7])" office:value-type="float" office:value="1" calcext:value-type="float">
            <text:p>1</text:p>
          </table:table-cell>
          <table:table-cell table:style-name="ce385" table:formula="of:=BITAND([.AJ24];[.$AC$7])" office:value-type="float" office:value="2" calcext:value-type="float">
            <text:p>2</text:p>
          </table:table-cell>
          <table:table-cell table:style-name="ce106" table:formula="of:=BITAND([.AJ24];[.$AD$7])" office:value-type="float" office:value="4" calcext:value-type="float">
            <text:p>4</text:p>
          </table:table-cell>
          <table:table-cell table:style-name="ce106" table:formula="of:=BITAND([.AJ24];[.$AE$7])" office:value-type="float" office:value="8" calcext:value-type="float">
            <text:p>8</text:p>
          </table:table-cell>
          <table:table-cell table:style-name="ce106" table:formula="of:=BITAND([.AJ24];[.$AF$7])" office:value-type="float" office:value="16" calcext:value-type="float">
            <text:p>16</text:p>
          </table:table-cell>
          <table:table-cell table:style-name="ce106" table:number-columns-repeated="3"/>
        </table:table-row>
        <table:table-row table:style-name="ro1">
          <table:table-cell table:number-columns-repeated="26"/>
          <table:table-cell table:style-name="ce1" office:value-type="float" office:value="16" calcext:value-type="float">
            <text:p>16</text:p>
          </table:table-cell>
          <table:table-cell table:style-name="ce311" table:formula="of:=BITAND([.AA25];[.$AB$7])" office:value-type="float" office:value="0" calcext:value-type="float">
            <text:p>0</text:p>
          </table:table-cell>
          <table:table-cell table:style-name="ce336" table:formula="of:=BITAND([.AA25];[.$AC$7])" office:value-type="float" office:value="0" calcext:value-type="float">
            <text:p>0</text:p>
          </table:table-cell>
          <table:table-cell table:style-name="ce106" table:formula="of:=BITAND([.AA25];[.$AD$7])" office:value-type="float" office:value="0" calcext:value-type="float">
            <text:p>0</text:p>
          </table:table-cell>
          <table:table-cell table:style-name="ce106" table:formula="of:=BITAND([.AA25];[.$AE$7])" office:value-type="float" office:value="0" calcext:value-type="float">
            <text:p>0</text:p>
          </table:table-cell>
          <table:table-cell table:style-name="ce106" table:formula="of:=BITAND([.AA25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6"/>
          <table:table-cell table:style-name="ce1" office:value-type="float" office:value="17" calcext:value-type="float">
            <text:p>17</text:p>
          </table:table-cell>
          <table:table-cell table:style-name="ce312" table:formula="of:=BITAND([.AA26];[.$AB$7])" office:value-type="float" office:value="1" calcext:value-type="float">
            <text:p>1</text:p>
          </table:table-cell>
          <table:table-cell table:style-name="ce337" table:formula="of:=BITAND([.AA26];[.$AC$7])" office:value-type="float" office:value="0" calcext:value-type="float">
            <text:p>0</text:p>
          </table:table-cell>
          <table:table-cell table:style-name="ce106" table:formula="of:=BITAND([.AA26];[.$AD$7])" office:value-type="float" office:value="0" calcext:value-type="float">
            <text:p>0</text:p>
          </table:table-cell>
          <table:table-cell table:style-name="ce106" table:formula="of:=BITAND([.AA26];[.$AE$7])" office:value-type="float" office:value="0" calcext:value-type="float">
            <text:p>0</text:p>
          </table:table-cell>
          <table:table-cell table:style-name="ce106" table:formula="of:=BITAND([.AA26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3"/>
          <table:table-cell table:style-name="ce19" table:number-columns-repeated="2"/>
          <table:table-cell table:style-name="ce21"/>
          <table:table-cell table:style-name="ce46" table:number-columns-repeated="3"/>
          <table:table-cell table:style-name="ce64"/>
          <table:table-cell table:style-name="ce21" table:number-columns-repeated="6"/>
          <table:table-cell table:style-name="ce1" office:value-type="float" office:value="18" calcext:value-type="float">
            <text:p>18</text:p>
          </table:table-cell>
          <table:table-cell table:style-name="ce313" table:formula="of:=BITAND([.AA27];[.$AB$7])" office:value-type="float" office:value="0" calcext:value-type="float">
            <text:p>0</text:p>
          </table:table-cell>
          <table:table-cell table:style-name="ce338" table:formula="of:=BITAND([.AA27];[.$AC$7])" office:value-type="float" office:value="2" calcext:value-type="float">
            <text:p>2</text:p>
          </table:table-cell>
          <table:table-cell table:style-name="ce106" table:formula="of:=BITAND([.AA27];[.$AD$7])" office:value-type="float" office:value="0" calcext:value-type="float">
            <text:p>0</text:p>
          </table:table-cell>
          <table:table-cell table:style-name="ce106" table:formula="of:=BITAND([.AA27];[.$AE$7])" office:value-type="float" office:value="0" calcext:value-type="float">
            <text:p>0</text:p>
          </table:table-cell>
          <table:table-cell table:style-name="ce106" table:formula="of:=BITAND([.AA27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6"/>
          <table:table-cell table:style-name="ce1" office:value-type="float" office:value="19" calcext:value-type="float">
            <text:p>19</text:p>
          </table:table-cell>
          <table:table-cell table:style-name="ce314" table:formula="of:=BITAND([.AA28];[.$AB$7])" office:value-type="float" office:value="1" calcext:value-type="float">
            <text:p>1</text:p>
          </table:table-cell>
          <table:table-cell table:style-name="ce339" table:formula="of:=BITAND([.AA28];[.$AC$7])" office:value-type="float" office:value="2" calcext:value-type="float">
            <text:p>2</text:p>
          </table:table-cell>
          <table:table-cell table:style-name="ce106" table:formula="of:=BITAND([.AA28];[.$AD$7])" office:value-type="float" office:value="0" calcext:value-type="float">
            <text:p>0</text:p>
          </table:table-cell>
          <table:table-cell table:style-name="ce106" table:formula="of:=BITAND([.AA28];[.$AE$7])" office:value-type="float" office:value="0" calcext:value-type="float">
            <text:p>0</text:p>
          </table:table-cell>
          <table:table-cell table:style-name="ce106" table:formula="of:=BITAND([.AA28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6"/>
          <table:table-cell table:style-name="ce1" office:value-type="float" office:value="20" calcext:value-type="float">
            <text:p>20</text:p>
          </table:table-cell>
          <table:table-cell table:style-name="ce315" table:formula="of:=BITAND([.AA29];[.$AB$7])" office:value-type="float" office:value="0" calcext:value-type="float">
            <text:p>0</text:p>
          </table:table-cell>
          <table:table-cell table:style-name="ce340" table:formula="of:=BITAND([.AA29];[.$AC$7])" office:value-type="float" office:value="0" calcext:value-type="float">
            <text:p>0</text:p>
          </table:table-cell>
          <table:table-cell table:style-name="ce106" table:formula="of:=BITAND([.AA29];[.$AD$7])" office:value-type="float" office:value="4" calcext:value-type="float">
            <text:p>4</text:p>
          </table:table-cell>
          <table:table-cell table:style-name="ce106" table:formula="of:=BITAND([.AA29];[.$AE$7])" office:value-type="float" office:value="0" calcext:value-type="float">
            <text:p>0</text:p>
          </table:table-cell>
          <table:table-cell table:style-name="ce106" table:formula="of:=BITAND([.AA29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6"/>
          <table:table-cell table:style-name="ce1" office:value-type="float" office:value="21" calcext:value-type="float">
            <text:p>21</text:p>
          </table:table-cell>
          <table:table-cell table:style-name="ce316" table:formula="of:=BITAND([.AA30];[.$AB$7])" office:value-type="float" office:value="1" calcext:value-type="float">
            <text:p>1</text:p>
          </table:table-cell>
          <table:table-cell table:style-name="ce341" table:formula="of:=BITAND([.AA30];[.$AC$7])" office:value-type="float" office:value="0" calcext:value-type="float">
            <text:p>0</text:p>
          </table:table-cell>
          <table:table-cell table:style-name="ce106" table:formula="of:=BITAND([.AA30];[.$AD$7])" office:value-type="float" office:value="4" calcext:value-type="float">
            <text:p>4</text:p>
          </table:table-cell>
          <table:table-cell table:style-name="ce106" table:formula="of:=BITAND([.AA30];[.$AE$7])" office:value-type="float" office:value="0" calcext:value-type="float">
            <text:p>0</text:p>
          </table:table-cell>
          <table:table-cell table:style-name="ce106" table:formula="of:=BITAND([.AA30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6"/>
          <table:table-cell table:style-name="ce1" office:value-type="float" office:value="22" calcext:value-type="float">
            <text:p>22</text:p>
          </table:table-cell>
          <table:table-cell table:style-name="ce317" table:formula="of:=BITAND([.AA31];[.$AB$7])" office:value-type="float" office:value="0" calcext:value-type="float">
            <text:p>0</text:p>
          </table:table-cell>
          <table:table-cell table:style-name="ce342" table:formula="of:=BITAND([.AA31];[.$AC$7])" office:value-type="float" office:value="2" calcext:value-type="float">
            <text:p>2</text:p>
          </table:table-cell>
          <table:table-cell table:style-name="ce106" table:formula="of:=BITAND([.AA31];[.$AD$7])" office:value-type="float" office:value="4" calcext:value-type="float">
            <text:p>4</text:p>
          </table:table-cell>
          <table:table-cell table:style-name="ce106" table:formula="of:=BITAND([.AA31];[.$AE$7])" office:value-type="float" office:value="0" calcext:value-type="float">
            <text:p>0</text:p>
          </table:table-cell>
          <table:table-cell table:style-name="ce106" table:formula="of:=BITAND([.AA31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6"/>
          <table:table-cell table:style-name="ce1" office:value-type="float" office:value="23" calcext:value-type="float">
            <text:p>23</text:p>
          </table:table-cell>
          <table:table-cell table:style-name="ce318" table:formula="of:=BITAND([.AA32];[.$AB$7])" office:value-type="float" office:value="1" calcext:value-type="float">
            <text:p>1</text:p>
          </table:table-cell>
          <table:table-cell table:style-name="ce343" table:formula="of:=BITAND([.AA32];[.$AC$7])" office:value-type="float" office:value="2" calcext:value-type="float">
            <text:p>2</text:p>
          </table:table-cell>
          <table:table-cell table:style-name="ce106" table:formula="of:=BITAND([.AA32];[.$AD$7])" office:value-type="float" office:value="4" calcext:value-type="float">
            <text:p>4</text:p>
          </table:table-cell>
          <table:table-cell table:style-name="ce106" table:formula="of:=BITAND([.AA32];[.$AE$7])" office:value-type="float" office:value="0" calcext:value-type="float">
            <text:p>0</text:p>
          </table:table-cell>
          <table:table-cell table:style-name="ce106" table:formula="of:=BITAND([.AA32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6"/>
          <table:table-cell table:style-name="ce1" office:value-type="float" office:value="24" calcext:value-type="float">
            <text:p>24</text:p>
          </table:table-cell>
          <table:table-cell table:style-name="ce319" table:formula="of:=BITAND([.AA33];[.$AB$7])" office:value-type="float" office:value="0" calcext:value-type="float">
            <text:p>0</text:p>
          </table:table-cell>
          <table:table-cell table:style-name="ce344" table:formula="of:=BITAND([.AA33];[.$AC$7])" office:value-type="float" office:value="0" calcext:value-type="float">
            <text:p>0</text:p>
          </table:table-cell>
          <table:table-cell table:style-name="ce106" table:formula="of:=BITAND([.AA33];[.$AD$7])" office:value-type="float" office:value="0" calcext:value-type="float">
            <text:p>0</text:p>
          </table:table-cell>
          <table:table-cell table:style-name="ce106" table:formula="of:=BITAND([.AA33];[.$AE$7])" office:value-type="float" office:value="8" calcext:value-type="float">
            <text:p>8</text:p>
          </table:table-cell>
          <table:table-cell table:style-name="ce106" table:formula="of:=BITAND([.AA33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3"/>
          <table:table-cell table:style-name="ce20" table:number-columns-repeated="2"/>
          <table:table-cell table:style-name="ce21" table:number-columns-repeated="4"/>
          <table:table-cell table:style-name="ce65"/>
          <table:table-cell table:style-name="ce21" table:number-columns-repeated="6"/>
          <table:table-cell table:style-name="ce1" office:value-type="float" office:value="25" calcext:value-type="float">
            <text:p>25</text:p>
          </table:table-cell>
          <table:table-cell table:style-name="ce320" table:formula="of:=BITAND([.AA34];[.$AB$7])" office:value-type="float" office:value="1" calcext:value-type="float">
            <text:p>1</text:p>
          </table:table-cell>
          <table:table-cell table:style-name="ce345" table:formula="of:=BITAND([.AA34];[.$AC$7])" office:value-type="float" office:value="0" calcext:value-type="float">
            <text:p>0</text:p>
          </table:table-cell>
          <table:table-cell table:style-name="ce106" table:formula="of:=BITAND([.AA34];[.$AD$7])" office:value-type="float" office:value="0" calcext:value-type="float">
            <text:p>0</text:p>
          </table:table-cell>
          <table:table-cell table:style-name="ce106" table:formula="of:=BITAND([.AA34];[.$AE$7])" office:value-type="float" office:value="8" calcext:value-type="float">
            <text:p>8</text:p>
          </table:table-cell>
          <table:table-cell table:style-name="ce106" table:formula="of:=BITAND([.AA34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3"/>
          <table:table-cell table:style-name="ce19" table:number-columns-repeated="2"/>
          <table:table-cell table:style-name="ce21"/>
          <table:table-cell table:style-name="ce46" table:number-columns-repeated="3"/>
          <table:table-cell table:style-name="ce64"/>
          <table:table-cell table:style-name="ce21" table:number-columns-repeated="6"/>
          <table:table-cell table:style-name="ce1" office:value-type="float" office:value="26" calcext:value-type="float">
            <text:p>26</text:p>
          </table:table-cell>
          <table:table-cell table:style-name="ce321" table:formula="of:=BITAND([.AA35];[.$AB$7])" office:value-type="float" office:value="0" calcext:value-type="float">
            <text:p>0</text:p>
          </table:table-cell>
          <table:table-cell table:style-name="ce346" table:formula="of:=BITAND([.AA35];[.$AC$7])" office:value-type="float" office:value="2" calcext:value-type="float">
            <text:p>2</text:p>
          </table:table-cell>
          <table:table-cell table:style-name="ce106" table:formula="of:=BITAND([.AA35];[.$AD$7])" office:value-type="float" office:value="0" calcext:value-type="float">
            <text:p>0</text:p>
          </table:table-cell>
          <table:table-cell table:style-name="ce106" table:formula="of:=BITAND([.AA35];[.$AE$7])" office:value-type="float" office:value="8" calcext:value-type="float">
            <text:p>8</text:p>
          </table:table-cell>
          <table:table-cell table:style-name="ce106" table:formula="of:=BITAND([.AA35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3"/>
          <table:table-cell table:style-name="ce21" table:number-columns-repeated="4"/>
          <table:table-cell table:style-name="ce46"/>
          <table:table-cell table:style-name="ce21"/>
          <table:table-cell table:style-name="ce65"/>
          <table:table-cell table:style-name="ce21" table:number-columns-repeated="6"/>
          <table:table-cell table:style-name="ce1" office:value-type="float" office:value="27" calcext:value-type="float">
            <text:p>27</text:p>
          </table:table-cell>
          <table:table-cell table:style-name="ce322" table:formula="of:=BITAND([.AA36];[.$AB$7])" office:value-type="float" office:value="1" calcext:value-type="float">
            <text:p>1</text:p>
          </table:table-cell>
          <table:table-cell table:style-name="ce347" table:formula="of:=BITAND([.AA36];[.$AC$7])" office:value-type="float" office:value="2" calcext:value-type="float">
            <text:p>2</text:p>
          </table:table-cell>
          <table:table-cell table:style-name="ce106" table:formula="of:=BITAND([.AA36];[.$AD$7])" office:value-type="float" office:value="0" calcext:value-type="float">
            <text:p>0</text:p>
          </table:table-cell>
          <table:table-cell table:style-name="ce106" table:formula="of:=BITAND([.AA36];[.$AE$7])" office:value-type="float" office:value="8" calcext:value-type="float">
            <text:p>8</text:p>
          </table:table-cell>
          <table:table-cell table:style-name="ce106" table:formula="of:=BITAND([.AA36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3"/>
          <table:table-cell table:style-name="ce21" table:number-columns-repeated="13"/>
          <table:table-cell table:style-name="ce1" office:value-type="float" office:value="28" calcext:value-type="float">
            <text:p>28</text:p>
          </table:table-cell>
          <table:table-cell table:style-name="ce323" table:formula="of:=BITAND([.AA37];[.$AB$7])" office:value-type="float" office:value="0" calcext:value-type="float">
            <text:p>0</text:p>
          </table:table-cell>
          <table:table-cell table:style-name="ce348" table:formula="of:=BITAND([.AA37];[.$AC$7])" office:value-type="float" office:value="0" calcext:value-type="float">
            <text:p>0</text:p>
          </table:table-cell>
          <table:table-cell table:style-name="ce106" table:formula="of:=BITAND([.AA37];[.$AD$7])" office:value-type="float" office:value="4" calcext:value-type="float">
            <text:p>4</text:p>
          </table:table-cell>
          <table:table-cell table:style-name="ce106" table:formula="of:=BITAND([.AA37];[.$AE$7])" office:value-type="float" office:value="8" calcext:value-type="float">
            <text:p>8</text:p>
          </table:table-cell>
          <table:table-cell table:style-name="ce106" table:formula="of:=BITAND([.AA37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0"/>
          <table:table-cell table:style-name="ce67"/>
          <table:table-cell table:number-columns-repeated="5"/>
          <table:table-cell table:style-name="ce1" office:value-type="float" office:value="29" calcext:value-type="float">
            <text:p>29</text:p>
          </table:table-cell>
          <table:table-cell table:style-name="ce324" table:formula="of:=BITAND([.AA38];[.$AB$7])" office:value-type="float" office:value="1" calcext:value-type="float">
            <text:p>1</text:p>
          </table:table-cell>
          <table:table-cell table:style-name="ce349" table:formula="of:=BITAND([.AA38];[.$AC$7])" office:value-type="float" office:value="0" calcext:value-type="float">
            <text:p>0</text:p>
          </table:table-cell>
          <table:table-cell table:style-name="ce106" table:formula="of:=BITAND([.AA38];[.$AD$7])" office:value-type="float" office:value="4" calcext:value-type="float">
            <text:p>4</text:p>
          </table:table-cell>
          <table:table-cell table:style-name="ce106" table:formula="of:=BITAND([.AA38];[.$AE$7])" office:value-type="float" office:value="8" calcext:value-type="float">
            <text:p>8</text:p>
          </table:table-cell>
          <table:table-cell table:style-name="ce106" table:formula="of:=BITAND([.AA38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6"/>
          <table:table-cell table:style-name="ce1" office:value-type="float" office:value="30" calcext:value-type="float">
            <text:p>30</text:p>
          </table:table-cell>
          <table:table-cell table:style-name="ce325" table:formula="of:=BITAND([.AA39];[.$AB$7])" office:value-type="float" office:value="0" calcext:value-type="float">
            <text:p>0</text:p>
          </table:table-cell>
          <table:table-cell table:style-name="ce350" table:formula="of:=BITAND([.AA39];[.$AC$7])" office:value-type="float" office:value="2" calcext:value-type="float">
            <text:p>2</text:p>
          </table:table-cell>
          <table:table-cell table:style-name="ce106" table:formula="of:=BITAND([.AA39];[.$AD$7])" office:value-type="float" office:value="4" calcext:value-type="float">
            <text:p>4</text:p>
          </table:table-cell>
          <table:table-cell table:style-name="ce106" table:formula="of:=BITAND([.AA39];[.$AE$7])" office:value-type="float" office:value="8" calcext:value-type="float">
            <text:p>8</text:p>
          </table:table-cell>
          <table:table-cell table:style-name="ce106" table:formula="of:=BITAND([.AA39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6"/>
          <table:table-cell table:style-name="ce1" office:value-type="float" office:value="31" calcext:value-type="float">
            <text:p>31</text:p>
          </table:table-cell>
          <table:table-cell table:style-name="ce326" table:formula="of:=BITAND([.AA40];[.$AB$7])" office:value-type="float" office:value="1" calcext:value-type="float">
            <text:p>1</text:p>
          </table:table-cell>
          <table:table-cell table:style-name="ce351" table:formula="of:=BITAND([.AA40];[.$AC$7])" office:value-type="float" office:value="2" calcext:value-type="float">
            <text:p>2</text:p>
          </table:table-cell>
          <table:table-cell table:style-name="ce106" table:formula="of:=BITAND([.AA40];[.$AD$7])" office:value-type="float" office:value="4" calcext:value-type="float">
            <text:p>4</text:p>
          </table:table-cell>
          <table:table-cell table:style-name="ce106" table:formula="of:=BITAND([.AA40];[.$AE$7])" office:value-type="float" office:value="8" calcext:value-type="float">
            <text:p>8</text:p>
          </table:table-cell>
          <table:table-cell table:style-name="ce106" table:formula="of:=BITAND([.AA40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 table:number-rows-repeated="6">
          <table:table-cell table:number-columns-repeated="44"/>
        </table:table-row>
        <table:table-row table:style-name="ro1">
          <table:table-cell table:number-columns-repeated="15"/>
          <table:table-cell table:style-name="ce17" table:number-columns-repeated="4"/>
          <table:table-cell table:number-columns-repeated="25"/>
        </table:table-row>
        <table:table-row table:style-name="ro1" table:number-rows-repeated="2">
          <table:table-cell table:number-columns-repeated="44"/>
        </table:table-row>
        <table:table-row table:style-name="ro1">
          <table:table-cell table:number-columns-repeated="3"/>
          <table:table-cell table:style-name="ce11" table:number-columns-repeated="9"/>
          <table:table-cell table:number-columns-repeated="32"/>
        </table:table-row>
        <table:table-row table:style-name="ro1">
          <table:table-cell/>
          <table:table-cell table:style-name="ce6" table:number-columns-repeated="2"/>
          <table:table-cell table:style-name="ce11" table:number-columns-repeated="9"/>
          <table:table-cell table:number-columns-repeated="32"/>
        </table:table-row>
        <table:table-row table:style-name="ro1" table:number-rows-repeated="9">
          <table:table-cell/>
          <table:table-cell table:style-name="ce6" table:number-columns-repeated="2"/>
          <table:table-cell table:number-columns-repeated="41"/>
        </table:table-row>
        <table:table-row table:style-name="ro1">
          <table:table-cell/>
          <table:table-cell table:style-name="ce6" table:number-columns-repeated="2"/>
          <table:table-cell table:number-columns-repeated="22"/>
          <table:table-cell table:style-name="ce1"/>
          <table:table-cell table:number-columns-repeated="18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41"/>
        </table:table-row>
        <table:table-row table:style-name="ro1">
          <table:table-cell/>
          <table:table-cell table:style-name="ce6" table:number-columns-repeated="2"/>
          <table:table-cell table:number-columns-repeated="12"/>
          <table:table-cell table:style-name="ce1" table:number-columns-repeated="8"/>
          <table:table-cell table:number-columns-repeated="21"/>
        </table:table-row>
        <table:table-row table:style-name="ro1" table:number-rows-repeated="3">
          <table:table-cell/>
          <table:table-cell table:style-name="ce6" table:number-columns-repeated="2"/>
          <table:table-cell table:number-columns-repeated="41"/>
        </table:table-row>
        <table:table-row table:style-name="ro1">
          <table:table-cell/>
          <table:table-cell table:style-name="ce6" table:number-columns-repeated="2"/>
          <table:table-cell table:number-columns-repeated="12"/>
          <table:table-cell table:style-name="ce39" table:number-columns-repeated="4"/>
          <table:table-cell table:style-name="ce1" table:number-columns-repeated="2"/>
          <table:table-cell table:number-columns-repeated="23"/>
        </table:table-row>
        <table:table-row table:style-name="ro1">
          <table:table-cell/>
          <table:table-cell table:style-name="ce6" table:number-columns-repeated="2"/>
          <table:table-cell table:number-columns-repeated="41"/>
        </table:table-row>
        <table:table-row table:style-name="ro1">
          <table:table-cell/>
          <table:table-cell table:style-name="ce6" table:number-columns-repeated="2"/>
          <table:table-cell table:number-columns-repeated="12"/>
          <table:table-cell table:style-name="ce1" table:number-columns-repeated="5"/>
          <table:table-cell table:number-columns-repeated="24"/>
        </table:table-row>
        <calcext:conditional-formats>
          <calcext:conditional-format calcext:target-range-address="v4_3.AB8:v4_3.AB8">
            <calcext:condition calcext:apply-style-name="green1" calcext:value="=1" calcext:base-cell-address="v4_3.AB8"/>
            <calcext:condition calcext:apply-style-name="green2" calcext:value="=2" calcext:base-cell-address="v4_3.AB8"/>
            <calcext:condition calcext:apply-style-name="green4" calcext:value="=4" calcext:base-cell-address="v4_3.AB8"/>
            <calcext:condition calcext:apply-style-name="green8" calcext:value="=8" calcext:base-cell-address="v4_3.AB8"/>
            <calcext:condition calcext:apply-style-name="green16" calcext:value="=16" calcext:base-cell-address="v4_3.AB8"/>
          </calcext:conditional-format>
          <calcext:conditional-format calcext:target-range-address="v4_3.AB9:v4_3.AB9">
            <calcext:condition calcext:apply-style-name="green1" calcext:value="=1" calcext:base-cell-address="v4_3.AB9"/>
            <calcext:condition calcext:apply-style-name="green2" calcext:value="=2" calcext:base-cell-address="v4_3.AB9"/>
            <calcext:condition calcext:apply-style-name="green4" calcext:value="=4" calcext:base-cell-address="v4_3.AB9"/>
            <calcext:condition calcext:apply-style-name="green8" calcext:value="=8" calcext:base-cell-address="v4_3.AB9"/>
            <calcext:condition calcext:apply-style-name="green16" calcext:value="=16" calcext:base-cell-address="v4_3.AB9"/>
          </calcext:conditional-format>
          <calcext:conditional-format calcext:target-range-address="v4_3.AB10:v4_3.AB10">
            <calcext:condition calcext:apply-style-name="green1" calcext:value="=1" calcext:base-cell-address="v4_3.AB10"/>
            <calcext:condition calcext:apply-style-name="green2" calcext:value="=2" calcext:base-cell-address="v4_3.AB10"/>
            <calcext:condition calcext:apply-style-name="green4" calcext:value="=4" calcext:base-cell-address="v4_3.AB10"/>
            <calcext:condition calcext:apply-style-name="green8" calcext:value="=8" calcext:base-cell-address="v4_3.AB10"/>
            <calcext:condition calcext:apply-style-name="green16" calcext:value="=16" calcext:base-cell-address="v4_3.AB10"/>
          </calcext:conditional-format>
          <calcext:conditional-format calcext:target-range-address="v4_3.AB11:v4_3.AB11">
            <calcext:condition calcext:apply-style-name="green1" calcext:value="=1" calcext:base-cell-address="v4_3.AB11"/>
            <calcext:condition calcext:apply-style-name="green2" calcext:value="=2" calcext:base-cell-address="v4_3.AB11"/>
            <calcext:condition calcext:apply-style-name="green4" calcext:value="=4" calcext:base-cell-address="v4_3.AB11"/>
            <calcext:condition calcext:apply-style-name="green8" calcext:value="=8" calcext:base-cell-address="v4_3.AB11"/>
            <calcext:condition calcext:apply-style-name="green16" calcext:value="=16" calcext:base-cell-address="v4_3.AB11"/>
          </calcext:conditional-format>
          <calcext:conditional-format calcext:target-range-address="v4_3.AB12:v4_3.AB12">
            <calcext:condition calcext:apply-style-name="green1" calcext:value="=1" calcext:base-cell-address="v4_3.AB12"/>
            <calcext:condition calcext:apply-style-name="green2" calcext:value="=2" calcext:base-cell-address="v4_3.AB12"/>
            <calcext:condition calcext:apply-style-name="green4" calcext:value="=4" calcext:base-cell-address="v4_3.AB12"/>
            <calcext:condition calcext:apply-style-name="green8" calcext:value="=8" calcext:base-cell-address="v4_3.AB12"/>
            <calcext:condition calcext:apply-style-name="green16" calcext:value="=16" calcext:base-cell-address="v4_3.AB12"/>
          </calcext:conditional-format>
          <calcext:conditional-format calcext:target-range-address="v4_3.AB13:v4_3.AB13">
            <calcext:condition calcext:apply-style-name="green1" calcext:value="=1" calcext:base-cell-address="v4_3.AB13"/>
            <calcext:condition calcext:apply-style-name="green2" calcext:value="=2" calcext:base-cell-address="v4_3.AB13"/>
            <calcext:condition calcext:apply-style-name="green4" calcext:value="=4" calcext:base-cell-address="v4_3.AB13"/>
            <calcext:condition calcext:apply-style-name="green8" calcext:value="=8" calcext:base-cell-address="v4_3.AB13"/>
            <calcext:condition calcext:apply-style-name="green16" calcext:value="=16" calcext:base-cell-address="v4_3.AB13"/>
          </calcext:conditional-format>
          <calcext:conditional-format calcext:target-range-address="v4_3.AB14:v4_3.AB14">
            <calcext:condition calcext:apply-style-name="green1" calcext:value="=1" calcext:base-cell-address="v4_3.AB14"/>
            <calcext:condition calcext:apply-style-name="green2" calcext:value="=2" calcext:base-cell-address="v4_3.AB14"/>
            <calcext:condition calcext:apply-style-name="green4" calcext:value="=4" calcext:base-cell-address="v4_3.AB14"/>
            <calcext:condition calcext:apply-style-name="green8" calcext:value="=8" calcext:base-cell-address="v4_3.AB14"/>
            <calcext:condition calcext:apply-style-name="green16" calcext:value="=16" calcext:base-cell-address="v4_3.AB14"/>
          </calcext:conditional-format>
          <calcext:conditional-format calcext:target-range-address="v4_3.AB15:v4_3.AB15">
            <calcext:condition calcext:apply-style-name="green1" calcext:value="=1" calcext:base-cell-address="v4_3.AB15"/>
            <calcext:condition calcext:apply-style-name="green2" calcext:value="=2" calcext:base-cell-address="v4_3.AB15"/>
            <calcext:condition calcext:apply-style-name="green4" calcext:value="=4" calcext:base-cell-address="v4_3.AB15"/>
            <calcext:condition calcext:apply-style-name="green8" calcext:value="=8" calcext:base-cell-address="v4_3.AB15"/>
            <calcext:condition calcext:apply-style-name="green16" calcext:value="=16" calcext:base-cell-address="v4_3.AB15"/>
          </calcext:conditional-format>
          <calcext:conditional-format calcext:target-range-address="v4_3.AC9:v4_3.AC9">
            <calcext:condition calcext:apply-style-name="green1" calcext:value="=1" calcext:base-cell-address="v4_3.AC9"/>
            <calcext:condition calcext:apply-style-name="green2" calcext:value="=2" calcext:base-cell-address="v4_3.AC9"/>
            <calcext:condition calcext:apply-style-name="green4" calcext:value="=4" calcext:base-cell-address="v4_3.AC9"/>
            <calcext:condition calcext:apply-style-name="green8" calcext:value="=8" calcext:base-cell-address="v4_3.AC9"/>
            <calcext:condition calcext:apply-style-name="green16" calcext:value="=16" calcext:base-cell-address="v4_3.AC9"/>
          </calcext:conditional-format>
          <calcext:conditional-format calcext:target-range-address="v4_3.AB17:v4_3.AB17">
            <calcext:condition calcext:apply-style-name="green1" calcext:value="=1" calcext:base-cell-address="v4_3.AB17"/>
            <calcext:condition calcext:apply-style-name="green2" calcext:value="=2" calcext:base-cell-address="v4_3.AB17"/>
            <calcext:condition calcext:apply-style-name="green4" calcext:value="=4" calcext:base-cell-address="v4_3.AB17"/>
            <calcext:condition calcext:apply-style-name="green8" calcext:value="=8" calcext:base-cell-address="v4_3.AB17"/>
            <calcext:condition calcext:apply-style-name="green16" calcext:value="=16" calcext:base-cell-address="v4_3.AB17"/>
          </calcext:conditional-format>
          <calcext:conditional-format calcext:target-range-address="v4_3.AC17:v4_3.AC17">
            <calcext:condition calcext:apply-style-name="green1" calcext:value="=1" calcext:base-cell-address="v4_3.AC17"/>
            <calcext:condition calcext:apply-style-name="green2" calcext:value="=2" calcext:base-cell-address="v4_3.AC17"/>
            <calcext:condition calcext:apply-style-name="green4" calcext:value="=4" calcext:base-cell-address="v4_3.AC17"/>
            <calcext:condition calcext:apply-style-name="green8" calcext:value="=8" calcext:base-cell-address="v4_3.AC17"/>
            <calcext:condition calcext:apply-style-name="green16" calcext:value="=16" calcext:base-cell-address="v4_3.AC17"/>
          </calcext:conditional-format>
          <calcext:conditional-format calcext:target-range-address="v4_3.AB18:v4_3.AB18">
            <calcext:condition calcext:apply-style-name="green1" calcext:value="=1" calcext:base-cell-address="v4_3.AB18"/>
            <calcext:condition calcext:apply-style-name="green2" calcext:value="=2" calcext:base-cell-address="v4_3.AB18"/>
            <calcext:condition calcext:apply-style-name="green4" calcext:value="=4" calcext:base-cell-address="v4_3.AB18"/>
            <calcext:condition calcext:apply-style-name="green8" calcext:value="=8" calcext:base-cell-address="v4_3.AB18"/>
            <calcext:condition calcext:apply-style-name="green16" calcext:value="=16" calcext:base-cell-address="v4_3.AB18"/>
          </calcext:conditional-format>
          <calcext:conditional-format calcext:target-range-address="v4_3.AC18:v4_3.AC18">
            <calcext:condition calcext:apply-style-name="green1" calcext:value="=1" calcext:base-cell-address="v4_3.AC18"/>
            <calcext:condition calcext:apply-style-name="green2" calcext:value="=2" calcext:base-cell-address="v4_3.AC18"/>
            <calcext:condition calcext:apply-style-name="green4" calcext:value="=4" calcext:base-cell-address="v4_3.AC18"/>
            <calcext:condition calcext:apply-style-name="green8" calcext:value="=8" calcext:base-cell-address="v4_3.AC18"/>
            <calcext:condition calcext:apply-style-name="green16" calcext:value="=16" calcext:base-cell-address="v4_3.AC18"/>
          </calcext:conditional-format>
          <calcext:conditional-format calcext:target-range-address="v4_3.AB19:v4_3.AB19">
            <calcext:condition calcext:apply-style-name="green1" calcext:value="=1" calcext:base-cell-address="v4_3.AB19"/>
            <calcext:condition calcext:apply-style-name="green2" calcext:value="=2" calcext:base-cell-address="v4_3.AB19"/>
            <calcext:condition calcext:apply-style-name="green4" calcext:value="=4" calcext:base-cell-address="v4_3.AB19"/>
            <calcext:condition calcext:apply-style-name="green8" calcext:value="=8" calcext:base-cell-address="v4_3.AB19"/>
            <calcext:condition calcext:apply-style-name="green16" calcext:value="=16" calcext:base-cell-address="v4_3.AB19"/>
          </calcext:conditional-format>
          <calcext:conditional-format calcext:target-range-address="v4_3.AC19:v4_3.AC19">
            <calcext:condition calcext:apply-style-name="green1" calcext:value="=1" calcext:base-cell-address="v4_3.AC19"/>
            <calcext:condition calcext:apply-style-name="green2" calcext:value="=2" calcext:base-cell-address="v4_3.AC19"/>
            <calcext:condition calcext:apply-style-name="green4" calcext:value="=4" calcext:base-cell-address="v4_3.AC19"/>
            <calcext:condition calcext:apply-style-name="green8" calcext:value="=8" calcext:base-cell-address="v4_3.AC19"/>
            <calcext:condition calcext:apply-style-name="green16" calcext:value="=16" calcext:base-cell-address="v4_3.AC19"/>
          </calcext:conditional-format>
          <calcext:conditional-format calcext:target-range-address="v4_3.AB20:v4_3.AB20">
            <calcext:condition calcext:apply-style-name="green1" calcext:value="=1" calcext:base-cell-address="v4_3.AB20"/>
            <calcext:condition calcext:apply-style-name="green2" calcext:value="=2" calcext:base-cell-address="v4_3.AB20"/>
            <calcext:condition calcext:apply-style-name="green4" calcext:value="=4" calcext:base-cell-address="v4_3.AB20"/>
            <calcext:condition calcext:apply-style-name="green8" calcext:value="=8" calcext:base-cell-address="v4_3.AB20"/>
            <calcext:condition calcext:apply-style-name="green16" calcext:value="=16" calcext:base-cell-address="v4_3.AB20"/>
          </calcext:conditional-format>
          <calcext:conditional-format calcext:target-range-address="v4_3.AC20:v4_3.AC20">
            <calcext:condition calcext:apply-style-name="green1" calcext:value="=1" calcext:base-cell-address="v4_3.AC20"/>
            <calcext:condition calcext:apply-style-name="green2" calcext:value="=2" calcext:base-cell-address="v4_3.AC20"/>
            <calcext:condition calcext:apply-style-name="green4" calcext:value="=4" calcext:base-cell-address="v4_3.AC20"/>
            <calcext:condition calcext:apply-style-name="green8" calcext:value="=8" calcext:base-cell-address="v4_3.AC20"/>
            <calcext:condition calcext:apply-style-name="green16" calcext:value="=16" calcext:base-cell-address="v4_3.AC20"/>
          </calcext:conditional-format>
          <calcext:conditional-format calcext:target-range-address="v4_3.AB21:v4_3.AB21">
            <calcext:condition calcext:apply-style-name="green1" calcext:value="=1" calcext:base-cell-address="v4_3.AB21"/>
            <calcext:condition calcext:apply-style-name="green2" calcext:value="=2" calcext:base-cell-address="v4_3.AB21"/>
            <calcext:condition calcext:apply-style-name="green4" calcext:value="=4" calcext:base-cell-address="v4_3.AB21"/>
            <calcext:condition calcext:apply-style-name="green8" calcext:value="=8" calcext:base-cell-address="v4_3.AB21"/>
            <calcext:condition calcext:apply-style-name="green16" calcext:value="=16" calcext:base-cell-address="v4_3.AB21"/>
          </calcext:conditional-format>
          <calcext:conditional-format calcext:target-range-address="v4_3.AC21:v4_3.AC21">
            <calcext:condition calcext:apply-style-name="green1" calcext:value="=1" calcext:base-cell-address="v4_3.AC21"/>
            <calcext:condition calcext:apply-style-name="green2" calcext:value="=2" calcext:base-cell-address="v4_3.AC21"/>
            <calcext:condition calcext:apply-style-name="green4" calcext:value="=4" calcext:base-cell-address="v4_3.AC21"/>
            <calcext:condition calcext:apply-style-name="green8" calcext:value="=8" calcext:base-cell-address="v4_3.AC21"/>
            <calcext:condition calcext:apply-style-name="green16" calcext:value="=16" calcext:base-cell-address="v4_3.AC21"/>
          </calcext:conditional-format>
          <calcext:conditional-format calcext:target-range-address="v4_3.AB22:v4_3.AB22">
            <calcext:condition calcext:apply-style-name="green1" calcext:value="=1" calcext:base-cell-address="v4_3.AB22"/>
            <calcext:condition calcext:apply-style-name="green2" calcext:value="=2" calcext:base-cell-address="v4_3.AB22"/>
            <calcext:condition calcext:apply-style-name="green4" calcext:value="=4" calcext:base-cell-address="v4_3.AB22"/>
            <calcext:condition calcext:apply-style-name="green8" calcext:value="=8" calcext:base-cell-address="v4_3.AB22"/>
            <calcext:condition calcext:apply-style-name="green16" calcext:value="=16" calcext:base-cell-address="v4_3.AB22"/>
          </calcext:conditional-format>
          <calcext:conditional-format calcext:target-range-address="v4_3.AC22:v4_3.AC22">
            <calcext:condition calcext:apply-style-name="green1" calcext:value="=1" calcext:base-cell-address="v4_3.AC22"/>
            <calcext:condition calcext:apply-style-name="green2" calcext:value="=2" calcext:base-cell-address="v4_3.AC22"/>
            <calcext:condition calcext:apply-style-name="green4" calcext:value="=4" calcext:base-cell-address="v4_3.AC22"/>
            <calcext:condition calcext:apply-style-name="green8" calcext:value="=8" calcext:base-cell-address="v4_3.AC22"/>
            <calcext:condition calcext:apply-style-name="green16" calcext:value="=16" calcext:base-cell-address="v4_3.AC22"/>
          </calcext:conditional-format>
          <calcext:conditional-format calcext:target-range-address="v4_3.AB23:v4_3.AB23">
            <calcext:condition calcext:apply-style-name="green1" calcext:value="=1" calcext:base-cell-address="v4_3.AB23"/>
            <calcext:condition calcext:apply-style-name="green2" calcext:value="=2" calcext:base-cell-address="v4_3.AB23"/>
            <calcext:condition calcext:apply-style-name="green4" calcext:value="=4" calcext:base-cell-address="v4_3.AB23"/>
            <calcext:condition calcext:apply-style-name="green8" calcext:value="=8" calcext:base-cell-address="v4_3.AB23"/>
            <calcext:condition calcext:apply-style-name="green16" calcext:value="=16" calcext:base-cell-address="v4_3.AB23"/>
          </calcext:conditional-format>
          <calcext:conditional-format calcext:target-range-address="v4_3.AC23:v4_3.AC23">
            <calcext:condition calcext:apply-style-name="green1" calcext:value="=1" calcext:base-cell-address="v4_3.AC23"/>
            <calcext:condition calcext:apply-style-name="green2" calcext:value="=2" calcext:base-cell-address="v4_3.AC23"/>
            <calcext:condition calcext:apply-style-name="green4" calcext:value="=4" calcext:base-cell-address="v4_3.AC23"/>
            <calcext:condition calcext:apply-style-name="green8" calcext:value="=8" calcext:base-cell-address="v4_3.AC23"/>
            <calcext:condition calcext:apply-style-name="green16" calcext:value="=16" calcext:base-cell-address="v4_3.AC23"/>
          </calcext:conditional-format>
          <calcext:conditional-format calcext:target-range-address="v4_3.AB24:v4_3.AB24">
            <calcext:condition calcext:apply-style-name="green1" calcext:value="=1" calcext:base-cell-address="v4_3.AB24"/>
            <calcext:condition calcext:apply-style-name="green2" calcext:value="=2" calcext:base-cell-address="v4_3.AB24"/>
            <calcext:condition calcext:apply-style-name="green4" calcext:value="=4" calcext:base-cell-address="v4_3.AB24"/>
            <calcext:condition calcext:apply-style-name="green8" calcext:value="=8" calcext:base-cell-address="v4_3.AB24"/>
            <calcext:condition calcext:apply-style-name="green16" calcext:value="=16" calcext:base-cell-address="v4_3.AB24"/>
          </calcext:conditional-format>
          <calcext:conditional-format calcext:target-range-address="v4_3.AC24:v4_3.AC24">
            <calcext:condition calcext:apply-style-name="green1" calcext:value="=1" calcext:base-cell-address="v4_3.AC24"/>
            <calcext:condition calcext:apply-style-name="green2" calcext:value="=2" calcext:base-cell-address="v4_3.AC24"/>
            <calcext:condition calcext:apply-style-name="green4" calcext:value="=4" calcext:base-cell-address="v4_3.AC24"/>
            <calcext:condition calcext:apply-style-name="green8" calcext:value="=8" calcext:base-cell-address="v4_3.AC24"/>
            <calcext:condition calcext:apply-style-name="green16" calcext:value="=16" calcext:base-cell-address="v4_3.AC24"/>
          </calcext:conditional-format>
          <calcext:conditional-format calcext:target-range-address="v4_3.AB25:v4_3.AB25">
            <calcext:condition calcext:apply-style-name="green1" calcext:value="=1" calcext:base-cell-address="v4_3.AB25"/>
            <calcext:condition calcext:apply-style-name="green2" calcext:value="=2" calcext:base-cell-address="v4_3.AB25"/>
            <calcext:condition calcext:apply-style-name="green4" calcext:value="=4" calcext:base-cell-address="v4_3.AB25"/>
            <calcext:condition calcext:apply-style-name="green8" calcext:value="=8" calcext:base-cell-address="v4_3.AB25"/>
            <calcext:condition calcext:apply-style-name="green16" calcext:value="=16" calcext:base-cell-address="v4_3.AB25"/>
          </calcext:conditional-format>
          <calcext:conditional-format calcext:target-range-address="v4_3.AC25:v4_3.AC25">
            <calcext:condition calcext:apply-style-name="green1" calcext:value="=1" calcext:base-cell-address="v4_3.AC25"/>
            <calcext:condition calcext:apply-style-name="green2" calcext:value="=2" calcext:base-cell-address="v4_3.AC25"/>
            <calcext:condition calcext:apply-style-name="green4" calcext:value="=4" calcext:base-cell-address="v4_3.AC25"/>
            <calcext:condition calcext:apply-style-name="green8" calcext:value="=8" calcext:base-cell-address="v4_3.AC25"/>
            <calcext:condition calcext:apply-style-name="green16" calcext:value="=16" calcext:base-cell-address="v4_3.AC25"/>
          </calcext:conditional-format>
          <calcext:conditional-format calcext:target-range-address="v4_3.AB26:v4_3.AB26">
            <calcext:condition calcext:apply-style-name="green1" calcext:value="=1" calcext:base-cell-address="v4_3.AB26"/>
            <calcext:condition calcext:apply-style-name="green2" calcext:value="=2" calcext:base-cell-address="v4_3.AB26"/>
            <calcext:condition calcext:apply-style-name="green4" calcext:value="=4" calcext:base-cell-address="v4_3.AB26"/>
            <calcext:condition calcext:apply-style-name="green8" calcext:value="=8" calcext:base-cell-address="v4_3.AB26"/>
            <calcext:condition calcext:apply-style-name="green16" calcext:value="=16" calcext:base-cell-address="v4_3.AB26"/>
          </calcext:conditional-format>
          <calcext:conditional-format calcext:target-range-address="v4_3.AC26:v4_3.AC26">
            <calcext:condition calcext:apply-style-name="green1" calcext:value="=1" calcext:base-cell-address="v4_3.AC26"/>
            <calcext:condition calcext:apply-style-name="green2" calcext:value="=2" calcext:base-cell-address="v4_3.AC26"/>
            <calcext:condition calcext:apply-style-name="green4" calcext:value="=4" calcext:base-cell-address="v4_3.AC26"/>
            <calcext:condition calcext:apply-style-name="green8" calcext:value="=8" calcext:base-cell-address="v4_3.AC26"/>
            <calcext:condition calcext:apply-style-name="green16" calcext:value="=16" calcext:base-cell-address="v4_3.AC26"/>
          </calcext:conditional-format>
          <calcext:conditional-format calcext:target-range-address="v4_3.AB27:v4_3.AB27">
            <calcext:condition calcext:apply-style-name="green1" calcext:value="=1" calcext:base-cell-address="v4_3.AB27"/>
            <calcext:condition calcext:apply-style-name="green2" calcext:value="=2" calcext:base-cell-address="v4_3.AB27"/>
            <calcext:condition calcext:apply-style-name="green4" calcext:value="=4" calcext:base-cell-address="v4_3.AB27"/>
            <calcext:condition calcext:apply-style-name="green8" calcext:value="=8" calcext:base-cell-address="v4_3.AB27"/>
            <calcext:condition calcext:apply-style-name="green16" calcext:value="=16" calcext:base-cell-address="v4_3.AB27"/>
          </calcext:conditional-format>
          <calcext:conditional-format calcext:target-range-address="v4_3.AC27:v4_3.AC27">
            <calcext:condition calcext:apply-style-name="green1" calcext:value="=1" calcext:base-cell-address="v4_3.AC27"/>
            <calcext:condition calcext:apply-style-name="green2" calcext:value="=2" calcext:base-cell-address="v4_3.AC27"/>
            <calcext:condition calcext:apply-style-name="green4" calcext:value="=4" calcext:base-cell-address="v4_3.AC27"/>
            <calcext:condition calcext:apply-style-name="green8" calcext:value="=8" calcext:base-cell-address="v4_3.AC27"/>
            <calcext:condition calcext:apply-style-name="green16" calcext:value="=16" calcext:base-cell-address="v4_3.AC27"/>
          </calcext:conditional-format>
          <calcext:conditional-format calcext:target-range-address="v4_3.AB28:v4_3.AB28">
            <calcext:condition calcext:apply-style-name="green1" calcext:value="=1" calcext:base-cell-address="v4_3.AB28"/>
            <calcext:condition calcext:apply-style-name="green2" calcext:value="=2" calcext:base-cell-address="v4_3.AB28"/>
            <calcext:condition calcext:apply-style-name="green4" calcext:value="=4" calcext:base-cell-address="v4_3.AB28"/>
            <calcext:condition calcext:apply-style-name="green8" calcext:value="=8" calcext:base-cell-address="v4_3.AB28"/>
            <calcext:condition calcext:apply-style-name="green16" calcext:value="=16" calcext:base-cell-address="v4_3.AB28"/>
          </calcext:conditional-format>
          <calcext:conditional-format calcext:target-range-address="v4_3.AC28:v4_3.AC28">
            <calcext:condition calcext:apply-style-name="green1" calcext:value="=1" calcext:base-cell-address="v4_3.AC28"/>
            <calcext:condition calcext:apply-style-name="green2" calcext:value="=2" calcext:base-cell-address="v4_3.AC28"/>
            <calcext:condition calcext:apply-style-name="green4" calcext:value="=4" calcext:base-cell-address="v4_3.AC28"/>
            <calcext:condition calcext:apply-style-name="green8" calcext:value="=8" calcext:base-cell-address="v4_3.AC28"/>
            <calcext:condition calcext:apply-style-name="green16" calcext:value="=16" calcext:base-cell-address="v4_3.AC28"/>
          </calcext:conditional-format>
          <calcext:conditional-format calcext:target-range-address="v4_3.AB29:v4_3.AB29">
            <calcext:condition calcext:apply-style-name="green1" calcext:value="=1" calcext:base-cell-address="v4_3.AB29"/>
            <calcext:condition calcext:apply-style-name="green2" calcext:value="=2" calcext:base-cell-address="v4_3.AB29"/>
            <calcext:condition calcext:apply-style-name="green4" calcext:value="=4" calcext:base-cell-address="v4_3.AB29"/>
            <calcext:condition calcext:apply-style-name="green8" calcext:value="=8" calcext:base-cell-address="v4_3.AB29"/>
            <calcext:condition calcext:apply-style-name="green16" calcext:value="=16" calcext:base-cell-address="v4_3.AB29"/>
          </calcext:conditional-format>
          <calcext:conditional-format calcext:target-range-address="v4_3.AC29:v4_3.AC29">
            <calcext:condition calcext:apply-style-name="green1" calcext:value="=1" calcext:base-cell-address="v4_3.AC29"/>
            <calcext:condition calcext:apply-style-name="green2" calcext:value="=2" calcext:base-cell-address="v4_3.AC29"/>
            <calcext:condition calcext:apply-style-name="green4" calcext:value="=4" calcext:base-cell-address="v4_3.AC29"/>
            <calcext:condition calcext:apply-style-name="green8" calcext:value="=8" calcext:base-cell-address="v4_3.AC29"/>
            <calcext:condition calcext:apply-style-name="green16" calcext:value="=16" calcext:base-cell-address="v4_3.AC29"/>
          </calcext:conditional-format>
          <calcext:conditional-format calcext:target-range-address="v4_3.AB30:v4_3.AB30">
            <calcext:condition calcext:apply-style-name="green1" calcext:value="=1" calcext:base-cell-address="v4_3.AB30"/>
            <calcext:condition calcext:apply-style-name="green2" calcext:value="=2" calcext:base-cell-address="v4_3.AB30"/>
            <calcext:condition calcext:apply-style-name="green4" calcext:value="=4" calcext:base-cell-address="v4_3.AB30"/>
            <calcext:condition calcext:apply-style-name="green8" calcext:value="=8" calcext:base-cell-address="v4_3.AB30"/>
            <calcext:condition calcext:apply-style-name="green16" calcext:value="=16" calcext:base-cell-address="v4_3.AB30"/>
          </calcext:conditional-format>
          <calcext:conditional-format calcext:target-range-address="v4_3.AC30:v4_3.AC30">
            <calcext:condition calcext:apply-style-name="green1" calcext:value="=1" calcext:base-cell-address="v4_3.AC30"/>
            <calcext:condition calcext:apply-style-name="green2" calcext:value="=2" calcext:base-cell-address="v4_3.AC30"/>
            <calcext:condition calcext:apply-style-name="green4" calcext:value="=4" calcext:base-cell-address="v4_3.AC30"/>
            <calcext:condition calcext:apply-style-name="green8" calcext:value="=8" calcext:base-cell-address="v4_3.AC30"/>
            <calcext:condition calcext:apply-style-name="green16" calcext:value="=16" calcext:base-cell-address="v4_3.AC30"/>
          </calcext:conditional-format>
          <calcext:conditional-format calcext:target-range-address="v4_3.AB31:v4_3.AB31">
            <calcext:condition calcext:apply-style-name="green1" calcext:value="=1" calcext:base-cell-address="v4_3.AB31"/>
            <calcext:condition calcext:apply-style-name="green2" calcext:value="=2" calcext:base-cell-address="v4_3.AB31"/>
            <calcext:condition calcext:apply-style-name="green4" calcext:value="=4" calcext:base-cell-address="v4_3.AB31"/>
            <calcext:condition calcext:apply-style-name="green8" calcext:value="=8" calcext:base-cell-address="v4_3.AB31"/>
            <calcext:condition calcext:apply-style-name="green16" calcext:value="=16" calcext:base-cell-address="v4_3.AB31"/>
          </calcext:conditional-format>
          <calcext:conditional-format calcext:target-range-address="v4_3.AC31:v4_3.AC31">
            <calcext:condition calcext:apply-style-name="green1" calcext:value="=1" calcext:base-cell-address="v4_3.AC31"/>
            <calcext:condition calcext:apply-style-name="green2" calcext:value="=2" calcext:base-cell-address="v4_3.AC31"/>
            <calcext:condition calcext:apply-style-name="green4" calcext:value="=4" calcext:base-cell-address="v4_3.AC31"/>
            <calcext:condition calcext:apply-style-name="green8" calcext:value="=8" calcext:base-cell-address="v4_3.AC31"/>
            <calcext:condition calcext:apply-style-name="green16" calcext:value="=16" calcext:base-cell-address="v4_3.AC31"/>
          </calcext:conditional-format>
          <calcext:conditional-format calcext:target-range-address="v4_3.AB32:v4_3.AB32">
            <calcext:condition calcext:apply-style-name="green1" calcext:value="=1" calcext:base-cell-address="v4_3.AB32"/>
            <calcext:condition calcext:apply-style-name="green2" calcext:value="=2" calcext:base-cell-address="v4_3.AB32"/>
            <calcext:condition calcext:apply-style-name="green4" calcext:value="=4" calcext:base-cell-address="v4_3.AB32"/>
            <calcext:condition calcext:apply-style-name="green8" calcext:value="=8" calcext:base-cell-address="v4_3.AB32"/>
            <calcext:condition calcext:apply-style-name="green16" calcext:value="=16" calcext:base-cell-address="v4_3.AB32"/>
          </calcext:conditional-format>
          <calcext:conditional-format calcext:target-range-address="v4_3.AC32:v4_3.AC32">
            <calcext:condition calcext:apply-style-name="green1" calcext:value="=1" calcext:base-cell-address="v4_3.AC32"/>
            <calcext:condition calcext:apply-style-name="green2" calcext:value="=2" calcext:base-cell-address="v4_3.AC32"/>
            <calcext:condition calcext:apply-style-name="green4" calcext:value="=4" calcext:base-cell-address="v4_3.AC32"/>
            <calcext:condition calcext:apply-style-name="green8" calcext:value="=8" calcext:base-cell-address="v4_3.AC32"/>
            <calcext:condition calcext:apply-style-name="green16" calcext:value="=16" calcext:base-cell-address="v4_3.AC32"/>
          </calcext:conditional-format>
          <calcext:conditional-format calcext:target-range-address="v4_3.AB33:v4_3.AB33">
            <calcext:condition calcext:apply-style-name="green1" calcext:value="=1" calcext:base-cell-address="v4_3.AB33"/>
            <calcext:condition calcext:apply-style-name="green2" calcext:value="=2" calcext:base-cell-address="v4_3.AB33"/>
            <calcext:condition calcext:apply-style-name="green4" calcext:value="=4" calcext:base-cell-address="v4_3.AB33"/>
            <calcext:condition calcext:apply-style-name="green8" calcext:value="=8" calcext:base-cell-address="v4_3.AB33"/>
            <calcext:condition calcext:apply-style-name="green16" calcext:value="=16" calcext:base-cell-address="v4_3.AB33"/>
          </calcext:conditional-format>
          <calcext:conditional-format calcext:target-range-address="v4_3.AC33:v4_3.AC33">
            <calcext:condition calcext:apply-style-name="green1" calcext:value="=1" calcext:base-cell-address="v4_3.AC33"/>
            <calcext:condition calcext:apply-style-name="green2" calcext:value="=2" calcext:base-cell-address="v4_3.AC33"/>
            <calcext:condition calcext:apply-style-name="green4" calcext:value="=4" calcext:base-cell-address="v4_3.AC33"/>
            <calcext:condition calcext:apply-style-name="green8" calcext:value="=8" calcext:base-cell-address="v4_3.AC33"/>
            <calcext:condition calcext:apply-style-name="green16" calcext:value="=16" calcext:base-cell-address="v4_3.AC33"/>
          </calcext:conditional-format>
          <calcext:conditional-format calcext:target-range-address="v4_3.AB34:v4_3.AB34">
            <calcext:condition calcext:apply-style-name="green1" calcext:value="=1" calcext:base-cell-address="v4_3.AB34"/>
            <calcext:condition calcext:apply-style-name="green2" calcext:value="=2" calcext:base-cell-address="v4_3.AB34"/>
            <calcext:condition calcext:apply-style-name="green4" calcext:value="=4" calcext:base-cell-address="v4_3.AB34"/>
            <calcext:condition calcext:apply-style-name="green8" calcext:value="=8" calcext:base-cell-address="v4_3.AB34"/>
            <calcext:condition calcext:apply-style-name="green16" calcext:value="=16" calcext:base-cell-address="v4_3.AB34"/>
          </calcext:conditional-format>
          <calcext:conditional-format calcext:target-range-address="v4_3.AC34:v4_3.AC34">
            <calcext:condition calcext:apply-style-name="green1" calcext:value="=1" calcext:base-cell-address="v4_3.AC34"/>
            <calcext:condition calcext:apply-style-name="green2" calcext:value="=2" calcext:base-cell-address="v4_3.AC34"/>
            <calcext:condition calcext:apply-style-name="green4" calcext:value="=4" calcext:base-cell-address="v4_3.AC34"/>
            <calcext:condition calcext:apply-style-name="green8" calcext:value="=8" calcext:base-cell-address="v4_3.AC34"/>
            <calcext:condition calcext:apply-style-name="green16" calcext:value="=16" calcext:base-cell-address="v4_3.AC34"/>
          </calcext:conditional-format>
          <calcext:conditional-format calcext:target-range-address="v4_3.AB35:v4_3.AB35">
            <calcext:condition calcext:apply-style-name="green1" calcext:value="=1" calcext:base-cell-address="v4_3.AB35"/>
            <calcext:condition calcext:apply-style-name="green2" calcext:value="=2" calcext:base-cell-address="v4_3.AB35"/>
            <calcext:condition calcext:apply-style-name="green4" calcext:value="=4" calcext:base-cell-address="v4_3.AB35"/>
            <calcext:condition calcext:apply-style-name="green8" calcext:value="=8" calcext:base-cell-address="v4_3.AB35"/>
            <calcext:condition calcext:apply-style-name="green16" calcext:value="=16" calcext:base-cell-address="v4_3.AB35"/>
          </calcext:conditional-format>
          <calcext:conditional-format calcext:target-range-address="v4_3.AC35:v4_3.AC35">
            <calcext:condition calcext:apply-style-name="green1" calcext:value="=1" calcext:base-cell-address="v4_3.AC35"/>
            <calcext:condition calcext:apply-style-name="green2" calcext:value="=2" calcext:base-cell-address="v4_3.AC35"/>
            <calcext:condition calcext:apply-style-name="green4" calcext:value="=4" calcext:base-cell-address="v4_3.AC35"/>
            <calcext:condition calcext:apply-style-name="green8" calcext:value="=8" calcext:base-cell-address="v4_3.AC35"/>
            <calcext:condition calcext:apply-style-name="green16" calcext:value="=16" calcext:base-cell-address="v4_3.AC35"/>
          </calcext:conditional-format>
          <calcext:conditional-format calcext:target-range-address="v4_3.AB36:v4_3.AB36">
            <calcext:condition calcext:apply-style-name="green1" calcext:value="=1" calcext:base-cell-address="v4_3.AB36"/>
            <calcext:condition calcext:apply-style-name="green2" calcext:value="=2" calcext:base-cell-address="v4_3.AB36"/>
            <calcext:condition calcext:apply-style-name="green4" calcext:value="=4" calcext:base-cell-address="v4_3.AB36"/>
            <calcext:condition calcext:apply-style-name="green8" calcext:value="=8" calcext:base-cell-address="v4_3.AB36"/>
            <calcext:condition calcext:apply-style-name="green16" calcext:value="=16" calcext:base-cell-address="v4_3.AB36"/>
          </calcext:conditional-format>
          <calcext:conditional-format calcext:target-range-address="v4_3.AC36:v4_3.AC36">
            <calcext:condition calcext:apply-style-name="green1" calcext:value="=1" calcext:base-cell-address="v4_3.AC36"/>
            <calcext:condition calcext:apply-style-name="green2" calcext:value="=2" calcext:base-cell-address="v4_3.AC36"/>
            <calcext:condition calcext:apply-style-name="green4" calcext:value="=4" calcext:base-cell-address="v4_3.AC36"/>
            <calcext:condition calcext:apply-style-name="green8" calcext:value="=8" calcext:base-cell-address="v4_3.AC36"/>
            <calcext:condition calcext:apply-style-name="green16" calcext:value="=16" calcext:base-cell-address="v4_3.AC36"/>
          </calcext:conditional-format>
          <calcext:conditional-format calcext:target-range-address="v4_3.AB37:v4_3.AB37">
            <calcext:condition calcext:apply-style-name="green1" calcext:value="=1" calcext:base-cell-address="v4_3.AB37"/>
            <calcext:condition calcext:apply-style-name="green2" calcext:value="=2" calcext:base-cell-address="v4_3.AB37"/>
            <calcext:condition calcext:apply-style-name="green4" calcext:value="=4" calcext:base-cell-address="v4_3.AB37"/>
            <calcext:condition calcext:apply-style-name="green8" calcext:value="=8" calcext:base-cell-address="v4_3.AB37"/>
            <calcext:condition calcext:apply-style-name="green16" calcext:value="=16" calcext:base-cell-address="v4_3.AB37"/>
          </calcext:conditional-format>
          <calcext:conditional-format calcext:target-range-address="v4_3.AC37:v4_3.AC37">
            <calcext:condition calcext:apply-style-name="green1" calcext:value="=1" calcext:base-cell-address="v4_3.AC37"/>
            <calcext:condition calcext:apply-style-name="green2" calcext:value="=2" calcext:base-cell-address="v4_3.AC37"/>
            <calcext:condition calcext:apply-style-name="green4" calcext:value="=4" calcext:base-cell-address="v4_3.AC37"/>
            <calcext:condition calcext:apply-style-name="green8" calcext:value="=8" calcext:base-cell-address="v4_3.AC37"/>
            <calcext:condition calcext:apply-style-name="green16" calcext:value="=16" calcext:base-cell-address="v4_3.AC37"/>
          </calcext:conditional-format>
          <calcext:conditional-format calcext:target-range-address="v4_3.AB38:v4_3.AB38">
            <calcext:condition calcext:apply-style-name="green1" calcext:value="=1" calcext:base-cell-address="v4_3.AB38"/>
            <calcext:condition calcext:apply-style-name="green2" calcext:value="=2" calcext:base-cell-address="v4_3.AB38"/>
            <calcext:condition calcext:apply-style-name="green4" calcext:value="=4" calcext:base-cell-address="v4_3.AB38"/>
            <calcext:condition calcext:apply-style-name="green8" calcext:value="=8" calcext:base-cell-address="v4_3.AB38"/>
            <calcext:condition calcext:apply-style-name="green16" calcext:value="=16" calcext:base-cell-address="v4_3.AB38"/>
          </calcext:conditional-format>
          <calcext:conditional-format calcext:target-range-address="v4_3.AC38:v4_3.AC38">
            <calcext:condition calcext:apply-style-name="green1" calcext:value="=1" calcext:base-cell-address="v4_3.AC38"/>
            <calcext:condition calcext:apply-style-name="green2" calcext:value="=2" calcext:base-cell-address="v4_3.AC38"/>
            <calcext:condition calcext:apply-style-name="green4" calcext:value="=4" calcext:base-cell-address="v4_3.AC38"/>
            <calcext:condition calcext:apply-style-name="green8" calcext:value="=8" calcext:base-cell-address="v4_3.AC38"/>
            <calcext:condition calcext:apply-style-name="green16" calcext:value="=16" calcext:base-cell-address="v4_3.AC38"/>
          </calcext:conditional-format>
          <calcext:conditional-format calcext:target-range-address="v4_3.AB39:v4_3.AB39">
            <calcext:condition calcext:apply-style-name="green1" calcext:value="=1" calcext:base-cell-address="v4_3.AB39"/>
            <calcext:condition calcext:apply-style-name="green2" calcext:value="=2" calcext:base-cell-address="v4_3.AB39"/>
            <calcext:condition calcext:apply-style-name="green4" calcext:value="=4" calcext:base-cell-address="v4_3.AB39"/>
            <calcext:condition calcext:apply-style-name="green8" calcext:value="=8" calcext:base-cell-address="v4_3.AB39"/>
            <calcext:condition calcext:apply-style-name="green16" calcext:value="=16" calcext:base-cell-address="v4_3.AB39"/>
          </calcext:conditional-format>
          <calcext:conditional-format calcext:target-range-address="v4_3.AC39:v4_3.AC39">
            <calcext:condition calcext:apply-style-name="green1" calcext:value="=1" calcext:base-cell-address="v4_3.AC39"/>
            <calcext:condition calcext:apply-style-name="green2" calcext:value="=2" calcext:base-cell-address="v4_3.AC39"/>
            <calcext:condition calcext:apply-style-name="green4" calcext:value="=4" calcext:base-cell-address="v4_3.AC39"/>
            <calcext:condition calcext:apply-style-name="green8" calcext:value="=8" calcext:base-cell-address="v4_3.AC39"/>
            <calcext:condition calcext:apply-style-name="green16" calcext:value="=16" calcext:base-cell-address="v4_3.AC39"/>
          </calcext:conditional-format>
          <calcext:conditional-format calcext:target-range-address="v4_3.AB40:v4_3.AB40">
            <calcext:condition calcext:apply-style-name="green1" calcext:value="=1" calcext:base-cell-address="v4_3.AB40"/>
            <calcext:condition calcext:apply-style-name="green2" calcext:value="=2" calcext:base-cell-address="v4_3.AB40"/>
            <calcext:condition calcext:apply-style-name="green4" calcext:value="=4" calcext:base-cell-address="v4_3.AB40"/>
            <calcext:condition calcext:apply-style-name="green8" calcext:value="=8" calcext:base-cell-address="v4_3.AB40"/>
            <calcext:condition calcext:apply-style-name="green16" calcext:value="=16" calcext:base-cell-address="v4_3.AB40"/>
          </calcext:conditional-format>
          <calcext:conditional-format calcext:target-range-address="v4_3.AC40:v4_3.AC40">
            <calcext:condition calcext:apply-style-name="green1" calcext:value="=1" calcext:base-cell-address="v4_3.AC40"/>
            <calcext:condition calcext:apply-style-name="green2" calcext:value="=2" calcext:base-cell-address="v4_3.AC40"/>
            <calcext:condition calcext:apply-style-name="green4" calcext:value="=4" calcext:base-cell-address="v4_3.AC40"/>
            <calcext:condition calcext:apply-style-name="green8" calcext:value="=8" calcext:base-cell-address="v4_3.AC40"/>
            <calcext:condition calcext:apply-style-name="green16" calcext:value="=16" calcext:base-cell-address="v4_3.AC40"/>
          </calcext:conditional-format>
          <calcext:conditional-format calcext:target-range-address="v4_3.AK8:v4_3.AK8">
            <calcext:condition calcext:apply-style-name="green1" calcext:value="=1" calcext:base-cell-address="v4_3.AK8"/>
            <calcext:condition calcext:apply-style-name="green2" calcext:value="=2" calcext:base-cell-address="v4_3.AK8"/>
            <calcext:condition calcext:apply-style-name="green4" calcext:value="=4" calcext:base-cell-address="v4_3.AK8"/>
            <calcext:condition calcext:apply-style-name="green8" calcext:value="=8" calcext:base-cell-address="v4_3.AK8"/>
            <calcext:condition calcext:apply-style-name="green16" calcext:value="=16" calcext:base-cell-address="v4_3.AK8"/>
          </calcext:conditional-format>
          <calcext:conditional-format calcext:target-range-address="v4_3.AL8:v4_3.AL8">
            <calcext:condition calcext:apply-style-name="green1" calcext:value="=1" calcext:base-cell-address="v4_3.AL8"/>
            <calcext:condition calcext:apply-style-name="green2" calcext:value="=2" calcext:base-cell-address="v4_3.AL8"/>
            <calcext:condition calcext:apply-style-name="green4" calcext:value="=4" calcext:base-cell-address="v4_3.AL8"/>
            <calcext:condition calcext:apply-style-name="green8" calcext:value="=8" calcext:base-cell-address="v4_3.AL8"/>
            <calcext:condition calcext:apply-style-name="green16" calcext:value="=16" calcext:base-cell-address="v4_3.AL8"/>
          </calcext:conditional-format>
          <calcext:conditional-format calcext:target-range-address="v4_3.AK9:v4_3.AK9">
            <calcext:condition calcext:apply-style-name="green1" calcext:value="=1" calcext:base-cell-address="v4_3.AK9"/>
            <calcext:condition calcext:apply-style-name="green2" calcext:value="=2" calcext:base-cell-address="v4_3.AK9"/>
            <calcext:condition calcext:apply-style-name="green4" calcext:value="=4" calcext:base-cell-address="v4_3.AK9"/>
            <calcext:condition calcext:apply-style-name="green8" calcext:value="=8" calcext:base-cell-address="v4_3.AK9"/>
            <calcext:condition calcext:apply-style-name="green16" calcext:value="=16" calcext:base-cell-address="v4_3.AK9"/>
          </calcext:conditional-format>
          <calcext:conditional-format calcext:target-range-address="v4_3.AL9:v4_3.AL9">
            <calcext:condition calcext:apply-style-name="green1" calcext:value="=1" calcext:base-cell-address="v4_3.AL9"/>
            <calcext:condition calcext:apply-style-name="green2" calcext:value="=2" calcext:base-cell-address="v4_3.AL9"/>
            <calcext:condition calcext:apply-style-name="green4" calcext:value="=4" calcext:base-cell-address="v4_3.AL9"/>
            <calcext:condition calcext:apply-style-name="green8" calcext:value="=8" calcext:base-cell-address="v4_3.AL9"/>
            <calcext:condition calcext:apply-style-name="green16" calcext:value="=16" calcext:base-cell-address="v4_3.AL9"/>
          </calcext:conditional-format>
          <calcext:conditional-format calcext:target-range-address="v4_3.AK10:v4_3.AK10">
            <calcext:condition calcext:apply-style-name="green1" calcext:value="=1" calcext:base-cell-address="v4_3.AK10"/>
            <calcext:condition calcext:apply-style-name="green2" calcext:value="=2" calcext:base-cell-address="v4_3.AK10"/>
            <calcext:condition calcext:apply-style-name="green4" calcext:value="=4" calcext:base-cell-address="v4_3.AK10"/>
            <calcext:condition calcext:apply-style-name="green8" calcext:value="=8" calcext:base-cell-address="v4_3.AK10"/>
            <calcext:condition calcext:apply-style-name="green16" calcext:value="=16" calcext:base-cell-address="v4_3.AK10"/>
          </calcext:conditional-format>
          <calcext:conditional-format calcext:target-range-address="v4_3.AL10:v4_3.AL10">
            <calcext:condition calcext:apply-style-name="green1" calcext:value="=1" calcext:base-cell-address="v4_3.AL10"/>
            <calcext:condition calcext:apply-style-name="green2" calcext:value="=2" calcext:base-cell-address="v4_3.AL10"/>
            <calcext:condition calcext:apply-style-name="green4" calcext:value="=4" calcext:base-cell-address="v4_3.AL10"/>
            <calcext:condition calcext:apply-style-name="green8" calcext:value="=8" calcext:base-cell-address="v4_3.AL10"/>
            <calcext:condition calcext:apply-style-name="green16" calcext:value="=16" calcext:base-cell-address="v4_3.AL10"/>
          </calcext:conditional-format>
          <calcext:conditional-format calcext:target-range-address="v4_3.AK11:v4_3.AK11">
            <calcext:condition calcext:apply-style-name="green1" calcext:value="=1" calcext:base-cell-address="v4_3.AK11"/>
            <calcext:condition calcext:apply-style-name="green2" calcext:value="=2" calcext:base-cell-address="v4_3.AK11"/>
            <calcext:condition calcext:apply-style-name="green4" calcext:value="=4" calcext:base-cell-address="v4_3.AK11"/>
            <calcext:condition calcext:apply-style-name="green8" calcext:value="=8" calcext:base-cell-address="v4_3.AK11"/>
            <calcext:condition calcext:apply-style-name="green16" calcext:value="=16" calcext:base-cell-address="v4_3.AK11"/>
          </calcext:conditional-format>
          <calcext:conditional-format calcext:target-range-address="v4_3.AL11:v4_3.AL11">
            <calcext:condition calcext:apply-style-name="green1" calcext:value="=1" calcext:base-cell-address="v4_3.AL11"/>
            <calcext:condition calcext:apply-style-name="green2" calcext:value="=2" calcext:base-cell-address="v4_3.AL11"/>
            <calcext:condition calcext:apply-style-name="green4" calcext:value="=4" calcext:base-cell-address="v4_3.AL11"/>
            <calcext:condition calcext:apply-style-name="green8" calcext:value="=8" calcext:base-cell-address="v4_3.AL11"/>
            <calcext:condition calcext:apply-style-name="green16" calcext:value="=16" calcext:base-cell-address="v4_3.AL11"/>
          </calcext:conditional-format>
          <calcext:conditional-format calcext:target-range-address="v4_3.AK12:v4_3.AK12">
            <calcext:condition calcext:apply-style-name="green1" calcext:value="=1" calcext:base-cell-address="v4_3.AK12"/>
            <calcext:condition calcext:apply-style-name="green2" calcext:value="=2" calcext:base-cell-address="v4_3.AK12"/>
            <calcext:condition calcext:apply-style-name="green4" calcext:value="=4" calcext:base-cell-address="v4_3.AK12"/>
            <calcext:condition calcext:apply-style-name="green8" calcext:value="=8" calcext:base-cell-address="v4_3.AK12"/>
            <calcext:condition calcext:apply-style-name="green16" calcext:value="=16" calcext:base-cell-address="v4_3.AK12"/>
          </calcext:conditional-format>
          <calcext:conditional-format calcext:target-range-address="v4_3.AL12:v4_3.AL12">
            <calcext:condition calcext:apply-style-name="green1" calcext:value="=1" calcext:base-cell-address="v4_3.AL12"/>
            <calcext:condition calcext:apply-style-name="green2" calcext:value="=2" calcext:base-cell-address="v4_3.AL12"/>
            <calcext:condition calcext:apply-style-name="green4" calcext:value="=4" calcext:base-cell-address="v4_3.AL12"/>
            <calcext:condition calcext:apply-style-name="green8" calcext:value="=8" calcext:base-cell-address="v4_3.AL12"/>
            <calcext:condition calcext:apply-style-name="green16" calcext:value="=16" calcext:base-cell-address="v4_3.AL12"/>
          </calcext:conditional-format>
          <calcext:conditional-format calcext:target-range-address="v4_3.AK13:v4_3.AK13">
            <calcext:condition calcext:apply-style-name="green1" calcext:value="=1" calcext:base-cell-address="v4_3.AK13"/>
            <calcext:condition calcext:apply-style-name="green2" calcext:value="=2" calcext:base-cell-address="v4_3.AK13"/>
            <calcext:condition calcext:apply-style-name="green4" calcext:value="=4" calcext:base-cell-address="v4_3.AK13"/>
            <calcext:condition calcext:apply-style-name="green8" calcext:value="=8" calcext:base-cell-address="v4_3.AK13"/>
            <calcext:condition calcext:apply-style-name="green16" calcext:value="=16" calcext:base-cell-address="v4_3.AK13"/>
          </calcext:conditional-format>
          <calcext:conditional-format calcext:target-range-address="v4_3.AL13:v4_3.AL13">
            <calcext:condition calcext:apply-style-name="green1" calcext:value="=1" calcext:base-cell-address="v4_3.AL13"/>
            <calcext:condition calcext:apply-style-name="green2" calcext:value="=2" calcext:base-cell-address="v4_3.AL13"/>
            <calcext:condition calcext:apply-style-name="green4" calcext:value="=4" calcext:base-cell-address="v4_3.AL13"/>
            <calcext:condition calcext:apply-style-name="green8" calcext:value="=8" calcext:base-cell-address="v4_3.AL13"/>
            <calcext:condition calcext:apply-style-name="green16" calcext:value="=16" calcext:base-cell-address="v4_3.AL13"/>
          </calcext:conditional-format>
          <calcext:conditional-format calcext:target-range-address="v4_3.AK14:v4_3.AK14">
            <calcext:condition calcext:apply-style-name="green1" calcext:value="=1" calcext:base-cell-address="v4_3.AK14"/>
            <calcext:condition calcext:apply-style-name="green2" calcext:value="=2" calcext:base-cell-address="v4_3.AK14"/>
            <calcext:condition calcext:apply-style-name="green4" calcext:value="=4" calcext:base-cell-address="v4_3.AK14"/>
            <calcext:condition calcext:apply-style-name="green8" calcext:value="=8" calcext:base-cell-address="v4_3.AK14"/>
            <calcext:condition calcext:apply-style-name="green16" calcext:value="=16" calcext:base-cell-address="v4_3.AK14"/>
          </calcext:conditional-format>
          <calcext:conditional-format calcext:target-range-address="v4_3.AL14:v4_3.AL14">
            <calcext:condition calcext:apply-style-name="green1" calcext:value="=1" calcext:base-cell-address="v4_3.AL14"/>
            <calcext:condition calcext:apply-style-name="green2" calcext:value="=2" calcext:base-cell-address="v4_3.AL14"/>
            <calcext:condition calcext:apply-style-name="green4" calcext:value="=4" calcext:base-cell-address="v4_3.AL14"/>
            <calcext:condition calcext:apply-style-name="green8" calcext:value="=8" calcext:base-cell-address="v4_3.AL14"/>
            <calcext:condition calcext:apply-style-name="green16" calcext:value="=16" calcext:base-cell-address="v4_3.AL14"/>
          </calcext:conditional-format>
          <calcext:conditional-format calcext:target-range-address="v4_3.AK15:v4_3.AK15">
            <calcext:condition calcext:apply-style-name="green1" calcext:value="=1" calcext:base-cell-address="v4_3.AK15"/>
            <calcext:condition calcext:apply-style-name="green2" calcext:value="=2" calcext:base-cell-address="v4_3.AK15"/>
            <calcext:condition calcext:apply-style-name="green4" calcext:value="=4" calcext:base-cell-address="v4_3.AK15"/>
            <calcext:condition calcext:apply-style-name="green8" calcext:value="=8" calcext:base-cell-address="v4_3.AK15"/>
            <calcext:condition calcext:apply-style-name="green16" calcext:value="=16" calcext:base-cell-address="v4_3.AK15"/>
          </calcext:conditional-format>
          <calcext:conditional-format calcext:target-range-address="v4_3.AL15:v4_3.AL15">
            <calcext:condition calcext:apply-style-name="green1" calcext:value="=1" calcext:base-cell-address="v4_3.AL15"/>
            <calcext:condition calcext:apply-style-name="green2" calcext:value="=2" calcext:base-cell-address="v4_3.AL15"/>
            <calcext:condition calcext:apply-style-name="green4" calcext:value="=4" calcext:base-cell-address="v4_3.AL15"/>
            <calcext:condition calcext:apply-style-name="green8" calcext:value="=8" calcext:base-cell-address="v4_3.AL15"/>
            <calcext:condition calcext:apply-style-name="green16" calcext:value="=16" calcext:base-cell-address="v4_3.AL15"/>
          </calcext:conditional-format>
          <calcext:conditional-format calcext:target-range-address="v4_3.AK16:v4_3.AK16">
            <calcext:condition calcext:apply-style-name="green1" calcext:value="=1" calcext:base-cell-address="v4_3.AK16"/>
            <calcext:condition calcext:apply-style-name="green2" calcext:value="=2" calcext:base-cell-address="v4_3.AK16"/>
            <calcext:condition calcext:apply-style-name="green4" calcext:value="=4" calcext:base-cell-address="v4_3.AK16"/>
            <calcext:condition calcext:apply-style-name="green8" calcext:value="=8" calcext:base-cell-address="v4_3.AK16"/>
            <calcext:condition calcext:apply-style-name="green16" calcext:value="=16" calcext:base-cell-address="v4_3.AK16"/>
          </calcext:conditional-format>
          <calcext:conditional-format calcext:target-range-address="v4_3.AL16:v4_3.AL16">
            <calcext:condition calcext:apply-style-name="green1" calcext:value="=1" calcext:base-cell-address="v4_3.AL16"/>
            <calcext:condition calcext:apply-style-name="green2" calcext:value="=2" calcext:base-cell-address="v4_3.AL16"/>
            <calcext:condition calcext:apply-style-name="green4" calcext:value="=4" calcext:base-cell-address="v4_3.AL16"/>
            <calcext:condition calcext:apply-style-name="green8" calcext:value="=8" calcext:base-cell-address="v4_3.AL16"/>
            <calcext:condition calcext:apply-style-name="green16" calcext:value="=16" calcext:base-cell-address="v4_3.AL16"/>
          </calcext:conditional-format>
          <calcext:conditional-format calcext:target-range-address="v4_3.AK17:v4_3.AK17">
            <calcext:condition calcext:apply-style-name="green1" calcext:value="=1" calcext:base-cell-address="v4_3.AK17"/>
            <calcext:condition calcext:apply-style-name="green2" calcext:value="=2" calcext:base-cell-address="v4_3.AK17"/>
            <calcext:condition calcext:apply-style-name="green4" calcext:value="=4" calcext:base-cell-address="v4_3.AK17"/>
            <calcext:condition calcext:apply-style-name="green8" calcext:value="=8" calcext:base-cell-address="v4_3.AK17"/>
            <calcext:condition calcext:apply-style-name="green16" calcext:value="=16" calcext:base-cell-address="v4_3.AK17"/>
          </calcext:conditional-format>
          <calcext:conditional-format calcext:target-range-address="v4_3.AL17:v4_3.AL17">
            <calcext:condition calcext:apply-style-name="green1" calcext:value="=1" calcext:base-cell-address="v4_3.AL17"/>
            <calcext:condition calcext:apply-style-name="green2" calcext:value="=2" calcext:base-cell-address="v4_3.AL17"/>
            <calcext:condition calcext:apply-style-name="green4" calcext:value="=4" calcext:base-cell-address="v4_3.AL17"/>
            <calcext:condition calcext:apply-style-name="green8" calcext:value="=8" calcext:base-cell-address="v4_3.AL17"/>
            <calcext:condition calcext:apply-style-name="green16" calcext:value="=16" calcext:base-cell-address="v4_3.AL17"/>
          </calcext:conditional-format>
          <calcext:conditional-format calcext:target-range-address="v4_3.AK18:v4_3.AK18">
            <calcext:condition calcext:apply-style-name="green1" calcext:value="=1" calcext:base-cell-address="v4_3.AK18"/>
            <calcext:condition calcext:apply-style-name="green2" calcext:value="=2" calcext:base-cell-address="v4_3.AK18"/>
            <calcext:condition calcext:apply-style-name="green4" calcext:value="=4" calcext:base-cell-address="v4_3.AK18"/>
            <calcext:condition calcext:apply-style-name="green8" calcext:value="=8" calcext:base-cell-address="v4_3.AK18"/>
            <calcext:condition calcext:apply-style-name="green16" calcext:value="=16" calcext:base-cell-address="v4_3.AK18"/>
          </calcext:conditional-format>
          <calcext:conditional-format calcext:target-range-address="v4_3.AL18:v4_3.AL18">
            <calcext:condition calcext:apply-style-name="green1" calcext:value="=1" calcext:base-cell-address="v4_3.AL18"/>
            <calcext:condition calcext:apply-style-name="green2" calcext:value="=2" calcext:base-cell-address="v4_3.AL18"/>
            <calcext:condition calcext:apply-style-name="green4" calcext:value="=4" calcext:base-cell-address="v4_3.AL18"/>
            <calcext:condition calcext:apply-style-name="green8" calcext:value="=8" calcext:base-cell-address="v4_3.AL18"/>
            <calcext:condition calcext:apply-style-name="green16" calcext:value="=16" calcext:base-cell-address="v4_3.AL18"/>
          </calcext:conditional-format>
          <calcext:conditional-format calcext:target-range-address="v4_3.AK19:v4_3.AK19">
            <calcext:condition calcext:apply-style-name="green1" calcext:value="=1" calcext:base-cell-address="v4_3.AK19"/>
            <calcext:condition calcext:apply-style-name="green2" calcext:value="=2" calcext:base-cell-address="v4_3.AK19"/>
            <calcext:condition calcext:apply-style-name="green4" calcext:value="=4" calcext:base-cell-address="v4_3.AK19"/>
            <calcext:condition calcext:apply-style-name="green8" calcext:value="=8" calcext:base-cell-address="v4_3.AK19"/>
            <calcext:condition calcext:apply-style-name="green16" calcext:value="=16" calcext:base-cell-address="v4_3.AK19"/>
          </calcext:conditional-format>
          <calcext:conditional-format calcext:target-range-address="v4_3.AL19:v4_3.AL19">
            <calcext:condition calcext:apply-style-name="green1" calcext:value="=1" calcext:base-cell-address="v4_3.AL19"/>
            <calcext:condition calcext:apply-style-name="green2" calcext:value="=2" calcext:base-cell-address="v4_3.AL19"/>
            <calcext:condition calcext:apply-style-name="green4" calcext:value="=4" calcext:base-cell-address="v4_3.AL19"/>
            <calcext:condition calcext:apply-style-name="green8" calcext:value="=8" calcext:base-cell-address="v4_3.AL19"/>
            <calcext:condition calcext:apply-style-name="green16" calcext:value="=16" calcext:base-cell-address="v4_3.AL19"/>
          </calcext:conditional-format>
          <calcext:conditional-format calcext:target-range-address="v4_3.AK20:v4_3.AK20">
            <calcext:condition calcext:apply-style-name="green1" calcext:value="=1" calcext:base-cell-address="v4_3.AK20"/>
            <calcext:condition calcext:apply-style-name="green2" calcext:value="=2" calcext:base-cell-address="v4_3.AK20"/>
            <calcext:condition calcext:apply-style-name="green4" calcext:value="=4" calcext:base-cell-address="v4_3.AK20"/>
            <calcext:condition calcext:apply-style-name="green8" calcext:value="=8" calcext:base-cell-address="v4_3.AK20"/>
            <calcext:condition calcext:apply-style-name="green16" calcext:value="=16" calcext:base-cell-address="v4_3.AK20"/>
          </calcext:conditional-format>
          <calcext:conditional-format calcext:target-range-address="v4_3.AL20:v4_3.AL20">
            <calcext:condition calcext:apply-style-name="green1" calcext:value="=1" calcext:base-cell-address="v4_3.AL20"/>
            <calcext:condition calcext:apply-style-name="green2" calcext:value="=2" calcext:base-cell-address="v4_3.AL20"/>
            <calcext:condition calcext:apply-style-name="green4" calcext:value="=4" calcext:base-cell-address="v4_3.AL20"/>
            <calcext:condition calcext:apply-style-name="green8" calcext:value="=8" calcext:base-cell-address="v4_3.AL20"/>
            <calcext:condition calcext:apply-style-name="green16" calcext:value="=16" calcext:base-cell-address="v4_3.AL20"/>
          </calcext:conditional-format>
          <calcext:conditional-format calcext:target-range-address="v4_3.AK21:v4_3.AK21">
            <calcext:condition calcext:apply-style-name="green1" calcext:value="=1" calcext:base-cell-address="v4_3.AK21"/>
            <calcext:condition calcext:apply-style-name="green2" calcext:value="=2" calcext:base-cell-address="v4_3.AK21"/>
            <calcext:condition calcext:apply-style-name="green4" calcext:value="=4" calcext:base-cell-address="v4_3.AK21"/>
            <calcext:condition calcext:apply-style-name="green8" calcext:value="=8" calcext:base-cell-address="v4_3.AK21"/>
            <calcext:condition calcext:apply-style-name="green16" calcext:value="=16" calcext:base-cell-address="v4_3.AK21"/>
          </calcext:conditional-format>
          <calcext:conditional-format calcext:target-range-address="v4_3.AL21:v4_3.AL21">
            <calcext:condition calcext:apply-style-name="green1" calcext:value="=1" calcext:base-cell-address="v4_3.AL21"/>
            <calcext:condition calcext:apply-style-name="green2" calcext:value="=2" calcext:base-cell-address="v4_3.AL21"/>
            <calcext:condition calcext:apply-style-name="green4" calcext:value="=4" calcext:base-cell-address="v4_3.AL21"/>
            <calcext:condition calcext:apply-style-name="green8" calcext:value="=8" calcext:base-cell-address="v4_3.AL21"/>
            <calcext:condition calcext:apply-style-name="green16" calcext:value="=16" calcext:base-cell-address="v4_3.AL21"/>
          </calcext:conditional-format>
          <calcext:conditional-format calcext:target-range-address="v4_3.AK22:v4_3.AK22">
            <calcext:condition calcext:apply-style-name="green1" calcext:value="=1" calcext:base-cell-address="v4_3.AK22"/>
            <calcext:condition calcext:apply-style-name="green2" calcext:value="=2" calcext:base-cell-address="v4_3.AK22"/>
            <calcext:condition calcext:apply-style-name="green4" calcext:value="=4" calcext:base-cell-address="v4_3.AK22"/>
            <calcext:condition calcext:apply-style-name="green8" calcext:value="=8" calcext:base-cell-address="v4_3.AK22"/>
            <calcext:condition calcext:apply-style-name="green16" calcext:value="=16" calcext:base-cell-address="v4_3.AK22"/>
          </calcext:conditional-format>
          <calcext:conditional-format calcext:target-range-address="v4_3.AL22:v4_3.AL22">
            <calcext:condition calcext:apply-style-name="green1" calcext:value="=1" calcext:base-cell-address="v4_3.AL22"/>
            <calcext:condition calcext:apply-style-name="green2" calcext:value="=2" calcext:base-cell-address="v4_3.AL22"/>
            <calcext:condition calcext:apply-style-name="green4" calcext:value="=4" calcext:base-cell-address="v4_3.AL22"/>
            <calcext:condition calcext:apply-style-name="green8" calcext:value="=8" calcext:base-cell-address="v4_3.AL22"/>
            <calcext:condition calcext:apply-style-name="green16" calcext:value="=16" calcext:base-cell-address="v4_3.AL22"/>
          </calcext:conditional-format>
          <calcext:conditional-format calcext:target-range-address="v4_3.AK23:v4_3.AK23">
            <calcext:condition calcext:apply-style-name="green1" calcext:value="=1" calcext:base-cell-address="v4_3.AK23"/>
            <calcext:condition calcext:apply-style-name="green2" calcext:value="=2" calcext:base-cell-address="v4_3.AK23"/>
            <calcext:condition calcext:apply-style-name="green4" calcext:value="=4" calcext:base-cell-address="v4_3.AK23"/>
            <calcext:condition calcext:apply-style-name="green8" calcext:value="=8" calcext:base-cell-address="v4_3.AK23"/>
            <calcext:condition calcext:apply-style-name="green16" calcext:value="=16" calcext:base-cell-address="v4_3.AK23"/>
          </calcext:conditional-format>
          <calcext:conditional-format calcext:target-range-address="v4_3.AL23:v4_3.AL23">
            <calcext:condition calcext:apply-style-name="green1" calcext:value="=1" calcext:base-cell-address="v4_3.AL23"/>
            <calcext:condition calcext:apply-style-name="green2" calcext:value="=2" calcext:base-cell-address="v4_3.AL23"/>
            <calcext:condition calcext:apply-style-name="green4" calcext:value="=4" calcext:base-cell-address="v4_3.AL23"/>
            <calcext:condition calcext:apply-style-name="green8" calcext:value="=8" calcext:base-cell-address="v4_3.AL23"/>
            <calcext:condition calcext:apply-style-name="green16" calcext:value="=16" calcext:base-cell-address="v4_3.AL23"/>
          </calcext:conditional-format>
          <calcext:conditional-format calcext:target-range-address="v4_3.AK24:v4_3.AK24">
            <calcext:condition calcext:apply-style-name="green1" calcext:value="=1" calcext:base-cell-address="v4_3.AK24"/>
            <calcext:condition calcext:apply-style-name="green2" calcext:value="=2" calcext:base-cell-address="v4_3.AK24"/>
            <calcext:condition calcext:apply-style-name="green4" calcext:value="=4" calcext:base-cell-address="v4_3.AK24"/>
            <calcext:condition calcext:apply-style-name="green8" calcext:value="=8" calcext:base-cell-address="v4_3.AK24"/>
            <calcext:condition calcext:apply-style-name="green16" calcext:value="=16" calcext:base-cell-address="v4_3.AK24"/>
          </calcext:conditional-format>
          <calcext:conditional-format calcext:target-range-address="v4_3.AL24:v4_3.AL24">
            <calcext:condition calcext:apply-style-name="green1" calcext:value="=1" calcext:base-cell-address="v4_3.AL24"/>
            <calcext:condition calcext:apply-style-name="green2" calcext:value="=2" calcext:base-cell-address="v4_3.AL24"/>
            <calcext:condition calcext:apply-style-name="green4" calcext:value="=4" calcext:base-cell-address="v4_3.AL24"/>
            <calcext:condition calcext:apply-style-name="green8" calcext:value="=8" calcext:base-cell-address="v4_3.AL24"/>
            <calcext:condition calcext:apply-style-name="green16" calcext:value="=16" calcext:base-cell-address="v4_3.AL24"/>
          </calcext:conditional-format>
          <calcext:conditional-format calcext:target-range-address="v4_3.O8:v4_3.R11">
            <calcext:condition calcext:apply-style-name="Untitled1" calcext:value="=1" calcext:base-cell-address="v4_3.O8"/>
            <calcext:condition calcext:apply-style-name="Untitled2" calcext:value="=0" calcext:base-cell-address="v4_3.O8"/>
          </calcext:conditional-format>
          <calcext:conditional-format calcext:target-range-address="v4_3.O9:v4_3.R9">
            <calcext:condition calcext:apply-style-name="Untitled1" calcext:value="=1" calcext:base-cell-address="v4_3.O9"/>
            <calcext:condition calcext:apply-style-name="Untitled2" calcext:value="=0" calcext:base-cell-address="v4_3.O9"/>
          </calcext:conditional-format>
          <calcext:conditional-format calcext:target-range-address="v4_3.S8:v4_3.S8">
            <calcext:condition calcext:apply-style-name="red" calcext:value="=1" calcext:base-cell-address="v4_3.S8"/>
            <calcext:condition calcext:apply-style-name="Untitled2" calcext:value="=0" calcext:base-cell-address="v4_3.S8"/>
          </calcext:conditional-format>
          <calcext:conditional-format calcext:target-range-address="v4_3.S8:v4_3.S8">
            <calcext:condition calcext:apply-style-name="red" calcext:value="=1" calcext:base-cell-address="v4_3.S8"/>
            <calcext:condition calcext:apply-style-name="Untitled2" calcext:value="=0" calcext:base-cell-address="v4_3.S8"/>
          </calcext:conditional-format>
          <calcext:conditional-format calcext:target-range-address="v4_3.S9:v4_3.S9">
            <calcext:condition calcext:apply-style-name="red" calcext:value="=1" calcext:base-cell-address="v4_3.S9"/>
            <calcext:condition calcext:apply-style-name="Untitled2" calcext:value="=0" calcext:base-cell-address="v4_3.S9"/>
          </calcext:conditional-format>
          <calcext:conditional-format calcext:target-range-address="v4_3.S10:v4_3.S10">
            <calcext:condition calcext:apply-style-name="red" calcext:value="=1" calcext:base-cell-address="v4_3.S10"/>
            <calcext:condition calcext:apply-style-name="Untitled2" calcext:value="=0" calcext:base-cell-address="v4_3.S10"/>
          </calcext:conditional-format>
          <calcext:conditional-format calcext:target-range-address="v4_3.S11:v4_3.S11">
            <calcext:condition calcext:apply-style-name="red" calcext:value="=1" calcext:base-cell-address="v4_3.S11"/>
            <calcext:condition calcext:apply-style-name="Untitled2" calcext:value="=0" calcext:base-cell-address="v4_3.S11"/>
          </calcext:conditional-format>
        </calcext:conditional-formats>
      </table:table>
      <table:table table:name="v4_2" table:style-name="ta1">
        <table:table-column table:style-name="co1" table:default-cell-style-name="Default"/>
        <table:table-column table:style-name="co2" table:default-cell-style-name="Default"/>
        <table:table-column table:style-name="co28" table:default-cell-style-name="Default"/>
        <table:table-column table:style-name="co29" table:default-cell-style-name="ce21"/>
        <table:table-column table:style-name="co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10" table:number-columns-repeated="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row table:style-name="ro1">
          <table:table-cell table:number-columns-repeated="5"/>
          <table:table-cell office:value-type="string" calcext:value-type="string">
            <text:p>Layers:</text:p>
          </table:table-cell>
          <table:table-cell table:number-columns-repeated="11"/>
          <table:table-cell office:value-type="string" calcext:value-type="string">
            <text:p>Layers: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number-columns-repeated="13"/>
          <table:table-cell office:value-type="string" calcext:value-type="string">
            <text:p>“Blocks” grouped logically</text:p>
          </table:table-cell>
          <table:table-cell table:number-columns-repeated="16"/>
          <table:table-cell office:value-type="string" calcext:value-type="string">
            <text:p>Testing the permutations:</text:p>
          </table:table-cell>
          <table:table-cell table:number-columns-repeated="10"/>
        </table:table-row>
        <table:table-row table:style-name="ro7">
          <table:table-cell table:number-columns-repeated="3"/>
          <table:table-cell table:style-name="ce279" office:value-type="string" calcext:value-type="string">
            <text:p>Blocks</text:p>
          </table:table-cell>
          <table:table-cell table:style-name="ce281" office:value-type="string" calcext:value-type="string">
            <text:p>OR Mask value</text:p>
          </table:table-cell>
          <table:table-cell table:style-name="ce68" office:value-type="string" calcext:value-type="string">
            <text:p>Facemaps</text:p>
          </table:table-cell>
          <table:table-cell table:style-name="ce68" office:value-type="string" calcext:value-type="string">
            <text:p>Font is inactive and why</text:p>
          </table:table-cell>
          <table:table-cell table:style-name="ce68" office:value-type="string" calcext:value-type="string">
            <text:p>Selected and how</text:p>
          </table:table-cell>
          <table:table-cell table:style-name="ce68" office:value-type="string" calcext:value-type="string">
            <text:p>Charmap button</text:p>
          </table:table-cell>
          <table:table-cell table:number-columns-repeated="3"/>
          <table:table-cell table:style-name="ce12" office:value-type="string" calcext:value-type="string">
            <text:p>State vals</text:p>
          </table:table-cell>
          <table:table-cell table:number-columns-repeated="4"/>
          <table:table-cell table:style-name="ce68" office:value-type="string" calcext:value-type="string">
            <text:p>New Facemaps</text:p>
          </table:table-cell>
          <table:table-cell table:style-name="ce68" office:value-type="string" calcext:value-type="string">
            <text:p>Font is inactive and why</text:p>
          </table:table-cell>
          <table:table-cell table:style-name="ce68" office:value-type="string" calcext:value-type="string">
            <text:p>Selected and how</text:p>
          </table:table-cell>
          <table:table-cell table:style-name="ce68"/>
          <table:table-cell table:number-columns-repeated="3"/>
          <table:table-cell table:style-name="ce70" office:value-type="string" calcext:value-type="string">
            <text:p>states OR codes</text:p>
          </table:table-cell>
          <table:table-cell table:style-name="ce11" table:number-columns-repeated="4"/>
          <table:table-cell table:number-columns-repeated="12"/>
        </table:table-row>
        <table:table-row table:style-name="ro3">
          <table:table-cell table:style-name="ce1" office:value-type="string" calcext:value-type="string">
            <text:p>Normal fitmap</text:p>
          </table:table-cell>
          <table:table-cell table:number-columns-repeated="2"/>
          <table:table-cell table:style-name="Default"/>
          <table:table-cell table:number-columns-repeated="8"/>
          <table:table-cell table:style-name="ce16" office:value-type="string" calcext:value-type="string">
            <text:p>Valu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412"/>
          <table:table-cell table:style-name="ce421"/>
          <table:table-cell table:number-columns-repeated="4"/>
          <table:table-cell table:style-name="ce1" office:value-type="string" calcext:value-type="string">
            <text:p>Block codes</text:p>
          </table:table-cell>
          <table:table-cell table:style-name="ce68"/>
          <table:table-cell table:style-name="ce71" office:value-type="string" calcext:value-type="string">
            <text:p>A</text:p>
          </table:table-cell>
          <table:table-cell table:style-name="ce71" office:value-type="string" calcext:value-type="string">
            <text:p>B</text:p>
          </table:table-cell>
          <table:table-cell table:style-name="ce71" office:value-type="string" calcext:value-type="string">
            <text:p>C</text:p>
          </table:table-cell>
          <table:table-cell table:style-name="ce1" table:number-columns-repeated="2"/>
          <table:table-cell table:style-name="ce132" office:value-type="string" calcext:value-type="string" table:number-columns-spanned="1" table:number-rows-spanned="2">
            <text:p>states</text:p>
          </table:table-cell>
          <table:table-cell table:style-name="ce167" office:value-type="string" calcext:value-type="string">
            <text:p>A</text:p>
          </table:table-cell>
          <table:table-cell table:style-name="ce167" office:value-type="string" calcext:value-type="string">
            <text:p>B</text:p>
          </table:table-cell>
          <table:table-cell table:style-name="ce167" office:value-type="string" calcext:value-type="string">
            <text:p>C</text:p>
          </table:table-cell>
          <table:table-cell table:number-columns-repeated="2"/>
          <table:table-cell table:style-name="ce132" office:value-type="string" calcext:value-type="string" table:number-columns-spanned="1" table:number-rows-spanned="2">
            <text:p>states</text:p>
          </table:table-cell>
          <table:table-cell table:style-name="ce167" office:value-type="string" calcext:value-type="string">
            <text:p>A</text:p>
          </table:table-cell>
          <table:table-cell table:style-name="ce167" office:value-type="string" calcext:value-type="string">
            <text:p>B</text:p>
          </table:table-cell>
          <table:table-cell table:style-name="ce167"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Layer #</text:p>
          </table:table-cell>
          <table:table-cell table:number-columns-repeated="2"/>
          <table:table-cell table:style-name="ce39" office:value-type="string" calcext:value-type="string">
            <text:p>A</text:p>
          </table:table-cell>
          <table:table-cell table:style-name="ce73" office:value-type="float" office:value="1" calcext:value-type="float">
            <text:p>1</text:p>
          </table:table-cell>
          <table:table-cell table:style-name="ce390" office:value-type="string" calcext:value-type="string">
            <text:p>N</text:p>
          </table:table-cell>
          <table:table-cell table:style-name="ce396" office:value-type="string" calcext:value-type="string">
            <text:p>N</text:p>
          </table:table-cell>
          <table:table-cell table:style-name="ce402" office:value-type="string" calcext:value-type="string">
            <text:p>C</text:p>
          </table:table-cell>
          <table:table-cell table:style-name="ce282" office:value-type="string" calcext:value-type="string">
            <text:p>?</text:p>
          </table:table-cell>
          <table:table-cell table:number-columns-repeated="3"/>
          <table:table-cell table:style-name="ce16" office:value-type="string" calcext:value-type="string">
            <text:p>Bit #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13"/>
          <table:table-cell table:style-name="ce422"/>
          <table:table-cell table:number-columns-repeated="6"/>
          <table:table-cell table:style-name="ce72" table:number-columns-repeated="3"/>
          <table:table-cell table:number-columns-repeated="2"/>
          <table:covered-table-cell table:style-name="ce68"/>
          <table:table-cell table:style-name="ce72" table:number-columns-repeated="3"/>
          <table:table-cell table:number-columns-repeated="2"/>
          <table:covered-table-cell office:value-type="string" calcext:value-type="string">
            <text:p>states</text:p>
          </table:covered-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adient gray up to white</text:p>
          </table:table-cell>
          <table:table-cell/>
          <table:table-cell table:style-name="ce39" office:value-type="string" calcext:value-type="string">
            <text:p>B</text:p>
          </table:table-cell>
          <table:table-cell table:style-name="ce73" office:value-type="float" office:value="2" calcext:value-type="float">
            <text:p>2</text:p>
          </table:table-cell>
          <table:table-cell table:style-name="ce391" office:value-type="string" calcext:value-type="string">
            <text:p>N</text:p>
          </table:table-cell>
          <table:table-cell table:style-name="ce397" office:value-type="string" calcext:value-type="string">
            <text:p>C</text:p>
          </table:table-cell>
          <table:table-cell table:style-name="ce403" office:value-type="string" calcext:value-type="string">
            <text:p>C</text:p>
          </table:table-cell>
          <table:table-cell table:style-name="ce282" office:value-type="string" calcext:value-type="string">
            <text:p>?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14" office:value-type="string" calcext:value-type="string">
            <text:p>N</text:p>
          </table:table-cell>
          <table:table-cell table:style-name="ce423" office:value-type="string" calcext:value-type="string">
            <text:p>N</text:p>
          </table:table-cell>
          <table:table-cell table:style-name="ce430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69" office:value-type="string" calcext:value-type="string">
            <text:p>and masks</text:p>
          </table:table-cell>
          <table:table-cell/>
          <table:table-cell table:style-name="ce73" office:value-type="float" office:value="1" calcext:value-type="float">
            <text:p>1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73"/>
          <table:table-cell table:style-name="ce440"/>
          <table:table-cell/>
          <table:table-cell table:style-name="ce71" table:number-columns-repeated="3"/>
          <table:table-cell table:style-name="ce1"/>
          <table:table-cell table:style-name="ce440"/>
          <table:table-cell/>
          <table:table-cell table:style-name="ce71" table:number-columns-repeated="4"/>
        </table:table-row>
        <table:table-row table:style-name="ro4">
          <table:table-cell table:style-name="ce2" office:value-type="float" office:value="1" calcext:value-type="float" table:number-columns-spanned="1" table:number-rows-spanned="2">
            <text:p>1</text:p>
          </table:table-cell>
          <table:table-cell table:style-name="ce387" office:value-type="string" calcext:value-type="string" table:number-columns-spanned="1" table:number-rows-spanned="2">
            <text:p>Each face bitmap (+caption +name, fam, style)</text:p>
          </table:table-cell>
          <table:table-cell/>
          <table:table-cell table:style-name="ce39" office:value-type="string" calcext:value-type="string">
            <text:p>C</text:p>
          </table:table-cell>
          <table:table-cell table:style-name="ce73" office:value-type="float" office:value="4" calcext:value-type="float">
            <text:p>4</text:p>
          </table:table-cell>
          <table:table-cell table:style-name="ce392" office:value-type="string" calcext:value-type="string">
            <text:p>C</text:p>
          </table:table-cell>
          <table:table-cell table:style-name="ce398" office:value-type="string" calcext:value-type="string">
            <text:p>C</text:p>
          </table:table-cell>
          <table:table-cell table:style-name="ce404" office:value-type="string" calcext:value-type="string">
            <text:p>N</text:p>
          </table:table-cell>
          <table:table-cell table:style-name="ce282" office:value-type="string" calcext:value-type="string">
            <text:p>?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415" office:value-type="string" calcext:value-type="string">
            <text:p>N</text:p>
          </table:table-cell>
          <table:table-cell table:style-name="ce424" office:value-type="string" calcext:value-type="string">
            <text:p>N</text:p>
          </table:table-cell>
          <table:table-cell table:style-name="ce431" office:value-type="string" calcext:value-type="string">
            <text:p>C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style-name="ce438" table:formula="of:=BITAND([.Y8];[.$Z$7])" office:value-type="float" office:value="1" calcext:value-type="float">
            <text:p>1</text:p>
          </table:table-cell>
          <table:table-cell table:formula="of:=BITAND([.Y8];[.$AA$7])" office:value-type="float" office:value="1" calcext:value-type="float">
            <text:p>1</text:p>
          </table:table-cell>
          <table:table-cell table:formula="of:=BITAND([.Y8];[.$AB$7])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441" table:formula="of:=BITAND([.AE8];[.$Z$7])" office:value-type="float" office:value="0" calcext:value-type="float">
            <text:p>0</text:p>
          </table:table-cell>
          <table:table-cell table:style-name="ce443" table:formula="of:=BITAND([.AE8];[.$AA$7])" office:value-type="float" office:value="0" calcext:value-type="float">
            <text:p>0</text:p>
          </table:table-cell>
          <table:table-cell table:style-name="ce445" table:formula="of:=BITAND([.AE8];[.$AB$7])" office:value-type="float" office:value="0" calcext:value-type="float">
            <text:p>0</text:p>
          </table:table-cell>
          <table:table-cell table:style-name="ce447" table:formula="of:=BITAND([.AE8];[.$AC$7])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449" table:formula="of:=BITAND([.AK8];[.$Z$7])" office:value-type="float" office:value="0" calcext:value-type="float">
            <text:p>0</text:p>
          </table:table-cell>
          <table:table-cell table:style-name="ce462" table:formula="of:=BITAND([.AK8];[.$AA$7])" office:value-type="float" office:value="0" calcext:value-type="float">
            <text:p>0</text:p>
          </table:table-cell>
          <table:table-cell table:style-name="ce475" table:formula="of:=BITAND([.AK8];[.$AB$7])" office:value-type="float" office:value="0" calcext:value-type="float">
            <text:p>0</text:p>
          </table:table-cell>
          <table:table-cell table:style-name="ce488" table:formula="of:=BITAND([.AK8];[.$AC$7])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/>
          <table:table-cell table:style-name="Default"/>
          <table:table-cell/>
          <table:table-cell table:style-name="ce393"/>
          <table:table-cell table:style-name="ce399"/>
          <table:table-cell table:style-name="ce405"/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16" office:value-type="string" calcext:value-type="string">
            <text:p>N</text:p>
          </table:table-cell>
          <table:table-cell table:style-name="ce425" office:value-type="string" calcext:value-type="string">
            <text:p>N</text:p>
          </table:table-cell>
          <table:table-cell table:style-name="ce432" office:value-type="string" calcext:value-type="string">
            <text:p>N</text:p>
          </table:table-cell>
          <table:table-cell office:value-type="string" calcext:value-type="string">
            <text:p>+C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438" table:formula="of:=BITAND([.Y9];[.$Z$7])" office:value-type="float" office:value="1" calcext:value-type="float">
            <text:p>1</text:p>
          </table:table-cell>
          <table:table-cell table:formula="of:=BITAND([.Y9];[.$AA$7])" office:value-type="float" office:value="3" calcext:value-type="float">
            <text:p>3</text:p>
          </table:table-cell>
          <table:table-cell table:formula="of:=BITAND([.Y9];[.$AB$7])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441" table:formula="of:=BITAND([.AE9];[.$Z$7])" office:value-type="float" office:value="1" calcext:value-type="float">
            <text:p>1</text:p>
          </table:table-cell>
          <table:table-cell table:style-name="ce443" table:formula="of:=BITAND([.AE9];[.$AA$7])" office:value-type="float" office:value="1" calcext:value-type="float">
            <text:p>1</text:p>
          </table:table-cell>
          <table:table-cell table:style-name="ce445" table:formula="of:=BITAND([.AE9];[.$AB$7])" office:value-type="float" office:value="0" calcext:value-type="float">
            <text:p>0</text:p>
          </table:table-cell>
          <table:table-cell table:style-name="ce447" table:formula="of:=BITAND([.AE9];[.$AC$7])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449" table:formula="of:=BITAND([.AK9];[.$Z$7])" office:value-type="float" office:value="1" calcext:value-type="float">
            <text:p>1</text:p>
          </table:table-cell>
          <table:table-cell table:style-name="ce462" table:formula="of:=BITAND([.AK9];[.$AA$7])" office:value-type="float" office:value="1" calcext:value-type="float">
            <text:p>1</text:p>
          </table:table-cell>
          <table:table-cell table:style-name="ce475" table:formula="of:=BITAND([.AK9];[.$AB$7])" office:value-type="float" office:value="0" calcext:value-type="float">
            <text:p>0</text:p>
          </table:table-cell>
          <table:table-cell table:style-name="ce488" table:formula="of:=BITAND([.AK9];[.$AC$7])" office:value-type="float" office:value="0" calcext:value-type="float">
            <text:p>0</text:p>
          </table:table-cell>
        </table:table-row>
        <table:table-row table:style-name="ro1">
          <table:table-cell table:style-name="ce386" office:value-type="float" office:value="2" calcext:value-type="float">
            <text:p>2</text:p>
          </table:table-cell>
          <table:table-cell table:style-name="ce388" office:value-type="string" calcext:value-type="string" table:number-columns-spanned="1" table:number-rows-spanned="2">
            <text:p>The “This font is in ___” text</text:p>
            <text:p>Green tick</text:p>
          </table:table-cell>
          <table:table-cell/>
          <table:table-cell table:style-name="ce17" office:value-type="string" calcext:value-type="string">
            <text:p>doAll</text:p>
          </table:table-cell>
          <table:table-cell table:style-name="ce389" office:value-type="float" office:value="0" calcext:value-type="float">
            <text:p>0</text:p>
          </table:table-cell>
          <table:table-cell table:style-name="ce394" office:value-type="string" calcext:value-type="string">
            <text:p>C</text:p>
          </table:table-cell>
          <table:table-cell table:style-name="ce400" office:value-type="string" calcext:value-type="string">
            <text:p>C</text:p>
          </table:table-cell>
          <table:table-cell table:style-name="ce406" office:value-type="string" calcext:value-type="string">
            <text:p>C</text:p>
          </table:table-cell>
          <table:table-cell table:style-name="ce282" office:value-type="string" calcext:value-type="string">
            <text:p>?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417" office:value-type="string" calcext:value-type="string">
            <text:p>N</text:p>
          </table:table-cell>
          <table:table-cell table:style-name="ce426" office:value-type="string" calcext:value-type="string">
            <text:p>N</text:p>
          </table:table-cell>
          <table:table-cell table:style-name="ce433" office:value-type="string" calcext:value-type="string">
            <text:p>N</text:p>
          </table:table-cell>
          <table:table-cell office:value-type="string" calcext:value-type="string">
            <text:p>+C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438" table:formula="of:=BITAND([.Y10];[.$Z$7])" office:value-type="float" office:value="1" calcext:value-type="float">
            <text:p>1</text:p>
          </table:table-cell>
          <table:table-cell table:formula="of:=BITAND([.Y10];[.$AA$7])" office:value-type="float" office:value="1" calcext:value-type="float">
            <text:p>1</text:p>
          </table:table-cell>
          <table:table-cell table:style-name="ce438" table:formula="of:=BITAND([.Y10];[.$AB$7])"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441" table:formula="of:=BITAND([.AE10];[.$Z$7])" office:value-type="float" office:value="0" calcext:value-type="float">
            <text:p>0</text:p>
          </table:table-cell>
          <table:table-cell table:style-name="ce443" table:formula="of:=BITAND([.AE10];[.$AA$7])" office:value-type="float" office:value="2" calcext:value-type="float">
            <text:p>2</text:p>
          </table:table-cell>
          <table:table-cell table:style-name="ce445" table:formula="of:=BITAND([.AE10];[.$AB$7])" office:value-type="float" office:value="0" calcext:value-type="float">
            <text:p>0</text:p>
          </table:table-cell>
          <table:table-cell table:style-name="ce447" table:formula="of:=BITAND([.AE10];[.$AC$7])" office:value-type="float" office:value="0" calcext:value-type="float">
            <text:p>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450" table:formula="of:=BITAND([.AK10];[.$Z$7])" office:value-type="float" office:value="1" calcext:value-type="float">
            <text:p>1</text:p>
          </table:table-cell>
          <table:table-cell table:style-name="ce463" table:formula="of:=BITAND([.AK10];[.$AA$7])" office:value-type="float" office:value="3" calcext:value-type="float">
            <text:p>3</text:p>
          </table:table-cell>
          <table:table-cell table:style-name="ce476" table:formula="of:=BITAND([.AK10];[.$AB$7])" office:value-type="float" office:value="0" calcext:value-type="float">
            <text:p>0</text:p>
          </table:table-cell>
          <table:table-cell table:style-name="ce489" table:formula="of:=BITAND([.AK10];[.$AC$7]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/>
          <table:table-cell table:style-name="ce17" office:value-type="string" calcext:value-type="string">
            <text:p>1<text:span text:style-name="T1">st</text:span> time</text:p>
          </table:table-cell>
          <table:table-cell table:style-name="ce389" office:value-type="string" calcext:value-type="string">
            <text:p>?</text:p>
          </table:table-cell>
          <table:table-cell table:style-name="ce395" office:value-type="string" calcext:value-type="string">
            <text:p>N</text:p>
          </table:table-cell>
          <table:table-cell table:style-name="ce401" office:value-type="string" calcext:value-type="string">
            <text:p>N</text:p>
          </table:table-cell>
          <table:table-cell table:style-name="ce407" office:value-type="string" calcext:value-type="string">
            <text:p>N</text:p>
          </table:table-cell>
          <table:table-cell table:style-name="ce282" office:value-type="string" calcext:value-type="string">
            <text:p>?</text:p>
          </table:table-cell>
          <table:table-cell/>
          <table:table-cell table:style-name="ce1"/>
          <table:table-cell table:number-columns-repeated="12"/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438" table:formula="of:=BITAND([.Y11];[.$Z$7])" office:value-type="float" office:value="1" calcext:value-type="float">
            <text:p>1</text:p>
          </table:table-cell>
          <table:table-cell table:formula="of:=BITAND([.Y11];[.$AA$7])" office:value-type="float" office:value="3" calcext:value-type="float">
            <text:p>3</text:p>
          </table:table-cell>
          <table:table-cell table:style-name="ce438" table:formula="of:=BITAND([.Y11];[.$AB$7])" office:value-type="float" office:value="4" calcext:value-type="float">
            <text:p>4</text:p>
          </table:table-cell>
          <table:table-cell/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441" table:formula="of:=BITAND([.AE11];[.$Z$7])" office:value-type="float" office:value="1" calcext:value-type="float">
            <text:p>1</text:p>
          </table:table-cell>
          <table:table-cell table:style-name="ce443" table:formula="of:=BITAND([.AE11];[.$AA$7])" office:value-type="float" office:value="3" calcext:value-type="float">
            <text:p>3</text:p>
          </table:table-cell>
          <table:table-cell table:style-name="ce445" table:formula="of:=BITAND([.AE11];[.$AB$7])" office:value-type="float" office:value="0" calcext:value-type="float">
            <text:p>0</text:p>
          </table:table-cell>
          <table:table-cell table:style-name="ce447" table:formula="of:=BITAND([.AE11];[.$AC$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451" table:formula="of:=BITAND([.AK11];[.$Z$7])" office:value-type="float" office:value="1" calcext:value-type="float">
            <text:p>1</text:p>
          </table:table-cell>
          <table:table-cell table:style-name="ce464" table:formula="of:=BITAND([.AK11];[.$AA$7])" office:value-type="float" office:value="1" calcext:value-type="float">
            <text:p>1</text:p>
          </table:table-cell>
          <table:table-cell table:style-name="ce477" table:formula="of:=BITAND([.AK11];[.$AB$7])" office:value-type="float" office:value="4" calcext:value-type="float">
            <text:p>4</text:p>
          </table:table-cell>
          <table:table-cell table:style-name="ce490" table:formula="of:=BITAND([.AK11];[.$AC$7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Red tick or cross or nothing</text:p>
          </table:table-cell>
          <table:table-cell/>
          <table:table-cell table:style-name="Default"/>
          <table:table-cell table:number-columns-repeated="7"/>
          <table:table-cell table:style-name="ce410"/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18" office:value-type="string" calcext:value-type="string">
            <text:p>N</text:p>
          </table:table-cell>
          <table:table-cell table:style-name="ce427" office:value-type="string" calcext:value-type="string">
            <text:p>C</text:p>
          </table:table-cell>
          <table:table-cell table:style-name="ce434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formula="of:=BITAND([.Y12];[.$Z$7])" office:value-type="float" office:value="0" calcext:value-type="float">
            <text:p>0</text:p>
          </table:table-cell>
          <table:table-cell table:style-name="ce438" table:formula="of:=BITAND([.Y12];[.$AA$7])" office:value-type="float" office:value="2" calcext:value-type="float">
            <text:p>2</text:p>
          </table:table-cell>
          <table:table-cell table:formula="of:=BITAND([.Y12];[.$AB$7])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style-name="ce441" table:formula="of:=BITAND([.AE12];[.$Z$7])" office:value-type="float" office:value="0" calcext:value-type="float">
            <text:p>0</text:p>
          </table:table-cell>
          <table:table-cell table:style-name="ce443" table:formula="of:=BITAND([.AE12];[.$AA$7])" office:value-type="float" office:value="0" calcext:value-type="float">
            <text:p>0</text:p>
          </table:table-cell>
          <table:table-cell table:style-name="ce445" table:formula="of:=BITAND([.AE12];[.$AB$7])" office:value-type="float" office:value="4" calcext:value-type="float">
            <text:p>4</text:p>
          </table:table-cell>
          <table:table-cell table:style-name="ce447" table:formula="of:=BITAND([.AE12];[.$AC$7])" office:value-type="float" office:value="0" calcext:value-type="float">
            <text:p>0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452" table:formula="of:=BITAND([.AK12];[.$Z$7])" office:value-type="float" office:value="1" calcext:value-type="float">
            <text:p>1</text:p>
          </table:table-cell>
          <table:table-cell table:style-name="ce465" table:formula="of:=BITAND([.AK12];[.$AA$7])" office:value-type="float" office:value="3" calcext:value-type="float">
            <text:p>3</text:p>
          </table:table-cell>
          <table:table-cell table:style-name="ce478" table:formula="of:=BITAND([.AK12];[.$AB$7])" office:value-type="float" office:value="4" calcext:value-type="float">
            <text:p>4</text:p>
          </table:table-cell>
          <table:table-cell table:style-name="ce491" table:formula="of:=BITAND([.AK12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map button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From a New pencil</text:p>
          </table:table-cell>
          <table:table-cell table:number-columns-repeated="4"/>
          <table:table-cell table:style-name="ce411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19" office:value-type="string" calcext:value-type="string">
            <text:p>N</text:p>
          </table:table-cell>
          <table:table-cell table:style-name="ce428" office:value-type="string" calcext:value-type="string">
            <text:p>C</text:p>
          </table:table-cell>
          <table:table-cell table:style-name="ce435" office:value-type="string" calcext:value-type="string">
            <text:p>N</text:p>
          </table:table-cell>
          <table:table-cell table:number-columns-repeated="4"/>
          <table:table-cell table:style-name="ce1" office:value-type="float" office:value="6" calcext:value-type="float">
            <text:p>6</text:p>
          </table:table-cell>
          <table:table-cell table:formula="of:=BITAND([.Y13];[.$Z$7])" office:value-type="float" office:value="0" calcext:value-type="float">
            <text:p>0</text:p>
          </table:table-cell>
          <table:table-cell table:style-name="ce438" table:formula="of:=BITAND([.Y13];[.$AA$7])" office:value-type="float" office:value="2" calcext:value-type="float">
            <text:p>2</text:p>
          </table:table-cell>
          <table:table-cell table:style-name="ce438" table:formula="of:=BITAND([.Y13];[.$AB$7])"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441" table:formula="of:=BITAND([.AE13];[.$Z$7])" office:value-type="float" office:value="1" calcext:value-type="float">
            <text:p>1</text:p>
          </table:table-cell>
          <table:table-cell table:style-name="ce443" table:formula="of:=BITAND([.AE13];[.$AA$7])" office:value-type="float" office:value="1" calcext:value-type="float">
            <text:p>1</text:p>
          </table:table-cell>
          <table:table-cell table:style-name="ce445" table:formula="of:=BITAND([.AE13];[.$AB$7])" office:value-type="float" office:value="4" calcext:value-type="float">
            <text:p>4</text:p>
          </table:table-cell>
          <table:table-cell table:style-name="ce447" table:formula="of:=BITAND([.AE13];[.$AC$7])" office:value-type="float" office:value="0" calcext:value-type="float">
            <text:p>0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453" table:formula="of:=BITAND([.AK13];[.$Z$7])" office:value-type="float" office:value="1" calcext:value-type="float">
            <text:p>1</text:p>
          </table:table-cell>
          <table:table-cell table:style-name="ce466" table:formula="of:=BITAND([.AK13];[.$AA$7])" office:value-type="float" office:value="1" calcext:value-type="float">
            <text:p>1</text:p>
          </table:table-cell>
          <table:table-cell table:style-name="ce479" table:formula="of:=BITAND([.AK13];[.$AB$7])" office:value-type="float" office:value="0" calcext:value-type="float">
            <text:p>0</text:p>
          </table:table-cell>
          <table:table-cell table:style-name="ce492" table:formula="of:=BITAND([.AK13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(copy)From existing pencil</text:p>
          </table:table-cell>
          <table:table-cell table:number-columns-repeated="4"/>
          <table:table-cell table:style-name="ce66"/>
          <table:table-cell table:number-columns-repeated="12"/>
          <table:table-cell table:style-name="ce1" office:value-type="float" office:value="4" calcext:value-type="float">
            <text:p>4</text:p>
          </table:table-cell>
          <table:table-cell table:formula="of:=BITAND([.Y14];[.$Z$7])" office:value-type="float" office:value="0" calcext:value-type="float">
            <text:p>0</text:p>
          </table:table-cell>
          <table:table-cell table:formula="of:=BITAND([.Y14];[.$AA$7])" office:value-type="float" office:value="0" calcext:value-type="float">
            <text:p>0</text:p>
          </table:table-cell>
          <table:table-cell table:style-name="ce438" table:formula="of:=BITAND([.Y14];[.$AB$7])"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441" table:formula="of:=BITAND([.AE14];[.$Z$7])" office:value-type="float" office:value="0" calcext:value-type="float">
            <text:p>0</text:p>
          </table:table-cell>
          <table:table-cell table:style-name="ce443" table:formula="of:=BITAND([.AE14];[.$AA$7])" office:value-type="float" office:value="2" calcext:value-type="float">
            <text:p>2</text:p>
          </table:table-cell>
          <table:table-cell table:style-name="ce445" table:formula="of:=BITAND([.AE14];[.$AB$7])" office:value-type="float" office:value="4" calcext:value-type="float">
            <text:p>4</text:p>
          </table:table-cell>
          <table:table-cell table:style-name="ce447" table:formula="of:=BITAND([.AE14];[.$AC$7])" office:value-type="float" office:value="0" calcext:value-type="float">
            <text:p>0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454" table:formula="of:=BITAND([.AK14];[.$Z$7])" office:value-type="float" office:value="1" calcext:value-type="float">
            <text:p>1</text:p>
          </table:table-cell>
          <table:table-cell table:style-name="ce467" table:formula="of:=BITAND([.AK14];[.$AA$7])" office:value-type="float" office:value="3" calcext:value-type="float">
            <text:p>3</text:p>
          </table:table-cell>
          <table:table-cell table:style-name="ce480" table:formula="of:=BITAND([.AK14];[.$AB$7])" office:value-type="float" office:value="0" calcext:value-type="float">
            <text:p>0</text:p>
          </table:table-cell>
          <table:table-cell table:style-name="ce493" table:formula="of:=BITAND([.AK14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20" office:value-type="string" calcext:value-type="string">
            <text:p>C</text:p>
          </table:table-cell>
          <table:table-cell table:style-name="ce429" office:value-type="string" calcext:value-type="string">
            <text:p>C</text:p>
          </table:table-cell>
          <table:table-cell table:style-name="ce436"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1"/>
          <table:table-cell table:number-columns-repeated="5"/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441" table:formula="of:=BITAND([.AE15];[.$Z$7])" office:value-type="float" office:value="1" calcext:value-type="float">
            <text:p>1</text:p>
          </table:table-cell>
          <table:table-cell table:style-name="ce443" table:formula="of:=BITAND([.AE15];[.$AA$7])" office:value-type="float" office:value="3" calcext:value-type="float">
            <text:p>3</text:p>
          </table:table-cell>
          <table:table-cell table:style-name="ce445" table:formula="of:=BITAND([.AE15];[.$AB$7])" office:value-type="float" office:value="4" calcext:value-type="float">
            <text:p>4</text:p>
          </table:table-cell>
          <table:table-cell table:style-name="ce447" table:formula="of:=BITAND([.AE15];[.$AC$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13" calcext:value-type="float">
            <text:p>13</text:p>
          </table:table-cell>
          <table:table-cell table:style-name="ce455" table:formula="of:=BITAND([.AK15];[.$Z$7])" office:value-type="float" office:value="1" calcext:value-type="float">
            <text:p>1</text:p>
          </table:table-cell>
          <table:table-cell table:style-name="ce468" table:formula="of:=BITAND([.AK15];[.$AA$7])" office:value-type="float" office:value="1" calcext:value-type="float">
            <text:p>1</text:p>
          </table:table-cell>
          <table:table-cell table:style-name="ce481" table:formula="of:=BITAND([.AK15];[.$AB$7])" office:value-type="float" office:value="4" calcext:value-type="float">
            <text:p>4</text:p>
          </table:table-cell>
          <table:table-cell table:style-name="ce494" table:formula="of:=BITAND([.AK15];[.$AC$7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ad/Info Font</text:p>
          </table:table-cell>
          <table:table-cell table:number-columns-repeated="2"/>
          <table:table-cell table:style-name="Default"/>
          <table:table-cell table:number-columns-repeated="20"/>
          <table:table-cell table:style-name="ce1" office:value-type="float" office:value="8" calcext:value-type="float">
            <text:p>8</text:p>
          </table:table-cell>
          <table:table-cell table:formula="of:=BITAND([.Y16];[.$Z$7])" office:value-type="float" office:value="0" calcext:value-type="float">
            <text:p>0</text:p>
          </table:table-cell>
          <table:table-cell table:formula="of:=BITAND([.Y16];[.$AA$7])" office:value-type="float" office:value="0" calcext:value-type="float">
            <text:p>0</text:p>
          </table:table-cell>
          <table:table-cell table:style-name="ce106" table:formula="of:=BITAND([.Y16];[.$AB$7])" office:value-type="float" office:value="0" calcext:value-type="float">
            <text:p>0</text:p>
          </table:table-cell>
          <table:table-cell table:style-name="ce438"/>
          <table:table-cell table:number-columns-repeated="12"/>
        </table:table-row>
        <table:table-row table:style-name="ro1">
          <table:table-cell office:value-type="string" calcext:value-type="string">
            <text:p>Layer #</text:p>
          </table:table-cell>
          <table:table-cell table:number-columns-repeated="23"/>
          <table:table-cell table:style-name="ce1" office:value-type="float" office:value="0" calcext:value-type="float">
            <text:p>0</text:p>
          </table:table-cell>
          <table:table-cell table:formula="of:=BITAND([.Y17];[.$Z$7])" office:value-type="float" office:value="0" calcext:value-type="float">
            <text:p>0</text:p>
          </table:table-cell>
          <table:table-cell table:formula="of:=BITAND([.Y17];[.$AA$7])" office:value-type="float" office:value="0" calcext:value-type="float">
            <text:p>0</text:p>
          </table:table-cell>
          <table:table-cell table:formula="of:=BITAND([.Y17];[.$AB$7])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442" table:formula="of:=BITAND([.AE17];[.$Z$7])" office:value-type="float" office:value="0" calcext:value-type="float">
            <text:p>0</text:p>
          </table:table-cell>
          <table:table-cell table:style-name="ce444" table:formula="of:=BITAND([.AE17];[.$AA$7])" office:value-type="float" office:value="0" calcext:value-type="float">
            <text:p>0</text:p>
          </table:table-cell>
          <table:table-cell table:style-name="ce446" table:formula="of:=BITAND([.AE17];[.$AB$7])" office:value-type="float" office:value="0" calcext:value-type="float">
            <text:p>0</text:p>
          </table:table-cell>
          <table:table-cell table:style-name="ce448" table:formula="of:=BITAND([.AE17];[.$AC$7])" office:value-type="float" office:value="0" calcext:value-type="float">
            <text:p>0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06" table:formula="of:=BITAND([.AK17];[.$Z$7])" office:value-type="float" office:value="1" calcext:value-type="float">
            <text:p>1</text:p>
          </table:table-cell>
          <table:table-cell table:style-name="ce106" table:formula="of:=BITAND([.AK17];[.$AA$7])" office:value-type="float" office:value="3" calcext:value-type="float">
            <text:p>3</text:p>
          </table:table-cell>
          <table:table-cell table:style-name="ce106" table:formula="of:=BITAND([.AK17];[.$AB$7])" office:value-type="float" office:value="4" calcext:value-type="float">
            <text:p>4</text:p>
          </table:table-cell>
          <table:table-cell table:style-name="ce106" table:formula="of:=BITAND([.AK17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our gradient bottom to top</text:p>
          </table:table-cell>
          <table:table-cell table:number-columns-repeated="18"/>
          <table:table-cell table:style-name="ce437"/>
          <table:table-cell table:number-columns-repeated="3"/>
          <table:table-cell table:style-name="ce1" office:value-type="float" office:value="9" calcext:value-type="float">
            <text:p>9</text:p>
          </table:table-cell>
          <table:table-cell table:style-name="ce439" table:formula="of:=BITAND([.Y18];[.$Z$7])" office:value-type="float" office:value="1" calcext:value-type="float">
            <text:p>1</text:p>
          </table:table-cell>
          <table:table-cell table:formula="of:=BITAND([.Y18];[.$AA$7])" office:value-type="float" office:value="1" calcext:value-type="float">
            <text:p>1</text:p>
          </table:table-cell>
          <table:table-cell table:formula="of:=BITAND([.Y18];[.$AB$7])" office:value-type="float" office:value="0" calcext:value-type="float">
            <text:p>0</text:p>
          </table:table-cell>
          <table:table-cell table:style-name="ce439"/>
          <table:table-cell/>
          <table:table-cell table:style-name="ce1" office:value-type="float" office:value="9" calcext:value-type="float">
            <text:p>9</text:p>
          </table:table-cell>
          <table:table-cell table:style-name="ce442" table:formula="of:=BITAND([.AE18];[.$Z$7])" office:value-type="float" office:value="1" calcext:value-type="float">
            <text:p>1</text:p>
          </table:table-cell>
          <table:table-cell table:style-name="ce444" table:formula="of:=BITAND([.AE18];[.$AA$7])" office:value-type="float" office:value="1" calcext:value-type="float">
            <text:p>1</text:p>
          </table:table-cell>
          <table:table-cell table:style-name="ce446" table:formula="of:=BITAND([.AE18];[.$AB$7])" office:value-type="float" office:value="0" calcext:value-type="float">
            <text:p>0</text:p>
          </table:table-cell>
          <table:table-cell table:style-name="ce448" table:formula="of:=BITAND([.AE18];[.$AC$7])" office:value-type="float" office:value="0" calcext:value-type="float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456" table:formula="of:=BITAND([.AK18];[.$Z$7])" office:value-type="float" office:value="0" calcext:value-type="float">
            <text:p>0</text:p>
          </table:table-cell>
          <table:table-cell table:style-name="ce469" table:formula="of:=BITAND([.AK18];[.$AA$7])" office:value-type="float" office:value="2" calcext:value-type="float">
            <text:p>2</text:p>
          </table:table-cell>
          <table:table-cell table:style-name="ce482" table:formula="of:=BITAND([.AK18];[.$AB$7])" office:value-type="float" office:value="0" calcext:value-type="float">
            <text:p>0</text:p>
          </table:table-cell>
          <table:table-cell table:style-name="ce495" table:formula="of:=BITAND([.AK18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nt info text</text:p>
          </table:table-cell>
          <table:table-cell/>
          <table:table-cell office:value-type="string" calcext:value-type="string">
            <text:p>Variable/thing to</text:p>
          </table:table-cell>
          <table:table-cell office:value-type="string" calcext:value-type="string">
            <text:p>Set</text:p>
          </table:table-cell>
          <table:table-cell table:number-columns-repeated="19"/>
          <table:table-cell table:style-name="ce1" office:value-type="float" office:value="10" calcext:value-type="float">
            <text:p>10</text:p>
          </table:table-cell>
          <table:table-cell table:formula="of:=BITAND([.Y19];[.$Z$7])" office:value-type="float" office:value="0" calcext:value-type="float">
            <text:p>0</text:p>
          </table:table-cell>
          <table:table-cell table:style-name="ce439" table:formula="of:=BITAND([.Y19];[.$AA$7])" office:value-type="float" office:value="2" calcext:value-type="float">
            <text:p>2</text:p>
          </table:table-cell>
          <table:table-cell table:formula="of:=BITAND([.Y19];[.$AB$7])" office:value-type="float" office:value="0" calcext:value-type="float">
            <text:p>0</text:p>
          </table:table-cell>
          <table:table-cell table:style-name="ce439"/>
          <table:table-cell/>
          <table:table-cell table:style-name="ce1" office:value-type="float" office:value="10" calcext:value-type="float">
            <text:p>10</text:p>
          </table:table-cell>
          <table:table-cell table:style-name="ce442" table:formula="of:=BITAND([.AE19];[.$Z$7])" office:value-type="float" office:value="0" calcext:value-type="float">
            <text:p>0</text:p>
          </table:table-cell>
          <table:table-cell table:style-name="ce444" table:formula="of:=BITAND([.AE19];[.$AA$7])" office:value-type="float" office:value="2" calcext:value-type="float">
            <text:p>2</text:p>
          </table:table-cell>
          <table:table-cell table:style-name="ce446" table:formula="of:=BITAND([.AE19];[.$AB$7])" office:value-type="float" office:value="0" calcext:value-type="float">
            <text:p>0</text:p>
          </table:table-cell>
          <table:table-cell table:style-name="ce448" table:formula="of:=BITAND([.AE19];[.$AC$7])" office:value-type="float" office:value="0" calcext:value-type="float">
            <text:p>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457" table:formula="of:=BITAND([.AK19];[.$Z$7])" office:value-type="float" office:value="0" calcext:value-type="float">
            <text:p>0</text:p>
          </table:table-cell>
          <table:table-cell table:style-name="ce470" table:formula="of:=BITAND([.AK19];[.$AA$7])" office:value-type="float" office:value="2" calcext:value-type="float">
            <text:p>2</text:p>
          </table:table-cell>
          <table:table-cell table:style-name="ce483" table:formula="of:=BITAND([.AK19];[.$AB$7])" office:value-type="float" office:value="4" calcext:value-type="float">
            <text:p>4</text:p>
          </table:table-cell>
          <table:table-cell table:style-name="ce496" table:formula="of:=BITAND([.AK19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con and message</text:p>
          </table:table-cell>
          <table:table-cell/>
          <table:table-cell table:style-name="ce13" office:value-type="string" calcext:value-type="string">
            <text:p>watch</text:p>
          </table:table-cell>
          <table:table-cell table:style-name="ce1" office:value-type="string" calcext:value-type="string">
            <text:p>mask</text:p>
          </table:table-cell>
          <table:table-cell table:number-columns-repeated="7"/>
          <table:table-cell office:value-type="string" calcext:value-type="string">
            <text:p>Testzone:</text:p>
          </table:table-cell>
          <table:table-cell table:number-columns-repeated="11"/>
          <table:table-cell table:style-name="ce1" office:value-type="float" office:value="11" calcext:value-type="float">
            <text:p>11</text:p>
          </table:table-cell>
          <table:table-cell table:style-name="ce439" table:formula="of:=BITAND([.Y20];[.$Z$7])" office:value-type="float" office:value="1" calcext:value-type="float">
            <text:p>1</text:p>
          </table:table-cell>
          <table:table-cell table:formula="of:=BITAND([.Y20];[.$AA$7])" office:value-type="float" office:value="3" calcext:value-type="float">
            <text:p>3</text:p>
          </table:table-cell>
          <table:table-cell table:formula="of:=BITAND([.Y20];[.$AB$7])" office:value-type="float" office:value="0" calcext:value-type="float">
            <text:p>0</text:p>
          </table:table-cell>
          <table:table-cell table:style-name="ce439"/>
          <table:table-cell/>
          <table:table-cell table:style-name="ce1" office:value-type="float" office:value="11" calcext:value-type="float">
            <text:p>11</text:p>
          </table:table-cell>
          <table:table-cell table:style-name="ce442" table:formula="of:=BITAND([.AE20];[.$Z$7])" office:value-type="float" office:value="1" calcext:value-type="float">
            <text:p>1</text:p>
          </table:table-cell>
          <table:table-cell table:style-name="ce444" table:formula="of:=BITAND([.AE20];[.$AA$7])" office:value-type="float" office:value="3" calcext:value-type="float">
            <text:p>3</text:p>
          </table:table-cell>
          <table:table-cell table:style-name="ce446" table:formula="of:=BITAND([.AE20];[.$AB$7])" office:value-type="float" office:value="0" calcext:value-type="float">
            <text:p>0</text:p>
          </table:table-cell>
          <table:table-cell table:style-name="ce448" table:formula="of:=BITAND([.AE20];[.$AC$7])" office:value-type="float" office:value="0" calcext:value-type="float">
            <text:p>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06" table:formula="of:=BITAND([.AK20];[.$Z$7])" office:value-type="float" office:value="0" calcext:value-type="float">
            <text:p>0</text:p>
          </table:table-cell>
          <table:table-cell table:style-name="ce106" table:formula="of:=BITAND([.AK20];[.$AA$7])" office:value-type="float" office:value="2" calcext:value-type="float">
            <text:p>2</text:p>
          </table:table-cell>
          <table:table-cell table:style-name="ce106" table:formula="of:=BITAND([.AK20];[.$AB$7])" office:value-type="float" office:value="0" calcext:value-type="float">
            <text:p>0</text:p>
          </table:table-cell>
          <table:table-cell table:style-name="ce106" table:formula="of:=BITAND([.AK20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6" office:value-type="string" calcext:value-type="string">
            <text:p>Valu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4"/>
          <table:table-cell table:style-name="ce1" office:value-type="float" office:value="12" calcext:value-type="float">
            <text:p>12</text:p>
          </table:table-cell>
          <table:table-cell table:formula="of:=BITAND([.Y21];[.$Z$7])" office:value-type="float" office:value="0" calcext:value-type="float">
            <text:p>0</text:p>
          </table:table-cell>
          <table:table-cell table:formula="of:=BITAND([.Y21];[.$AA$7])" office:value-type="float" office:value="0" calcext:value-type="float">
            <text:p>0</text:p>
          </table:table-cell>
          <table:table-cell table:style-name="ce439" table:formula="of:=BITAND([.Y21];[.$AB$7])" office:value-type="float" office:value="4" calcext:value-type="float">
            <text:p>4</text:p>
          </table:table-cell>
          <table:table-cell table:style-name="ce439"/>
          <table:table-cell/>
          <table:table-cell table:style-name="ce1" office:value-type="float" office:value="12" calcext:value-type="float">
            <text:p>12</text:p>
          </table:table-cell>
          <table:table-cell table:style-name="ce442" table:formula="of:=BITAND([.AE21];[.$Z$7])" office:value-type="float" office:value="0" calcext:value-type="float">
            <text:p>0</text:p>
          </table:table-cell>
          <table:table-cell table:style-name="ce444" table:formula="of:=BITAND([.AE21];[.$AA$7])" office:value-type="float" office:value="0" calcext:value-type="float">
            <text:p>0</text:p>
          </table:table-cell>
          <table:table-cell table:style-name="ce446" table:formula="of:=BITAND([.AE21];[.$AB$7])" office:value-type="float" office:value="4" calcext:value-type="float">
            <text:p>4</text:p>
          </table:table-cell>
          <table:table-cell table:style-name="ce448" table:formula="of:=BITAND([.AE21];[.$AC$7])" office:value-type="float" office:value="0" calcext:value-type="float">
            <text:p>0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458" table:formula="of:=BITAND([.AK21];[.$Z$7])" office:value-type="float" office:value="0" calcext:value-type="float">
            <text:p>0</text:p>
          </table:table-cell>
          <table:table-cell table:style-name="ce471" table:formula="of:=BITAND([.AK21];[.$AA$7])" office:value-type="float" office:value="2" calcext:value-type="float">
            <text:p>2</text:p>
          </table:table-cell>
          <table:table-cell table:style-name="ce484" table:formula="of:=BITAND([.AK21];[.$AB$7])" office:value-type="float" office:value="4" calcext:value-type="float">
            <text:p>4</text:p>
          </table:table-cell>
          <table:table-cell table:style-name="ce497" table:formula="of:=BITAND([.AK21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20" office:value-type="string" calcext:value-type="string">
            <text:p>activechanged</text:p>
          </table:table-cell>
          <table:table-cell table:style-name="ce73" office:value-type="string" calcext:value-type="string">
            <text:p>A</text:p>
          </table:table-cell>
          <table:table-cell table:number-columns-repeated="7"/>
          <table:table-cell table:style-name="ce17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1" table:formula="of:=[.N22]*[.$N$21]+[.O22]*[.$O$21]+[.P22]*[.$P$21]+[.Q22]*[.$Q$21]" office:value-type="float" office:value="3" calcext:value-type="float">
            <text:p>3</text:p>
          </table:table-cell>
          <table:table-cell table:number-columns-repeated="6"/>
          <table:table-cell table:style-name="ce1" office:value-type="float" office:value="13" calcext:value-type="float">
            <text:p>13</text:p>
          </table:table-cell>
          <table:table-cell table:style-name="ce439" table:formula="of:=BITAND([.Y22];[.$Z$7])" office:value-type="float" office:value="1" calcext:value-type="float">
            <text:p>1</text:p>
          </table:table-cell>
          <table:table-cell table:formula="of:=BITAND([.Y22];[.$AA$7])" office:value-type="float" office:value="1" calcext:value-type="float">
            <text:p>1</text:p>
          </table:table-cell>
          <table:table-cell table:formula="of:=BITAND([.Y22];[.$AB$7])" office:value-type="float" office:value="4" calcext:value-type="float">
            <text:p>4</text:p>
          </table:table-cell>
          <table:table-cell table:style-name="ce439"/>
          <table:table-cell/>
          <table:table-cell table:style-name="ce1" office:value-type="float" office:value="13" calcext:value-type="float">
            <text:p>13</text:p>
          </table:table-cell>
          <table:table-cell table:style-name="ce442" table:formula="of:=BITAND([.AE22];[.$Z$7])" office:value-type="float" office:value="1" calcext:value-type="float">
            <text:p>1</text:p>
          </table:table-cell>
          <table:table-cell table:style-name="ce444" table:formula="of:=BITAND([.AE22];[.$AA$7])" office:value-type="float" office:value="1" calcext:value-type="float">
            <text:p>1</text:p>
          </table:table-cell>
          <table:table-cell table:style-name="ce446" table:formula="of:=BITAND([.AE22];[.$AB$7])" office:value-type="float" office:value="4" calcext:value-type="float">
            <text:p>4</text:p>
          </table:table-cell>
          <table:table-cell table:style-name="ce448" table:formula="of:=BITAND([.AE22];[.$AC$7])" office:value-type="float" office:value="0" calcext:value-type="float">
            <text:p>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459" table:formula="of:=BITAND([.AK22];[.$Z$7])" office:value-type="float" office:value="0" calcext:value-type="float">
            <text:p>0</text:p>
          </table:table-cell>
          <table:table-cell table:style-name="ce472" table:formula="of:=BITAND([.AK22];[.$AA$7])" office:value-type="float" office:value="0" calcext:value-type="float">
            <text:p>0</text:p>
          </table:table-cell>
          <table:table-cell table:style-name="ce485" table:formula="of:=BITAND([.AK22];[.$AB$7])" office:value-type="float" office:value="4" calcext:value-type="float">
            <text:p>4</text:p>
          </table:table-cell>
          <table:table-cell table:style-name="ce498" table:formula="of:=BITAND([.AK22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20" office:value-type="string" calcext:value-type="string">
            <text:p>textchanged</text:p>
          </table:table-cell>
          <table:table-cell table:style-name="ce73" office:value-type="string" calcext:value-type="string">
            <text:p>B</text:p>
          </table:table-cell>
          <table:table-cell table:number-columns-repeated="7"/>
          <table:table-cell table:style-name="ce18" office:value-type="string" calcext:value-type="string">
            <text:p>AND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63" table:formula="of:=[.N23]*[.$N$21]+[.O23]*[.$O$21]+[.P23]*[.$P$21]+[.Q23]*[.$Q$21]" office:value-type="float" office:value="1" calcext:value-type="float">
            <text:p>1</text:p>
          </table:table-cell>
          <table:table-cell/>
          <table:table-cell office:value-type="string" calcext:value-type="string">
            <text:p>Filters odd numbers</text:p>
          </table:table-cell>
          <table:table-cell table:number-columns-repeated="4"/>
          <table:table-cell table:style-name="ce1" office:value-type="float" office:value="14" calcext:value-type="float">
            <text:p>14</text:p>
          </table:table-cell>
          <table:table-cell table:formula="of:=BITAND([.Y23];[.$Z$7])" office:value-type="float" office:value="0" calcext:value-type="float">
            <text:p>0</text:p>
          </table:table-cell>
          <table:table-cell table:style-name="ce439" table:formula="of:=BITAND([.Y23];[.$AA$7])" office:value-type="float" office:value="2" calcext:value-type="float">
            <text:p>2</text:p>
          </table:table-cell>
          <table:table-cell table:formula="of:=BITAND([.Y23];[.$AB$7])" office:value-type="float" office:value="4" calcext:value-type="float">
            <text:p>4</text:p>
          </table:table-cell>
          <table:table-cell table:style-name="ce439"/>
          <table:table-cell/>
          <table:table-cell table:style-name="ce1" office:value-type="float" office:value="14" calcext:value-type="float">
            <text:p>14</text:p>
          </table:table-cell>
          <table:table-cell table:style-name="ce442" table:formula="of:=BITAND([.AE23];[.$Z$7])" office:value-type="float" office:value="0" calcext:value-type="float">
            <text:p>0</text:p>
          </table:table-cell>
          <table:table-cell table:style-name="ce444" table:formula="of:=BITAND([.AE23];[.$AA$7])" office:value-type="float" office:value="2" calcext:value-type="float">
            <text:p>2</text:p>
          </table:table-cell>
          <table:table-cell table:style-name="ce446" table:formula="of:=BITAND([.AE23];[.$AB$7])" office:value-type="float" office:value="4" calcext:value-type="float">
            <text:p>4</text:p>
          </table:table-cell>
          <table:table-cell table:style-name="ce448" table:formula="of:=BITAND([.AE23];[.$AC$7])" office:value-type="float" office:value="0" calcext:value-type="float">
            <text:p>0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460" table:formula="of:=BITAND([.AK23];[.$Z$7])" office:value-type="float" office:value="0" calcext:value-type="float">
            <text:p>0</text:p>
          </table:table-cell>
          <table:table-cell table:style-name="ce473" table:formula="of:=BITAND([.AK23];[.$AA$7])" office:value-type="float" office:value="0" calcext:value-type="float">
            <text:p>0</text:p>
          </table:table-cell>
          <table:table-cell table:style-name="ce486" table:formula="of:=BITAND([.AK23];[.$AB$7])" office:value-type="float" office:value="4" calcext:value-type="float">
            <text:p>4</text:p>
          </table:table-cell>
          <table:table-cell table:style-name="ce499" table:formula="of:=BITAND([.AK23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20" office:value-type="string" calcext:value-type="string">
            <text:p>pointschanged</text:p>
          </table:table-cell>
          <table:table-cell table:style-name="ce73" office:value-type="string" calcext:value-type="string">
            <text:p>B</text:p>
          </table:table-cell>
          <table:table-cell table:number-columns-repeated="8"/>
          <table:table-cell table:formula="of:=BITAND([.N22];[.N23])" office:value-type="float" office:value="0" calcext:value-type="float">
            <text:p>0</text:p>
          </table:table-cell>
          <table:table-cell table:formula="of:=BITAND([.O22];[.O23])" office:value-type="float" office:value="0" calcext:value-type="float">
            <text:p>0</text:p>
          </table:table-cell>
          <table:table-cell table:formula="of:=BITAND([.P22];[.P23])" office:value-type="float" office:value="0" calcext:value-type="float">
            <text:p>0</text:p>
          </table:table-cell>
          <table:table-cell table:style-name="ce62" table:formula="of:=BITAND([.Q22];[.Q23])" office:value-type="float" office:value="1" calcext:value-type="float">
            <text:p>1</text:p>
          </table:table-cell>
          <table:table-cell table:style-name="ce61" table:formula="of:=[.N24]*[.$N$21]+[.O24]*[.$O$21]+[.P24]*[.$P$21]+[.Q24]*[.$Q$21]" office:value-type="float" office:value="1" calcext:value-type="float">
            <text:p>1</text:p>
          </table:table-cell>
          <table:table-cell table:number-columns-repeated="6"/>
          <table:table-cell table:style-name="ce1" office:value-type="float" office:value="15" calcext:value-type="float">
            <text:p>15</text:p>
          </table:table-cell>
          <table:table-cell table:style-name="ce439" table:formula="of:=BITAND([.Y24];[.$Z$7])" office:value-type="float" office:value="1" calcext:value-type="float">
            <text:p>1</text:p>
          </table:table-cell>
          <table:table-cell table:formula="of:=BITAND([.Y24];[.$AA$7])" office:value-type="float" office:value="3" calcext:value-type="float">
            <text:p>3</text:p>
          </table:table-cell>
          <table:table-cell table:formula="of:=BITAND([.Y24];[.$AB$7])" office:value-type="float" office:value="4" calcext:value-type="float">
            <text:p>4</text:p>
          </table:table-cell>
          <table:table-cell table:style-name="ce439"/>
          <table:table-cell/>
          <table:table-cell table:style-name="ce1" office:value-type="float" office:value="15" calcext:value-type="float">
            <text:p>15</text:p>
          </table:table-cell>
          <table:table-cell table:style-name="ce442" table:formula="of:=BITAND([.AE24];[.$Z$7])" office:value-type="float" office:value="1" calcext:value-type="float">
            <text:p>1</text:p>
          </table:table-cell>
          <table:table-cell table:style-name="ce444" table:formula="of:=BITAND([.AE24];[.$AA$7])" office:value-type="float" office:value="3" calcext:value-type="float">
            <text:p>3</text:p>
          </table:table-cell>
          <table:table-cell table:style-name="ce446" table:formula="of:=BITAND([.AE24];[.$AB$7])" office:value-type="float" office:value="4" calcext:value-type="float">
            <text:p>4</text:p>
          </table:table-cell>
          <table:table-cell table:style-name="ce448" table:formula="of:=BITAND([.AE24];[.$AC$7])" office:value-type="float" office:value="0" calcext:value-type="float">
            <text:p>0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461" table:formula="of:=BITAND([.AK24];[.$Z$7])" office:value-type="float" office:value="0" calcext:value-type="float">
            <text:p>0</text:p>
          </table:table-cell>
          <table:table-cell table:style-name="ce474" table:formula="of:=BITAND([.AK24];[.$AA$7])" office:value-type="float" office:value="0" calcext:value-type="float">
            <text:p>0</text:p>
          </table:table-cell>
          <table:table-cell table:style-name="ce487" table:formula="of:=BITAND([.AK24];[.$AB$7])" office:value-type="float" office:value="0" calcext:value-type="float">
            <text:p>0</text:p>
          </table:table-cell>
          <table:table-cell table:style-name="ce500" table:formula="of:=BITAND([.AK24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20" office:value-type="string" calcext:value-type="string">
            <text:p>tickedchanged</text:p>
          </table:table-cell>
          <table:table-cell table:style-name="ce73" office:value-type="string" calcext:value-type="string">
            <text:p>C</text:p>
          </table:table-cell>
          <table:table-cell table:number-columns-repeated="36"/>
        </table:table-row>
        <table:table-row table:style-name="ro1">
          <table:table-cell table:number-columns-repeated="12"/>
          <table:table-cell table:style-name="ce17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1" table:formula="of:=[.N26]*[.$N$21]+[.O26]*[.$O$21]+[.P26]*[.$P$21]+[.Q26]*[.$Q$21]" office:value-type="float" office:value="6" calcext:value-type="float">
            <text:p>6</text:p>
          </table:table-cell>
          <table:table-cell/>
          <table:table-cell office:value-type="string" calcext:value-type="string">
            <text:p>B</text:p>
          </table:table-cell>
          <table:table-cell table:number-columns-repeated="21"/>
        </table:table-row>
        <table:table-row table:style-name="ro1">
          <table:table-cell table:number-columns-repeated="12"/>
          <table:table-cell table:style-name="ce18" office:value-type="string" calcext:value-type="string">
            <text:p>AND</text:p>
          </table:table-cell>
          <table:table-cell table:style-name="ce45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3" table:formula="of:=[.N27]*[.$N$21]+[.O27]*[.$O$21]+[.P27]*[.$P$21]+[.Q27]*[.$Q$21]" office:value-type="float" office:value="3" calcext:value-type="float">
            <text:p>3</text:p>
          </table:table-cell>
          <table:table-cell/>
          <table:table-cell office:value-type="string" calcext:value-type="string">
            <text:p>Filters even numbers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BITAND([.N26];[.N27])" office:value-type="float" office:value="0" calcext:value-type="float">
            <text:p>0</text:p>
          </table:table-cell>
          <table:table-cell table:formula="of:=BITAND([.O26];[.O27])" office:value-type="float" office:value="0" calcext:value-type="float">
            <text:p>0</text:p>
          </table:table-cell>
          <table:table-cell table:style-name="ce1" table:formula="of:=BITAND([.P26];[.P27])" office:value-type="float" office:value="1" calcext:value-type="float">
            <text:p>1</text:p>
          </table:table-cell>
          <table:table-cell table:formula="of:=BITAND([.Q26];[.Q27])" office:value-type="float" office:value="0" calcext:value-type="float">
            <text:p>0</text:p>
          </table:table-cell>
          <table:table-cell table:style-name="ce61" table:formula="of:=[.N28]*[.$N$21]+[.O28]*[.$O$21]+[.P28]*[.$P$21]+[.Q28]*[.$Q$21]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12"/>
          <table:table-cell table:style-name="ce17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1" table:formula="of:=[.N30]*[.$N$21]+[.O30]*[.$O$21]+[.P30]*[.$P$21]+[.Q30]*[.$Q$21]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2"/>
          <table:table-cell table:style-name="ce18" office:value-type="string" calcext:value-type="string">
            <text:p>AND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63" table:formula="of:=[.N31]*[.$N$21]+[.O31]*[.$O$21]+[.P31]*[.$P$21]+[.Q31]*[.$Q$21]" office:value-type="float" office:value="7" calcext:value-type="float">
            <text:p>7</text:p>
          </table:table-cell>
          <table:table-cell/>
          <table:table-cell office:value-type="string" calcext:value-type="string">
            <text:p>C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BITAND([.N30];[.N31])" office:value-type="float" office:value="0" calcext:value-type="float">
            <text:p>0</text:p>
          </table:table-cell>
          <table:table-cell table:formula="of:=BITAND([.O30];[.O31])" office:value-type="float" office:value="0" calcext:value-type="float">
            <text:p>0</text:p>
          </table:table-cell>
          <table:table-cell table:style-name="ce1" table:formula="of:=BITAND([.P30];[.P31])" office:value-type="float" office:value="0" calcext:value-type="float">
            <text:p>0</text:p>
          </table:table-cell>
          <table:table-cell table:formula="of:=BITAND([.Q30];[.Q31])" office:value-type="float" office:value="1" calcext:value-type="float">
            <text:p>1</text:p>
          </table:table-cell>
          <table:table-cell table:style-name="ce61" table:formula="of:=[.N32]*[.$N$21]+[.O32]*[.$O$21]+[.P32]*[.$P$21]+[.Q32]*[.$Q$21]" office:value-type="float" office:value="1" calcext:value-type="float">
            <text:p>1</text:p>
          </table:table-cell>
          <table:table-cell/>
          <table:table-cell office:value-type="string" calcext:value-type="string">
            <text:p>Forces a 4</text:p>
          </table:table-cell>
          <table:table-cell table:number-columns-repeated="21"/>
        </table:table-row>
        <table:table-row table:style-name="ro1">
          <table:table-cell table:number-columns-repeated="19"/>
          <table:table-cell office:value-type="string" calcext:value-type="string">
            <text:p>maybe..</text:p>
          </table:table-cell>
          <table:table-cell table:number-columns-repeated="21"/>
        </table:table-row>
        <table:table-row table:style-name="ro1">
          <table:table-cell table:number-columns-repeated="12"/>
          <table:table-cell table:style-name="ce17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1" table:formula="of:=[.N34]*[.$N$21]+[.O34]*[.$O$21]+[.P34]*[.$P$21]+[.Q34]*[.$Q$21]" office:value-type="float" office:value="13" calcext:value-type="float">
            <text:p>13</text:p>
          </table:table-cell>
          <table:table-cell table:number-columns-repeated="23"/>
        </table:table-row>
        <table:table-row table:style-name="ro1">
          <table:table-cell table:number-columns-repeated="12"/>
          <table:table-cell table:style-name="ce18" office:value-type="string" calcext:value-type="string">
            <text:p>AND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63" table:formula="of:=[.N35]*[.$N$21]+[.O35]*[.$O$21]+[.P35]*[.$P$21]+[.Q35]*[.$Q$21]" office:value-type="float" office:value="8" calcext:value-type="float">
            <text:p>8</text:p>
          </table:table-cell>
          <table:table-cell/>
          <table:table-cell office:value-type="string" calcext:value-type="string">
            <text:p>D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BITAND([.N34];[.N35])" office:value-type="float" office:value="1" calcext:value-type="float">
            <text:p>1</text:p>
          </table:table-cell>
          <table:table-cell table:formula="of:=BITAND([.O34];[.O35])" office:value-type="float" office:value="0" calcext:value-type="float">
            <text:p>0</text:p>
          </table:table-cell>
          <table:table-cell table:style-name="ce1" table:formula="of:=BITAND([.P34];[.P35])" office:value-type="float" office:value="0" calcext:value-type="float">
            <text:p>0</text:p>
          </table:table-cell>
          <table:table-cell table:formula="of:=BITAND([.Q34];[.Q35])" office:value-type="float" office:value="0" calcext:value-type="float">
            <text:p>0</text:p>
          </table:table-cell>
          <table:table-cell table:style-name="ce61" table:formula="of:=[.N36]*[.$N$21]+[.O36]*[.$O$21]+[.P36]*[.$P$21]+[.Q36]*[.$Q$21]" office:value-type="float" office:value="8" calcext:value-type="float">
            <text:p>8</text:p>
          </table:table-cell>
          <table:table-cell/>
          <table:table-cell office:value-type="string" calcext:value-type="string">
            <text:p>Ignores all</text:p>
          </table:table-cell>
          <table:table-cell table:number-columns-repeated="21"/>
        </table:table-row>
        <table:table-row table:style-name="ro1">
          <table:table-cell table:number-columns-repeated="19"/>
          <table:table-cell office:value-type="string" calcext:value-type="string">
            <text:p>But 8</text:p>
          </table:table-cell>
          <table:table-cell table:number-columns-repeated="21"/>
        </table:table-row>
        <table:table-row table:style-name="ro1">
          <table:table-cell table:number-columns-repeated="18"/>
          <table:table-cell table:style-name="ce67"/>
          <table:table-cell table:number-columns-repeated="22"/>
        </table:table-row>
        <table:table-row table:style-name="ro1">
          <table:table-cell table:number-columns-repeated="24"/>
          <table:table-cell table:style-name="ce1"/>
          <table:table-cell table:number-columns-repeated="3"/>
          <table:table-cell table:style-name="ce21"/>
          <table:table-cell table:number-columns-repeated="12"/>
        </table:table-row>
        <table:table-row table:style-name="ro1" table:number-rows-repeated="7">
          <table:table-cell table:number-columns-repeated="41"/>
        </table:table-row>
        <table:table-row table:style-name="ro1">
          <table:table-cell table:number-columns-repeated="13"/>
          <table:table-cell table:style-name="ce17" table:number-columns-repeated="4"/>
          <table:table-cell table:number-columns-repeated="24"/>
        </table:table-row>
        <table:table-row table:style-name="ro1" table:number-rows-repeated="2">
          <table:table-cell table:number-columns-repeated="41"/>
        </table:table-row>
        <table:table-row table:style-name="ro1">
          <table:table-cell table:number-columns-repeated="3"/>
          <table:table-cell table:style-name="ce16"/>
          <table:table-cell table:style-name="ce11" table:number-columns-repeated="4"/>
          <table:table-cell table:style-name="ce408" table:number-columns-repeated="2"/>
          <table:table-cell table:number-columns-repeated="31"/>
        </table:table-row>
        <table:table-row table:style-name="ro1">
          <table:table-cell/>
          <table:table-cell table:style-name="ce6" table:number-columns-repeated="2"/>
          <table:table-cell table:style-name="ce16"/>
          <table:table-cell table:style-name="ce11" table:number-columns-repeated="4"/>
          <table:table-cell table:style-name="ce408" table:number-columns-repeated="2"/>
          <table:table-cell table:number-columns-repeated="31"/>
        </table:table-row>
        <table:table-row table:style-name="ro1" table:number-rows-repeated="9">
          <table:table-cell/>
          <table:table-cell table:style-name="ce6" table:number-columns-repeated="2"/>
          <table:table-cell table:number-columns-repeated="5"/>
          <table:table-cell table:style-name="ce409" table:number-columns-repeated="2"/>
          <table:table-cell table:number-columns-repeated="31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409" table:number-columns-repeated="2"/>
          <table:table-cell table:number-columns-repeated="13"/>
          <table:table-cell table:style-name="ce1"/>
          <table:table-cell table:number-columns-repeated="17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5"/>
          <table:table-cell table:style-name="ce409" table:number-columns-repeated="2"/>
          <table:table-cell table:number-columns-repeated="31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409" table:number-columns-repeated="2"/>
          <table:table-cell table:number-columns-repeated="3"/>
          <table:table-cell table:style-name="ce1" table:number-columns-repeated="8"/>
          <table:table-cell table:number-columns-repeated="20"/>
        </table:table-row>
        <table:table-row table:style-name="ro1" table:number-rows-repeated="3">
          <table:table-cell/>
          <table:table-cell table:style-name="ce6" table:number-columns-repeated="2"/>
          <table:table-cell table:number-columns-repeated="5"/>
          <table:table-cell table:style-name="ce409" table:number-columns-repeated="2"/>
          <table:table-cell table:number-columns-repeated="31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409" table:number-columns-repeated="2"/>
          <table:table-cell table:number-columns-repeated="3"/>
          <table:table-cell table:style-name="ce39" table:number-columns-repeated="4"/>
          <table:table-cell table:style-name="ce1" table:number-columns-repeated="2"/>
          <table:table-cell table:number-columns-repeated="22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409" table:number-columns-repeated="2"/>
          <table:table-cell table:number-columns-repeated="31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409" table:number-columns-repeated="2"/>
          <table:table-cell table:number-columns-repeated="3"/>
          <table:table-cell table:style-name="ce1" table:number-columns-repeated="5"/>
          <table:table-cell table:number-columns-repeated="23"/>
        </table:table-row>
        <table:table-row table:style-name="ro1" table:number-rows-repeated="4">
          <table:table-cell table:number-columns-repeated="8"/>
          <table:table-cell table:style-name="ce409" table:number-columns-repeated="2"/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409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409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409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409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409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409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409" office:value-type="float" office:value="0" calcext:value-type="float">
            <text:p>0</text:p>
          </table:table-cell>
          <table:table-cell table:number-columns-repeated="31"/>
        </table:table-row>
        <table:table-row table:style-name="ro1" table:number-rows-repeated="1048494">
          <table:table-cell table:number-columns-repeated="41"/>
        </table:table-row>
        <table:table-row table:style-name="ro1">
          <table:table-cell table:number-columns-repeated="41"/>
        </table:table-row>
        <calcext:conditional-formats>
          <calcext:conditional-format calcext:target-range-address="v4_2.R6:v4_2.R7">
            <calcext:condition calcext:apply-style-name="Untitled1" calcext:value="=&quot;N&quot;" calcext:base-cell-address="v4_2.R6"/>
            <calcext:condition calcext:apply-style-name="Untitled2" calcext:value="=&quot;C&quot;" calcext:base-cell-address="v4_2.R6"/>
          </calcext:conditional-format>
          <calcext:conditional-format calcext:target-range-address="v4_2.R5:v4_2.R7">
            <calcext:condition calcext:apply-style-name="Untitled1" calcext:value="=&quot;N&quot;" calcext:base-cell-address="v4_2.R5"/>
            <calcext:condition calcext:apply-style-name="Untitled2" calcext:value="=&quot;C&quot;" calcext:base-cell-address="v4_2.R5"/>
          </calcext:conditional-format>
          <calcext:conditional-format calcext:target-range-address="v4_2.R8:v4_2.R8">
            <calcext:condition calcext:apply-style-name="Untitled1" calcext:value="=&quot;N&quot;" calcext:base-cell-address="v4_2.R8"/>
            <calcext:condition calcext:apply-style-name="Untitled2" calcext:value="=&quot;C&quot;" calcext:base-cell-address="v4_2.R8"/>
          </calcext:conditional-format>
          <calcext:conditional-format calcext:target-range-address="v4_2.R8:v4_2.R8">
            <calcext:condition calcext:apply-style-name="Untitled1" calcext:value="=&quot;N&quot;" calcext:base-cell-address="v4_2.R8"/>
            <calcext:condition calcext:apply-style-name="Untitled2" calcext:value="=&quot;C&quot;" calcext:base-cell-address="v4_2.R8"/>
          </calcext:conditional-format>
          <calcext:conditional-format calcext:target-range-address="v4_2.R9:v4_2.R9">
            <calcext:condition calcext:apply-style-name="Untitled1" calcext:value="=&quot;N&quot;" calcext:base-cell-address="v4_2.R9"/>
            <calcext:condition calcext:apply-style-name="Untitled2" calcext:value="=&quot;C&quot;" calcext:base-cell-address="v4_2.R9"/>
          </calcext:conditional-format>
          <calcext:conditional-format calcext:target-range-address="v4_2.R9:v4_2.R9">
            <calcext:condition calcext:apply-style-name="Untitled1" calcext:value="=&quot;N&quot;" calcext:base-cell-address="v4_2.R9"/>
            <calcext:condition calcext:apply-style-name="Untitled2" calcext:value="=&quot;C&quot;" calcext:base-cell-address="v4_2.R9"/>
          </calcext:conditional-format>
          <calcext:conditional-format calcext:target-range-address="v4_2.AF8:v4_2.AF15">
            <calcext:condition calcext:apply-style-name="Untitled3" calcext:value="=1" calcext:base-cell-address="v4_2.AF8"/>
          </calcext:conditional-format>
          <calcext:conditional-format calcext:target-range-address="v4_2.AG8:v4_2.AG15">
            <calcext:condition calcext:apply-style-name="Untitled4" calcext:value="=2" calcext:base-cell-address="v4_2.AG8"/>
          </calcext:conditional-format>
          <calcext:conditional-format calcext:target-range-address="v4_2.AH8:v4_2.AH15">
            <calcext:condition calcext:apply-style-name="Untitled5" calcext:value="=4" calcext:base-cell-address="v4_2.AH8"/>
          </calcext:conditional-format>
          <calcext:conditional-format calcext:target-range-address="v4_2.AI8:v4_2.AI15">
            <calcext:condition calcext:apply-style-name="Untitled6" calcext:value="=8" calcext:base-cell-address="v4_2.AI8"/>
          </calcext:conditional-format>
          <calcext:conditional-format calcext:target-range-address="v4_2.AL8:v4_2.AL9">
            <calcext:condition calcext:apply-style-name="Untitled3" calcext:value="=1" calcext:base-cell-address="v4_2.AL8"/>
          </calcext:conditional-format>
          <calcext:conditional-format calcext:target-range-address="v4_2.AM8:v4_2.AM9">
            <calcext:condition calcext:apply-style-name="Untitled4" calcext:value="=2" calcext:base-cell-address="v4_2.AM8"/>
          </calcext:conditional-format>
          <calcext:conditional-format calcext:target-range-address="v4_2.AN8:v4_2.AN9">
            <calcext:condition calcext:apply-style-name="Untitled5" calcext:value="=4" calcext:base-cell-address="v4_2.AN8"/>
          </calcext:conditional-format>
          <calcext:conditional-format calcext:target-range-address="v4_2.AO8:v4_2.AO9">
            <calcext:condition calcext:apply-style-name="Untitled6" calcext:value="=8" calcext:base-cell-address="v4_2.AO8"/>
          </calcext:conditional-format>
          <calcext:conditional-format calcext:target-range-address="v4_2.AL10:v4_2.AL10">
            <calcext:condition calcext:apply-style-name="Untitled3" calcext:value="=1" calcext:base-cell-address="v4_2.AL10"/>
          </calcext:conditional-format>
          <calcext:conditional-format calcext:target-range-address="v4_2.AM10:v4_2.AM10">
            <calcext:condition calcext:apply-style-name="Untitled4" calcext:value="=2" calcext:base-cell-address="v4_2.AM10"/>
          </calcext:conditional-format>
          <calcext:conditional-format calcext:target-range-address="v4_2.AN10:v4_2.AN10">
            <calcext:condition calcext:apply-style-name="Untitled5" calcext:value="=4" calcext:base-cell-address="v4_2.AN10"/>
          </calcext:conditional-format>
          <calcext:conditional-format calcext:target-range-address="v4_2.AO10:v4_2.AO10">
            <calcext:condition calcext:apply-style-name="Untitled6" calcext:value="=8" calcext:base-cell-address="v4_2.AO10"/>
          </calcext:conditional-format>
          <calcext:conditional-format calcext:target-range-address="v4_2.AL11:v4_2.AL11">
            <calcext:condition calcext:apply-style-name="Untitled3" calcext:value="=1" calcext:base-cell-address="v4_2.AL11"/>
          </calcext:conditional-format>
          <calcext:conditional-format calcext:target-range-address="v4_2.AM11:v4_2.AM11">
            <calcext:condition calcext:apply-style-name="Untitled4" calcext:value="=2" calcext:base-cell-address="v4_2.AM11"/>
          </calcext:conditional-format>
          <calcext:conditional-format calcext:target-range-address="v4_2.AN11:v4_2.AN11">
            <calcext:condition calcext:apply-style-name="Untitled5" calcext:value="=4" calcext:base-cell-address="v4_2.AN11"/>
          </calcext:conditional-format>
          <calcext:conditional-format calcext:target-range-address="v4_2.AO11:v4_2.AO11">
            <calcext:condition calcext:apply-style-name="Untitled6" calcext:value="=8" calcext:base-cell-address="v4_2.AO11"/>
          </calcext:conditional-format>
          <calcext:conditional-format calcext:target-range-address="v4_2.AL12:v4_2.AL12">
            <calcext:condition calcext:apply-style-name="Untitled3" calcext:value="=1" calcext:base-cell-address="v4_2.AL12"/>
          </calcext:conditional-format>
          <calcext:conditional-format calcext:target-range-address="v4_2.AM12:v4_2.AM12">
            <calcext:condition calcext:apply-style-name="Untitled4" calcext:value="=2" calcext:base-cell-address="v4_2.AM12"/>
          </calcext:conditional-format>
          <calcext:conditional-format calcext:target-range-address="v4_2.AN12:v4_2.AN12">
            <calcext:condition calcext:apply-style-name="Untitled5" calcext:value="=4" calcext:base-cell-address="v4_2.AN12"/>
          </calcext:conditional-format>
          <calcext:conditional-format calcext:target-range-address="v4_2.AO12:v4_2.AO12">
            <calcext:condition calcext:apply-style-name="Untitled6" calcext:value="=8" calcext:base-cell-address="v4_2.AO12"/>
          </calcext:conditional-format>
          <calcext:conditional-format calcext:target-range-address="v4_2.AL13:v4_2.AL13">
            <calcext:condition calcext:apply-style-name="Untitled3" calcext:value="=1" calcext:base-cell-address="v4_2.AL13"/>
          </calcext:conditional-format>
          <calcext:conditional-format calcext:target-range-address="v4_2.AM13:v4_2.AM13">
            <calcext:condition calcext:apply-style-name="Untitled4" calcext:value="=2" calcext:base-cell-address="v4_2.AM13"/>
          </calcext:conditional-format>
          <calcext:conditional-format calcext:target-range-address="v4_2.AN13:v4_2.AN13">
            <calcext:condition calcext:apply-style-name="Untitled5" calcext:value="=4" calcext:base-cell-address="v4_2.AN13"/>
          </calcext:conditional-format>
          <calcext:conditional-format calcext:target-range-address="v4_2.AO13:v4_2.AO13">
            <calcext:condition calcext:apply-style-name="Untitled6" calcext:value="=8" calcext:base-cell-address="v4_2.AO13"/>
          </calcext:conditional-format>
          <calcext:conditional-format calcext:target-range-address="v4_2.AL14:v4_2.AL14">
            <calcext:condition calcext:apply-style-name="Untitled3" calcext:value="=1" calcext:base-cell-address="v4_2.AL14"/>
          </calcext:conditional-format>
          <calcext:conditional-format calcext:target-range-address="v4_2.AM14:v4_2.AM14">
            <calcext:condition calcext:apply-style-name="Untitled4" calcext:value="=2" calcext:base-cell-address="v4_2.AM14"/>
          </calcext:conditional-format>
          <calcext:conditional-format calcext:target-range-address="v4_2.AN14:v4_2.AN14">
            <calcext:condition calcext:apply-style-name="Untitled5" calcext:value="=4" calcext:base-cell-address="v4_2.AN14"/>
          </calcext:conditional-format>
          <calcext:conditional-format calcext:target-range-address="v4_2.AO14:v4_2.AO14">
            <calcext:condition calcext:apply-style-name="Untitled6" calcext:value="=8" calcext:base-cell-address="v4_2.AO14"/>
          </calcext:conditional-format>
          <calcext:conditional-format calcext:target-range-address="v4_2.AL15:v4_2.AL15">
            <calcext:condition calcext:apply-style-name="Untitled3" calcext:value="=1" calcext:base-cell-address="v4_2.AL15"/>
          </calcext:conditional-format>
          <calcext:conditional-format calcext:target-range-address="v4_2.AM15:v4_2.AM15">
            <calcext:condition calcext:apply-style-name="Untitled4" calcext:value="=2" calcext:base-cell-address="v4_2.AM15"/>
          </calcext:conditional-format>
          <calcext:conditional-format calcext:target-range-address="v4_2.AN15:v4_2.AN15">
            <calcext:condition calcext:apply-style-name="Untitled5" calcext:value="=4" calcext:base-cell-address="v4_2.AN15"/>
          </calcext:conditional-format>
          <calcext:conditional-format calcext:target-range-address="v4_2.AO15:v4_2.AO15">
            <calcext:condition calcext:apply-style-name="Untitled6" calcext:value="=8" calcext:base-cell-address="v4_2.AO15"/>
          </calcext:conditional-format>
          <calcext:conditional-format calcext:target-range-address="v4_2.S6:v4_2.S7">
            <calcext:condition calcext:apply-style-name="Untitled1" calcext:value="=&quot;N&quot;" calcext:base-cell-address="v4_2.S6"/>
            <calcext:condition calcext:apply-style-name="Untitled2" calcext:value="=&quot;C&quot;" calcext:base-cell-address="v4_2.S6"/>
          </calcext:conditional-format>
          <calcext:conditional-format calcext:target-range-address="v4_2.S5:v4_2.S7">
            <calcext:condition calcext:apply-style-name="Untitled1" calcext:value="=&quot;N&quot;" calcext:base-cell-address="v4_2.S5"/>
            <calcext:condition calcext:apply-style-name="Untitled2" calcext:value="=&quot;C&quot;" calcext:base-cell-address="v4_2.S5"/>
          </calcext:conditional-format>
          <calcext:conditional-format calcext:target-range-address="v4_2.S8:v4_2.S8">
            <calcext:condition calcext:apply-style-name="Untitled1" calcext:value="=&quot;N&quot;" calcext:base-cell-address="v4_2.S8"/>
            <calcext:condition calcext:apply-style-name="Untitled2" calcext:value="=&quot;C&quot;" calcext:base-cell-address="v4_2.S8"/>
          </calcext:conditional-format>
          <calcext:conditional-format calcext:target-range-address="v4_2.S8:v4_2.S8">
            <calcext:condition calcext:apply-style-name="Untitled1" calcext:value="=&quot;N&quot;" calcext:base-cell-address="v4_2.S8"/>
            <calcext:condition calcext:apply-style-name="Untitled2" calcext:value="=&quot;C&quot;" calcext:base-cell-address="v4_2.S8"/>
          </calcext:conditional-format>
          <calcext:conditional-format calcext:target-range-address="v4_2.S9:v4_2.S9">
            <calcext:condition calcext:apply-style-name="Untitled1" calcext:value="=&quot;N&quot;" calcext:base-cell-address="v4_2.S9"/>
            <calcext:condition calcext:apply-style-name="Untitled2" calcext:value="=&quot;C&quot;" calcext:base-cell-address="v4_2.S9"/>
          </calcext:conditional-format>
          <calcext:conditional-format calcext:target-range-address="v4_2.S9:v4_2.S9">
            <calcext:condition calcext:apply-style-name="Untitled1" calcext:value="=&quot;N&quot;" calcext:base-cell-address="v4_2.S9"/>
            <calcext:condition calcext:apply-style-name="Untitled2" calcext:value="=&quot;C&quot;" calcext:base-cell-address="v4_2.S9"/>
          </calcext:conditional-format>
          <calcext:conditional-format calcext:target-range-address="v4_2.AF17:v4_2.AF24">
            <calcext:condition calcext:apply-style-name="Untitled3" calcext:value="=1" calcext:base-cell-address="v4_2.AF17"/>
          </calcext:conditional-format>
          <calcext:conditional-format calcext:target-range-address="v4_2.AG17:v4_2.AG24">
            <calcext:condition calcext:apply-style-name="Untitled4" calcext:value="=2" calcext:base-cell-address="v4_2.AG17"/>
          </calcext:conditional-format>
          <calcext:conditional-format calcext:target-range-address="v4_2.AH17:v4_2.AH24">
            <calcext:condition calcext:apply-style-name="Untitled5" calcext:value="=4" calcext:base-cell-address="v4_2.AH17"/>
          </calcext:conditional-format>
          <calcext:conditional-format calcext:target-range-address="v4_2.AI17:v4_2.AI24">
            <calcext:condition calcext:apply-style-name="Untitled6" calcext:value="=8" calcext:base-cell-address="v4_2.AI17"/>
          </calcext:conditional-format>
          <calcext:conditional-format calcext:target-range-address="v4_2.AL18:v4_2.AL18">
            <calcext:condition calcext:apply-style-name="Untitled3" calcext:value="=1" calcext:base-cell-address="v4_2.AL18"/>
          </calcext:conditional-format>
          <calcext:conditional-format calcext:target-range-address="v4_2.AM18:v4_2.AM18">
            <calcext:condition calcext:apply-style-name="Untitled4" calcext:value="=2" calcext:base-cell-address="v4_2.AM18"/>
          </calcext:conditional-format>
          <calcext:conditional-format calcext:target-range-address="v4_2.AN18:v4_2.AN18">
            <calcext:condition calcext:apply-style-name="Untitled5" calcext:value="=4" calcext:base-cell-address="v4_2.AN18"/>
          </calcext:conditional-format>
          <calcext:conditional-format calcext:target-range-address="v4_2.AO18:v4_2.AO18">
            <calcext:condition calcext:apply-style-name="Untitled6" calcext:value="=8" calcext:base-cell-address="v4_2.AO18"/>
          </calcext:conditional-format>
          <calcext:conditional-format calcext:target-range-address="v4_2.AL21:v4_2.AL21">
            <calcext:condition calcext:apply-style-name="Untitled3" calcext:value="=1" calcext:base-cell-address="v4_2.AL21"/>
          </calcext:conditional-format>
          <calcext:conditional-format calcext:target-range-address="v4_2.AM21:v4_2.AM21">
            <calcext:condition calcext:apply-style-name="Untitled4" calcext:value="=2" calcext:base-cell-address="v4_2.AM21"/>
          </calcext:conditional-format>
          <calcext:conditional-format calcext:target-range-address="v4_2.AN21:v4_2.AN21">
            <calcext:condition calcext:apply-style-name="Untitled5" calcext:value="=4" calcext:base-cell-address="v4_2.AN21"/>
          </calcext:conditional-format>
          <calcext:conditional-format calcext:target-range-address="v4_2.AO21:v4_2.AO21">
            <calcext:condition calcext:apply-style-name="Untitled6" calcext:value="=8" calcext:base-cell-address="v4_2.AO21"/>
          </calcext:conditional-format>
          <calcext:conditional-format calcext:target-range-address="v4_2.AL22:v4_2.AL22">
            <calcext:condition calcext:apply-style-name="Untitled3" calcext:value="=1" calcext:base-cell-address="v4_2.AL22"/>
          </calcext:conditional-format>
          <calcext:conditional-format calcext:target-range-address="v4_2.AM22:v4_2.AM22">
            <calcext:condition calcext:apply-style-name="Untitled4" calcext:value="=2" calcext:base-cell-address="v4_2.AM22"/>
          </calcext:conditional-format>
          <calcext:conditional-format calcext:target-range-address="v4_2.AN22:v4_2.AN22">
            <calcext:condition calcext:apply-style-name="Untitled5" calcext:value="=4" calcext:base-cell-address="v4_2.AN22"/>
          </calcext:conditional-format>
          <calcext:conditional-format calcext:target-range-address="v4_2.AO22:v4_2.AO22">
            <calcext:condition calcext:apply-style-name="Untitled6" calcext:value="=8" calcext:base-cell-address="v4_2.AO22"/>
          </calcext:conditional-format>
          <calcext:conditional-format calcext:target-range-address="v4_2.AL23:v4_2.AL23">
            <calcext:condition calcext:apply-style-name="Untitled3" calcext:value="=1" calcext:base-cell-address="v4_2.AL23"/>
          </calcext:conditional-format>
          <calcext:conditional-format calcext:target-range-address="v4_2.AM23:v4_2.AM23">
            <calcext:condition calcext:apply-style-name="Untitled4" calcext:value="=2" calcext:base-cell-address="v4_2.AM23"/>
          </calcext:conditional-format>
          <calcext:conditional-format calcext:target-range-address="v4_2.AN23:v4_2.AN23">
            <calcext:condition calcext:apply-style-name="Untitled5" calcext:value="=4" calcext:base-cell-address="v4_2.AN23"/>
          </calcext:conditional-format>
          <calcext:conditional-format calcext:target-range-address="v4_2.AO23:v4_2.AO23">
            <calcext:condition calcext:apply-style-name="Untitled6" calcext:value="=8" calcext:base-cell-address="v4_2.AO23"/>
          </calcext:conditional-format>
          <calcext:conditional-format calcext:target-range-address="v4_2.AL24:v4_2.AL24">
            <calcext:condition calcext:apply-style-name="Untitled3" calcext:value="=1" calcext:base-cell-address="v4_2.AL24"/>
          </calcext:conditional-format>
          <calcext:conditional-format calcext:target-range-address="v4_2.AM24:v4_2.AM24">
            <calcext:condition calcext:apply-style-name="Untitled4" calcext:value="=2" calcext:base-cell-address="v4_2.AM24"/>
          </calcext:conditional-format>
          <calcext:conditional-format calcext:target-range-address="v4_2.AN24:v4_2.AN24">
            <calcext:condition calcext:apply-style-name="Untitled5" calcext:value="=4" calcext:base-cell-address="v4_2.AN24"/>
          </calcext:conditional-format>
          <calcext:conditional-format calcext:target-range-address="v4_2.AO24:v4_2.AO24">
            <calcext:condition calcext:apply-style-name="Untitled6" calcext:value="=8" calcext:base-cell-address="v4_2.AO24"/>
          </calcext:conditional-format>
          <calcext:conditional-format calcext:target-range-address="v4_2.AL24:v4_2.AL24">
            <calcext:condition calcext:apply-style-name="Untitled3" calcext:value="=1" calcext:base-cell-address="v4_2.AL24"/>
          </calcext:conditional-format>
          <calcext:conditional-format calcext:target-range-address="v4_2.AM24:v4_2.AM24">
            <calcext:condition calcext:apply-style-name="Untitled4" calcext:value="=2" calcext:base-cell-address="v4_2.AM24"/>
          </calcext:conditional-format>
          <calcext:conditional-format calcext:target-range-address="v4_2.AN24:v4_2.AN24">
            <calcext:condition calcext:apply-style-name="Untitled5" calcext:value="=4" calcext:base-cell-address="v4_2.AN24"/>
          </calcext:conditional-format>
          <calcext:conditional-format calcext:target-range-address="v4_2.AO24:v4_2.AO24">
            <calcext:condition calcext:apply-style-name="Untitled6" calcext:value="=8" calcext:base-cell-address="v4_2.AO24"/>
          </calcext:conditional-format>
          <calcext:conditional-format calcext:target-range-address="v4_2.AL19:v4_2.AL19">
            <calcext:condition calcext:apply-style-name="Untitled3" calcext:value="=1" calcext:base-cell-address="v4_2.AL19"/>
          </calcext:conditional-format>
          <calcext:conditional-format calcext:target-range-address="v4_2.AM19:v4_2.AM19">
            <calcext:condition calcext:apply-style-name="Untitled4" calcext:value="=2" calcext:base-cell-address="v4_2.AM19"/>
          </calcext:conditional-format>
          <calcext:conditional-format calcext:target-range-address="v4_2.AN19:v4_2.AN19">
            <calcext:condition calcext:apply-style-name="Untitled5" calcext:value="=4" calcext:base-cell-address="v4_2.AN19"/>
          </calcext:conditional-format>
          <calcext:conditional-format calcext:target-range-address="v4_2.AO19:v4_2.AO19">
            <calcext:condition calcext:apply-style-name="Untitled6" calcext:value="=8" calcext:base-cell-address="v4_2.AO19"/>
          </calcext:conditional-format>
          <calcext:conditional-format calcext:target-range-address="v4_2.AL24:v4_2.AL24">
            <calcext:condition calcext:apply-style-name="Untitled3" calcext:value="=1" calcext:base-cell-address="v4_2.AL24"/>
          </calcext:conditional-format>
          <calcext:conditional-format calcext:target-range-address="v4_2.AM24:v4_2.AM24">
            <calcext:condition calcext:apply-style-name="Untitled4" calcext:value="=2" calcext:base-cell-address="v4_2.AM24"/>
          </calcext:conditional-format>
          <calcext:conditional-format calcext:target-range-address="v4_2.AN24:v4_2.AN24">
            <calcext:condition calcext:apply-style-name="Untitled5" calcext:value="=4" calcext:base-cell-address="v4_2.AN24"/>
          </calcext:conditional-format>
          <calcext:conditional-format calcext:target-range-address="v4_2.AO24:v4_2.AO24">
            <calcext:condition calcext:apply-style-name="Untitled6" calcext:value="=8" calcext:base-cell-address="v4_2.AO24"/>
          </calcext:conditional-format>
          <calcext:conditional-format calcext:target-range-address="v4_2.T7:v4_2.T7">
            <calcext:condition calcext:apply-style-name="Untitled1" calcext:value="=&quot;N&quot;" calcext:base-cell-address="v4_2.T7"/>
            <calcext:condition calcext:apply-style-name="Untitled2" calcext:value="=&quot;C&quot;" calcext:base-cell-address="v4_2.T7"/>
          </calcext:conditional-format>
          <calcext:conditional-format calcext:target-range-address="v4_2.T7:v4_2.T7">
            <calcext:condition calcext:apply-style-name="Untitled1" calcext:value="=&quot;N&quot;" calcext:base-cell-address="v4_2.T7"/>
            <calcext:condition calcext:apply-style-name="Untitled2" calcext:value="=&quot;C&quot;" calcext:base-cell-address="v4_2.T7"/>
          </calcext:conditional-format>
          <calcext:conditional-format calcext:target-range-address="v4_2.T8:v4_2.T8">
            <calcext:condition calcext:apply-style-name="Untitled1" calcext:value="=&quot;N&quot;" calcext:base-cell-address="v4_2.T8"/>
            <calcext:condition calcext:apply-style-name="Untitled2" calcext:value="=&quot;C&quot;" calcext:base-cell-address="v4_2.T8"/>
          </calcext:conditional-format>
          <calcext:conditional-format calcext:target-range-address="v4_2.T8:v4_2.T8">
            <calcext:condition calcext:apply-style-name="Untitled1" calcext:value="=&quot;N&quot;" calcext:base-cell-address="v4_2.T8"/>
            <calcext:condition calcext:apply-style-name="Untitled2" calcext:value="=&quot;C&quot;" calcext:base-cell-address="v4_2.T8"/>
          </calcext:conditional-format>
          <calcext:conditional-format calcext:target-range-address="v4_2.L13:v4_2.L13">
            <calcext:condition calcext:apply-style-name="Untitled1" calcext:value="=&quot;N&quot;" calcext:base-cell-address="v4_2.L13"/>
            <calcext:condition calcext:apply-style-name="Untitled2" calcext:value="=&quot;C&quot;" calcext:base-cell-address="v4_2.L13"/>
          </calcext:conditional-format>
          <calcext:conditional-format calcext:target-range-address="v4_2.L12:v4_2.L12">
            <calcext:condition calcext:apply-style-name="Untitled1" calcext:value="=&quot;N&quot;" calcext:base-cell-address="v4_2.L12"/>
            <calcext:condition calcext:apply-style-name="Untitled2" calcext:value="=&quot;C&quot;" calcext:base-cell-address="v4_2.L12"/>
          </calcext:conditional-format>
          <calcext:conditional-format calcext:target-range-address="v4_2.F9:v4_2.F9">
            <calcext:condition calcext:apply-style-name="Untitled1" calcext:value="=&quot;N&quot;" calcext:base-cell-address="v4_2.F9"/>
            <calcext:condition calcext:apply-style-name="Untitled2" calcext:value="=&quot;C&quot;" calcext:base-cell-address="v4_2.F9"/>
          </calcext:conditional-format>
          <calcext:conditional-format calcext:target-range-address="v4_2.F9:v4_2.F9">
            <calcext:condition calcext:apply-style-name="Untitled1" calcext:value="=&quot;N&quot;" calcext:base-cell-address="v4_2.F9"/>
            <calcext:condition calcext:apply-style-name="Untitled2" calcext:value="=&quot;C&quot;" calcext:base-cell-address="v4_2.F9"/>
          </calcext:conditional-format>
          <calcext:conditional-format calcext:target-range-address="v4_2.F9:v4_2.F9">
            <calcext:condition calcext:apply-style-name="Untitled1" calcext:value="=&quot;N&quot;" calcext:base-cell-address="v4_2.F9"/>
            <calcext:condition calcext:apply-style-name="Untitled2" calcext:value="=&quot;C&quot;" calcext:base-cell-address="v4_2.F9"/>
          </calcext:conditional-format>
          <calcext:conditional-format calcext:target-range-address="v4_2.F9:v4_2.F9">
            <calcext:condition calcext:apply-style-name="Untitled1" calcext:value="=&quot;N&quot;" calcext:base-cell-address="v4_2.F9"/>
            <calcext:condition calcext:apply-style-name="Untitled2" calcext:value="=&quot;C&quot;" calcext:base-cell-address="v4_2.F9"/>
          </calcext:conditional-format>
          <calcext:conditional-format calcext:target-range-address="v4_2.G9:v4_2.G9">
            <calcext:condition calcext:apply-style-name="Untitled1" calcext:value="=&quot;N&quot;" calcext:base-cell-address="v4_2.G9"/>
            <calcext:condition calcext:apply-style-name="Untitled2" calcext:value="=&quot;C&quot;" calcext:base-cell-address="v4_2.G9"/>
          </calcext:conditional-format>
          <calcext:conditional-format calcext:target-range-address="v4_2.G9:v4_2.G9">
            <calcext:condition calcext:apply-style-name="Untitled1" calcext:value="=&quot;N&quot;" calcext:base-cell-address="v4_2.G9"/>
            <calcext:condition calcext:apply-style-name="Untitled2" calcext:value="=&quot;C&quot;" calcext:base-cell-address="v4_2.G9"/>
          </calcext:conditional-format>
          <calcext:conditional-format calcext:target-range-address="v4_2.G9:v4_2.G9">
            <calcext:condition calcext:apply-style-name="Untitled1" calcext:value="=&quot;N&quot;" calcext:base-cell-address="v4_2.G9"/>
            <calcext:condition calcext:apply-style-name="Untitled2" calcext:value="=&quot;C&quot;" calcext:base-cell-address="v4_2.G9"/>
          </calcext:conditional-format>
          <calcext:conditional-format calcext:target-range-address="v4_2.G9:v4_2.G9">
            <calcext:condition calcext:apply-style-name="Untitled1" calcext:value="=&quot;N&quot;" calcext:base-cell-address="v4_2.G9"/>
            <calcext:condition calcext:apply-style-name="Untitled2" calcext:value="=&quot;C&quot;" calcext:base-cell-address="v4_2.G9"/>
          </calcext:conditional-format>
          <calcext:conditional-format calcext:target-range-address="v4_2.G9:v4_2.G9">
            <calcext:condition calcext:apply-style-name="Untitled1" calcext:value="=&quot;N&quot;" calcext:base-cell-address="v4_2.G9"/>
            <calcext:condition calcext:apply-style-name="Untitled2" calcext:value="=&quot;C&quot;" calcext:base-cell-address="v4_2.G9"/>
          </calcext:conditional-format>
          <calcext:conditional-format calcext:target-range-address="v4_2.G9:v4_2.G9">
            <calcext:condition calcext:apply-style-name="Untitled1" calcext:value="=&quot;N&quot;" calcext:base-cell-address="v4_2.G9"/>
            <calcext:condition calcext:apply-style-name="Untitled2" calcext:value="=&quot;C&quot;" calcext:base-cell-address="v4_2.G9"/>
          </calcext:conditional-format>
          <calcext:conditional-format calcext:target-range-address="v4_2.H9:v4_2.H9">
            <calcext:condition calcext:apply-style-name="Untitled1" calcext:value="=&quot;N&quot;" calcext:base-cell-address="v4_2.H9"/>
            <calcext:condition calcext:apply-style-name="Untitled2" calcext:value="=&quot;C&quot;" calcext:base-cell-address="v4_2.H9"/>
          </calcext:conditional-format>
          <calcext:conditional-format calcext:target-range-address="v4_2.H9:v4_2.H9">
            <calcext:condition calcext:apply-style-name="Untitled1" calcext:value="=&quot;N&quot;" calcext:base-cell-address="v4_2.H9"/>
            <calcext:condition calcext:apply-style-name="Untitled2" calcext:value="=&quot;C&quot;" calcext:base-cell-address="v4_2.H9"/>
          </calcext:conditional-format>
          <calcext:conditional-format calcext:target-range-address="v4_2.H9:v4_2.H9">
            <calcext:condition calcext:apply-style-name="Untitled1" calcext:value="=&quot;N&quot;" calcext:base-cell-address="v4_2.H9"/>
            <calcext:condition calcext:apply-style-name="Untitled2" calcext:value="=&quot;C&quot;" calcext:base-cell-address="v4_2.H9"/>
          </calcext:conditional-format>
          <calcext:conditional-format calcext:target-range-address="v4_2.F8:v4_2.F8">
            <calcext:condition calcext:apply-style-name="Untitled1" calcext:value="=&quot;N&quot;" calcext:base-cell-address="v4_2.F8"/>
            <calcext:condition calcext:apply-style-name="Untitled2" calcext:value="=&quot;C&quot;" calcext:base-cell-address="v4_2.F8"/>
          </calcext:conditional-format>
          <calcext:conditional-format calcext:target-range-address="v4_2.F8:v4_2.F8">
            <calcext:condition calcext:apply-style-name="Untitled1" calcext:value="=&quot;N&quot;" calcext:base-cell-address="v4_2.F8"/>
            <calcext:condition calcext:apply-style-name="Untitled2" calcext:value="=&quot;C&quot;" calcext:base-cell-address="v4_2.F8"/>
          </calcext:conditional-format>
          <calcext:conditional-format calcext:target-range-address="v4_2.F7:v4_2.F7">
            <calcext:condition calcext:apply-style-name="Untitled1" calcext:value="=&quot;N&quot;" calcext:base-cell-address="v4_2.F7"/>
            <calcext:condition calcext:apply-style-name="Untitled2" calcext:value="=&quot;C&quot;" calcext:base-cell-address="v4_2.F7"/>
          </calcext:conditional-format>
          <calcext:conditional-format calcext:target-range-address="v4_2.F7:v4_2.F7">
            <calcext:condition calcext:apply-style-name="Untitled1" calcext:value="=&quot;N&quot;" calcext:base-cell-address="v4_2.F7"/>
            <calcext:condition calcext:apply-style-name="Untitled2" calcext:value="=&quot;C&quot;" calcext:base-cell-address="v4_2.F7"/>
          </calcext:conditional-format>
          <calcext:conditional-format calcext:target-range-address="v4_2.F7:v4_2.F7">
            <calcext:condition calcext:apply-style-name="Untitled1" calcext:value="=&quot;N&quot;" calcext:base-cell-address="v4_2.F7"/>
            <calcext:condition calcext:apply-style-name="Untitled2" calcext:value="=&quot;C&quot;" calcext:base-cell-address="v4_2.F7"/>
          </calcext:conditional-format>
          <calcext:conditional-format calcext:target-range-address="v4_2.F7:v4_2.F7">
            <calcext:condition calcext:apply-style-name="Untitled1" calcext:value="=&quot;N&quot;" calcext:base-cell-address="v4_2.F7"/>
            <calcext:condition calcext:apply-style-name="Untitled2" calcext:value="=&quot;C&quot;" calcext:base-cell-address="v4_2.F7"/>
          </calcext:conditional-format>
          <calcext:conditional-format calcext:target-range-address="v4_2.G8:v4_2.G8">
            <calcext:condition calcext:apply-style-name="Untitled1" calcext:value="=&quot;N&quot;" calcext:base-cell-address="v4_2.G8"/>
            <calcext:condition calcext:apply-style-name="Untitled2" calcext:value="=&quot;C&quot;" calcext:base-cell-address="v4_2.G8"/>
          </calcext:conditional-format>
          <calcext:conditional-format calcext:target-range-address="v4_2.G8:v4_2.G8">
            <calcext:condition calcext:apply-style-name="Untitled1" calcext:value="=&quot;N&quot;" calcext:base-cell-address="v4_2.G8"/>
            <calcext:condition calcext:apply-style-name="Untitled2" calcext:value="=&quot;C&quot;" calcext:base-cell-address="v4_2.G8"/>
          </calcext:conditional-format>
          <calcext:conditional-format calcext:target-range-address="v4_2.G8:v4_2.G8">
            <calcext:condition calcext:apply-style-name="Untitled1" calcext:value="=&quot;N&quot;" calcext:base-cell-address="v4_2.G8"/>
            <calcext:condition calcext:apply-style-name="Untitled2" calcext:value="=&quot;C&quot;" calcext:base-cell-address="v4_2.G8"/>
          </calcext:conditional-format>
          <calcext:conditional-format calcext:target-range-address="v4_2.G7:v4_2.G7">
            <calcext:condition calcext:apply-style-name="Untitled1" calcext:value="=&quot;N&quot;" calcext:base-cell-address="v4_2.G7"/>
            <calcext:condition calcext:apply-style-name="Untitled2" calcext:value="=&quot;C&quot;" calcext:base-cell-address="v4_2.G7"/>
          </calcext:conditional-format>
          <calcext:conditional-format calcext:target-range-address="v4_2.G7:v4_2.G7">
            <calcext:condition calcext:apply-style-name="Untitled1" calcext:value="=&quot;N&quot;" calcext:base-cell-address="v4_2.G7"/>
            <calcext:condition calcext:apply-style-name="Untitled2" calcext:value="=&quot;C&quot;" calcext:base-cell-address="v4_2.G7"/>
          </calcext:conditional-format>
          <calcext:conditional-format calcext:target-range-address="v4_2.G7:v4_2.G7">
            <calcext:condition calcext:apply-style-name="Untitled1" calcext:value="=&quot;N&quot;" calcext:base-cell-address="v4_2.G7"/>
            <calcext:condition calcext:apply-style-name="Untitled2" calcext:value="=&quot;C&quot;" calcext:base-cell-address="v4_2.G7"/>
          </calcext:conditional-format>
          <calcext:conditional-format calcext:target-range-address="v4_2.G7:v4_2.G7">
            <calcext:condition calcext:apply-style-name="Untitled1" calcext:value="=&quot;N&quot;" calcext:base-cell-address="v4_2.G7"/>
            <calcext:condition calcext:apply-style-name="Untitled2" calcext:value="=&quot;C&quot;" calcext:base-cell-address="v4_2.G7"/>
          </calcext:conditional-format>
          <calcext:conditional-format calcext:target-range-address="v4_2.G7:v4_2.G7">
            <calcext:condition calcext:apply-style-name="Untitled1" calcext:value="=&quot;N&quot;" calcext:base-cell-address="v4_2.G7"/>
            <calcext:condition calcext:apply-style-name="Untitled2" calcext:value="=&quot;C&quot;" calcext:base-cell-address="v4_2.G7"/>
          </calcext:conditional-format>
          <calcext:conditional-format calcext:target-range-address="v4_2.G7:v4_2.G7">
            <calcext:condition calcext:apply-style-name="Untitled1" calcext:value="=&quot;N&quot;" calcext:base-cell-address="v4_2.G7"/>
            <calcext:condition calcext:apply-style-name="Untitled2" calcext:value="=&quot;C&quot;" calcext:base-cell-address="v4_2.G7"/>
          </calcext:conditional-format>
          <calcext:conditional-format calcext:target-range-address="v4_2.H7:v4_2.H7">
            <calcext:condition calcext:apply-style-name="Untitled1" calcext:value="=&quot;y&quot;" calcext:base-cell-address="v4_2.H7"/>
            <calcext:condition calcext:apply-style-name="Untitled2" calcext:value="contains-text(0)" calcext:base-cell-address="v4_2.H7"/>
          </calcext:conditional-format>
          <calcext:conditional-format calcext:target-range-address="v4_2.H8:v4_2.H8">
            <calcext:condition calcext:apply-style-name="Untitled2" calcext:value="contains-text(0)" calcext:base-cell-address="v4_2.H8"/>
          </calcext:conditional-format>
          <calcext:conditional-format calcext:target-range-address="v4_2.H8:v4_2.H8">
            <calcext:condition calcext:apply-style-name="Untitled1" calcext:value="=&quot;N&quot;" calcext:base-cell-address="v4_2.H8"/>
            <calcext:condition calcext:apply-style-name="Untitled2" calcext:value="=&quot;C&quot;" calcext:base-cell-address="v4_2.H8"/>
          </calcext:conditional-format>
          <calcext:conditional-format calcext:target-range-address="v4_2.H7:v4_2.H7">
            <calcext:condition calcext:apply-style-name="Untitled1" calcext:value="=&quot;N&quot;" calcext:base-cell-address="v4_2.H7"/>
            <calcext:condition calcext:apply-style-name="Untitled2" calcext:value="=&quot;C&quot;" calcext:base-cell-address="v4_2.H7"/>
          </calcext:conditional-format>
          <calcext:conditional-format calcext:target-range-address="v4_2.H7:v4_2.H7">
            <calcext:condition calcext:apply-style-name="Untitled1" calcext:value="=&quot;y&quot;" calcext:base-cell-address="v4_2.H7"/>
            <calcext:condition calcext:apply-style-name="Untitled2" calcext:value="contains-text(0)" calcext:base-cell-address="v4_2.H7"/>
          </calcext:conditional-format>
          <calcext:conditional-format calcext:target-range-address="v4_2.H7:v4_2.H7">
            <calcext:condition calcext:apply-style-name="Untitled1" calcext:value="=&quot;N&quot;" calcext:base-cell-address="v4_2.H7"/>
            <calcext:condition calcext:apply-style-name="Untitled2" calcext:value="=&quot;C&quot;" calcext:base-cell-address="v4_2.H7"/>
          </calcext:conditional-format>
          <calcext:conditional-format calcext:target-range-address="v4_2.F10:v4_2.F10">
            <calcext:condition calcext:apply-style-name="Untitled1" calcext:value="=&quot;N&quot;" calcext:base-cell-address="v4_2.F10"/>
            <calcext:condition calcext:apply-style-name="Untitled2" calcext:value="=&quot;C&quot;" calcext:base-cell-address="v4_2.F10"/>
          </calcext:conditional-format>
          <calcext:conditional-format calcext:target-range-address="v4_2.F10:v4_2.F10">
            <calcext:condition calcext:apply-style-name="Untitled1" calcext:value="=&quot;N&quot;" calcext:base-cell-address="v4_2.F10"/>
            <calcext:condition calcext:apply-style-name="Untitled2" calcext:value="=&quot;C&quot;" calcext:base-cell-address="v4_2.F10"/>
          </calcext:conditional-format>
          <calcext:conditional-format calcext:target-range-address="v4_2.G10:v4_2.G10">
            <calcext:condition calcext:apply-style-name="Untitled1" calcext:value="=&quot;N&quot;" calcext:base-cell-address="v4_2.G10"/>
            <calcext:condition calcext:apply-style-name="Untitled2" calcext:value="=&quot;C&quot;" calcext:base-cell-address="v4_2.G10"/>
          </calcext:conditional-format>
          <calcext:conditional-format calcext:target-range-address="v4_2.G10:v4_2.G10">
            <calcext:condition calcext:apply-style-name="Untitled1" calcext:value="=&quot;N&quot;" calcext:base-cell-address="v4_2.G10"/>
            <calcext:condition calcext:apply-style-name="Untitled2" calcext:value="=&quot;C&quot;" calcext:base-cell-address="v4_2.G10"/>
          </calcext:conditional-format>
          <calcext:conditional-format calcext:target-range-address="v4_2.H10:v4_2.H10">
            <calcext:condition calcext:apply-style-name="Untitled1" calcext:value="=&quot;N&quot;" calcext:base-cell-address="v4_2.H10"/>
            <calcext:condition calcext:apply-style-name="Untitled2" calcext:value="=&quot;C&quot;" calcext:base-cell-address="v4_2.H10"/>
          </calcext:conditional-format>
          <calcext:conditional-format calcext:target-range-address="v4_2.H10:v4_2.H10">
            <calcext:condition calcext:apply-style-name="Untitled1" calcext:value="=&quot;N&quot;" calcext:base-cell-address="v4_2.H10"/>
            <calcext:condition calcext:apply-style-name="Untitled2" calcext:value="=&quot;C&quot;" calcext:base-cell-address="v4_2.H10"/>
          </calcext:conditional-format>
          <calcext:conditional-format calcext:target-range-address="v4_2.F11:v4_2.F11">
            <calcext:condition calcext:apply-style-name="Untitled1" calcext:value="=&quot;N&quot;" calcext:base-cell-address="v4_2.F11"/>
            <calcext:condition calcext:apply-style-name="Untitled2" calcext:value="=&quot;C&quot;" calcext:base-cell-address="v4_2.F11"/>
          </calcext:conditional-format>
          <calcext:conditional-format calcext:target-range-address="v4_2.F11:v4_2.F11">
            <calcext:condition calcext:apply-style-name="Untitled1" calcext:value="=&quot;N&quot;" calcext:base-cell-address="v4_2.F11"/>
            <calcext:condition calcext:apply-style-name="Untitled2" calcext:value="=&quot;C&quot;" calcext:base-cell-address="v4_2.F11"/>
          </calcext:conditional-format>
          <calcext:conditional-format calcext:target-range-address="v4_2.G11:v4_2.G11">
            <calcext:condition calcext:apply-style-name="Untitled1" calcext:value="=&quot;N&quot;" calcext:base-cell-address="v4_2.G11"/>
            <calcext:condition calcext:apply-style-name="Untitled2" calcext:value="=&quot;C&quot;" calcext:base-cell-address="v4_2.G11"/>
          </calcext:conditional-format>
          <calcext:conditional-format calcext:target-range-address="v4_2.G11:v4_2.G11">
            <calcext:condition calcext:apply-style-name="Untitled1" calcext:value="=&quot;N&quot;" calcext:base-cell-address="v4_2.G11"/>
            <calcext:condition calcext:apply-style-name="Untitled2" calcext:value="=&quot;C&quot;" calcext:base-cell-address="v4_2.G11"/>
          </calcext:conditional-format>
          <calcext:conditional-format calcext:target-range-address="v4_2.H11:v4_2.H11">
            <calcext:condition calcext:apply-style-name="Untitled1" calcext:value="=&quot;N&quot;" calcext:base-cell-address="v4_2.H11"/>
            <calcext:condition calcext:apply-style-name="Untitled2" calcext:value="=&quot;C&quot;" calcext:base-cell-address="v4_2.H11"/>
          </calcext:conditional-format>
          <calcext:conditional-format calcext:target-range-address="v4_2.H11:v4_2.H11">
            <calcext:condition calcext:apply-style-name="Untitled1" calcext:value="=&quot;N&quot;" calcext:base-cell-address="v4_2.H11"/>
            <calcext:condition calcext:apply-style-name="Untitled2" calcext:value="=&quot;C&quot;" calcext:base-cell-address="v4_2.H11"/>
          </calcext:conditional-format>
          <calcext:conditional-format calcext:target-range-address="v4_2.F6:v4_2.F6">
            <calcext:condition calcext:apply-style-name="Untitled1" calcext:value="=&quot;N&quot;" calcext:base-cell-address="v4_2.F6"/>
            <calcext:condition calcext:apply-style-name="Untitled2" calcext:value="=&quot;C&quot;" calcext:base-cell-address="v4_2.F6"/>
          </calcext:conditional-format>
          <calcext:conditional-format calcext:target-range-address="v4_2.F6:v4_2.F6">
            <calcext:condition calcext:apply-style-name="Untitled1" calcext:value="=&quot;N&quot;" calcext:base-cell-address="v4_2.F6"/>
            <calcext:condition calcext:apply-style-name="Untitled2" calcext:value="=&quot;C&quot;" calcext:base-cell-address="v4_2.F6"/>
          </calcext:conditional-format>
          <calcext:conditional-format calcext:target-range-address="v4_2.F6:v4_2.F6">
            <calcext:condition calcext:apply-style-name="Untitled1" calcext:value="=&quot;N&quot;" calcext:base-cell-address="v4_2.F6"/>
            <calcext:condition calcext:apply-style-name="Untitled2" calcext:value="=&quot;C&quot;" calcext:base-cell-address="v4_2.F6"/>
          </calcext:conditional-format>
          <calcext:conditional-format calcext:target-range-address="v4_2.F6:v4_2.F6">
            <calcext:condition calcext:apply-style-name="Untitled1" calcext:value="=&quot;N&quot;" calcext:base-cell-address="v4_2.F6"/>
            <calcext:condition calcext:apply-style-name="Untitled2" calcext:value="=&quot;C&quot;" calcext:base-cell-address="v4_2.F6"/>
          </calcext:conditional-format>
          <calcext:conditional-format calcext:target-range-address="v4_2.F6:v4_2.F6">
            <calcext:condition calcext:apply-style-name="Untitled1" calcext:value="=&quot;N&quot;" calcext:base-cell-address="v4_2.F6"/>
            <calcext:condition calcext:apply-style-name="Untitled2" calcext:value="=&quot;C&quot;" calcext:base-cell-address="v4_2.F6"/>
          </calcext:conditional-format>
          <calcext:conditional-format calcext:target-range-address="v4_2.F6:v4_2.F6">
            <calcext:condition calcext:apply-style-name="Untitled1" calcext:value="=&quot;N&quot;" calcext:base-cell-address="v4_2.F6"/>
            <calcext:condition calcext:apply-style-name="Untitled2" calcext:value="=&quot;C&quot;" calcext:base-cell-address="v4_2.F6"/>
          </calcext:conditional-format>
          <calcext:conditional-format calcext:target-range-address="v4_2.G6:v4_2.G6">
            <calcext:condition calcext:apply-style-name="Untitled1" calcext:value="=&quot;N&quot;" calcext:base-cell-address="v4_2.G6"/>
            <calcext:condition calcext:apply-style-name="Untitled2" calcext:value="=&quot;C&quot;" calcext:base-cell-address="v4_2.G6"/>
          </calcext:conditional-format>
          <calcext:conditional-format calcext:target-range-address="v4_2.G6:v4_2.G6">
            <calcext:condition calcext:apply-style-name="Untitled1" calcext:value="=&quot;N&quot;" calcext:base-cell-address="v4_2.G6"/>
            <calcext:condition calcext:apply-style-name="Untitled2" calcext:value="=&quot;C&quot;" calcext:base-cell-address="v4_2.G6"/>
          </calcext:conditional-format>
          <calcext:conditional-format calcext:target-range-address="v4_2.G6:v4_2.G6">
            <calcext:condition calcext:apply-style-name="Untitled1" calcext:value="=&quot;N&quot;" calcext:base-cell-address="v4_2.G6"/>
            <calcext:condition calcext:apply-style-name="Untitled2" calcext:value="=&quot;C&quot;" calcext:base-cell-address="v4_2.G6"/>
          </calcext:conditional-format>
          <calcext:conditional-format calcext:target-range-address="v4_2.G6:v4_2.G6">
            <calcext:condition calcext:apply-style-name="Untitled1" calcext:value="=&quot;N&quot;" calcext:base-cell-address="v4_2.G6"/>
            <calcext:condition calcext:apply-style-name="Untitled2" calcext:value="=&quot;C&quot;" calcext:base-cell-address="v4_2.G6"/>
          </calcext:conditional-format>
          <calcext:conditional-format calcext:target-range-address="v4_2.G6:v4_2.G6">
            <calcext:condition calcext:apply-style-name="Untitled1" calcext:value="=&quot;N&quot;" calcext:base-cell-address="v4_2.G6"/>
            <calcext:condition calcext:apply-style-name="Untitled2" calcext:value="=&quot;C&quot;" calcext:base-cell-address="v4_2.G6"/>
          </calcext:conditional-format>
          <calcext:conditional-format calcext:target-range-address="v4_2.G6:v4_2.G6">
            <calcext:condition calcext:apply-style-name="Untitled1" calcext:value="=&quot;N&quot;" calcext:base-cell-address="v4_2.G6"/>
            <calcext:condition calcext:apply-style-name="Untitled2" calcext:value="=&quot;C&quot;" calcext:base-cell-address="v4_2.G6"/>
          </calcext:conditional-format>
          <calcext:conditional-format calcext:target-range-address="v4_2.H6:v4_2.H6">
            <calcext:condition calcext:apply-style-name="Untitled1" calcext:value="=&quot;N&quot;" calcext:base-cell-address="v4_2.H6"/>
            <calcext:condition calcext:apply-style-name="Untitled2" calcext:value="=&quot;C&quot;" calcext:base-cell-address="v4_2.H6"/>
          </calcext:conditional-format>
          <calcext:conditional-format calcext:target-range-address="v4_2.H6:v4_2.H6">
            <calcext:condition calcext:apply-style-name="Untitled1" calcext:value="=&quot;N&quot;" calcext:base-cell-address="v4_2.H6"/>
            <calcext:condition calcext:apply-style-name="Untitled2" calcext:value="=&quot;C&quot;" calcext:base-cell-address="v4_2.H6"/>
          </calcext:conditional-format>
          <calcext:conditional-format calcext:target-range-address="v4_2.H6:v4_2.H6">
            <calcext:condition calcext:apply-style-name="Untitled1" calcext:value="=&quot;N&quot;" calcext:base-cell-address="v4_2.H6"/>
            <calcext:condition calcext:apply-style-name="Untitled2" calcext:value="=&quot;C&quot;" calcext:base-cell-address="v4_2.H6"/>
          </calcext:conditional-format>
          <calcext:conditional-format calcext:target-range-address="v4_2.H6:v4_2.H6">
            <calcext:condition calcext:apply-style-name="Untitled1" calcext:value="=&quot;N&quot;" calcext:base-cell-address="v4_2.H6"/>
            <calcext:condition calcext:apply-style-name="Untitled2" calcext:value="=&quot;C&quot;" calcext:base-cell-address="v4_2.H6"/>
          </calcext:conditional-format>
          <calcext:conditional-format calcext:target-range-address="v4_2.H6:v4_2.H6">
            <calcext:condition calcext:apply-style-name="Untitled1" calcext:value="=&quot;N&quot;" calcext:base-cell-address="v4_2.H6"/>
            <calcext:condition calcext:apply-style-name="Untitled2" calcext:value="=&quot;C&quot;" calcext:base-cell-address="v4_2.H6"/>
          </calcext:conditional-format>
          <calcext:conditional-format calcext:target-range-address="v4_2.H6:v4_2.H6">
            <calcext:condition calcext:apply-style-name="Untitled1" calcext:value="=&quot;N&quot;" calcext:base-cell-address="v4_2.H6"/>
            <calcext:condition calcext:apply-style-name="Untitled2" calcext:value="=&quot;C&quot;" calcext:base-cell-address="v4_2.H6"/>
          </calcext:conditional-format>
          <calcext:conditional-format calcext:target-range-address="v4_2.R13:v4_2.R13">
            <calcext:condition calcext:apply-style-name="Untitled1" calcext:value="=&quot;N&quot;" calcext:base-cell-address="v4_2.R13"/>
            <calcext:condition calcext:apply-style-name="Untitled2" calcext:value="=&quot;C&quot;" calcext:base-cell-address="v4_2.R13"/>
          </calcext:conditional-format>
          <calcext:conditional-format calcext:target-range-address="v4_2.R13:v4_2.R13">
            <calcext:condition calcext:apply-style-name="Untitled1" calcext:value="=&quot;N&quot;" calcext:base-cell-address="v4_2.R13"/>
            <calcext:condition calcext:apply-style-name="Untitled2" calcext:value="=&quot;C&quot;" calcext:base-cell-address="v4_2.R13"/>
          </calcext:conditional-format>
          <calcext:conditional-format calcext:target-range-address="v4_2.R15:v4_2.R15">
            <calcext:condition calcext:apply-style-name="Untitled1" calcext:value="=&quot;N&quot;" calcext:base-cell-address="v4_2.R15"/>
            <calcext:condition calcext:apply-style-name="Untitled2" calcext:value="=&quot;C&quot;" calcext:base-cell-address="v4_2.R15"/>
          </calcext:conditional-format>
          <calcext:conditional-format calcext:target-range-address="v4_2.R10:v4_2.R10">
            <calcext:condition calcext:apply-style-name="Untitled1" calcext:value="=&quot;N&quot;" calcext:base-cell-address="v4_2.R10"/>
            <calcext:condition calcext:apply-style-name="Untitled2" calcext:value="=&quot;C&quot;" calcext:base-cell-address="v4_2.R10"/>
          </calcext:conditional-format>
          <calcext:conditional-format calcext:target-range-address="v4_2.R10:v4_2.R10">
            <calcext:condition calcext:apply-style-name="Untitled1" calcext:value="=&quot;N&quot;" calcext:base-cell-address="v4_2.R10"/>
            <calcext:condition calcext:apply-style-name="Untitled2" calcext:value="=&quot;C&quot;" calcext:base-cell-address="v4_2.R10"/>
          </calcext:conditional-format>
          <calcext:conditional-format calcext:target-range-address="v4_2.S10:v4_2.S10">
            <calcext:condition calcext:apply-style-name="Untitled1" calcext:value="=&quot;N&quot;" calcext:base-cell-address="v4_2.S10"/>
            <calcext:condition calcext:apply-style-name="Untitled2" calcext:value="=&quot;C&quot;" calcext:base-cell-address="v4_2.S10"/>
          </calcext:conditional-format>
          <calcext:conditional-format calcext:target-range-address="v4_2.S10:v4_2.S10">
            <calcext:condition calcext:apply-style-name="Untitled1" calcext:value="=&quot;N&quot;" calcext:base-cell-address="v4_2.S10"/>
            <calcext:condition calcext:apply-style-name="Untitled2" calcext:value="=&quot;C&quot;" calcext:base-cell-address="v4_2.S10"/>
          </calcext:conditional-format>
          <calcext:conditional-format calcext:target-range-address="v4_2.R12:v4_2.R12">
            <calcext:condition calcext:apply-style-name="Untitled1" calcext:value="=&quot;N&quot;" calcext:base-cell-address="v4_2.R12"/>
            <calcext:condition calcext:apply-style-name="Untitled2" calcext:value="=&quot;C&quot;" calcext:base-cell-address="v4_2.R12"/>
          </calcext:conditional-format>
          <calcext:conditional-format calcext:target-range-address="v4_2.R12:v4_2.R12">
            <calcext:condition calcext:apply-style-name="Untitled1" calcext:value="=&quot;N&quot;" calcext:base-cell-address="v4_2.R12"/>
            <calcext:condition calcext:apply-style-name="Untitled2" calcext:value="=&quot;C&quot;" calcext:base-cell-address="v4_2.R12"/>
          </calcext:conditional-format>
          <calcext:conditional-format calcext:target-range-address="v4_2.S13:v4_2.S13">
            <calcext:condition calcext:apply-style-name="Untitled1" calcext:value="=&quot;N&quot;" calcext:base-cell-address="v4_2.S13"/>
            <calcext:condition calcext:apply-style-name="Untitled2" calcext:value="=&quot;C&quot;" calcext:base-cell-address="v4_2.S13"/>
          </calcext:conditional-format>
          <calcext:conditional-format calcext:target-range-address="v4_2.S13:v4_2.S13">
            <calcext:condition calcext:apply-style-name="Untitled1" calcext:value="=&quot;N&quot;" calcext:base-cell-address="v4_2.S13"/>
            <calcext:condition calcext:apply-style-name="Untitled2" calcext:value="=&quot;C&quot;" calcext:base-cell-address="v4_2.S13"/>
          </calcext:conditional-format>
          <calcext:conditional-format calcext:target-range-address="v4_2.S12:v4_2.S12">
            <calcext:condition calcext:apply-style-name="Untitled1" calcext:value="=&quot;N&quot;" calcext:base-cell-address="v4_2.S12"/>
            <calcext:condition calcext:apply-style-name="Untitled2" calcext:value="=&quot;C&quot;" calcext:base-cell-address="v4_2.S12"/>
          </calcext:conditional-format>
          <calcext:conditional-format calcext:target-range-address="v4_2.S12:v4_2.S12">
            <calcext:condition calcext:apply-style-name="Untitled1" calcext:value="=&quot;N&quot;" calcext:base-cell-address="v4_2.S12"/>
            <calcext:condition calcext:apply-style-name="Untitled2" calcext:value="=&quot;C&quot;" calcext:base-cell-address="v4_2.S12"/>
          </calcext:conditional-format>
          <calcext:conditional-format calcext:target-range-address="v4_2.T12:v4_2.T12">
            <calcext:condition calcext:apply-style-name="Untitled1" calcext:value="=&quot;N&quot;" calcext:base-cell-address="v4_2.T12"/>
            <calcext:condition calcext:apply-style-name="Untitled2" calcext:value="=&quot;C&quot;" calcext:base-cell-address="v4_2.T12"/>
          </calcext:conditional-format>
          <calcext:conditional-format calcext:target-range-address="v4_2.T12:v4_2.T12">
            <calcext:condition calcext:apply-style-name="Untitled1" calcext:value="=&quot;N&quot;" calcext:base-cell-address="v4_2.T12"/>
            <calcext:condition calcext:apply-style-name="Untitled2" calcext:value="=&quot;C&quot;" calcext:base-cell-address="v4_2.T12"/>
          </calcext:conditional-format>
          <calcext:conditional-format calcext:target-range-address="v4_2.S15:v4_2.S15">
            <calcext:condition calcext:apply-style-name="Untitled1" calcext:value="=&quot;N&quot;" calcext:base-cell-address="v4_2.S15"/>
            <calcext:condition calcext:apply-style-name="Untitled2" calcext:value="=&quot;C&quot;" calcext:base-cell-address="v4_2.S15"/>
          </calcext:conditional-format>
          <calcext:conditional-format calcext:target-range-address="v4_2.S15:v4_2.S15">
            <calcext:condition calcext:apply-style-name="Untitled1" calcext:value="=&quot;N&quot;" calcext:base-cell-address="v4_2.S15"/>
            <calcext:condition calcext:apply-style-name="Untitled2" calcext:value="=&quot;C&quot;" calcext:base-cell-address="v4_2.S15"/>
          </calcext:conditional-format>
          <calcext:conditional-format calcext:target-range-address="v4_2.T15:v4_2.T15">
            <calcext:condition calcext:apply-style-name="Untitled1" calcext:value="=&quot;N&quot;" calcext:base-cell-address="v4_2.T15"/>
            <calcext:condition calcext:apply-style-name="Untitled2" calcext:value="=&quot;C&quot;" calcext:base-cell-address="v4_2.T15"/>
          </calcext:conditional-format>
          <calcext:conditional-format calcext:target-range-address="v4_2.T15:v4_2.T15">
            <calcext:condition calcext:apply-style-name="Untitled1" calcext:value="=&quot;N&quot;" calcext:base-cell-address="v4_2.T15"/>
            <calcext:condition calcext:apply-style-name="Untitled2" calcext:value="=&quot;C&quot;" calcext:base-cell-address="v4_2.T15"/>
          </calcext:conditional-format>
          <calcext:conditional-format calcext:target-range-address="v4_2.U18:v4_2.U18">
            <calcext:condition calcext:apply-style-name="Untitled1" calcext:value="=&quot;N&quot;" calcext:base-cell-address="v4_2.U18"/>
            <calcext:condition calcext:apply-style-name="Untitled2" calcext:value="=&quot;C&quot;" calcext:base-cell-address="v4_2.U18"/>
          </calcext:conditional-format>
          <calcext:conditional-format calcext:target-range-address="v4_2.U18:v4_2.U18">
            <calcext:condition calcext:apply-style-name="Untitled1" calcext:value="=&quot;N&quot;" calcext:base-cell-address="v4_2.U18"/>
            <calcext:condition calcext:apply-style-name="Untitled2" calcext:value="=&quot;C&quot;" calcext:base-cell-address="v4_2.U18"/>
          </calcext:conditional-format>
          <calcext:conditional-format calcext:target-range-address="v4_2.T13:v4_2.T13">
            <calcext:condition calcext:apply-style-name="Untitled1" calcext:value="=&quot;N&quot;" calcext:base-cell-address="v4_2.T13"/>
            <calcext:condition calcext:apply-style-name="Untitled2" calcext:value="=&quot;C&quot;" calcext:base-cell-address="v4_2.T13"/>
          </calcext:conditional-format>
          <calcext:conditional-format calcext:target-range-address="v4_2.T13:v4_2.T13">
            <calcext:condition calcext:apply-style-name="Untitled1" calcext:value="=&quot;N&quot;" calcext:base-cell-address="v4_2.T13"/>
            <calcext:condition calcext:apply-style-name="Untitled2" calcext:value="=&quot;C&quot;" calcext:base-cell-address="v4_2.T13"/>
          </calcext:conditional-format>
          <calcext:conditional-format calcext:target-range-address="v4_2.T10:v4_2.T10">
            <calcext:condition calcext:apply-style-name="Untitled1" calcext:value="=&quot;N&quot;" calcext:base-cell-address="v4_2.T10"/>
            <calcext:condition calcext:apply-style-name="Untitled2" calcext:value="=&quot;C&quot;" calcext:base-cell-address="v4_2.T10"/>
          </calcext:conditional-format>
          <calcext:conditional-format calcext:target-range-address="v4_2.T10:v4_2.T10">
            <calcext:condition calcext:apply-style-name="Untitled1" calcext:value="=&quot;N&quot;" calcext:base-cell-address="v4_2.T10"/>
            <calcext:condition calcext:apply-style-name="Untitled2" calcext:value="=&quot;C&quot;" calcext:base-cell-address="v4_2.T10"/>
          </calcext:conditional-format>
          <calcext:conditional-format calcext:target-range-address="v4_2.T9:v4_2.T9">
            <calcext:condition calcext:apply-style-name="Untitled1" calcext:value="=&quot;N&quot;" calcext:base-cell-address="v4_2.T9"/>
            <calcext:condition calcext:apply-style-name="Untitled2" calcext:value="=&quot;C&quot;" calcext:base-cell-address="v4_2.T9"/>
          </calcext:conditional-format>
          <calcext:conditional-format calcext:target-range-address="v4_2.T9:v4_2.T9">
            <calcext:condition calcext:apply-style-name="Untitled1" calcext:value="=&quot;N&quot;" calcext:base-cell-address="v4_2.T9"/>
            <calcext:condition calcext:apply-style-name="Untitled2" calcext:value="=&quot;C&quot;" calcext:base-cell-address="v4_2.T9"/>
          </calcext:conditional-format>
        </calcext:conditional-formats>
      </table:table>
      <table:table table:name="v4" table:style-name="ta1">
        <table:table-column table:style-name="co1" table:default-cell-style-name="Default"/>
        <table:table-column table:style-name="co2" table:default-cell-style-name="Default"/>
        <table:table-column table:style-name="co28" table:default-cell-style-name="Default"/>
        <table:table-column table:style-name="co11" table:default-cell-style-name="ce21"/>
        <table:table-column table:style-name="co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10" table:number-columns-repeated="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row table:style-name="ro1">
          <table:table-cell table:number-columns-repeated="5"/>
          <table:table-cell office:value-type="string" calcext:value-type="string">
            <text:p>Layers:</text:p>
          </table:table-cell>
          <table:table-cell table:number-columns-repeated="11"/>
          <table:table-cell office:value-type="string" calcext:value-type="string">
            <text:p>Layers: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“Blocks” grouped logically</text:p>
          </table:table-cell>
          <table:table-cell table:number-columns-repeated="16"/>
          <table:table-cell office:value-type="string" calcext:value-type="string">
            <text:p>Testing the permutations:</text:p>
          </table:table-cell>
          <table:table-cell table:number-columns-repeated="10"/>
        </table:table-row>
        <table:table-row table:style-name="ro8">
          <table:table-cell table:number-columns-repeated="4"/>
          <table:table-cell table:style-name="ce281" office:value-type="string" calcext:value-type="string">
            <text:p>OR Mask value</text:p>
          </table:table-cell>
          <table:table-cell table:style-name="ce68" office:value-type="string" calcext:value-type="string">
            <text:p>Facemaps</text:p>
          </table:table-cell>
          <table:table-cell table:style-name="ce68" office:value-type="string" calcext:value-type="string">
            <text:p>Captions</text:p>
          </table:table-cell>
          <table:table-cell table:style-name="ce68" office:value-type="string" calcext:value-type="string">
            <text:p>Green tick</text:p>
          </table:table-cell>
          <table:table-cell table:style-name="ce68" office:value-type="string" calcext:value-type="string">
            <text:p>“This font is..”</text:p>
          </table:table-cell>
          <table:table-cell table:style-name="ce68" office:value-type="string" calcext:value-type="string">
            <text:p>Tick/Cross or None</text:p>
          </table:table-cell>
          <table:table-cell table:style-name="ce68" office:value-type="string" calcext:value-type="string">
            <text:p>Charmap button</text:p>
          </table:table-cell>
          <table:table-cell table:style-name="ce70" office:value-type="string" calcext:value-type="string">
            <text:p>Blocks</text:p>
          </table:table-cell>
          <table:table-cell table:style-name="ce12" office:value-type="string" calcext:value-type="string">
            <text:p>State vals</text:p>
          </table:table-cell>
          <table:table-cell table:number-columns-repeated="4"/>
          <table:table-cell table:style-name="ce68" office:value-type="string" calcext:value-type="string">
            <text:p>New Facemaps</text:p>
          </table:table-cell>
          <table:table-cell table:style-name="ce68" office:value-type="string" calcext:value-type="string">
            <text:p>New Captions</text:p>
          </table:table-cell>
          <table:table-cell table:style-name="ce68" office:value-type="string" calcext:value-type="string">
            <text:p>New Green tick</text:p>
          </table:table-cell>
          <table:table-cell table:style-name="ce68" office:value-type="string" calcext:value-type="string">
            <text:p>New “This font”</text:p>
          </table:table-cell>
          <table:table-cell table:style-name="ce68" office:value-type="string" calcext:value-type="string">
            <text:p>Selected</text:p>
          </table:table-cell>
          <table:table-cell table:style-name="ce68"/>
          <table:table-cell/>
          <table:table-cell table:style-name="ce70" office:value-type="string" calcext:value-type="string">
            <text:p>states OR codes</text:p>
          </table:table-cell>
          <table:table-cell table:style-name="ce11" table:number-columns-repeated="4"/>
          <table:table-cell table:number-columns-repeated="12"/>
        </table:table-row>
        <table:table-row table:style-name="ro3">
          <table:table-cell table:style-name="ce1" office:value-type="string" calcext:value-type="string">
            <text:p>Normal fitmap</text:p>
          </table:table-cell>
          <table:table-cell table:number-columns-repeated="10"/>
          <table:table-cell table:style-name="ce21"/>
          <table:table-cell table:style-name="ce16" office:value-type="string" calcext:value-type="string">
            <text:p>Valu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538"/>
          <table:table-cell table:style-name="ce549"/>
          <table:table-cell table:style-name="ce560" table:number-columns-repeated="2"/>
          <table:table-cell table:number-columns-repeated="2"/>
          <table:table-cell table:style-name="ce1" office:value-type="string" calcext:value-type="string">
            <text:p>Block codes</text:p>
          </table:table-cell>
          <table:table-cell table:style-name="ce68"/>
          <table:table-cell table:style-name="ce71" office:value-type="string" calcext:value-type="string">
            <text:p>A</text:p>
          </table:table-cell>
          <table:table-cell table:style-name="ce71" office:value-type="string" calcext:value-type="string">
            <text:p>B</text:p>
          </table:table-cell>
          <table:table-cell table:style-name="ce7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/>
          <table:table-cell table:style-name="ce167" office:value-type="string" calcext:value-type="string">
            <text:p>A</text:p>
          </table:table-cell>
          <table:table-cell table:style-name="ce167" office:value-type="string" calcext:value-type="string">
            <text:p>B</text:p>
          </table:table-cell>
          <table:table-cell table:style-name="ce167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167" office:value-type="string" calcext:value-type="string">
            <text:p>A</text:p>
          </table:table-cell>
          <table:table-cell table:style-name="ce167" office:value-type="string" calcext:value-type="string">
            <text:p>B</text:p>
          </table:table-cell>
          <table:table-cell table:style-name="ce167"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9">
          <table:table-cell office:value-type="string" calcext:value-type="string">
            <text:p>Layer #</text:p>
          </table:table-cell>
          <table:table-cell table:number-columns-repeated="2"/>
          <table:table-cell table:style-name="ce501" office:value-type="string" calcext:value-type="string">
            <text:p>activechanged</text:p>
          </table:table-cell>
          <table:table-cell table:style-name="ce73" office:value-type="float" office:value="1" calcext:value-type="float">
            <text:p>1</text:p>
          </table:table-cell>
          <table:table-cell table:style-name="ce502" office:value-type="string" calcext:value-type="string">
            <text:p>N</text:p>
          </table:table-cell>
          <table:table-cell table:style-name="ce508" office:value-type="string" calcext:value-type="string">
            <text:p>N</text:p>
          </table:table-cell>
          <table:table-cell table:style-name="ce514" office:value-type="string" calcext:value-type="string">
            <text:p>N</text:p>
          </table:table-cell>
          <table:table-cell table:style-name="ce520" office:value-type="string" calcext:value-type="string">
            <text:p>N</text:p>
          </table:table-cell>
          <table:table-cell table:style-name="ce526" office:value-type="string" calcext:value-type="string">
            <text:p>C</text:p>
          </table:table-cell>
          <table:table-cell table:style-name="ce532" office:value-type="string" calcext:value-type="string">
            <text:p>?</text:p>
          </table:table-cell>
          <table:table-cell table:style-name="ce1" office:value-type="string" calcext:value-type="string">
            <text:p>A</text:p>
          </table:table-cell>
          <table:table-cell table:style-name="ce16" office:value-type="string" calcext:value-type="string">
            <text:p>Bit #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539"/>
          <table:table-cell table:style-name="ce550"/>
          <table:table-cell table:style-name="ce561" table:number-columns-repeated="2"/>
          <table:table-cell table:number-columns-repeated="4"/>
          <table:table-cell table:style-name="ce72" table:number-columns-repeated="3"/>
          <table:table-cell table:number-columns-repeated="2"/>
          <table:table-cell table:style-name="ce68" office:value-type="string" calcext:value-type="string">
            <text:p>states</text:p>
          </table:table-cell>
          <table:table-cell table:style-name="ce72" table:number-columns-repeated="3"/>
          <table:table-cell table:number-columns-repeated="2"/>
          <table:table-cell table:style-name="ce68" office:value-type="string" calcext:value-type="string">
            <text:p>states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adient gray up to white</text:p>
          </table:table-cell>
          <table:table-cell/>
          <table:table-cell table:style-name="ce501" office:value-type="string" calcext:value-type="string">
            <text:p>pointsizechanged</text:p>
          </table:table-cell>
          <table:table-cell table:style-name="ce73" office:value-type="float" office:value="2" calcext:value-type="float">
            <text:p>2</text:p>
          </table:table-cell>
          <table:table-cell table:style-name="ce503" office:value-type="string" calcext:value-type="string">
            <text:p>N</text:p>
          </table:table-cell>
          <table:table-cell table:style-name="ce509" office:value-type="string" calcext:value-type="string">
            <text:p>N</text:p>
          </table:table-cell>
          <table:table-cell table:style-name="ce515" office:value-type="string" calcext:value-type="string">
            <text:p>C</text:p>
          </table:table-cell>
          <table:table-cell table:style-name="ce521" office:value-type="string" calcext:value-type="string">
            <text:p>C</text:p>
          </table:table-cell>
          <table:table-cell table:style-name="ce527" office:value-type="string" calcext:value-type="string">
            <text:p>C</text:p>
          </table:table-cell>
          <table:table-cell table:style-name="ce533" office:value-type="string" calcext:value-type="string">
            <text:p>?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540" office:value-type="string" calcext:value-type="string">
            <text:p>N</text:p>
          </table:table-cell>
          <table:table-cell table:style-name="ce551" office:value-type="string" calcext:value-type="string">
            <text:p>N</text:p>
          </table:table-cell>
          <table:table-cell table:number-columns-repeated="2" table:style-name="ce562" office:value-type="string" calcext:value-type="string">
            <text:p>N</text:p>
          </table:table-cell>
          <table:table-cell table:style-name="ce575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69" office:value-type="string" calcext:value-type="string">
            <text:p>and masks</text:p>
          </table:table-cell>
          <table:table-cell/>
          <table:table-cell table:style-name="ce73" office:value-type="float" office:value="1" calcext:value-type="float">
            <text:p>1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440"/>
          <table:table-cell/>
          <table:table-cell table:style-name="ce71" table:number-columns-repeated="3"/>
          <table:table-cell table:style-name="ce1"/>
          <table:table-cell table:style-name="ce440"/>
          <table:table-cell/>
          <table:table-cell table:style-name="ce71"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Each face bitmap</text:p>
          </table:table-cell>
          <table:table-cell/>
          <table:table-cell table:style-name="ce501" office:value-type="string" calcext:value-type="string">
            <text:p>textchanged</text:p>
          </table:table-cell>
          <table:table-cell table:style-name="ce73" office:value-type="float" office:value="4" calcext:value-type="float">
            <text:p>4</text:p>
          </table:table-cell>
          <table:table-cell table:style-name="ce504" office:value-type="string" calcext:value-type="string">
            <text:p>N</text:p>
          </table:table-cell>
          <table:table-cell table:style-name="ce510" office:value-type="string" calcext:value-type="string">
            <text:p>C</text:p>
          </table:table-cell>
          <table:table-cell table:style-name="ce516" office:value-type="string" calcext:value-type="string">
            <text:p>C</text:p>
          </table:table-cell>
          <table:table-cell table:style-name="ce522" office:value-type="string" calcext:value-type="string">
            <text:p>C</text:p>
          </table:table-cell>
          <table:table-cell table:style-name="ce528" office:value-type="string" calcext:value-type="string">
            <text:p>C</text:p>
          </table:table-cell>
          <table:table-cell table:style-name="ce534" office:value-type="string" calcext:value-type="string">
            <text:p>?</text:p>
          </table:table-cell>
          <table:table-cell table:style-name="ce1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541" office:value-type="string" calcext:value-type="string">
            <text:p>N</text:p>
          </table:table-cell>
          <table:table-cell table:style-name="ce552" office:value-type="string" calcext:value-type="string">
            <text:p>N</text:p>
          </table:table-cell>
          <table:table-cell table:number-columns-repeated="2" table:style-name="ce563" office:value-type="string" calcext:value-type="string">
            <text:p>N</text:p>
          </table:table-cell>
          <table:table-cell table:style-name="ce576" office:value-type="string" calcext:value-type="string">
            <text:p>C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438" table:formula="of:=BITAND([.Y8];[.$Z$7])" office:value-type="float" office:value="1" calcext:value-type="float">
            <text:p>1</text:p>
          </table:table-cell>
          <table:table-cell table:formula="of:=BITAND([.Y8];[.$AA$7])" office:value-type="float" office:value="1" calcext:value-type="float">
            <text:p>1</text:p>
          </table:table-cell>
          <table:table-cell table:formula="of:=BITAND([.Y8];[.$AB$7])" office:value-type="float" office:value="1" calcext:value-type="float">
            <text:p>1</text:p>
          </table:table-cell>
          <table:table-cell table:formula="of:=BITAND([.Y8];[.$AC$7])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583" table:formula="of:=BITAND([.AE8];[.$Z$7])" office:value-type="float" office:value="0" calcext:value-type="float">
            <text:p>0</text:p>
          </table:table-cell>
          <table:table-cell table:style-name="ce584" table:formula="of:=BITAND([.AE8];[.$AA$7])" office:value-type="float" office:value="0" calcext:value-type="float">
            <text:p>0</text:p>
          </table:table-cell>
          <table:table-cell table:style-name="ce585" table:formula="of:=BITAND([.AE8];[.$AB$7])" office:value-type="float" office:value="0" calcext:value-type="float">
            <text:p>0</text:p>
          </table:table-cell>
          <table:table-cell table:style-name="ce586" table:formula="of:=BITAND([.AE8];[.$AC$7])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587" table:formula="of:=BITAND([.AK8];[.$Z$7])" office:value-type="float" office:value="0" calcext:value-type="float">
            <text:p>0</text:p>
          </table:table-cell>
          <table:table-cell table:style-name="ce601" table:formula="of:=BITAND([.AK8];[.$AA$7])" office:value-type="float" office:value="0" calcext:value-type="float">
            <text:p>0</text:p>
          </table:table-cell>
          <table:table-cell table:style-name="ce615" table:formula="of:=BITAND([.AK8];[.$AB$7])" office:value-type="float" office:value="0" calcext:value-type="float">
            <text:p>0</text:p>
          </table:table-cell>
          <table:table-cell table:style-name="ce629" table:formula="of:=BITAND([.AK8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ach caption under it</text:p>
          </table:table-cell>
          <table:table-cell/>
          <table:table-cell table:style-name="ce501" office:value-type="string" calcext:value-type="string">
            <text:p>tickedchanged</text:p>
          </table:table-cell>
          <table:table-cell table:style-name="ce73" office:value-type="float" office:value="8" calcext:value-type="float">
            <text:p>8</text:p>
          </table:table-cell>
          <table:table-cell table:style-name="ce505" office:value-type="string" calcext:value-type="string">
            <text:p>C</text:p>
          </table:table-cell>
          <table:table-cell table:style-name="ce511" office:value-type="string" calcext:value-type="string">
            <text:p>C</text:p>
          </table:table-cell>
          <table:table-cell table:style-name="ce517" office:value-type="string" calcext:value-type="string">
            <text:p>C</text:p>
          </table:table-cell>
          <table:table-cell table:style-name="ce523" office:value-type="string" calcext:value-type="string">
            <text:p>C</text:p>
          </table:table-cell>
          <table:table-cell table:style-name="ce529" office:value-type="string" calcext:value-type="string">
            <text:p>N</text:p>
          </table:table-cell>
          <table:table-cell table:style-name="ce534" office:value-type="string" calcext:value-type="string">
            <text:p>?</text:p>
          </table:table-cell>
          <table:table-cell table:style-name="ce1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542" office:value-type="string" calcext:value-type="string">
            <text:p>N</text:p>
          </table:table-cell>
          <table:table-cell table:style-name="ce553" office:value-type="string" calcext:value-type="string">
            <text:p>N</text:p>
          </table:table-cell>
          <table:table-cell table:number-columns-repeated="2" table:style-name="ce564" office:value-type="string" calcext:value-type="string">
            <text:p>N</text:p>
          </table:table-cell>
          <table:table-cell table:style-name="ce577" office:value-type="string" calcext:value-type="string">
            <text:p>C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438" table:formula="of:=BITAND([.Y9];[.$Z$7])" office:value-type="float" office:value="1" calcext:value-type="float">
            <text:p>1</text:p>
          </table:table-cell>
          <table:table-cell table:formula="of:=BITAND([.Y9];[.$AA$7])" office:value-type="float" office:value="3" calcext:value-type="float">
            <text:p>3</text:p>
          </table:table-cell>
          <table:table-cell table:formula="of:=BITAND([.Y9];[.$AB$7])" office:value-type="float" office:value="3" calcext:value-type="float">
            <text:p>3</text:p>
          </table:table-cell>
          <table:table-cell table:formula="of:=BITAND([.Y9];[.$AC$7])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583" table:formula="of:=BITAND([.AE9];[.$Z$7])" office:value-type="float" office:value="1" calcext:value-type="float">
            <text:p>1</text:p>
          </table:table-cell>
          <table:table-cell table:style-name="ce584" table:formula="of:=BITAND([.AE9];[.$AA$7])" office:value-type="float" office:value="1" calcext:value-type="float">
            <text:p>1</text:p>
          </table:table-cell>
          <table:table-cell table:style-name="ce585" table:formula="of:=BITAND([.AE9];[.$AB$7])" office:value-type="float" office:value="1" calcext:value-type="float">
            <text:p>1</text:p>
          </table:table-cell>
          <table:table-cell table:style-name="ce586" table:formula="of:=BITAND([.AE9];[.$AC$7])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587" table:formula="of:=BITAND([.AK9];[.$Z$7])" office:value-type="float" office:value="1" calcext:value-type="float">
            <text:p>1</text:p>
          </table:table-cell>
          <table:table-cell table:style-name="ce601" table:formula="of:=BITAND([.AK9];[.$AA$7])" office:value-type="float" office:value="1" calcext:value-type="float">
            <text:p>1</text:p>
          </table:table-cell>
          <table:table-cell table:style-name="ce615" table:formula="of:=BITAND([.AK9];[.$AB$7])" office:value-type="float" office:value="1" calcext:value-type="float">
            <text:p>1</text:p>
          </table:table-cell>
          <table:table-cell table:style-name="ce629" table:formula="of:=BITAND([.AK9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Green tick</text:p>
          </table:table-cell>
          <table:table-cell/>
          <table:table-cell table:style-name="Default"/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543" office:value-type="string" calcext:value-type="string">
            <text:p>N</text:p>
          </table:table-cell>
          <table:table-cell table:style-name="ce554" office:value-type="string" calcext:value-type="string">
            <text:p>N</text:p>
          </table:table-cell>
          <table:table-cell table:number-columns-repeated="2" table:style-name="ce565" office:value-type="string" calcext:value-type="string">
            <text:p>N</text:p>
          </table:table-cell>
          <table:table-cell table:style-name="ce578" office:value-type="string" calcext:value-type="string">
            <text:p>C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438" table:formula="of:=BITAND([.Y10];[.$Z$7])" office:value-type="float" office:value="1" calcext:value-type="float">
            <text:p>1</text:p>
          </table:table-cell>
          <table:table-cell table:formula="of:=BITAND([.Y10];[.$AA$7])" office:value-type="float" office:value="1" calcext:value-type="float">
            <text:p>1</text:p>
          </table:table-cell>
          <table:table-cell table:formula="of:=BITAND([.Y10];[.$AB$7])" office:value-type="float" office:value="5" calcext:value-type="float">
            <text:p>5</text:p>
          </table:table-cell>
          <table:table-cell table:formula="of:=BITAND([.Y10];[.$AC$7])" office:value-type="float" office:value="0" calcext:value-type="float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583" table:formula="of:=BITAND([.AE10];[.$Z$7])" office:value-type="float" office:value="0" calcext:value-type="float">
            <text:p>0</text:p>
          </table:table-cell>
          <table:table-cell table:style-name="ce584" table:formula="of:=BITAND([.AE10];[.$AA$7])" office:value-type="float" office:value="2" calcext:value-type="float">
            <text:p>2</text:p>
          </table:table-cell>
          <table:table-cell table:style-name="ce585" table:formula="of:=BITAND([.AE10];[.$AB$7])" office:value-type="float" office:value="2" calcext:value-type="float">
            <text:p>2</text:p>
          </table:table-cell>
          <table:table-cell table:style-name="ce586" table:formula="of:=BITAND([.AE10];[.$AC$7])" office:value-type="float" office:value="0" calcext:value-type="float">
            <text:p>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588" table:formula="of:=BITAND([.AK10];[.$Z$7])" office:value-type="float" office:value="1" calcext:value-type="float">
            <text:p>1</text:p>
          </table:table-cell>
          <table:table-cell table:style-name="ce602" table:formula="of:=BITAND([.AK10];[.$AA$7])" office:value-type="float" office:value="3" calcext:value-type="float">
            <text:p>3</text:p>
          </table:table-cell>
          <table:table-cell table:style-name="ce616" table:formula="of:=BITAND([.AK10];[.$AB$7])" office:value-type="float" office:value="3" calcext:value-type="float">
            <text:p>3</text:p>
          </table:table-cell>
          <table:table-cell table:style-name="ce630" table:formula="of:=BITAND([.AK10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“This font is in ___” text</text:p>
          </table:table-cell>
          <table:table-cell/>
          <table:table-cell table:style-name="Default"/>
          <table:table-cell table:number-columns-repeated="13"/>
          <table:table-cell table:style-name="ce544"/>
          <table:table-cell table:style-name="ce555"/>
          <table:table-cell table:style-name="ce566" table:number-columns-repeated="2"/>
          <table:table-cell table:number-columns-repeated="2"/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438" table:formula="of:=BITAND([.Y11];[.$Z$7])" office:value-type="float" office:value="1" calcext:value-type="float">
            <text:p>1</text:p>
          </table:table-cell>
          <table:table-cell table:formula="of:=BITAND([.Y11];[.$AA$7])" office:value-type="float" office:value="3" calcext:value-type="float">
            <text:p>3</text:p>
          </table:table-cell>
          <table:table-cell table:formula="of:=BITAND([.Y11];[.$AB$7])" office:value-type="float" office:value="7" calcext:value-type="float">
            <text:p>7</text:p>
          </table:table-cell>
          <table:table-cell table:formula="of:=BITAND([.Y11];[.$AC$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583" table:formula="of:=BITAND([.AE11];[.$Z$7])" office:value-type="float" office:value="1" calcext:value-type="float">
            <text:p>1</text:p>
          </table:table-cell>
          <table:table-cell table:style-name="ce584" table:formula="of:=BITAND([.AE11];[.$AA$7])" office:value-type="float" office:value="3" calcext:value-type="float">
            <text:p>3</text:p>
          </table:table-cell>
          <table:table-cell table:style-name="ce585" table:formula="of:=BITAND([.AE11];[.$AB$7])" office:value-type="float" office:value="3" calcext:value-type="float">
            <text:p>3</text:p>
          </table:table-cell>
          <table:table-cell table:style-name="ce586" table:formula="of:=BITAND([.AE11];[.$AC$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589" table:formula="of:=BITAND([.AK11];[.$Z$7])" office:value-type="float" office:value="1" calcext:value-type="float">
            <text:p>1</text:p>
          </table:table-cell>
          <table:table-cell table:style-name="ce603" table:formula="of:=BITAND([.AK11];[.$AA$7])" office:value-type="float" office:value="1" calcext:value-type="float">
            <text:p>1</text:p>
          </table:table-cell>
          <table:table-cell table:style-name="ce617" table:formula="of:=BITAND([.AK11];[.$AB$7])" office:value-type="float" office:value="5" calcext:value-type="float">
            <text:p>5</text:p>
          </table:table-cell>
          <table:table-cell table:style-name="ce631" table:formula="of:=BITAND([.AK11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d tick or cross or nothing</text:p>
          </table:table-cell>
          <table:table-cell/>
          <table:table-cell table:style-name="ce17" office:value-type="string" calcext:value-type="string">
            <text:p>everythingchanged</text:p>
          </table:table-cell>
          <table:table-cell table:style-name="ce389" office:value-type="float" office:value="0" calcext:value-type="float">
            <text:p>0</text:p>
          </table:table-cell>
          <table:table-cell table:style-name="ce506" office:value-type="string" calcext:value-type="string">
            <text:p>C</text:p>
          </table:table-cell>
          <table:table-cell table:style-name="ce512" office:value-type="string" calcext:value-type="string">
            <text:p>C</text:p>
          </table:table-cell>
          <table:table-cell table:style-name="ce518" office:value-type="string" calcext:value-type="string">
            <text:p>C</text:p>
          </table:table-cell>
          <table:table-cell table:style-name="ce524" office:value-type="string" calcext:value-type="string">
            <text:p>C</text:p>
          </table:table-cell>
          <table:table-cell table:style-name="ce530" office:value-type="string" calcext:value-type="string">
            <text:p>C</text:p>
          </table:table-cell>
          <table:table-cell table:style-name="ce535" office:value-type="string" calcext:value-type="string">
            <text:p>?</text:p>
          </table:table-cell>
          <table:table-cell table:style-name="ce1" office:value-type="string" calcext:value-type="string">
            <text:p>Z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45" office:value-type="string" calcext:value-type="string">
            <text:p>N</text:p>
          </table:table-cell>
          <table:table-cell table:style-name="ce556" office:value-type="string" calcext:value-type="string">
            <text:p>N</text:p>
          </table:table-cell>
          <table:table-cell table:style-name="ce567" office:value-type="string" calcext:value-type="string">
            <text:p>C</text:p>
          </table:table-cell>
          <table:table-cell table:style-name="ce571" office:value-type="string" calcext:value-type="string">
            <text:p>C</text:p>
          </table:table-cell>
          <table:table-cell table:style-name="ce579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formula="of:=BITAND([.Y12];[.$Z$7])" office:value-type="float" office:value="0" calcext:value-type="float">
            <text:p>0</text:p>
          </table:table-cell>
          <table:table-cell table:style-name="ce438" table:formula="of:=BITAND([.Y12];[.$AA$7])" office:value-type="float" office:value="2" calcext:value-type="float">
            <text:p>2</text:p>
          </table:table-cell>
          <table:table-cell table:formula="of:=BITAND([.Y12];[.$AB$7])" office:value-type="float" office:value="2" calcext:value-type="float">
            <text:p>2</text:p>
          </table:table-cell>
          <table:table-cell table:formula="of:=BITAND([.Y12];[.$AC$7])" office:value-type="float" office:value="0" calcext:value-type="float">
            <text:p>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583" table:formula="of:=BITAND([.AE12];[.$Z$7])" office:value-type="float" office:value="0" calcext:value-type="float">
            <text:p>0</text:p>
          </table:table-cell>
          <table:table-cell table:style-name="ce584" table:formula="of:=BITAND([.AE12];[.$AA$7])" office:value-type="float" office:value="0" calcext:value-type="float">
            <text:p>0</text:p>
          </table:table-cell>
          <table:table-cell table:style-name="ce585" table:formula="of:=BITAND([.AE12];[.$AB$7])" office:value-type="float" office:value="4" calcext:value-type="float">
            <text:p>4</text:p>
          </table:table-cell>
          <table:table-cell table:style-name="ce586" table:formula="of:=BITAND([.AE12];[.$AC$7])" office:value-type="float" office:value="0" calcext:value-type="float">
            <text:p>0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590" table:formula="of:=BITAND([.AK12];[.$Z$7])" office:value-type="float" office:value="1" calcext:value-type="float">
            <text:p>1</text:p>
          </table:table-cell>
          <table:table-cell table:style-name="ce604" table:formula="of:=BITAND([.AK12];[.$AA$7])" office:value-type="float" office:value="3" calcext:value-type="float">
            <text:p>3</text:p>
          </table:table-cell>
          <table:table-cell table:style-name="ce618" table:formula="of:=BITAND([.AK12];[.$AB$7])" office:value-type="float" office:value="7" calcext:value-type="float">
            <text:p>7</text:p>
          </table:table-cell>
          <table:table-cell table:style-name="ce632" table:formula="of:=BITAND([.AK12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rmap button</text:p>
          </table:table-cell>
          <table:table-cell/>
          <table:table-cell table:style-name="ce17" office:value-type="string" calcext:value-type="string">
            <text:p>1<text:span text:style-name="T1">st</text:span> time</text:p>
          </table:table-cell>
          <table:table-cell table:style-name="ce389" office:value-type="string" calcext:value-type="string">
            <text:p>?</text:p>
          </table:table-cell>
          <table:table-cell table:style-name="ce507" office:value-type="string" calcext:value-type="string">
            <text:p>N</text:p>
          </table:table-cell>
          <table:table-cell table:style-name="ce513" office:value-type="string" calcext:value-type="string">
            <text:p>N</text:p>
          </table:table-cell>
          <table:table-cell table:style-name="ce519" office:value-type="string" calcext:value-type="string">
            <text:p>N</text:p>
          </table:table-cell>
          <table:table-cell table:style-name="ce525" office:value-type="string" calcext:value-type="string">
            <text:p>N</text:p>
          </table:table-cell>
          <table:table-cell table:style-name="ce531" office:value-type="string" calcext:value-type="string">
            <text:p>N</text:p>
          </table:table-cell>
          <table:table-cell table:style-name="ce535" office:value-type="string" calcext:value-type="string">
            <text:p>?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46" office:value-type="string" calcext:value-type="string">
            <text:p>N</text:p>
          </table:table-cell>
          <table:table-cell table:style-name="ce557" office:value-type="string" calcext:value-type="string">
            <text:p>N</text:p>
          </table:table-cell>
          <table:table-cell table:style-name="ce568" office:value-type="string" calcext:value-type="string">
            <text:p>C</text:p>
          </table:table-cell>
          <table:table-cell table:style-name="ce572" office:value-type="string" calcext:value-type="string">
            <text:p>C</text:p>
          </table:table-cell>
          <table:table-cell table:style-name="ce580" office:value-type="string" calcext:value-type="string">
            <text:p>C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formula="of:=BITAND([.Y13];[.$Z$7])" office:value-type="float" office:value="0" calcext:value-type="float">
            <text:p>0</text:p>
          </table:table-cell>
          <table:table-cell table:style-name="ce438" table:formula="of:=BITAND([.Y13];[.$AA$7])" office:value-type="float" office:value="2" calcext:value-type="float">
            <text:p>2</text:p>
          </table:table-cell>
          <table:table-cell table:style-name="ce62" table:formula="of:=BITAND([.Y13];[.$AB$7])" office:value-type="float" office:value="6" calcext:value-type="float">
            <text:p>6</text:p>
          </table:table-cell>
          <table:table-cell table:formula="of:=BITAND([.Y13];[.$AC$7])" office:value-type="float" office:value="0" calcext:value-type="float">
            <text:p>0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583" table:formula="of:=BITAND([.AE13];[.$Z$7])" office:value-type="float" office:value="1" calcext:value-type="float">
            <text:p>1</text:p>
          </table:table-cell>
          <table:table-cell table:style-name="ce584" table:formula="of:=BITAND([.AE13];[.$AA$7])" office:value-type="float" office:value="1" calcext:value-type="float">
            <text:p>1</text:p>
          </table:table-cell>
          <table:table-cell table:style-name="ce585" table:formula="of:=BITAND([.AE13];[.$AB$7])" office:value-type="float" office:value="5" calcext:value-type="float">
            <text:p>5</text:p>
          </table:table-cell>
          <table:table-cell table:style-name="ce586" table:formula="of:=BITAND([.AE13];[.$AC$7])" office:value-type="float" office:value="0" calcext:value-type="float">
            <text:p>0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591" table:formula="of:=BITAND([.AK13];[.$Z$7])" office:value-type="float" office:value="1" calcext:value-type="float">
            <text:p>1</text:p>
          </table:table-cell>
          <table:table-cell table:style-name="ce605" table:formula="of:=BITAND([.AK13];[.$AA$7])" office:value-type="float" office:value="1" calcext:value-type="float">
            <text:p>1</text:p>
          </table:table-cell>
          <table:table-cell table:style-name="ce619" table:formula="of:=BITAND([.AK13];[.$AB$7])" office:value-type="float" office:value="1" calcext:value-type="float">
            <text:p>1</text:p>
          </table:table-cell>
          <table:table-cell table:style-name="ce633" table:formula="of:=BITAND([.AK13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ce536"/>
          <table:table-cell table:number-columns-repeated="12"/>
          <table:table-cell table:style-name="ce1" office:value-type="float" office:value="4" calcext:value-type="float">
            <text:p>4</text:p>
          </table:table-cell>
          <table:table-cell table:formula="of:=BITAND([.Y14];[.$Z$7])" office:value-type="float" office:value="0" calcext:value-type="float">
            <text:p>0</text:p>
          </table:table-cell>
          <table:table-cell table:formula="of:=BITAND([.Y14];[.$AA$7])" office:value-type="float" office:value="0" calcext:value-type="float">
            <text:p>0</text:p>
          </table:table-cell>
          <table:table-cell table:style-name="ce438" table:formula="of:=BITAND([.Y14];[.$AB$7])" office:value-type="float" office:value="4" calcext:value-type="float">
            <text:p>4</text:p>
          </table:table-cell>
          <table:table-cell table:formula="of:=BITAND([.Y14];[.$AC$7])" office:value-type="float" office:value="0" calcext:value-type="float">
            <text:p>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583" table:formula="of:=BITAND([.AE14];[.$Z$7])" office:value-type="float" office:value="0" calcext:value-type="float">
            <text:p>0</text:p>
          </table:table-cell>
          <table:table-cell table:style-name="ce584" table:formula="of:=BITAND([.AE14];[.$AA$7])" office:value-type="float" office:value="2" calcext:value-type="float">
            <text:p>2</text:p>
          </table:table-cell>
          <table:table-cell table:style-name="ce585" table:formula="of:=BITAND([.AE14];[.$AB$7])" office:value-type="float" office:value="6" calcext:value-type="float">
            <text:p>6</text:p>
          </table:table-cell>
          <table:table-cell table:style-name="ce586" table:formula="of:=BITAND([.AE14];[.$AC$7])" office:value-type="float" office:value="0" calcext:value-type="float">
            <text:p>0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592" table:formula="of:=BITAND([.AK14];[.$Z$7])" office:value-type="float" office:value="1" calcext:value-type="float">
            <text:p>1</text:p>
          </table:table-cell>
          <table:table-cell table:style-name="ce606" table:formula="of:=BITAND([.AK14];[.$AA$7])" office:value-type="float" office:value="3" calcext:value-type="float">
            <text:p>3</text:p>
          </table:table-cell>
          <table:table-cell table:style-name="ce620" table:formula="of:=BITAND([.AK14];[.$AB$7])" office:value-type="float" office:value="3" calcext:value-type="float">
            <text:p>3</text:p>
          </table:table-cell>
          <table:table-cell table:style-name="ce634" table:formula="of:=BITAND([.AK14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office:value-type="string" calcext:value-type="string">
            <text:p>From a New pencil</text:p>
          </table:table-cell>
          <table:table-cell table:number-columns-repeated="4"/>
          <table:table-cell table:style-name="ce537"/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47" office:value-type="string" calcext:value-type="string">
            <text:p>N</text:p>
          </table:table-cell>
          <table:table-cell table:style-name="ce558" office:value-type="string" calcext:value-type="string">
            <text:p>C</text:p>
          </table:table-cell>
          <table:table-cell table:style-name="ce569" office:value-type="string" calcext:value-type="string">
            <text:p>C</text:p>
          </table:table-cell>
          <table:table-cell table:style-name="ce573" office:value-type="string" calcext:value-type="string">
            <text:p>C</text:p>
          </table:table-cell>
          <table:table-cell table:style-name="ce581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formula="of:=BITAND([.Y15];[.$Z$7])" office:value-type="float" office:value="0" calcext:value-type="float">
            <text:p>0</text:p>
          </table:table-cell>
          <table:table-cell table:formula="of:=BITAND([.Y15];[.$AA$7])" office:value-type="float" office:value="0" calcext:value-type="float">
            <text:p>0</text:p>
          </table:table-cell>
          <table:table-cell table:style-name="ce106" table:formula="of:=BITAND([.Y15];[.$AB$7])" office:value-type="float" office:value="0" calcext:value-type="float">
            <text:p>0</text:p>
          </table:table-cell>
          <table:table-cell table:style-name="ce438" table:formula="of:=BITAND([.Y15];[.$AC$7])" office:value-type="float" office:value="8" calcext:value-type="float">
            <text:p>8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583" table:formula="of:=BITAND([.AE15];[.$Z$7])" office:value-type="float" office:value="1" calcext:value-type="float">
            <text:p>1</text:p>
          </table:table-cell>
          <table:table-cell table:style-name="ce584" table:formula="of:=BITAND([.AE15];[.$AA$7])" office:value-type="float" office:value="3" calcext:value-type="float">
            <text:p>3</text:p>
          </table:table-cell>
          <table:table-cell table:style-name="ce585" table:formula="of:=BITAND([.AE15];[.$AB$7])" office:value-type="float" office:value="7" calcext:value-type="float">
            <text:p>7</text:p>
          </table:table-cell>
          <table:table-cell table:style-name="ce586" table:formula="of:=BITAND([.AE15];[.$AC$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13" calcext:value-type="float">
            <text:p>13</text:p>
          </table:table-cell>
          <table:table-cell table:style-name="ce593" table:formula="of:=BITAND([.AK15];[.$Z$7])" office:value-type="float" office:value="1" calcext:value-type="float">
            <text:p>1</text:p>
          </table:table-cell>
          <table:table-cell table:style-name="ce607" table:formula="of:=BITAND([.AK15];[.$AA$7])" office:value-type="float" office:value="1" calcext:value-type="float">
            <text:p>1</text:p>
          </table:table-cell>
          <table:table-cell table:style-name="ce621" table:formula="of:=BITAND([.AK15];[.$AB$7])" office:value-type="float" office:value="5" calcext:value-type="float">
            <text:p>5</text:p>
          </table:table-cell>
          <table:table-cell table:style-name="ce635" table:formula="of:=BITAND([.AK15];[.$AC$7]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Bad/Info Font</text:p>
          </table:table-cell>
          <table:table-cell table:number-columns-repeated="4"/>
          <table:table-cell office:value-type="string" calcext:value-type="string">
            <text:p>C</text:p>
          </table:table-cell>
          <table:table-cell office:value-type="string" calcext:value-type="string">
            <text:p>(copy)From existing pencil</text:p>
          </table:table-cell>
          <table:table-cell table:number-columns-repeated="23"/>
          <table:table-cell table:style-name="ce1" office:value-type="float" office:value="8" calcext:value-type="float">
            <text:p>8</text:p>
          </table:table-cell>
          <table:table-cell table:style-name="ce583" table:formula="of:=BITAND([.AE16];[.$Z$7])" office:value-type="float" office:value="0" calcext:value-type="float">
            <text:p>0</text:p>
          </table:table-cell>
          <table:table-cell table:style-name="ce584" table:formula="of:=BITAND([.AE16];[.$AA$7])" office:value-type="float" office:value="0" calcext:value-type="float">
            <text:p>0</text:p>
          </table:table-cell>
          <table:table-cell table:style-name="ce585" table:formula="of:=BITAND([.AE16];[.$AB$7])" office:value-type="float" office:value="0" calcext:value-type="float">
            <text:p>0</text:p>
          </table:table-cell>
          <table:table-cell table:style-name="ce586" table:formula="of:=BITAND([.AE16];[.$AC$7])" office:value-type="float" office:value="8" calcext:value-type="float">
            <text:p>8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594" table:formula="of:=BITAND([.AK16];[.$Z$7])" office:value-type="float" office:value="1" calcext:value-type="float">
            <text:p>1</text:p>
          </table:table-cell>
          <table:table-cell table:style-name="ce608" table:formula="of:=BITAND([.AK16];[.$AA$7])" office:value-type="float" office:value="3" calcext:value-type="float">
            <text:p>3</text:p>
          </table:table-cell>
          <table:table-cell table:style-name="ce622" table:formula="of:=BITAND([.AK16];[.$AB$7])" office:value-type="float" office:value="7" calcext:value-type="float">
            <text:p>7</text:p>
          </table:table-cell>
          <table:table-cell table:style-name="ce636" table:formula="of:=BITAND([.AK16];[.$AC$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ayer #</text:p>
          </table:table-cell>
          <table:table-cell table:number-columns-repeated="11"/>
          <table:table-cell table:style-name="ce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48" office:value-type="string" calcext:value-type="string">
            <text:p>C</text:p>
          </table:table-cell>
          <table:table-cell table:style-name="ce559" office:value-type="string" calcext:value-type="string">
            <text:p>C</text:p>
          </table:table-cell>
          <table:table-cell table:style-name="ce570" office:value-type="string" calcext:value-type="string">
            <text:p>C</text:p>
          </table:table-cell>
          <table:table-cell table:style-name="ce574" office:value-type="string" calcext:value-type="string">
            <text:p>C</text:p>
          </table:table-cell>
          <table:table-cell table:style-name="ce582"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formula="of:=BITAND([.Y17];[.$Z$7])" office:value-type="float" office:value="0" calcext:value-type="float">
            <text:p>0</text:p>
          </table:table-cell>
          <table:table-cell table:formula="of:=BITAND([.Y17];[.$AA$7])" office:value-type="float" office:value="0" calcext:value-type="float">
            <text:p>0</text:p>
          </table:table-cell>
          <table:table-cell table:formula="of:=BITAND([.Y17];[.$AB$7])" office:value-type="float" office:value="0" calcext:value-type="float">
            <text:p>0</text:p>
          </table:table-cell>
          <table:table-cell table:formula="of:=BITAND([.Y17];[.$AC$7])" office:value-type="float" office:value="0" calcext:value-type="float">
            <text:p>0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583" table:formula="of:=BITAND([.AE17];[.$Z$7])" office:value-type="float" office:value="1" calcext:value-type="float">
            <text:p>1</text:p>
          </table:table-cell>
          <table:table-cell table:style-name="ce584" table:formula="of:=BITAND([.AE17];[.$AA$7])" office:value-type="float" office:value="1" calcext:value-type="float">
            <text:p>1</text:p>
          </table:table-cell>
          <table:table-cell table:style-name="ce585" table:formula="of:=BITAND([.AE17];[.$AB$7])" office:value-type="float" office:value="1" calcext:value-type="float">
            <text:p>1</text:p>
          </table:table-cell>
          <table:table-cell table:style-name="ce586" table:formula="of:=BITAND([.AE17];[.$AC$7])" office:value-type="float" office:value="8" calcext:value-type="float">
            <text:p>8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595" table:formula="of:=BITAND([.AK17];[.$Z$7])" office:value-type="float" office:value="0" calcext:value-type="float">
            <text:p>0</text:p>
          </table:table-cell>
          <table:table-cell table:style-name="ce609" table:formula="of:=BITAND([.AK17];[.$AA$7])" office:value-type="float" office:value="2" calcext:value-type="float">
            <text:p>2</text:p>
          </table:table-cell>
          <table:table-cell table:style-name="ce623" table:formula="of:=BITAND([.AK17];[.$AB$7])" office:value-type="float" office:value="2" calcext:value-type="float">
            <text:p>2</text:p>
          </table:table-cell>
          <table:table-cell table:style-name="ce637" table:formula="of:=BITAND([.AK17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our gradient bottom to top</text:p>
          </table:table-cell>
          <table:table-cell table:number-columns-repeated="22"/>
          <table:table-cell table:style-name="ce1" office:value-type="float" office:value="9" calcext:value-type="float">
            <text:p>9</text:p>
          </table:table-cell>
          <table:table-cell table:style-name="ce439" table:formula="of:=BITAND([.Y18];[.$Z$7])" office:value-type="float" office:value="1" calcext:value-type="float">
            <text:p>1</text:p>
          </table:table-cell>
          <table:table-cell table:formula="of:=BITAND([.Y18];[.$AA$7])" office:value-type="float" office:value="1" calcext:value-type="float">
            <text:p>1</text:p>
          </table:table-cell>
          <table:table-cell table:formula="of:=BITAND([.Y18];[.$AB$7])" office:value-type="float" office:value="1" calcext:value-type="float">
            <text:p>1</text:p>
          </table:table-cell>
          <table:table-cell table:style-name="ce439" table:formula="of:=BITAND([.Y18];[.$AC$7])" office:value-type="float" office:value="8" calcext:value-type="float">
            <text:p>8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583" table:formula="of:=BITAND([.AE18];[.$Z$7])" office:value-type="float" office:value="0" calcext:value-type="float">
            <text:p>0</text:p>
          </table:table-cell>
          <table:table-cell table:style-name="ce584" table:formula="of:=BITAND([.AE18];[.$AA$7])" office:value-type="float" office:value="2" calcext:value-type="float">
            <text:p>2</text:p>
          </table:table-cell>
          <table:table-cell table:style-name="ce585" table:formula="of:=BITAND([.AE18];[.$AB$7])" office:value-type="float" office:value="2" calcext:value-type="float">
            <text:p>2</text:p>
          </table:table-cell>
          <table:table-cell table:style-name="ce586" table:formula="of:=BITAND([.AE18];[.$AC$7])" office:value-type="float" office:value="8" calcext:value-type="float">
            <text:p>8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06" table:formula="of:=BITAND([.AK18];[.$Z$7])" office:value-type="float" office:value="0" calcext:value-type="float">
            <text:p>0</text:p>
          </table:table-cell>
          <table:table-cell table:style-name="ce106" table:formula="of:=BITAND([.AK18];[.$AA$7])" office:value-type="float" office:value="2" calcext:value-type="float">
            <text:p>2</text:p>
          </table:table-cell>
          <table:table-cell table:style-name="ce106" table:formula="of:=BITAND([.AK18];[.$AB$7])" office:value-type="float" office:value="6" calcext:value-type="float">
            <text:p>6</text:p>
          </table:table-cell>
          <table:table-cell table:style-name="ce106" table:formula="of:=BITAND([.AK18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nt info text</text:p>
          </table:table-cell>
          <table:table-cell table:number-columns-repeated="22"/>
          <table:table-cell table:style-name="ce1" office:value-type="float" office:value="10" calcext:value-type="float">
            <text:p>10</text:p>
          </table:table-cell>
          <table:table-cell table:formula="of:=BITAND([.Y19];[.$Z$7])" office:value-type="float" office:value="0" calcext:value-type="float">
            <text:p>0</text:p>
          </table:table-cell>
          <table:table-cell table:style-name="ce439" table:formula="of:=BITAND([.Y19];[.$AA$7])" office:value-type="float" office:value="2" calcext:value-type="float">
            <text:p>2</text:p>
          </table:table-cell>
          <table:table-cell table:formula="of:=BITAND([.Y19];[.$AB$7])" office:value-type="float" office:value="2" calcext:value-type="float">
            <text:p>2</text:p>
          </table:table-cell>
          <table:table-cell table:style-name="ce439" table:formula="of:=BITAND([.Y19];[.$AC$7])" office:value-type="float" office:value="8" calcext:value-type="float">
            <text:p>8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583" table:formula="of:=BITAND([.AE19];[.$Z$7])" office:value-type="float" office:value="1" calcext:value-type="float">
            <text:p>1</text:p>
          </table:table-cell>
          <table:table-cell table:style-name="ce584" table:formula="of:=BITAND([.AE19];[.$AA$7])" office:value-type="float" office:value="3" calcext:value-type="float">
            <text:p>3</text:p>
          </table:table-cell>
          <table:table-cell table:style-name="ce585" table:formula="of:=BITAND([.AE19];[.$AB$7])" office:value-type="float" office:value="3" calcext:value-type="float">
            <text:p>3</text:p>
          </table:table-cell>
          <table:table-cell table:style-name="ce586" table:formula="of:=BITAND([.AE19];[.$AC$7])" office:value-type="float" office:value="8" calcext:value-type="float">
            <text:p>8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596" table:formula="of:=BITAND([.AK19];[.$Z$7])" office:value-type="float" office:value="0" calcext:value-type="float">
            <text:p>0</text:p>
          </table:table-cell>
          <table:table-cell table:style-name="ce610" table:formula="of:=BITAND([.AK19];[.$AA$7])" office:value-type="float" office:value="2" calcext:value-type="float">
            <text:p>2</text:p>
          </table:table-cell>
          <table:table-cell table:style-name="ce624" table:formula="of:=BITAND([.AK19];[.$AB$7])" office:value-type="float" office:value="2" calcext:value-type="float">
            <text:p>2</text:p>
          </table:table-cell>
          <table:table-cell table:style-name="ce638" table:formula="of:=BITAND([.AK19];[.$AC$7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con and message</text:p>
          </table:table-cell>
          <table:table-cell table:number-columns-repeated="10"/>
          <table:table-cell office:value-type="string" calcext:value-type="string">
            <text:p>Testzone:</text:p>
          </table:table-cell>
          <table:table-cell table:number-columns-repeated="11"/>
          <table:table-cell table:style-name="ce1" office:value-type="float" office:value="11" calcext:value-type="float">
            <text:p>11</text:p>
          </table:table-cell>
          <table:table-cell table:style-name="ce439" table:formula="of:=BITAND([.Y20];[.$Z$7])" office:value-type="float" office:value="1" calcext:value-type="float">
            <text:p>1</text:p>
          </table:table-cell>
          <table:table-cell table:formula="of:=BITAND([.Y20];[.$AA$7])" office:value-type="float" office:value="3" calcext:value-type="float">
            <text:p>3</text:p>
          </table:table-cell>
          <table:table-cell table:formula="of:=BITAND([.Y20];[.$AB$7])" office:value-type="float" office:value="3" calcext:value-type="float">
            <text:p>3</text:p>
          </table:table-cell>
          <table:table-cell table:style-name="ce439" table:formula="of:=BITAND([.Y20];[.$AC$7])" office:value-type="float" office:value="8" calcext:value-type="float">
            <text:p>8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583" table:formula="of:=BITAND([.AE20];[.$Z$7])" office:value-type="float" office:value="0" calcext:value-type="float">
            <text:p>0</text:p>
          </table:table-cell>
          <table:table-cell table:style-name="ce584" table:formula="of:=BITAND([.AE20];[.$AA$7])" office:value-type="float" office:value="0" calcext:value-type="float">
            <text:p>0</text:p>
          </table:table-cell>
          <table:table-cell table:style-name="ce585" table:formula="of:=BITAND([.AE20];[.$AB$7])" office:value-type="float" office:value="4" calcext:value-type="float">
            <text:p>4</text:p>
          </table:table-cell>
          <table:table-cell table:style-name="ce586" table:formula="of:=BITAND([.AE20];[.$AC$7])" office:value-type="float" office:value="8" calcext:value-type="float">
            <text:p>8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597" table:formula="of:=BITAND([.AK20];[.$Z$7])" office:value-type="float" office:value="0" calcext:value-type="float">
            <text:p>0</text:p>
          </table:table-cell>
          <table:table-cell table:style-name="ce611" table:formula="of:=BITAND([.AK20];[.$AA$7])" office:value-type="float" office:value="2" calcext:value-type="float">
            <text:p>2</text:p>
          </table:table-cell>
          <table:table-cell table:style-name="ce625" table:formula="of:=BITAND([.AK20];[.$AB$7])" office:value-type="float" office:value="6" calcext:value-type="float">
            <text:p>6</text:p>
          </table:table-cell>
          <table:table-cell table:style-name="ce639" table:formula="of:=BITAND([.AK20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12"/>
          <table:table-cell table:style-name="ce16" office:value-type="string" calcext:value-type="string">
            <text:p>Valu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4"/>
          <table:table-cell table:style-name="ce1" office:value-type="float" office:value="12" calcext:value-type="float">
            <text:p>12</text:p>
          </table:table-cell>
          <table:table-cell table:formula="of:=BITAND([.Y21];[.$Z$7])" office:value-type="float" office:value="0" calcext:value-type="float">
            <text:p>0</text:p>
          </table:table-cell>
          <table:table-cell table:formula="of:=BITAND([.Y21];[.$AA$7])" office:value-type="float" office:value="0" calcext:value-type="float">
            <text:p>0</text:p>
          </table:table-cell>
          <table:table-cell table:style-name="ce439" table:formula="of:=BITAND([.Y21];[.$AB$7])" office:value-type="float" office:value="4" calcext:value-type="float">
            <text:p>4</text:p>
          </table:table-cell>
          <table:table-cell table:style-name="ce439" table:formula="of:=BITAND([.Y21];[.$AC$7])" office:value-type="float" office:value="8" calcext:value-type="float">
            <text:p>8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583" table:formula="of:=BITAND([.AE21];[.$Z$7])" office:value-type="float" office:value="1" calcext:value-type="float">
            <text:p>1</text:p>
          </table:table-cell>
          <table:table-cell table:style-name="ce584" table:formula="of:=BITAND([.AE21];[.$AA$7])" office:value-type="float" office:value="1" calcext:value-type="float">
            <text:p>1</text:p>
          </table:table-cell>
          <table:table-cell table:style-name="ce585" table:formula="of:=BITAND([.AE21];[.$AB$7])" office:value-type="float" office:value="5" calcext:value-type="float">
            <text:p>5</text:p>
          </table:table-cell>
          <table:table-cell table:style-name="ce586" table:formula="of:=BITAND([.AE21];[.$AC$7])" office:value-type="float" office:value="8" calcext:value-type="float">
            <text:p>8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598" table:formula="of:=BITAND([.AK21];[.$Z$7])" office:value-type="float" office:value="0" calcext:value-type="float">
            <text:p>0</text:p>
          </table:table-cell>
          <table:table-cell table:style-name="ce612" table:formula="of:=BITAND([.AK21];[.$AA$7])" office:value-type="float" office:value="0" calcext:value-type="float">
            <text:p>0</text:p>
          </table:table-cell>
          <table:table-cell table:style-name="ce626" table:formula="of:=BITAND([.AK21];[.$AB$7])" office:value-type="float" office:value="4" calcext:value-type="float">
            <text:p>4</text:p>
          </table:table-cell>
          <table:table-cell table:style-name="ce640" table:formula="of:=BITAND([.AK21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style-name="ce17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1" table:formula="of:=[.N22]*[.$N$21]+[.O22]*[.$O$21]+[.P22]*[.$P$21]+[.Q22]*[.$Q$21]" office:value-type="float" office:value="3" calcext:value-type="float">
            <text:p>3</text:p>
          </table:table-cell>
          <table:table-cell table:number-columns-repeated="6"/>
          <table:table-cell table:style-name="ce1" office:value-type="float" office:value="13" calcext:value-type="float">
            <text:p>13</text:p>
          </table:table-cell>
          <table:table-cell table:style-name="ce439" table:formula="of:=BITAND([.Y22];[.$Z$7])" office:value-type="float" office:value="1" calcext:value-type="float">
            <text:p>1</text:p>
          </table:table-cell>
          <table:table-cell table:formula="of:=BITAND([.Y22];[.$AA$7])" office:value-type="float" office:value="1" calcext:value-type="float">
            <text:p>1</text:p>
          </table:table-cell>
          <table:table-cell table:formula="of:=BITAND([.Y22];[.$AB$7])" office:value-type="float" office:value="5" calcext:value-type="float">
            <text:p>5</text:p>
          </table:table-cell>
          <table:table-cell table:style-name="ce439" table:formula="of:=BITAND([.Y22];[.$AC$7])" office:value-type="float" office:value="8" calcext:value-type="float">
            <text:p>8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583" table:formula="of:=BITAND([.AE22];[.$Z$7])" office:value-type="float" office:value="0" calcext:value-type="float">
            <text:p>0</text:p>
          </table:table-cell>
          <table:table-cell table:style-name="ce584" table:formula="of:=BITAND([.AE22];[.$AA$7])" office:value-type="float" office:value="2" calcext:value-type="float">
            <text:p>2</text:p>
          </table:table-cell>
          <table:table-cell table:style-name="ce585" table:formula="of:=BITAND([.AE22];[.$AB$7])" office:value-type="float" office:value="6" calcext:value-type="float">
            <text:p>6</text:p>
          </table:table-cell>
          <table:table-cell table:style-name="ce586" table:formula="of:=BITAND([.AE22];[.$AC$7])" office:value-type="float" office:value="8" calcext:value-type="float">
            <text:p>8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599" table:formula="of:=BITAND([.AK22];[.$Z$7])" office:value-type="float" office:value="0" calcext:value-type="float">
            <text:p>0</text:p>
          </table:table-cell>
          <table:table-cell table:style-name="ce613" table:formula="of:=BITAND([.AK22];[.$AA$7])" office:value-type="float" office:value="0" calcext:value-type="float">
            <text:p>0</text:p>
          </table:table-cell>
          <table:table-cell table:style-name="ce627" table:formula="of:=BITAND([.AK22];[.$AB$7])" office:value-type="float" office:value="4" calcext:value-type="float">
            <text:p>4</text:p>
          </table:table-cell>
          <table:table-cell table:style-name="ce641" table:formula="of:=BITAND([.AK22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12"/>
          <table:table-cell table:style-name="ce18" office:value-type="string" calcext:value-type="string">
            <text:p>AND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63" table:formula="of:=[.N23]*[.$N$21]+[.O23]*[.$O$21]+[.P23]*[.$P$21]+[.Q23]*[.$Q$21]" office:value-type="float" office:value="1" calcext:value-type="float">
            <text:p>1</text:p>
          </table:table-cell>
          <table:table-cell/>
          <table:table-cell office:value-type="string" calcext:value-type="string">
            <text:p>Filters odd numbers</text:p>
          </table:table-cell>
          <table:table-cell table:number-columns-repeated="4"/>
          <table:table-cell table:style-name="ce1" office:value-type="float" office:value="14" calcext:value-type="float">
            <text:p>14</text:p>
          </table:table-cell>
          <table:table-cell table:formula="of:=BITAND([.Y23];[.$Z$7])" office:value-type="float" office:value="0" calcext:value-type="float">
            <text:p>0</text:p>
          </table:table-cell>
          <table:table-cell table:style-name="ce439" table:formula="of:=BITAND([.Y23];[.$AA$7])" office:value-type="float" office:value="2" calcext:value-type="float">
            <text:p>2</text:p>
          </table:table-cell>
          <table:table-cell table:formula="of:=BITAND([.Y23];[.$AB$7])" office:value-type="float" office:value="6" calcext:value-type="float">
            <text:p>6</text:p>
          </table:table-cell>
          <table:table-cell table:style-name="ce439" table:formula="of:=BITAND([.Y23];[.$AC$7])" office:value-type="float" office:value="8" calcext:value-type="float">
            <text:p>8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583" table:formula="of:=BITAND([.AE23];[.$Z$7])" office:value-type="float" office:value="1" calcext:value-type="float">
            <text:p>1</text:p>
          </table:table-cell>
          <table:table-cell table:style-name="ce584" table:formula="of:=BITAND([.AE23];[.$AA$7])" office:value-type="float" office:value="3" calcext:value-type="float">
            <text:p>3</text:p>
          </table:table-cell>
          <table:table-cell table:style-name="ce585" table:formula="of:=BITAND([.AE23];[.$AB$7])" office:value-type="float" office:value="7" calcext:value-type="float">
            <text:p>7</text:p>
          </table:table-cell>
          <table:table-cell table:style-name="ce586" table:formula="of:=BITAND([.AE23];[.$AC$7])" office:value-type="float" office:value="8" calcext:value-type="float">
            <text:p>8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600" table:formula="of:=BITAND([.AK23];[.$Z$7])" office:value-type="float" office:value="0" calcext:value-type="float">
            <text:p>0</text:p>
          </table:table-cell>
          <table:table-cell table:style-name="ce614" table:formula="of:=BITAND([.AK23];[.$AA$7])" office:value-type="float" office:value="0" calcext:value-type="float">
            <text:p>0</text:p>
          </table:table-cell>
          <table:table-cell table:style-name="ce628" table:formula="of:=BITAND([.AK23];[.$AB$7])" office:value-type="float" office:value="0" calcext:value-type="float">
            <text:p>0</text:p>
          </table:table-cell>
          <table:table-cell table:style-name="ce642" table:formula="of:=BITAND([.AK23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13"/>
          <table:table-cell table:formula="of:=BITAND([.N22];[.N23])" office:value-type="float" office:value="0" calcext:value-type="float">
            <text:p>0</text:p>
          </table:table-cell>
          <table:table-cell table:formula="of:=BITAND([.O22];[.O23])" office:value-type="float" office:value="0" calcext:value-type="float">
            <text:p>0</text:p>
          </table:table-cell>
          <table:table-cell table:formula="of:=BITAND([.P22];[.P23])" office:value-type="float" office:value="0" calcext:value-type="float">
            <text:p>0</text:p>
          </table:table-cell>
          <table:table-cell table:style-name="ce62" table:formula="of:=BITAND([.Q22];[.Q23])" office:value-type="float" office:value="1" calcext:value-type="float">
            <text:p>1</text:p>
          </table:table-cell>
          <table:table-cell table:style-name="ce61" table:formula="of:=[.N24]*[.$N$21]+[.O24]*[.$O$21]+[.P24]*[.$P$21]+[.Q24]*[.$Q$21]" office:value-type="float" office:value="1" calcext:value-type="float">
            <text:p>1</text:p>
          </table:table-cell>
          <table:table-cell table:number-columns-repeated="6"/>
          <table:table-cell table:style-name="ce1" office:value-type="float" office:value="15" calcext:value-type="float">
            <text:p>15</text:p>
          </table:table-cell>
          <table:table-cell table:style-name="ce439" table:formula="of:=BITAND([.Y24];[.$Z$7])" office:value-type="float" office:value="1" calcext:value-type="float">
            <text:p>1</text:p>
          </table:table-cell>
          <table:table-cell table:formula="of:=BITAND([.Y24];[.$AA$7])" office:value-type="float" office:value="3" calcext:value-type="float">
            <text:p>3</text:p>
          </table:table-cell>
          <table:table-cell table:formula="of:=BITAND([.Y24];[.$AB$7])" office:value-type="float" office:value="7" calcext:value-type="float">
            <text:p>7</text:p>
          </table:table-cell>
          <table:table-cell table:style-name="ce439" table:formula="of:=BITAND([.Y24];[.$AC$7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12"/>
          <table:table-cell table:style-name="ce17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1" table:formula="of:=[.N26]*[.$N$21]+[.O26]*[.$O$21]+[.P26]*[.$P$21]+[.Q26]*[.$Q$21]" office:value-type="float" office:value="6" calcext:value-type="float">
            <text:p>6</text:p>
          </table:table-cell>
          <table:table-cell/>
          <table:table-cell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Therefore: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8" office:value-type="string" calcext:value-type="string">
            <text:p>AND</text:p>
          </table:table-cell>
          <table:table-cell table:style-name="ce45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3" table:formula="of:=[.N27]*[.$N$21]+[.O27]*[.$O$21]+[.P27]*[.$P$21]+[.Q27]*[.$Q$21]" office:value-type="float" office:value="3" calcext:value-type="float">
            <text:p>3</text:p>
          </table:table-cell>
          <table:table-cell/>
          <table:table-cell office:value-type="string" calcext:value-type="string">
            <text:p>Filters even numbers</text:p>
          </table:table-cell>
          <table:table-cell table:number-columns-repeated="4"/>
          <table:table-cell office:value-type="string" calcext:value-type="string">
            <text:p>Activechanged = 1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formula="of:=BITAND([.N26];[.N27])" office:value-type="float" office:value="0" calcext:value-type="float">
            <text:p>0</text:p>
          </table:table-cell>
          <table:table-cell table:formula="of:=BITAND([.O26];[.O27])" office:value-type="float" office:value="0" calcext:value-type="float">
            <text:p>0</text:p>
          </table:table-cell>
          <table:table-cell table:style-name="ce1" table:formula="of:=BITAND([.P26];[.P27])" office:value-type="float" office:value="1" calcext:value-type="float">
            <text:p>1</text:p>
          </table:table-cell>
          <table:table-cell table:formula="of:=BITAND([.Q26];[.Q27])" office:value-type="float" office:value="0" calcext:value-type="float">
            <text:p>0</text:p>
          </table:table-cell>
          <table:table-cell table:style-name="ce61" table:formula="of:=[.N28]*[.$N$21]+[.O28]*[.$O$21]+[.P28]*[.$P$21]+[.Q28]*[.$Q$21]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Pointsizechanged = 2</text:p>
          </table:table-cell>
          <table:table-cell table:number-columns-repeated="16"/>
        </table:table-row>
        <table:table-row table:style-name="ro1">
          <table:table-cell table:number-columns-repeated="24"/>
          <table:table-cell office:value-type="string" calcext:value-type="string">
            <text:p>Textchanged <text:s/>=4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1" table:formula="of:=[.N30]*[.$N$21]+[.O30]*[.$O$21]+[.P30]*[.$P$21]+[.Q30]*[.$Q$21]"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tickedchanged = 8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8" office:value-type="string" calcext:value-type="string">
            <text:p>AND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63" table:formula="of:=[.N31]*[.$N$21]+[.O31]*[.$O$21]+[.P31]*[.$P$21]+[.Q31]*[.$Q$21]" office:value-type="float" office:value="7" calcext:value-type="float">
            <text:p>7</text:p>
          </table:table-cell>
          <table:table-cell/>
          <table:table-cell office:value-type="string" calcext:value-type="string">
            <text:p>C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BITAND([.N30];[.N31])" office:value-type="float" office:value="0" calcext:value-type="float">
            <text:p>0</text:p>
          </table:table-cell>
          <table:table-cell table:formula="of:=BITAND([.O30];[.O31])" office:value-type="float" office:value="1" calcext:value-type="float">
            <text:p>1</text:p>
          </table:table-cell>
          <table:table-cell table:style-name="ce1" table:formula="of:=BITAND([.P30];[.P31])" office:value-type="float" office:value="0" calcext:value-type="float">
            <text:p>0</text:p>
          </table:table-cell>
          <table:table-cell table:formula="of:=BITAND([.Q30];[.Q31])" office:value-type="float" office:value="0" calcext:value-type="float">
            <text:p>0</text:p>
          </table:table-cell>
          <table:table-cell table:style-name="ce61" table:formula="of:=[.N32]*[.$N$21]+[.O32]*[.$O$21]+[.P32]*[.$P$21]+[.Q32]*[.$Q$21]" office:value-type="float" office:value="4" calcext:value-type="float">
            <text:p>4</text:p>
          </table:table-cell>
          <table:table-cell/>
          <table:table-cell office:value-type="string" calcext:value-type="string">
            <text:p>Forces a 4</text:p>
          </table:table-cell>
          <table:table-cell table:number-columns-repeated="4"/>
          <table:table-cell office:value-type="string" calcext:value-type="string">
            <text:p>State = State | Inactive | Pointsize | Text | etc.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maybe..</text:p>
          </table:table-cell>
          <table:table-cell table:number-columns-repeated="21"/>
        </table:table-row>
        <table:table-row table:style-name="ro1">
          <table:table-cell table:number-columns-repeated="12"/>
          <table:table-cell table:style-name="ce17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1" table:formula="of:=[.N34]*[.$N$21]+[.O34]*[.$O$21]+[.P34]*[.$P$21]+[.Q34]*[.$Q$21]" office:value-type="float" office:value="13" calcext:value-type="float">
            <text:p>13</text:p>
          </table:table-cell>
          <table:table-cell table:number-columns-repeated="6"/>
          <table:table-cell office:value-type="string" calcext:value-type="string">
            <text:p>if state &amp; 1 == 1: Do block A work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8" office:value-type="string" calcext:value-type="string">
            <text:p>AND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63" table:formula="of:=[.N35]*[.$N$21]+[.O35]*[.$O$21]+[.P35]*[.$P$21]+[.Q35]*[.$Q$21]" office:value-type="float" office:value="8" calcext:value-type="float">
            <text:p>8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if state &amp; 3 == 2: Do block B work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formula="of:=BITAND([.N34];[.N35])" office:value-type="float" office:value="1" calcext:value-type="float">
            <text:p>1</text:p>
          </table:table-cell>
          <table:table-cell table:formula="of:=BITAND([.O34];[.O35])" office:value-type="float" office:value="0" calcext:value-type="float">
            <text:p>0</text:p>
          </table:table-cell>
          <table:table-cell table:style-name="ce1" table:formula="of:=BITAND([.P34];[.P35])" office:value-type="float" office:value="0" calcext:value-type="float">
            <text:p>0</text:p>
          </table:table-cell>
          <table:table-cell table:formula="of:=BITAND([.Q34];[.Q35])" office:value-type="float" office:value="0" calcext:value-type="float">
            <text:p>0</text:p>
          </table:table-cell>
          <table:table-cell table:style-name="ce61" table:formula="of:=[.N36]*[.$N$21]+[.O36]*[.$O$21]+[.P36]*[.$P$21]+[.Q36]*[.$Q$21]" office:value-type="float" office:value="8" calcext:value-type="float">
            <text:p>8</text:p>
          </table:table-cell>
          <table:table-cell/>
          <table:table-cell office:value-type="string" calcext:value-type="string">
            <text:p>Ignores all</text:p>
          </table:table-cell>
          <table:table-cell table:number-columns-repeated="4"/>
          <table:table-cell office:value-type="string" calcext:value-type="string">
            <text:p>if state &amp; 7 == 4: Do block C work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But 8</text:p>
          </table:table-cell>
          <table:table-cell table:number-columns-repeated="4"/>
          <table:table-cell office:value-type="string" calcext:value-type="string">
            <text:p>if state &amp; 8 == 8: Do D</text:p>
          </table:table-cell>
          <table:table-cell table:number-columns-repeated="16"/>
        </table:table-row>
        <table:table-row table:style-name="ro1">
          <table:table-cell table:number-columns-repeated="18"/>
          <table:table-cell table:style-name="ce67"/>
          <table:table-cell table:number-columns-repeated="22"/>
        </table:table-row>
        <table:table-row table:style-name="ro1">
          <table:table-cell table:number-columns-repeated="24"/>
          <table:table-cell table:style-name="ce1"/>
          <table:table-cell table:number-columns-repeated="3"/>
          <table:table-cell table:style-name="ce21"/>
          <table:table-cell table:number-columns-repeated="12"/>
        </table:table-row>
        <table:table-row table:style-name="ro1" table:number-rows-repeated="7">
          <table:table-cell table:number-columns-repeated="41"/>
        </table:table-row>
        <table:table-row table:style-name="ro1">
          <table:table-cell table:number-columns-repeated="13"/>
          <table:table-cell table:style-name="ce17" table:number-columns-repeated="4"/>
          <table:table-cell table:number-columns-repeated="24"/>
        </table:table-row>
        <table:table-row table:style-name="ro1" table:number-rows-repeated="2">
          <table:table-cell table:number-columns-repeated="41"/>
        </table:table-row>
        <table:table-row table:style-name="ro1">
          <table:table-cell table:number-columns-repeated="3"/>
          <table:table-cell table:style-name="ce16"/>
          <table:table-cell table:style-name="ce11" table:number-columns-repeated="4"/>
          <table:table-cell table:style-name="ce408" table:number-columns-repeated="2"/>
          <table:table-cell table:number-columns-repeated="31"/>
        </table:table-row>
        <table:table-row table:style-name="ro1">
          <table:table-cell/>
          <table:table-cell table:style-name="ce6" table:number-columns-repeated="2"/>
          <table:table-cell table:style-name="ce16"/>
          <table:table-cell table:style-name="ce11" table:number-columns-repeated="4"/>
          <table:table-cell table:style-name="ce408" table:number-columns-repeated="2"/>
          <table:table-cell table:number-columns-repeated="31"/>
        </table:table-row>
        <table:table-row table:style-name="ro1" table:number-rows-repeated="9">
          <table:table-cell/>
          <table:table-cell table:style-name="ce6" table:number-columns-repeated="2"/>
          <table:table-cell table:number-columns-repeated="5"/>
          <table:table-cell table:style-name="ce409" table:number-columns-repeated="2"/>
          <table:table-cell table:number-columns-repeated="31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409" table:number-columns-repeated="2"/>
          <table:table-cell table:number-columns-repeated="13"/>
          <table:table-cell table:style-name="ce1"/>
          <table:table-cell table:number-columns-repeated="17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5"/>
          <table:table-cell table:style-name="ce409" table:number-columns-repeated="2"/>
          <table:table-cell table:number-columns-repeated="31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409" table:number-columns-repeated="2"/>
          <table:table-cell table:number-columns-repeated="3"/>
          <table:table-cell table:style-name="ce1" table:number-columns-repeated="8"/>
          <table:table-cell table:number-columns-repeated="20"/>
        </table:table-row>
        <table:table-row table:style-name="ro1" table:number-rows-repeated="3">
          <table:table-cell/>
          <table:table-cell table:style-name="ce6" table:number-columns-repeated="2"/>
          <table:table-cell table:number-columns-repeated="5"/>
          <table:table-cell table:style-name="ce409" table:number-columns-repeated="2"/>
          <table:table-cell table:number-columns-repeated="31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409" table:number-columns-repeated="2"/>
          <table:table-cell table:number-columns-repeated="3"/>
          <table:table-cell table:style-name="ce39" table:number-columns-repeated="4"/>
          <table:table-cell table:style-name="ce1" table:number-columns-repeated="2"/>
          <table:table-cell table:number-columns-repeated="22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409" table:number-columns-repeated="2"/>
          <table:table-cell table:number-columns-repeated="31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409" table:number-columns-repeated="2"/>
          <table:table-cell table:number-columns-repeated="3"/>
          <table:table-cell table:style-name="ce1" table:number-columns-repeated="5"/>
          <table:table-cell table:number-columns-repeated="23"/>
        </table:table-row>
        <table:table-row table:style-name="ro1" table:number-rows-repeated="4">
          <table:table-cell table:number-columns-repeated="8"/>
          <table:table-cell table:style-name="ce409" table:number-columns-repeated="2"/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409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409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409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409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409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409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409" office:value-type="float" office:value="0" calcext:value-type="float">
            <text:p>0</text:p>
          </table:table-cell>
          <table:table-cell table:number-columns-repeated="31"/>
        </table:table-row>
        <table:table-row table:style-name="ro1" table:number-rows-repeated="1048494">
          <table:table-cell table:number-columns-repeated="41"/>
        </table:table-row>
        <table:table-row table:style-name="ro1">
          <table:table-cell table:number-columns-repeated="41"/>
        </table:table-row>
        <calcext:conditional-formats>
          <calcext:conditional-format calcext:target-range-address="v4.R6:v4.U7">
            <calcext:condition calcext:apply-style-name="Untitled1" calcext:value="=&quot;N&quot;" calcext:base-cell-address="v4.R6"/>
            <calcext:condition calcext:apply-style-name="Untitled2" calcext:value="=&quot;C&quot;" calcext:base-cell-address="v4.R6"/>
          </calcext:conditional-format>
          <calcext:conditional-format calcext:target-range-address="v4.R5:v4.R7">
            <calcext:condition calcext:apply-style-name="Untitled1" calcext:value="=&quot;N&quot;" calcext:base-cell-address="v4.R5"/>
            <calcext:condition calcext:apply-style-name="Untitled2" calcext:value="=&quot;C&quot;" calcext:base-cell-address="v4.R5"/>
          </calcext:conditional-format>
          <calcext:conditional-format calcext:target-range-address="v4.S5:v4.S7">
            <calcext:condition calcext:apply-style-name="Untitled1" calcext:value="=&quot;N&quot;" calcext:base-cell-address="v4.S5"/>
            <calcext:condition calcext:apply-style-name="Untitled2" calcext:value="=&quot;C&quot;" calcext:base-cell-address="v4.S5"/>
          </calcext:conditional-format>
          <calcext:conditional-format calcext:target-range-address="v4.T5:v4.U7">
            <calcext:condition calcext:apply-style-name="Untitled1" calcext:value="=&quot;N&quot;" calcext:base-cell-address="v4.T5"/>
            <calcext:condition calcext:apply-style-name="Untitled2" calcext:value="=&quot;C&quot;" calcext:base-cell-address="v4.T5"/>
          </calcext:conditional-format>
          <calcext:conditional-format calcext:target-range-address="v4.R11:v4.R11">
            <calcext:condition calcext:apply-style-name="Untitled1" calcext:value="=&quot;N&quot;" calcext:base-cell-address="v4.R11"/>
            <calcext:condition calcext:apply-style-name="Untitled2" calcext:value="=&quot;C&quot;" calcext:base-cell-address="v4.R11"/>
          </calcext:conditional-format>
          <calcext:conditional-format calcext:target-range-address="v4.S11:v4.S11">
            <calcext:condition calcext:apply-style-name="Untitled1" calcext:value="=&quot;N&quot;" calcext:base-cell-address="v4.S11"/>
            <calcext:condition calcext:apply-style-name="Untitled2" calcext:value="=&quot;C&quot;" calcext:base-cell-address="v4.S11"/>
          </calcext:conditional-format>
          <calcext:conditional-format calcext:target-range-address="v4.T11:v4.U11">
            <calcext:condition calcext:apply-style-name="Untitled1" calcext:value="=&quot;N&quot;" calcext:base-cell-address="v4.T11"/>
            <calcext:condition calcext:apply-style-name="Untitled2" calcext:value="=&quot;C&quot;" calcext:base-cell-address="v4.T11"/>
          </calcext:conditional-format>
          <calcext:conditional-format calcext:target-range-address="v4.S15:v4.S15">
            <calcext:condition calcext:apply-style-name="Untitled1" calcext:value="=&quot;N&quot;" calcext:base-cell-address="v4.S15"/>
            <calcext:condition calcext:apply-style-name="Untitled2" calcext:value="=&quot;C&quot;" calcext:base-cell-address="v4.S15"/>
          </calcext:conditional-format>
          <calcext:conditional-format calcext:target-range-address="v4.T15:v4.T15">
            <calcext:condition calcext:apply-style-name="Untitled1" calcext:value="=&quot;N&quot;" calcext:base-cell-address="v4.T15"/>
            <calcext:condition calcext:apply-style-name="Untitled2" calcext:value="=&quot;C&quot;" calcext:base-cell-address="v4.T15"/>
          </calcext:conditional-format>
          <calcext:conditional-format calcext:target-range-address="v4.U15:v4.U15">
            <calcext:condition calcext:apply-style-name="Untitled1" calcext:value="=&quot;N&quot;" calcext:base-cell-address="v4.U15"/>
            <calcext:condition calcext:apply-style-name="Untitled2" calcext:value="=&quot;C&quot;" calcext:base-cell-address="v4.U15"/>
          </calcext:conditional-format>
          <calcext:conditional-format calcext:target-range-address="v4.R17:v4.R17">
            <calcext:condition calcext:apply-style-name="Untitled1" calcext:value="=&quot;N&quot;" calcext:base-cell-address="v4.R17"/>
            <calcext:condition calcext:apply-style-name="Untitled2" calcext:value="=&quot;C&quot;" calcext:base-cell-address="v4.R17"/>
          </calcext:conditional-format>
          <calcext:conditional-format calcext:target-range-address="v4.S17:v4.S17">
            <calcext:condition calcext:apply-style-name="Untitled1" calcext:value="=&quot;N&quot;" calcext:base-cell-address="v4.S17"/>
            <calcext:condition calcext:apply-style-name="Untitled2" calcext:value="=&quot;C&quot;" calcext:base-cell-address="v4.S17"/>
          </calcext:conditional-format>
          <calcext:conditional-format calcext:target-range-address="v4.T17:v4.T17">
            <calcext:condition calcext:apply-style-name="Untitled1" calcext:value="=&quot;N&quot;" calcext:base-cell-address="v4.T17"/>
            <calcext:condition calcext:apply-style-name="Untitled2" calcext:value="=&quot;C&quot;" calcext:base-cell-address="v4.T17"/>
          </calcext:conditional-format>
          <calcext:conditional-format calcext:target-range-address="v4.U17:v4.U17">
            <calcext:condition calcext:apply-style-name="Untitled1" calcext:value="=&quot;N&quot;" calcext:base-cell-address="v4.U17"/>
            <calcext:condition calcext:apply-style-name="Untitled2" calcext:value="=&quot;C&quot;" calcext:base-cell-address="v4.U17"/>
          </calcext:conditional-format>
          <calcext:conditional-format calcext:target-range-address="v4.V17:v4.V17">
            <calcext:condition calcext:apply-style-name="Untitled1" calcext:value="=&quot;N&quot;" calcext:base-cell-address="v4.V17"/>
            <calcext:condition calcext:apply-style-name="Untitled2" calcext:value="=&quot;C&quot;" calcext:base-cell-address="v4.V17"/>
          </calcext:conditional-format>
          <calcext:conditional-format calcext:target-range-address="v4.V15:v4.V15">
            <calcext:condition calcext:apply-style-name="Untitled1" calcext:value="=&quot;N&quot;" calcext:base-cell-address="v4.V15"/>
            <calcext:condition calcext:apply-style-name="Untitled2" calcext:value="=&quot;C&quot;" calcext:base-cell-address="v4.V15"/>
          </calcext:conditional-format>
          <calcext:conditional-format calcext:target-range-address="v4.V12:v4.V12">
            <calcext:condition calcext:apply-style-name="Untitled1" calcext:value="=&quot;N&quot;" calcext:base-cell-address="v4.V12"/>
            <calcext:condition calcext:apply-style-name="Untitled2" calcext:value="=&quot;C&quot;" calcext:base-cell-address="v4.V12"/>
          </calcext:conditional-format>
          <calcext:conditional-format calcext:target-range-address="v4.V7:v4.V7">
            <calcext:condition calcext:apply-style-name="Untitled1" calcext:value="=&quot;N&quot;" calcext:base-cell-address="v4.V7"/>
            <calcext:condition calcext:apply-style-name="Untitled2" calcext:value="=&quot;C&quot;" calcext:base-cell-address="v4.V7"/>
          </calcext:conditional-format>
          <calcext:conditional-format calcext:target-range-address="v4.R12:v4.R12">
            <calcext:condition calcext:apply-style-name="Untitled1" calcext:value="=&quot;N&quot;" calcext:base-cell-address="v4.R12"/>
            <calcext:condition calcext:apply-style-name="Untitled2" calcext:value="=&quot;C&quot;" calcext:base-cell-address="v4.R12"/>
          </calcext:conditional-format>
          <calcext:conditional-format calcext:target-range-address="v4.S12:v4.S12">
            <calcext:condition calcext:apply-style-name="Untitled1" calcext:value="=&quot;N&quot;" calcext:base-cell-address="v4.S12"/>
            <calcext:condition calcext:apply-style-name="Untitled2" calcext:value="=&quot;C&quot;" calcext:base-cell-address="v4.S12"/>
          </calcext:conditional-format>
          <calcext:conditional-format calcext:target-range-address="v4.T12:v4.T12">
            <calcext:condition calcext:apply-style-name="Untitled1" calcext:value="=&quot;N&quot;" calcext:base-cell-address="v4.T12"/>
            <calcext:condition calcext:apply-style-name="Untitled2" calcext:value="=&quot;C&quot;" calcext:base-cell-address="v4.T12"/>
          </calcext:conditional-format>
          <calcext:conditional-format calcext:target-range-address="v4.U12:v4.U12">
            <calcext:condition calcext:apply-style-name="Untitled1" calcext:value="=&quot;N&quot;" calcext:base-cell-address="v4.U12"/>
            <calcext:condition calcext:apply-style-name="Untitled2" calcext:value="=&quot;C&quot;" calcext:base-cell-address="v4.U12"/>
          </calcext:conditional-format>
          <calcext:conditional-format calcext:target-range-address="v4.R15:v4.R15">
            <calcext:condition calcext:apply-style-name="Untitled1" calcext:value="=&quot;N&quot;" calcext:base-cell-address="v4.R15"/>
            <calcext:condition calcext:apply-style-name="Untitled2" calcext:value="=&quot;C&quot;" calcext:base-cell-address="v4.R15"/>
          </calcext:conditional-format>
          <calcext:conditional-format calcext:target-range-address="v4.L15:v4.L15">
            <calcext:condition calcext:apply-style-name="Untitled1" calcext:value="=&quot;N&quot;" calcext:base-cell-address="v4.L15"/>
            <calcext:condition calcext:apply-style-name="Untitled2" calcext:value="=&quot;C&quot;" calcext:base-cell-address="v4.L15"/>
          </calcext:conditional-format>
          <calcext:conditional-format calcext:target-range-address="v4.R8:v4.U8">
            <calcext:condition calcext:apply-style-name="Untitled1" calcext:value="=&quot;N&quot;" calcext:base-cell-address="v4.R8"/>
            <calcext:condition calcext:apply-style-name="Untitled2" calcext:value="=&quot;C&quot;" calcext:base-cell-address="v4.R8"/>
          </calcext:conditional-format>
          <calcext:conditional-format calcext:target-range-address="v4.R8:v4.R8">
            <calcext:condition calcext:apply-style-name="Untitled1" calcext:value="=&quot;N&quot;" calcext:base-cell-address="v4.R8"/>
            <calcext:condition calcext:apply-style-name="Untitled2" calcext:value="=&quot;C&quot;" calcext:base-cell-address="v4.R8"/>
          </calcext:conditional-format>
          <calcext:conditional-format calcext:target-range-address="v4.S8:v4.S8">
            <calcext:condition calcext:apply-style-name="Untitled1" calcext:value="=&quot;N&quot;" calcext:base-cell-address="v4.S8"/>
            <calcext:condition calcext:apply-style-name="Untitled2" calcext:value="=&quot;C&quot;" calcext:base-cell-address="v4.S8"/>
          </calcext:conditional-format>
          <calcext:conditional-format calcext:target-range-address="v4.T8:v4.U8">
            <calcext:condition calcext:apply-style-name="Untitled1" calcext:value="=&quot;N&quot;" calcext:base-cell-address="v4.T8"/>
            <calcext:condition calcext:apply-style-name="Untitled2" calcext:value="=&quot;C&quot;" calcext:base-cell-address="v4.T8"/>
          </calcext:conditional-format>
          <calcext:conditional-format calcext:target-range-address="v4.V8:v4.V8">
            <calcext:condition calcext:apply-style-name="Untitled1" calcext:value="=&quot;N&quot;" calcext:base-cell-address="v4.V8"/>
            <calcext:condition calcext:apply-style-name="Untitled2" calcext:value="=&quot;C&quot;" calcext:base-cell-address="v4.V8"/>
          </calcext:conditional-format>
          <calcext:conditional-format calcext:target-range-address="v4.R9:v4.U9">
            <calcext:condition calcext:apply-style-name="Untitled1" calcext:value="=&quot;N&quot;" calcext:base-cell-address="v4.R9"/>
            <calcext:condition calcext:apply-style-name="Untitled2" calcext:value="=&quot;C&quot;" calcext:base-cell-address="v4.R9"/>
          </calcext:conditional-format>
          <calcext:conditional-format calcext:target-range-address="v4.R9:v4.R9">
            <calcext:condition calcext:apply-style-name="Untitled1" calcext:value="=&quot;N&quot;" calcext:base-cell-address="v4.R9"/>
            <calcext:condition calcext:apply-style-name="Untitled2" calcext:value="=&quot;C&quot;" calcext:base-cell-address="v4.R9"/>
          </calcext:conditional-format>
          <calcext:conditional-format calcext:target-range-address="v4.S9:v4.S9">
            <calcext:condition calcext:apply-style-name="Untitled1" calcext:value="=&quot;N&quot;" calcext:base-cell-address="v4.S9"/>
            <calcext:condition calcext:apply-style-name="Untitled2" calcext:value="=&quot;C&quot;" calcext:base-cell-address="v4.S9"/>
          </calcext:conditional-format>
          <calcext:conditional-format calcext:target-range-address="v4.T9:v4.U9">
            <calcext:condition calcext:apply-style-name="Untitled1" calcext:value="=&quot;N&quot;" calcext:base-cell-address="v4.T9"/>
            <calcext:condition calcext:apply-style-name="Untitled2" calcext:value="=&quot;C&quot;" calcext:base-cell-address="v4.T9"/>
          </calcext:conditional-format>
          <calcext:conditional-format calcext:target-range-address="v4.V9:v4.V9">
            <calcext:condition calcext:apply-style-name="Untitled1" calcext:value="=&quot;N&quot;" calcext:base-cell-address="v4.V9"/>
            <calcext:condition calcext:apply-style-name="Untitled2" calcext:value="=&quot;C&quot;" calcext:base-cell-address="v4.V9"/>
          </calcext:conditional-format>
          <calcext:conditional-format calcext:target-range-address="v4.L14:v4.L14">
            <calcext:condition calcext:apply-style-name="Untitled1" calcext:value="=&quot;N&quot;" calcext:base-cell-address="v4.L14"/>
            <calcext:condition calcext:apply-style-name="Untitled2" calcext:value="=&quot;C&quot;" calcext:base-cell-address="v4.L14"/>
          </calcext:conditional-format>
          <calcext:conditional-format calcext:target-range-address="v4.V13:v4.V13">
            <calcext:condition calcext:apply-style-name="Untitled1" calcext:value="=&quot;N&quot;" calcext:base-cell-address="v4.V13"/>
            <calcext:condition calcext:apply-style-name="Untitled2" calcext:value="=&quot;C&quot;" calcext:base-cell-address="v4.V13"/>
          </calcext:conditional-format>
          <calcext:conditional-format calcext:target-range-address="v4.R13:v4.R13">
            <calcext:condition calcext:apply-style-name="Untitled1" calcext:value="=&quot;N&quot;" calcext:base-cell-address="v4.R13"/>
            <calcext:condition calcext:apply-style-name="Untitled2" calcext:value="=&quot;C&quot;" calcext:base-cell-address="v4.R13"/>
          </calcext:conditional-format>
          <calcext:conditional-format calcext:target-range-address="v4.S13:v4.S13">
            <calcext:condition calcext:apply-style-name="Untitled1" calcext:value="=&quot;N&quot;" calcext:base-cell-address="v4.S13"/>
            <calcext:condition calcext:apply-style-name="Untitled2" calcext:value="=&quot;C&quot;" calcext:base-cell-address="v4.S13"/>
          </calcext:conditional-format>
          <calcext:conditional-format calcext:target-range-address="v4.T13:v4.T13">
            <calcext:condition calcext:apply-style-name="Untitled1" calcext:value="=&quot;N&quot;" calcext:base-cell-address="v4.T13"/>
            <calcext:condition calcext:apply-style-name="Untitled2" calcext:value="=&quot;C&quot;" calcext:base-cell-address="v4.T13"/>
          </calcext:conditional-format>
          <calcext:conditional-format calcext:target-range-address="v4.U13:v4.U13">
            <calcext:condition calcext:apply-style-name="Untitled1" calcext:value="=&quot;N&quot;" calcext:base-cell-address="v4.U13"/>
            <calcext:condition calcext:apply-style-name="Untitled2" calcext:value="=&quot;C&quot;" calcext:base-cell-address="v4.U13"/>
          </calcext:conditional-format>
          <calcext:conditional-format calcext:target-range-address="v4.R10:v4.U10">
            <calcext:condition calcext:apply-style-name="Untitled1" calcext:value="=&quot;N&quot;" calcext:base-cell-address="v4.R10"/>
            <calcext:condition calcext:apply-style-name="Untitled2" calcext:value="=&quot;C&quot;" calcext:base-cell-address="v4.R10"/>
          </calcext:conditional-format>
          <calcext:conditional-format calcext:target-range-address="v4.R10:v4.R10">
            <calcext:condition calcext:apply-style-name="Untitled1" calcext:value="=&quot;N&quot;" calcext:base-cell-address="v4.R10"/>
            <calcext:condition calcext:apply-style-name="Untitled2" calcext:value="=&quot;C&quot;" calcext:base-cell-address="v4.R10"/>
          </calcext:conditional-format>
          <calcext:conditional-format calcext:target-range-address="v4.S10:v4.S10">
            <calcext:condition calcext:apply-style-name="Untitled1" calcext:value="=&quot;N&quot;" calcext:base-cell-address="v4.S10"/>
            <calcext:condition calcext:apply-style-name="Untitled2" calcext:value="=&quot;C&quot;" calcext:base-cell-address="v4.S10"/>
          </calcext:conditional-format>
          <calcext:conditional-format calcext:target-range-address="v4.T10:v4.U10">
            <calcext:condition calcext:apply-style-name="Untitled1" calcext:value="=&quot;N&quot;" calcext:base-cell-address="v4.T10"/>
            <calcext:condition calcext:apply-style-name="Untitled2" calcext:value="=&quot;C&quot;" calcext:base-cell-address="v4.T10"/>
          </calcext:conditional-format>
          <calcext:conditional-format calcext:target-range-address="v4.V10:v4.V10">
            <calcext:condition calcext:apply-style-name="Untitled1" calcext:value="=&quot;N&quot;" calcext:base-cell-address="v4.V10"/>
            <calcext:condition calcext:apply-style-name="Untitled2" calcext:value="=&quot;C&quot;" calcext:base-cell-address="v4.V10"/>
          </calcext:conditional-format>
          <calcext:conditional-format calcext:target-range-address="v4.AF8:v4.AF23">
            <calcext:condition calcext:apply-style-name="Untitled3" calcext:value="=1" calcext:base-cell-address="v4.AF8"/>
          </calcext:conditional-format>
          <calcext:conditional-format calcext:target-range-address="v4.AG8:v4.AG23">
            <calcext:condition calcext:apply-style-name="Untitled4" calcext:value="=2" calcext:base-cell-address="v4.AG8"/>
          </calcext:conditional-format>
          <calcext:conditional-format calcext:target-range-address="v4.AH8:v4.AH23">
            <calcext:condition calcext:apply-style-name="Untitled5" calcext:value="=4" calcext:base-cell-address="v4.AH8"/>
          </calcext:conditional-format>
          <calcext:conditional-format calcext:target-range-address="v4.AI8:v4.AI23">
            <calcext:condition calcext:apply-style-name="Untitled6" calcext:value="=8" calcext:base-cell-address="v4.AI8"/>
          </calcext:conditional-format>
          <calcext:conditional-format calcext:target-range-address="v4.AL8:v4.AL9">
            <calcext:condition calcext:apply-style-name="Untitled3" calcext:value="=1" calcext:base-cell-address="v4.AL8"/>
          </calcext:conditional-format>
          <calcext:conditional-format calcext:target-range-address="v4.AM8:v4.AM9">
            <calcext:condition calcext:apply-style-name="Untitled4" calcext:value="=2" calcext:base-cell-address="v4.AM8"/>
          </calcext:conditional-format>
          <calcext:conditional-format calcext:target-range-address="v4.AN8:v4.AN9">
            <calcext:condition calcext:apply-style-name="Untitled5" calcext:value="=4" calcext:base-cell-address="v4.AN8"/>
          </calcext:conditional-format>
          <calcext:conditional-format calcext:target-range-address="v4.AO8:v4.AO9">
            <calcext:condition calcext:apply-style-name="Untitled6" calcext:value="=8" calcext:base-cell-address="v4.AO8"/>
          </calcext:conditional-format>
          <calcext:conditional-format calcext:target-range-address="v4.AL10:v4.AL10">
            <calcext:condition calcext:apply-style-name="Untitled3" calcext:value="=1" calcext:base-cell-address="v4.AL10"/>
          </calcext:conditional-format>
          <calcext:conditional-format calcext:target-range-address="v4.AM10:v4.AM10">
            <calcext:condition calcext:apply-style-name="Untitled4" calcext:value="=2" calcext:base-cell-address="v4.AM10"/>
          </calcext:conditional-format>
          <calcext:conditional-format calcext:target-range-address="v4.AN10:v4.AN10">
            <calcext:condition calcext:apply-style-name="Untitled5" calcext:value="=4" calcext:base-cell-address="v4.AN10"/>
          </calcext:conditional-format>
          <calcext:conditional-format calcext:target-range-address="v4.AO10:v4.AO10">
            <calcext:condition calcext:apply-style-name="Untitled6" calcext:value="=8" calcext:base-cell-address="v4.AO10"/>
          </calcext:conditional-format>
          <calcext:conditional-format calcext:target-range-address="v4.AL11:v4.AL11">
            <calcext:condition calcext:apply-style-name="Untitled3" calcext:value="=1" calcext:base-cell-address="v4.AL11"/>
          </calcext:conditional-format>
          <calcext:conditional-format calcext:target-range-address="v4.AM11:v4.AM11">
            <calcext:condition calcext:apply-style-name="Untitled4" calcext:value="=2" calcext:base-cell-address="v4.AM11"/>
          </calcext:conditional-format>
          <calcext:conditional-format calcext:target-range-address="v4.AN11:v4.AN11">
            <calcext:condition calcext:apply-style-name="Untitled5" calcext:value="=4" calcext:base-cell-address="v4.AN11"/>
          </calcext:conditional-format>
          <calcext:conditional-format calcext:target-range-address="v4.AO11:v4.AO11">
            <calcext:condition calcext:apply-style-name="Untitled6" calcext:value="=8" calcext:base-cell-address="v4.AO11"/>
          </calcext:conditional-format>
          <calcext:conditional-format calcext:target-range-address="v4.AL12:v4.AL12">
            <calcext:condition calcext:apply-style-name="Untitled3" calcext:value="=1" calcext:base-cell-address="v4.AL12"/>
          </calcext:conditional-format>
          <calcext:conditional-format calcext:target-range-address="v4.AM12:v4.AM12">
            <calcext:condition calcext:apply-style-name="Untitled4" calcext:value="=2" calcext:base-cell-address="v4.AM12"/>
          </calcext:conditional-format>
          <calcext:conditional-format calcext:target-range-address="v4.AN12:v4.AN12">
            <calcext:condition calcext:apply-style-name="Untitled5" calcext:value="=4" calcext:base-cell-address="v4.AN12"/>
          </calcext:conditional-format>
          <calcext:conditional-format calcext:target-range-address="v4.AO12:v4.AO12">
            <calcext:condition calcext:apply-style-name="Untitled6" calcext:value="=8" calcext:base-cell-address="v4.AO12"/>
          </calcext:conditional-format>
          <calcext:conditional-format calcext:target-range-address="v4.AL13:v4.AL13">
            <calcext:condition calcext:apply-style-name="Untitled3" calcext:value="=1" calcext:base-cell-address="v4.AL13"/>
          </calcext:conditional-format>
          <calcext:conditional-format calcext:target-range-address="v4.AM13:v4.AM13">
            <calcext:condition calcext:apply-style-name="Untitled4" calcext:value="=2" calcext:base-cell-address="v4.AM13"/>
          </calcext:conditional-format>
          <calcext:conditional-format calcext:target-range-address="v4.AN13:v4.AN13">
            <calcext:condition calcext:apply-style-name="Untitled5" calcext:value="=4" calcext:base-cell-address="v4.AN13"/>
          </calcext:conditional-format>
          <calcext:conditional-format calcext:target-range-address="v4.AO13:v4.AO13">
            <calcext:condition calcext:apply-style-name="Untitled6" calcext:value="=8" calcext:base-cell-address="v4.AO13"/>
          </calcext:conditional-format>
          <calcext:conditional-format calcext:target-range-address="v4.AL14:v4.AL14">
            <calcext:condition calcext:apply-style-name="Untitled3" calcext:value="=1" calcext:base-cell-address="v4.AL14"/>
          </calcext:conditional-format>
          <calcext:conditional-format calcext:target-range-address="v4.AM14:v4.AM14">
            <calcext:condition calcext:apply-style-name="Untitled4" calcext:value="=2" calcext:base-cell-address="v4.AM14"/>
          </calcext:conditional-format>
          <calcext:conditional-format calcext:target-range-address="v4.AN14:v4.AN14">
            <calcext:condition calcext:apply-style-name="Untitled5" calcext:value="=4" calcext:base-cell-address="v4.AN14"/>
          </calcext:conditional-format>
          <calcext:conditional-format calcext:target-range-address="v4.AO14:v4.AO14">
            <calcext:condition calcext:apply-style-name="Untitled6" calcext:value="=8" calcext:base-cell-address="v4.AO14"/>
          </calcext:conditional-format>
          <calcext:conditional-format calcext:target-range-address="v4.AL15:v4.AL15">
            <calcext:condition calcext:apply-style-name="Untitled3" calcext:value="=1" calcext:base-cell-address="v4.AL15"/>
          </calcext:conditional-format>
          <calcext:conditional-format calcext:target-range-address="v4.AM15:v4.AM15">
            <calcext:condition calcext:apply-style-name="Untitled4" calcext:value="=2" calcext:base-cell-address="v4.AM15"/>
          </calcext:conditional-format>
          <calcext:conditional-format calcext:target-range-address="v4.AN15:v4.AN15">
            <calcext:condition calcext:apply-style-name="Untitled5" calcext:value="=4" calcext:base-cell-address="v4.AN15"/>
          </calcext:conditional-format>
          <calcext:conditional-format calcext:target-range-address="v4.AO15:v4.AO15">
            <calcext:condition calcext:apply-style-name="Untitled6" calcext:value="=8" calcext:base-cell-address="v4.AO15"/>
          </calcext:conditional-format>
          <calcext:conditional-format calcext:target-range-address="v4.AL16:v4.AL16">
            <calcext:condition calcext:apply-style-name="Untitled3" calcext:value="=1" calcext:base-cell-address="v4.AL16"/>
          </calcext:conditional-format>
          <calcext:conditional-format calcext:target-range-address="v4.AM16:v4.AM16">
            <calcext:condition calcext:apply-style-name="Untitled4" calcext:value="=2" calcext:base-cell-address="v4.AM16"/>
          </calcext:conditional-format>
          <calcext:conditional-format calcext:target-range-address="v4.AN16:v4.AN16">
            <calcext:condition calcext:apply-style-name="Untitled5" calcext:value="=4" calcext:base-cell-address="v4.AN16"/>
          </calcext:conditional-format>
          <calcext:conditional-format calcext:target-range-address="v4.AO16:v4.AO16">
            <calcext:condition calcext:apply-style-name="Untitled6" calcext:value="=8" calcext:base-cell-address="v4.AO16"/>
          </calcext:conditional-format>
          <calcext:conditional-format calcext:target-range-address="v4.AL19:v4.AL19">
            <calcext:condition calcext:apply-style-name="Untitled3" calcext:value="=1" calcext:base-cell-address="v4.AL19"/>
          </calcext:conditional-format>
          <calcext:conditional-format calcext:target-range-address="v4.AM19:v4.AM19">
            <calcext:condition calcext:apply-style-name="Untitled4" calcext:value="=2" calcext:base-cell-address="v4.AM19"/>
          </calcext:conditional-format>
          <calcext:conditional-format calcext:target-range-address="v4.AN19:v4.AN19">
            <calcext:condition calcext:apply-style-name="Untitled5" calcext:value="=4" calcext:base-cell-address="v4.AN19"/>
          </calcext:conditional-format>
          <calcext:conditional-format calcext:target-range-address="v4.AO19:v4.AO19">
            <calcext:condition calcext:apply-style-name="Untitled6" calcext:value="=8" calcext:base-cell-address="v4.AO19"/>
          </calcext:conditional-format>
          <calcext:conditional-format calcext:target-range-address="v4.AL20:v4.AL20">
            <calcext:condition calcext:apply-style-name="Untitled3" calcext:value="=1" calcext:base-cell-address="v4.AL20"/>
          </calcext:conditional-format>
          <calcext:conditional-format calcext:target-range-address="v4.AM20:v4.AM20">
            <calcext:condition calcext:apply-style-name="Untitled4" calcext:value="=2" calcext:base-cell-address="v4.AM20"/>
          </calcext:conditional-format>
          <calcext:conditional-format calcext:target-range-address="v4.AN20:v4.AN20">
            <calcext:condition calcext:apply-style-name="Untitled5" calcext:value="=4" calcext:base-cell-address="v4.AN20"/>
          </calcext:conditional-format>
          <calcext:conditional-format calcext:target-range-address="v4.AO20:v4.AO20">
            <calcext:condition calcext:apply-style-name="Untitled6" calcext:value="=8" calcext:base-cell-address="v4.AO20"/>
          </calcext:conditional-format>
          <calcext:conditional-format calcext:target-range-address="v4.AL21:v4.AL21">
            <calcext:condition calcext:apply-style-name="Untitled3" calcext:value="=1" calcext:base-cell-address="v4.AL21"/>
          </calcext:conditional-format>
          <calcext:conditional-format calcext:target-range-address="v4.AM21:v4.AM21">
            <calcext:condition calcext:apply-style-name="Untitled4" calcext:value="=2" calcext:base-cell-address="v4.AM21"/>
          </calcext:conditional-format>
          <calcext:conditional-format calcext:target-range-address="v4.AN21:v4.AN21">
            <calcext:condition calcext:apply-style-name="Untitled5" calcext:value="=4" calcext:base-cell-address="v4.AN21"/>
          </calcext:conditional-format>
          <calcext:conditional-format calcext:target-range-address="v4.AO21:v4.AO21">
            <calcext:condition calcext:apply-style-name="Untitled6" calcext:value="=8" calcext:base-cell-address="v4.AO21"/>
          </calcext:conditional-format>
          <calcext:conditional-format calcext:target-range-address="v4.AL22:v4.AL22">
            <calcext:condition calcext:apply-style-name="Untitled3" calcext:value="=1" calcext:base-cell-address="v4.AL22"/>
          </calcext:conditional-format>
          <calcext:conditional-format calcext:target-range-address="v4.AM22:v4.AM22">
            <calcext:condition calcext:apply-style-name="Untitled4" calcext:value="=2" calcext:base-cell-address="v4.AM22"/>
          </calcext:conditional-format>
          <calcext:conditional-format calcext:target-range-address="v4.AN22:v4.AN22">
            <calcext:condition calcext:apply-style-name="Untitled5" calcext:value="=4" calcext:base-cell-address="v4.AN22"/>
          </calcext:conditional-format>
          <calcext:conditional-format calcext:target-range-address="v4.AO22:v4.AO22">
            <calcext:condition calcext:apply-style-name="Untitled6" calcext:value="=8" calcext:base-cell-address="v4.AO22"/>
          </calcext:conditional-format>
          <calcext:conditional-format calcext:target-range-address="v4.AL22:v4.AL22">
            <calcext:condition calcext:apply-style-name="Untitled3" calcext:value="=1" calcext:base-cell-address="v4.AL22"/>
          </calcext:conditional-format>
          <calcext:conditional-format calcext:target-range-address="v4.AM22:v4.AM22">
            <calcext:condition calcext:apply-style-name="Untitled4" calcext:value="=2" calcext:base-cell-address="v4.AM22"/>
          </calcext:conditional-format>
          <calcext:conditional-format calcext:target-range-address="v4.AN22:v4.AN22">
            <calcext:condition calcext:apply-style-name="Untitled5" calcext:value="=4" calcext:base-cell-address="v4.AN22"/>
          </calcext:conditional-format>
          <calcext:conditional-format calcext:target-range-address="v4.AO22:v4.AO22">
            <calcext:condition calcext:apply-style-name="Untitled6" calcext:value="=8" calcext:base-cell-address="v4.AO22"/>
          </calcext:conditional-format>
          <calcext:conditional-format calcext:target-range-address="v4.AL17:v4.AL17">
            <calcext:condition calcext:apply-style-name="Untitled3" calcext:value="=1" calcext:base-cell-address="v4.AL17"/>
          </calcext:conditional-format>
          <calcext:conditional-format calcext:target-range-address="v4.AM17:v4.AM17">
            <calcext:condition calcext:apply-style-name="Untitled4" calcext:value="=2" calcext:base-cell-address="v4.AM17"/>
          </calcext:conditional-format>
          <calcext:conditional-format calcext:target-range-address="v4.AN17:v4.AN17">
            <calcext:condition calcext:apply-style-name="Untitled5" calcext:value="=4" calcext:base-cell-address="v4.AN17"/>
          </calcext:conditional-format>
          <calcext:conditional-format calcext:target-range-address="v4.AO17:v4.AO17">
            <calcext:condition calcext:apply-style-name="Untitled6" calcext:value="=8" calcext:base-cell-address="v4.AO17"/>
          </calcext:conditional-format>
          <calcext:conditional-format calcext:target-range-address="v4.AL23:v4.AL23">
            <calcext:condition calcext:apply-style-name="Untitled3" calcext:value="=1" calcext:base-cell-address="v4.AL23"/>
          </calcext:conditional-format>
          <calcext:conditional-format calcext:target-range-address="v4.AM23:v4.AM23">
            <calcext:condition calcext:apply-style-name="Untitled4" calcext:value="=2" calcext:base-cell-address="v4.AM23"/>
          </calcext:conditional-format>
          <calcext:conditional-format calcext:target-range-address="v4.AN23:v4.AN23">
            <calcext:condition calcext:apply-style-name="Untitled5" calcext:value="=4" calcext:base-cell-address="v4.AN23"/>
          </calcext:conditional-format>
          <calcext:conditional-format calcext:target-range-address="v4.AO23:v4.AO23">
            <calcext:condition calcext:apply-style-name="Untitled6" calcext:value="=8" calcext:base-cell-address="v4.AO23"/>
          </calcext:conditional-format>
          <calcext:conditional-format calcext:target-range-address="v4.K8:v4.K9">
            <calcext:condition calcext:apply-style-name="Untitled1" calcext:value="=&quot;y&quot;" calcext:base-cell-address="v4.K8"/>
            <calcext:condition calcext:apply-style-name="Untitled2" calcext:value="contains-text(0)" calcext:base-cell-address="v4.K8"/>
          </calcext:conditional-format>
          <calcext:conditional-format calcext:target-range-address="v4.K7:v4.K7">
            <calcext:condition calcext:apply-style-name="Untitled1" calcext:value="=&quot;y&quot;" calcext:base-cell-address="v4.K7"/>
            <calcext:condition calcext:apply-style-name="Untitled2" calcext:value="contains-text(0)" calcext:base-cell-address="v4.K7"/>
          </calcext:conditional-format>
          <calcext:conditional-format calcext:target-range-address="v4.K6:v4.K6">
            <calcext:condition calcext:apply-style-name="Untitled2" calcext:value="contains-text(0)" calcext:base-cell-address="v4.K6"/>
          </calcext:conditional-format>
          <calcext:conditional-format calcext:target-range-address="v4.K12:v4.K13">
            <calcext:condition calcext:apply-style-name="Untitled1" calcext:value="=&quot;N&quot;" calcext:base-cell-address="v4.K12"/>
            <calcext:condition calcext:apply-style-name="Untitled2" calcext:value="=&quot;C&quot;" calcext:base-cell-address="v4.K12"/>
          </calcext:conditional-format>
          <calcext:conditional-format calcext:target-range-address="v4.F6:v4.F6">
            <calcext:condition calcext:apply-style-name="Untitled1" calcext:value="=&quot;N&quot;" calcext:base-cell-address="v4.F6"/>
            <calcext:condition calcext:apply-style-name="Untitled2" calcext:value="=&quot;C&quot;" calcext:base-cell-address="v4.F6"/>
          </calcext:conditional-format>
          <calcext:conditional-format calcext:target-range-address="v4.G6:v4.G6">
            <calcext:condition calcext:apply-style-name="Untitled1" calcext:value="=&quot;N&quot;" calcext:base-cell-address="v4.G6"/>
            <calcext:condition calcext:apply-style-name="Untitled2" calcext:value="=&quot;C&quot;" calcext:base-cell-address="v4.G6"/>
          </calcext:conditional-format>
          <calcext:conditional-format calcext:target-range-address="v4.F6:v4.F6">
            <calcext:condition calcext:apply-style-name="Untitled1" calcext:value="=&quot;N&quot;" calcext:base-cell-address="v4.F6"/>
            <calcext:condition calcext:apply-style-name="Untitled2" calcext:value="=&quot;C&quot;" calcext:base-cell-address="v4.F6"/>
          </calcext:conditional-format>
          <calcext:conditional-format calcext:target-range-address="v4.G6:v4.G6">
            <calcext:condition calcext:apply-style-name="Untitled1" calcext:value="=&quot;N&quot;" calcext:base-cell-address="v4.G6"/>
            <calcext:condition calcext:apply-style-name="Untitled2" calcext:value="=&quot;C&quot;" calcext:base-cell-address="v4.G6"/>
          </calcext:conditional-format>
          <calcext:conditional-format calcext:target-range-address="v4.H6:v4.J6">
            <calcext:condition calcext:apply-style-name="Untitled1" calcext:value="=&quot;N&quot;" calcext:base-cell-address="v4.H6"/>
            <calcext:condition calcext:apply-style-name="Untitled2" calcext:value="=&quot;C&quot;" calcext:base-cell-address="v4.H6"/>
          </calcext:conditional-format>
          <calcext:conditional-format calcext:target-range-address="v4.H6:v4.H6">
            <calcext:condition calcext:apply-style-name="Untitled1" calcext:value="=&quot;N&quot;" calcext:base-cell-address="v4.H6"/>
            <calcext:condition calcext:apply-style-name="Untitled2" calcext:value="=&quot;C&quot;" calcext:base-cell-address="v4.H6"/>
          </calcext:conditional-format>
          <calcext:conditional-format calcext:target-range-address="v4.I6:v4.I6">
            <calcext:condition calcext:apply-style-name="Untitled1" calcext:value="=&quot;N&quot;" calcext:base-cell-address="v4.I6"/>
            <calcext:condition calcext:apply-style-name="Untitled2" calcext:value="=&quot;C&quot;" calcext:base-cell-address="v4.I6"/>
          </calcext:conditional-format>
          <calcext:conditional-format calcext:target-range-address="v4.J6:v4.J6">
            <calcext:condition calcext:apply-style-name="Untitled1" calcext:value="=&quot;N&quot;" calcext:base-cell-address="v4.J6"/>
            <calcext:condition calcext:apply-style-name="Untitled2" calcext:value="=&quot;C&quot;" calcext:base-cell-address="v4.J6"/>
          </calcext:conditional-format>
          <calcext:conditional-format calcext:target-range-address="v4.F7:v4.F7">
            <calcext:condition calcext:apply-style-name="Untitled1" calcext:value="=&quot;N&quot;" calcext:base-cell-address="v4.F7"/>
            <calcext:condition calcext:apply-style-name="Untitled2" calcext:value="=&quot;C&quot;" calcext:base-cell-address="v4.F7"/>
          </calcext:conditional-format>
          <calcext:conditional-format calcext:target-range-address="v4.G7:v4.G7">
            <calcext:condition calcext:apply-style-name="Untitled1" calcext:value="=&quot;N&quot;" calcext:base-cell-address="v4.G7"/>
            <calcext:condition calcext:apply-style-name="Untitled2" calcext:value="=&quot;C&quot;" calcext:base-cell-address="v4.G7"/>
          </calcext:conditional-format>
          <calcext:conditional-format calcext:target-range-address="v4.F7:v4.F7">
            <calcext:condition calcext:apply-style-name="Untitled1" calcext:value="=&quot;N&quot;" calcext:base-cell-address="v4.F7"/>
            <calcext:condition calcext:apply-style-name="Untitled2" calcext:value="=&quot;C&quot;" calcext:base-cell-address="v4.F7"/>
          </calcext:conditional-format>
          <calcext:conditional-format calcext:target-range-address="v4.G7:v4.G7">
            <calcext:condition calcext:apply-style-name="Untitled1" calcext:value="=&quot;N&quot;" calcext:base-cell-address="v4.G7"/>
            <calcext:condition calcext:apply-style-name="Untitled2" calcext:value="=&quot;C&quot;" calcext:base-cell-address="v4.G7"/>
          </calcext:conditional-format>
          <calcext:conditional-format calcext:target-range-address="v4.H7:v4.J7">
            <calcext:condition calcext:apply-style-name="Untitled1" calcext:value="=&quot;N&quot;" calcext:base-cell-address="v4.H7"/>
            <calcext:condition calcext:apply-style-name="Untitled2" calcext:value="=&quot;C&quot;" calcext:base-cell-address="v4.H7"/>
          </calcext:conditional-format>
          <calcext:conditional-format calcext:target-range-address="v4.H7:v4.H7">
            <calcext:condition calcext:apply-style-name="Untitled1" calcext:value="=&quot;N&quot;" calcext:base-cell-address="v4.H7"/>
            <calcext:condition calcext:apply-style-name="Untitled2" calcext:value="=&quot;C&quot;" calcext:base-cell-address="v4.H7"/>
          </calcext:conditional-format>
          <calcext:conditional-format calcext:target-range-address="v4.I7:v4.I7">
            <calcext:condition calcext:apply-style-name="Untitled1" calcext:value="=&quot;N&quot;" calcext:base-cell-address="v4.I7"/>
            <calcext:condition calcext:apply-style-name="Untitled2" calcext:value="=&quot;C&quot;" calcext:base-cell-address="v4.I7"/>
          </calcext:conditional-format>
          <calcext:conditional-format calcext:target-range-address="v4.J7:v4.J7">
            <calcext:condition calcext:apply-style-name="Untitled1" calcext:value="=&quot;N&quot;" calcext:base-cell-address="v4.J7"/>
            <calcext:condition calcext:apply-style-name="Untitled2" calcext:value="=&quot;C&quot;" calcext:base-cell-address="v4.J7"/>
          </calcext:conditional-format>
          <calcext:conditional-format calcext:target-range-address="v4.F8:v4.F8">
            <calcext:condition calcext:apply-style-name="Untitled1" calcext:value="=&quot;N&quot;" calcext:base-cell-address="v4.F8"/>
            <calcext:condition calcext:apply-style-name="Untitled2" calcext:value="=&quot;C&quot;" calcext:base-cell-address="v4.F8"/>
          </calcext:conditional-format>
          <calcext:conditional-format calcext:target-range-address="v4.G8:v4.G8">
            <calcext:condition calcext:apply-style-name="Untitled1" calcext:value="=&quot;N&quot;" calcext:base-cell-address="v4.G8"/>
            <calcext:condition calcext:apply-style-name="Untitled2" calcext:value="=&quot;C&quot;" calcext:base-cell-address="v4.G8"/>
          </calcext:conditional-format>
          <calcext:conditional-format calcext:target-range-address="v4.F8:v4.F8">
            <calcext:condition calcext:apply-style-name="Untitled1" calcext:value="=&quot;N&quot;" calcext:base-cell-address="v4.F8"/>
            <calcext:condition calcext:apply-style-name="Untitled2" calcext:value="=&quot;C&quot;" calcext:base-cell-address="v4.F8"/>
          </calcext:conditional-format>
          <calcext:conditional-format calcext:target-range-address="v4.G8:v4.G8">
            <calcext:condition calcext:apply-style-name="Untitled1" calcext:value="=&quot;N&quot;" calcext:base-cell-address="v4.G8"/>
            <calcext:condition calcext:apply-style-name="Untitled2" calcext:value="=&quot;C&quot;" calcext:base-cell-address="v4.G8"/>
          </calcext:conditional-format>
          <calcext:conditional-format calcext:target-range-address="v4.H8:v4.J8">
            <calcext:condition calcext:apply-style-name="Untitled1" calcext:value="=&quot;N&quot;" calcext:base-cell-address="v4.H8"/>
            <calcext:condition calcext:apply-style-name="Untitled2" calcext:value="=&quot;C&quot;" calcext:base-cell-address="v4.H8"/>
          </calcext:conditional-format>
          <calcext:conditional-format calcext:target-range-address="v4.H8:v4.H8">
            <calcext:condition calcext:apply-style-name="Untitled1" calcext:value="=&quot;N&quot;" calcext:base-cell-address="v4.H8"/>
            <calcext:condition calcext:apply-style-name="Untitled2" calcext:value="=&quot;C&quot;" calcext:base-cell-address="v4.H8"/>
          </calcext:conditional-format>
          <calcext:conditional-format calcext:target-range-address="v4.I8:v4.I8">
            <calcext:condition calcext:apply-style-name="Untitled1" calcext:value="=&quot;N&quot;" calcext:base-cell-address="v4.I8"/>
            <calcext:condition calcext:apply-style-name="Untitled2" calcext:value="=&quot;C&quot;" calcext:base-cell-address="v4.I8"/>
          </calcext:conditional-format>
          <calcext:conditional-format calcext:target-range-address="v4.J8:v4.J8">
            <calcext:condition calcext:apply-style-name="Untitled1" calcext:value="=&quot;N&quot;" calcext:base-cell-address="v4.J8"/>
            <calcext:condition calcext:apply-style-name="Untitled2" calcext:value="=&quot;C&quot;" calcext:base-cell-address="v4.J8"/>
          </calcext:conditional-format>
          <calcext:conditional-format calcext:target-range-address="v4.F9:v4.F9">
            <calcext:condition calcext:apply-style-name="Untitled1" calcext:value="=&quot;N&quot;" calcext:base-cell-address="v4.F9"/>
            <calcext:condition calcext:apply-style-name="Untitled2" calcext:value="=&quot;C&quot;" calcext:base-cell-address="v4.F9"/>
          </calcext:conditional-format>
          <calcext:conditional-format calcext:target-range-address="v4.G9:v4.G9">
            <calcext:condition calcext:apply-style-name="Untitled1" calcext:value="=&quot;N&quot;" calcext:base-cell-address="v4.G9"/>
            <calcext:condition calcext:apply-style-name="Untitled2" calcext:value="=&quot;C&quot;" calcext:base-cell-address="v4.G9"/>
          </calcext:conditional-format>
          <calcext:conditional-format calcext:target-range-address="v4.F9:v4.F9">
            <calcext:condition calcext:apply-style-name="Untitled1" calcext:value="=&quot;N&quot;" calcext:base-cell-address="v4.F9"/>
            <calcext:condition calcext:apply-style-name="Untitled2" calcext:value="=&quot;C&quot;" calcext:base-cell-address="v4.F9"/>
          </calcext:conditional-format>
          <calcext:conditional-format calcext:target-range-address="v4.G9:v4.G9">
            <calcext:condition calcext:apply-style-name="Untitled1" calcext:value="=&quot;N&quot;" calcext:base-cell-address="v4.G9"/>
            <calcext:condition calcext:apply-style-name="Untitled2" calcext:value="=&quot;C&quot;" calcext:base-cell-address="v4.G9"/>
          </calcext:conditional-format>
          <calcext:conditional-format calcext:target-range-address="v4.H9:v4.J9">
            <calcext:condition calcext:apply-style-name="Untitled1" calcext:value="=&quot;N&quot;" calcext:base-cell-address="v4.H9"/>
            <calcext:condition calcext:apply-style-name="Untitled2" calcext:value="=&quot;C&quot;" calcext:base-cell-address="v4.H9"/>
          </calcext:conditional-format>
          <calcext:conditional-format calcext:target-range-address="v4.H9:v4.H9">
            <calcext:condition calcext:apply-style-name="Untitled1" calcext:value="=&quot;N&quot;" calcext:base-cell-address="v4.H9"/>
            <calcext:condition calcext:apply-style-name="Untitled2" calcext:value="=&quot;C&quot;" calcext:base-cell-address="v4.H9"/>
          </calcext:conditional-format>
          <calcext:conditional-format calcext:target-range-address="v4.I9:v4.I9">
            <calcext:condition calcext:apply-style-name="Untitled1" calcext:value="=&quot;N&quot;" calcext:base-cell-address="v4.I9"/>
            <calcext:condition calcext:apply-style-name="Untitled2" calcext:value="=&quot;C&quot;" calcext:base-cell-address="v4.I9"/>
          </calcext:conditional-format>
          <calcext:conditional-format calcext:target-range-address="v4.J9:v4.J9">
            <calcext:condition calcext:apply-style-name="Untitled1" calcext:value="=&quot;N&quot;" calcext:base-cell-address="v4.J9"/>
            <calcext:condition calcext:apply-style-name="Untitled2" calcext:value="=&quot;C&quot;" calcext:base-cell-address="v4.J9"/>
          </calcext:conditional-format>
          <calcext:conditional-format calcext:target-range-address="v4.F12:v4.F12">
            <calcext:condition calcext:apply-style-name="Untitled1" calcext:value="=&quot;N&quot;" calcext:base-cell-address="v4.F12"/>
            <calcext:condition calcext:apply-style-name="Untitled2" calcext:value="=&quot;C&quot;" calcext:base-cell-address="v4.F12"/>
          </calcext:conditional-format>
          <calcext:conditional-format calcext:target-range-address="v4.G12:v4.G12">
            <calcext:condition calcext:apply-style-name="Untitled1" calcext:value="=&quot;N&quot;" calcext:base-cell-address="v4.G12"/>
            <calcext:condition calcext:apply-style-name="Untitled2" calcext:value="=&quot;C&quot;" calcext:base-cell-address="v4.G12"/>
          </calcext:conditional-format>
          <calcext:conditional-format calcext:target-range-address="v4.F12:v4.F12">
            <calcext:condition calcext:apply-style-name="Untitled1" calcext:value="=&quot;N&quot;" calcext:base-cell-address="v4.F12"/>
            <calcext:condition calcext:apply-style-name="Untitled2" calcext:value="=&quot;C&quot;" calcext:base-cell-address="v4.F12"/>
          </calcext:conditional-format>
          <calcext:conditional-format calcext:target-range-address="v4.G12:v4.G12">
            <calcext:condition calcext:apply-style-name="Untitled1" calcext:value="=&quot;N&quot;" calcext:base-cell-address="v4.G12"/>
            <calcext:condition calcext:apply-style-name="Untitled2" calcext:value="=&quot;C&quot;" calcext:base-cell-address="v4.G12"/>
          </calcext:conditional-format>
          <calcext:conditional-format calcext:target-range-address="v4.H12:v4.J12">
            <calcext:condition calcext:apply-style-name="Untitled1" calcext:value="=&quot;N&quot;" calcext:base-cell-address="v4.H12"/>
            <calcext:condition calcext:apply-style-name="Untitled2" calcext:value="=&quot;C&quot;" calcext:base-cell-address="v4.H12"/>
          </calcext:conditional-format>
          <calcext:conditional-format calcext:target-range-address="v4.H12:v4.H12">
            <calcext:condition calcext:apply-style-name="Untitled1" calcext:value="=&quot;N&quot;" calcext:base-cell-address="v4.H12"/>
            <calcext:condition calcext:apply-style-name="Untitled2" calcext:value="=&quot;C&quot;" calcext:base-cell-address="v4.H12"/>
          </calcext:conditional-format>
          <calcext:conditional-format calcext:target-range-address="v4.I12:v4.I12">
            <calcext:condition calcext:apply-style-name="Untitled1" calcext:value="=&quot;N&quot;" calcext:base-cell-address="v4.I12"/>
            <calcext:condition calcext:apply-style-name="Untitled2" calcext:value="=&quot;C&quot;" calcext:base-cell-address="v4.I12"/>
          </calcext:conditional-format>
          <calcext:conditional-format calcext:target-range-address="v4.J12:v4.J12">
            <calcext:condition calcext:apply-style-name="Untitled1" calcext:value="=&quot;N&quot;" calcext:base-cell-address="v4.J12"/>
            <calcext:condition calcext:apply-style-name="Untitled2" calcext:value="=&quot;C&quot;" calcext:base-cell-address="v4.J12"/>
          </calcext:conditional-format>
          <calcext:conditional-format calcext:target-range-address="v4.F13:v4.F13">
            <calcext:condition calcext:apply-style-name="Untitled1" calcext:value="=&quot;N&quot;" calcext:base-cell-address="v4.F13"/>
            <calcext:condition calcext:apply-style-name="Untitled2" calcext:value="=&quot;C&quot;" calcext:base-cell-address="v4.F13"/>
          </calcext:conditional-format>
          <calcext:conditional-format calcext:target-range-address="v4.G13:v4.G13">
            <calcext:condition calcext:apply-style-name="Untitled1" calcext:value="=&quot;N&quot;" calcext:base-cell-address="v4.G13"/>
            <calcext:condition calcext:apply-style-name="Untitled2" calcext:value="=&quot;C&quot;" calcext:base-cell-address="v4.G13"/>
          </calcext:conditional-format>
          <calcext:conditional-format calcext:target-range-address="v4.F13:v4.F13">
            <calcext:condition calcext:apply-style-name="Untitled1" calcext:value="=&quot;N&quot;" calcext:base-cell-address="v4.F13"/>
            <calcext:condition calcext:apply-style-name="Untitled2" calcext:value="=&quot;C&quot;" calcext:base-cell-address="v4.F13"/>
          </calcext:conditional-format>
          <calcext:conditional-format calcext:target-range-address="v4.G13:v4.G13">
            <calcext:condition calcext:apply-style-name="Untitled1" calcext:value="=&quot;N&quot;" calcext:base-cell-address="v4.G13"/>
            <calcext:condition calcext:apply-style-name="Untitled2" calcext:value="=&quot;C&quot;" calcext:base-cell-address="v4.G13"/>
          </calcext:conditional-format>
          <calcext:conditional-format calcext:target-range-address="v4.H13:v4.J13">
            <calcext:condition calcext:apply-style-name="Untitled1" calcext:value="=&quot;N&quot;" calcext:base-cell-address="v4.H13"/>
            <calcext:condition calcext:apply-style-name="Untitled2" calcext:value="=&quot;C&quot;" calcext:base-cell-address="v4.H13"/>
          </calcext:conditional-format>
          <calcext:conditional-format calcext:target-range-address="v4.H13:v4.H13">
            <calcext:condition calcext:apply-style-name="Untitled1" calcext:value="=&quot;N&quot;" calcext:base-cell-address="v4.H13"/>
            <calcext:condition calcext:apply-style-name="Untitled2" calcext:value="=&quot;C&quot;" calcext:base-cell-address="v4.H13"/>
          </calcext:conditional-format>
          <calcext:conditional-format calcext:target-range-address="v4.I13:v4.I13">
            <calcext:condition calcext:apply-style-name="Untitled1" calcext:value="=&quot;N&quot;" calcext:base-cell-address="v4.I13"/>
            <calcext:condition calcext:apply-style-name="Untitled2" calcext:value="=&quot;C&quot;" calcext:base-cell-address="v4.I13"/>
          </calcext:conditional-format>
          <calcext:conditional-format calcext:target-range-address="v4.J13:v4.J13">
            <calcext:condition calcext:apply-style-name="Untitled1" calcext:value="=&quot;N&quot;" calcext:base-cell-address="v4.J13"/>
            <calcext:condition calcext:apply-style-name="Untitled2" calcext:value="=&quot;C&quot;" calcext:base-cell-address="v4.J13"/>
          </calcext:conditional-format>
        </calcext:conditional-formats>
      </table:table>
      <table:named-expressions/>
      <table:database-ranges>
        <table:database-range table:name="__Anonymous_Sheet_DB__0" table:target-range-address="v6.S5:v6.V1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v5.S5:v5.V1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v4_3.AA5:v4_3.AD1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v4_2.Y5:v4_2.AB12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v4.Y5:v4.AB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0" loext:min-decimal-places="0" number:min-integer-digits="0"/>
    </number:number-style>
    <number:text-style style:name="N111">
      <number:text-content/>
      <number:text-content/>
      <number:text-content/>
      <number:text-content/>
      <number:text-content/>
      <number:text-content/>
      <number:text-content/>
      <number:text-content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6b6b"/>
      <style:text-properties fo:color="#ffff00"/>
    </style:style>
    <style:style style:name="Untitled2" style:family="table-cell" style:parent-style-name="Default">
      <style:table-cell-properties fo:background-color="#0084d1"/>
      <style:text-properties fo:color="#ffffff"/>
    </style:style>
    <style:style style:name="Untitled3" style:family="table-cell" style:parent-style-name="Default">
      <style:table-cell-properties fo:background-color="#94bd5e"/>
    </style:style>
    <style:style style:name="Untitled4" style:family="table-cell" style:parent-style-name="Default">
      <style:table-cell-properties fo:background-color="#7da647"/>
    </style:style>
    <style:style style:name="Untitled5" style:family="table-cell" style:parent-style-name="Default">
      <style:table-cell-properties fo:background-color="#5c8526"/>
    </style:style>
    <style:style style:name="Untitled6" style:family="table-cell" style:parent-style-name="Default">
      <style:table-cell-properties fo:background-color="#355e00"/>
    </style:style>
    <style:style style:name="green1" style:family="table-cell" style:parent-style-name="Default">
      <style:table-cell-properties fo:background-color="#33a3a3"/>
    </style:style>
    <style:style style:name="green2" style:family="table-cell" style:parent-style-name="Default">
      <style:table-cell-properties fo:background-color="#198a8a"/>
    </style:style>
    <style:style style:name="green4" style:family="table-cell" style:parent-style-name="Default">
      <style:table-cell-properties fo:background-color="#006b6b"/>
    </style:style>
    <style:style style:name="green8" style:family="table-cell" style:parent-style-name="Default">
      <style:table-cell-properties fo:background-color="#004a4a"/>
    </style:style>
    <style:style style:name="green16" style:family="table-cell" style:parent-style-name="Default">
      <style:table-cell-properties fo:background-color="#314004"/>
    </style:style>
    <style:style style:name="red" style:family="table-cell" style:parent-style-name="Default">
      <style:table-cell-properties fo:background-color="#ff33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00/00/00</text:date>, <text:time style:data-style-name="N2" text:time-value="16:18:31.8359703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nn </meta:initial-creator>
    <meta:creation-date>2017-10-02T11:00:37.404713124</meta:creation-date>
    <dc:date>2017-10-20T18:10:15.015402708</dc:date>
    <dc:creator>donn </dc:creator>
    <meta:editing-duration>PT21H59M47S</meta:editing-duration>
    <meta:editing-cycles>269</meta:editing-cycles>
    <meta:generator>LibreOffice/5.1.6.2$Linux_X86_64 LibreOffice_project/10m0$Build-2</meta:generator>
    <meta:document-statistic meta:table-count="5" meta:cell-count="2343" meta:object-count="0"/>
  </office:meta>
</office:document-meta>
</file>